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font-face-decls>
    <style:font-face style:name="Calibri" svg:font-family="Calibri"/>
  </office:font-face-decls>
  <office:automatic-styles>
    <style:style style:name="ce1" style:family="table-cell" style:data-style-name="N0"/>
    <style:style style:name="co1" style:family="table-column">
      <style:table-column-properties fo:break-before="auto" style:column-width="1.85cm"/>
    </style:style>
    <style:style style:name="ro1" style:family="table-row">
      <style:table-row-properties style:row-height="14.4pt" style:use-optimal-row-height="true" fo:break-before="auto"/>
    </style:style>
    <style:style style:name="ta1" style:family="table" style:master-page-name="mp1">
      <style:table-properties table:display="true" style:writing-mode="lr-tb"/>
    </style:style>
  </office:automatic-styles>
  <office:scripts/>
  <office:body>
    <office:spreadsheet>
      <table:calculation-settings table:case-sensitive="false" table:automatic-find-labels="false" table:use-regular-expressions="false">
        <table:iteration table:maximum-difference="0.0001"/>
      </table:calculation-settings>
      <table:table table:name="Tabela" table:style-name="ta1">
        <table:table-row table:style-name="ro1">
          <table:table-cell table:style-name="ce0" table:number-columns-spanned="379" table:number-rows-spanned="1" office:value-type="string">
            <text:p>Tabela 10062 - Número médio de anos de estudo das pessoas com 11 anos ou mais de idade, segundo os grupos de idade, o sexo e a cor ou raça</text:p>
          </table:table-cell>
        </table:table-row>
        <table:table-row table:style-name="ro1">
          <table:table-cell table:style-name="ce0" table:number-columns-spanned="379" table:number-rows-spanned="1" office:value-type="string">
            <text:p>Variável - Número médio de anos de estudo das pessoas de 11 anos ou mais de idade (Anos)</text:p>
          </table:table-cell>
        </table:table-row>
        <table:table-row table:style-name="ro1">
          <table:table-cell table:style-name="ce0" table:number-columns-spanned="1" table:number-rows-spanned="5" office:value-type="string">
            <text:p>Brasil e Unidade da Federação</text:p>
          </table:table-cell>
          <table:table-cell table:style-name="ce0" table:number-columns-spanned="378" table:number-rows-spanned="1" office:value-type="string">
            <text:p>Ano x Grupo de idade x Sexo x Cor ou raça</text:p>
          </table:table-cell>
        </table:table-row>
        <table:table-row table:style-name="ro1">
          <table:table-cell table:style-name="ce0" office:value-type="string">
            <text:p/>
          </table:table-cell>
          <table:table-cell table:style-name="ce0" table:number-columns-spanned="378" table:number-rows-spanned="1" office:value-type="float" office:value="2022"/>
        </table:table-row>
        <table:table-row table:style-name="ro1">
          <table:table-cell table:style-name="ce0" office:value-type="string">
            <text:p/>
          </table:table-cell>
          <table:table-cell table:style-name="ce0" table:number-columns-spanned="18" table:number-rows-spanned="1" office:value-type="string">
            <text:p>Total</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18" table:number-rows-spanned="1" office:value-type="string">
            <text:p>11 a 14 ano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18" table:number-rows-spanned="1" office:value-type="string">
            <text:p>15 a 17 ano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18" table:number-rows-spanned="1" office:value-type="string">
            <text:p>18 a 24 ano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18" table:number-rows-spanned="1" office:value-type="string">
            <text:p>18 a 19 ano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18" table:number-rows-spanned="1" office:value-type="string">
            <text:p>20 a 24 ano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18" table:number-rows-spanned="1" office:value-type="string">
            <text:p>25 anos ou mai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18" table:number-rows-spanned="1" office:value-type="string">
            <text:p>25 a 64 ano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18" table:number-rows-spanned="1" office:value-type="string">
            <text:p>25 a 29 ano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18" table:number-rows-spanned="1" office:value-type="string">
            <text:p>30 a 34 ano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18" table:number-rows-spanned="1" office:value-type="string">
            <text:p>35 a 39 ano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18" table:number-rows-spanned="1" office:value-type="string">
            <text:p>40 a 44 ano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18" table:number-rows-spanned="1" office:value-type="string">
            <text:p>45 a 49 ano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18" table:number-rows-spanned="1" office:value-type="string">
            <text:p>50 a 54 ano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18" table:number-rows-spanned="1" office:value-type="string">
            <text:p>55 a 59 ano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18" table:number-rows-spanned="1" office:value-type="string">
            <text:p>60 a 64 ano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18" table:number-rows-spanned="1" office:value-type="string">
            <text:p>65 anos ou mai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18" table:number-rows-spanned="1" office:value-type="string">
            <text:p>65 a 69 ano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18" table:number-rows-spanned="1" office:value-type="string">
            <text:p>70 a 74 ano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18" table:number-rows-spanned="1" office:value-type="string">
            <text:p>75 a 79 ano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18" table:number-rows-spanned="1" office:value-type="string">
            <text:p>80 anos ou mais</text:p>
          </table:table-cell>
        </table:table-row>
        <table:table-row table:style-name="ro1">
          <table:table-cell table:style-name="ce0" office:value-type="string">
            <text:p/>
          </table:table-cell>
          <table:table-cell table:style-name="ce0" table:number-columns-spanned="6" table:number-rows-spanned="1" office:value-type="string">
            <text:p>Total</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Homen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Mulhere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Total</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Homen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Mulhere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Total</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Homen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Mulhere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Total</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Homen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Mulhere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Total</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Homen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Mulhere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Total</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Homen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Mulhere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Total</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Homen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Mulhere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Total</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Homen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Mulhere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Total</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Homen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Mulhere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Total</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Homen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Mulhere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Total</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Homen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Mulhere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Total</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Homen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Mulhere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Total</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Homen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Mulhere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Total</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Homen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Mulhere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Total</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Homen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Mulhere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Total</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Homen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Mulhere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Total</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Homen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Mulhere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Total</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Homen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Mulhere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Total</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Homen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Mulhere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Total</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Homen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Mulhere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Total</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Homen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Mulheres</text:p>
          </table:table-cell>
        </table:table-row>
        <table:table-row table:style-name="ro1">
          <table:table-cell table:style-name="ce0" office:value-type="string">
            <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row>
        <table:table-row table:style-name="ro1">
          <table:table-cell table:style-name="ce0" office:value-type="string">
            <text:p>Brasil</text:p>
          </table:table-cell>
          <table:table-cell table:style-name="ce0" office:value-type="float" office:value="9.5"/>
          <table:table-cell table:style-name="ce0" office:value-type="float" office:value="10.3"/>
          <table:table-cell table:style-name="ce0" office:value-type="float" office:value="8.9"/>
          <table:table-cell table:style-name="ce0" office:value-type="float" office:value="12.0"/>
          <table:table-cell table:style-name="ce0" office:value-type="float" office:value="8.9"/>
          <table:table-cell table:style-name="ce0" office:value-type="float" office:value="7.5"/>
          <table:table-cell table:style-name="ce0" office:value-type="float" office:value="9.3"/>
          <table:table-cell table:style-name="ce0" office:value-type="float" office:value="10.1"/>
          <table:table-cell table:style-name="ce0" office:value-type="float" office:value="8.6"/>
          <table:table-cell table:style-name="ce0" office:value-type="float" office:value="12.1"/>
          <table:table-cell table:style-name="ce0" office:value-type="float" office:value="8.6"/>
          <table:table-cell table:style-name="ce0" office:value-type="float" office:value="7.4"/>
          <table:table-cell table:style-name="ce0" office:value-type="float" office:value="9.8"/>
          <table:table-cell table:style-name="ce0" office:value-type="float" office:value="10.5"/>
          <table:table-cell table:style-name="ce0" office:value-type="float" office:value="9.2"/>
          <table:table-cell table:style-name="ce0" office:value-type="float" office:value="11.9"/>
          <table:table-cell table:style-name="ce0" office:value-type="float" office:value="9.2"/>
          <table:table-cell table:style-name="ce0" office:value-type="float" office:value="7.6"/>
          <table:table-cell table:style-name="ce0" office:value-type="float" office:value="5.9"/>
          <table:table-cell table:style-name="ce0" office:value-type="float" office:value="6.0"/>
          <table:table-cell table:style-name="ce0" office:value-type="float" office:value="5.8"/>
          <table:table-cell table:style-name="ce0" office:value-type="float" office:value="6.2"/>
          <table:table-cell table:style-name="ce0" office:value-type="float" office:value="5.9"/>
          <table:table-cell table:style-name="ce0" office:value-type="float" office:value="5.1"/>
          <table:table-cell table:style-name="ce0" office:value-type="float" office:value="5.9"/>
          <table:table-cell table:style-name="ce0" office:value-type="float" office:value="6.0"/>
          <table:table-cell table:style-name="ce0" office:value-type="float" office:value="5.8"/>
          <table:table-cell table:style-name="ce0" office:value-type="float" office:value="6.1"/>
          <table:table-cell table:style-name="ce0" office:value-type="float" office:value="5.8"/>
          <table:table-cell table:style-name="ce0" office:value-type="float" office:value="5.0"/>
          <table:table-cell table:style-name="ce0" office:value-type="float" office:value="6.0"/>
          <table:table-cell table:style-name="ce0" office:value-type="float" office:value="6.1"/>
          <table:table-cell table:style-name="ce0" office:value-type="float" office:value="5.9"/>
          <table:table-cell table:style-name="ce0" office:value-type="float" office:value="6.4"/>
          <table:table-cell table:style-name="ce0" office:value-type="float" office:value="6.0"/>
          <table:table-cell table:style-name="ce0" office:value-type="float" office:value="5.1"/>
          <table:table-cell table:style-name="ce0" office:value-type="float" office:value="9.0"/>
          <table:table-cell table:style-name="ce0" office:value-type="float" office:value="9.2"/>
          <table:table-cell table:style-name="ce0" office:value-type="float" office:value="8.8"/>
          <table:table-cell table:style-name="ce0" office:value-type="float" office:value="9.4"/>
          <table:table-cell table:style-name="ce0" office:value-type="float" office:value="8.9"/>
          <table:table-cell table:style-name="ce0" office:value-type="float" office:value="7.6"/>
          <table:table-cell table:style-name="ce0" office:value-type="float" office:value="8.8"/>
          <table:table-cell table:style-name="ce0" office:value-type="float" office:value="9.1"/>
          <table:table-cell table:style-name="ce0" office:value-type="float" office:value="8.6"/>
          <table:table-cell table:style-name="ce0" office:value-type="float" office:value="9.4"/>
          <table:table-cell table:style-name="ce0" office:value-type="float" office:value="8.7"/>
          <table:table-cell table:style-name="ce0" office:value-type="float" office:value="7.5"/>
          <table:table-cell table:style-name="ce0" office:value-type="float" office:value="9.2"/>
          <table:table-cell table:style-name="ce0" office:value-type="float" office:value="9.4"/>
          <table:table-cell table:style-name="ce0" office:value-type="float" office:value="9.0"/>
          <table:table-cell table:style-name="ce0" office:value-type="float" office:value="9.4"/>
          <table:table-cell table:style-name="ce0" office:value-type="float" office:value="9.1"/>
          <table:table-cell table:style-name="ce0" office:value-type="float" office:value="7.8"/>
          <table:table-cell table:style-name="ce0" office:value-type="float" office:value="11.4"/>
          <table:table-cell table:style-name="ce0" office:value-type="float" office:value="12.0"/>
          <table:table-cell table:style-name="ce0" office:value-type="float" office:value="11.0"/>
          <table:table-cell table:style-name="ce0" office:value-type="float" office:value="12.6"/>
          <table:table-cell table:style-name="ce0" office:value-type="float" office:value="11.1"/>
          <table:table-cell table:style-name="ce0" office:value-type="float" office:value="9.4"/>
          <table:table-cell table:style-name="ce0" office:value-type="float" office:value="11.0"/>
          <table:table-cell table:style-name="ce0" office:value-type="float" office:value="11.6"/>
          <table:table-cell table:style-name="ce0" office:value-type="float" office:value="10.6"/>
          <table:table-cell table:style-name="ce0" office:value-type="float" office:value="12.4"/>
          <table:table-cell table:style-name="ce0" office:value-type="float" office:value="10.7"/>
          <table:table-cell table:style-name="ce0" office:value-type="float" office:value="9.3"/>
          <table:table-cell table:style-name="ce0" office:value-type="float" office:value="11.8"/>
          <table:table-cell table:style-name="ce0" office:value-type="float" office:value="12.3"/>
          <table:table-cell table:style-name="ce0" office:value-type="float" office:value="11.4"/>
          <table:table-cell table:style-name="ce0" office:value-type="float" office:value="12.7"/>
          <table:table-cell table:style-name="ce0" office:value-type="float" office:value="11.4"/>
          <table:table-cell table:style-name="ce0" office:value-type="float" office:value="9.6"/>
          <table:table-cell table:style-name="ce0" office:value-type="float" office:value="10.9"/>
          <table:table-cell table:style-name="ce0" office:value-type="float" office:value="11.3"/>
          <table:table-cell table:style-name="ce0" office:value-type="float" office:value="10.5"/>
          <table:table-cell table:style-name="ce0" office:value-type="float" office:value="11.7"/>
          <table:table-cell table:style-name="ce0" office:value-type="float" office:value="10.7"/>
          <table:table-cell table:style-name="ce0" office:value-type="float" office:value="9.1"/>
          <table:table-cell table:style-name="ce0" office:value-type="float" office:value="10.6"/>
          <table:table-cell table:style-name="ce0" office:value-type="float" office:value="11.1"/>
          <table:table-cell table:style-name="ce0" office:value-type="float" office:value="10.3"/>
          <table:table-cell table:style-name="ce0" office:value-type="float" office:value="11.7"/>
          <table:table-cell table:style-name="ce0" office:value-type="float" office:value="10.4"/>
          <table:table-cell table:style-name="ce0" office:value-type="float" office:value="8.9"/>
          <table:table-cell table:style-name="ce0" office:value-type="float" office:value="11.2"/>
          <table:table-cell table:style-name="ce0" office:value-type="float" office:value="11.5"/>
          <table:table-cell table:style-name="ce0" office:value-type="float" office:value="10.9"/>
          <table:table-cell table:style-name="ce0" office:value-type="float" office:value="11.8"/>
          <table:table-cell table:style-name="ce0" office:value-type="float" office:value="11.0"/>
          <table:table-cell table:style-name="ce0" office:value-type="float" office:value="9.2"/>
          <table:table-cell table:style-name="ce0" office:value-type="float" office:value="11.6"/>
          <table:table-cell table:style-name="ce0" office:value-type="float" office:value="12.2"/>
          <table:table-cell table:style-name="ce0" office:value-type="float" office:value="11.1"/>
          <table:table-cell table:style-name="ce0" office:value-type="float" office:value="12.9"/>
          <table:table-cell table:style-name="ce0" office:value-type="float" office:value="11.2"/>
          <table:table-cell table:style-name="ce0" office:value-type="float" office:value="9.6"/>
          <table:table-cell table:style-name="ce0" office:value-type="float" office:value="11.2"/>
          <table:table-cell table:style-name="ce0" office:value-type="float" office:value="11.8"/>
          <table:table-cell table:style-name="ce0" office:value-type="float" office:value="10.7"/>
          <table:table-cell table:style-name="ce0" office:value-type="float" office:value="12.6"/>
          <table:table-cell table:style-name="ce0" office:value-type="float" office:value="10.8"/>
          <table:table-cell table:style-name="ce0" office:value-type="float" office:value="9.5"/>
          <table:table-cell table:style-name="ce0" office:value-type="float" office:value="12.0"/>
          <table:table-cell table:style-name="ce0" office:value-type="float" office:value="12.6"/>
          <table:table-cell table:style-name="ce0" office:value-type="float" office:value="11.6"/>
          <table:table-cell table:style-name="ce0" office:value-type="float" office:value="13.1"/>
          <table:table-cell table:style-name="ce0" office:value-type="float" office:value="11.6"/>
          <table:table-cell table:style-name="ce0" office:value-type="float" office:value="9.7"/>
          <table:table-cell table:style-name="ce0" office:value-type="float" office:value="9.6"/>
          <table:table-cell table:style-name="ce0" office:value-type="float" office:value="10.5"/>
          <table:table-cell table:style-name="ce0" office:value-type="float" office:value="8.7"/>
          <table:table-cell table:style-name="ce0" office:value-type="float" office:value="12.2"/>
          <table:table-cell table:style-name="ce0" office:value-type="float" office:value="8.8"/>
          <table:table-cell table:style-name="ce0" office:value-type="float" office:value="7.4"/>
          <table:table-cell table:style-name="ce0" office:value-type="float" office:value="9.3"/>
          <table:table-cell table:style-name="ce0" office:value-type="float" office:value="10.3"/>
          <table:table-cell table:style-name="ce0" office:value-type="float" office:value="8.4"/>
          <table:table-cell table:style-name="ce0" office:value-type="float" office:value="12.4"/>
          <table:table-cell table:style-name="ce0" office:value-type="float" office:value="8.5"/>
          <table:table-cell table:style-name="ce0" office:value-type="float" office:value="7.3"/>
          <table:table-cell table:style-name="ce0" office:value-type="float" office:value="9.8"/>
          <table:table-cell table:style-name="ce0" office:value-type="float" office:value="10.7"/>
          <table:table-cell table:style-name="ce0" office:value-type="float" office:value="9.0"/>
          <table:table-cell table:style-name="ce0" office:value-type="float" office:value="12.1"/>
          <table:table-cell table:style-name="ce0" office:value-type="float" office:value="9.1"/>
          <table:table-cell table:style-name="ce0" office:value-type="float" office:value="7.4"/>
          <table:table-cell table:style-name="ce0" office:value-type="float" office:value="10.2"/>
          <table:table-cell table:style-name="ce0" office:value-type="float" office:value="11.2"/>
          <table:table-cell table:style-name="ce0" office:value-type="float" office:value="9.4"/>
          <table:table-cell table:style-name="ce0" office:value-type="float" office:value="13.1"/>
          <table:table-cell table:style-name="ce0" office:value-type="float" office:value="9.5"/>
          <table:table-cell table:style-name="ce0" office:value-type="float" office:value="8.0"/>
          <table:table-cell table:style-name="ce0" office:value-type="float" office:value="9.8"/>
          <table:table-cell table:style-name="ce0" office:value-type="float" office:value="10.9"/>
          <table:table-cell table:style-name="ce0" office:value-type="float" office:value="9.0"/>
          <table:table-cell table:style-name="ce0" office:value-type="float" office:value="13.0"/>
          <table:table-cell table:style-name="ce0" office:value-type="float" office:value="9.0"/>
          <table:table-cell table:style-name="ce0" office:value-type="float" office:value="7.9"/>
          <table:table-cell table:style-name="ce0" office:value-type="float" office:value="10.6"/>
          <table:table-cell table:style-name="ce0" office:value-type="float" office:value="11.5"/>
          <table:table-cell table:style-name="ce0" office:value-type="float" office:value="9.9"/>
          <table:table-cell table:style-name="ce0" office:value-type="float" office:value="13.1"/>
          <table:table-cell table:style-name="ce0" office:value-type="float" office:value="9.9"/>
          <table:table-cell table:style-name="ce0" office:value-type="float" office:value="8.0"/>
          <table:table-cell table:style-name="ce0" office:value-type="float" office:value="11.8"/>
          <table:table-cell table:style-name="ce0" office:value-type="float" office:value="12.6"/>
          <table:table-cell table:style-name="ce0" office:value-type="float" office:value="11.2"/>
          <table:table-cell table:style-name="ce0" office:value-type="float" office:value="13.4"/>
          <table:table-cell table:style-name="ce0" office:value-type="float" office:value="11.2"/>
          <table:table-cell table:style-name="ce0" office:value-type="float" office:value="9.6"/>
          <table:table-cell table:style-name="ce0" office:value-type="float" office:value="11.3"/>
          <table:table-cell table:style-name="ce0" office:value-type="float" office:value="12.2"/>
          <table:table-cell table:style-name="ce0" office:value-type="float" office:value="10.7"/>
          <table:table-cell table:style-name="ce0" office:value-type="float" office:value="13.4"/>
          <table:table-cell table:style-name="ce0" office:value-type="float" office:value="10.8"/>
          <table:table-cell table:style-name="ce0" office:value-type="float" office:value="9.5"/>
          <table:table-cell table:style-name="ce0" office:value-type="float" office:value="12.2"/>
          <table:table-cell table:style-name="ce0" office:value-type="float" office:value="13.0"/>
          <table:table-cell table:style-name="ce0" office:value-type="float" office:value="11.7"/>
          <table:table-cell table:style-name="ce0" office:value-type="float" office:value="13.5"/>
          <table:table-cell table:style-name="ce0" office:value-type="float" office:value="11.7"/>
          <table:table-cell table:style-name="ce0" office:value-type="float" office:value="9.7"/>
          <table:table-cell table:style-name="ce0" office:value-type="float" office:value="11.6"/>
          <table:table-cell table:style-name="ce0" office:value-type="float" office:value="12.5"/>
          <table:table-cell table:style-name="ce0" office:value-type="float" office:value="11.0"/>
          <table:table-cell table:style-name="ce0" office:value-type="float" office:value="13.6"/>
          <table:table-cell table:style-name="ce0" office:value-type="float" office:value="10.9"/>
          <table:table-cell table:style-name="ce0" office:value-type="float" office:value="9.3"/>
          <table:table-cell table:style-name="ce0" office:value-type="float" office:value="11.1"/>
          <table:table-cell table:style-name="ce0" office:value-type="float" office:value="12.1"/>
          <table:table-cell table:style-name="ce0" office:value-type="float" office:value="10.5"/>
          <table:table-cell table:style-name="ce0" office:value-type="float" office:value="13.5"/>
          <table:table-cell table:style-name="ce0" office:value-type="float" office:value="10.4"/>
          <table:table-cell table:style-name="ce0" office:value-type="float" office:value="9.2"/>
          <table:table-cell table:style-name="ce0" office:value-type="float" office:value="12.0"/>
          <table:table-cell table:style-name="ce0" office:value-type="float" office:value="12.9"/>
          <table:table-cell table:style-name="ce0" office:value-type="float" office:value="11.5"/>
          <table:table-cell table:style-name="ce0" office:value-type="float" office:value="13.7"/>
          <table:table-cell table:style-name="ce0" office:value-type="float" office:value="11.4"/>
          <table:table-cell table:style-name="ce0" office:value-type="float" office:value="9.4"/>
          <table:table-cell table:style-name="ce0" office:value-type="float" office:value="11.2"/>
          <table:table-cell table:style-name="ce0" office:value-type="float" office:value="12.2"/>
          <table:table-cell table:style-name="ce0" office:value-type="float" office:value="10.6"/>
          <table:table-cell table:style-name="ce0" office:value-type="float" office:value="13.7"/>
          <table:table-cell table:style-name="ce0" office:value-type="float" office:value="10.5"/>
          <table:table-cell table:style-name="ce0" office:value-type="float" office:value="8.7"/>
          <table:table-cell table:style-name="ce0" office:value-type="float" office:value="10.8"/>
          <table:table-cell table:style-name="ce0" office:value-type="float" office:value="11.9"/>
          <table:table-cell table:style-name="ce0" office:value-type="float" office:value="10.1"/>
          <table:table-cell table:style-name="ce0" office:value-type="float" office:value="13.7"/>
          <table:table-cell table:style-name="ce0" office:value-type="float" office:value="10.0"/>
          <table:table-cell table:style-name="ce0" office:value-type="float" office:value="8.7"/>
          <table:table-cell table:style-name="ce0" office:value-type="float" office:value="11.7"/>
          <table:table-cell table:style-name="ce0" office:value-type="float" office:value="12.6"/>
          <table:table-cell table:style-name="ce0" office:value-type="float" office:value="11.1"/>
          <table:table-cell table:style-name="ce0" office:value-type="float" office:value="13.6"/>
          <table:table-cell table:style-name="ce0" office:value-type="float" office:value="10.9"/>
          <table:table-cell table:style-name="ce0" office:value-type="float" office:value="8.8"/>
          <table:table-cell table:style-name="ce0" office:value-type="float" office:value="10.5"/>
          <table:table-cell table:style-name="ce0" office:value-type="float" office:value="11.7"/>
          <table:table-cell table:style-name="ce0" office:value-type="float" office:value="9.7"/>
          <table:table-cell table:style-name="ce0" office:value-type="float" office:value="13.3"/>
          <table:table-cell table:style-name="ce0" office:value-type="float" office:value="9.7"/>
          <table:table-cell table:style-name="ce0" office:value-type="float" office:value="7.8"/>
          <table:table-cell table:style-name="ce0" office:value-type="float" office:value="10.0"/>
          <table:table-cell table:style-name="ce0" office:value-type="float" office:value="11.3"/>
          <table:table-cell table:style-name="ce0" office:value-type="float" office:value="9.2"/>
          <table:table-cell table:style-name="ce0" office:value-type="float" office:value="13.2"/>
          <table:table-cell table:style-name="ce0" office:value-type="float" office:value="9.2"/>
          <table:table-cell table:style-name="ce0" office:value-type="float" office:value="7.7"/>
          <table:table-cell table:style-name="ce0" office:value-type="float" office:value="11.0"/>
          <table:table-cell table:style-name="ce0" office:value-type="float" office:value="12.0"/>
          <table:table-cell table:style-name="ce0" office:value-type="float" office:value="10.3"/>
          <table:table-cell table:style-name="ce0" office:value-type="float" office:value="13.4"/>
          <table:table-cell table:style-name="ce0" office:value-type="float" office:value="10.2"/>
          <table:table-cell table:style-name="ce0" office:value-type="float" office:value="7.9"/>
          <table:table-cell table:style-name="ce0" office:value-type="float" office:value="9.6"/>
          <table:table-cell table:style-name="ce0" office:value-type="float" office:value="10.8"/>
          <table:table-cell table:style-name="ce0" office:value-type="float" office:value="8.8"/>
          <table:table-cell table:style-name="ce0" office:value-type="float" office:value="12.8"/>
          <table:table-cell table:style-name="ce0" office:value-type="float" office:value="8.7"/>
          <table:table-cell table:style-name="ce0" office:value-type="float" office:value="7.0"/>
          <table:table-cell table:style-name="ce0" office:value-type="float" office:value="9.1"/>
          <table:table-cell table:style-name="ce0" office:value-type="float" office:value="10.4"/>
          <table:table-cell table:style-name="ce0" office:value-type="float" office:value="8.2"/>
          <table:table-cell table:style-name="ce0" office:value-type="float" office:value="12.9"/>
          <table:table-cell table:style-name="ce0" office:value-type="float" office:value="8.2"/>
          <table:table-cell table:style-name="ce0" office:value-type="float" office:value="6.9"/>
          <table:table-cell table:style-name="ce0" office:value-type="float" office:value="10.1"/>
          <table:table-cell table:style-name="ce0" office:value-type="float" office:value="11.1"/>
          <table:table-cell table:style-name="ce0" office:value-type="float" office:value="9.3"/>
          <table:table-cell table:style-name="ce0" office:value-type="float" office:value="12.8"/>
          <table:table-cell table:style-name="ce0" office:value-type="float" office:value="9.2"/>
          <table:table-cell table:style-name="ce0" office:value-type="float" office:value="7.2"/>
          <table:table-cell table:style-name="ce0" office:value-type="float" office:value="9.0"/>
          <table:table-cell table:style-name="ce0" office:value-type="float" office:value="10.1"/>
          <table:table-cell table:style-name="ce0" office:value-type="float" office:value="8.0"/>
          <table:table-cell table:style-name="ce0" office:value-type="float" office:value="12.7"/>
          <table:table-cell table:style-name="ce0" office:value-type="float" office:value="8.0"/>
          <table:table-cell table:style-name="ce0" office:value-type="float" office:value="6.4"/>
          <table:table-cell table:style-name="ce0" office:value-type="float" office:value="8.5"/>
          <table:table-cell table:style-name="ce0" office:value-type="float" office:value="9.7"/>
          <table:table-cell table:style-name="ce0" office:value-type="float" office:value="7.6"/>
          <table:table-cell table:style-name="ce0" office:value-type="float" office:value="12.7"/>
          <table:table-cell table:style-name="ce0" office:value-type="float" office:value="7.6"/>
          <table:table-cell table:style-name="ce0" office:value-type="float" office:value="6.2"/>
          <table:table-cell table:style-name="ce0" office:value-type="float" office:value="9.4"/>
          <table:table-cell table:style-name="ce0" office:value-type="float" office:value="10.4"/>
          <table:table-cell table:style-name="ce0" office:value-type="float" office:value="8.5"/>
          <table:table-cell table:style-name="ce0" office:value-type="float" office:value="12.7"/>
          <table:table-cell table:style-name="ce0" office:value-type="float" office:value="8.4"/>
          <table:table-cell table:style-name="ce0" office:value-type="float" office:value="6.5"/>
          <table:table-cell table:style-name="ce0" office:value-type="float" office:value="8.5"/>
          <table:table-cell table:style-name="ce0" office:value-type="float" office:value="9.7"/>
          <table:table-cell table:style-name="ce0" office:value-type="float" office:value="7.3"/>
          <table:table-cell table:style-name="ce0" office:value-type="float" office:value="12.6"/>
          <table:table-cell table:style-name="ce0" office:value-type="float" office:value="7.4"/>
          <table:table-cell table:style-name="ce0" office:value-type="float" office:value="5.8"/>
          <table:table-cell table:style-name="ce0" office:value-type="float" office:value="8.2"/>
          <table:table-cell table:style-name="ce0" office:value-type="float" office:value="9.4"/>
          <table:table-cell table:style-name="ce0" office:value-type="float" office:value="7.0"/>
          <table:table-cell table:style-name="ce0" office:value-type="float" office:value="12.6"/>
          <table:table-cell table:style-name="ce0" office:value-type="float" office:value="7.1"/>
          <table:table-cell table:style-name="ce0" office:value-type="float" office:value="5.7"/>
          <table:table-cell table:style-name="ce0" office:value-type="float" office:value="8.8"/>
          <table:table-cell table:style-name="ce0" office:value-type="float" office:value="9.9"/>
          <table:table-cell table:style-name="ce0" office:value-type="float" office:value="7.7"/>
          <table:table-cell table:style-name="ce0" office:value-type="float" office:value="12.6"/>
          <table:table-cell table:style-name="ce0" office:value-type="float" office:value="7.7"/>
          <table:table-cell table:style-name="ce0" office:value-type="float" office:value="5.9"/>
          <table:table-cell table:style-name="ce0" office:value-type="float" office:value="8.0"/>
          <table:table-cell table:style-name="ce0" office:value-type="float" office:value="9.3"/>
          <table:table-cell table:style-name="ce0" office:value-type="float" office:value="6.6"/>
          <table:table-cell table:style-name="ce0" office:value-type="float" office:value="12.3"/>
          <table:table-cell table:style-name="ce0" office:value-type="float" office:value="6.8"/>
          <table:table-cell table:style-name="ce0" office:value-type="float" office:value="5.2"/>
          <table:table-cell table:style-name="ce0" office:value-type="float" office:value="7.8"/>
          <table:table-cell table:style-name="ce0" office:value-type="float" office:value="9.1"/>
          <table:table-cell table:style-name="ce0" office:value-type="float" office:value="6.3"/>
          <table:table-cell table:style-name="ce0" office:value-type="float" office:value="12.3"/>
          <table:table-cell table:style-name="ce0" office:value-type="float" office:value="6.5"/>
          <table:table-cell table:style-name="ce0" office:value-type="float" office:value="5.2"/>
          <table:table-cell table:style-name="ce0" office:value-type="float" office:value="8.2"/>
          <table:table-cell table:style-name="ce0" office:value-type="float" office:value="9.4"/>
          <table:table-cell table:style-name="ce0" office:value-type="float" office:value="6.8"/>
          <table:table-cell table:style-name="ce0" office:value-type="float" office:value="12.4"/>
          <table:table-cell table:style-name="ce0" office:value-type="float" office:value="7.0"/>
          <table:table-cell table:style-name="ce0" office:value-type="float" office:value="5.2"/>
          <table:table-cell table:style-name="ce0" office:value-type="float" office:value="6.4"/>
          <table:table-cell table:style-name="ce0" office:value-type="float" office:value="7.6"/>
          <table:table-cell table:style-name="ce0" office:value-type="float" office:value="4.7"/>
          <table:table-cell table:style-name="ce0" office:value-type="float" office:value="10.2"/>
          <table:table-cell table:style-name="ce0" office:value-type="float" office:value="5.0"/>
          <table:table-cell table:style-name="ce0" office:value-type="float" office:value="3.5"/>
          <table:table-cell table:style-name="ce0" office:value-type="float" office:value="6.4"/>
          <table:table-cell table:style-name="ce0" office:value-type="float" office:value="7.7"/>
          <table:table-cell table:style-name="ce0" office:value-type="float" office:value="4.6"/>
          <table:table-cell table:style-name="ce0" office:value-type="float" office:value="10.8"/>
          <table:table-cell table:style-name="ce0" office:value-type="float" office:value="4.9"/>
          <table:table-cell table:style-name="ce0" office:value-type="float" office:value="3.6"/>
          <table:table-cell table:style-name="ce0" office:value-type="float" office:value="6.4"/>
          <table:table-cell table:style-name="ce0" office:value-type="float" office:value="7.5"/>
          <table:table-cell table:style-name="ce0" office:value-type="float" office:value="4.8"/>
          <table:table-cell table:style-name="ce0" office:value-type="float" office:value="9.6"/>
          <table:table-cell table:style-name="ce0" office:value-type="float" office:value="5.0"/>
          <table:table-cell table:style-name="ce0" office:value-type="float" office:value="3.5"/>
          <table:table-cell table:style-name="ce0" office:value-type="float" office:value="7.4"/>
          <table:table-cell table:style-name="ce0" office:value-type="float" office:value="8.7"/>
          <table:table-cell table:style-name="ce0" office:value-type="float" office:value="5.8"/>
          <table:table-cell table:style-name="ce0" office:value-type="float" office:value="12.0"/>
          <table:table-cell table:style-name="ce0" office:value-type="float" office:value="6.0"/>
          <table:table-cell table:style-name="ce0" office:value-type="float" office:value="4.5"/>
          <table:table-cell table:style-name="ce0" office:value-type="float" office:value="7.2"/>
          <table:table-cell table:style-name="ce0" office:value-type="float" office:value="8.6"/>
          <table:table-cell table:style-name="ce0" office:value-type="float" office:value="5.6"/>
          <table:table-cell table:style-name="ce0" office:value-type="float" office:value="12.3"/>
          <table:table-cell table:style-name="ce0" office:value-type="float" office:value="5.9"/>
          <table:table-cell table:style-name="ce0" office:value-type="float" office:value="4.5"/>
          <table:table-cell table:style-name="ce0" office:value-type="float" office:value="7.5"/>
          <table:table-cell table:style-name="ce0" office:value-type="float" office:value="8.7"/>
          <table:table-cell table:style-name="ce0" office:value-type="float" office:value="6.0"/>
          <table:table-cell table:style-name="ce0" office:value-type="float" office:value="11.8"/>
          <table:table-cell table:style-name="ce0" office:value-type="float" office:value="6.2"/>
          <table:table-cell table:style-name="ce0" office:value-type="float" office:value="4.5"/>
          <table:table-cell table:style-name="ce0" office:value-type="float" office:value="6.5"/>
          <table:table-cell table:style-name="ce0" office:value-type="float" office:value="7.8"/>
          <table:table-cell table:style-name="ce0" office:value-type="float" office:value="4.8"/>
          <table:table-cell table:style-name="ce0" office:value-type="float" office:value="10.9"/>
          <table:table-cell table:style-name="ce0" office:value-type="float" office:value="5.1"/>
          <table:table-cell table:style-name="ce0" office:value-type="float" office:value="3.9"/>
          <table:table-cell table:style-name="ce0" office:value-type="float" office:value="6.5"/>
          <table:table-cell table:style-name="ce0" office:value-type="float" office:value="7.9"/>
          <table:table-cell table:style-name="ce0" office:value-type="float" office:value="4.6"/>
          <table:table-cell table:style-name="ce0" office:value-type="float" office:value="11.3"/>
          <table:table-cell table:style-name="ce0" office:value-type="float" office:value="5.0"/>
          <table:table-cell table:style-name="ce0" office:value-type="float" office:value="3.6"/>
          <table:table-cell table:style-name="ce0" office:value-type="float" office:value="6.6"/>
          <table:table-cell table:style-name="ce0" office:value-type="float" office:value="7.8"/>
          <table:table-cell table:style-name="ce0" office:value-type="float" office:value="4.9"/>
          <table:table-cell table:style-name="ce0" office:value-type="float" office:value="10.5"/>
          <table:table-cell table:style-name="ce0" office:value-type="float" office:value="5.2"/>
          <table:table-cell table:style-name="ce0" office:value-type="float" office:value="4.1"/>
          <table:table-cell table:style-name="ce0" office:value-type="float" office:value="5.8"/>
          <table:table-cell table:style-name="ce0" office:value-type="float" office:value="7.0"/>
          <table:table-cell table:style-name="ce0" office:value-type="float" office:value="3.9"/>
          <table:table-cell table:style-name="ce0" office:value-type="float" office:value="9.8"/>
          <table:table-cell table:style-name="ce0" office:value-type="float" office:value="4.2"/>
          <table:table-cell table:style-name="ce0" office:value-type="float" office:value="3.0"/>
          <table:table-cell table:style-name="ce0" office:value-type="float" office:value="5.8"/>
          <table:table-cell table:style-name="ce0" office:value-type="float" office:value="7.2"/>
          <table:table-cell table:style-name="ce0" office:value-type="float" office:value="3.8"/>
          <table:table-cell table:style-name="ce0" office:value-type="float" office:value="10.4"/>
          <table:table-cell table:style-name="ce0" office:value-type="float" office:value="4.2"/>
          <table:table-cell table:style-name="ce0" office:value-type="float" office:value="3.3"/>
          <table:table-cell table:style-name="ce0" office:value-type="float" office:value="5.8"/>
          <table:table-cell table:style-name="ce0" office:value-type="float" office:value="6.9"/>
          <table:table-cell table:style-name="ce0" office:value-type="float" office:value="4.0"/>
          <table:table-cell table:style-name="ce0" office:value-type="float" office:value="9.3"/>
          <table:table-cell table:style-name="ce0" office:value-type="float" office:value="4.3"/>
          <table:table-cell table:style-name="ce0" office:value-type="float" office:value="2.7"/>
          <table:table-cell table:style-name="ce0" office:value-type="float" office:value="4.9"/>
          <table:table-cell table:style-name="ce0" office:value-type="float" office:value="6.0"/>
          <table:table-cell table:style-name="ce0" office:value-type="float" office:value="3.0"/>
          <table:table-cell table:style-name="ce0" office:value-type="float" office:value="7.8"/>
          <table:table-cell table:style-name="ce0" office:value-type="float" office:value="3.3"/>
          <table:table-cell table:style-name="ce0" office:value-type="float" office:value="2.1"/>
          <table:table-cell table:style-name="ce0" office:value-type="float" office:value="4.9"/>
          <table:table-cell table:style-name="ce0" office:value-type="float" office:value="6.3"/>
          <table:table-cell table:style-name="ce0" office:value-type="float" office:value="3.0"/>
          <table:table-cell table:style-name="ce0" office:value-type="float" office:value="8.9"/>
          <table:table-cell table:style-name="ce0" office:value-type="float" office:value="3.3"/>
          <table:table-cell table:style-name="ce0" office:value-type="float" office:value="2.0"/>
          <table:table-cell table:style-name="ce0" office:value-type="float" office:value="4.8"/>
          <table:table-cell table:style-name="ce0" office:value-type="float" office:value="5.9"/>
          <table:table-cell table:style-name="ce0" office:value-type="float" office:value="3.1"/>
          <table:table-cell table:style-name="ce0" office:value-type="float" office:value="7.1"/>
          <table:table-cell table:style-name="ce0" office:value-type="float" office:value="3.3"/>
          <table:table-cell table:style-name="ce0" office:value-type="float" office:value="2.2"/>
        </table:table-row>
        <table:table-row table:style-name="ro1">
          <table:table-cell table:style-name="ce0" office:value-type="string">
            <text:p>Rondônia</text:p>
          </table:table-cell>
          <table:table-cell table:style-name="ce0" office:value-type="float" office:value="8.7"/>
          <table:table-cell table:style-name="ce0" office:value-type="float" office:value="9.1"/>
          <table:table-cell table:style-name="ce0" office:value-type="float" office:value="8.2"/>
          <table:table-cell table:style-name="ce0" office:value-type="float" office:value="10.3"/>
          <table:table-cell table:style-name="ce0" office:value-type="float" office:value="8.6"/>
          <table:table-cell table:style-name="ce0" office:value-type="float" office:value="7.1"/>
          <table:table-cell table:style-name="ce0" office:value-type="float" office:value="8.3"/>
          <table:table-cell table:style-name="ce0" office:value-type="float" office:value="8.7"/>
          <table:table-cell table:style-name="ce0" office:value-type="float" office:value="7.8"/>
          <table:table-cell table:style-name="ce0" office:value-type="float" office:value="10.4"/>
          <table:table-cell table:style-name="ce0" office:value-type="float" office:value="8.1"/>
          <table:table-cell table:style-name="ce0" office:value-type="float" office:value="7.2"/>
          <table:table-cell table:style-name="ce0" office:value-type="float" office:value="9.1"/>
          <table:table-cell table:style-name="ce0" office:value-type="float" office:value="9.5"/>
          <table:table-cell table:style-name="ce0" office:value-type="float" office:value="8.7"/>
          <table:table-cell table:style-name="ce0" office:value-type="float" office:value="10.2"/>
          <table:table-cell table:style-name="ce0" office:value-type="float" office:value="9.0"/>
          <table:table-cell table:style-name="ce0" office:value-type="float" office:value="6.9"/>
          <table:table-cell table:style-name="ce0" office:value-type="float" office:value="6.1"/>
          <table:table-cell table:style-name="ce0" office:value-type="float" office:value="6.3"/>
          <table:table-cell table:style-name="ce0" office:value-type="float" office:value="6.0"/>
          <table:table-cell table:style-name="ce0" office:value-type="float" office:value="6.0"/>
          <table:table-cell table:style-name="ce0" office:value-type="float" office:value="6.1"/>
          <table:table-cell table:style-name="ce0" office:value-type="float" office:value="5.0"/>
          <table:table-cell table:style-name="ce0" office:value-type="float" office:value="6.1"/>
          <table:table-cell table:style-name="ce0" office:value-type="float" office:value="6.2"/>
          <table:table-cell table:style-name="ce0" office:value-type="float" office:value="5.9"/>
          <table:table-cell table:style-name="ce0" office:value-type="float" office:value="6.3"/>
          <table:table-cell table:style-name="ce0" office:value-type="float" office:value="6.0"/>
          <table:table-cell table:style-name="ce0" office:value-type="float" office:value="4.9"/>
          <table:table-cell table:style-name="ce0" office:value-type="float" office:value="6.2"/>
          <table:table-cell table:style-name="ce0" office:value-type="float" office:value="6.4"/>
          <table:table-cell table:style-name="ce0" office:value-type="float" office:value="6.1"/>
          <table:table-cell table:style-name="ce0" office:value-type="float" office:value="5.7"/>
          <table:table-cell table:style-name="ce0" office:value-type="float" office:value="6.2"/>
          <table:table-cell table:style-name="ce0" office:value-type="float" office:value="5.0"/>
          <table:table-cell table:style-name="ce0" office:value-type="float" office:value="8.8"/>
          <table:table-cell table:style-name="ce0" office:value-type="float" office:value="9.0"/>
          <table:table-cell table:style-name="ce0" office:value-type="float" office:value="8.8"/>
          <table:table-cell table:style-name="ce0" office:value-type="float" office:value="8.5"/>
          <table:table-cell table:style-name="ce0" office:value-type="float" office:value="8.7"/>
          <table:table-cell table:style-name="ce0" office:value-type="float" office:value="7.1"/>
          <table:table-cell table:style-name="ce0" office:value-type="float" office:value="8.6"/>
          <table:table-cell table:style-name="ce0" office:value-type="float" office:value="8.8"/>
          <table:table-cell table:style-name="ce0" office:value-type="float" office:value="8.5"/>
          <table:table-cell table:style-name="ce0" office:value-type="float" office:value="8.2"/>
          <table:table-cell table:style-name="ce0" office:value-type="float" office:value="8.5"/>
          <table:table-cell table:style-name="ce0" office:value-type="float" office:value="7.2"/>
          <table:table-cell table:style-name="ce0" office:value-type="float" office:value="9.0"/>
          <table:table-cell table:style-name="ce0" office:value-type="float" office:value="9.3"/>
          <table:table-cell table:style-name="ce0" office:value-type="float" office:value="9.0"/>
          <table:table-cell table:style-name="ce0" office:value-type="float" office:value="8.8"/>
          <table:table-cell table:style-name="ce0" office:value-type="float" office:value="8.9"/>
          <table:table-cell table:style-name="ce0" office:value-type="float" office:value="7.1"/>
          <table:table-cell table:style-name="ce0" office:value-type="float" office:value="10.9"/>
          <table:table-cell table:style-name="ce0" office:value-type="float" office:value="11.5"/>
          <table:table-cell table:style-name="ce0" office:value-type="float" office:value="10.6"/>
          <table:table-cell table:style-name="ce0" office:value-type="float" office:value="11.1"/>
          <table:table-cell table:style-name="ce0" office:value-type="float" office:value="10.8"/>
          <table:table-cell table:style-name="ce0" office:value-type="float" office:value="9.3"/>
          <table:table-cell table:style-name="ce0" office:value-type="float" office:value="10.5"/>
          <table:table-cell table:style-name="ce0" office:value-type="float" office:value="11.0"/>
          <table:table-cell table:style-name="ce0" office:value-type="float" office:value="10.2"/>
          <table:table-cell table:style-name="ce0" office:value-type="float" office:value="11.6"/>
          <table:table-cell table:style-name="ce0" office:value-type="float" office:value="10.4"/>
          <table:table-cell table:style-name="ce0" office:value-type="float" office:value="9.5"/>
          <table:table-cell table:style-name="ce0" office:value-type="float" office:value="11.4"/>
          <table:table-cell table:style-name="ce0" office:value-type="float" office:value="11.9"/>
          <table:table-cell table:style-name="ce0" office:value-type="float" office:value="11.1"/>
          <table:table-cell table:style-name="ce0" office:value-type="float" office:value="10.6"/>
          <table:table-cell table:style-name="ce0" office:value-type="float" office:value="11.2"/>
          <table:table-cell table:style-name="ce0" office:value-type="float" office:value="9.0"/>
          <table:table-cell table:style-name="ce0" office:value-type="float" office:value="10.5"/>
          <table:table-cell table:style-name="ce0" office:value-type="float" office:value="10.9"/>
          <table:table-cell table:style-name="ce0" office:value-type="float" office:value="10.1"/>
          <table:table-cell table:style-name="ce0" office:value-type="float" office:value="10.7"/>
          <table:table-cell table:style-name="ce0" office:value-type="float" office:value="10.4"/>
          <table:table-cell table:style-name="ce0" office:value-type="float" office:value="8.9"/>
          <table:table-cell table:style-name="ce0" office:value-type="float" office:value="10.1"/>
          <table:table-cell table:style-name="ce0" office:value-type="float" office:value="10.6"/>
          <table:table-cell table:style-name="ce0" office:value-type="float" office:value="9.7"/>
          <table:table-cell table:style-name="ce0" office:value-type="float" office:value="10.7"/>
          <table:table-cell table:style-name="ce0" office:value-type="float" office:value="9.9"/>
          <table:table-cell table:style-name="ce0" office:value-type="float" office:value="9.3"/>
          <table:table-cell table:style-name="ce0" office:value-type="float" office:value="10.9"/>
          <table:table-cell table:style-name="ce0" office:value-type="float" office:value="11.2"/>
          <table:table-cell table:style-name="ce0" office:value-type="float" office:value="10.6"/>
          <table:table-cell table:style-name="ce0" office:value-type="float" office:value="11.4"/>
          <table:table-cell table:style-name="ce0" office:value-type="float" office:value="10.8"/>
          <table:table-cell table:style-name="ce0" office:value-type="float" office:value="8.4"/>
          <table:table-cell table:style-name="ce0" office:value-type="float" office:value="11.1"/>
          <table:table-cell table:style-name="ce0" office:value-type="float" office:value="11.7"/>
          <table:table-cell table:style-name="ce0" office:value-type="float" office:value="10.8"/>
          <table:table-cell table:style-name="ce0" office:value-type="float" office:value="11.3"/>
          <table:table-cell table:style-name="ce0" office:value-type="float" office:value="11.0"/>
          <table:table-cell table:style-name="ce0" office:value-type="float" office:value="9.5"/>
          <table:table-cell table:style-name="ce0" office:value-type="float" office:value="10.7"/>
          <table:table-cell table:style-name="ce0" office:value-type="float" office:value="11.2"/>
          <table:table-cell table:style-name="ce0" office:value-type="float" office:value="10.4"/>
          <table:table-cell table:style-name="ce0" office:value-type="float" office:value="12.5"/>
          <table:table-cell table:style-name="ce0" office:value-type="float" office:value="10.6"/>
          <table:table-cell table:style-name="ce0" office:value-type="float" office:value="9.6"/>
          <table:table-cell table:style-name="ce0" office:value-type="float" office:value="11.6"/>
          <table:table-cell table:style-name="ce0" office:value-type="float" office:value="12.2"/>
          <table:table-cell table:style-name="ce0" office:value-type="float" office:value="11.2"/>
          <table:table-cell table:style-name="ce0" office:value-type="float" office:value="10.6"/>
          <table:table-cell table:style-name="ce0" office:value-type="float" office:value="11.4"/>
          <table:table-cell table:style-name="ce0" office:value-type="float" office:value="9.3"/>
          <table:table-cell table:style-name="ce0" office:value-type="float" office:value="8.6"/>
          <table:table-cell table:style-name="ce0" office:value-type="float" office:value="9.0"/>
          <table:table-cell table:style-name="ce0" office:value-type="float" office:value="7.9"/>
          <table:table-cell table:style-name="ce0" office:value-type="float" office:value="10.5"/>
          <table:table-cell table:style-name="ce0" office:value-type="float" office:value="8.4"/>
          <table:table-cell table:style-name="ce0" office:value-type="float" office:value="6.8"/>
          <table:table-cell table:style-name="ce0" office:value-type="float" office:value="8.1"/>
          <table:table-cell table:style-name="ce0" office:value-type="float" office:value="8.6"/>
          <table:table-cell table:style-name="ce0" office:value-type="float" office:value="7.5"/>
          <table:table-cell table:style-name="ce0" office:value-type="float" office:value="10.6"/>
          <table:table-cell table:style-name="ce0" office:value-type="float" office:value="7.9"/>
          <table:table-cell table:style-name="ce0" office:value-type="float" office:value="7.0"/>
          <table:table-cell table:style-name="ce0" office:value-type="float" office:value="9.0"/>
          <table:table-cell table:style-name="ce0" office:value-type="float" office:value="9.5"/>
          <table:table-cell table:style-name="ce0" office:value-type="float" office:value="8.5"/>
          <table:table-cell table:style-name="ce0" office:value-type="float" office:value="10.5"/>
          <table:table-cell table:style-name="ce0" office:value-type="float" office:value="8.9"/>
          <table:table-cell table:style-name="ce0" office:value-type="float" office:value="6.6"/>
          <table:table-cell table:style-name="ce0" office:value-type="float" office:value="9.2"/>
          <table:table-cell table:style-name="ce0" office:value-type="float" office:value="9.8"/>
          <table:table-cell table:style-name="ce0" office:value-type="float" office:value="8.7"/>
          <table:table-cell table:style-name="ce0" office:value-type="float" office:value="11.0"/>
          <table:table-cell table:style-name="ce0" office:value-type="float" office:value="9.0"/>
          <table:table-cell table:style-name="ce0" office:value-type="float" office:value="7.3"/>
          <table:table-cell table:style-name="ce0" office:value-type="float" office:value="8.7"/>
          <table:table-cell table:style-name="ce0" office:value-type="float" office:value="9.3"/>
          <table:table-cell table:style-name="ce0" office:value-type="float" office:value="8.2"/>
          <table:table-cell table:style-name="ce0" office:value-type="float" office:value="11.1"/>
          <table:table-cell table:style-name="ce0" office:value-type="float" office:value="8.5"/>
          <table:table-cell table:style-name="ce0" office:value-type="float" office:value="7.5"/>
          <table:table-cell table:style-name="ce0" office:value-type="float" office:value="9.8"/>
          <table:table-cell table:style-name="ce0" office:value-type="float" office:value="10.4"/>
          <table:table-cell table:style-name="ce0" office:value-type="float" office:value="9.4"/>
          <table:table-cell table:style-name="ce0" office:value-type="float" office:value="10.8"/>
          <table:table-cell table:style-name="ce0" office:value-type="float" office:value="9.6"/>
          <table:table-cell table:style-name="ce0" office:value-type="float" office:value="7.1"/>
          <table:table-cell table:style-name="ce0" office:value-type="float" office:value="11.2"/>
          <table:table-cell table:style-name="ce0" office:value-type="float" office:value="11.8"/>
          <table:table-cell table:style-name="ce0" office:value-type="float" office:value="11.0"/>
          <table:table-cell table:style-name="ce0" office:value-type="float" office:value="11.5"/>
          <table:table-cell table:style-name="ce0" office:value-type="float" office:value="11.1"/>
          <table:table-cell table:style-name="ce0" office:value-type="float" office:value="9.3"/>
          <table:table-cell table:style-name="ce0" office:value-type="float" office:value="10.6"/>
          <table:table-cell table:style-name="ce0" office:value-type="float" office:value="11.1"/>
          <table:table-cell table:style-name="ce0" office:value-type="float" office:value="10.5"/>
          <table:table-cell table:style-name="ce0" office:value-type="float" office:value="13.1"/>
          <table:table-cell table:style-name="ce0" office:value-type="float" office:value="10.4"/>
          <table:table-cell table:style-name="ce0" office:value-type="float" office:value="9.6"/>
          <table:table-cell table:style-name="ce0" office:value-type="float" office:value="11.9"/>
          <table:table-cell table:style-name="ce0" office:value-type="float" office:value="12.4"/>
          <table:table-cell table:style-name="ce0" office:value-type="float" office:value="11.6"/>
          <table:table-cell table:style-name="ce0" office:value-type="float" office:value="9.8"/>
          <table:table-cell table:style-name="ce0" office:value-type="float" office:value="11.7"/>
          <table:table-cell table:style-name="ce0" office:value-type="float" office:value="9.1"/>
          <table:table-cell table:style-name="ce0" office:value-type="float" office:value="11.1"/>
          <table:table-cell table:style-name="ce0" office:value-type="float" office:value="11.7"/>
          <table:table-cell table:style-name="ce0" office:value-type="float" office:value="11.0"/>
          <table:table-cell table:style-name="ce0" office:value-type="float" office:value="12.6"/>
          <table:table-cell table:style-name="ce0" office:value-type="float" office:value="10.8"/>
          <table:table-cell table:style-name="ce0" office:value-type="float" office:value="8.2"/>
          <table:table-cell table:style-name="ce0" office:value-type="float" office:value="10.4"/>
          <table:table-cell table:style-name="ce0" office:value-type="float" office:value="11.1"/>
          <table:table-cell table:style-name="ce0" office:value-type="float" office:value="10.3"/>
          <table:table-cell table:style-name="ce0" office:value-type="float" office:value="12.7"/>
          <table:table-cell table:style-name="ce0" office:value-type="float" office:value="10.2"/>
          <table:table-cell table:style-name="ce0" office:value-type="float" office:value="8.3"/>
          <table:table-cell table:style-name="ce0" office:value-type="float" office:value="11.6"/>
          <table:table-cell table:style-name="ce0" office:value-type="float" office:value="12.3"/>
          <table:table-cell table:style-name="ce0" office:value-type="float" office:value="11.8"/>
          <table:table-cell table:style-name="ce0" office:value-type="float" office:value="12.5"/>
          <table:table-cell table:style-name="ce0" office:value-type="float" office:value="11.4"/>
          <table:table-cell table:style-name="ce0" office:value-type="float" office:value="8.1"/>
          <table:table-cell table:style-name="ce0" office:value-type="float" office:value="10.4"/>
          <table:table-cell table:style-name="ce0" office:value-type="float" office:value="11.2"/>
          <table:table-cell table:style-name="ce0" office:value-type="float" office:value="9.7"/>
          <table:table-cell table:style-name="ce0" office:value-type="float" office:value="10.9"/>
          <table:table-cell table:style-name="ce0" office:value-type="float" office:value="10.1"/>
          <table:table-cell table:style-name="ce0" office:value-type="float" office:value="8.4"/>
          <table:table-cell table:style-name="ce0" office:value-type="float" office:value="9.8"/>
          <table:table-cell table:style-name="ce0" office:value-type="float" office:value="10.6"/>
          <table:table-cell table:style-name="ce0" office:value-type="float" office:value="9.1"/>
          <table:table-cell table:style-name="ce0" office:value-type="float" office:value="9.9"/>
          <table:table-cell table:style-name="ce0" office:value-type="float" office:value="9.5"/>
          <table:table-cell table:style-name="ce0" office:value-type="float" office:value="8.7"/>
          <table:table-cell table:style-name="ce0" office:value-type="float" office:value="10.9"/>
          <table:table-cell table:style-name="ce0" office:value-type="float" office:value="11.7"/>
          <table:table-cell table:style-name="ce0" office:value-type="float" office:value="10.5"/>
          <table:table-cell table:style-name="ce0" office:value-type="float" office:value="11.6"/>
          <table:table-cell table:style-name="ce0" office:value-type="float" office:value="10.6"/>
          <table:table-cell table:style-name="ce0" office:value-type="float" office:value="8.2"/>
          <table:table-cell table:style-name="ce0" office:value-type="float" office:value="9.4"/>
          <table:table-cell table:style-name="ce0" office:value-type="float" office:value="10.3"/>
          <table:table-cell table:style-name="ce0" office:value-type="float" office:value="8.7"/>
          <table:table-cell table:style-name="ce0" office:value-type="float" office:value="12.4"/>
          <table:table-cell table:style-name="ce0" office:value-type="float" office:value="9.1"/>
          <table:table-cell table:style-name="ce0" office:value-type="float" office:value="7.4"/>
          <table:table-cell table:style-name="ce0" office:value-type="float" office:value="8.7"/>
          <table:table-cell table:style-name="ce0" office:value-type="float" office:value="9.5"/>
          <table:table-cell table:style-name="ce0" office:value-type="float" office:value="8.0"/>
          <table:table-cell table:style-name="ce0" office:value-type="float" office:value="13.1"/>
          <table:table-cell table:style-name="ce0" office:value-type="float" office:value="8.4"/>
          <table:table-cell table:style-name="ce0" office:value-type="float" office:value="7.7"/>
          <table:table-cell table:style-name="ce0" office:value-type="float" office:value="10.1"/>
          <table:table-cell table:style-name="ce0" office:value-type="float" office:value="10.9"/>
          <table:table-cell table:style-name="ce0" office:value-type="float" office:value="9.6"/>
          <table:table-cell table:style-name="ce0" office:value-type="float" office:value="11.4"/>
          <table:table-cell table:style-name="ce0" office:value-type="float" office:value="9.7"/>
          <table:table-cell table:style-name="ce0" office:value-type="float" office:value="7.1"/>
          <table:table-cell table:style-name="ce0" office:value-type="float" office:value="8.4"/>
          <table:table-cell table:style-name="ce0" office:value-type="float" office:value="8.9"/>
          <table:table-cell table:style-name="ce0" office:value-type="float" office:value="8.2"/>
          <table:table-cell table:style-name="ce0" office:value-type="float" office:value="10.4"/>
          <table:table-cell table:style-name="ce0" office:value-type="float" office:value="8.1"/>
          <table:table-cell table:style-name="ce0" office:value-type="float" office:value="6.4"/>
          <table:table-cell table:style-name="ce0" office:value-type="float" office:value="7.7"/>
          <table:table-cell table:style-name="ce0" office:value-type="float" office:value="8.3"/>
          <table:table-cell table:style-name="ce0" office:value-type="float" office:value="7.7"/>
          <table:table-cell table:style-name="ce0" office:value-type="float" office:value="9.9"/>
          <table:table-cell table:style-name="ce0" office:value-type="float" office:value="7.4"/>
          <table:table-cell table:style-name="ce0" office:value-type="float" office:value="7.6"/>
          <table:table-cell table:style-name="ce0" office:value-type="float" office:value="9.0"/>
          <table:table-cell table:style-name="ce0" office:value-type="float" office:value="9.5"/>
          <table:table-cell table:style-name="ce0" office:value-type="float" office:value="8.9"/>
          <table:table-cell table:style-name="ce0" office:value-type="float" office:value="10.8"/>
          <table:table-cell table:style-name="ce0" office:value-type="float" office:value="8.7"/>
          <table:table-cell table:style-name="ce0" office:value-type="float" office:value="5.2"/>
          <table:table-cell table:style-name="ce0" office:value-type="float" office:value="7.6"/>
          <table:table-cell table:style-name="ce0" office:value-type="float" office:value="8.2"/>
          <table:table-cell table:style-name="ce0" office:value-type="float" office:value="7.0"/>
          <table:table-cell table:style-name="ce0" office:value-type="float" office:value="10.1"/>
          <table:table-cell table:style-name="ce0" office:value-type="float" office:value="7.3"/>
          <table:table-cell table:style-name="ce0" office:value-type="float" office:value="6.2"/>
          <table:table-cell table:style-name="ce0" office:value-type="float" office:value="7.0"/>
          <table:table-cell table:style-name="ce0" office:value-type="float" office:value="7.5"/>
          <table:table-cell table:style-name="ce0" office:value-type="float" office:value="6.8"/>
          <table:table-cell table:style-name="ce0" office:value-type="float" office:value="9.7"/>
          <table:table-cell table:style-name="ce0" office:value-type="float" office:value="6.7"/>
          <table:table-cell table:style-name="ce0" office:value-type="float" office:value="5.8"/>
          <table:table-cell table:style-name="ce0" office:value-type="float" office:value="8.1"/>
          <table:table-cell table:style-name="ce0" office:value-type="float" office:value="8.8"/>
          <table:table-cell table:style-name="ce0" office:value-type="float" office:value="7.3"/>
          <table:table-cell table:style-name="ce0" office:value-type="float" office:value="10.4"/>
          <table:table-cell table:style-name="ce0" office:value-type="float" office:value="7.9"/>
          <table:table-cell table:style-name="ce0" office:value-type="float" office:value="6.6"/>
          <table:table-cell table:style-name="ce0" office:value-type="float" office:value="7.0"/>
          <table:table-cell table:style-name="ce0" office:value-type="float" office:value="7.9"/>
          <table:table-cell table:style-name="ce0" office:value-type="float" office:value="6.4"/>
          <table:table-cell table:style-name="ce0" office:value-type="float" office:value="8.9"/>
          <table:table-cell table:style-name="ce0" office:value-type="float" office:value="6.7"/>
          <table:table-cell table:style-name="ce0" office:value-type="float" office:value="3.4"/>
          <table:table-cell table:style-name="ce0" office:value-type="float" office:value="6.8"/>
          <table:table-cell table:style-name="ce0" office:value-type="float" office:value="7.6"/>
          <table:table-cell table:style-name="ce0" office:value-type="float" office:value="6.0"/>
          <table:table-cell table:style-name="ce0" office:value-type="float" office:value="10.4"/>
          <table:table-cell table:style-name="ce0" office:value-type="float" office:value="6.5"/>
          <table:table-cell table:style-name="ce0" office:value-type="float" office:value="2.6"/>
          <table:table-cell table:style-name="ce0" office:value-type="float" office:value="7.3"/>
          <table:table-cell table:style-name="ce0" office:value-type="float" office:value="8.1"/>
          <table:table-cell table:style-name="ce0" office:value-type="float" office:value="7.0"/>
          <table:table-cell table:style-name="ce0" office:value-type="float" office:value="8.1"/>
          <table:table-cell table:style-name="ce0" office:value-type="float" office:value="6.9"/>
          <table:table-cell table:style-name="ce0" office:value-type="float" office:value="4.0"/>
          <table:table-cell table:style-name="ce0" office:value-type="float" office:value="6.1"/>
          <table:table-cell table:style-name="ce0" office:value-type="float" office:value="6.8"/>
          <table:table-cell table:style-name="ce0" office:value-type="float" office:value="5.2"/>
          <table:table-cell table:style-name="ce0" office:value-type="float" office:value="8.5"/>
          <table:table-cell table:style-name="ce0" office:value-type="float" office:value="5.8"/>
          <table:table-cell table:style-name="ce0" office:value-type="float" office:value="3.8"/>
          <table:table-cell table:style-name="ce0" office:value-type="float" office:value="6.0"/>
          <table:table-cell table:style-name="ce0" office:value-type="float" office:value="6.7"/>
          <table:table-cell table:style-name="ce0" office:value-type="float" office:value="5.1"/>
          <table:table-cell table:style-name="ce0" office:value-type="float" office:value="6.0"/>
          <table:table-cell table:style-name="ce0" office:value-type="float" office:value="5.7"/>
          <table:table-cell table:style-name="ce0" office:value-type="float" office:value="3.6"/>
          <table:table-cell table:style-name="ce0" office:value-type="float" office:value="6.2"/>
          <table:table-cell table:style-name="ce0" office:value-type="float" office:value="6.9"/>
          <table:table-cell table:style-name="ce0" office:value-type="float" office:value="5.3"/>
          <table:table-cell table:style-name="ce0" office:value-type="float" office:value="11.4"/>
          <table:table-cell table:style-name="ce0" office:value-type="float" office:value="5.9"/>
          <table:table-cell table:style-name="ce0" office:value-type="float" office:value="3.9"/>
          <table:table-cell table:style-name="ce0" office:value-type="float" office:value="4.1"/>
          <table:table-cell table:style-name="ce0" office:value-type="float" office:value="4.8"/>
          <table:table-cell table:style-name="ce0" office:value-type="float" office:value="3.1"/>
          <table:table-cell table:style-name="ce0" office:value-type="float" office:value="7.9"/>
          <table:table-cell table:style-name="ce0" office:value-type="float" office:value="3.8"/>
          <table:table-cell table:style-name="ce0" office:value-type="float" office:value="2.3"/>
          <table:table-cell table:style-name="ce0" office:value-type="float" office:value="4.1"/>
          <table:table-cell table:style-name="ce0" office:value-type="float" office:value="4.8"/>
          <table:table-cell table:style-name="ce0" office:value-type="float" office:value="3.0"/>
          <table:table-cell table:style-name="ce0" office:value-type="float" office:value="7.9"/>
          <table:table-cell table:style-name="ce0" office:value-type="float" office:value="3.9"/>
          <table:table-cell table:style-name="ce0" office:value-type="float" office:value="2.1"/>
          <table:table-cell table:style-name="ce0" office:value-type="float" office:value="4.1"/>
          <table:table-cell table:style-name="ce0" office:value-type="float" office:value="4.7"/>
          <table:table-cell table:style-name="ce0" office:value-type="float" office:value="3.2"/>
          <table:table-cell table:style-name="ce0" office:value-type="float" office:value="7.9"/>
          <table:table-cell table:style-name="ce0" office:value-type="float" office:value="3.8"/>
          <table:table-cell table:style-name="ce0" office:value-type="float" office:value="2.5"/>
          <table:table-cell table:style-name="ce0" office:value-type="float" office:value="5.1"/>
          <table:table-cell table:style-name="ce0" office:value-type="float" office:value="5.9"/>
          <table:table-cell table:style-name="ce0" office:value-type="float" office:value="4.2"/>
          <table:table-cell table:style-name="ce0" office:value-type="float" office:value="10.8"/>
          <table:table-cell table:style-name="ce0" office:value-type="float" office:value="4.8"/>
          <table:table-cell table:style-name="ce0" office:value-type="float" office:value="3.7"/>
          <table:table-cell table:style-name="ce0" office:value-type="float" office:value="5.1"/>
          <table:table-cell table:style-name="ce0" office:value-type="float" office:value="5.9"/>
          <table:table-cell table:style-name="ce0" office:value-type="float" office:value="4.0"/>
          <table:table-cell table:style-name="ce0" office:value-type="float" office:value="11.8"/>
          <table:table-cell table:style-name="ce0" office:value-type="float" office:value="4.8"/>
          <table:table-cell table:style-name="ce0" office:value-type="float" office:value="3.5"/>
          <table:table-cell table:style-name="ce0" office:value-type="float" office:value="5.2"/>
          <table:table-cell table:style-name="ce0" office:value-type="float" office:value="5.9"/>
          <table:table-cell table:style-name="ce0" office:value-type="float" office:value="4.5"/>
          <table:table-cell table:style-name="ce0" office:value-type="float" office:value="9.9"/>
          <table:table-cell table:style-name="ce0" office:value-type="float" office:value="4.8"/>
          <table:table-cell table:style-name="ce0" office:value-type="float" office:value="4.0"/>
          <table:table-cell table:style-name="ce0" office:value-type="float" office:value="4.1"/>
          <table:table-cell table:style-name="ce0" office:value-type="float" office:value="4.9"/>
          <table:table-cell table:style-name="ce0" office:value-type="float" office:value="2.9"/>
          <table:table-cell table:style-name="ce0" office:value-type="float" office:value="5.0"/>
          <table:table-cell table:style-name="ce0" office:value-type="float" office:value="3.8"/>
          <table:table-cell table:style-name="ce0" office:value-type="float" office:value="2.0"/>
          <table:table-cell table:style-name="ce0" office:value-type="float" office:value="4.1"/>
          <table:table-cell table:style-name="ce0" office:value-type="float" office:value="4.9"/>
          <table:table-cell table:style-name="ce0" office:value-type="float" office:value="2.9"/>
          <table:table-cell table:style-name="ce0" office:value-type="float" office:value="4.7"/>
          <table:table-cell table:style-name="ce0" office:value-type="float" office:value="3.8"/>
          <table:table-cell table:style-name="ce0" office:value-type="float" office:value="1.8"/>
          <table:table-cell table:style-name="ce0" office:value-type="float" office:value="4.1"/>
          <table:table-cell table:style-name="ce0" office:value-type="float" office:value="4.9"/>
          <table:table-cell table:style-name="ce0" office:value-type="float" office:value="3.0"/>
          <table:table-cell table:style-name="ce0" office:value-type="float" office:value="6.0"/>
          <table:table-cell table:style-name="ce0" office:value-type="float" office:value="3.8"/>
          <table:table-cell table:style-name="ce0" office:value-type="float" office:value="2.3"/>
          <table:table-cell table:style-name="ce0" office:value-type="float" office:value="3.2"/>
          <table:table-cell table:style-name="ce0" office:value-type="float" office:value="3.7"/>
          <table:table-cell table:style-name="ce0" office:value-type="float" office:value="1.8"/>
          <table:table-cell table:style-name="ce0" office:value-type="float" office:value="9.8"/>
          <table:table-cell table:style-name="ce0" office:value-type="float" office:value="3.1"/>
          <table:table-cell table:style-name="ce0" office:value-type="float" office:value="0.3"/>
          <table:table-cell table:style-name="ce0" office:value-type="float" office:value="3.4"/>
          <table:table-cell table:style-name="ce0" office:value-type="float" office:value="3.8"/>
          <table:table-cell table:style-name="ce0" office:value-type="float" office:value="1.9"/>
          <table:table-cell table:style-name="ce0" office:value-type="float" office:value="12.2"/>
          <table:table-cell table:style-name="ce0" office:value-type="float" office:value="3.4"/>
          <table:table-cell table:style-name="ce0" office:value-type="float" office:value="0.5"/>
          <table:table-cell table:style-name="ce0" office:value-type="float" office:value="3.0"/>
          <table:table-cell table:style-name="ce0" office:value-type="float" office:value="3.7"/>
          <table:table-cell table:style-name="ce0" office:value-type="float" office:value="1.6"/>
          <table:table-cell table:style-name="ce0" office:value-type="float" office:value="1.9"/>
          <table:table-cell table:style-name="ce0" office:value-type="float" office:value="2.8"/>
          <table:table-cell table:style-name="ce0" office:value-type="float" office:value="0.1"/>
          <table:table-cell table:style-name="ce0" office:value-type="float" office:value="2.7"/>
          <table:table-cell table:style-name="ce0" office:value-type="float" office:value="3.3"/>
          <table:table-cell table:style-name="ce0" office:value-type="float" office:value="1.9"/>
          <table:table-cell table:style-name="ce0" office:value-type="float" office:value="4.2"/>
          <table:table-cell table:style-name="ce0" office:value-type="float" office:value="2.3"/>
          <table:table-cell table:style-name="ce0" office:value-type="float" office:value="1.6"/>
          <table:table-cell table:style-name="ce0" office:value-type="float" office:value="2.7"/>
          <table:table-cell table:style-name="ce0" office:value-type="float" office:value="3.4"/>
          <table:table-cell table:style-name="ce0" office:value-type="float" office:value="2.0"/>
          <table:table-cell table:style-name="ce0" office:value-type="float" office:value="0.5"/>
          <table:table-cell table:style-name="ce0" office:value-type="float" office:value="2.4"/>
          <table:table-cell table:style-name="ce0" office:value-type="float" office:value="1.7"/>
          <table:table-cell table:style-name="ce0" office:value-type="float" office:value="2.6"/>
          <table:table-cell table:style-name="ce0" office:value-type="float" office:value="3.2"/>
          <table:table-cell table:style-name="ce0" office:value-type="float" office:value="1.9"/>
          <table:table-cell table:style-name="ce0" office:value-type="float" office:value="6.5"/>
          <table:table-cell table:style-name="ce0" office:value-type="float" office:value="2.2"/>
          <table:table-cell table:style-name="ce0" office:value-type="float" office:value="1.6"/>
        </table:table-row>
        <table:table-row table:style-name="ro1">
          <table:table-cell table:style-name="ce0" office:value-type="string">
            <text:p>Acre</text:p>
          </table:table-cell>
          <table:table-cell table:style-name="ce0" office:value-type="float" office:value="8.7"/>
          <table:table-cell table:style-name="ce0" office:value-type="float" office:value="9.6"/>
          <table:table-cell table:style-name="ce0" office:value-type="float" office:value="8.0"/>
          <table:table-cell table:style-name="ce0" office:value-type="float" office:value="9.0"/>
          <table:table-cell table:style-name="ce0" office:value-type="float" office:value="8.6"/>
          <table:table-cell table:style-name="ce0" office:value-type="float" office:value="5.7"/>
          <table:table-cell table:style-name="ce0" office:value-type="float" office:value="8.3"/>
          <table:table-cell table:style-name="ce0" office:value-type="float" office:value="9.2"/>
          <table:table-cell table:style-name="ce0" office:value-type="float" office:value="7.7"/>
          <table:table-cell table:style-name="ce0" office:value-type="float" office:value="8.9"/>
          <table:table-cell table:style-name="ce0" office:value-type="float" office:value="8.2"/>
          <table:table-cell table:style-name="ce0" office:value-type="float" office:value="6.2"/>
          <table:table-cell table:style-name="ce0" office:value-type="float" office:value="9.1"/>
          <table:table-cell table:style-name="ce0" office:value-type="float" office:value="10.1"/>
          <table:table-cell table:style-name="ce0" office:value-type="float" office:value="8.4"/>
          <table:table-cell table:style-name="ce0" office:value-type="float" office:value="9.1"/>
          <table:table-cell table:style-name="ce0" office:value-type="float" office:value="9.1"/>
          <table:table-cell table:style-name="ce0" office:value-type="float" office:value="5.2"/>
          <table:table-cell table:style-name="ce0" office:value-type="float" office:value="5.7"/>
          <table:table-cell table:style-name="ce0" office:value-type="float" office:value="6.0"/>
          <table:table-cell table:style-name="ce0" office:value-type="float" office:value="5.9"/>
          <table:table-cell table:style-name="ce0" office:value-type="float" office:value="5.8"/>
          <table:table-cell table:style-name="ce0" office:value-type="float" office:value="5.7"/>
          <table:table-cell table:style-name="ce0" office:value-type="float" office:value="4.0"/>
          <table:table-cell table:style-name="ce0" office:value-type="float" office:value="5.6"/>
          <table:table-cell table:style-name="ce0" office:value-type="float" office:value="5.8"/>
          <table:table-cell table:style-name="ce0" office:value-type="float" office:value="5.7"/>
          <table:table-cell table:style-name="ce0" office:value-type="float" office:value="6.1"/>
          <table:table-cell table:style-name="ce0" office:value-type="float" office:value="5.6"/>
          <table:table-cell table:style-name="ce0" office:value-type="float" office:value="4.0"/>
          <table:table-cell table:style-name="ce0" office:value-type="float" office:value="5.8"/>
          <table:table-cell table:style-name="ce0" office:value-type="float" office:value="6.1"/>
          <table:table-cell table:style-name="ce0" office:value-type="float" office:value="6.0"/>
          <table:table-cell table:style-name="ce0" office:value-type="float" office:value="5.4"/>
          <table:table-cell table:style-name="ce0" office:value-type="float" office:value="5.9"/>
          <table:table-cell table:style-name="ce0" office:value-type="float" office:value="3.9"/>
          <table:table-cell table:style-name="ce0" office:value-type="float" office:value="8.7"/>
          <table:table-cell table:style-name="ce0" office:value-type="float" office:value="9.0"/>
          <table:table-cell table:style-name="ce0" office:value-type="float" office:value="8.6"/>
          <table:table-cell table:style-name="ce0" office:value-type="float" office:value="7.8"/>
          <table:table-cell table:style-name="ce0" office:value-type="float" office:value="8.7"/>
          <table:table-cell table:style-name="ce0" office:value-type="float" office:value="6.3"/>
          <table:table-cell table:style-name="ce0" office:value-type="float" office:value="8.5"/>
          <table:table-cell table:style-name="ce0" office:value-type="float" office:value="8.9"/>
          <table:table-cell table:style-name="ce0" office:value-type="float" office:value="8.4"/>
          <table:table-cell table:style-name="ce0" office:value-type="float" office:value="9.9"/>
          <table:table-cell table:style-name="ce0" office:value-type="float" office:value="8.5"/>
          <table:table-cell table:style-name="ce0" office:value-type="float" office:value="6.2"/>
          <table:table-cell table:style-name="ce0" office:value-type="float" office:value="8.9"/>
          <table:table-cell table:style-name="ce0" office:value-type="float" office:value="9.1"/>
          <table:table-cell table:style-name="ce0" office:value-type="float" office:value="8.8"/>
          <table:table-cell table:style-name="ce0" office:value-type="float" office:value="6.9"/>
          <table:table-cell table:style-name="ce0" office:value-type="float" office:value="9.0"/>
          <table:table-cell table:style-name="ce0" office:value-type="float" office:value="6.4"/>
          <table:table-cell table:style-name="ce0" office:value-type="float" office:value="10.7"/>
          <table:table-cell table:style-name="ce0" office:value-type="float" office:value="11.4"/>
          <table:table-cell table:style-name="ce0" office:value-type="float" office:value="10.5"/>
          <table:table-cell table:style-name="ce0" office:value-type="float" office:value="11.0"/>
          <table:table-cell table:style-name="ce0" office:value-type="float" office:value="10.7"/>
          <table:table-cell table:style-name="ce0" office:value-type="float" office:value="7.4"/>
          <table:table-cell table:style-name="ce0" office:value-type="float" office:value="10.4"/>
          <table:table-cell table:style-name="ce0" office:value-type="float" office:value="11.0"/>
          <table:table-cell table:style-name="ce0" office:value-type="float" office:value="10.3"/>
          <table:table-cell table:style-name="ce0" office:value-type="float" office:value="11.6"/>
          <table:table-cell table:style-name="ce0" office:value-type="float" office:value="10.4"/>
          <table:table-cell table:style-name="ce0" office:value-type="float" office:value="7.7"/>
          <table:table-cell table:style-name="ce0" office:value-type="float" office:value="11.0"/>
          <table:table-cell table:style-name="ce0" office:value-type="float" office:value="11.7"/>
          <table:table-cell table:style-name="ce0" office:value-type="float" office:value="10.8"/>
          <table:table-cell table:style-name="ce0" office:value-type="float" office:value="10.8"/>
          <table:table-cell table:style-name="ce0" office:value-type="float" office:value="11.1"/>
          <table:table-cell table:style-name="ce0" office:value-type="float" office:value="7.1"/>
          <table:table-cell table:style-name="ce0" office:value-type="float" office:value="10.2"/>
          <table:table-cell table:style-name="ce0" office:value-type="float" office:value="10.7"/>
          <table:table-cell table:style-name="ce0" office:value-type="float" office:value="10.2"/>
          <table:table-cell table:style-name="ce0" office:value-type="float" office:value="11.3"/>
          <table:table-cell table:style-name="ce0" office:value-type="float" office:value="10.2"/>
          <table:table-cell table:style-name="ce0" office:value-type="float" office:value="6.9"/>
          <table:table-cell table:style-name="ce0" office:value-type="float" office:value="10.0"/>
          <table:table-cell table:style-name="ce0" office:value-type="float" office:value="10.5"/>
          <table:table-cell table:style-name="ce0" office:value-type="float" office:value="10.0"/>
          <table:table-cell table:style-name="ce0" office:value-type="float" office:value="11.4"/>
          <table:table-cell table:style-name="ce0" office:value-type="float" office:value="9.9"/>
          <table:table-cell table:style-name="ce0" office:value-type="float" office:value="7.1"/>
          <table:table-cell table:style-name="ce0" office:value-type="float" office:value="10.4"/>
          <table:table-cell table:style-name="ce0" office:value-type="float" office:value="11.0"/>
          <table:table-cell table:style-name="ce0" office:value-type="float" office:value="10.4"/>
          <table:table-cell table:style-name="ce0" office:value-type="float" office:value="11.3"/>
          <table:table-cell table:style-name="ce0" office:value-type="float" office:value="10.5"/>
          <table:table-cell table:style-name="ce0" office:value-type="float" office:value="6.8"/>
          <table:table-cell table:style-name="ce0" office:value-type="float" office:value="10.9"/>
          <table:table-cell table:style-name="ce0" office:value-type="float" office:value="11.6"/>
          <table:table-cell table:style-name="ce0" office:value-type="float" office:value="10.7"/>
          <table:table-cell table:style-name="ce0" office:value-type="float" office:value="10.9"/>
          <table:table-cell table:style-name="ce0" office:value-type="float" office:value="10.9"/>
          <table:table-cell table:style-name="ce0" office:value-type="float" office:value="7.6"/>
          <table:table-cell table:style-name="ce0" office:value-type="float" office:value="10.6"/>
          <table:table-cell table:style-name="ce0" office:value-type="float" office:value="11.2"/>
          <table:table-cell table:style-name="ce0" office:value-type="float" office:value="10.4"/>
          <table:table-cell table:style-name="ce0" office:value-type="float" office:value="11.6"/>
          <table:table-cell table:style-name="ce0" office:value-type="float" office:value="10.6"/>
          <table:table-cell table:style-name="ce0" office:value-type="float" office:value="8.0"/>
          <table:table-cell table:style-name="ce0" office:value-type="float" office:value="11.3"/>
          <table:table-cell table:style-name="ce0" office:value-type="float" office:value="12.0"/>
          <table:table-cell table:style-name="ce0" office:value-type="float" office:value="11.0"/>
          <table:table-cell table:style-name="ce0" office:value-type="float" office:value="10.6"/>
          <table:table-cell table:style-name="ce0" office:value-type="float" office:value="11.3"/>
          <table:table-cell table:style-name="ce0" office:value-type="float" office:value="7.2"/>
          <table:table-cell table:style-name="ce0" office:value-type="float" office:value="8.6"/>
          <table:table-cell table:style-name="ce0" office:value-type="float" office:value="9.8"/>
          <table:table-cell table:style-name="ce0" office:value-type="float" office:value="7.6"/>
          <table:table-cell table:style-name="ce0" office:value-type="float" office:value="9.1"/>
          <table:table-cell table:style-name="ce0" office:value-type="float" office:value="8.5"/>
          <table:table-cell table:style-name="ce0" office:value-type="float" office:value="5.4"/>
          <table:table-cell table:style-name="ce0" office:value-type="float" office:value="8.1"/>
          <table:table-cell table:style-name="ce0" office:value-type="float" office:value="9.2"/>
          <table:table-cell table:style-name="ce0" office:value-type="float" office:value="7.2"/>
          <table:table-cell table:style-name="ce0" office:value-type="float" office:value="8.8"/>
          <table:table-cell table:style-name="ce0" office:value-type="float" office:value="8.0"/>
          <table:table-cell table:style-name="ce0" office:value-type="float" office:value="6.3"/>
          <table:table-cell table:style-name="ce0" office:value-type="float" office:value="9.1"/>
          <table:table-cell table:style-name="ce0" office:value-type="float" office:value="10.4"/>
          <table:table-cell table:style-name="ce0" office:value-type="float" office:value="8.0"/>
          <table:table-cell table:style-name="ce0" office:value-type="float" office:value="9.2"/>
          <table:table-cell table:style-name="ce0" office:value-type="float" office:value="9.0"/>
          <table:table-cell table:style-name="ce0" office:value-type="float" office:value="4.5"/>
          <table:table-cell table:style-name="ce0" office:value-type="float" office:value="9.2"/>
          <table:table-cell table:style-name="ce0" office:value-type="float" office:value="10.4"/>
          <table:table-cell table:style-name="ce0" office:value-type="float" office:value="8.3"/>
          <table:table-cell table:style-name="ce0" office:value-type="float" office:value="9.4"/>
          <table:table-cell table:style-name="ce0" office:value-type="float" office:value="9.1"/>
          <table:table-cell table:style-name="ce0" office:value-type="float" office:value="6.0"/>
          <table:table-cell table:style-name="ce0" office:value-type="float" office:value="8.6"/>
          <table:table-cell table:style-name="ce0" office:value-type="float" office:value="9.8"/>
          <table:table-cell table:style-name="ce0" office:value-type="float" office:value="7.9"/>
          <table:table-cell table:style-name="ce0" office:value-type="float" office:value="8.8"/>
          <table:table-cell table:style-name="ce0" office:value-type="float" office:value="8.5"/>
          <table:table-cell table:style-name="ce0" office:value-type="float" office:value="6.8"/>
          <table:table-cell table:style-name="ce0" office:value-type="float" office:value="9.7"/>
          <table:table-cell table:style-name="ce0" office:value-type="float" office:value="11.0"/>
          <table:table-cell table:style-name="ce0" office:value-type="float" office:value="8.9"/>
          <table:table-cell table:style-name="ce0" office:value-type="float" office:value="9.7"/>
          <table:table-cell table:style-name="ce0" office:value-type="float" office:value="9.6"/>
          <table:table-cell table:style-name="ce0" office:value-type="float" office:value="5.0"/>
          <table:table-cell table:style-name="ce0" office:value-type="float" office:value="10.9"/>
          <table:table-cell table:style-name="ce0" office:value-type="float" office:value="11.9"/>
          <table:table-cell table:style-name="ce0" office:value-type="float" office:value="10.8"/>
          <table:table-cell table:style-name="ce0" office:value-type="float" office:value="10.5"/>
          <table:table-cell table:style-name="ce0" office:value-type="float" office:value="10.8"/>
          <table:table-cell table:style-name="ce0" office:value-type="float" office:value="7.2"/>
          <table:table-cell table:style-name="ce0" office:value-type="float" office:value="10.5"/>
          <table:table-cell table:style-name="ce0" office:value-type="float" office:value="11.5"/>
          <table:table-cell table:style-name="ce0" office:value-type="float" office:value="10.3"/>
          <table:table-cell table:style-name="ce0" office:value-type="float" office:value="11.0"/>
          <table:table-cell table:style-name="ce0" office:value-type="float" office:value="10.3"/>
          <table:table-cell table:style-name="ce0" office:value-type="float" office:value="7.6"/>
          <table:table-cell table:style-name="ce0" office:value-type="float" office:value="11.4"/>
          <table:table-cell table:style-name="ce0" office:value-type="float" office:value="12.2"/>
          <table:table-cell table:style-name="ce0" office:value-type="float" office:value="11.4"/>
          <table:table-cell table:style-name="ce0" office:value-type="float" office:value="10.1"/>
          <table:table-cell table:style-name="ce0" office:value-type="float" office:value="11.3"/>
          <table:table-cell table:style-name="ce0" office:value-type="float" office:value="6.8"/>
          <table:table-cell table:style-name="ce0" office:value-type="float" office:value="10.7"/>
          <table:table-cell table:style-name="ce0" office:value-type="float" office:value="11.7"/>
          <table:table-cell table:style-name="ce0" office:value-type="float" office:value="10.4"/>
          <table:table-cell table:style-name="ce0" office:value-type="float" office:value="10.0"/>
          <table:table-cell table:style-name="ce0" office:value-type="float" office:value="10.6"/>
          <table:table-cell table:style-name="ce0" office:value-type="float" office:value="6.9"/>
          <table:table-cell table:style-name="ce0" office:value-type="float" office:value="10.3"/>
          <table:table-cell table:style-name="ce0" office:value-type="float" office:value="11.3"/>
          <table:table-cell table:style-name="ce0" office:value-type="float" office:value="9.9"/>
          <table:table-cell table:style-name="ce0" office:value-type="float" office:value="9.0"/>
          <table:table-cell table:style-name="ce0" office:value-type="float" office:value="10.1"/>
          <table:table-cell table:style-name="ce0" office:value-type="float" office:value="7.6"/>
          <table:table-cell table:style-name="ce0" office:value-type="float" office:value="11.1"/>
          <table:table-cell table:style-name="ce0" office:value-type="float" office:value="12.2"/>
          <table:table-cell table:style-name="ce0" office:value-type="float" office:value="11.0"/>
          <table:table-cell table:style-name="ce0" office:value-type="float" office:value="11.6"/>
          <table:table-cell table:style-name="ce0" office:value-type="float" office:value="11.0"/>
          <table:table-cell table:style-name="ce0" office:value-type="float" office:value="6.2"/>
          <table:table-cell table:style-name="ce0" office:value-type="float" office:value="9.9"/>
          <table:table-cell table:style-name="ce0" office:value-type="float" office:value="11.1"/>
          <table:table-cell table:style-name="ce0" office:value-type="float" office:value="9.5"/>
          <table:table-cell table:style-name="ce0" office:value-type="float" office:value="9.9"/>
          <table:table-cell table:style-name="ce0" office:value-type="float" office:value="9.8"/>
          <table:table-cell table:style-name="ce0" office:value-type="float" office:value="6.5"/>
          <table:table-cell table:style-name="ce0" office:value-type="float" office:value="9.4"/>
          <table:table-cell table:style-name="ce0" office:value-type="float" office:value="10.3"/>
          <table:table-cell table:style-name="ce0" office:value-type="float" office:value="9.2"/>
          <table:table-cell table:style-name="ce0" office:value-type="float" office:value="10.0"/>
          <table:table-cell table:style-name="ce0" office:value-type="float" office:value="9.2"/>
          <table:table-cell table:style-name="ce0" office:value-type="float" office:value="7.4"/>
          <table:table-cell table:style-name="ce0" office:value-type="float" office:value="10.5"/>
          <table:table-cell table:style-name="ce0" office:value-type="float" office:value="11.8"/>
          <table:table-cell table:style-name="ce0" office:value-type="float" office:value="9.8"/>
          <table:table-cell table:style-name="ce0" office:value-type="float" office:value="9.9"/>
          <table:table-cell table:style-name="ce0" office:value-type="float" office:value="10.3"/>
          <table:table-cell table:style-name="ce0" office:value-type="float" office:value="5.4"/>
          <table:table-cell table:style-name="ce0" office:value-type="float" office:value="9.2"/>
          <table:table-cell table:style-name="ce0" office:value-type="float" office:value="10.7"/>
          <table:table-cell table:style-name="ce0" office:value-type="float" office:value="8.1"/>
          <table:table-cell table:style-name="ce0" office:value-type="float" office:value="9.6"/>
          <table:table-cell table:style-name="ce0" office:value-type="float" office:value="9.0"/>
          <table:table-cell table:style-name="ce0" office:value-type="float" office:value="6.0"/>
          <table:table-cell table:style-name="ce0" office:value-type="float" office:value="8.6"/>
          <table:table-cell table:style-name="ce0" office:value-type="float" office:value="9.8"/>
          <table:table-cell table:style-name="ce0" office:value-type="float" office:value="7.5"/>
          <table:table-cell table:style-name="ce0" office:value-type="float" office:value="9.9"/>
          <table:table-cell table:style-name="ce0" office:value-type="float" office:value="8.5"/>
          <table:table-cell table:style-name="ce0" office:value-type="float" office:value="7.0"/>
          <table:table-cell table:style-name="ce0" office:value-type="float" office:value="9.8"/>
          <table:table-cell table:style-name="ce0" office:value-type="float" office:value="11.4"/>
          <table:table-cell table:style-name="ce0" office:value-type="float" office:value="8.9"/>
          <table:table-cell table:style-name="ce0" office:value-type="float" office:value="9.3"/>
          <table:table-cell table:style-name="ce0" office:value-type="float" office:value="9.6"/>
          <table:table-cell table:style-name="ce0" office:value-type="float" office:value="5.1"/>
          <table:table-cell table:style-name="ce0" office:value-type="float" office:value="8.3"/>
          <table:table-cell table:style-name="ce0" office:value-type="float" office:value="9.6"/>
          <table:table-cell table:style-name="ce0" office:value-type="float" office:value="7.2"/>
          <table:table-cell table:style-name="ce0" office:value-type="float" office:value="10.6"/>
          <table:table-cell table:style-name="ce0" office:value-type="float" office:value="8.2"/>
          <table:table-cell table:style-name="ce0" office:value-type="float" office:value="4.4"/>
          <table:table-cell table:style-name="ce0" office:value-type="float" office:value="7.6"/>
          <table:table-cell table:style-name="ce0" office:value-type="float" office:value="8.8"/>
          <table:table-cell table:style-name="ce0" office:value-type="float" office:value="6.6"/>
          <table:table-cell table:style-name="ce0" office:value-type="float" office:value="4.0"/>
          <table:table-cell table:style-name="ce0" office:value-type="float" office:value="7.6"/>
          <table:table-cell table:style-name="ce0" office:value-type="float" office:value="5.7"/>
          <table:table-cell table:style-name="ce0" office:value-type="float" office:value="8.9"/>
          <table:table-cell table:style-name="ce0" office:value-type="float" office:value="10.4"/>
          <table:table-cell table:style-name="ce0" office:value-type="float" office:value="8.0"/>
          <table:table-cell table:style-name="ce0" office:value-type="float" office:value="12.8"/>
          <table:table-cell table:style-name="ce0" office:value-type="float" office:value="8.8"/>
          <table:table-cell table:style-name="ce0" office:value-type="float" office:value="3.2"/>
          <table:table-cell table:style-name="ce0" office:value-type="float" office:value="7.5"/>
          <table:table-cell table:style-name="ce0" office:value-type="float" office:value="9.1"/>
          <table:table-cell table:style-name="ce0" office:value-type="float" office:value="6.4"/>
          <table:table-cell table:style-name="ce0" office:value-type="float" office:value="7.8"/>
          <table:table-cell table:style-name="ce0" office:value-type="float" office:value="7.3"/>
          <table:table-cell table:style-name="ce0" office:value-type="float" office:value="4.0"/>
          <table:table-cell table:style-name="ce0" office:value-type="float" office:value="6.8"/>
          <table:table-cell table:style-name="ce0" office:value-type="float" office:value="8.1"/>
          <table:table-cell table:style-name="ce0" office:value-type="float" office:value="6.1"/>
          <table:table-cell table:style-name="ce0" office:value-type="float" office:value="1.5"/>
          <table:table-cell table:style-name="ce0" office:value-type="float" office:value="6.5"/>
          <table:table-cell table:style-name="ce0" office:value-type="float" office:value="6.0"/>
          <table:table-cell table:style-name="ce0" office:value-type="float" office:value="8.3"/>
          <table:table-cell table:style-name="ce0" office:value-type="float" office:value="10.0"/>
          <table:table-cell table:style-name="ce0" office:value-type="float" office:value="6.8"/>
          <table:table-cell table:style-name="ce0" office:value-type="float" office:value="10.6"/>
          <table:table-cell table:style-name="ce0" office:value-type="float" office:value="8.1"/>
          <table:table-cell table:style-name="ce0" office:value-type="float" office:value="2.1"/>
          <table:table-cell table:style-name="ce0" office:value-type="float" office:value="6.9"/>
          <table:table-cell table:style-name="ce0" office:value-type="float" office:value="8.3"/>
          <table:table-cell table:style-name="ce0" office:value-type="float" office:value="6.0"/>
          <table:table-cell table:style-name="ce0" office:value-type="float" office:value="4.2"/>
          <table:table-cell table:style-name="ce0" office:value-type="float" office:value="6.7"/>
          <table:table-cell table:style-name="ce0" office:value-type="float" office:value="3.9"/>
          <table:table-cell table:style-name="ce0" office:value-type="float" office:value="6.3"/>
          <table:table-cell table:style-name="ce0" office:value-type="float" office:value="7.9"/>
          <table:table-cell table:style-name="ce0" office:value-type="float" office:value="5.4"/>
          <table:table-cell table:style-name="ce0" office:value-type="float" office:value="6.6"/>
          <table:table-cell table:style-name="ce0" office:value-type="float" office:value="6.0"/>
          <table:table-cell table:style-name="ce0" office:value-type="float" office:value="5.2"/>
          <table:table-cell table:style-name="ce0" office:value-type="float" office:value="7.5"/>
          <table:table-cell table:style-name="ce0" office:value-type="float" office:value="8.8"/>
          <table:table-cell table:style-name="ce0" office:value-type="float" office:value="6.8"/>
          <table:table-cell table:style-name="ce0" office:value-type="float" office:value="3.0"/>
          <table:table-cell table:style-name="ce0" office:value-type="float" office:value="7.3"/>
          <table:table-cell table:style-name="ce0" office:value-type="float" office:value="2.0"/>
          <table:table-cell table:style-name="ce0" office:value-type="float" office:value="6.0"/>
          <table:table-cell table:style-name="ce0" office:value-type="float" office:value="7.5"/>
          <table:table-cell table:style-name="ce0" office:value-type="float" office:value="4.4"/>
          <table:table-cell table:style-name="ce0" office:value-type="float" office:value="9.0"/>
          <table:table-cell table:style-name="ce0" office:value-type="float" office:value="5.9"/>
          <table:table-cell table:style-name="ce0" office:value-type="float" office:value="2.2"/>
          <table:table-cell table:style-name="ce0" office:value-type="float" office:value="5.6"/>
          <table:table-cell table:style-name="ce0" office:value-type="float" office:value="6.9"/>
          <table:table-cell table:style-name="ce0" office:value-type="float" office:value="4.3"/>
          <table:table-cell table:style-name="ce0" office:value-type="float" office:value="11.0"/>
          <table:table-cell table:style-name="ce0" office:value-type="float" office:value="5.5"/>
          <table:table-cell table:style-name="ce0" office:value-type="float" office:value="2.9"/>
          <table:table-cell table:style-name="ce0" office:value-type="float" office:value="6.4"/>
          <table:table-cell table:style-name="ce0" office:value-type="float" office:value="8.1"/>
          <table:table-cell table:style-name="ce0" office:value-type="float" office:value="4.6"/>
          <table:table-cell table:style-name="ce0" office:value-type="float" office:value="8.3"/>
          <table:table-cell table:style-name="ce0" office:value-type="float" office:value="6.2"/>
          <table:table-cell table:style-name="ce0" office:value-type="float" office:value="1.4"/>
          <table:table-cell table:style-name="ce0" office:value-type="float" office:value="4.4"/>
          <table:table-cell table:style-name="ce0" office:value-type="float" office:value="5.6"/>
          <table:table-cell table:style-name="ce0" office:value-type="float" office:value="2.8"/>
          <table:table-cell table:style-name="ce0" office:value-type="float" office:value="7.1"/>
          <table:table-cell table:style-name="ce0" office:value-type="float" office:value="4.2"/>
          <table:table-cell table:style-name="ce0" office:value-type="float" office:value="1.3"/>
          <table:table-cell table:style-name="ce0" office:value-type="float" office:value="4.0"/>
          <table:table-cell table:style-name="ce0" office:value-type="float" office:value="5.2"/>
          <table:table-cell table:style-name="ce0" office:value-type="float" office:value="2.6"/>
          <table:table-cell table:style-name="ce0" office:value-type="float" office:value="8.9"/>
          <table:table-cell table:style-name="ce0" office:value-type="float" office:value="3.9"/>
          <table:table-cell table:style-name="ce0" office:value-type="float" office:value="1.7"/>
          <table:table-cell table:style-name="ce0" office:value-type="float" office:value="4.7"/>
          <table:table-cell table:style-name="ce0" office:value-type="float" office:value="6.0"/>
          <table:table-cell table:style-name="ce0" office:value-type="float" office:value="3.1"/>
          <table:table-cell table:style-name="ce0" office:value-type="float" office:value="6.2"/>
          <table:table-cell table:style-name="ce0" office:value-type="float" office:value="4.6"/>
          <table:table-cell table:style-name="ce0" office:value-type="float" office:value="1.0"/>
          <table:table-cell table:style-name="ce0" office:value-type="float" office:value="5.2"/>
          <table:table-cell table:style-name="ce0" office:value-type="float" office:value="6.6"/>
          <table:table-cell table:style-name="ce0" office:value-type="float" office:value="3.6"/>
          <table:table-cell table:style-name="ce0" office:value-type="float" office:value="8.1"/>
          <table:table-cell table:style-name="ce0" office:value-type="float" office:value="5.0"/>
          <table:table-cell table:style-name="ce0" office:value-type="float" office:value="0.9"/>
          <table:table-cell table:style-name="ce0" office:value-type="float" office:value="4.7"/>
          <table:table-cell table:style-name="ce0" office:value-type="float" office:value="5.9"/>
          <table:table-cell table:style-name="ce0" office:value-type="float" office:value="3.6"/>
          <table:table-cell table:style-name="ce0" office:value-type="float" office:value="10.6"/>
          <table:table-cell table:style-name="ce0" office:value-type="float" office:value="4.6"/>
          <table:table-cell table:style-name="ce0" office:value-type="float" office:value="1.0"/>
          <table:table-cell table:style-name="ce0" office:value-type="float" office:value="5.6"/>
          <table:table-cell table:style-name="ce0" office:value-type="float" office:value="7.5"/>
          <table:table-cell table:style-name="ce0" office:value-type="float" office:value="3.7"/>
          <table:table-cell table:style-name="ce0" office:value-type="float" office:value="7.1"/>
          <table:table-cell table:style-name="ce0" office:value-type="float" office:value="5.4"/>
          <table:table-cell table:style-name="ce0" office:value-type="float" office:value="0.9"/>
          <table:table-cell table:style-name="ce0" office:value-type="float" office:value="4.8"/>
          <table:table-cell table:style-name="ce0" office:value-type="float" office:value="6.9"/>
          <table:table-cell table:style-name="ce0" office:value-type="float" office:value="2.8"/>
          <table:table-cell table:style-name="ce0" office:value-type="float" office:value="4.2"/>
          <table:table-cell table:style-name="ce0" office:value-type="float" office:value="4.6"/>
          <table:table-cell table:style-name="ce0" office:value-type="float" office:value="2.5"/>
          <table:table-cell table:style-name="ce0" office:value-type="float" office:value="4.6"/>
          <table:table-cell table:style-name="ce0" office:value-type="float" office:value="6.7"/>
          <table:table-cell table:style-name="ce0" office:value-type="float" office:value="2.6"/>
          <table:table-cell table:style-name="ce0" office:value-type="float" office:value="6.3"/>
          <table:table-cell table:style-name="ce0" office:value-type="float" office:value="4.3"/>
          <table:table-cell table:style-name="ce0" office:value-type="float" office:value="3.5"/>
          <table:table-cell table:style-name="ce0" office:value-type="float" office:value="5.0"/>
          <table:table-cell table:style-name="ce0" office:value-type="float" office:value="7.1"/>
          <table:table-cell table:style-name="ce0" office:value-type="float" office:value="2.9"/>
          <table:table-cell table:style-name="ce0" office:value-type="float" office:value="1.0"/>
          <table:table-cell table:style-name="ce0" office:value-type="float" office:value="4.8"/>
          <table:table-cell table:style-name="ce0" office:value-type="float" office:value="1.2"/>
          <table:table-cell table:style-name="ce0" office:value-type="float" office:value="3.5"/>
          <table:table-cell table:style-name="ce0" office:value-type="float" office:value="4.4"/>
          <table:table-cell table:style-name="ce0" office:value-type="float" office:value="2.5"/>
          <table:table-cell table:style-name="ce0" office:value-type="float" office:value="10.0"/>
          <table:table-cell table:style-name="ce0" office:value-type="float" office:value="3.4"/>
          <table:table-cell table:style-name="ce0" office:value-type="float" office:value="1.3"/>
          <table:table-cell table:style-name="ce0" office:value-type="float" office:value="3.1"/>
          <table:table-cell table:style-name="ce0" office:value-type="float" office:value="4.4"/>
          <table:table-cell table:style-name="ce0" office:value-type="float" office:value="1.8"/>
          <table:table-cell table:style-name="ce0" office:value-type="float" office:value="12.0"/>
          <table:table-cell table:style-name="ce0" office:value-type="float" office:value="2.9"/>
          <table:table-cell table:style-name="ce0" office:value-type="float" office:value="1.5"/>
          <table:table-cell table:style-name="ce0" office:value-type="float" office:value="3.9"/>
          <table:table-cell table:style-name="ce0" office:value-type="float" office:value="4.3"/>
          <table:table-cell table:style-name="ce0" office:value-type="float" office:value="3.5"/>
          <table:table-cell table:style-name="ce0" office:value-type="float" office:value="8.9"/>
          <table:table-cell table:style-name="ce0" office:value-type="float" office:value="3.9"/>
          <table:table-cell table:style-name="ce0" office:value-type="float" office:value="1.2"/>
          <table:table-cell table:style-name="ce0" office:value-type="float" office:value="2.9"/>
          <table:table-cell table:style-name="ce0" office:value-type="float" office:value="3.6"/>
          <table:table-cell table:style-name="ce0" office:value-type="float" office:value="1.8"/>
          <table:table-cell table:style-name="ce0" office:value-type="float" office:value="5.6"/>
          <table:table-cell table:style-name="ce0" office:value-type="float" office:value="2.8"/>
          <table:table-cell table:style-name="ce0" office:value-type="float" office:value="0.9"/>
          <table:table-cell table:style-name="ce0" office:value-type="float" office:value="2.4"/>
          <table:table-cell table:style-name="ce0" office:value-type="float" office:value="2.8"/>
          <table:table-cell table:style-name="ce0" office:value-type="float" office:value="1.8"/>
          <table:table-cell table:style-name="ce0" office:value-type="float" office:value="7.0"/>
          <table:table-cell table:style-name="ce0" office:value-type="float" office:value="2.6"/>
          <table:table-cell table:style-name="ce0" office:value-type="float" office:value="0.8"/>
          <table:table-cell table:style-name="ce0" office:value-type="float" office:value="3.2"/>
          <table:table-cell table:style-name="ce0" office:value-type="float" office:value="4.3"/>
          <table:table-cell table:style-name="ce0" office:value-type="float" office:value="1.9"/>
          <table:table-cell table:style-name="ce0" office:value-type="float" office:value="5.2"/>
          <table:table-cell table:style-name="ce0" office:value-type="float" office:value="3.1"/>
          <table:table-cell table:style-name="ce0" office:value-type="float" office:value="1.0"/>
        </table:table-row>
        <table:table-row table:style-name="ro1">
          <table:table-cell table:style-name="ce0" office:value-type="string">
            <text:p>Amazonas</text:p>
          </table:table-cell>
          <table:table-cell table:style-name="ce0" office:value-type="float" office:value="9.3"/>
          <table:table-cell table:style-name="ce0" office:value-type="float" office:value="10.2"/>
          <table:table-cell table:style-name="ce0" office:value-type="float" office:value="8.8"/>
          <table:table-cell table:style-name="ce0" office:value-type="float" office:value="12.0"/>
          <table:table-cell table:style-name="ce0" office:value-type="float" office:value="9.3"/>
          <table:table-cell table:style-name="ce0" office:value-type="float" office:value="7.2"/>
          <table:table-cell table:style-name="ce0" office:value-type="float" office:value="9.0"/>
          <table:table-cell table:style-name="ce0" office:value-type="float" office:value="9.9"/>
          <table:table-cell table:style-name="ce0" office:value-type="float" office:value="8.6"/>
          <table:table-cell table:style-name="ce0" office:value-type="float" office:value="12.0"/>
          <table:table-cell table:style-name="ce0" office:value-type="float" office:value="9.0"/>
          <table:table-cell table:style-name="ce0" office:value-type="float" office:value="7.2"/>
          <table:table-cell table:style-name="ce0" office:value-type="float" office:value="9.6"/>
          <table:table-cell table:style-name="ce0" office:value-type="float" office:value="10.5"/>
          <table:table-cell table:style-name="ce0" office:value-type="float" office:value="9.2"/>
          <table:table-cell table:style-name="ce0" office:value-type="float" office:value="12.0"/>
          <table:table-cell table:style-name="ce0" office:value-type="float" office:value="9.7"/>
          <table:table-cell table:style-name="ce0" office:value-type="float" office:value="7.1"/>
          <table:table-cell table:style-name="ce0" office:value-type="float" office:value="5.6"/>
          <table:table-cell table:style-name="ce0" office:value-type="float" office:value="5.7"/>
          <table:table-cell table:style-name="ce0" office:value-type="float" office:value="5.6"/>
          <table:table-cell table:style-name="ce0" office:value-type="float" office:value="5.6"/>
          <table:table-cell table:style-name="ce0" office:value-type="float" office:value="5.7"/>
          <table:table-cell table:style-name="ce0" office:value-type="float" office:value="5.0"/>
          <table:table-cell table:style-name="ce0" office:value-type="float" office:value="5.6"/>
          <table:table-cell table:style-name="ce0" office:value-type="float" office:value="5.6"/>
          <table:table-cell table:style-name="ce0" office:value-type="float" office:value="5.6"/>
          <table:table-cell table:style-name="ce0" office:value-type="float" office:value="5.6"/>
          <table:table-cell table:style-name="ce0" office:value-type="float" office:value="5.6"/>
          <table:table-cell table:style-name="ce0" office:value-type="float" office:value="5.0"/>
          <table:table-cell table:style-name="ce0" office:value-type="float" office:value="5.7"/>
          <table:table-cell table:style-name="ce0" office:value-type="float" office:value="5.8"/>
          <table:table-cell table:style-name="ce0" office:value-type="float" office:value="5.8"/>
          <table:table-cell table:style-name="ce0" office:value-type="float" office:value="5.7"/>
          <table:table-cell table:style-name="ce0" office:value-type="float" office:value="5.8"/>
          <table:table-cell table:style-name="ce0" office:value-type="float" office:value="5.0"/>
          <table:table-cell table:style-name="ce0" office:value-type="float" office:value="8.6"/>
          <table:table-cell table:style-name="ce0" office:value-type="float" office:value="8.9"/>
          <table:table-cell table:style-name="ce0" office:value-type="float" office:value="8.8"/>
          <table:table-cell table:style-name="ce0" office:value-type="float" office:value="8.8"/>
          <table:table-cell table:style-name="ce0" office:value-type="float" office:value="8.7"/>
          <table:table-cell table:style-name="ce0" office:value-type="float" office:value="7.6"/>
          <table:table-cell table:style-name="ce0" office:value-type="float" office:value="8.5"/>
          <table:table-cell table:style-name="ce0" office:value-type="float" office:value="8.7"/>
          <table:table-cell table:style-name="ce0" office:value-type="float" office:value="8.7"/>
          <table:table-cell table:style-name="ce0" office:value-type="float" office:value="8.9"/>
          <table:table-cell table:style-name="ce0" office:value-type="float" office:value="8.5"/>
          <table:table-cell table:style-name="ce0" office:value-type="float" office:value="7.4"/>
          <table:table-cell table:style-name="ce0" office:value-type="float" office:value="8.8"/>
          <table:table-cell table:style-name="ce0" office:value-type="float" office:value="9.0"/>
          <table:table-cell table:style-name="ce0" office:value-type="float" office:value="9.0"/>
          <table:table-cell table:style-name="ce0" office:value-type="float" office:value="8.7"/>
          <table:table-cell table:style-name="ce0" office:value-type="float" office:value="8.9"/>
          <table:table-cell table:style-name="ce0" office:value-type="float" office:value="7.8"/>
          <table:table-cell table:style-name="ce0" office:value-type="float" office:value="10.9"/>
          <table:table-cell table:style-name="ce0" office:value-type="float" office:value="11.5"/>
          <table:table-cell table:style-name="ce0" office:value-type="float" office:value="10.8"/>
          <table:table-cell table:style-name="ce0" office:value-type="float" office:value="12.1"/>
          <table:table-cell table:style-name="ce0" office:value-type="float" office:value="11.0"/>
          <table:table-cell table:style-name="ce0" office:value-type="float" office:value="9.4"/>
          <table:table-cell table:style-name="ce0" office:value-type="float" office:value="10.7"/>
          <table:table-cell table:style-name="ce0" office:value-type="float" office:value="11.2"/>
          <table:table-cell table:style-name="ce0" office:value-type="float" office:value="10.6"/>
          <table:table-cell table:style-name="ce0" office:value-type="float" office:value="11.5"/>
          <table:table-cell table:style-name="ce0" office:value-type="float" office:value="10.7"/>
          <table:table-cell table:style-name="ce0" office:value-type="float" office:value="9.4"/>
          <table:table-cell table:style-name="ce0" office:value-type="float" office:value="11.2"/>
          <table:table-cell table:style-name="ce0" office:value-type="float" office:value="11.7"/>
          <table:table-cell table:style-name="ce0" office:value-type="float" office:value="11.1"/>
          <table:table-cell table:style-name="ce0" office:value-type="float" office:value="12.4"/>
          <table:table-cell table:style-name="ce0" office:value-type="float" office:value="11.2"/>
          <table:table-cell table:style-name="ce0" office:value-type="float" office:value="9.4"/>
          <table:table-cell table:style-name="ce0" office:value-type="float" office:value="10.6"/>
          <table:table-cell table:style-name="ce0" office:value-type="float" office:value="11.0"/>
          <table:table-cell table:style-name="ce0" office:value-type="float" office:value="10.6"/>
          <table:table-cell table:style-name="ce0" office:value-type="float" office:value="12.1"/>
          <table:table-cell table:style-name="ce0" office:value-type="float" office:value="10.6"/>
          <table:table-cell table:style-name="ce0" office:value-type="float" office:value="9.1"/>
          <table:table-cell table:style-name="ce0" office:value-type="float" office:value="10.4"/>
          <table:table-cell table:style-name="ce0" office:value-type="float" office:value="10.7"/>
          <table:table-cell table:style-name="ce0" office:value-type="float" office:value="10.2"/>
          <table:table-cell table:style-name="ce0" office:value-type="float" office:value="11.0"/>
          <table:table-cell table:style-name="ce0" office:value-type="float" office:value="10.5"/>
          <table:table-cell table:style-name="ce0" office:value-type="float" office:value="9.0"/>
          <table:table-cell table:style-name="ce0" office:value-type="float" office:value="10.8"/>
          <table:table-cell table:style-name="ce0" office:value-type="float" office:value="11.2"/>
          <table:table-cell table:style-name="ce0" office:value-type="float" office:value="11.2"/>
          <table:table-cell table:style-name="ce0" office:value-type="float" office:value="12.4"/>
          <table:table-cell table:style-name="ce0" office:value-type="float" office:value="10.8"/>
          <table:table-cell table:style-name="ce0" office:value-type="float" office:value="9.1"/>
          <table:table-cell table:style-name="ce0" office:value-type="float" office:value="11.1"/>
          <table:table-cell table:style-name="ce0" office:value-type="float" office:value="11.7"/>
          <table:table-cell table:style-name="ce0" office:value-type="float" office:value="10.9"/>
          <table:table-cell table:style-name="ce0" office:value-type="float" office:value="12.1"/>
          <table:table-cell table:style-name="ce0" office:value-type="float" office:value="11.1"/>
          <table:table-cell table:style-name="ce0" office:value-type="float" office:value="9.5"/>
          <table:table-cell table:style-name="ce0" office:value-type="float" office:value="10.8"/>
          <table:table-cell table:style-name="ce0" office:value-type="float" office:value="11.3"/>
          <table:table-cell table:style-name="ce0" office:value-type="float" office:value="10.7"/>
          <table:table-cell table:style-name="ce0" office:value-type="float" office:value="11.6"/>
          <table:table-cell table:style-name="ce0" office:value-type="float" office:value="10.8"/>
          <table:table-cell table:style-name="ce0" office:value-type="float" office:value="9.5"/>
          <table:table-cell table:style-name="ce0" office:value-type="float" office:value="11.3"/>
          <table:table-cell table:style-name="ce0" office:value-type="float" office:value="12.0"/>
          <table:table-cell table:style-name="ce0" office:value-type="float" office:value="11.1"/>
          <table:table-cell table:style-name="ce0" office:value-type="float" office:value="12.3"/>
          <table:table-cell table:style-name="ce0" office:value-type="float" office:value="11.4"/>
          <table:table-cell table:style-name="ce0" office:value-type="float" office:value="9.6"/>
          <table:table-cell table:style-name="ce0" office:value-type="float" office:value="9.5"/>
          <table:table-cell table:style-name="ce0" office:value-type="float" office:value="10.7"/>
          <table:table-cell table:style-name="ce0" office:value-type="float" office:value="8.7"/>
          <table:table-cell table:style-name="ce0" office:value-type="float" office:value="12.5"/>
          <table:table-cell table:style-name="ce0" office:value-type="float" office:value="9.5"/>
          <table:table-cell table:style-name="ce0" office:value-type="float" office:value="6.8"/>
          <table:table-cell table:style-name="ce0" office:value-type="float" office:value="9.2"/>
          <table:table-cell table:style-name="ce0" office:value-type="float" office:value="10.3"/>
          <table:table-cell table:style-name="ce0" office:value-type="float" office:value="8.4"/>
          <table:table-cell table:style-name="ce0" office:value-type="float" office:value="12.7"/>
          <table:table-cell table:style-name="ce0" office:value-type="float" office:value="9.2"/>
          <table:table-cell table:style-name="ce0" office:value-type="float" office:value="7.0"/>
          <table:table-cell table:style-name="ce0" office:value-type="float" office:value="9.9"/>
          <table:table-cell table:style-name="ce0" office:value-type="float" office:value="10.9"/>
          <table:table-cell table:style-name="ce0" office:value-type="float" office:value="9.2"/>
          <table:table-cell table:style-name="ce0" office:value-type="float" office:value="12.4"/>
          <table:table-cell table:style-name="ce0" office:value-type="float" office:value="9.9"/>
          <table:table-cell table:style-name="ce0" office:value-type="float" office:value="6.7"/>
          <table:table-cell table:style-name="ce0" office:value-type="float" office:value="10.0"/>
          <table:table-cell table:style-name="ce0" office:value-type="float" office:value="11.1"/>
          <table:table-cell table:style-name="ce0" office:value-type="float" office:value="9.3"/>
          <table:table-cell table:style-name="ce0" office:value-type="float" office:value="13.0"/>
          <table:table-cell table:style-name="ce0" office:value-type="float" office:value="10.0"/>
          <table:table-cell table:style-name="ce0" office:value-type="float" office:value="7.4"/>
          <table:table-cell table:style-name="ce0" office:value-type="float" office:value="9.6"/>
          <table:table-cell table:style-name="ce0" office:value-type="float" office:value="10.7"/>
          <table:table-cell table:style-name="ce0" office:value-type="float" office:value="8.9"/>
          <table:table-cell table:style-name="ce0" office:value-type="float" office:value="13.3"/>
          <table:table-cell table:style-name="ce0" office:value-type="float" office:value="9.6"/>
          <table:table-cell table:style-name="ce0" office:value-type="float" office:value="7.5"/>
          <table:table-cell table:style-name="ce0" office:value-type="float" office:value="10.4"/>
          <table:table-cell table:style-name="ce0" office:value-type="float" office:value="11.5"/>
          <table:table-cell table:style-name="ce0" office:value-type="float" office:value="9.9"/>
          <table:table-cell table:style-name="ce0" office:value-type="float" office:value="12.8"/>
          <table:table-cell table:style-name="ce0" office:value-type="float" office:value="10.4"/>
          <table:table-cell table:style-name="ce0" office:value-type="float" office:value="7.3"/>
          <table:table-cell table:style-name="ce0" office:value-type="float" office:value="11.2"/>
          <table:table-cell table:style-name="ce0" office:value-type="float" office:value="12.0"/>
          <table:table-cell table:style-name="ce0" office:value-type="float" office:value="10.9"/>
          <table:table-cell table:style-name="ce0" office:value-type="float" office:value="13.6"/>
          <table:table-cell table:style-name="ce0" office:value-type="float" office:value="11.2"/>
          <table:table-cell table:style-name="ce0" office:value-type="float" office:value="9.3"/>
          <table:table-cell table:style-name="ce0" office:value-type="float" office:value="10.9"/>
          <table:table-cell table:style-name="ce0" office:value-type="float" office:value="11.6"/>
          <table:table-cell table:style-name="ce0" office:value-type="float" office:value="10.5"/>
          <table:table-cell table:style-name="ce0" office:value-type="float" office:value="14.0"/>
          <table:table-cell table:style-name="ce0" office:value-type="float" office:value="10.9"/>
          <table:table-cell table:style-name="ce0" office:value-type="float" office:value="9.3"/>
          <table:table-cell table:style-name="ce0" office:value-type="float" office:value="11.5"/>
          <table:table-cell table:style-name="ce0" office:value-type="float" office:value="12.5"/>
          <table:table-cell table:style-name="ce0" office:value-type="float" office:value="11.7"/>
          <table:table-cell table:style-name="ce0" office:value-type="float" office:value="13.3"/>
          <table:table-cell table:style-name="ce0" office:value-type="float" office:value="11.5"/>
          <table:table-cell table:style-name="ce0" office:value-type="float" office:value="9.2"/>
          <table:table-cell table:style-name="ce0" office:value-type="float" office:value="11.0"/>
          <table:table-cell table:style-name="ce0" office:value-type="float" office:value="12.0"/>
          <table:table-cell table:style-name="ce0" office:value-type="float" office:value="10.8"/>
          <table:table-cell table:style-name="ce0" office:value-type="float" office:value="13.8"/>
          <table:table-cell table:style-name="ce0" office:value-type="float" office:value="10.9"/>
          <table:table-cell table:style-name="ce0" office:value-type="float" office:value="8.8"/>
          <table:table-cell table:style-name="ce0" office:value-type="float" office:value="10.6"/>
          <table:table-cell table:style-name="ce0" office:value-type="float" office:value="11.7"/>
          <table:table-cell table:style-name="ce0" office:value-type="float" office:value="10.4"/>
          <table:table-cell table:style-name="ce0" office:value-type="float" office:value="12.7"/>
          <table:table-cell table:style-name="ce0" office:value-type="float" office:value="10.6"/>
          <table:table-cell table:style-name="ce0" office:value-type="float" office:value="8.9"/>
          <table:table-cell table:style-name="ce0" office:value-type="float" office:value="11.3"/>
          <table:table-cell table:style-name="ce0" office:value-type="float" office:value="12.3"/>
          <table:table-cell table:style-name="ce0" office:value-type="float" office:value="11.4"/>
          <table:table-cell table:style-name="ce0" office:value-type="float" office:value="14.1"/>
          <table:table-cell table:style-name="ce0" office:value-type="float" office:value="11.3"/>
          <table:table-cell table:style-name="ce0" office:value-type="float" office:value="8.8"/>
          <table:table-cell table:style-name="ce0" office:value-type="float" office:value="10.7"/>
          <table:table-cell table:style-name="ce0" office:value-type="float" office:value="11.7"/>
          <table:table-cell table:style-name="ce0" office:value-type="float" office:value="10.2"/>
          <table:table-cell table:style-name="ce0" office:value-type="float" office:value="13.5"/>
          <table:table-cell table:style-name="ce0" office:value-type="float" office:value="10.7"/>
          <table:table-cell table:style-name="ce0" office:value-type="float" office:value="8.1"/>
          <table:table-cell table:style-name="ce0" office:value-type="float" office:value="10.3"/>
          <table:table-cell table:style-name="ce0" office:value-type="float" office:value="11.2"/>
          <table:table-cell table:style-name="ce0" office:value-type="float" office:value="9.7"/>
          <table:table-cell table:style-name="ce0" office:value-type="float" office:value="14.0"/>
          <table:table-cell table:style-name="ce0" office:value-type="float" office:value="10.3"/>
          <table:table-cell table:style-name="ce0" office:value-type="float" office:value="8.4"/>
          <table:table-cell table:style-name="ce0" office:value-type="float" office:value="11.0"/>
          <table:table-cell table:style-name="ce0" office:value-type="float" office:value="12.1"/>
          <table:table-cell table:style-name="ce0" office:value-type="float" office:value="10.9"/>
          <table:table-cell table:style-name="ce0" office:value-type="float" office:value="13.0"/>
          <table:table-cell table:style-name="ce0" office:value-type="float" office:value="11.0"/>
          <table:table-cell table:style-name="ce0" office:value-type="float" office:value="7.8"/>
          <table:table-cell table:style-name="ce0" office:value-type="float" office:value="10.1"/>
          <table:table-cell table:style-name="ce0" office:value-type="float" office:value="11.5"/>
          <table:table-cell table:style-name="ce0" office:value-type="float" office:value="9.3"/>
          <table:table-cell table:style-name="ce0" office:value-type="float" office:value="13.0"/>
          <table:table-cell table:style-name="ce0" office:value-type="float" office:value="10.1"/>
          <table:table-cell table:style-name="ce0" office:value-type="float" office:value="7.1"/>
          <table:table-cell table:style-name="ce0" office:value-type="float" office:value="9.7"/>
          <table:table-cell table:style-name="ce0" office:value-type="float" office:value="10.9"/>
          <table:table-cell table:style-name="ce0" office:value-type="float" office:value="8.9"/>
          <table:table-cell table:style-name="ce0" office:value-type="float" office:value="11.8"/>
          <table:table-cell table:style-name="ce0" office:value-type="float" office:value="9.6"/>
          <table:table-cell table:style-name="ce0" office:value-type="float" office:value="7.4"/>
          <table:table-cell table:style-name="ce0" office:value-type="float" office:value="10.6"/>
          <table:table-cell table:style-name="ce0" office:value-type="float" office:value="11.9"/>
          <table:table-cell table:style-name="ce0" office:value-type="float" office:value="9.7"/>
          <table:table-cell table:style-name="ce0" office:value-type="float" office:value="14.0"/>
          <table:table-cell table:style-name="ce0" office:value-type="float" office:value="10.6"/>
          <table:table-cell table:style-name="ce0" office:value-type="float" office:value="6.9"/>
          <table:table-cell table:style-name="ce0" office:value-type="float" office:value="9.5"/>
          <table:table-cell table:style-name="ce0" office:value-type="float" office:value="10.7"/>
          <table:table-cell table:style-name="ce0" office:value-type="float" office:value="8.8"/>
          <table:table-cell table:style-name="ce0" office:value-type="float" office:value="12.9"/>
          <table:table-cell table:style-name="ce0" office:value-type="float" office:value="9.5"/>
          <table:table-cell table:style-name="ce0" office:value-type="float" office:value="6.2"/>
          <table:table-cell table:style-name="ce0" office:value-type="float" office:value="8.9"/>
          <table:table-cell table:style-name="ce0" office:value-type="float" office:value="10.2"/>
          <table:table-cell table:style-name="ce0" office:value-type="float" office:value="8.3"/>
          <table:table-cell table:style-name="ce0" office:value-type="float" office:value="14.2"/>
          <table:table-cell table:style-name="ce0" office:value-type="float" office:value="8.9"/>
          <table:table-cell table:style-name="ce0" office:value-type="float" office:value="6.5"/>
          <table:table-cell table:style-name="ce0" office:value-type="float" office:value="10.0"/>
          <table:table-cell table:style-name="ce0" office:value-type="float" office:value="11.0"/>
          <table:table-cell table:style-name="ce0" office:value-type="float" office:value="9.6"/>
          <table:table-cell table:style-name="ce0" office:value-type="float" office:value="12.3"/>
          <table:table-cell table:style-name="ce0" office:value-type="float" office:value="10.0"/>
          <table:table-cell table:style-name="ce0" office:value-type="float" office:value="5.8"/>
          <table:table-cell table:style-name="ce0" office:value-type="float" office:value="8.9"/>
          <table:table-cell table:style-name="ce0" office:value-type="float" office:value="10.3"/>
          <table:table-cell table:style-name="ce0" office:value-type="float" office:value="8.0"/>
          <table:table-cell table:style-name="ce0" office:value-type="float" office:value="12.1"/>
          <table:table-cell table:style-name="ce0" office:value-type="float" office:value="8.8"/>
          <table:table-cell table:style-name="ce0" office:value-type="float" office:value="5.4"/>
          <table:table-cell table:style-name="ce0" office:value-type="float" office:value="8.5"/>
          <table:table-cell table:style-name="ce0" office:value-type="float" office:value="9.8"/>
          <table:table-cell table:style-name="ce0" office:value-type="float" office:value="7.8"/>
          <table:table-cell table:style-name="ce0" office:value-type="float" office:value="14.5"/>
          <table:table-cell table:style-name="ce0" office:value-type="float" office:value="8.4"/>
          <table:table-cell table:style-name="ce0" office:value-type="float" office:value="5.5"/>
          <table:table-cell table:style-name="ce0" office:value-type="float" office:value="9.3"/>
          <table:table-cell table:style-name="ce0" office:value-type="float" office:value="10.7"/>
          <table:table-cell table:style-name="ce0" office:value-type="float" office:value="8.4"/>
          <table:table-cell table:style-name="ce0" office:value-type="float" office:value="10.7"/>
          <table:table-cell table:style-name="ce0" office:value-type="float" office:value="9.2"/>
          <table:table-cell table:style-name="ce0" office:value-type="float" office:value="5.2"/>
          <table:table-cell table:style-name="ce0" office:value-type="float" office:value="8.2"/>
          <table:table-cell table:style-name="ce0" office:value-type="float" office:value="9.7"/>
          <table:table-cell table:style-name="ce0" office:value-type="float" office:value="7.3"/>
          <table:table-cell table:style-name="ce0" office:value-type="float" office:value="13.2"/>
          <table:table-cell table:style-name="ce0" office:value-type="float" office:value="8.1"/>
          <table:table-cell table:style-name="ce0" office:value-type="float" office:value="4.7"/>
          <table:table-cell table:style-name="ce0" office:value-type="float" office:value="7.9"/>
          <table:table-cell table:style-name="ce0" office:value-type="float" office:value="9.3"/>
          <table:table-cell table:style-name="ce0" office:value-type="float" office:value="7.0"/>
          <table:table-cell table:style-name="ce0" office:value-type="float" office:value="14.4"/>
          <table:table-cell table:style-name="ce0" office:value-type="float" office:value="7.9"/>
          <table:table-cell table:style-name="ce0" office:value-type="float" office:value="4.6"/>
          <table:table-cell table:style-name="ce0" office:value-type="float" office:value="8.5"/>
          <table:table-cell table:style-name="ce0" office:value-type="float" office:value="10.0"/>
          <table:table-cell table:style-name="ce0" office:value-type="float" office:value="7.8"/>
          <table:table-cell table:style-name="ce0" office:value-type="float" office:value="12.9"/>
          <table:table-cell table:style-name="ce0" office:value-type="float" office:value="8.4"/>
          <table:table-cell table:style-name="ce0" office:value-type="float" office:value="4.7"/>
          <table:table-cell table:style-name="ce0" office:value-type="float" office:value="7.4"/>
          <table:table-cell table:style-name="ce0" office:value-type="float" office:value="8.8"/>
          <table:table-cell table:style-name="ce0" office:value-type="float" office:value="6.6"/>
          <table:table-cell table:style-name="ce0" office:value-type="float" office:value="10.7"/>
          <table:table-cell table:style-name="ce0" office:value-type="float" office:value="7.3"/>
          <table:table-cell table:style-name="ce0" office:value-type="float" office:value="4.0"/>
          <table:table-cell table:style-name="ce0" office:value-type="float" office:value="7.1"/>
          <table:table-cell table:style-name="ce0" office:value-type="float" office:value="8.6"/>
          <table:table-cell table:style-name="ce0" office:value-type="float" office:value="6.6"/>
          <table:table-cell table:style-name="ce0" office:value-type="float" office:value="10.6"/>
          <table:table-cell table:style-name="ce0" office:value-type="float" office:value="7.0"/>
          <table:table-cell table:style-name="ce0" office:value-type="float" office:value="4.3"/>
          <table:table-cell table:style-name="ce0" office:value-type="float" office:value="7.7"/>
          <table:table-cell table:style-name="ce0" office:value-type="float" office:value="9.1"/>
          <table:table-cell table:style-name="ce0" office:value-type="float" office:value="6.6"/>
          <table:table-cell table:style-name="ce0" office:value-type="float" office:value="10.9"/>
          <table:table-cell table:style-name="ce0" office:value-type="float" office:value="7.6"/>
          <table:table-cell table:style-name="ce0" office:value-type="float" office:value="3.7"/>
          <table:table-cell table:style-name="ce0" office:value-type="float" office:value="5.6"/>
          <table:table-cell table:style-name="ce0" office:value-type="float" office:value="7.4"/>
          <table:table-cell table:style-name="ce0" office:value-type="float" office:value="4.4"/>
          <table:table-cell table:style-name="ce0" office:value-type="float" office:value="10.9"/>
          <table:table-cell table:style-name="ce0" office:value-type="float" office:value="5.5"/>
          <table:table-cell table:style-name="ce0" office:value-type="float" office:value="2.2"/>
          <table:table-cell table:style-name="ce0" office:value-type="float" office:value="5.4"/>
          <table:table-cell table:style-name="ce0" office:value-type="float" office:value="7.6"/>
          <table:table-cell table:style-name="ce0" office:value-type="float" office:value="4.4"/>
          <table:table-cell table:style-name="ce0" office:value-type="float" office:value="11.1"/>
          <table:table-cell table:style-name="ce0" office:value-type="float" office:value="5.2"/>
          <table:table-cell table:style-name="ce0" office:value-type="float" office:value="2.5"/>
          <table:table-cell table:style-name="ce0" office:value-type="float" office:value="5.8"/>
          <table:table-cell table:style-name="ce0" office:value-type="float" office:value="7.2"/>
          <table:table-cell table:style-name="ce0" office:value-type="float" office:value="4.5"/>
          <table:table-cell table:style-name="ce0" office:value-type="float" office:value="10.6"/>
          <table:table-cell table:style-name="ce0" office:value-type="float" office:value="5.7"/>
          <table:table-cell table:style-name="ce0" office:value-type="float" office:value="1.8"/>
          <table:table-cell table:style-name="ce0" office:value-type="float" office:value="6.6"/>
          <table:table-cell table:style-name="ce0" office:value-type="float" office:value="8.3"/>
          <table:table-cell table:style-name="ce0" office:value-type="float" office:value="5.4"/>
          <table:table-cell table:style-name="ce0" office:value-type="float" office:value="12.6"/>
          <table:table-cell table:style-name="ce0" office:value-type="float" office:value="6.5"/>
          <table:table-cell table:style-name="ce0" office:value-type="float" office:value="3.1"/>
          <table:table-cell table:style-name="ce0" office:value-type="float" office:value="6.3"/>
          <table:table-cell table:style-name="ce0" office:value-type="float" office:value="8.5"/>
          <table:table-cell table:style-name="ce0" office:value-type="float" office:value="4.8"/>
          <table:table-cell table:style-name="ce0" office:value-type="float" office:value="11.9"/>
          <table:table-cell table:style-name="ce0" office:value-type="float" office:value="6.1"/>
          <table:table-cell table:style-name="ce0" office:value-type="float" office:value="3.6"/>
          <table:table-cell table:style-name="ce0" office:value-type="float" office:value="6.9"/>
          <table:table-cell table:style-name="ce0" office:value-type="float" office:value="8.2"/>
          <table:table-cell table:style-name="ce0" office:value-type="float" office:value="6.0"/>
          <table:table-cell table:style-name="ce0" office:value-type="float" office:value="13.7"/>
          <table:table-cell table:style-name="ce0" office:value-type="float" office:value="6.8"/>
          <table:table-cell table:style-name="ce0" office:value-type="float" office:value="2.5"/>
          <table:table-cell table:style-name="ce0" office:value-type="float" office:value="5.9"/>
          <table:table-cell table:style-name="ce0" office:value-type="float" office:value="8.0"/>
          <table:table-cell table:style-name="ce0" office:value-type="float" office:value="4.7"/>
          <table:table-cell table:style-name="ce0" office:value-type="float" office:value="12.1"/>
          <table:table-cell table:style-name="ce0" office:value-type="float" office:value="5.7"/>
          <table:table-cell table:style-name="ce0" office:value-type="float" office:value="2.4"/>
          <table:table-cell table:style-name="ce0" office:value-type="float" office:value="5.7"/>
          <table:table-cell table:style-name="ce0" office:value-type="float" office:value="8.3"/>
          <table:table-cell table:style-name="ce0" office:value-type="float" office:value="5.0"/>
          <table:table-cell table:style-name="ce0" office:value-type="float" office:value="11.7"/>
          <table:table-cell table:style-name="ce0" office:value-type="float" office:value="5.4"/>
          <table:table-cell table:style-name="ce0" office:value-type="float" office:value="2.5"/>
          <table:table-cell table:style-name="ce0" office:value-type="float" office:value="6.1"/>
          <table:table-cell table:style-name="ce0" office:value-type="float" office:value="7.7"/>
          <table:table-cell table:style-name="ce0" office:value-type="float" office:value="4.3"/>
          <table:table-cell table:style-name="ce0" office:value-type="float" office:value="12.7"/>
          <table:table-cell table:style-name="ce0" office:value-type="float" office:value="5.9"/>
          <table:table-cell table:style-name="ce0" office:value-type="float" office:value="2.2"/>
          <table:table-cell table:style-name="ce0" office:value-type="float" office:value="4.8"/>
          <table:table-cell table:style-name="ce0" office:value-type="float" office:value="7.0"/>
          <table:table-cell table:style-name="ce0" office:value-type="float" office:value="3.2"/>
          <table:table-cell table:style-name="ce0" office:value-type="float" office:value="7.9"/>
          <table:table-cell table:style-name="ce0" office:value-type="float" office:value="4.5"/>
          <table:table-cell table:style-name="ce0" office:value-type="float" office:value="1.7"/>
          <table:table-cell table:style-name="ce0" office:value-type="float" office:value="4.6"/>
          <table:table-cell table:style-name="ce0" office:value-type="float" office:value="7.5"/>
          <table:table-cell table:style-name="ce0" office:value-type="float" office:value="3.6"/>
          <table:table-cell table:style-name="ce0" office:value-type="float" office:value="11.7"/>
          <table:table-cell table:style-name="ce0" office:value-type="float" office:value="3.9"/>
          <table:table-cell table:style-name="ce0" office:value-type="float" office:value="2.3"/>
          <table:table-cell table:style-name="ce0" office:value-type="float" office:value="5.0"/>
          <table:table-cell table:style-name="ce0" office:value-type="float" office:value="6.6"/>
          <table:table-cell table:style-name="ce0" office:value-type="float" office:value="2.8"/>
          <table:table-cell table:style-name="ce0" office:value-type="float" office:value="7.0"/>
          <table:table-cell table:style-name="ce0" office:value-type="float" office:value="4.9"/>
          <table:table-cell table:style-name="ce0" office:value-type="float" office:value="1.2"/>
          <table:table-cell table:style-name="ce0" office:value-type="float" office:value="3.8"/>
          <table:table-cell table:style-name="ce0" office:value-type="float" office:value="5.4"/>
          <table:table-cell table:style-name="ce0" office:value-type="float" office:value="3.2"/>
          <table:table-cell table:style-name="ce0" office:value-type="float" office:value="8.4"/>
          <table:table-cell table:style-name="ce0" office:value-type="float" office:value="3.5"/>
          <table:table-cell table:style-name="ce0" office:value-type="float" office:value="0.9"/>
          <table:table-cell table:style-name="ce0" office:value-type="float" office:value="3.6"/>
          <table:table-cell table:style-name="ce0" office:value-type="float" office:value="5.1"/>
          <table:table-cell table:style-name="ce0" office:value-type="float" office:value="3.1"/>
          <table:table-cell table:style-name="ce0" office:value-type="float" office:value="8.1"/>
          <table:table-cell table:style-name="ce0" office:value-type="float" office:value="3.5"/>
          <table:table-cell table:style-name="ce0" office:value-type="float" office:value="1.0"/>
          <table:table-cell table:style-name="ce0" office:value-type="float" office:value="3.9"/>
          <table:table-cell table:style-name="ce0" office:value-type="float" office:value="5.5"/>
          <table:table-cell table:style-name="ce0" office:value-type="float" office:value="3.4"/>
          <table:table-cell table:style-name="ce0" office:value-type="float" office:value="8.8"/>
          <table:table-cell table:style-name="ce0" office:value-type="float" office:value="3.5"/>
          <table:table-cell table:style-name="ce0" office:value-type="float" office:value="0.7"/>
        </table:table-row>
        <table:table-row table:style-name="ro1">
          <table:table-cell table:style-name="ce0" office:value-type="string">
            <text:p>Roraima</text:p>
          </table:table-cell>
          <table:table-cell table:style-name="ce0" office:value-type="float" office:value="9.5"/>
          <table:table-cell table:style-name="ce0" office:value-type="float" office:value="10.5"/>
          <table:table-cell table:style-name="ce0" office:value-type="float" office:value="9.3"/>
          <table:table-cell table:style-name="ce0" office:value-type="float" office:value="11.5"/>
          <table:table-cell table:style-name="ce0" office:value-type="float" office:value="9.8"/>
          <table:table-cell table:style-name="ce0" office:value-type="float" office:value="6.7"/>
          <table:table-cell table:style-name="ce0" office:value-type="float" office:value="9.1"/>
          <table:table-cell table:style-name="ce0" office:value-type="float" office:value="10.1"/>
          <table:table-cell table:style-name="ce0" office:value-type="float" office:value="8.8"/>
          <table:table-cell table:style-name="ce0" office:value-type="float" office:value="11.3"/>
          <table:table-cell table:style-name="ce0" office:value-type="float" office:value="9.3"/>
          <table:table-cell table:style-name="ce0" office:value-type="float" office:value="6.6"/>
          <table:table-cell table:style-name="ce0" office:value-type="float" office:value="9.9"/>
          <table:table-cell table:style-name="ce0" office:value-type="float" office:value="11.0"/>
          <table:table-cell table:style-name="ce0" office:value-type="float" office:value="9.8"/>
          <table:table-cell table:style-name="ce0" office:value-type="float" office:value="11.7"/>
          <table:table-cell table:style-name="ce0" office:value-type="float" office:value="10.3"/>
          <table:table-cell table:style-name="ce0" office:value-type="float" office:value="6.8"/>
          <table:table-cell table:style-name="ce0" office:value-type="float" office:value="5.5"/>
          <table:table-cell table:style-name="ce0" office:value-type="float" office:value="5.9"/>
          <table:table-cell table:style-name="ce0" office:value-type="float" office:value="5.5"/>
          <table:table-cell table:style-name="ce0" office:value-type="float" office:value="6.7"/>
          <table:table-cell table:style-name="ce0" office:value-type="float" office:value="5.8"/>
          <table:table-cell table:style-name="ce0" office:value-type="float" office:value="4.6"/>
          <table:table-cell table:style-name="ce0" office:value-type="float" office:value="5.5"/>
          <table:table-cell table:style-name="ce0" office:value-type="float" office:value="5.8"/>
          <table:table-cell table:style-name="ce0" office:value-type="float" office:value="5.5"/>
          <table:table-cell table:style-name="ce0" office:value-type="float" office:value="7.0"/>
          <table:table-cell table:style-name="ce0" office:value-type="float" office:value="5.7"/>
          <table:table-cell table:style-name="ce0" office:value-type="float" office:value="4.5"/>
          <table:table-cell table:style-name="ce0" office:value-type="float" office:value="5.6"/>
          <table:table-cell table:style-name="ce0" office:value-type="float" office:value="6.0"/>
          <table:table-cell table:style-name="ce0" office:value-type="float" office:value="5.6"/>
          <table:table-cell table:style-name="ce0" office:value-type="float" office:value="6.5"/>
          <table:table-cell table:style-name="ce0" office:value-type="float" office:value="5.9"/>
          <table:table-cell table:style-name="ce0" office:value-type="float" office:value="4.6"/>
          <table:table-cell table:style-name="ce0" office:value-type="float" office:value="8.6"/>
          <table:table-cell table:style-name="ce0" office:value-type="float" office:value="9.2"/>
          <table:table-cell table:style-name="ce0" office:value-type="float" office:value="9.0"/>
          <table:table-cell table:style-name="ce0" office:value-type="float" office:value="8.2"/>
          <table:table-cell table:style-name="ce0" office:value-type="float" office:value="8.9"/>
          <table:table-cell table:style-name="ce0" office:value-type="float" office:value="6.6"/>
          <table:table-cell table:style-name="ce0" office:value-type="float" office:value="8.5"/>
          <table:table-cell table:style-name="ce0" office:value-type="float" office:value="9.2"/>
          <table:table-cell table:style-name="ce0" office:value-type="float" office:value="8.7"/>
          <table:table-cell table:style-name="ce0" office:value-type="float" office:value="10.0"/>
          <table:table-cell table:style-name="ce0" office:value-type="float" office:value="8.8"/>
          <table:table-cell table:style-name="ce0" office:value-type="float" office:value="6.7"/>
          <table:table-cell table:style-name="ce0" office:value-type="float" office:value="8.7"/>
          <table:table-cell table:style-name="ce0" office:value-type="float" office:value="9.3"/>
          <table:table-cell table:style-name="ce0" office:value-type="float" office:value="9.4"/>
          <table:table-cell table:style-name="ce0" office:value-type="float" office:value="7.7"/>
          <table:table-cell table:style-name="ce0" office:value-type="float" office:value="9.1"/>
          <table:table-cell table:style-name="ce0" office:value-type="float" office:value="6.6"/>
          <table:table-cell table:style-name="ce0" office:value-type="float" office:value="10.7"/>
          <table:table-cell table:style-name="ce0" office:value-type="float" office:value="11.6"/>
          <table:table-cell table:style-name="ce0" office:value-type="float" office:value="10.7"/>
          <table:table-cell table:style-name="ce0" office:value-type="float" office:value="10.6"/>
          <table:table-cell table:style-name="ce0" office:value-type="float" office:value="11.2"/>
          <table:table-cell table:style-name="ce0" office:value-type="float" office:value="8.0"/>
          <table:table-cell table:style-name="ce0" office:value-type="float" office:value="10.5"/>
          <table:table-cell table:style-name="ce0" office:value-type="float" office:value="11.3"/>
          <table:table-cell table:style-name="ce0" office:value-type="float" office:value="10.5"/>
          <table:table-cell table:style-name="ce0" office:value-type="float" office:value="9.1"/>
          <table:table-cell table:style-name="ce0" office:value-type="float" office:value="10.9"/>
          <table:table-cell table:style-name="ce0" office:value-type="float" office:value="7.9"/>
          <table:table-cell table:style-name="ce0" office:value-type="float" office:value="11.0"/>
          <table:table-cell table:style-name="ce0" office:value-type="float" office:value="11.9"/>
          <table:table-cell table:style-name="ce0" office:value-type="float" office:value="10.9"/>
          <table:table-cell table:style-name="ce0" office:value-type="float" office:value="13.1"/>
          <table:table-cell table:style-name="ce0" office:value-type="float" office:value="11.5"/>
          <table:table-cell table:style-name="ce0" office:value-type="float" office:value="8.2"/>
          <table:table-cell table:style-name="ce0" office:value-type="float" office:value="10.3"/>
          <table:table-cell table:style-name="ce0" office:value-type="float" office:value="11.1"/>
          <table:table-cell table:style-name="ce0" office:value-type="float" office:value="10.4"/>
          <table:table-cell table:style-name="ce0" office:value-type="float" office:value="12.0"/>
          <table:table-cell table:style-name="ce0" office:value-type="float" office:value="10.9"/>
          <table:table-cell table:style-name="ce0" office:value-type="float" office:value="7.6"/>
          <table:table-cell table:style-name="ce0" office:value-type="float" office:value="10.1"/>
          <table:table-cell table:style-name="ce0" office:value-type="float" office:value="10.9"/>
          <table:table-cell table:style-name="ce0" office:value-type="float" office:value="10.1"/>
          <table:table-cell table:style-name="ce0" office:value-type="float" office:value="12.0"/>
          <table:table-cell table:style-name="ce0" office:value-type="float" office:value="10.6"/>
          <table:table-cell table:style-name="ce0" office:value-type="float" office:value="7.5"/>
          <table:table-cell table:style-name="ce0" office:value-type="float" office:value="10.6"/>
          <table:table-cell table:style-name="ce0" office:value-type="float" office:value="11.3"/>
          <table:table-cell table:style-name="ce0" office:value-type="float" office:value="10.8"/>
          <table:table-cell table:style-name="ce0" office:value-type="string">
            <text:p>-</text:p>
          </table:table-cell>
          <table:table-cell table:style-name="ce0" office:value-type="float" office:value="11.1"/>
          <table:table-cell table:style-name="ce0" office:value-type="float" office:value="7.7"/>
          <table:table-cell table:style-name="ce0" office:value-type="float" office:value="10.9"/>
          <table:table-cell table:style-name="ce0" office:value-type="float" office:value="11.8"/>
          <table:table-cell table:style-name="ce0" office:value-type="float" office:value="10.8"/>
          <table:table-cell table:style-name="ce0" office:value-type="float" office:value="10.2"/>
          <table:table-cell table:style-name="ce0" office:value-type="float" office:value="11.3"/>
          <table:table-cell table:style-name="ce0" office:value-type="float" office:value="8.2"/>
          <table:table-cell table:style-name="ce0" office:value-type="float" office:value="10.6"/>
          <table:table-cell table:style-name="ce0" office:value-type="float" office:value="11.5"/>
          <table:table-cell table:style-name="ce0" office:value-type="float" office:value="10.7"/>
          <table:table-cell table:style-name="ce0" office:value-type="float" office:value="7.7"/>
          <table:table-cell table:style-name="ce0" office:value-type="float" office:value="11.0"/>
          <table:table-cell table:style-name="ce0" office:value-type="float" office:value="8.0"/>
          <table:table-cell table:style-name="ce0" office:value-type="float" office:value="11.2"/>
          <table:table-cell table:style-name="ce0" office:value-type="float" office:value="12.2"/>
          <table:table-cell table:style-name="ce0" office:value-type="float" office:value="10.9"/>
          <table:table-cell table:style-name="ce0" office:value-type="float" office:value="13.1"/>
          <table:table-cell table:style-name="ce0" office:value-type="float" office:value="11.6"/>
          <table:table-cell table:style-name="ce0" office:value-type="float" office:value="8.3"/>
          <table:table-cell table:style-name="ce0" office:value-type="float" office:value="9.8"/>
          <table:table-cell table:style-name="ce0" office:value-type="float" office:value="11.0"/>
          <table:table-cell table:style-name="ce0" office:value-type="float" office:value="9.3"/>
          <table:table-cell table:style-name="ce0" office:value-type="float" office:value="12.4"/>
          <table:table-cell table:style-name="ce0" office:value-type="float" office:value="10.0"/>
          <table:table-cell table:style-name="ce0" office:value-type="float" office:value="6.8"/>
          <table:table-cell table:style-name="ce0" office:value-type="float" office:value="9.3"/>
          <table:table-cell table:style-name="ce0" office:value-type="float" office:value="10.5"/>
          <table:table-cell table:style-name="ce0" office:value-type="float" office:value="8.8"/>
          <table:table-cell table:style-name="ce0" office:value-type="float" office:value="12.3"/>
          <table:table-cell table:style-name="ce0" office:value-type="float" office:value="9.4"/>
          <table:table-cell table:style-name="ce0" office:value-type="float" office:value="6.7"/>
          <table:table-cell table:style-name="ce0" office:value-type="float" office:value="10.4"/>
          <table:table-cell table:style-name="ce0" office:value-type="float" office:value="11.5"/>
          <table:table-cell table:style-name="ce0" office:value-type="float" office:value="10.1"/>
          <table:table-cell table:style-name="ce0" office:value-type="float" office:value="12.5"/>
          <table:table-cell table:style-name="ce0" office:value-type="float" office:value="10.6"/>
          <table:table-cell table:style-name="ce0" office:value-type="float" office:value="6.9"/>
          <table:table-cell table:style-name="ce0" office:value-type="float" office:value="10.3"/>
          <table:table-cell table:style-name="ce0" office:value-type="float" office:value="11.5"/>
          <table:table-cell table:style-name="ce0" office:value-type="float" office:value="10.0"/>
          <table:table-cell table:style-name="ce0" office:value-type="float" office:value="13.4"/>
          <table:table-cell table:style-name="ce0" office:value-type="float" office:value="10.5"/>
          <table:table-cell table:style-name="ce0" office:value-type="float" office:value="7.3"/>
          <table:table-cell table:style-name="ce0" office:value-type="float" office:value="9.8"/>
          <table:table-cell table:style-name="ce0" office:value-type="float" office:value="10.9"/>
          <table:table-cell table:style-name="ce0" office:value-type="float" office:value="9.4"/>
          <table:table-cell table:style-name="ce0" office:value-type="float" office:value="13.6"/>
          <table:table-cell table:style-name="ce0" office:value-type="float" office:value="9.9"/>
          <table:table-cell table:style-name="ce0" office:value-type="float" office:value="7.1"/>
          <table:table-cell table:style-name="ce0" office:value-type="float" office:value="10.9"/>
          <table:table-cell table:style-name="ce0" office:value-type="float" office:value="12.0"/>
          <table:table-cell table:style-name="ce0" office:value-type="float" office:value="10.7"/>
          <table:table-cell table:style-name="ce0" office:value-type="float" office:value="13.2"/>
          <table:table-cell table:style-name="ce0" office:value-type="float" office:value="11.1"/>
          <table:table-cell table:style-name="ce0" office:value-type="float" office:value="7.4"/>
          <table:table-cell table:style-name="ce0" office:value-type="float" office:value="11.3"/>
          <table:table-cell table:style-name="ce0" office:value-type="float" office:value="12.4"/>
          <table:table-cell table:style-name="ce0" office:value-type="float" office:value="11.2"/>
          <table:table-cell table:style-name="ce0" office:value-type="float" office:value="13.2"/>
          <table:table-cell table:style-name="ce0" office:value-type="float" office:value="11.6"/>
          <table:table-cell table:style-name="ce0" office:value-type="float" office:value="8.5"/>
          <table:table-cell table:style-name="ce0" office:value-type="float" office:value="10.8"/>
          <table:table-cell table:style-name="ce0" office:value-type="float" office:value="11.8"/>
          <table:table-cell table:style-name="ce0" office:value-type="float" office:value="10.8"/>
          <table:table-cell table:style-name="ce0" office:value-type="float" office:value="13.2"/>
          <table:table-cell table:style-name="ce0" office:value-type="float" office:value="11.0"/>
          <table:table-cell table:style-name="ce0" office:value-type="float" office:value="8.2"/>
          <table:table-cell table:style-name="ce0" office:value-type="float" office:value="11.8"/>
          <table:table-cell table:style-name="ce0" office:value-type="float" office:value="12.9"/>
          <table:table-cell table:style-name="ce0" office:value-type="float" office:value="11.7"/>
          <table:table-cell table:style-name="ce0" office:value-type="float" office:value="13.0"/>
          <table:table-cell table:style-name="ce0" office:value-type="float" office:value="12.1"/>
          <table:table-cell table:style-name="ce0" office:value-type="float" office:value="8.7"/>
          <table:table-cell table:style-name="ce0" office:value-type="float" office:value="11.4"/>
          <table:table-cell table:style-name="ce0" office:value-type="float" office:value="12.4"/>
          <table:table-cell table:style-name="ce0" office:value-type="float" office:value="11.6"/>
          <table:table-cell table:style-name="ce0" office:value-type="float" office:value="14.2"/>
          <table:table-cell table:style-name="ce0" office:value-type="float" office:value="11.5"/>
          <table:table-cell table:style-name="ce0" office:value-type="float" office:value="8.3"/>
          <table:table-cell table:style-name="ce0" office:value-type="float" office:value="11.0"/>
          <table:table-cell table:style-name="ce0" office:value-type="float" office:value="12.0"/>
          <table:table-cell table:style-name="ce0" office:value-type="float" office:value="11.4"/>
          <table:table-cell table:style-name="ce0" office:value-type="float" office:value="14.4"/>
          <table:table-cell table:style-name="ce0" office:value-type="float" office:value="11.0"/>
          <table:table-cell table:style-name="ce0" office:value-type="float" office:value="8.1"/>
          <table:table-cell table:style-name="ce0" office:value-type="float" office:value="11.8"/>
          <table:table-cell table:style-name="ce0" office:value-type="float" office:value="12.7"/>
          <table:table-cell table:style-name="ce0" office:value-type="float" office:value="11.8"/>
          <table:table-cell table:style-name="ce0" office:value-type="float" office:value="14.1"/>
          <table:table-cell table:style-name="ce0" office:value-type="float" office:value="12.0"/>
          <table:table-cell table:style-name="ce0" office:value-type="float" office:value="8.4"/>
          <table:table-cell table:style-name="ce0" office:value-type="float" office:value="11.1"/>
          <table:table-cell table:style-name="ce0" office:value-type="float" office:value="12.3"/>
          <table:table-cell table:style-name="ce0" office:value-type="float" office:value="10.7"/>
          <table:table-cell table:style-name="ce0" office:value-type="float" office:value="14.9"/>
          <table:table-cell table:style-name="ce0" office:value-type="float" office:value="11.2"/>
          <table:table-cell table:style-name="ce0" office:value-type="float" office:value="8.3"/>
          <table:table-cell table:style-name="ce0" office:value-type="float" office:value="10.5"/>
          <table:table-cell table:style-name="ce0" office:value-type="float" office:value="11.8"/>
          <table:table-cell table:style-name="ce0" office:value-type="float" office:value="10.0"/>
          <table:table-cell table:style-name="ce0" office:value-type="float" office:value="15.0"/>
          <table:table-cell table:style-name="ce0" office:value-type="float" office:value="10.6"/>
          <table:table-cell table:style-name="ce0" office:value-type="float" office:value="8.2"/>
          <table:table-cell table:style-name="ce0" office:value-type="float" office:value="11.7"/>
          <table:table-cell table:style-name="ce0" office:value-type="float" office:value="12.8"/>
          <table:table-cell table:style-name="ce0" office:value-type="float" office:value="11.7"/>
          <table:table-cell table:style-name="ce0" office:value-type="float" office:value="14.7"/>
          <table:table-cell table:style-name="ce0" office:value-type="float" office:value="11.8"/>
          <table:table-cell table:style-name="ce0" office:value-type="float" office:value="8.5"/>
          <table:table-cell table:style-name="ce0" office:value-type="float" office:value="10.6"/>
          <table:table-cell table:style-name="ce0" office:value-type="float" office:value="11.7"/>
          <table:table-cell table:style-name="ce0" office:value-type="float" office:value="10.5"/>
          <table:table-cell table:style-name="ce0" office:value-type="float" office:value="12.8"/>
          <table:table-cell table:style-name="ce0" office:value-type="float" office:value="10.8"/>
          <table:table-cell table:style-name="ce0" office:value-type="float" office:value="6.9"/>
          <table:table-cell table:style-name="ce0" office:value-type="float" office:value="10.0"/>
          <table:table-cell table:style-name="ce0" office:value-type="float" office:value="11.3"/>
          <table:table-cell table:style-name="ce0" office:value-type="float" office:value="9.5"/>
          <table:table-cell table:style-name="ce0" office:value-type="float" office:value="10.1"/>
          <table:table-cell table:style-name="ce0" office:value-type="float" office:value="10.1"/>
          <table:table-cell table:style-name="ce0" office:value-type="float" office:value="6.7"/>
          <table:table-cell table:style-name="ce0" office:value-type="float" office:value="11.3"/>
          <table:table-cell table:style-name="ce0" office:value-type="float" office:value="12.1"/>
          <table:table-cell table:style-name="ce0" office:value-type="float" office:value="11.8"/>
          <table:table-cell table:style-name="ce0" office:value-type="float" office:value="14.2"/>
          <table:table-cell table:style-name="ce0" office:value-type="float" office:value="11.5"/>
          <table:table-cell table:style-name="ce0" office:value-type="float" office:value="7.1"/>
          <table:table-cell table:style-name="ce0" office:value-type="float" office:value="9.9"/>
          <table:table-cell table:style-name="ce0" office:value-type="float" office:value="11.0"/>
          <table:table-cell table:style-name="ce0" office:value-type="float" office:value="9.7"/>
          <table:table-cell table:style-name="ce0" office:value-type="float" office:value="13.9"/>
          <table:table-cell table:style-name="ce0" office:value-type="float" office:value="10.1"/>
          <table:table-cell table:style-name="ce0" office:value-type="float" office:value="6.7"/>
          <table:table-cell table:style-name="ce0" office:value-type="float" office:value="9.2"/>
          <table:table-cell table:style-name="ce0" office:value-type="float" office:value="10.6"/>
          <table:table-cell table:style-name="ce0" office:value-type="float" office:value="9.0"/>
          <table:table-cell table:style-name="ce0" office:value-type="float" office:value="16.0"/>
          <table:table-cell table:style-name="ce0" office:value-type="float" office:value="9.3"/>
          <table:table-cell table:style-name="ce0" office:value-type="float" office:value="6.4"/>
          <table:table-cell table:style-name="ce0" office:value-type="float" office:value="10.5"/>
          <table:table-cell table:style-name="ce0" office:value-type="float" office:value="11.4"/>
          <table:table-cell table:style-name="ce0" office:value-type="float" office:value="10.7"/>
          <table:table-cell table:style-name="ce0" office:value-type="float" office:value="12.5"/>
          <table:table-cell table:style-name="ce0" office:value-type="float" office:value="10.7"/>
          <table:table-cell table:style-name="ce0" office:value-type="float" office:value="7.0"/>
          <table:table-cell table:style-name="ce0" office:value-type="float" office:value="9.1"/>
          <table:table-cell table:style-name="ce0" office:value-type="float" office:value="10.3"/>
          <table:table-cell table:style-name="ce0" office:value-type="float" office:value="8.7"/>
          <table:table-cell table:style-name="ce0" office:value-type="float" office:value="12.5"/>
          <table:table-cell table:style-name="ce0" office:value-type="float" office:value="9.2"/>
          <table:table-cell table:style-name="ce0" office:value-type="float" office:value="5.5"/>
          <table:table-cell table:style-name="ce0" office:value-type="float" office:value="8.4"/>
          <table:table-cell table:style-name="ce0" office:value-type="float" office:value="9.3"/>
          <table:table-cell table:style-name="ce0" office:value-type="float" office:value="8.4"/>
          <table:table-cell table:style-name="ce0" office:value-type="float" office:value="14.7"/>
          <table:table-cell table:style-name="ce0" office:value-type="float" office:value="8.5"/>
          <table:table-cell table:style-name="ce0" office:value-type="float" office:value="5.4"/>
          <table:table-cell table:style-name="ce0" office:value-type="float" office:value="9.8"/>
          <table:table-cell table:style-name="ce0" office:value-type="float" office:value="11.2"/>
          <table:table-cell table:style-name="ce0" office:value-type="float" office:value="9.3"/>
          <table:table-cell table:style-name="ce0" office:value-type="float" office:value="11.5"/>
          <table:table-cell table:style-name="ce0" office:value-type="float" office:value="10.0"/>
          <table:table-cell table:style-name="ce0" office:value-type="float" office:value="5.7"/>
          <table:table-cell table:style-name="ce0" office:value-type="float" office:value="8.2"/>
          <table:table-cell table:style-name="ce0" office:value-type="float" office:value="9.8"/>
          <table:table-cell table:style-name="ce0" office:value-type="float" office:value="7.6"/>
          <table:table-cell table:style-name="ce0" office:value-type="float" office:value="12.0"/>
          <table:table-cell table:style-name="ce0" office:value-type="float" office:value="8.2"/>
          <table:table-cell table:style-name="ce0" office:value-type="float" office:value="4.9"/>
          <table:table-cell table:style-name="ce0" office:value-type="float" office:value="7.6"/>
          <table:table-cell table:style-name="ce0" office:value-type="float" office:value="9.2"/>
          <table:table-cell table:style-name="ce0" office:value-type="float" office:value="6.8"/>
          <table:table-cell table:style-name="ce0" office:value-type="float" office:value="12.0"/>
          <table:table-cell table:style-name="ce0" office:value-type="float" office:value="7.5"/>
          <table:table-cell table:style-name="ce0" office:value-type="float" office:value="4.9"/>
          <table:table-cell table:style-name="ce0" office:value-type="float" office:value="8.9"/>
          <table:table-cell table:style-name="ce0" office:value-type="float" office:value="10.5"/>
          <table:table-cell table:style-name="ce0" office:value-type="float" office:value="8.7"/>
          <table:table-cell table:style-name="ce0" office:value-type="string">
            <text:p>-</text:p>
          </table:table-cell>
          <table:table-cell table:style-name="ce0" office:value-type="float" office:value="8.9"/>
          <table:table-cell table:style-name="ce0" office:value-type="float" office:value="5.0"/>
          <table:table-cell table:style-name="ce0" office:value-type="float" office:value="7.3"/>
          <table:table-cell table:style-name="ce0" office:value-type="float" office:value="9.1"/>
          <table:table-cell table:style-name="ce0" office:value-type="float" office:value="5.7"/>
          <table:table-cell table:style-name="ce0" office:value-type="float" office:value="13.4"/>
          <table:table-cell table:style-name="ce0" office:value-type="float" office:value="7.4"/>
          <table:table-cell table:style-name="ce0" office:value-type="float" office:value="4.1"/>
          <table:table-cell table:style-name="ce0" office:value-type="float" office:value="7.0"/>
          <table:table-cell table:style-name="ce0" office:value-type="float" office:value="9.0"/>
          <table:table-cell table:style-name="ce0" office:value-type="float" office:value="5.6"/>
          <table:table-cell table:style-name="ce0" office:value-type="float" office:value="16.0"/>
          <table:table-cell table:style-name="ce0" office:value-type="float" office:value="6.9"/>
          <table:table-cell table:style-name="ce0" office:value-type="float" office:value="4.3"/>
          <table:table-cell table:style-name="ce0" office:value-type="float" office:value="7.7"/>
          <table:table-cell table:style-name="ce0" office:value-type="float" office:value="9.2"/>
          <table:table-cell table:style-name="ce0" office:value-type="float" office:value="5.8"/>
          <table:table-cell table:style-name="ce0" office:value-type="float" office:value="11.0"/>
          <table:table-cell table:style-name="ce0" office:value-type="float" office:value="7.9"/>
          <table:table-cell table:style-name="ce0" office:value-type="float" office:value="3.9"/>
          <table:table-cell table:style-name="ce0" office:value-type="float" office:value="5.2"/>
          <table:table-cell table:style-name="ce0" office:value-type="float" office:value="7.2"/>
          <table:table-cell table:style-name="ce0" office:value-type="float" office:value="4.2"/>
          <table:table-cell table:style-name="ce0" office:value-type="float" office:value="6.9"/>
          <table:table-cell table:style-name="ce0" office:value-type="float" office:value="5.1"/>
          <table:table-cell table:style-name="ce0" office:value-type="float" office:value="2.3"/>
          <table:table-cell table:style-name="ce0" office:value-type="float" office:value="4.9"/>
          <table:table-cell table:style-name="ce0" office:value-type="float" office:value="6.7"/>
          <table:table-cell table:style-name="ce0" office:value-type="float" office:value="3.5"/>
          <table:table-cell table:style-name="ce0" office:value-type="float" office:value="7.4"/>
          <table:table-cell table:style-name="ce0" office:value-type="float" office:value="4.7"/>
          <table:table-cell table:style-name="ce0" office:value-type="float" office:value="2.7"/>
          <table:table-cell table:style-name="ce0" office:value-type="float" office:value="5.6"/>
          <table:table-cell table:style-name="ce0" office:value-type="float" office:value="7.7"/>
          <table:table-cell table:style-name="ce0" office:value-type="float" office:value="5.0"/>
          <table:table-cell table:style-name="ce0" office:value-type="float" office:value="5.7"/>
          <table:table-cell table:style-name="ce0" office:value-type="float" office:value="5.5"/>
          <table:table-cell table:style-name="ce0" office:value-type="float" office:value="1.9"/>
          <table:table-cell table:style-name="ce0" office:value-type="float" office:value="6.3"/>
          <table:table-cell table:style-name="ce0" office:value-type="float" office:value="8.5"/>
          <table:table-cell table:style-name="ce0" office:value-type="float" office:value="5.4"/>
          <table:table-cell table:style-name="ce0" office:value-type="float" office:value="5.2"/>
          <table:table-cell table:style-name="ce0" office:value-type="float" office:value="6.0"/>
          <table:table-cell table:style-name="ce0" office:value-type="float" office:value="3.2"/>
          <table:table-cell table:style-name="ce0" office:value-type="float" office:value="5.8"/>
          <table:table-cell table:style-name="ce0" office:value-type="float" office:value="7.8"/>
          <table:table-cell table:style-name="ce0" office:value-type="float" office:value="4.3"/>
          <table:table-cell table:style-name="ce0" office:value-type="float" office:value="6.6"/>
          <table:table-cell table:style-name="ce0" office:value-type="float" office:value="5.6"/>
          <table:table-cell table:style-name="ce0" office:value-type="float" office:value="3.2"/>
          <table:table-cell table:style-name="ce0" office:value-type="float" office:value="6.9"/>
          <table:table-cell table:style-name="ce0" office:value-type="float" office:value="9.1"/>
          <table:table-cell table:style-name="ce0" office:value-type="float" office:value="6.9"/>
          <table:table-cell table:style-name="ce0" office:value-type="float" office:value="1.7"/>
          <table:table-cell table:style-name="ce0" office:value-type="float" office:value="6.4"/>
          <table:table-cell table:style-name="ce0" office:value-type="float" office:value="3.2"/>
          <table:table-cell table:style-name="ce0" office:value-type="float" office:value="5.5"/>
          <table:table-cell table:style-name="ce0" office:value-type="float" office:value="7.2"/>
          <table:table-cell table:style-name="ce0" office:value-type="float" office:value="4.1"/>
          <table:table-cell table:style-name="ce0" office:value-type="float" office:value="4.0"/>
          <table:table-cell table:style-name="ce0" office:value-type="float" office:value="5.5"/>
          <table:table-cell table:style-name="ce0" office:value-type="float" office:value="2.7"/>
          <table:table-cell table:style-name="ce0" office:value-type="float" office:value="5.0"/>
          <table:table-cell table:style-name="ce0" office:value-type="float" office:value="7.0"/>
          <table:table-cell table:style-name="ce0" office:value-type="float" office:value="3.4"/>
          <table:table-cell table:style-name="ce0" office:value-type="float" office:value="4.0"/>
          <table:table-cell table:style-name="ce0" office:value-type="float" office:value="4.8"/>
          <table:table-cell table:style-name="ce0" office:value-type="float" office:value="3.7"/>
          <table:table-cell table:style-name="ce0" office:value-type="float" office:value="5.9"/>
          <table:table-cell table:style-name="ce0" office:value-type="float" office:value="7.5"/>
          <table:table-cell table:style-name="ce0" office:value-type="float" office:value="5.2"/>
          <table:table-cell table:style-name="ce0" office:value-type="string">
            <text:p>-</text:p>
          </table:table-cell>
          <table:table-cell table:style-name="ce0" office:value-type="float" office:value="6.2"/>
          <table:table-cell table:style-name="ce0" office:value-type="float" office:value="1.8"/>
          <table:table-cell table:style-name="ce0" office:value-type="float" office:value="4.4"/>
          <table:table-cell table:style-name="ce0" office:value-type="float" office:value="6.5"/>
          <table:table-cell table:style-name="ce0" office:value-type="float" office:value="2.6"/>
          <table:table-cell table:style-name="ce0" office:value-type="float" office:value="13.0"/>
          <table:table-cell table:style-name="ce0" office:value-type="float" office:value="4.4"/>
          <table:table-cell table:style-name="ce0" office:value-type="float" office:value="1.1"/>
          <table:table-cell table:style-name="ce0" office:value-type="float" office:value="4.1"/>
          <table:table-cell table:style-name="ce0" office:value-type="float" office:value="5.7"/>
          <table:table-cell table:style-name="ce0" office:value-type="float" office:value="2.7"/>
          <table:table-cell table:style-name="ce0" office:value-type="string">
            <text:p>-</text:p>
          </table:table-cell>
          <table:table-cell table:style-name="ce0" office:value-type="float" office:value="4.1"/>
          <table:table-cell table:style-name="ce0" office:value-type="float" office:value="1.3"/>
          <table:table-cell table:style-name="ce0" office:value-type="float" office:value="4.8"/>
          <table:table-cell table:style-name="ce0" office:value-type="float" office:value="7.5"/>
          <table:table-cell table:style-name="ce0" office:value-type="float" office:value="2.5"/>
          <table:table-cell table:style-name="ce0" office:value-type="float" office:value="13.0"/>
          <table:table-cell table:style-name="ce0" office:value-type="float" office:value="4.6"/>
          <table:table-cell table:style-name="ce0" office:value-type="float" office:value="1.0"/>
          <table:table-cell table:style-name="ce0" office:value-type="float" office:value="3.0"/>
          <table:table-cell table:style-name="ce0" office:value-type="float" office:value="4.7"/>
          <table:table-cell table:style-name="ce0" office:value-type="float" office:value="3.2"/>
          <table:table-cell table:style-name="ce0" office:value-type="float" office:value="13.0"/>
          <table:table-cell table:style-name="ce0" office:value-type="float" office:value="2.7"/>
          <table:table-cell table:style-name="ce0" office:value-type="float" office:value="0.7"/>
          <table:table-cell table:style-name="ce0" office:value-type="float" office:value="2.9"/>
          <table:table-cell table:style-name="ce0" office:value-type="float" office:value="4.1"/>
          <table:table-cell table:style-name="ce0" office:value-type="float" office:value="2.7"/>
          <table:table-cell table:style-name="ce0" office:value-type="float" office:value="13.0"/>
          <table:table-cell table:style-name="ce0" office:value-type="float" office:value="2.7"/>
          <table:table-cell table:style-name="ce0" office:value-type="float" office:value="1.0"/>
          <table:table-cell table:style-name="ce0" office:value-type="float" office:value="3.2"/>
          <table:table-cell table:style-name="ce0" office:value-type="float" office:value="5.1"/>
          <table:table-cell table:style-name="ce0" office:value-type="float" office:value="3.8"/>
          <table:table-cell table:style-name="ce0" office:value-type="string">
            <text:p>-</text:p>
          </table:table-cell>
          <table:table-cell table:style-name="ce0" office:value-type="float" office:value="2.7"/>
          <table:table-cell table:style-name="ce0" office:value-type="float" office:value="0.5"/>
        </table:table-row>
        <table:table-row table:style-name="ro1">
          <table:table-cell table:style-name="ce0" office:value-type="string">
            <text:p>Pará</text:p>
          </table:table-cell>
          <table:table-cell table:style-name="ce0" office:value-type="float" office:value="8.6"/>
          <table:table-cell table:style-name="ce0" office:value-type="float" office:value="9.5"/>
          <table:table-cell table:style-name="ce0" office:value-type="float" office:value="8.2"/>
          <table:table-cell table:style-name="ce0" office:value-type="float" office:value="10.7"/>
          <table:table-cell table:style-name="ce0" office:value-type="float" office:value="8.4"/>
          <table:table-cell table:style-name="ce0" office:value-type="float" office:value="6.7"/>
          <table:table-cell table:style-name="ce0" office:value-type="float" office:value="8.1"/>
          <table:table-cell table:style-name="ce0" office:value-type="float" office:value="9.0"/>
          <table:table-cell table:style-name="ce0" office:value-type="float" office:value="7.8"/>
          <table:table-cell table:style-name="ce0" office:value-type="float" office:value="10.4"/>
          <table:table-cell table:style-name="ce0" office:value-type="float" office:value="7.9"/>
          <table:table-cell table:style-name="ce0" office:value-type="float" office:value="6.9"/>
          <table:table-cell table:style-name="ce0" office:value-type="float" office:value="9.1"/>
          <table:table-cell table:style-name="ce0" office:value-type="float" office:value="9.9"/>
          <table:table-cell table:style-name="ce0" office:value-type="float" office:value="8.8"/>
          <table:table-cell table:style-name="ce0" office:value-type="float" office:value="10.9"/>
          <table:table-cell table:style-name="ce0" office:value-type="float" office:value="8.9"/>
          <table:table-cell table:style-name="ce0" office:value-type="float" office:value="6.5"/>
          <table:table-cell table:style-name="ce0" office:value-type="float" office:value="5.6"/>
          <table:table-cell table:style-name="ce0" office:value-type="float" office:value="5.8"/>
          <table:table-cell table:style-name="ce0" office:value-type="float" office:value="5.5"/>
          <table:table-cell table:style-name="ce0" office:value-type="float" office:value="6.2"/>
          <table:table-cell table:style-name="ce0" office:value-type="float" office:value="5.6"/>
          <table:table-cell table:style-name="ce0" office:value-type="float" office:value="4.7"/>
          <table:table-cell table:style-name="ce0" office:value-type="float" office:value="5.5"/>
          <table:table-cell table:style-name="ce0" office:value-type="float" office:value="5.7"/>
          <table:table-cell table:style-name="ce0" office:value-type="float" office:value="5.4"/>
          <table:table-cell table:style-name="ce0" office:value-type="float" office:value="6.2"/>
          <table:table-cell table:style-name="ce0" office:value-type="float" office:value="5.5"/>
          <table:table-cell table:style-name="ce0" office:value-type="float" office:value="4.6"/>
          <table:table-cell table:style-name="ce0" office:value-type="float" office:value="5.8"/>
          <table:table-cell table:style-name="ce0" office:value-type="float" office:value="5.9"/>
          <table:table-cell table:style-name="ce0" office:value-type="float" office:value="5.7"/>
          <table:table-cell table:style-name="ce0" office:value-type="float" office:value="6.3"/>
          <table:table-cell table:style-name="ce0" office:value-type="float" office:value="5.8"/>
          <table:table-cell table:style-name="ce0" office:value-type="float" office:value="4.8"/>
          <table:table-cell table:style-name="ce0" office:value-type="float" office:value="8.5"/>
          <table:table-cell table:style-name="ce0" office:value-type="float" office:value="8.8"/>
          <table:table-cell table:style-name="ce0" office:value-type="float" office:value="8.4"/>
          <table:table-cell table:style-name="ce0" office:value-type="float" office:value="9.3"/>
          <table:table-cell table:style-name="ce0" office:value-type="float" office:value="8.4"/>
          <table:table-cell table:style-name="ce0" office:value-type="float" office:value="6.9"/>
          <table:table-cell table:style-name="ce0" office:value-type="float" office:value="8.2"/>
          <table:table-cell table:style-name="ce0" office:value-type="float" office:value="8.6"/>
          <table:table-cell table:style-name="ce0" office:value-type="float" office:value="8.2"/>
          <table:table-cell table:style-name="ce0" office:value-type="float" office:value="9.5"/>
          <table:table-cell table:style-name="ce0" office:value-type="float" office:value="8.1"/>
          <table:table-cell table:style-name="ce0" office:value-type="float" office:value="6.9"/>
          <table:table-cell table:style-name="ce0" office:value-type="float" office:value="8.8"/>
          <table:table-cell table:style-name="ce0" office:value-type="float" office:value="9.0"/>
          <table:table-cell table:style-name="ce0" office:value-type="float" office:value="8.7"/>
          <table:table-cell table:style-name="ce0" office:value-type="float" office:value="9.1"/>
          <table:table-cell table:style-name="ce0" office:value-type="float" office:value="8.7"/>
          <table:table-cell table:style-name="ce0" office:value-type="float" office:value="6.9"/>
          <table:table-cell table:style-name="ce0" office:value-type="float" office:value="10.5"/>
          <table:table-cell table:style-name="ce0" office:value-type="float" office:value="11.1"/>
          <table:table-cell table:style-name="ce0" office:value-type="float" office:value="10.4"/>
          <table:table-cell table:style-name="ce0" office:value-type="float" office:value="11.4"/>
          <table:table-cell table:style-name="ce0" office:value-type="float" office:value="10.4"/>
          <table:table-cell table:style-name="ce0" office:value-type="float" office:value="8.3"/>
          <table:table-cell table:style-name="ce0" office:value-type="float" office:value="10.1"/>
          <table:table-cell table:style-name="ce0" office:value-type="float" office:value="10.7"/>
          <table:table-cell table:style-name="ce0" office:value-type="float" office:value="10.0"/>
          <table:table-cell table:style-name="ce0" office:value-type="float" office:value="10.8"/>
          <table:table-cell table:style-name="ce0" office:value-type="float" office:value="10.0"/>
          <table:table-cell table:style-name="ce0" office:value-type="float" office:value="8.4"/>
          <table:table-cell table:style-name="ce0" office:value-type="float" office:value="10.9"/>
          <table:table-cell table:style-name="ce0" office:value-type="float" office:value="11.5"/>
          <table:table-cell table:style-name="ce0" office:value-type="float" office:value="10.8"/>
          <table:table-cell table:style-name="ce0" office:value-type="float" office:value="11.9"/>
          <table:table-cell table:style-name="ce0" office:value-type="float" office:value="10.8"/>
          <table:table-cell table:style-name="ce0" office:value-type="float" office:value="8.2"/>
          <table:table-cell table:style-name="ce0" office:value-type="float" office:value="10.1"/>
          <table:table-cell table:style-name="ce0" office:value-type="float" office:value="10.6"/>
          <table:table-cell table:style-name="ce0" office:value-type="float" office:value="9.9"/>
          <table:table-cell table:style-name="ce0" office:value-type="float" office:value="11.2"/>
          <table:table-cell table:style-name="ce0" office:value-type="float" office:value="10.0"/>
          <table:table-cell table:style-name="ce0" office:value-type="float" office:value="7.9"/>
          <table:table-cell table:style-name="ce0" office:value-type="float" office:value="9.8"/>
          <table:table-cell table:style-name="ce0" office:value-type="float" office:value="10.3"/>
          <table:table-cell table:style-name="ce0" office:value-type="float" office:value="9.6"/>
          <table:table-cell table:style-name="ce0" office:value-type="float" office:value="10.6"/>
          <table:table-cell table:style-name="ce0" office:value-type="float" office:value="9.7"/>
          <table:table-cell table:style-name="ce0" office:value-type="float" office:value="7.7"/>
          <table:table-cell table:style-name="ce0" office:value-type="float" office:value="10.5"/>
          <table:table-cell table:style-name="ce0" office:value-type="float" office:value="10.9"/>
          <table:table-cell table:style-name="ce0" office:value-type="float" office:value="10.4"/>
          <table:table-cell table:style-name="ce0" office:value-type="float" office:value="11.9"/>
          <table:table-cell table:style-name="ce0" office:value-type="float" office:value="10.4"/>
          <table:table-cell table:style-name="ce0" office:value-type="float" office:value="8.1"/>
          <table:table-cell table:style-name="ce0" office:value-type="float" office:value="10.6"/>
          <table:table-cell table:style-name="ce0" office:value-type="float" office:value="11.3"/>
          <table:table-cell table:style-name="ce0" office:value-type="float" office:value="10.5"/>
          <table:table-cell table:style-name="ce0" office:value-type="float" office:value="11.5"/>
          <table:table-cell table:style-name="ce0" office:value-type="float" office:value="10.5"/>
          <table:table-cell table:style-name="ce0" office:value-type="float" office:value="8.5"/>
          <table:table-cell table:style-name="ce0" office:value-type="float" office:value="10.2"/>
          <table:table-cell table:style-name="ce0" office:value-type="float" office:value="10.9"/>
          <table:table-cell table:style-name="ce0" office:value-type="float" office:value="10.2"/>
          <table:table-cell table:style-name="ce0" office:value-type="float" office:value="11.0"/>
          <table:table-cell table:style-name="ce0" office:value-type="float" office:value="10.1"/>
          <table:table-cell table:style-name="ce0" office:value-type="float" office:value="8.7"/>
          <table:table-cell table:style-name="ce0" office:value-type="float" office:value="11.1"/>
          <table:table-cell table:style-name="ce0" office:value-type="float" office:value="11.7"/>
          <table:table-cell table:style-name="ce0" office:value-type="float" office:value="10.9"/>
          <table:table-cell table:style-name="ce0" office:value-type="float" office:value="11.9"/>
          <table:table-cell table:style-name="ce0" office:value-type="float" office:value="10.9"/>
          <table:table-cell table:style-name="ce0" office:value-type="float" office:value="8.3"/>
          <table:table-cell table:style-name="ce0" office:value-type="float" office:value="8.6"/>
          <table:table-cell table:style-name="ce0" office:value-type="float" office:value="9.6"/>
          <table:table-cell table:style-name="ce0" office:value-type="float" office:value="8.0"/>
          <table:table-cell table:style-name="ce0" office:value-type="float" office:value="10.9"/>
          <table:table-cell table:style-name="ce0" office:value-type="float" office:value="8.4"/>
          <table:table-cell table:style-name="ce0" office:value-type="float" office:value="6.6"/>
          <table:table-cell table:style-name="ce0" office:value-type="float" office:value="8.0"/>
          <table:table-cell table:style-name="ce0" office:value-type="float" office:value="9.1"/>
          <table:table-cell table:style-name="ce0" office:value-type="float" office:value="7.5"/>
          <table:table-cell table:style-name="ce0" office:value-type="float" office:value="10.6"/>
          <table:table-cell table:style-name="ce0" office:value-type="float" office:value="7.8"/>
          <table:table-cell table:style-name="ce0" office:value-type="float" office:value="6.9"/>
          <table:table-cell table:style-name="ce0" office:value-type="float" office:value="9.1"/>
          <table:table-cell table:style-name="ce0" office:value-type="float" office:value="10.0"/>
          <table:table-cell table:style-name="ce0" office:value-type="float" office:value="8.7"/>
          <table:table-cell table:style-name="ce0" office:value-type="float" office:value="11.1"/>
          <table:table-cell table:style-name="ce0" office:value-type="float" office:value="8.9"/>
          <table:table-cell table:style-name="ce0" office:value-type="float" office:value="6.3"/>
          <table:table-cell table:style-name="ce0" office:value-type="float" office:value="9.1"/>
          <table:table-cell table:style-name="ce0" office:value-type="float" office:value="10.2"/>
          <table:table-cell table:style-name="ce0" office:value-type="float" office:value="8.6"/>
          <table:table-cell table:style-name="ce0" office:value-type="float" office:value="11.3"/>
          <table:table-cell table:style-name="ce0" office:value-type="float" office:value="8.9"/>
          <table:table-cell table:style-name="ce0" office:value-type="float" office:value="7.1"/>
          <table:table-cell table:style-name="ce0" office:value-type="float" office:value="8.5"/>
          <table:table-cell table:style-name="ce0" office:value-type="float" office:value="9.6"/>
          <table:table-cell table:style-name="ce0" office:value-type="float" office:value="8.0"/>
          <table:table-cell table:style-name="ce0" office:value-type="float" office:value="11.0"/>
          <table:table-cell table:style-name="ce0" office:value-type="float" office:value="8.3"/>
          <table:table-cell table:style-name="ce0" office:value-type="float" office:value="7.5"/>
          <table:table-cell table:style-name="ce0" office:value-type="float" office:value="9.7"/>
          <table:table-cell table:style-name="ce0" office:value-type="float" office:value="10.7"/>
          <table:table-cell table:style-name="ce0" office:value-type="float" office:value="9.4"/>
          <table:table-cell table:style-name="ce0" office:value-type="float" office:value="11.7"/>
          <table:table-cell table:style-name="ce0" office:value-type="float" office:value="9.5"/>
          <table:table-cell table:style-name="ce0" office:value-type="float" office:value="6.7"/>
          <table:table-cell table:style-name="ce0" office:value-type="float" office:value="10.7"/>
          <table:table-cell table:style-name="ce0" office:value-type="float" office:value="11.7"/>
          <table:table-cell table:style-name="ce0" office:value-type="float" office:value="10.7"/>
          <table:table-cell table:style-name="ce0" office:value-type="float" office:value="12.7"/>
          <table:table-cell table:style-name="ce0" office:value-type="float" office:value="10.5"/>
          <table:table-cell table:style-name="ce0" office:value-type="float" office:value="8.7"/>
          <table:table-cell table:style-name="ce0" office:value-type="float" office:value="10.2"/>
          <table:table-cell table:style-name="ce0" office:value-type="float" office:value="11.2"/>
          <table:table-cell table:style-name="ce0" office:value-type="float" office:value="10.2"/>
          <table:table-cell table:style-name="ce0" office:value-type="float" office:value="13.1"/>
          <table:table-cell table:style-name="ce0" office:value-type="float" office:value="10.0"/>
          <table:table-cell table:style-name="ce0" office:value-type="float" office:value="9.0"/>
          <table:table-cell table:style-name="ce0" office:value-type="float" office:value="11.2"/>
          <table:table-cell table:style-name="ce0" office:value-type="float" office:value="12.1"/>
          <table:table-cell table:style-name="ce0" office:value-type="float" office:value="11.3"/>
          <table:table-cell table:style-name="ce0" office:value-type="float" office:value="12.4"/>
          <table:table-cell table:style-name="ce0" office:value-type="float" office:value="10.9"/>
          <table:table-cell table:style-name="ce0" office:value-type="float" office:value="8.4"/>
          <table:table-cell table:style-name="ce0" office:value-type="float" office:value="10.3"/>
          <table:table-cell table:style-name="ce0" office:value-type="float" office:value="11.3"/>
          <table:table-cell table:style-name="ce0" office:value-type="float" office:value="10.1"/>
          <table:table-cell table:style-name="ce0" office:value-type="float" office:value="11.8"/>
          <table:table-cell table:style-name="ce0" office:value-type="float" office:value="10.1"/>
          <table:table-cell table:style-name="ce0" office:value-type="float" office:value="8.2"/>
          <table:table-cell table:style-name="ce0" office:value-type="float" office:value="9.7"/>
          <table:table-cell table:style-name="ce0" office:value-type="float" office:value="10.7"/>
          <table:table-cell table:style-name="ce0" office:value-type="float" office:value="9.6"/>
          <table:table-cell table:style-name="ce0" office:value-type="float" office:value="10.8"/>
          <table:table-cell table:style-name="ce0" office:value-type="float" office:value="9.5"/>
          <table:table-cell table:style-name="ce0" office:value-type="float" office:value="8.5"/>
          <table:table-cell table:style-name="ce0" office:value-type="float" office:value="10.8"/>
          <table:table-cell table:style-name="ce0" office:value-type="float" office:value="11.8"/>
          <table:table-cell table:style-name="ce0" office:value-type="float" office:value="10.6"/>
          <table:table-cell table:style-name="ce0" office:value-type="float" office:value="12.4"/>
          <table:table-cell table:style-name="ce0" office:value-type="float" office:value="10.7"/>
          <table:table-cell table:style-name="ce0" office:value-type="float" office:value="7.8"/>
          <table:table-cell table:style-name="ce0" office:value-type="float" office:value="9.8"/>
          <table:table-cell table:style-name="ce0" office:value-type="float" office:value="10.8"/>
          <table:table-cell table:style-name="ce0" office:value-type="float" office:value="9.5"/>
          <table:table-cell table:style-name="ce0" office:value-type="float" office:value="11.7"/>
          <table:table-cell table:style-name="ce0" office:value-type="float" office:value="9.6"/>
          <table:table-cell table:style-name="ce0" office:value-type="float" office:value="8.0"/>
          <table:table-cell table:style-name="ce0" office:value-type="float" office:value="9.2"/>
          <table:table-cell table:style-name="ce0" office:value-type="float" office:value="10.2"/>
          <table:table-cell table:style-name="ce0" office:value-type="float" office:value="8.8"/>
          <table:table-cell table:style-name="ce0" office:value-type="float" office:value="11.1"/>
          <table:table-cell table:style-name="ce0" office:value-type="float" office:value="8.9"/>
          <table:table-cell table:style-name="ce0" office:value-type="float" office:value="8.5"/>
          <table:table-cell table:style-name="ce0" office:value-type="float" office:value="10.4"/>
          <table:table-cell table:style-name="ce0" office:value-type="float" office:value="11.3"/>
          <table:table-cell table:style-name="ce0" office:value-type="float" office:value="10.4"/>
          <table:table-cell table:style-name="ce0" office:value-type="float" office:value="12.2"/>
          <table:table-cell table:style-name="ce0" office:value-type="float" office:value="10.1"/>
          <table:table-cell table:style-name="ce0" office:value-type="float" office:value="7.6"/>
          <table:table-cell table:style-name="ce0" office:value-type="float" office:value="9.1"/>
          <table:table-cell table:style-name="ce0" office:value-type="float" office:value="10.2"/>
          <table:table-cell table:style-name="ce0" office:value-type="float" office:value="8.6"/>
          <table:table-cell table:style-name="ce0" office:value-type="float" office:value="11.1"/>
          <table:table-cell table:style-name="ce0" office:value-type="float" office:value="8.9"/>
          <table:table-cell table:style-name="ce0" office:value-type="float" office:value="7.1"/>
          <table:table-cell table:style-name="ce0" office:value-type="float" office:value="8.4"/>
          <table:table-cell table:style-name="ce0" office:value-type="float" office:value="9.4"/>
          <table:table-cell table:style-name="ce0" office:value-type="float" office:value="7.9"/>
          <table:table-cell table:style-name="ce0" office:value-type="float" office:value="9.1"/>
          <table:table-cell table:style-name="ce0" office:value-type="float" office:value="8.3"/>
          <table:table-cell table:style-name="ce0" office:value-type="float" office:value="7.6"/>
          <table:table-cell table:style-name="ce0" office:value-type="float" office:value="9.8"/>
          <table:table-cell table:style-name="ce0" office:value-type="float" office:value="10.8"/>
          <table:table-cell table:style-name="ce0" office:value-type="float" office:value="9.5"/>
          <table:table-cell table:style-name="ce0" office:value-type="float" office:value="12.6"/>
          <table:table-cell table:style-name="ce0" office:value-type="float" office:value="9.6"/>
          <table:table-cell table:style-name="ce0" office:value-type="float" office:value="6.6"/>
          <table:table-cell table:style-name="ce0" office:value-type="float" office:value="8.4"/>
          <table:table-cell table:style-name="ce0" office:value-type="float" office:value="9.7"/>
          <table:table-cell table:style-name="ce0" office:value-type="float" office:value="7.9"/>
          <table:table-cell table:style-name="ce0" office:value-type="float" office:value="11.5"/>
          <table:table-cell table:style-name="ce0" office:value-type="float" office:value="8.2"/>
          <table:table-cell table:style-name="ce0" office:value-type="float" office:value="6.1"/>
          <table:table-cell table:style-name="ce0" office:value-type="float" office:value="7.7"/>
          <table:table-cell table:style-name="ce0" office:value-type="float" office:value="9.0"/>
          <table:table-cell table:style-name="ce0" office:value-type="float" office:value="7.1"/>
          <table:table-cell table:style-name="ce0" office:value-type="float" office:value="11.4"/>
          <table:table-cell table:style-name="ce0" office:value-type="float" office:value="7.5"/>
          <table:table-cell table:style-name="ce0" office:value-type="float" office:value="6.5"/>
          <table:table-cell table:style-name="ce0" office:value-type="float" office:value="9.1"/>
          <table:table-cell table:style-name="ce0" office:value-type="float" office:value="10.3"/>
          <table:table-cell table:style-name="ce0" office:value-type="float" office:value="9.0"/>
          <table:table-cell table:style-name="ce0" office:value-type="float" office:value="11.5"/>
          <table:table-cell table:style-name="ce0" office:value-type="float" office:value="8.8"/>
          <table:table-cell table:style-name="ce0" office:value-type="float" office:value="5.8"/>
          <table:table-cell table:style-name="ce0" office:value-type="float" office:value="7.7"/>
          <table:table-cell table:style-name="ce0" office:value-type="float" office:value="9.1"/>
          <table:table-cell table:style-name="ce0" office:value-type="float" office:value="7.1"/>
          <table:table-cell table:style-name="ce0" office:value-type="float" office:value="9.5"/>
          <table:table-cell table:style-name="ce0" office:value-type="float" office:value="7.4"/>
          <table:table-cell table:style-name="ce0" office:value-type="float" office:value="5.1"/>
          <table:table-cell table:style-name="ce0" office:value-type="float" office:value="7.0"/>
          <table:table-cell table:style-name="ce0" office:value-type="float" office:value="8.4"/>
          <table:table-cell table:style-name="ce0" office:value-type="float" office:value="6.3"/>
          <table:table-cell table:style-name="ce0" office:value-type="float" office:value="10.2"/>
          <table:table-cell table:style-name="ce0" office:value-type="float" office:value="6.8"/>
          <table:table-cell table:style-name="ce0" office:value-type="float" office:value="5.4"/>
          <table:table-cell table:style-name="ce0" office:value-type="float" office:value="8.4"/>
          <table:table-cell table:style-name="ce0" office:value-type="float" office:value="9.7"/>
          <table:table-cell table:style-name="ce0" office:value-type="float" office:value="8.1"/>
          <table:table-cell table:style-name="ce0" office:value-type="float" office:value="8.7"/>
          <table:table-cell table:style-name="ce0" office:value-type="float" office:value="8.1"/>
          <table:table-cell table:style-name="ce0" office:value-type="float" office:value="4.7"/>
          <table:table-cell table:style-name="ce0" office:value-type="float" office:value="7.1"/>
          <table:table-cell table:style-name="ce0" office:value-type="float" office:value="8.3"/>
          <table:table-cell table:style-name="ce0" office:value-type="float" office:value="6.5"/>
          <table:table-cell table:style-name="ce0" office:value-type="float" office:value="10.8"/>
          <table:table-cell table:style-name="ce0" office:value-type="float" office:value="6.9"/>
          <table:table-cell table:style-name="ce0" office:value-type="float" office:value="4.4"/>
          <table:table-cell table:style-name="ce0" office:value-type="float" office:value="6.6"/>
          <table:table-cell table:style-name="ce0" office:value-type="float" office:value="7.8"/>
          <table:table-cell table:style-name="ce0" office:value-type="float" office:value="6.0"/>
          <table:table-cell table:style-name="ce0" office:value-type="float" office:value="11.7"/>
          <table:table-cell table:style-name="ce0" office:value-type="float" office:value="6.4"/>
          <table:table-cell table:style-name="ce0" office:value-type="float" office:value="4.7"/>
          <table:table-cell table:style-name="ce0" office:value-type="float" office:value="7.6"/>
          <table:table-cell table:style-name="ce0" office:value-type="float" office:value="8.8"/>
          <table:table-cell table:style-name="ce0" office:value-type="float" office:value="7.1"/>
          <table:table-cell table:style-name="ce0" office:value-type="float" office:value="9.9"/>
          <table:table-cell table:style-name="ce0" office:value-type="float" office:value="7.3"/>
          <table:table-cell table:style-name="ce0" office:value-type="float" office:value="4.1"/>
          <table:table-cell table:style-name="ce0" office:value-type="float" office:value="6.5"/>
          <table:table-cell table:style-name="ce0" office:value-type="float" office:value="7.9"/>
          <table:table-cell table:style-name="ce0" office:value-type="float" office:value="5.6"/>
          <table:table-cell table:style-name="ce0" office:value-type="float" office:value="9.0"/>
          <table:table-cell table:style-name="ce0" office:value-type="float" office:value="6.3"/>
          <table:table-cell table:style-name="ce0" office:value-type="float" office:value="3.2"/>
          <table:table-cell table:style-name="ce0" office:value-type="float" office:value="6.0"/>
          <table:table-cell table:style-name="ce0" office:value-type="float" office:value="7.4"/>
          <table:table-cell table:style-name="ce0" office:value-type="float" office:value="5.3"/>
          <table:table-cell table:style-name="ce0" office:value-type="float" office:value="8.8"/>
          <table:table-cell table:style-name="ce0" office:value-type="float" office:value="5.8"/>
          <table:table-cell table:style-name="ce0" office:value-type="float" office:value="3.0"/>
          <table:table-cell table:style-name="ce0" office:value-type="float" office:value="7.0"/>
          <table:table-cell table:style-name="ce0" office:value-type="float" office:value="8.3"/>
          <table:table-cell table:style-name="ce0" office:value-type="float" office:value="6.1"/>
          <table:table-cell table:style-name="ce0" office:value-type="float" office:value="9.1"/>
          <table:table-cell table:style-name="ce0" office:value-type="float" office:value="6.8"/>
          <table:table-cell table:style-name="ce0" office:value-type="float" office:value="3.4"/>
          <table:table-cell table:style-name="ce0" office:value-type="float" office:value="5.0"/>
          <table:table-cell table:style-name="ce0" office:value-type="float" office:value="6.4"/>
          <table:table-cell table:style-name="ce0" office:value-type="float" office:value="4.1"/>
          <table:table-cell table:style-name="ce0" office:value-type="float" office:value="8.9"/>
          <table:table-cell table:style-name="ce0" office:value-type="float" office:value="4.7"/>
          <table:table-cell table:style-name="ce0" office:value-type="float" office:value="3.1"/>
          <table:table-cell table:style-name="ce0" office:value-type="float" office:value="4.6"/>
          <table:table-cell table:style-name="ce0" office:value-type="float" office:value="6.2"/>
          <table:table-cell table:style-name="ce0" office:value-type="float" office:value="3.8"/>
          <table:table-cell table:style-name="ce0" office:value-type="float" office:value="8.9"/>
          <table:table-cell table:style-name="ce0" office:value-type="float" office:value="4.3"/>
          <table:table-cell table:style-name="ce0" office:value-type="float" office:value="2.8"/>
          <table:table-cell table:style-name="ce0" office:value-type="float" office:value="5.3"/>
          <table:table-cell table:style-name="ce0" office:value-type="float" office:value="6.6"/>
          <table:table-cell table:style-name="ce0" office:value-type="float" office:value="4.4"/>
          <table:table-cell table:style-name="ce0" office:value-type="float" office:value="8.9"/>
          <table:table-cell table:style-name="ce0" office:value-type="float" office:value="5.0"/>
          <table:table-cell table:style-name="ce0" office:value-type="float" office:value="3.3"/>
          <table:table-cell table:style-name="ce0" office:value-type="float" office:value="5.8"/>
          <table:table-cell table:style-name="ce0" office:value-type="float" office:value="7.3"/>
          <table:table-cell table:style-name="ce0" office:value-type="float" office:value="5.1"/>
          <table:table-cell table:style-name="ce0" office:value-type="float" office:value="9.9"/>
          <table:table-cell table:style-name="ce0" office:value-type="float" office:value="5.5"/>
          <table:table-cell table:style-name="ce0" office:value-type="float" office:value="3.7"/>
          <table:table-cell table:style-name="ce0" office:value-type="float" office:value="5.4"/>
          <table:table-cell table:style-name="ce0" office:value-type="float" office:value="7.0"/>
          <table:table-cell table:style-name="ce0" office:value-type="float" office:value="4.7"/>
          <table:table-cell table:style-name="ce0" office:value-type="float" office:value="10.1"/>
          <table:table-cell table:style-name="ce0" office:value-type="float" office:value="5.1"/>
          <table:table-cell table:style-name="ce0" office:value-type="float" office:value="2.2"/>
          <table:table-cell table:style-name="ce0" office:value-type="float" office:value="6.2"/>
          <table:table-cell table:style-name="ce0" office:value-type="float" office:value="7.5"/>
          <table:table-cell table:style-name="ce0" office:value-type="float" office:value="5.6"/>
          <table:table-cell table:style-name="ce0" office:value-type="float" office:value="9.7"/>
          <table:table-cell table:style-name="ce0" office:value-type="float" office:value="5.9"/>
          <table:table-cell table:style-name="ce0" office:value-type="float" office:value="4.8"/>
          <table:table-cell table:style-name="ce0" office:value-type="float" office:value="5.2"/>
          <table:table-cell table:style-name="ce0" office:value-type="float" office:value="6.8"/>
          <table:table-cell table:style-name="ce0" office:value-type="float" office:value="4.0"/>
          <table:table-cell table:style-name="ce0" office:value-type="float" office:value="7.6"/>
          <table:table-cell table:style-name="ce0" office:value-type="float" office:value="4.8"/>
          <table:table-cell table:style-name="ce0" office:value-type="float" office:value="4.5"/>
          <table:table-cell table:style-name="ce0" office:value-type="float" office:value="4.7"/>
          <table:table-cell table:style-name="ce0" office:value-type="float" office:value="6.5"/>
          <table:table-cell table:style-name="ce0" office:value-type="float" office:value="3.8"/>
          <table:table-cell table:style-name="ce0" office:value-type="float" office:value="7.6"/>
          <table:table-cell table:style-name="ce0" office:value-type="float" office:value="4.4"/>
          <table:table-cell table:style-name="ce0" office:value-type="float" office:value="5.3"/>
          <table:table-cell table:style-name="ce0" office:value-type="float" office:value="5.6"/>
          <table:table-cell table:style-name="ce0" office:value-type="float" office:value="7.0"/>
          <table:table-cell table:style-name="ce0" office:value-type="float" office:value="4.2"/>
          <table:table-cell table:style-name="ce0" office:value-type="float" office:value="7.5"/>
          <table:table-cell table:style-name="ce0" office:value-type="float" office:value="5.3"/>
          <table:table-cell table:style-name="ce0" office:value-type="float" office:value="3.8"/>
          <table:table-cell table:style-name="ce0" office:value-type="float" office:value="4.4"/>
          <table:table-cell table:style-name="ce0" office:value-type="float" office:value="6.0"/>
          <table:table-cell table:style-name="ce0" office:value-type="float" office:value="3.4"/>
          <table:table-cell table:style-name="ce0" office:value-type="float" office:value="10.2"/>
          <table:table-cell table:style-name="ce0" office:value-type="float" office:value="4.0"/>
          <table:table-cell table:style-name="ce0" office:value-type="float" office:value="2.1"/>
          <table:table-cell table:style-name="ce0" office:value-type="float" office:value="4.1"/>
          <table:table-cell table:style-name="ce0" office:value-type="float" office:value="5.6"/>
          <table:table-cell table:style-name="ce0" office:value-type="float" office:value="3.0"/>
          <table:table-cell table:style-name="ce0" office:value-type="float" office:value="9.4"/>
          <table:table-cell table:style-name="ce0" office:value-type="float" office:value="3.8"/>
          <table:table-cell table:style-name="ce0" office:value-type="float" office:value="2.4"/>
          <table:table-cell table:style-name="ce0" office:value-type="float" office:value="4.7"/>
          <table:table-cell table:style-name="ce0" office:value-type="float" office:value="6.3"/>
          <table:table-cell table:style-name="ce0" office:value-type="float" office:value="3.8"/>
          <table:table-cell table:style-name="ce0" office:value-type="float" office:value="11.1"/>
          <table:table-cell table:style-name="ce0" office:value-type="float" office:value="4.2"/>
          <table:table-cell table:style-name="ce0" office:value-type="float" office:value="1.7"/>
          <table:table-cell table:style-name="ce0" office:value-type="float" office:value="3.7"/>
          <table:table-cell table:style-name="ce0" office:value-type="float" office:value="5.1"/>
          <table:table-cell table:style-name="ce0" office:value-type="float" office:value="2.8"/>
          <table:table-cell table:style-name="ce0" office:value-type="float" office:value="8.1"/>
          <table:table-cell table:style-name="ce0" office:value-type="float" office:value="3.2"/>
          <table:table-cell table:style-name="ce0" office:value-type="float" office:value="1.5"/>
          <table:table-cell table:style-name="ce0" office:value-type="float" office:value="3.4"/>
          <table:table-cell table:style-name="ce0" office:value-type="float" office:value="4.8"/>
          <table:table-cell table:style-name="ce0" office:value-type="float" office:value="2.6"/>
          <table:table-cell table:style-name="ce0" office:value-type="float" office:value="8.2"/>
          <table:table-cell table:style-name="ce0" office:value-type="float" office:value="3.0"/>
          <table:table-cell table:style-name="ce0" office:value-type="float" office:value="1.4"/>
          <table:table-cell table:style-name="ce0" office:value-type="float" office:value="3.9"/>
          <table:table-cell table:style-name="ce0" office:value-type="float" office:value="5.3"/>
          <table:table-cell table:style-name="ce0" office:value-type="float" office:value="3.0"/>
          <table:table-cell table:style-name="ce0" office:value-type="float" office:value="8.1"/>
          <table:table-cell table:style-name="ce0" office:value-type="float" office:value="3.4"/>
          <table:table-cell table:style-name="ce0" office:value-type="float" office:value="1.6"/>
        </table:table-row>
        <table:table-row table:style-name="ro1">
          <table:table-cell table:style-name="ce0" office:value-type="string">
            <text:p>Amapá</text:p>
          </table:table-cell>
          <table:table-cell table:style-name="ce0" office:value-type="float" office:value="9.6"/>
          <table:table-cell table:style-name="ce0" office:value-type="float" office:value="10.4"/>
          <table:table-cell table:style-name="ce0" office:value-type="float" office:value="9.6"/>
          <table:table-cell table:style-name="ce0" office:value-type="float" office:value="9.4"/>
          <table:table-cell table:style-name="ce0" office:value-type="float" office:value="9.4"/>
          <table:table-cell table:style-name="ce0" office:value-type="float" office:value="7.8"/>
          <table:table-cell table:style-name="ce0" office:value-type="float" office:value="9.2"/>
          <table:table-cell table:style-name="ce0" office:value-type="float" office:value="9.9"/>
          <table:table-cell table:style-name="ce0" office:value-type="float" office:value="9.1"/>
          <table:table-cell table:style-name="ce0" office:value-type="float" office:value="7.5"/>
          <table:table-cell table:style-name="ce0" office:value-type="float" office:value="9.0"/>
          <table:table-cell table:style-name="ce0" office:value-type="float" office:value="8.2"/>
          <table:table-cell table:style-name="ce0" office:value-type="float" office:value="10.1"/>
          <table:table-cell table:style-name="ce0" office:value-type="float" office:value="10.7"/>
          <table:table-cell table:style-name="ce0" office:value-type="float" office:value="10.2"/>
          <table:table-cell table:style-name="ce0" office:value-type="float" office:value="10.8"/>
          <table:table-cell table:style-name="ce0" office:value-type="float" office:value="9.9"/>
          <table:table-cell table:style-name="ce0" office:value-type="float" office:value="7.4"/>
          <table:table-cell table:style-name="ce0" office:value-type="float" office:value="5.6"/>
          <table:table-cell table:style-name="ce0" office:value-type="float" office:value="5.7"/>
          <table:table-cell table:style-name="ce0" office:value-type="float" office:value="5.7"/>
          <table:table-cell table:style-name="ce0" office:value-type="float" office:value="7.1"/>
          <table:table-cell table:style-name="ce0" office:value-type="float" office:value="5.6"/>
          <table:table-cell table:style-name="ce0" office:value-type="float" office:value="4.4"/>
          <table:table-cell table:style-name="ce0" office:value-type="float" office:value="5.6"/>
          <table:table-cell table:style-name="ce0" office:value-type="float" office:value="5.7"/>
          <table:table-cell table:style-name="ce0" office:value-type="float" office:value="5.5"/>
          <table:table-cell table:style-name="ce0" office:value-type="float" office:value="6.0"/>
          <table:table-cell table:style-name="ce0" office:value-type="float" office:value="5.6"/>
          <table:table-cell table:style-name="ce0" office:value-type="float" office:value="4.3"/>
          <table:table-cell table:style-name="ce0" office:value-type="float" office:value="5.7"/>
          <table:table-cell table:style-name="ce0" office:value-type="float" office:value="5.8"/>
          <table:table-cell table:style-name="ce0" office:value-type="float" office:value="5.9"/>
          <table:table-cell table:style-name="ce0" office:value-type="float" office:value="7.8"/>
          <table:table-cell table:style-name="ce0" office:value-type="float" office:value="5.7"/>
          <table:table-cell table:style-name="ce0" office:value-type="float" office:value="4.5"/>
          <table:table-cell table:style-name="ce0" office:value-type="float" office:value="8.4"/>
          <table:table-cell table:style-name="ce0" office:value-type="float" office:value="8.7"/>
          <table:table-cell table:style-name="ce0" office:value-type="float" office:value="8.5"/>
          <table:table-cell table:style-name="ce0" office:value-type="float" office:value="10.0"/>
          <table:table-cell table:style-name="ce0" office:value-type="float" office:value="8.4"/>
          <table:table-cell table:style-name="ce0" office:value-type="float" office:value="6.7"/>
          <table:table-cell table:style-name="ce0" office:value-type="float" office:value="8.2"/>
          <table:table-cell table:style-name="ce0" office:value-type="float" office:value="8.4"/>
          <table:table-cell table:style-name="ce0" office:value-type="float" office:value="8.3"/>
          <table:table-cell table:style-name="ce0" office:value-type="string">
            <text:p>-</text:p>
          </table:table-cell>
          <table:table-cell table:style-name="ce0" office:value-type="float" office:value="8.1"/>
          <table:table-cell table:style-name="ce0" office:value-type="float" office:value="6.6"/>
          <table:table-cell table:style-name="ce0" office:value-type="float" office:value="8.7"/>
          <table:table-cell table:style-name="ce0" office:value-type="float" office:value="9.0"/>
          <table:table-cell table:style-name="ce0" office:value-type="float" office:value="8.6"/>
          <table:table-cell table:style-name="ce0" office:value-type="float" office:value="10.0"/>
          <table:table-cell table:style-name="ce0" office:value-type="float" office:value="8.7"/>
          <table:table-cell table:style-name="ce0" office:value-type="float" office:value="6.7"/>
          <table:table-cell table:style-name="ce0" office:value-type="float" office:value="10.9"/>
          <table:table-cell table:style-name="ce0" office:value-type="float" office:value="11.5"/>
          <table:table-cell table:style-name="ce0" office:value-type="float" office:value="10.9"/>
          <table:table-cell table:style-name="ce0" office:value-type="float" office:value="9.7"/>
          <table:table-cell table:style-name="ce0" office:value-type="float" office:value="10.8"/>
          <table:table-cell table:style-name="ce0" office:value-type="float" office:value="9.5"/>
          <table:table-cell table:style-name="ce0" office:value-type="float" office:value="10.6"/>
          <table:table-cell table:style-name="ce0" office:value-type="float" office:value="11.1"/>
          <table:table-cell table:style-name="ce0" office:value-type="float" office:value="10.7"/>
          <table:table-cell table:style-name="ce0" office:value-type="float" office:value="13.6"/>
          <table:table-cell table:style-name="ce0" office:value-type="float" office:value="10.4"/>
          <table:table-cell table:style-name="ce0" office:value-type="float" office:value="9.5"/>
          <table:table-cell table:style-name="ce0" office:value-type="float" office:value="11.3"/>
          <table:table-cell table:style-name="ce0" office:value-type="float" office:value="11.7"/>
          <table:table-cell table:style-name="ce0" office:value-type="float" office:value="11.1"/>
          <table:table-cell table:style-name="ce0" office:value-type="float" office:value="7.1"/>
          <table:table-cell table:style-name="ce0" office:value-type="float" office:value="11.2"/>
          <table:table-cell table:style-name="ce0" office:value-type="float" office:value="9.4"/>
          <table:table-cell table:style-name="ce0" office:value-type="float" office:value="10.3"/>
          <table:table-cell table:style-name="ce0" office:value-type="float" office:value="10.7"/>
          <table:table-cell table:style-name="ce0" office:value-type="float" office:value="9.8"/>
          <table:table-cell table:style-name="ce0" office:value-type="float" office:value="11.2"/>
          <table:table-cell table:style-name="ce0" office:value-type="float" office:value="10.3"/>
          <table:table-cell table:style-name="ce0" office:value-type="float" office:value="8.7"/>
          <table:table-cell table:style-name="ce0" office:value-type="float" office:value="10.0"/>
          <table:table-cell table:style-name="ce0" office:value-type="float" office:value="10.4"/>
          <table:table-cell table:style-name="ce0" office:value-type="float" office:value="9.3"/>
          <table:table-cell table:style-name="ce0" office:value-type="float" office:value="12.0"/>
          <table:table-cell table:style-name="ce0" office:value-type="float" office:value="10.1"/>
          <table:table-cell table:style-name="ce0" office:value-type="float" office:value="9.0"/>
          <table:table-cell table:style-name="ce0" office:value-type="float" office:value="10.6"/>
          <table:table-cell table:style-name="ce0" office:value-type="float" office:value="11.0"/>
          <table:table-cell table:style-name="ce0" office:value-type="float" office:value="10.4"/>
          <table:table-cell table:style-name="ce0" office:value-type="float" office:value="9.0"/>
          <table:table-cell table:style-name="ce0" office:value-type="float" office:value="10.5"/>
          <table:table-cell table:style-name="ce0" office:value-type="float" office:value="8.4"/>
          <table:table-cell table:style-name="ce0" office:value-type="float" office:value="11.2"/>
          <table:table-cell table:style-name="ce0" office:value-type="float" office:value="11.7"/>
          <table:table-cell table:style-name="ce0" office:value-type="float" office:value="11.3"/>
          <table:table-cell table:style-name="ce0" office:value-type="float" office:value="9.2"/>
          <table:table-cell table:style-name="ce0" office:value-type="float" office:value="11.0"/>
          <table:table-cell table:style-name="ce0" office:value-type="float" office:value="9.7"/>
          <table:table-cell table:style-name="ce0" office:value-type="float" office:value="10.8"/>
          <table:table-cell table:style-name="ce0" office:value-type="float" office:value="11.4"/>
          <table:table-cell table:style-name="ce0" office:value-type="float" office:value="11.2"/>
          <table:table-cell table:style-name="ce0" office:value-type="float" office:value="15.0"/>
          <table:table-cell table:style-name="ce0" office:value-type="float" office:value="10.5"/>
          <table:table-cell table:style-name="ce0" office:value-type="float" office:value="9.7"/>
          <table:table-cell table:style-name="ce0" office:value-type="float" office:value="11.5"/>
          <table:table-cell table:style-name="ce0" office:value-type="float" office:value="12.1"/>
          <table:table-cell table:style-name="ce0" office:value-type="float" office:value="11.4"/>
          <table:table-cell table:style-name="ce0" office:value-type="float" office:value="6.9"/>
          <table:table-cell table:style-name="ce0" office:value-type="float" office:value="11.4"/>
          <table:table-cell table:style-name="ce0" office:value-type="float" office:value="9.7"/>
          <table:table-cell table:style-name="ce0" office:value-type="float" office:value="10.0"/>
          <table:table-cell table:style-name="ce0" office:value-type="float" office:value="10.9"/>
          <table:table-cell table:style-name="ce0" office:value-type="float" office:value="9.7"/>
          <table:table-cell table:style-name="ce0" office:value-type="float" office:value="9.5"/>
          <table:table-cell table:style-name="ce0" office:value-type="float" office:value="9.7"/>
          <table:table-cell table:style-name="ce0" office:value-type="float" office:value="8.3"/>
          <table:table-cell table:style-name="ce0" office:value-type="float" office:value="9.4"/>
          <table:table-cell table:style-name="ce0" office:value-type="float" office:value="10.5"/>
          <table:table-cell table:style-name="ce0" office:value-type="float" office:value="9.1"/>
          <table:table-cell table:style-name="ce0" office:value-type="float" office:value="6.4"/>
          <table:table-cell table:style-name="ce0" office:value-type="float" office:value="9.2"/>
          <table:table-cell table:style-name="ce0" office:value-type="float" office:value="9.0"/>
          <table:table-cell table:style-name="ce0" office:value-type="float" office:value="10.5"/>
          <table:table-cell table:style-name="ce0" office:value-type="float" office:value="11.3"/>
          <table:table-cell table:style-name="ce0" office:value-type="float" office:value="10.5"/>
          <table:table-cell table:style-name="ce0" office:value-type="float" office:value="12.2"/>
          <table:table-cell table:style-name="ce0" office:value-type="float" office:value="10.2"/>
          <table:table-cell table:style-name="ce0" office:value-type="float" office:value="7.5"/>
          <table:table-cell table:style-name="ce0" office:value-type="float" office:value="10.5"/>
          <table:table-cell table:style-name="ce0" office:value-type="float" office:value="11.4"/>
          <table:table-cell table:style-name="ce0" office:value-type="float" office:value="10.3"/>
          <table:table-cell table:style-name="ce0" office:value-type="float" office:value="10.7"/>
          <table:table-cell table:style-name="ce0" office:value-type="float" office:value="10.2"/>
          <table:table-cell table:style-name="ce0" office:value-type="float" office:value="8.6"/>
          <table:table-cell table:style-name="ce0" office:value-type="float" office:value="9.9"/>
          <table:table-cell table:style-name="ce0" office:value-type="float" office:value="10.8"/>
          <table:table-cell table:style-name="ce0" office:value-type="float" office:value="9.6"/>
          <table:table-cell table:style-name="ce0" office:value-type="float" office:value="7.8"/>
          <table:table-cell table:style-name="ce0" office:value-type="float" office:value="9.7"/>
          <table:table-cell table:style-name="ce0" office:value-type="float" office:value="9.3"/>
          <table:table-cell table:style-name="ce0" office:value-type="float" office:value="11.0"/>
          <table:table-cell table:style-name="ce0" office:value-type="float" office:value="11.9"/>
          <table:table-cell table:style-name="ce0" office:value-type="float" office:value="11.1"/>
          <table:table-cell table:style-name="ce0" office:value-type="float" office:value="12.2"/>
          <table:table-cell table:style-name="ce0" office:value-type="float" office:value="10.8"/>
          <table:table-cell table:style-name="ce0" office:value-type="float" office:value="7.8"/>
          <table:table-cell table:style-name="ce0" office:value-type="float" office:value="11.3"/>
          <table:table-cell table:style-name="ce0" office:value-type="float" office:value="12.1"/>
          <table:table-cell table:style-name="ce0" office:value-type="float" office:value="11.7"/>
          <table:table-cell table:style-name="ce0" office:value-type="float" office:value="11.9"/>
          <table:table-cell table:style-name="ce0" office:value-type="float" office:value="11.0"/>
          <table:table-cell table:style-name="ce0" office:value-type="float" office:value="10.0"/>
          <table:table-cell table:style-name="ce0" office:value-type="float" office:value="10.6"/>
          <table:table-cell table:style-name="ce0" office:value-type="float" office:value="11.2"/>
          <table:table-cell table:style-name="ce0" office:value-type="float" office:value="10.8"/>
          <table:table-cell table:style-name="ce0" office:value-type="string">
            <text:p>-</text:p>
          </table:table-cell>
          <table:table-cell table:style-name="ce0" office:value-type="float" office:value="10.3"/>
          <table:table-cell table:style-name="ce0" office:value-type="float" office:value="10.6"/>
          <table:table-cell table:style-name="ce0" office:value-type="float" office:value="12.0"/>
          <table:table-cell table:style-name="ce0" office:value-type="float" office:value="12.9"/>
          <table:table-cell table:style-name="ce0" office:value-type="float" office:value="12.6"/>
          <table:table-cell table:style-name="ce0" office:value-type="float" office:value="11.9"/>
          <table:table-cell table:style-name="ce0" office:value-type="float" office:value="11.7"/>
          <table:table-cell table:style-name="ce0" office:value-type="float" office:value="9.5"/>
          <table:table-cell table:style-name="ce0" office:value-type="float" office:value="11.4"/>
          <table:table-cell table:style-name="ce0" office:value-type="float" office:value="12.3"/>
          <table:table-cell table:style-name="ce0" office:value-type="float" office:value="11.0"/>
          <table:table-cell table:style-name="ce0" office:value-type="float" office:value="9.9"/>
          <table:table-cell table:style-name="ce0" office:value-type="float" office:value="11.3"/>
          <table:table-cell table:style-name="ce0" office:value-type="float" office:value="10.8"/>
          <table:table-cell table:style-name="ce0" office:value-type="float" office:value="10.9"/>
          <table:table-cell table:style-name="ce0" office:value-type="float" office:value="11.8"/>
          <table:table-cell table:style-name="ce0" office:value-type="float" office:value="10.4"/>
          <table:table-cell table:style-name="ce0" office:value-type="float" office:value="11.0"/>
          <table:table-cell table:style-name="ce0" office:value-type="float" office:value="10.7"/>
          <table:table-cell table:style-name="ce0" office:value-type="float" office:value="10.9"/>
          <table:table-cell table:style-name="ce0" office:value-type="float" office:value="12.0"/>
          <table:table-cell table:style-name="ce0" office:value-type="float" office:value="12.7"/>
          <table:table-cell table:style-name="ce0" office:value-type="float" office:value="11.7"/>
          <table:table-cell table:style-name="ce0" office:value-type="float" office:value="9.8"/>
          <table:table-cell table:style-name="ce0" office:value-type="float" office:value="11.8"/>
          <table:table-cell table:style-name="ce0" office:value-type="float" office:value="10.6"/>
          <table:table-cell table:style-name="ce0" office:value-type="float" office:value="11.3"/>
          <table:table-cell table:style-name="ce0" office:value-type="float" office:value="12.1"/>
          <table:table-cell table:style-name="ce0" office:value-type="float" office:value="11.3"/>
          <table:table-cell table:style-name="ce0" office:value-type="float" office:value="8.4"/>
          <table:table-cell table:style-name="ce0" office:value-type="float" office:value="11.1"/>
          <table:table-cell table:style-name="ce0" office:value-type="float" office:value="9.7"/>
          <table:table-cell table:style-name="ce0" office:value-type="float" office:value="10.8"/>
          <table:table-cell table:style-name="ce0" office:value-type="float" office:value="11.5"/>
          <table:table-cell table:style-name="ce0" office:value-type="float" office:value="11.1"/>
          <table:table-cell table:style-name="ce0" office:value-type="float" office:value="5.0"/>
          <table:table-cell table:style-name="ce0" office:value-type="float" office:value="10.6"/>
          <table:table-cell table:style-name="ce0" office:value-type="float" office:value="10.7"/>
          <table:table-cell table:style-name="ce0" office:value-type="float" office:value="11.7"/>
          <table:table-cell table:style-name="ce0" office:value-type="float" office:value="12.5"/>
          <table:table-cell table:style-name="ce0" office:value-type="float" office:value="11.5"/>
          <table:table-cell table:style-name="ce0" office:value-type="float" office:value="11.9"/>
          <table:table-cell table:style-name="ce0" office:value-type="float" office:value="11.5"/>
          <table:table-cell table:style-name="ce0" office:value-type="float" office:value="8.6"/>
          <table:table-cell table:style-name="ce0" office:value-type="float" office:value="10.8"/>
          <table:table-cell table:style-name="ce0" office:value-type="float" office:value="11.4"/>
          <table:table-cell table:style-name="ce0" office:value-type="float" office:value="10.6"/>
          <table:table-cell table:style-name="ce0" office:value-type="float" office:value="10.9"/>
          <table:table-cell table:style-name="ce0" office:value-type="float" office:value="10.7"/>
          <table:table-cell table:style-name="ce0" office:value-type="float" office:value="7.7"/>
          <table:table-cell table:style-name="ce0" office:value-type="float" office:value="10.3"/>
          <table:table-cell table:style-name="ce0" office:value-type="float" office:value="11.0"/>
          <table:table-cell table:style-name="ce0" office:value-type="float" office:value="9.7"/>
          <table:table-cell table:style-name="ce0" office:value-type="float" office:value="7.4"/>
          <table:table-cell table:style-name="ce0" office:value-type="float" office:value="10.3"/>
          <table:table-cell table:style-name="ce0" office:value-type="float" office:value="8.3"/>
          <table:table-cell table:style-name="ce0" office:value-type="float" office:value="11.3"/>
          <table:table-cell table:style-name="ce0" office:value-type="float" office:value="11.9"/>
          <table:table-cell table:style-name="ce0" office:value-type="float" office:value="11.6"/>
          <table:table-cell table:style-name="ce0" office:value-type="float" office:value="12.4"/>
          <table:table-cell table:style-name="ce0" office:value-type="float" office:value="11.1"/>
          <table:table-cell table:style-name="ce0" office:value-type="float" office:value="7.1"/>
          <table:table-cell table:style-name="ce0" office:value-type="float" office:value="10.0"/>
          <table:table-cell table:style-name="ce0" office:value-type="float" office:value="10.9"/>
          <table:table-cell table:style-name="ce0" office:value-type="float" office:value="10.2"/>
          <table:table-cell table:style-name="ce0" office:value-type="float" office:value="13.0"/>
          <table:table-cell table:style-name="ce0" office:value-type="float" office:value="9.7"/>
          <table:table-cell table:style-name="ce0" office:value-type="float" office:value="7.7"/>
          <table:table-cell table:style-name="ce0" office:value-type="float" office:value="9.4"/>
          <table:table-cell table:style-name="ce0" office:value-type="float" office:value="10.2"/>
          <table:table-cell table:style-name="ce0" office:value-type="float" office:value="9.0"/>
          <table:table-cell table:style-name="ce0" office:value-type="float" office:value="13.6"/>
          <table:table-cell table:style-name="ce0" office:value-type="float" office:value="9.3"/>
          <table:table-cell table:style-name="ce0" office:value-type="float" office:value="8.4"/>
          <table:table-cell table:style-name="ce0" office:value-type="float" office:value="10.5"/>
          <table:table-cell table:style-name="ce0" office:value-type="float" office:value="11.5"/>
          <table:table-cell table:style-name="ce0" office:value-type="float" office:value="11.6"/>
          <table:table-cell table:style-name="ce0" office:value-type="float" office:value="12.5"/>
          <table:table-cell table:style-name="ce0" office:value-type="float" office:value="10.0"/>
          <table:table-cell table:style-name="ce0" office:value-type="float" office:value="6.7"/>
          <table:table-cell table:style-name="ce0" office:value-type="float" office:value="9.3"/>
          <table:table-cell table:style-name="ce0" office:value-type="float" office:value="10.7"/>
          <table:table-cell table:style-name="ce0" office:value-type="float" office:value="9.3"/>
          <table:table-cell table:style-name="ce0" office:value-type="float" office:value="5.2"/>
          <table:table-cell table:style-name="ce0" office:value-type="float" office:value="9.0"/>
          <table:table-cell table:style-name="ce0" office:value-type="float" office:value="5.6"/>
          <table:table-cell table:style-name="ce0" office:value-type="float" office:value="8.6"/>
          <table:table-cell table:style-name="ce0" office:value-type="float" office:value="10.2"/>
          <table:table-cell table:style-name="ce0" office:value-type="float" office:value="8.5"/>
          <table:table-cell table:style-name="ce0" office:value-type="float" office:value="4.1"/>
          <table:table-cell table:style-name="ce0" office:value-type="float" office:value="8.2"/>
          <table:table-cell table:style-name="ce0" office:value-type="float" office:value="7.7"/>
          <table:table-cell table:style-name="ce0" office:value-type="float" office:value="10.1"/>
          <table:table-cell table:style-name="ce0" office:value-type="float" office:value="11.1"/>
          <table:table-cell table:style-name="ce0" office:value-type="float" office:value="10.3"/>
          <table:table-cell table:style-name="ce0" office:value-type="float" office:value="12.0"/>
          <table:table-cell table:style-name="ce0" office:value-type="float" office:value="9.8"/>
          <table:table-cell table:style-name="ce0" office:value-type="float" office:value="3.6"/>
          <table:table-cell table:style-name="ce0" office:value-type="float" office:value="8.5"/>
          <table:table-cell table:style-name="ce0" office:value-type="float" office:value="10.1"/>
          <table:table-cell table:style-name="ce0" office:value-type="float" office:value="8.3"/>
          <table:table-cell table:style-name="ce0" office:value-type="float" office:value="13.1"/>
          <table:table-cell table:style-name="ce0" office:value-type="float" office:value="8.1"/>
          <table:table-cell table:style-name="ce0" office:value-type="float" office:value="4.7"/>
          <table:table-cell table:style-name="ce0" office:value-type="float" office:value="7.8"/>
          <table:table-cell table:style-name="ce0" office:value-type="float" office:value="9.5"/>
          <table:table-cell table:style-name="ce0" office:value-type="float" office:value="7.5"/>
          <table:table-cell table:style-name="ce0" office:value-type="float" office:value="10.0"/>
          <table:table-cell table:style-name="ce0" office:value-type="float" office:value="7.4"/>
          <table:table-cell table:style-name="ce0" office:value-type="float" office:value="6.1"/>
          <table:table-cell table:style-name="ce0" office:value-type="float" office:value="9.2"/>
          <table:table-cell table:style-name="ce0" office:value-type="float" office:value="10.5"/>
          <table:table-cell table:style-name="ce0" office:value-type="float" office:value="9.3"/>
          <table:table-cell table:style-name="ce0" office:value-type="float" office:value="14.0"/>
          <table:table-cell table:style-name="ce0" office:value-type="float" office:value="8.8"/>
          <table:table-cell table:style-name="ce0" office:value-type="float" office:value="2.6"/>
          <table:table-cell table:style-name="ce0" office:value-type="float" office:value="7.5"/>
          <table:table-cell table:style-name="ce0" office:value-type="float" office:value="8.8"/>
          <table:table-cell table:style-name="ce0" office:value-type="float" office:value="6.8"/>
          <table:table-cell table:style-name="ce0" office:value-type="float" office:value="13.0"/>
          <table:table-cell table:style-name="ce0" office:value-type="float" office:value="7.3"/>
          <table:table-cell table:style-name="ce0" office:value-type="float" office:value="5.4"/>
          <table:table-cell table:style-name="ce0" office:value-type="float" office:value="7.2"/>
          <table:table-cell table:style-name="ce0" office:value-type="float" office:value="8.4"/>
          <table:table-cell table:style-name="ce0" office:value-type="float" office:value="6.8"/>
          <table:table-cell table:style-name="ce0" office:value-type="string">
            <text:p>-</text:p>
          </table:table-cell>
          <table:table-cell table:style-name="ce0" office:value-type="float" office:value="6.9"/>
          <table:table-cell table:style-name="ce0" office:value-type="float" office:value="6.7"/>
          <table:table-cell table:style-name="ce0" office:value-type="float" office:value="7.9"/>
          <table:table-cell table:style-name="ce0" office:value-type="float" office:value="9.1"/>
          <table:table-cell table:style-name="ce0" office:value-type="float" office:value="6.7"/>
          <table:table-cell table:style-name="ce0" office:value-type="float" office:value="13.0"/>
          <table:table-cell table:style-name="ce0" office:value-type="float" office:value="7.7"/>
          <table:table-cell table:style-name="ce0" office:value-type="float" office:value="3.0"/>
          <table:table-cell table:style-name="ce0" office:value-type="float" office:value="5.5"/>
          <table:table-cell table:style-name="ce0" office:value-type="float" office:value="6.9"/>
          <table:table-cell table:style-name="ce0" office:value-type="float" office:value="4.7"/>
          <table:table-cell table:style-name="ce0" office:value-type="float" office:value="4.4"/>
          <table:table-cell table:style-name="ce0" office:value-type="float" office:value="5.3"/>
          <table:table-cell table:style-name="ce0" office:value-type="float" office:value="4.0"/>
          <table:table-cell table:style-name="ce0" office:value-type="float" office:value="5.3"/>
          <table:table-cell table:style-name="ce0" office:value-type="float" office:value="7.3"/>
          <table:table-cell table:style-name="ce0" office:value-type="float" office:value="4.3"/>
          <table:table-cell table:style-name="ce0" office:value-type="float" office:value="4.4"/>
          <table:table-cell table:style-name="ce0" office:value-type="float" office:value="5.1"/>
          <table:table-cell table:style-name="ce0" office:value-type="float" office:value="4.8"/>
          <table:table-cell table:style-name="ce0" office:value-type="float" office:value="5.7"/>
          <table:table-cell table:style-name="ce0" office:value-type="float" office:value="6.7"/>
          <table:table-cell table:style-name="ce0" office:value-type="float" office:value="5.3"/>
          <table:table-cell table:style-name="ce0" office:value-type="float" office:value="10.0"/>
          <table:table-cell table:style-name="ce0" office:value-type="float" office:value="5.4"/>
          <table:table-cell table:style-name="ce0" office:value-type="float" office:value="2.8"/>
          <table:table-cell table:style-name="ce0" office:value-type="float" office:value="6.9"/>
          <table:table-cell table:style-name="ce0" office:value-type="float" office:value="8.8"/>
          <table:table-cell table:style-name="ce0" office:value-type="float" office:value="5.5"/>
          <table:table-cell table:style-name="ce0" office:value-type="float" office:value="6.4"/>
          <table:table-cell table:style-name="ce0" office:value-type="float" office:value="6.7"/>
          <table:table-cell table:style-name="ce0" office:value-type="float" office:value="5.3"/>
          <table:table-cell table:style-name="ce0" office:value-type="float" office:value="6.7"/>
          <table:table-cell table:style-name="ce0" office:value-type="float" office:value="9.0"/>
          <table:table-cell table:style-name="ce0" office:value-type="float" office:value="5.1"/>
          <table:table-cell table:style-name="ce0" office:value-type="float" office:value="6.2"/>
          <table:table-cell table:style-name="ce0" office:value-type="float" office:value="6.6"/>
          <table:table-cell table:style-name="ce0" office:value-type="float" office:value="7.6"/>
          <table:table-cell table:style-name="ce0" office:value-type="float" office:value="7.1"/>
          <table:table-cell table:style-name="ce0" office:value-type="float" office:value="8.6"/>
          <table:table-cell table:style-name="ce0" office:value-type="float" office:value="6.1"/>
          <table:table-cell table:style-name="ce0" office:value-type="float" office:value="10.0"/>
          <table:table-cell table:style-name="ce0" office:value-type="float" office:value="6.9"/>
          <table:table-cell table:style-name="ce0" office:value-type="float" office:value="1.1"/>
          <table:table-cell table:style-name="ce0" office:value-type="float" office:value="5.7"/>
          <table:table-cell table:style-name="ce0" office:value-type="float" office:value="7.5"/>
          <table:table-cell table:style-name="ce0" office:value-type="float" office:value="4.8"/>
          <table:table-cell table:style-name="ce0" office:value-type="float" office:value="5.3"/>
          <table:table-cell table:style-name="ce0" office:value-type="float" office:value="5.3"/>
          <table:table-cell table:style-name="ce0" office:value-type="float" office:value="4.1"/>
          <table:table-cell table:style-name="ce0" office:value-type="float" office:value="5.5"/>
          <table:table-cell table:style-name="ce0" office:value-type="float" office:value="8.1"/>
          <table:table-cell table:style-name="ce0" office:value-type="float" office:value="4.1"/>
          <table:table-cell table:style-name="ce0" office:value-type="float" office:value="5.3"/>
          <table:table-cell table:style-name="ce0" office:value-type="float" office:value="5.0"/>
          <table:table-cell table:style-name="ce0" office:value-type="float" office:value="3.1"/>
          <table:table-cell table:style-name="ce0" office:value-type="float" office:value="6.0"/>
          <table:table-cell table:style-name="ce0" office:value-type="float" office:value="7.1"/>
          <table:table-cell table:style-name="ce0" office:value-type="float" office:value="5.6"/>
          <table:table-cell table:style-name="ce0" office:value-type="string">
            <text:p>-</text:p>
          </table:table-cell>
          <table:table-cell table:style-name="ce0" office:value-type="float" office:value="5.6"/>
          <table:table-cell table:style-name="ce0" office:value-type="float" office:value="5.2"/>
          <table:table-cell table:style-name="ce0" office:value-type="float" office:value="4.6"/>
          <table:table-cell table:style-name="ce0" office:value-type="float" office:value="5.0"/>
          <table:table-cell table:style-name="ce0" office:value-type="float" office:value="5.9"/>
          <table:table-cell table:style-name="ce0" office:value-type="string">
            <text:p>-</text:p>
          </table:table-cell>
          <table:table-cell table:style-name="ce0" office:value-type="float" office:value="4.3"/>
          <table:table-cell table:style-name="ce0" office:value-type="float" office:value="1.4"/>
          <table:table-cell table:style-name="ce0" office:value-type="float" office:value="4.5"/>
          <table:table-cell table:style-name="ce0" office:value-type="float" office:value="5.5"/>
          <table:table-cell table:style-name="ce0" office:value-type="float" office:value="5.1"/>
          <table:table-cell table:style-name="ce0" office:value-type="string">
            <text:p>-</text:p>
          </table:table-cell>
          <table:table-cell table:style-name="ce0" office:value-type="float" office:value="4.1"/>
          <table:table-cell table:style-name="ce0" office:value-type="float" office:value="1.7"/>
          <table:table-cell table:style-name="ce0" office:value-type="float" office:value="4.8"/>
          <table:table-cell table:style-name="ce0" office:value-type="float" office:value="4.7"/>
          <table:table-cell table:style-name="ce0" office:value-type="float" office:value="6.8"/>
          <table:table-cell table:style-name="ce0" office:value-type="string">
            <text:p>-</text:p>
          </table:table-cell>
          <table:table-cell table:style-name="ce0" office:value-type="float" office:value="4.5"/>
          <table:table-cell table:style-name="ce0" office:value-type="float" office:value="1.0"/>
          <table:table-cell table:style-name="ce0" office:value-type="float" office:value="3.2"/>
          <table:table-cell table:style-name="ce0" office:value-type="float" office:value="4.8"/>
          <table:table-cell table:style-name="ce0" office:value-type="float" office:value="2.2"/>
          <table:table-cell table:style-name="ce0" office:value-type="float" office:value="1.0"/>
          <table:table-cell table:style-name="ce0" office:value-type="float" office:value="2.7"/>
          <table:table-cell table:style-name="ce0" office:value-type="float" office:value="1.6"/>
          <table:table-cell table:style-name="ce0" office:value-type="float" office:value="2.7"/>
          <table:table-cell table:style-name="ce0" office:value-type="float" office:value="4.0"/>
          <table:table-cell table:style-name="ce0" office:value-type="float" office:value="2.0"/>
          <table:table-cell table:style-name="ce0" office:value-type="float" office:value="1.0"/>
          <table:table-cell table:style-name="ce0" office:value-type="float" office:value="2.6"/>
          <table:table-cell table:style-name="ce0" office:value-type="float" office:value="1.9"/>
          <table:table-cell table:style-name="ce0" office:value-type="float" office:value="3.5"/>
          <table:table-cell table:style-name="ce0" office:value-type="float" office:value="5.2"/>
          <table:table-cell table:style-name="ce0" office:value-type="float" office:value="2.4"/>
          <table:table-cell table:style-name="ce0" office:value-type="string">
            <text:p>-</text:p>
          </table:table-cell>
          <table:table-cell table:style-name="ce0" office:value-type="float" office:value="2.9"/>
          <table:table-cell table:style-name="ce0" office:value-type="float" office:value="1.3"/>
        </table:table-row>
        <table:table-row table:style-name="ro1">
          <table:table-cell table:style-name="ce0" office:value-type="string">
            <text:p>Tocantins</text:p>
          </table:table-cell>
          <table:table-cell table:style-name="ce0" office:value-type="float" office:value="9.3"/>
          <table:table-cell table:style-name="ce0" office:value-type="float" office:value="10.2"/>
          <table:table-cell table:style-name="ce0" office:value-type="float" office:value="8.6"/>
          <table:table-cell table:style-name="ce0" office:value-type="float" office:value="10.6"/>
          <table:table-cell table:style-name="ce0" office:value-type="float" office:value="9.2"/>
          <table:table-cell table:style-name="ce0" office:value-type="float" office:value="8.0"/>
          <table:table-cell table:style-name="ce0" office:value-type="float" office:value="8.8"/>
          <table:table-cell table:style-name="ce0" office:value-type="float" office:value="9.6"/>
          <table:table-cell table:style-name="ce0" office:value-type="float" office:value="8.0"/>
          <table:table-cell table:style-name="ce0" office:value-type="float" office:value="10.1"/>
          <table:table-cell table:style-name="ce0" office:value-type="float" office:value="8.6"/>
          <table:table-cell table:style-name="ce0" office:value-type="float" office:value="8.6"/>
          <table:table-cell table:style-name="ce0" office:value-type="float" office:value="9.9"/>
          <table:table-cell table:style-name="ce0" office:value-type="float" office:value="10.7"/>
          <table:table-cell table:style-name="ce0" office:value-type="float" office:value="9.2"/>
          <table:table-cell table:style-name="ce0" office:value-type="float" office:value="11.0"/>
          <table:table-cell table:style-name="ce0" office:value-type="float" office:value="9.8"/>
          <table:table-cell table:style-name="ce0" office:value-type="float" office:value="7.4"/>
          <table:table-cell table:style-name="ce0" office:value-type="float" office:value="6.1"/>
          <table:table-cell table:style-name="ce0" office:value-type="float" office:value="6.2"/>
          <table:table-cell table:style-name="ce0" office:value-type="float" office:value="6.1"/>
          <table:table-cell table:style-name="ce0" office:value-type="float" office:value="6.2"/>
          <table:table-cell table:style-name="ce0" office:value-type="float" office:value="6.1"/>
          <table:table-cell table:style-name="ce0" office:value-type="float" office:value="5.6"/>
          <table:table-cell table:style-name="ce0" office:value-type="float" office:value="6.0"/>
          <table:table-cell table:style-name="ce0" office:value-type="float" office:value="6.1"/>
          <table:table-cell table:style-name="ce0" office:value-type="float" office:value="6.0"/>
          <table:table-cell table:style-name="ce0" office:value-type="float" office:value="6.1"/>
          <table:table-cell table:style-name="ce0" office:value-type="float" office:value="6.0"/>
          <table:table-cell table:style-name="ce0" office:value-type="float" office:value="5.6"/>
          <table:table-cell table:style-name="ce0" office:value-type="float" office:value="6.2"/>
          <table:table-cell table:style-name="ce0" office:value-type="float" office:value="6.3"/>
          <table:table-cell table:style-name="ce0" office:value-type="float" office:value="6.3"/>
          <table:table-cell table:style-name="ce0" office:value-type="float" office:value="6.4"/>
          <table:table-cell table:style-name="ce0" office:value-type="float" office:value="6.2"/>
          <table:table-cell table:style-name="ce0" office:value-type="float" office:value="5.7"/>
          <table:table-cell table:style-name="ce0" office:value-type="float" office:value="9.1"/>
          <table:table-cell table:style-name="ce0" office:value-type="float" office:value="9.3"/>
          <table:table-cell table:style-name="ce0" office:value-type="float" office:value="8.9"/>
          <table:table-cell table:style-name="ce0" office:value-type="float" office:value="8.7"/>
          <table:table-cell table:style-name="ce0" office:value-type="float" office:value="9.1"/>
          <table:table-cell table:style-name="ce0" office:value-type="float" office:value="8.3"/>
          <table:table-cell table:style-name="ce0" office:value-type="float" office:value="8.9"/>
          <table:table-cell table:style-name="ce0" office:value-type="float" office:value="9.2"/>
          <table:table-cell table:style-name="ce0" office:value-type="float" office:value="8.5"/>
          <table:table-cell table:style-name="ce0" office:value-type="float" office:value="7.9"/>
          <table:table-cell table:style-name="ce0" office:value-type="float" office:value="8.9"/>
          <table:table-cell table:style-name="ce0" office:value-type="float" office:value="8.2"/>
          <table:table-cell table:style-name="ce0" office:value-type="float" office:value="9.3"/>
          <table:table-cell table:style-name="ce0" office:value-type="float" office:value="9.4"/>
          <table:table-cell table:style-name="ce0" office:value-type="float" office:value="9.3"/>
          <table:table-cell table:style-name="ce0" office:value-type="float" office:value="10.4"/>
          <table:table-cell table:style-name="ce0" office:value-type="float" office:value="9.3"/>
          <table:table-cell table:style-name="ce0" office:value-type="float" office:value="8.3"/>
          <table:table-cell table:style-name="ce0" office:value-type="float" office:value="11.6"/>
          <table:table-cell table:style-name="ce0" office:value-type="float" office:value="12.1"/>
          <table:table-cell table:style-name="ce0" office:value-type="float" office:value="11.2"/>
          <table:table-cell table:style-name="ce0" office:value-type="float" office:value="12.5"/>
          <table:table-cell table:style-name="ce0" office:value-type="float" office:value="11.5"/>
          <table:table-cell table:style-name="ce0" office:value-type="float" office:value="10.1"/>
          <table:table-cell table:style-name="ce0" office:value-type="float" office:value="11.2"/>
          <table:table-cell table:style-name="ce0" office:value-type="float" office:value="11.6"/>
          <table:table-cell table:style-name="ce0" office:value-type="float" office:value="10.8"/>
          <table:table-cell table:style-name="ce0" office:value-type="float" office:value="11.9"/>
          <table:table-cell table:style-name="ce0" office:value-type="float" office:value="11.2"/>
          <table:table-cell table:style-name="ce0" office:value-type="float" office:value="10.2"/>
          <table:table-cell table:style-name="ce0" office:value-type="float" office:value="12.0"/>
          <table:table-cell table:style-name="ce0" office:value-type="float" office:value="12.6"/>
          <table:table-cell table:style-name="ce0" office:value-type="float" office:value="11.7"/>
          <table:table-cell table:style-name="ce0" office:value-type="float" office:value="12.8"/>
          <table:table-cell table:style-name="ce0" office:value-type="float" office:value="11.9"/>
          <table:table-cell table:style-name="ce0" office:value-type="float" office:value="10.0"/>
          <table:table-cell table:style-name="ce0" office:value-type="float" office:value="11.0"/>
          <table:table-cell table:style-name="ce0" office:value-type="float" office:value="11.4"/>
          <table:table-cell table:style-name="ce0" office:value-type="float" office:value="10.8"/>
          <table:table-cell table:style-name="ce0" office:value-type="float" office:value="11.8"/>
          <table:table-cell table:style-name="ce0" office:value-type="float" office:value="11.0"/>
          <table:table-cell table:style-name="ce0" office:value-type="float" office:value="9.8"/>
          <table:table-cell table:style-name="ce0" office:value-type="float" office:value="10.6"/>
          <table:table-cell table:style-name="ce0" office:value-type="float" office:value="10.9"/>
          <table:table-cell table:style-name="ce0" office:value-type="float" office:value="10.4"/>
          <table:table-cell table:style-name="ce0" office:value-type="float" office:value="10.4"/>
          <table:table-cell table:style-name="ce0" office:value-type="float" office:value="10.6"/>
          <table:table-cell table:style-name="ce0" office:value-type="float" office:value="9.6"/>
          <table:table-cell table:style-name="ce0" office:value-type="float" office:value="11.4"/>
          <table:table-cell table:style-name="ce0" office:value-type="float" office:value="11.8"/>
          <table:table-cell table:style-name="ce0" office:value-type="float" office:value="11.3"/>
          <table:table-cell table:style-name="ce0" office:value-type="float" office:value="12.1"/>
          <table:table-cell table:style-name="ce0" office:value-type="float" office:value="11.3"/>
          <table:table-cell table:style-name="ce0" office:value-type="float" office:value="9.9"/>
          <table:table-cell table:style-name="ce0" office:value-type="float" office:value="11.8"/>
          <table:table-cell table:style-name="ce0" office:value-type="float" office:value="12.4"/>
          <table:table-cell table:style-name="ce0" office:value-type="float" office:value="11.4"/>
          <table:table-cell table:style-name="ce0" office:value-type="float" office:value="12.8"/>
          <table:table-cell table:style-name="ce0" office:value-type="float" office:value="11.7"/>
          <table:table-cell table:style-name="ce0" office:value-type="float" office:value="10.2"/>
          <table:table-cell table:style-name="ce0" office:value-type="float" office:value="11.5"/>
          <table:table-cell table:style-name="ce0" office:value-type="float" office:value="11.9"/>
          <table:table-cell table:style-name="ce0" office:value-type="float" office:value="11.0"/>
          <table:table-cell table:style-name="ce0" office:value-type="float" office:value="12.2"/>
          <table:table-cell table:style-name="ce0" office:value-type="float" office:value="11.4"/>
          <table:table-cell table:style-name="ce0" office:value-type="float" office:value="10.4"/>
          <table:table-cell table:style-name="ce0" office:value-type="float" office:value="12.2"/>
          <table:table-cell table:style-name="ce0" office:value-type="float" office:value="12.8"/>
          <table:table-cell table:style-name="ce0" office:value-type="float" office:value="11.8"/>
          <table:table-cell table:style-name="ce0" office:value-type="float" office:value="13.1"/>
          <table:table-cell table:style-name="ce0" office:value-type="float" office:value="12.1"/>
          <table:table-cell table:style-name="ce0" office:value-type="float" office:value="10.0"/>
          <table:table-cell table:style-name="ce0" office:value-type="float" office:value="9.3"/>
          <table:table-cell table:style-name="ce0" office:value-type="float" office:value="10.3"/>
          <table:table-cell table:style-name="ce0" office:value-type="float" office:value="8.3"/>
          <table:table-cell table:style-name="ce0" office:value-type="float" office:value="10.6"/>
          <table:table-cell table:style-name="ce0" office:value-type="float" office:value="9.1"/>
          <table:table-cell table:style-name="ce0" office:value-type="float" office:value="7.9"/>
          <table:table-cell table:style-name="ce0" office:value-type="float" office:value="8.6"/>
          <table:table-cell table:style-name="ce0" office:value-type="float" office:value="9.7"/>
          <table:table-cell table:style-name="ce0" office:value-type="float" office:value="7.6"/>
          <table:table-cell table:style-name="ce0" office:value-type="float" office:value="10.4"/>
          <table:table-cell table:style-name="ce0" office:value-type="float" office:value="8.4"/>
          <table:table-cell table:style-name="ce0" office:value-type="float" office:value="8.9"/>
          <table:table-cell table:style-name="ce0" office:value-type="float" office:value="9.9"/>
          <table:table-cell table:style-name="ce0" office:value-type="float" office:value="10.9"/>
          <table:table-cell table:style-name="ce0" office:value-type="float" office:value="9.0"/>
          <table:table-cell table:style-name="ce0" office:value-type="float" office:value="10.8"/>
          <table:table-cell table:style-name="ce0" office:value-type="float" office:value="9.8"/>
          <table:table-cell table:style-name="ce0" office:value-type="float" office:value="6.8"/>
          <table:table-cell table:style-name="ce0" office:value-type="float" office:value="10.1"/>
          <table:table-cell table:style-name="ce0" office:value-type="float" office:value="11.2"/>
          <table:table-cell table:style-name="ce0" office:value-type="float" office:value="9.2"/>
          <table:table-cell table:style-name="ce0" office:value-type="float" office:value="11.2"/>
          <table:table-cell table:style-name="ce0" office:value-type="float" office:value="9.9"/>
          <table:table-cell table:style-name="ce0" office:value-type="float" office:value="8.5"/>
          <table:table-cell table:style-name="ce0" office:value-type="float" office:value="9.3"/>
          <table:table-cell table:style-name="ce0" office:value-type="float" office:value="10.5"/>
          <table:table-cell table:style-name="ce0" office:value-type="float" office:value="8.5"/>
          <table:table-cell table:style-name="ce0" office:value-type="float" office:value="10.9"/>
          <table:table-cell table:style-name="ce0" office:value-type="float" office:value="9.2"/>
          <table:table-cell table:style-name="ce0" office:value-type="float" office:value="9.5"/>
          <table:table-cell table:style-name="ce0" office:value-type="float" office:value="10.8"/>
          <table:table-cell table:style-name="ce0" office:value-type="float" office:value="11.9"/>
          <table:table-cell table:style-name="ce0" office:value-type="float" office:value="10.0"/>
          <table:table-cell table:style-name="ce0" office:value-type="float" office:value="11.4"/>
          <table:table-cell table:style-name="ce0" office:value-type="float" office:value="10.6"/>
          <table:table-cell table:style-name="ce0" office:value-type="float" office:value="7.5"/>
          <table:table-cell table:style-name="ce0" office:value-type="float" office:value="12.0"/>
          <table:table-cell table:style-name="ce0" office:value-type="float" office:value="12.8"/>
          <table:table-cell table:style-name="ce0" office:value-type="float" office:value="11.6"/>
          <table:table-cell table:style-name="ce0" office:value-type="float" office:value="12.7"/>
          <table:table-cell table:style-name="ce0" office:value-type="float" office:value="11.9"/>
          <table:table-cell table:style-name="ce0" office:value-type="float" office:value="10.4"/>
          <table:table-cell table:style-name="ce0" office:value-type="float" office:value="11.5"/>
          <table:table-cell table:style-name="ce0" office:value-type="float" office:value="12.3"/>
          <table:table-cell table:style-name="ce0" office:value-type="float" office:value="11.0"/>
          <table:table-cell table:style-name="ce0" office:value-type="float" office:value="11.6"/>
          <table:table-cell table:style-name="ce0" office:value-type="float" office:value="11.4"/>
          <table:table-cell table:style-name="ce0" office:value-type="float" office:value="10.6"/>
          <table:table-cell table:style-name="ce0" office:value-type="float" office:value="12.5"/>
          <table:table-cell table:style-name="ce0" office:value-type="float" office:value="13.3"/>
          <table:table-cell table:style-name="ce0" office:value-type="float" office:value="12.4"/>
          <table:table-cell table:style-name="ce0" office:value-type="float" office:value="13.3"/>
          <table:table-cell table:style-name="ce0" office:value-type="float" office:value="12.3"/>
          <table:table-cell table:style-name="ce0" office:value-type="float" office:value="10.1"/>
          <table:table-cell table:style-name="ce0" office:value-type="float" office:value="11.6"/>
          <table:table-cell table:style-name="ce0" office:value-type="float" office:value="12.7"/>
          <table:table-cell table:style-name="ce0" office:value-type="float" office:value="11.1"/>
          <table:table-cell table:style-name="ce0" office:value-type="float" office:value="11.8"/>
          <table:table-cell table:style-name="ce0" office:value-type="float" office:value="11.4"/>
          <table:table-cell table:style-name="ce0" office:value-type="float" office:value="10.4"/>
          <table:table-cell table:style-name="ce0" office:value-type="float" office:value="11.1"/>
          <table:table-cell table:style-name="ce0" office:value-type="float" office:value="12.1"/>
          <table:table-cell table:style-name="ce0" office:value-type="float" office:value="10.4"/>
          <table:table-cell table:style-name="ce0" office:value-type="float" office:value="11.9"/>
          <table:table-cell table:style-name="ce0" office:value-type="float" office:value="10.9"/>
          <table:table-cell table:style-name="ce0" office:value-type="float" office:value="11.2"/>
          <table:table-cell table:style-name="ce0" office:value-type="float" office:value="12.1"/>
          <table:table-cell table:style-name="ce0" office:value-type="float" office:value="13.2"/>
          <table:table-cell table:style-name="ce0" office:value-type="float" office:value="11.9"/>
          <table:table-cell table:style-name="ce0" office:value-type="float" office:value="11.8"/>
          <table:table-cell table:style-name="ce0" office:value-type="float" office:value="11.8"/>
          <table:table-cell table:style-name="ce0" office:value-type="float" office:value="9.7"/>
          <table:table-cell table:style-name="ce0" office:value-type="float" office:value="11.0"/>
          <table:table-cell table:style-name="ce0" office:value-type="float" office:value="12.2"/>
          <table:table-cell table:style-name="ce0" office:value-type="float" office:value="10.4"/>
          <table:table-cell table:style-name="ce0" office:value-type="float" office:value="12.1"/>
          <table:table-cell table:style-name="ce0" office:value-type="float" office:value="10.8"/>
          <table:table-cell table:style-name="ce0" office:value-type="float" office:value="9.2"/>
          <table:table-cell table:style-name="ce0" office:value-type="float" office:value="10.4"/>
          <table:table-cell table:style-name="ce0" office:value-type="float" office:value="11.6"/>
          <table:table-cell table:style-name="ce0" office:value-type="float" office:value="9.7"/>
          <table:table-cell table:style-name="ce0" office:value-type="float" office:value="11.7"/>
          <table:table-cell table:style-name="ce0" office:value-type="float" office:value="10.1"/>
          <table:table-cell table:style-name="ce0" office:value-type="float" office:value="10.6"/>
          <table:table-cell table:style-name="ce0" office:value-type="float" office:value="11.7"/>
          <table:table-cell table:style-name="ce0" office:value-type="float" office:value="12.9"/>
          <table:table-cell table:style-name="ce0" office:value-type="float" office:value="11.1"/>
          <table:table-cell table:style-name="ce0" office:value-type="float" office:value="12.5"/>
          <table:table-cell table:style-name="ce0" office:value-type="float" office:value="11.4"/>
          <table:table-cell table:style-name="ce0" office:value-type="float" office:value="7.8"/>
          <table:table-cell table:style-name="ce0" office:value-type="float" office:value="10.3"/>
          <table:table-cell table:style-name="ce0" office:value-type="float" office:value="11.4"/>
          <table:table-cell table:style-name="ce0" office:value-type="float" office:value="9.5"/>
          <table:table-cell table:style-name="ce0" office:value-type="float" office:value="11.0"/>
          <table:table-cell table:style-name="ce0" office:value-type="float" office:value="10.0"/>
          <table:table-cell table:style-name="ce0" office:value-type="float" office:value="7.4"/>
          <table:table-cell table:style-name="ce0" office:value-type="float" office:value="9.5"/>
          <table:table-cell table:style-name="ce0" office:value-type="float" office:value="10.6"/>
          <table:table-cell table:style-name="ce0" office:value-type="float" office:value="8.9"/>
          <table:table-cell table:style-name="ce0" office:value-type="float" office:value="10.3"/>
          <table:table-cell table:style-name="ce0" office:value-type="float" office:value="9.2"/>
          <table:table-cell table:style-name="ce0" office:value-type="float" office:value="9.1"/>
          <table:table-cell table:style-name="ce0" office:value-type="float" office:value="11.1"/>
          <table:table-cell table:style-name="ce0" office:value-type="float" office:value="12.2"/>
          <table:table-cell table:style-name="ce0" office:value-type="float" office:value="10.3"/>
          <table:table-cell table:style-name="ce0" office:value-type="float" office:value="11.5"/>
          <table:table-cell table:style-name="ce0" office:value-type="float" office:value="10.9"/>
          <table:table-cell table:style-name="ce0" office:value-type="float" office:value="5.7"/>
          <table:table-cell table:style-name="ce0" office:value-type="float" office:value="9.5"/>
          <table:table-cell table:style-name="ce0" office:value-type="float" office:value="10.8"/>
          <table:table-cell table:style-name="ce0" office:value-type="float" office:value="8.6"/>
          <table:table-cell table:style-name="ce0" office:value-type="float" office:value="11.5"/>
          <table:table-cell table:style-name="ce0" office:value-type="float" office:value="9.3"/>
          <table:table-cell table:style-name="ce0" office:value-type="float" office:value="7.1"/>
          <table:table-cell table:style-name="ce0" office:value-type="float" office:value="8.6"/>
          <table:table-cell table:style-name="ce0" office:value-type="float" office:value="9.8"/>
          <table:table-cell table:style-name="ce0" office:value-type="float" office:value="7.7"/>
          <table:table-cell table:style-name="ce0" office:value-type="float" office:value="12.4"/>
          <table:table-cell table:style-name="ce0" office:value-type="float" office:value="8.4"/>
          <table:table-cell table:style-name="ce0" office:value-type="float" office:value="8.7"/>
          <table:table-cell table:style-name="ce0" office:value-type="float" office:value="10.4"/>
          <table:table-cell table:style-name="ce0" office:value-type="float" office:value="11.8"/>
          <table:table-cell table:style-name="ce0" office:value-type="float" office:value="9.6"/>
          <table:table-cell table:style-name="ce0" office:value-type="float" office:value="10.9"/>
          <table:table-cell table:style-name="ce0" office:value-type="float" office:value="10.2"/>
          <table:table-cell table:style-name="ce0" office:value-type="float" office:value="5.6"/>
          <table:table-cell table:style-name="ce0" office:value-type="float" office:value="8.7"/>
          <table:table-cell table:style-name="ce0" office:value-type="float" office:value="10.2"/>
          <table:table-cell table:style-name="ce0" office:value-type="float" office:value="7.1"/>
          <table:table-cell table:style-name="ce0" office:value-type="float" office:value="9.8"/>
          <table:table-cell table:style-name="ce0" office:value-type="float" office:value="8.5"/>
          <table:table-cell table:style-name="ce0" office:value-type="float" office:value="6.3"/>
          <table:table-cell table:style-name="ce0" office:value-type="float" office:value="7.7"/>
          <table:table-cell table:style-name="ce0" office:value-type="float" office:value="9.1"/>
          <table:table-cell table:style-name="ce0" office:value-type="float" office:value="6.3"/>
          <table:table-cell table:style-name="ce0" office:value-type="float" office:value="9.6"/>
          <table:table-cell table:style-name="ce0" office:value-type="float" office:value="7.5"/>
          <table:table-cell table:style-name="ce0" office:value-type="float" office:value="6.9"/>
          <table:table-cell table:style-name="ce0" office:value-type="float" office:value="9.7"/>
          <table:table-cell table:style-name="ce0" office:value-type="float" office:value="11.2"/>
          <table:table-cell table:style-name="ce0" office:value-type="float" office:value="8.1"/>
          <table:table-cell table:style-name="ce0" office:value-type="float" office:value="10.0"/>
          <table:table-cell table:style-name="ce0" office:value-type="float" office:value="9.5"/>
          <table:table-cell table:style-name="ce0" office:value-type="float" office:value="5.7"/>
          <table:table-cell table:style-name="ce0" office:value-type="float" office:value="7.8"/>
          <table:table-cell table:style-name="ce0" office:value-type="float" office:value="9.4"/>
          <table:table-cell table:style-name="ce0" office:value-type="float" office:value="6.3"/>
          <table:table-cell table:style-name="ce0" office:value-type="float" office:value="10.2"/>
          <table:table-cell table:style-name="ce0" office:value-type="float" office:value="7.5"/>
          <table:table-cell table:style-name="ce0" office:value-type="float" office:value="5.4"/>
          <table:table-cell table:style-name="ce0" office:value-type="float" office:value="7.0"/>
          <table:table-cell table:style-name="ce0" office:value-type="float" office:value="8.7"/>
          <table:table-cell table:style-name="ce0" office:value-type="float" office:value="5.6"/>
          <table:table-cell table:style-name="ce0" office:value-type="float" office:value="10.5"/>
          <table:table-cell table:style-name="ce0" office:value-type="float" office:value="6.6"/>
          <table:table-cell table:style-name="ce0" office:value-type="float" office:value="6.9"/>
          <table:table-cell table:style-name="ce0" office:value-type="float" office:value="8.6"/>
          <table:table-cell table:style-name="ce0" office:value-type="float" office:value="10.2"/>
          <table:table-cell table:style-name="ce0" office:value-type="float" office:value="7.1"/>
          <table:table-cell table:style-name="ce0" office:value-type="float" office:value="10.0"/>
          <table:table-cell table:style-name="ce0" office:value-type="float" office:value="8.4"/>
          <table:table-cell table:style-name="ce0" office:value-type="float" office:value="3.9"/>
          <table:table-cell table:style-name="ce0" office:value-type="float" office:value="6.8"/>
          <table:table-cell table:style-name="ce0" office:value-type="float" office:value="8.5"/>
          <table:table-cell table:style-name="ce0" office:value-type="float" office:value="5.1"/>
          <table:table-cell table:style-name="ce0" office:value-type="float" office:value="8.7"/>
          <table:table-cell table:style-name="ce0" office:value-type="float" office:value="6.4"/>
          <table:table-cell table:style-name="ce0" office:value-type="float" office:value="4.0"/>
          <table:table-cell table:style-name="ce0" office:value-type="float" office:value="6.2"/>
          <table:table-cell table:style-name="ce0" office:value-type="float" office:value="8.1"/>
          <table:table-cell table:style-name="ce0" office:value-type="float" office:value="4.6"/>
          <table:table-cell table:style-name="ce0" office:value-type="float" office:value="8.7"/>
          <table:table-cell table:style-name="ce0" office:value-type="float" office:value="5.7"/>
          <table:table-cell table:style-name="ce0" office:value-type="float" office:value="4.5"/>
          <table:table-cell table:style-name="ce0" office:value-type="float" office:value="7.4"/>
          <table:table-cell table:style-name="ce0" office:value-type="float" office:value="9.0"/>
          <table:table-cell table:style-name="ce0" office:value-type="float" office:value="5.7"/>
          <table:table-cell table:style-name="ce0" office:value-type="float" office:value="8.6"/>
          <table:table-cell table:style-name="ce0" office:value-type="float" office:value="7.1"/>
          <table:table-cell table:style-name="ce0" office:value-type="float" office:value="3.6"/>
          <table:table-cell table:style-name="ce0" office:value-type="float" office:value="4.3"/>
          <table:table-cell table:style-name="ce0" office:value-type="float" office:value="5.7"/>
          <table:table-cell table:style-name="ce0" office:value-type="float" office:value="2.9"/>
          <table:table-cell table:style-name="ce0" office:value-type="float" office:value="7.9"/>
          <table:table-cell table:style-name="ce0" office:value-type="float" office:value="4.0"/>
          <table:table-cell table:style-name="ce0" office:value-type="float" office:value="2.4"/>
          <table:table-cell table:style-name="ce0" office:value-type="float" office:value="4.1"/>
          <table:table-cell table:style-name="ce0" office:value-type="float" office:value="5.8"/>
          <table:table-cell table:style-name="ce0" office:value-type="float" office:value="2.6"/>
          <table:table-cell table:style-name="ce0" office:value-type="float" office:value="8.1"/>
          <table:table-cell table:style-name="ce0" office:value-type="float" office:value="3.7"/>
          <table:table-cell table:style-name="ce0" office:value-type="float" office:value="3.2"/>
          <table:table-cell table:style-name="ce0" office:value-type="float" office:value="4.5"/>
          <table:table-cell table:style-name="ce0" office:value-type="float" office:value="5.6"/>
          <table:table-cell table:style-name="ce0" office:value-type="float" office:value="3.3"/>
          <table:table-cell table:style-name="ce0" office:value-type="float" office:value="7.8"/>
          <table:table-cell table:style-name="ce0" office:value-type="float" office:value="4.3"/>
          <table:table-cell table:style-name="ce0" office:value-type="float" office:value="1.8"/>
          <table:table-cell table:style-name="ce0" office:value-type="float" office:value="5.6"/>
          <table:table-cell table:style-name="ce0" office:value-type="float" office:value="7.4"/>
          <table:table-cell table:style-name="ce0" office:value-type="float" office:value="3.9"/>
          <table:table-cell table:style-name="ce0" office:value-type="float" office:value="7.9"/>
          <table:table-cell table:style-name="ce0" office:value-type="float" office:value="5.3"/>
          <table:table-cell table:style-name="ce0" office:value-type="float" office:value="4.0"/>
          <table:table-cell table:style-name="ce0" office:value-type="float" office:value="5.3"/>
          <table:table-cell table:style-name="ce0" office:value-type="float" office:value="7.4"/>
          <table:table-cell table:style-name="ce0" office:value-type="float" office:value="3.3"/>
          <table:table-cell table:style-name="ce0" office:value-type="float" office:value="6.6"/>
          <table:table-cell table:style-name="ce0" office:value-type="float" office:value="4.9"/>
          <table:table-cell table:style-name="ce0" office:value-type="float" office:value="4.4"/>
          <table:table-cell table:style-name="ce0" office:value-type="float" office:value="5.9"/>
          <table:table-cell table:style-name="ce0" office:value-type="float" office:value="7.4"/>
          <table:table-cell table:style-name="ce0" office:value-type="float" office:value="4.5"/>
          <table:table-cell table:style-name="ce0" office:value-type="float" office:value="8.9"/>
          <table:table-cell table:style-name="ce0" office:value-type="float" office:value="5.6"/>
          <table:table-cell table:style-name="ce0" office:value-type="float" office:value="3.5"/>
          <table:table-cell table:style-name="ce0" office:value-type="float" office:value="4.6"/>
          <table:table-cell table:style-name="ce0" office:value-type="float" office:value="6.2"/>
          <table:table-cell table:style-name="ce0" office:value-type="float" office:value="3.3"/>
          <table:table-cell table:style-name="ce0" office:value-type="float" office:value="8.6"/>
          <table:table-cell table:style-name="ce0" office:value-type="float" office:value="4.2"/>
          <table:table-cell table:style-name="ce0" office:value-type="float" office:value="2.4"/>
          <table:table-cell table:style-name="ce0" office:value-type="float" office:value="4.3"/>
          <table:table-cell table:style-name="ce0" office:value-type="float" office:value="6.3"/>
          <table:table-cell table:style-name="ce0" office:value-type="float" office:value="2.9"/>
          <table:table-cell table:style-name="ce0" office:value-type="float" office:value="10.1"/>
          <table:table-cell table:style-name="ce0" office:value-type="float" office:value="3.7"/>
          <table:table-cell table:style-name="ce0" office:value-type="float" office:value="3.1"/>
          <table:table-cell table:style-name="ce0" office:value-type="float" office:value="4.9"/>
          <table:table-cell table:style-name="ce0" office:value-type="float" office:value="6.1"/>
          <table:table-cell table:style-name="ce0" office:value-type="float" office:value="3.7"/>
          <table:table-cell table:style-name="ce0" office:value-type="float" office:value="6.8"/>
          <table:table-cell table:style-name="ce0" office:value-type="float" office:value="4.6"/>
          <table:table-cell table:style-name="ce0" office:value-type="float" office:value="1.8"/>
          <table:table-cell table:style-name="ce0" office:value-type="float" office:value="3.5"/>
          <table:table-cell table:style-name="ce0" office:value-type="float" office:value="4.7"/>
          <table:table-cell table:style-name="ce0" office:value-type="float" office:value="2.4"/>
          <table:table-cell table:style-name="ce0" office:value-type="float" office:value="7.5"/>
          <table:table-cell table:style-name="ce0" office:value-type="float" office:value="3.2"/>
          <table:table-cell table:style-name="ce0" office:value-type="float" office:value="2.3"/>
          <table:table-cell table:style-name="ce0" office:value-type="float" office:value="3.4"/>
          <table:table-cell table:style-name="ce0" office:value-type="float" office:value="4.8"/>
          <table:table-cell table:style-name="ce0" office:value-type="float" office:value="2.5"/>
          <table:table-cell table:style-name="ce0" office:value-type="float" office:value="8.7"/>
          <table:table-cell table:style-name="ce0" office:value-type="float" office:value="3.0"/>
          <table:table-cell table:style-name="ce0" office:value-type="float" office:value="3.4"/>
          <table:table-cell table:style-name="ce0" office:value-type="float" office:value="3.5"/>
          <table:table-cell table:style-name="ce0" office:value-type="float" office:value="4.6"/>
          <table:table-cell table:style-name="ce0" office:value-type="float" office:value="2.3"/>
          <table:table-cell table:style-name="ce0" office:value-type="float" office:value="6.6"/>
          <table:table-cell table:style-name="ce0" office:value-type="float" office:value="3.3"/>
          <table:table-cell table:style-name="ce0" office:value-type="float" office:value="1.4"/>
          <table:table-cell table:style-name="ce0" office:value-type="float" office:value="2.6"/>
          <table:table-cell table:style-name="ce0" office:value-type="float" office:value="3.6"/>
          <table:table-cell table:style-name="ce0" office:value-type="float" office:value="1.5"/>
          <table:table-cell table:style-name="ce0" office:value-type="float" office:value="7.6"/>
          <table:table-cell table:style-name="ce0" office:value-type="float" office:value="2.3"/>
          <table:table-cell table:style-name="ce0" office:value-type="float" office:value="1.2"/>
          <table:table-cell table:style-name="ce0" office:value-type="float" office:value="2.5"/>
          <table:table-cell table:style-name="ce0" office:value-type="float" office:value="3.8"/>
          <table:table-cell table:style-name="ce0" office:value-type="float" office:value="1.3"/>
          <table:table-cell table:style-name="ce0" office:value-type="float" office:value="7.0"/>
          <table:table-cell table:style-name="ce0" office:value-type="float" office:value="2.1"/>
          <table:table-cell table:style-name="ce0" office:value-type="float" office:value="1.8"/>
          <table:table-cell table:style-name="ce0" office:value-type="float" office:value="2.6"/>
          <table:table-cell table:style-name="ce0" office:value-type="float" office:value="3.4"/>
          <table:table-cell table:style-name="ce0" office:value-type="float" office:value="1.7"/>
          <table:table-cell table:style-name="ce0" office:value-type="float" office:value="7.8"/>
          <table:table-cell table:style-name="ce0" office:value-type="float" office:value="2.5"/>
          <table:table-cell table:style-name="ce0" office:value-type="float" office:value="0.8"/>
        </table:table-row>
        <table:table-row table:style-name="ro1">
          <table:table-cell table:style-name="ce0" office:value-type="string">
            <text:p>Maranhão</text:p>
          </table:table-cell>
          <table:table-cell table:style-name="ce0" office:value-type="float" office:value="8.3"/>
          <table:table-cell table:style-name="ce0" office:value-type="float" office:value="9.2"/>
          <table:table-cell table:style-name="ce0" office:value-type="float" office:value="8.0"/>
          <table:table-cell table:style-name="ce0" office:value-type="float" office:value="9.3"/>
          <table:table-cell table:style-name="ce0" office:value-type="float" office:value="8.2"/>
          <table:table-cell table:style-name="ce0" office:value-type="float" office:value="5.8"/>
          <table:table-cell table:style-name="ce0" office:value-type="float" office:value="7.8"/>
          <table:table-cell table:style-name="ce0" office:value-type="float" office:value="8.7"/>
          <table:table-cell table:style-name="ce0" office:value-type="float" office:value="7.5"/>
          <table:table-cell table:style-name="ce0" office:value-type="float" office:value="8.5"/>
          <table:table-cell table:style-name="ce0" office:value-type="float" office:value="7.7"/>
          <table:table-cell table:style-name="ce0" office:value-type="float" office:value="5.9"/>
          <table:table-cell table:style-name="ce0" office:value-type="float" office:value="8.8"/>
          <table:table-cell table:style-name="ce0" office:value-type="float" office:value="9.6"/>
          <table:table-cell table:style-name="ce0" office:value-type="float" office:value="8.4"/>
          <table:table-cell table:style-name="ce0" office:value-type="float" office:value="9.8"/>
          <table:table-cell table:style-name="ce0" office:value-type="float" office:value="8.7"/>
          <table:table-cell table:style-name="ce0" office:value-type="float" office:value="5.7"/>
          <table:table-cell table:style-name="ce0" office:value-type="float" office:value="5.8"/>
          <table:table-cell table:style-name="ce0" office:value-type="float" office:value="5.9"/>
          <table:table-cell table:style-name="ce0" office:value-type="float" office:value="5.8"/>
          <table:table-cell table:style-name="ce0" office:value-type="float" office:value="6.0"/>
          <table:table-cell table:style-name="ce0" office:value-type="float" office:value="5.8"/>
          <table:table-cell table:style-name="ce0" office:value-type="float" office:value="3.9"/>
          <table:table-cell table:style-name="ce0" office:value-type="float" office:value="5.7"/>
          <table:table-cell table:style-name="ce0" office:value-type="float" office:value="5.8"/>
          <table:table-cell table:style-name="ce0" office:value-type="float" office:value="5.8"/>
          <table:table-cell table:style-name="ce0" office:value-type="float" office:value="5.5"/>
          <table:table-cell table:style-name="ce0" office:value-type="float" office:value="5.7"/>
          <table:table-cell table:style-name="ce0" office:value-type="float" office:value="3.7"/>
          <table:table-cell table:style-name="ce0" office:value-type="float" office:value="5.9"/>
          <table:table-cell table:style-name="ce0" office:value-type="float" office:value="6.0"/>
          <table:table-cell table:style-name="ce0" office:value-type="float" office:value="5.9"/>
          <table:table-cell table:style-name="ce0" office:value-type="float" office:value="6.3"/>
          <table:table-cell table:style-name="ce0" office:value-type="float" office:value="6.0"/>
          <table:table-cell table:style-name="ce0" office:value-type="float" office:value="4.0"/>
          <table:table-cell table:style-name="ce0" office:value-type="float" office:value="8.8"/>
          <table:table-cell table:style-name="ce0" office:value-type="float" office:value="9.0"/>
          <table:table-cell table:style-name="ce0" office:value-type="float" office:value="8.7"/>
          <table:table-cell table:style-name="ce0" office:value-type="float" office:value="9.2"/>
          <table:table-cell table:style-name="ce0" office:value-type="float" office:value="8.8"/>
          <table:table-cell table:style-name="ce0" office:value-type="float" office:value="6.0"/>
          <table:table-cell table:style-name="ce0" office:value-type="float" office:value="8.5"/>
          <table:table-cell table:style-name="ce0" office:value-type="float" office:value="8.8"/>
          <table:table-cell table:style-name="ce0" office:value-type="float" office:value="8.4"/>
          <table:table-cell table:style-name="ce0" office:value-type="float" office:value="9.0"/>
          <table:table-cell table:style-name="ce0" office:value-type="float" office:value="8.5"/>
          <table:table-cell table:style-name="ce0" office:value-type="float" office:value="5.7"/>
          <table:table-cell table:style-name="ce0" office:value-type="float" office:value="9.1"/>
          <table:table-cell table:style-name="ce0" office:value-type="float" office:value="9.2"/>
          <table:table-cell table:style-name="ce0" office:value-type="float" office:value="9.0"/>
          <table:table-cell table:style-name="ce0" office:value-type="float" office:value="9.5"/>
          <table:table-cell table:style-name="ce0" office:value-type="float" office:value="9.1"/>
          <table:table-cell table:style-name="ce0" office:value-type="float" office:value="6.2"/>
          <table:table-cell table:style-name="ce0" office:value-type="float" office:value="11.0"/>
          <table:table-cell table:style-name="ce0" office:value-type="float" office:value="11.5"/>
          <table:table-cell table:style-name="ce0" office:value-type="float" office:value="10.9"/>
          <table:table-cell table:style-name="ce0" office:value-type="float" office:value="10.8"/>
          <table:table-cell table:style-name="ce0" office:value-type="float" office:value="10.9"/>
          <table:table-cell table:style-name="ce0" office:value-type="float" office:value="7.6"/>
          <table:table-cell table:style-name="ce0" office:value-type="float" office:value="10.5"/>
          <table:table-cell table:style-name="ce0" office:value-type="float" office:value="11.1"/>
          <table:table-cell table:style-name="ce0" office:value-type="float" office:value="10.4"/>
          <table:table-cell table:style-name="ce0" office:value-type="float" office:value="10.2"/>
          <table:table-cell table:style-name="ce0" office:value-type="float" office:value="10.5"/>
          <table:table-cell table:style-name="ce0" office:value-type="float" office:value="7.7"/>
          <table:table-cell table:style-name="ce0" office:value-type="float" office:value="11.4"/>
          <table:table-cell table:style-name="ce0" office:value-type="float" office:value="11.9"/>
          <table:table-cell table:style-name="ce0" office:value-type="float" office:value="11.4"/>
          <table:table-cell table:style-name="ce0" office:value-type="float" office:value="11.2"/>
          <table:table-cell table:style-name="ce0" office:value-type="float" office:value="11.3"/>
          <table:table-cell table:style-name="ce0" office:value-type="float" office:value="7.5"/>
          <table:table-cell table:style-name="ce0" office:value-type="float" office:value="10.6"/>
          <table:table-cell table:style-name="ce0" office:value-type="float" office:value="11.0"/>
          <table:table-cell table:style-name="ce0" office:value-type="float" office:value="10.5"/>
          <table:table-cell table:style-name="ce0" office:value-type="float" office:value="11.6"/>
          <table:table-cell table:style-name="ce0" office:value-type="float" office:value="10.6"/>
          <table:table-cell table:style-name="ce0" office:value-type="float" office:value="7.3"/>
          <table:table-cell table:style-name="ce0" office:value-type="float" office:value="10.3"/>
          <table:table-cell table:style-name="ce0" office:value-type="float" office:value="10.6"/>
          <table:table-cell table:style-name="ce0" office:value-type="float" office:value="10.1"/>
          <table:table-cell table:style-name="ce0" office:value-type="float" office:value="11.9"/>
          <table:table-cell table:style-name="ce0" office:value-type="float" office:value="10.2"/>
          <table:table-cell table:style-name="ce0" office:value-type="float" office:value="7.2"/>
          <table:table-cell table:style-name="ce0" office:value-type="float" office:value="10.9"/>
          <table:table-cell table:style-name="ce0" office:value-type="float" office:value="11.3"/>
          <table:table-cell table:style-name="ce0" office:value-type="float" office:value="10.9"/>
          <table:table-cell table:style-name="ce0" office:value-type="float" office:value="11.3"/>
          <table:table-cell table:style-name="ce0" office:value-type="float" office:value="10.9"/>
          <table:table-cell table:style-name="ce0" office:value-type="float" office:value="7.4"/>
          <table:table-cell table:style-name="ce0" office:value-type="float" office:value="11.1"/>
          <table:table-cell table:style-name="ce0" office:value-type="float" office:value="11.7"/>
          <table:table-cell table:style-name="ce0" office:value-type="float" office:value="11.1"/>
          <table:table-cell table:style-name="ce0" office:value-type="float" office:value="10.3"/>
          <table:table-cell table:style-name="ce0" office:value-type="float" office:value="11.0"/>
          <table:table-cell table:style-name="ce0" office:value-type="float" office:value="7.7"/>
          <table:table-cell table:style-name="ce0" office:value-type="float" office:value="10.7"/>
          <table:table-cell table:style-name="ce0" office:value-type="float" office:value="11.3"/>
          <table:table-cell table:style-name="ce0" office:value-type="float" office:value="10.5"/>
          <table:table-cell table:style-name="ce0" office:value-type="float" office:value="8.9"/>
          <table:table-cell table:style-name="ce0" office:value-type="float" office:value="10.6"/>
          <table:table-cell table:style-name="ce0" office:value-type="float" office:value="7.9"/>
          <table:table-cell table:style-name="ce0" office:value-type="float" office:value="11.5"/>
          <table:table-cell table:style-name="ce0" office:value-type="float" office:value="12.1"/>
          <table:table-cell table:style-name="ce0" office:value-type="float" office:value="11.6"/>
          <table:table-cell table:style-name="ce0" office:value-type="float" office:value="11.2"/>
          <table:table-cell table:style-name="ce0" office:value-type="float" office:value="11.4"/>
          <table:table-cell table:style-name="ce0" office:value-type="float" office:value="7.6"/>
          <table:table-cell table:style-name="ce0" office:value-type="float" office:value="8.1"/>
          <table:table-cell table:style-name="ce0" office:value-type="float" office:value="9.1"/>
          <table:table-cell table:style-name="ce0" office:value-type="float" office:value="7.6"/>
          <table:table-cell table:style-name="ce0" office:value-type="float" office:value="9.2"/>
          <table:table-cell table:style-name="ce0" office:value-type="float" office:value="7.9"/>
          <table:table-cell table:style-name="ce0" office:value-type="float" office:value="5.6"/>
          <table:table-cell table:style-name="ce0" office:value-type="float" office:value="7.5"/>
          <table:table-cell table:style-name="ce0" office:value-type="float" office:value="8.5"/>
          <table:table-cell table:style-name="ce0" office:value-type="float" office:value="7.1"/>
          <table:table-cell table:style-name="ce0" office:value-type="float" office:value="8.2"/>
          <table:table-cell table:style-name="ce0" office:value-type="float" office:value="7.3"/>
          <table:table-cell table:style-name="ce0" office:value-type="float" office:value="5.8"/>
          <table:table-cell table:style-name="ce0" office:value-type="float" office:value="8.6"/>
          <table:table-cell table:style-name="ce0" office:value-type="float" office:value="9.6"/>
          <table:table-cell table:style-name="ce0" office:value-type="float" office:value="8.1"/>
          <table:table-cell table:style-name="ce0" office:value-type="float" office:value="9.8"/>
          <table:table-cell table:style-name="ce0" office:value-type="float" office:value="8.5"/>
          <table:table-cell table:style-name="ce0" office:value-type="float" office:value="5.3"/>
          <table:table-cell table:style-name="ce0" office:value-type="float" office:value="8.8"/>
          <table:table-cell table:style-name="ce0" office:value-type="float" office:value="9.9"/>
          <table:table-cell table:style-name="ce0" office:value-type="float" office:value="8.4"/>
          <table:table-cell table:style-name="ce0" office:value-type="float" office:value="9.7"/>
          <table:table-cell table:style-name="ce0" office:value-type="float" office:value="8.6"/>
          <table:table-cell table:style-name="ce0" office:value-type="float" office:value="6.1"/>
          <table:table-cell table:style-name="ce0" office:value-type="float" office:value="8.1"/>
          <table:table-cell table:style-name="ce0" office:value-type="float" office:value="9.2"/>
          <table:table-cell table:style-name="ce0" office:value-type="float" office:value="7.9"/>
          <table:table-cell table:style-name="ce0" office:value-type="float" office:value="8.7"/>
          <table:table-cell table:style-name="ce0" office:value-type="float" office:value="7.9"/>
          <table:table-cell table:style-name="ce0" office:value-type="float" office:value="6.3"/>
          <table:table-cell table:style-name="ce0" office:value-type="float" office:value="9.4"/>
          <table:table-cell table:style-name="ce0" office:value-type="float" office:value="10.5"/>
          <table:table-cell table:style-name="ce0" office:value-type="float" office:value="9.0"/>
          <table:table-cell table:style-name="ce0" office:value-type="float" office:value="10.3"/>
          <table:table-cell table:style-name="ce0" office:value-type="float" office:value="9.2"/>
          <table:table-cell table:style-name="ce0" office:value-type="float" office:value="5.9"/>
          <table:table-cell table:style-name="ce0" office:value-type="float" office:value="11.0"/>
          <table:table-cell table:style-name="ce0" office:value-type="float" office:value="11.8"/>
          <table:table-cell table:style-name="ce0" office:value-type="float" office:value="10.9"/>
          <table:table-cell table:style-name="ce0" office:value-type="float" office:value="11.4"/>
          <table:table-cell table:style-name="ce0" office:value-type="float" office:value="10.8"/>
          <table:table-cell table:style-name="ce0" office:value-type="float" office:value="7.3"/>
          <table:table-cell table:style-name="ce0" office:value-type="float" office:value="10.4"/>
          <table:table-cell table:style-name="ce0" office:value-type="float" office:value="11.2"/>
          <table:table-cell table:style-name="ce0" office:value-type="float" office:value="10.3"/>
          <table:table-cell table:style-name="ce0" office:value-type="float" office:value="10.5"/>
          <table:table-cell table:style-name="ce0" office:value-type="float" office:value="10.3"/>
          <table:table-cell table:style-name="ce0" office:value-type="float" office:value="7.5"/>
          <table:table-cell table:style-name="ce0" office:value-type="float" office:value="11.5"/>
          <table:table-cell table:style-name="ce0" office:value-type="float" office:value="12.4"/>
          <table:table-cell table:style-name="ce0" office:value-type="float" office:value="11.5"/>
          <table:table-cell table:style-name="ce0" office:value-type="float" office:value="11.9"/>
          <table:table-cell table:style-name="ce0" office:value-type="float" office:value="11.3"/>
          <table:table-cell table:style-name="ce0" office:value-type="float" office:value="7.0"/>
          <table:table-cell table:style-name="ce0" office:value-type="float" office:value="10.4"/>
          <table:table-cell table:style-name="ce0" office:value-type="float" office:value="11.4"/>
          <table:table-cell table:style-name="ce0" office:value-type="float" office:value="10.4"/>
          <table:table-cell table:style-name="ce0" office:value-type="float" office:value="10.2"/>
          <table:table-cell table:style-name="ce0" office:value-type="float" office:value="10.2"/>
          <table:table-cell table:style-name="ce0" office:value-type="float" office:value="7.0"/>
          <table:table-cell table:style-name="ce0" office:value-type="float" office:value="9.8"/>
          <table:table-cell table:style-name="ce0" office:value-type="float" office:value="10.8"/>
          <table:table-cell table:style-name="ce0" office:value-type="float" office:value="9.8"/>
          <table:table-cell table:style-name="ce0" office:value-type="float" office:value="9.4"/>
          <table:table-cell table:style-name="ce0" office:value-type="float" office:value="9.5"/>
          <table:table-cell table:style-name="ce0" office:value-type="float" office:value="7.4"/>
          <table:table-cell table:style-name="ce0" office:value-type="float" office:value="11.0"/>
          <table:table-cell table:style-name="ce0" office:value-type="float" office:value="11.9"/>
          <table:table-cell table:style-name="ce0" office:value-type="float" office:value="11.1"/>
          <table:table-cell table:style-name="ce0" office:value-type="float" office:value="11.0"/>
          <table:table-cell table:style-name="ce0" office:value-type="float" office:value="10.7"/>
          <table:table-cell table:style-name="ce0" office:value-type="float" office:value="6.5"/>
          <table:table-cell table:style-name="ce0" office:value-type="float" office:value="9.7"/>
          <table:table-cell table:style-name="ce0" office:value-type="float" office:value="10.6"/>
          <table:table-cell table:style-name="ce0" office:value-type="float" office:value="9.7"/>
          <table:table-cell table:style-name="ce0" office:value-type="float" office:value="10.2"/>
          <table:table-cell table:style-name="ce0" office:value-type="float" office:value="9.5"/>
          <table:table-cell table:style-name="ce0" office:value-type="float" office:value="6.4"/>
          <table:table-cell table:style-name="ce0" office:value-type="float" office:value="9.0"/>
          <table:table-cell table:style-name="ce0" office:value-type="float" office:value="10.0"/>
          <table:table-cell table:style-name="ce0" office:value-type="float" office:value="9.1"/>
          <table:table-cell table:style-name="ce0" office:value-type="float" office:value="8.3"/>
          <table:table-cell table:style-name="ce0" office:value-type="float" office:value="8.8"/>
          <table:table-cell table:style-name="ce0" office:value-type="float" office:value="6.7"/>
          <table:table-cell table:style-name="ce0" office:value-type="float" office:value="10.3"/>
          <table:table-cell table:style-name="ce0" office:value-type="float" office:value="11.2"/>
          <table:table-cell table:style-name="ce0" office:value-type="float" office:value="10.4"/>
          <table:table-cell table:style-name="ce0" office:value-type="float" office:value="10.9"/>
          <table:table-cell table:style-name="ce0" office:value-type="float" office:value="10.1"/>
          <table:table-cell table:style-name="ce0" office:value-type="float" office:value="6.1"/>
          <table:table-cell table:style-name="ce0" office:value-type="float" office:value="8.7"/>
          <table:table-cell table:style-name="ce0" office:value-type="float" office:value="9.9"/>
          <table:table-cell table:style-name="ce0" office:value-type="float" office:value="8.5"/>
          <table:table-cell table:style-name="ce0" office:value-type="float" office:value="10.9"/>
          <table:table-cell table:style-name="ce0" office:value-type="float" office:value="8.5"/>
          <table:table-cell table:style-name="ce0" office:value-type="float" office:value="5.1"/>
          <table:table-cell table:style-name="ce0" office:value-type="float" office:value="7.9"/>
          <table:table-cell table:style-name="ce0" office:value-type="float" office:value="9.0"/>
          <table:table-cell table:style-name="ce0" office:value-type="float" office:value="7.9"/>
          <table:table-cell table:style-name="ce0" office:value-type="float" office:value="10.3"/>
          <table:table-cell table:style-name="ce0" office:value-type="float" office:value="7.7"/>
          <table:table-cell table:style-name="ce0" office:value-type="float" office:value="5.2"/>
          <table:table-cell table:style-name="ce0" office:value-type="float" office:value="9.5"/>
          <table:table-cell table:style-name="ce0" office:value-type="float" office:value="10.6"/>
          <table:table-cell table:style-name="ce0" office:value-type="float" office:value="9.2"/>
          <table:table-cell table:style-name="ce0" office:value-type="float" office:value="11.3"/>
          <table:table-cell table:style-name="ce0" office:value-type="float" office:value="9.2"/>
          <table:table-cell table:style-name="ce0" office:value-type="float" office:value="5.0"/>
          <table:table-cell table:style-name="ce0" office:value-type="float" office:value="7.9"/>
          <table:table-cell table:style-name="ce0" office:value-type="float" office:value="9.1"/>
          <table:table-cell table:style-name="ce0" office:value-type="float" office:value="7.5"/>
          <table:table-cell table:style-name="ce0" office:value-type="float" office:value="9.3"/>
          <table:table-cell table:style-name="ce0" office:value-type="float" office:value="7.6"/>
          <table:table-cell table:style-name="ce0" office:value-type="float" office:value="5.7"/>
          <table:table-cell table:style-name="ce0" office:value-type="float" office:value="7.0"/>
          <table:table-cell table:style-name="ce0" office:value-type="float" office:value="8.1"/>
          <table:table-cell table:style-name="ce0" office:value-type="float" office:value="6.8"/>
          <table:table-cell table:style-name="ce0" office:value-type="float" office:value="6.6"/>
          <table:table-cell table:style-name="ce0" office:value-type="float" office:value="6.8"/>
          <table:table-cell table:style-name="ce0" office:value-type="float" office:value="5.5"/>
          <table:table-cell table:style-name="ce0" office:value-type="float" office:value="8.7"/>
          <table:table-cell table:style-name="ce0" office:value-type="float" office:value="9.9"/>
          <table:table-cell table:style-name="ce0" office:value-type="float" office:value="8.3"/>
          <table:table-cell table:style-name="ce0" office:value-type="float" office:value="10.7"/>
          <table:table-cell table:style-name="ce0" office:value-type="float" office:value="8.4"/>
          <table:table-cell table:style-name="ce0" office:value-type="float" office:value="5.8"/>
          <table:table-cell table:style-name="ce0" office:value-type="float" office:value="7.1"/>
          <table:table-cell table:style-name="ce0" office:value-type="float" office:value="8.6"/>
          <table:table-cell table:style-name="ce0" office:value-type="float" office:value="6.7"/>
          <table:table-cell table:style-name="ce0" office:value-type="float" office:value="8.5"/>
          <table:table-cell table:style-name="ce0" office:value-type="float" office:value="6.7"/>
          <table:table-cell table:style-name="ce0" office:value-type="float" office:value="4.8"/>
          <table:table-cell table:style-name="ce0" office:value-type="float" office:value="6.3"/>
          <table:table-cell table:style-name="ce0" office:value-type="float" office:value="7.7"/>
          <table:table-cell table:style-name="ce0" office:value-type="float" office:value="6.1"/>
          <table:table-cell table:style-name="ce0" office:value-type="float" office:value="8.7"/>
          <table:table-cell table:style-name="ce0" office:value-type="float" office:value="5.9"/>
          <table:table-cell table:style-name="ce0" office:value-type="float" office:value="4.6"/>
          <table:table-cell table:style-name="ce0" office:value-type="float" office:value="7.9"/>
          <table:table-cell table:style-name="ce0" office:value-type="float" office:value="9.3"/>
          <table:table-cell table:style-name="ce0" office:value-type="float" office:value="7.4"/>
          <table:table-cell table:style-name="ce0" office:value-type="float" office:value="8.4"/>
          <table:table-cell table:style-name="ce0" office:value-type="float" office:value="7.5"/>
          <table:table-cell table:style-name="ce0" office:value-type="float" office:value="5.0"/>
          <table:table-cell table:style-name="ce0" office:value-type="float" office:value="6.3"/>
          <table:table-cell table:style-name="ce0" office:value-type="float" office:value="7.9"/>
          <table:table-cell table:style-name="ce0" office:value-type="float" office:value="5.9"/>
          <table:table-cell table:style-name="ce0" office:value-type="float" office:value="6.8"/>
          <table:table-cell table:style-name="ce0" office:value-type="float" office:value="6.0"/>
          <table:table-cell table:style-name="ce0" office:value-type="float" office:value="4.7"/>
          <table:table-cell table:style-name="ce0" office:value-type="float" office:value="5.7"/>
          <table:table-cell table:style-name="ce0" office:value-type="float" office:value="7.3"/>
          <table:table-cell table:style-name="ce0" office:value-type="float" office:value="5.3"/>
          <table:table-cell table:style-name="ce0" office:value-type="float" office:value="7.2"/>
          <table:table-cell table:style-name="ce0" office:value-type="float" office:value="5.3"/>
          <table:table-cell table:style-name="ce0" office:value-type="float" office:value="4.9"/>
          <table:table-cell table:style-name="ce0" office:value-type="float" office:value="6.9"/>
          <table:table-cell table:style-name="ce0" office:value-type="float" office:value="8.4"/>
          <table:table-cell table:style-name="ce0" office:value-type="float" office:value="6.4"/>
          <table:table-cell table:style-name="ce0" office:value-type="float" office:value="6.2"/>
          <table:table-cell table:style-name="ce0" office:value-type="float" office:value="6.6"/>
          <table:table-cell table:style-name="ce0" office:value-type="float" office:value="4.5"/>
          <table:table-cell table:style-name="ce0" office:value-type="float" office:value="5.6"/>
          <table:table-cell table:style-name="ce0" office:value-type="float" office:value="7.4"/>
          <table:table-cell table:style-name="ce0" office:value-type="float" office:value="4.9"/>
          <table:table-cell table:style-name="ce0" office:value-type="float" office:value="6.3"/>
          <table:table-cell table:style-name="ce0" office:value-type="float" office:value="5.2"/>
          <table:table-cell table:style-name="ce0" office:value-type="float" office:value="4.2"/>
          <table:table-cell table:style-name="ce0" office:value-type="float" office:value="5.1"/>
          <table:table-cell table:style-name="ce0" office:value-type="float" office:value="7.0"/>
          <table:table-cell table:style-name="ce0" office:value-type="float" office:value="4.6"/>
          <table:table-cell table:style-name="ce0" office:value-type="float" office:value="5.8"/>
          <table:table-cell table:style-name="ce0" office:value-type="float" office:value="4.7"/>
          <table:table-cell table:style-name="ce0" office:value-type="float" office:value="3.9"/>
          <table:table-cell table:style-name="ce0" office:value-type="float" office:value="6.1"/>
          <table:table-cell table:style-name="ce0" office:value-type="float" office:value="7.7"/>
          <table:table-cell table:style-name="ce0" office:value-type="float" office:value="5.2"/>
          <table:table-cell table:style-name="ce0" office:value-type="float" office:value="6.7"/>
          <table:table-cell table:style-name="ce0" office:value-type="float" office:value="5.7"/>
          <table:table-cell table:style-name="ce0" office:value-type="float" office:value="4.4"/>
          <table:table-cell table:style-name="ce0" office:value-type="float" office:value="3.9"/>
          <table:table-cell table:style-name="ce0" office:value-type="float" office:value="5.3"/>
          <table:table-cell table:style-name="ce0" office:value-type="float" office:value="3.2"/>
          <table:table-cell table:style-name="ce0" office:value-type="float" office:value="5.2"/>
          <table:table-cell table:style-name="ce0" office:value-type="float" office:value="3.6"/>
          <table:table-cell table:style-name="ce0" office:value-type="float" office:value="2.4"/>
          <table:table-cell table:style-name="ce0" office:value-type="float" office:value="3.6"/>
          <table:table-cell table:style-name="ce0" office:value-type="float" office:value="4.9"/>
          <table:table-cell table:style-name="ce0" office:value-type="float" office:value="2.9"/>
          <table:table-cell table:style-name="ce0" office:value-type="float" office:value="5.2"/>
          <table:table-cell table:style-name="ce0" office:value-type="float" office:value="3.3"/>
          <table:table-cell table:style-name="ce0" office:value-type="float" office:value="2.4"/>
          <table:table-cell table:style-name="ce0" office:value-type="float" office:value="4.2"/>
          <table:table-cell table:style-name="ce0" office:value-type="float" office:value="5.5"/>
          <table:table-cell table:style-name="ce0" office:value-type="float" office:value="3.6"/>
          <table:table-cell table:style-name="ce0" office:value-type="float" office:value="5.1"/>
          <table:table-cell table:style-name="ce0" office:value-type="float" office:value="3.8"/>
          <table:table-cell table:style-name="ce0" office:value-type="float" office:value="2.4"/>
          <table:table-cell table:style-name="ce0" office:value-type="float" office:value="4.9"/>
          <table:table-cell table:style-name="ce0" office:value-type="float" office:value="6.7"/>
          <table:table-cell table:style-name="ce0" office:value-type="float" office:value="4.2"/>
          <table:table-cell table:style-name="ce0" office:value-type="float" office:value="6.6"/>
          <table:table-cell table:style-name="ce0" office:value-type="float" office:value="4.5"/>
          <table:table-cell table:style-name="ce0" office:value-type="float" office:value="4.4"/>
          <table:table-cell table:style-name="ce0" office:value-type="float" office:value="4.5"/>
          <table:table-cell table:style-name="ce0" office:value-type="float" office:value="6.1"/>
          <table:table-cell table:style-name="ce0" office:value-type="float" office:value="3.7"/>
          <table:table-cell table:style-name="ce0" office:value-type="float" office:value="8.5"/>
          <table:table-cell table:style-name="ce0" office:value-type="float" office:value="4.1"/>
          <table:table-cell table:style-name="ce0" office:value-type="float" office:value="4.4"/>
          <table:table-cell table:style-name="ce0" office:value-type="float" office:value="5.3"/>
          <table:table-cell table:style-name="ce0" office:value-type="float" office:value="7.1"/>
          <table:table-cell table:style-name="ce0" office:value-type="float" office:value="4.6"/>
          <table:table-cell table:style-name="ce0" office:value-type="float" office:value="5.5"/>
          <table:table-cell table:style-name="ce0" office:value-type="float" office:value="4.9"/>
          <table:table-cell table:style-name="ce0" office:value-type="float" office:value="4.3"/>
          <table:table-cell table:style-name="ce0" office:value-type="float" office:value="4.0"/>
          <table:table-cell table:style-name="ce0" office:value-type="float" office:value="5.4"/>
          <table:table-cell table:style-name="ce0" office:value-type="float" office:value="3.2"/>
          <table:table-cell table:style-name="ce0" office:value-type="float" office:value="4.9"/>
          <table:table-cell table:style-name="ce0" office:value-type="float" office:value="3.7"/>
          <table:table-cell table:style-name="ce0" office:value-type="float" office:value="3.6"/>
          <table:table-cell table:style-name="ce0" office:value-type="float" office:value="3.7"/>
          <table:table-cell table:style-name="ce0" office:value-type="float" office:value="5.1"/>
          <table:table-cell table:style-name="ce0" office:value-type="float" office:value="2.9"/>
          <table:table-cell table:style-name="ce0" office:value-type="float" office:value="3.0"/>
          <table:table-cell table:style-name="ce0" office:value-type="float" office:value="3.4"/>
          <table:table-cell table:style-name="ce0" office:value-type="float" office:value="3.0"/>
          <table:table-cell table:style-name="ce0" office:value-type="float" office:value="4.3"/>
          <table:table-cell table:style-name="ce0" office:value-type="float" office:value="5.7"/>
          <table:table-cell table:style-name="ce0" office:value-type="float" office:value="3.5"/>
          <table:table-cell table:style-name="ce0" office:value-type="float" office:value="5.8"/>
          <table:table-cell table:style-name="ce0" office:value-type="float" office:value="4.0"/>
          <table:table-cell table:style-name="ce0" office:value-type="float" office:value="4.0"/>
          <table:table-cell table:style-name="ce0" office:value-type="float" office:value="3.3"/>
          <table:table-cell table:style-name="ce0" office:value-type="float" office:value="4.7"/>
          <table:table-cell table:style-name="ce0" office:value-type="float" office:value="2.7"/>
          <table:table-cell table:style-name="ce0" office:value-type="float" office:value="5.8"/>
          <table:table-cell table:style-name="ce0" office:value-type="float" office:value="3.0"/>
          <table:table-cell table:style-name="ce0" office:value-type="float" office:value="1.1"/>
          <table:table-cell table:style-name="ce0" office:value-type="float" office:value="3.0"/>
          <table:table-cell table:style-name="ce0" office:value-type="float" office:value="4.4"/>
          <table:table-cell table:style-name="ce0" office:value-type="float" office:value="2.3"/>
          <table:table-cell table:style-name="ce0" office:value-type="float" office:value="6.1"/>
          <table:table-cell table:style-name="ce0" office:value-type="float" office:value="2.7"/>
          <table:table-cell table:style-name="ce0" office:value-type="float" office:value="1.6"/>
          <table:table-cell table:style-name="ce0" office:value-type="float" office:value="3.6"/>
          <table:table-cell table:style-name="ce0" office:value-type="float" office:value="4.9"/>
          <table:table-cell table:style-name="ce0" office:value-type="float" office:value="3.2"/>
          <table:table-cell table:style-name="ce0" office:value-type="float" office:value="5.4"/>
          <table:table-cell table:style-name="ce0" office:value-type="float" office:value="3.2"/>
          <table:table-cell table:style-name="ce0" office:value-type="float" office:value="0.8"/>
          <table:table-cell table:style-name="ce0" office:value-type="float" office:value="2.6"/>
          <table:table-cell table:style-name="ce0" office:value-type="float" office:value="3.7"/>
          <table:table-cell table:style-name="ce0" office:value-type="float" office:value="2.1"/>
          <table:table-cell table:style-name="ce0" office:value-type="float" office:value="0.9"/>
          <table:table-cell table:style-name="ce0" office:value-type="float" office:value="2.2"/>
          <table:table-cell table:style-name="ce0" office:value-type="float" office:value="1.2"/>
          <table:table-cell table:style-name="ce0" office:value-type="float" office:value="2.3"/>
          <table:table-cell table:style-name="ce0" office:value-type="float" office:value="3.4"/>
          <table:table-cell table:style-name="ce0" office:value-type="float" office:value="1.8"/>
          <table:table-cell table:style-name="ce0" office:value-type="float" office:value="1.0"/>
          <table:table-cell table:style-name="ce0" office:value-type="float" office:value="2.0"/>
          <table:table-cell table:style-name="ce0" office:value-type="float" office:value="1.3"/>
          <table:table-cell table:style-name="ce0" office:value-type="float" office:value="2.8"/>
          <table:table-cell table:style-name="ce0" office:value-type="float" office:value="3.9"/>
          <table:table-cell table:style-name="ce0" office:value-type="float" office:value="2.3"/>
          <table:table-cell table:style-name="ce0" office:value-type="float" office:value="0.7"/>
          <table:table-cell table:style-name="ce0" office:value-type="float" office:value="2.4"/>
          <table:table-cell table:style-name="ce0" office:value-type="float" office:value="1.1"/>
        </table:table-row>
        <table:table-row table:style-name="ro1">
          <table:table-cell table:style-name="ce0" office:value-type="string">
            <text:p>Piauí</text:p>
          </table:table-cell>
          <table:table-cell table:style-name="ce0" office:value-type="float" office:value="8.3"/>
          <table:table-cell table:style-name="ce0" office:value-type="float" office:value="9.0"/>
          <table:table-cell table:style-name="ce0" office:value-type="float" office:value="7.6"/>
          <table:table-cell table:style-name="ce0" office:value-type="float" office:value="8.5"/>
          <table:table-cell table:style-name="ce0" office:value-type="float" office:value="8.1"/>
          <table:table-cell table:style-name="ce0" office:value-type="float" office:value="6.6"/>
          <table:table-cell table:style-name="ce0" office:value-type="float" office:value="7.7"/>
          <table:table-cell table:style-name="ce0" office:value-type="float" office:value="8.5"/>
          <table:table-cell table:style-name="ce0" office:value-type="float" office:value="7.1"/>
          <table:table-cell table:style-name="ce0" office:value-type="float" office:value="7.9"/>
          <table:table-cell table:style-name="ce0" office:value-type="float" office:value="7.5"/>
          <table:table-cell table:style-name="ce0" office:value-type="float" office:value="6.4"/>
          <table:table-cell table:style-name="ce0" office:value-type="float" office:value="8.8"/>
          <table:table-cell table:style-name="ce0" office:value-type="float" office:value="9.5"/>
          <table:table-cell table:style-name="ce0" office:value-type="float" office:value="8.2"/>
          <table:table-cell table:style-name="ce0" office:value-type="float" office:value="9.0"/>
          <table:table-cell table:style-name="ce0" office:value-type="float" office:value="8.7"/>
          <table:table-cell table:style-name="ce0" office:value-type="float" office:value="6.9"/>
          <table:table-cell table:style-name="ce0" office:value-type="float" office:value="5.8"/>
          <table:table-cell table:style-name="ce0" office:value-type="float" office:value="5.9"/>
          <table:table-cell table:style-name="ce0" office:value-type="float" office:value="5.7"/>
          <table:table-cell table:style-name="ce0" office:value-type="float" office:value="5.6"/>
          <table:table-cell table:style-name="ce0" office:value-type="float" office:value="5.8"/>
          <table:table-cell table:style-name="ce0" office:value-type="float" office:value="5.5"/>
          <table:table-cell table:style-name="ce0" office:value-type="float" office:value="5.7"/>
          <table:table-cell table:style-name="ce0" office:value-type="float" office:value="5.8"/>
          <table:table-cell table:style-name="ce0" office:value-type="float" office:value="5.6"/>
          <table:table-cell table:style-name="ce0" office:value-type="float" office:value="5.6"/>
          <table:table-cell table:style-name="ce0" office:value-type="float" office:value="5.7"/>
          <table:table-cell table:style-name="ce0" office:value-type="float" office:value="5.7"/>
          <table:table-cell table:style-name="ce0" office:value-type="float" office:value="5.9"/>
          <table:table-cell table:style-name="ce0" office:value-type="float" office:value="6.0"/>
          <table:table-cell table:style-name="ce0" office:value-type="float" office:value="5.8"/>
          <table:table-cell table:style-name="ce0" office:value-type="float" office:value="5.6"/>
          <table:table-cell table:style-name="ce0" office:value-type="float" office:value="5.9"/>
          <table:table-cell table:style-name="ce0" office:value-type="float" office:value="5.3"/>
          <table:table-cell table:style-name="ce0" office:value-type="float" office:value="8.8"/>
          <table:table-cell table:style-name="ce0" office:value-type="float" office:value="9.1"/>
          <table:table-cell table:style-name="ce0" office:value-type="float" office:value="8.7"/>
          <table:table-cell table:style-name="ce0" office:value-type="float" office:value="8.2"/>
          <table:table-cell table:style-name="ce0" office:value-type="float" office:value="8.8"/>
          <table:table-cell table:style-name="ce0" office:value-type="float" office:value="7.0"/>
          <table:table-cell table:style-name="ce0" office:value-type="float" office:value="8.6"/>
          <table:table-cell table:style-name="ce0" office:value-type="float" office:value="8.9"/>
          <table:table-cell table:style-name="ce0" office:value-type="float" office:value="8.4"/>
          <table:table-cell table:style-name="ce0" office:value-type="float" office:value="8.6"/>
          <table:table-cell table:style-name="ce0" office:value-type="float" office:value="8.6"/>
          <table:table-cell table:style-name="ce0" office:value-type="float" office:value="5.7"/>
          <table:table-cell table:style-name="ce0" office:value-type="float" office:value="9.1"/>
          <table:table-cell table:style-name="ce0" office:value-type="float" office:value="9.2"/>
          <table:table-cell table:style-name="ce0" office:value-type="float" office:value="9.0"/>
          <table:table-cell table:style-name="ce0" office:value-type="float" office:value="8.2"/>
          <table:table-cell table:style-name="ce0" office:value-type="float" office:value="9.1"/>
          <table:table-cell table:style-name="ce0" office:value-type="float" office:value="8.9"/>
          <table:table-cell table:style-name="ce0" office:value-type="float" office:value="11.2"/>
          <table:table-cell table:style-name="ce0" office:value-type="float" office:value="11.6"/>
          <table:table-cell table:style-name="ce0" office:value-type="float" office:value="11.0"/>
          <table:table-cell table:style-name="ce0" office:value-type="float" office:value="12.0"/>
          <table:table-cell table:style-name="ce0" office:value-type="float" office:value="11.1"/>
          <table:table-cell table:style-name="ce0" office:value-type="float" office:value="9.2"/>
          <table:table-cell table:style-name="ce0" office:value-type="float" office:value="10.7"/>
          <table:table-cell table:style-name="ce0" office:value-type="float" office:value="11.1"/>
          <table:table-cell table:style-name="ce0" office:value-type="float" office:value="10.5"/>
          <table:table-cell table:style-name="ce0" office:value-type="float" office:value="11.4"/>
          <table:table-cell table:style-name="ce0" office:value-type="float" office:value="10.6"/>
          <table:table-cell table:style-name="ce0" office:value-type="float" office:value="9.1"/>
          <table:table-cell table:style-name="ce0" office:value-type="float" office:value="11.6"/>
          <table:table-cell table:style-name="ce0" office:value-type="float" office:value="12.0"/>
          <table:table-cell table:style-name="ce0" office:value-type="float" office:value="11.6"/>
          <table:table-cell table:style-name="ce0" office:value-type="float" office:value="12.3"/>
          <table:table-cell table:style-name="ce0" office:value-type="float" office:value="11.5"/>
          <table:table-cell table:style-name="ce0" office:value-type="float" office:value="9.4"/>
          <table:table-cell table:style-name="ce0" office:value-type="float" office:value="10.7"/>
          <table:table-cell table:style-name="ce0" office:value-type="float" office:value="11.0"/>
          <table:table-cell table:style-name="ce0" office:value-type="float" office:value="10.3"/>
          <table:table-cell table:style-name="ce0" office:value-type="float" office:value="11.2"/>
          <table:table-cell table:style-name="ce0" office:value-type="float" office:value="10.6"/>
          <table:table-cell table:style-name="ce0" office:value-type="float" office:value="8.3"/>
          <table:table-cell table:style-name="ce0" office:value-type="float" office:value="10.2"/>
          <table:table-cell table:style-name="ce0" office:value-type="float" office:value="10.5"/>
          <table:table-cell table:style-name="ce0" office:value-type="float" office:value="9.8"/>
          <table:table-cell table:style-name="ce0" office:value-type="float" office:value="10.6"/>
          <table:table-cell table:style-name="ce0" office:value-type="float" office:value="10.2"/>
          <table:table-cell table:style-name="ce0" office:value-type="float" office:value="5.6"/>
          <table:table-cell table:style-name="ce0" office:value-type="float" office:value="11.1"/>
          <table:table-cell table:style-name="ce0" office:value-type="float" office:value="11.3"/>
          <table:table-cell table:style-name="ce0" office:value-type="float" office:value="11.0"/>
          <table:table-cell table:style-name="ce0" office:value-type="float" office:value="11.4"/>
          <table:table-cell table:style-name="ce0" office:value-type="float" office:value="11.0"/>
          <table:table-cell table:style-name="ce0" office:value-type="float" office:value="10.2"/>
          <table:table-cell table:style-name="ce0" office:value-type="float" office:value="11.4"/>
          <table:table-cell table:style-name="ce0" office:value-type="float" office:value="11.8"/>
          <table:table-cell table:style-name="ce0" office:value-type="float" office:value="11.3"/>
          <table:table-cell table:style-name="ce0" office:value-type="float" office:value="12.3"/>
          <table:table-cell table:style-name="ce0" office:value-type="float" office:value="11.2"/>
          <table:table-cell table:style-name="ce0" office:value-type="float" office:value="9.6"/>
          <table:table-cell table:style-name="ce0" office:value-type="float" office:value="10.9"/>
          <table:table-cell table:style-name="ce0" office:value-type="float" office:value="11.3"/>
          <table:table-cell table:style-name="ce0" office:value-type="float" office:value="10.8"/>
          <table:table-cell table:style-name="ce0" office:value-type="float" office:value="11.6"/>
          <table:table-cell table:style-name="ce0" office:value-type="float" office:value="10.8"/>
          <table:table-cell table:style-name="ce0" office:value-type="float" office:value="10.1"/>
          <table:table-cell table:style-name="ce0" office:value-type="float" office:value="11.8"/>
          <table:table-cell table:style-name="ce0" office:value-type="float" office:value="12.3"/>
          <table:table-cell table:style-name="ce0" office:value-type="float" office:value="11.9"/>
          <table:table-cell table:style-name="ce0" office:value-type="float" office:value="12.7"/>
          <table:table-cell table:style-name="ce0" office:value-type="float" office:value="11.7"/>
          <table:table-cell table:style-name="ce0" office:value-type="float" office:value="9.0"/>
          <table:table-cell table:style-name="ce0" office:value-type="float" office:value="7.9"/>
          <table:table-cell table:style-name="ce0" office:value-type="float" office:value="8.9"/>
          <table:table-cell table:style-name="ce0" office:value-type="float" office:value="7.2"/>
          <table:table-cell table:style-name="ce0" office:value-type="float" office:value="7.9"/>
          <table:table-cell table:style-name="ce0" office:value-type="float" office:value="7.8"/>
          <table:table-cell table:style-name="ce0" office:value-type="float" office:value="6.2"/>
          <table:table-cell table:style-name="ce0" office:value-type="float" office:value="7.3"/>
          <table:table-cell table:style-name="ce0" office:value-type="float" office:value="8.2"/>
          <table:table-cell table:style-name="ce0" office:value-type="float" office:value="6.6"/>
          <table:table-cell table:style-name="ce0" office:value-type="float" office:value="7.3"/>
          <table:table-cell table:style-name="ce0" office:value-type="float" office:value="7.1"/>
          <table:table-cell table:style-name="ce0" office:value-type="float" office:value="5.9"/>
          <table:table-cell table:style-name="ce0" office:value-type="float" office:value="8.6"/>
          <table:table-cell table:style-name="ce0" office:value-type="float" office:value="9.5"/>
          <table:table-cell table:style-name="ce0" office:value-type="float" office:value="7.8"/>
          <table:table-cell table:style-name="ce0" office:value-type="float" office:value="8.3"/>
          <table:table-cell table:style-name="ce0" office:value-type="float" office:value="8.4"/>
          <table:table-cell table:style-name="ce0" office:value-type="float" office:value="6.4"/>
          <table:table-cell table:style-name="ce0" office:value-type="float" office:value="8.8"/>
          <table:table-cell table:style-name="ce0" office:value-type="float" office:value="9.8"/>
          <table:table-cell table:style-name="ce0" office:value-type="float" office:value="8.1"/>
          <table:table-cell table:style-name="ce0" office:value-type="float" office:value="8.7"/>
          <table:table-cell table:style-name="ce0" office:value-type="float" office:value="8.6"/>
          <table:table-cell table:style-name="ce0" office:value-type="float" office:value="6.8"/>
          <table:table-cell table:style-name="ce0" office:value-type="float" office:value="8.0"/>
          <table:table-cell table:style-name="ce0" office:value-type="float" office:value="9.0"/>
          <table:table-cell table:style-name="ce0" office:value-type="float" office:value="7.3"/>
          <table:table-cell table:style-name="ce0" office:value-type="float" office:value="7.7"/>
          <table:table-cell table:style-name="ce0" office:value-type="float" office:value="7.8"/>
          <table:table-cell table:style-name="ce0" office:value-type="float" office:value="6.3"/>
          <table:table-cell table:style-name="ce0" office:value-type="float" office:value="9.5"/>
          <table:table-cell table:style-name="ce0" office:value-type="float" office:value="10.5"/>
          <table:table-cell table:style-name="ce0" office:value-type="float" office:value="8.9"/>
          <table:table-cell table:style-name="ce0" office:value-type="float" office:value="9.6"/>
          <table:table-cell table:style-name="ce0" office:value-type="float" office:value="9.3"/>
          <table:table-cell table:style-name="ce0" office:value-type="float" office:value="7.3"/>
          <table:table-cell table:style-name="ce0" office:value-type="float" office:value="11.3"/>
          <table:table-cell table:style-name="ce0" office:value-type="float" office:value="12.0"/>
          <table:table-cell table:style-name="ce0" office:value-type="float" office:value="11.0"/>
          <table:table-cell table:style-name="ce0" office:value-type="float" office:value="12.4"/>
          <table:table-cell table:style-name="ce0" office:value-type="float" office:value="11.1"/>
          <table:table-cell table:style-name="ce0" office:value-type="float" office:value="9.4"/>
          <table:table-cell table:style-name="ce0" office:value-type="float" office:value="10.7"/>
          <table:table-cell table:style-name="ce0" office:value-type="float" office:value="11.4"/>
          <table:table-cell table:style-name="ce0" office:value-type="float" office:value="10.5"/>
          <table:table-cell table:style-name="ce0" office:value-type="float" office:value="12.1"/>
          <table:table-cell table:style-name="ce0" office:value-type="float" office:value="10.5"/>
          <table:table-cell table:style-name="ce0" office:value-type="float" office:value="9.0"/>
          <table:table-cell table:style-name="ce0" office:value-type="float" office:value="11.9"/>
          <table:table-cell table:style-name="ce0" office:value-type="float" office:value="12.7"/>
          <table:table-cell table:style-name="ce0" office:value-type="float" office:value="11.6"/>
          <table:table-cell table:style-name="ce0" office:value-type="float" office:value="12.6"/>
          <table:table-cell table:style-name="ce0" office:value-type="float" office:value="11.6"/>
          <table:table-cell table:style-name="ce0" office:value-type="float" office:value="9.9"/>
          <table:table-cell table:style-name="ce0" office:value-type="float" office:value="10.8"/>
          <table:table-cell table:style-name="ce0" office:value-type="float" office:value="11.7"/>
          <table:table-cell table:style-name="ce0" office:value-type="float" office:value="10.4"/>
          <table:table-cell table:style-name="ce0" office:value-type="float" office:value="10.5"/>
          <table:table-cell table:style-name="ce0" office:value-type="float" office:value="10.6"/>
          <table:table-cell table:style-name="ce0" office:value-type="float" office:value="8.4"/>
          <table:table-cell table:style-name="ce0" office:value-type="float" office:value="10.0"/>
          <table:table-cell table:style-name="ce0" office:value-type="float" office:value="10.9"/>
          <table:table-cell table:style-name="ce0" office:value-type="float" office:value="9.5"/>
          <table:table-cell table:style-name="ce0" office:value-type="float" office:value="7.8"/>
          <table:table-cell table:style-name="ce0" office:value-type="float" office:value="9.9"/>
          <table:table-cell table:style-name="ce0" office:value-type="float" office:value="8.5"/>
          <table:table-cell table:style-name="ce0" office:value-type="float" office:value="11.5"/>
          <table:table-cell table:style-name="ce0" office:value-type="float" office:value="12.5"/>
          <table:table-cell table:style-name="ce0" office:value-type="float" office:value="11.5"/>
          <table:table-cell table:style-name="ce0" office:value-type="float" office:value="12.0"/>
          <table:table-cell table:style-name="ce0" office:value-type="float" office:value="11.2"/>
          <table:table-cell table:style-name="ce0" office:value-type="float" office:value="8.4"/>
          <table:table-cell table:style-name="ce0" office:value-type="float" office:value="9.8"/>
          <table:table-cell table:style-name="ce0" office:value-type="float" office:value="10.8"/>
          <table:table-cell table:style-name="ce0" office:value-type="float" office:value="9.4"/>
          <table:table-cell table:style-name="ce0" office:value-type="float" office:value="8.3"/>
          <table:table-cell table:style-name="ce0" office:value-type="float" office:value="9.6"/>
          <table:table-cell table:style-name="ce0" office:value-type="float" office:value="8.4"/>
          <table:table-cell table:style-name="ce0" office:value-type="float" office:value="9.0"/>
          <table:table-cell table:style-name="ce0" office:value-type="float" office:value="10.1"/>
          <table:table-cell table:style-name="ce0" office:value-type="float" office:value="8.8"/>
          <table:table-cell table:style-name="ce0" office:value-type="float" office:value="7.0"/>
          <table:table-cell table:style-name="ce0" office:value-type="float" office:value="8.7"/>
          <table:table-cell table:style-name="ce0" office:value-type="float" office:value="9.4"/>
          <table:table-cell table:style-name="ce0" office:value-type="float" office:value="10.6"/>
          <table:table-cell table:style-name="ce0" office:value-type="float" office:value="11.5"/>
          <table:table-cell table:style-name="ce0" office:value-type="float" office:value="10.3"/>
          <table:table-cell table:style-name="ce0" office:value-type="float" office:value="9.8"/>
          <table:table-cell table:style-name="ce0" office:value-type="float" office:value="10.5"/>
          <table:table-cell table:style-name="ce0" office:value-type="float" office:value="7.8"/>
          <table:table-cell table:style-name="ce0" office:value-type="float" office:value="8.6"/>
          <table:table-cell table:style-name="ce0" office:value-type="float" office:value="9.7"/>
          <table:table-cell table:style-name="ce0" office:value-type="float" office:value="8.1"/>
          <table:table-cell table:style-name="ce0" office:value-type="float" office:value="9.4"/>
          <table:table-cell table:style-name="ce0" office:value-type="float" office:value="8.4"/>
          <table:table-cell table:style-name="ce0" office:value-type="float" office:value="6.3"/>
          <table:table-cell table:style-name="ce0" office:value-type="float" office:value="7.7"/>
          <table:table-cell table:style-name="ce0" office:value-type="float" office:value="8.7"/>
          <table:table-cell table:style-name="ce0" office:value-type="float" office:value="7.2"/>
          <table:table-cell table:style-name="ce0" office:value-type="float" office:value="6.2"/>
          <table:table-cell table:style-name="ce0" office:value-type="float" office:value="7.4"/>
          <table:table-cell table:style-name="ce0" office:value-type="float" office:value="6.8"/>
          <table:table-cell table:style-name="ce0" office:value-type="float" office:value="9.5"/>
          <table:table-cell table:style-name="ce0" office:value-type="float" office:value="10.6"/>
          <table:table-cell table:style-name="ce0" office:value-type="float" office:value="9.1"/>
          <table:table-cell table:style-name="ce0" office:value-type="float" office:value="11.0"/>
          <table:table-cell table:style-name="ce0" office:value-type="float" office:value="9.3"/>
          <table:table-cell table:style-name="ce0" office:value-type="float" office:value="6.0"/>
          <table:table-cell table:style-name="ce0" office:value-type="float" office:value="7.6"/>
          <table:table-cell table:style-name="ce0" office:value-type="float" office:value="8.7"/>
          <table:table-cell table:style-name="ce0" office:value-type="float" office:value="7.0"/>
          <table:table-cell table:style-name="ce0" office:value-type="float" office:value="6.2"/>
          <table:table-cell table:style-name="ce0" office:value-type="float" office:value="7.4"/>
          <table:table-cell table:style-name="ce0" office:value-type="float" office:value="4.0"/>
          <table:table-cell table:style-name="ce0" office:value-type="float" office:value="6.7"/>
          <table:table-cell table:style-name="ce0" office:value-type="float" office:value="7.8"/>
          <table:table-cell table:style-name="ce0" office:value-type="float" office:value="6.0"/>
          <table:table-cell table:style-name="ce0" office:value-type="float" office:value="7.9"/>
          <table:table-cell table:style-name="ce0" office:value-type="float" office:value="6.5"/>
          <table:table-cell table:style-name="ce0" office:value-type="float" office:value="3.0"/>
          <table:table-cell table:style-name="ce0" office:value-type="float" office:value="8.6"/>
          <table:table-cell table:style-name="ce0" office:value-type="float" office:value="9.6"/>
          <table:table-cell table:style-name="ce0" office:value-type="float" office:value="8.0"/>
          <table:table-cell table:style-name="ce0" office:value-type="float" office:value="4.8"/>
          <table:table-cell table:style-name="ce0" office:value-type="float" office:value="8.3"/>
          <table:table-cell table:style-name="ce0" office:value-type="float" office:value="6.1"/>
          <table:table-cell table:style-name="ce0" office:value-type="float" office:value="7.1"/>
          <table:table-cell table:style-name="ce0" office:value-type="float" office:value="8.1"/>
          <table:table-cell table:style-name="ce0" office:value-type="float" office:value="6.5"/>
          <table:table-cell table:style-name="ce0" office:value-type="float" office:value="8.0"/>
          <table:table-cell table:style-name="ce0" office:value-type="float" office:value="6.9"/>
          <table:table-cell table:style-name="ce0" office:value-type="float" office:value="7.0"/>
          <table:table-cell table:style-name="ce0" office:value-type="float" office:value="6.1"/>
          <table:table-cell table:style-name="ce0" office:value-type="float" office:value="7.1"/>
          <table:table-cell table:style-name="ce0" office:value-type="float" office:value="5.4"/>
          <table:table-cell table:style-name="ce0" office:value-type="float" office:value="6.9"/>
          <table:table-cell table:style-name="ce0" office:value-type="float" office:value="6.0"/>
          <table:table-cell table:style-name="ce0" office:value-type="float" office:value="5.3"/>
          <table:table-cell table:style-name="ce0" office:value-type="float" office:value="8.0"/>
          <table:table-cell table:style-name="ce0" office:value-type="float" office:value="9.0"/>
          <table:table-cell table:style-name="ce0" office:value-type="float" office:value="7.6"/>
          <table:table-cell table:style-name="ce0" office:value-type="float" office:value="9.6"/>
          <table:table-cell table:style-name="ce0" office:value-type="float" office:value="7.7"/>
          <table:table-cell table:style-name="ce0" office:value-type="float" office:value="8.4"/>
          <table:table-cell table:style-name="ce0" office:value-type="float" office:value="6.5"/>
          <table:table-cell table:style-name="ce0" office:value-type="float" office:value="7.8"/>
          <table:table-cell table:style-name="ce0" office:value-type="float" office:value="5.5"/>
          <table:table-cell table:style-name="ce0" office:value-type="float" office:value="3.9"/>
          <table:table-cell table:style-name="ce0" office:value-type="float" office:value="6.3"/>
          <table:table-cell table:style-name="ce0" office:value-type="float" office:value="4.4"/>
          <table:table-cell table:style-name="ce0" office:value-type="float" office:value="5.7"/>
          <table:table-cell table:style-name="ce0" office:value-type="float" office:value="7.1"/>
          <table:table-cell table:style-name="ce0" office:value-type="float" office:value="4.8"/>
          <table:table-cell table:style-name="ce0" office:value-type="float" office:value="4.3"/>
          <table:table-cell table:style-name="ce0" office:value-type="float" office:value="5.5"/>
          <table:table-cell table:style-name="ce0" office:value-type="float" office:value="2.8"/>
          <table:table-cell table:style-name="ce0" office:value-type="float" office:value="7.2"/>
          <table:table-cell table:style-name="ce0" office:value-type="float" office:value="8.5"/>
          <table:table-cell table:style-name="ce0" office:value-type="float" office:value="6.2"/>
          <table:table-cell table:style-name="ce0" office:value-type="float" office:value="3.4"/>
          <table:table-cell table:style-name="ce0" office:value-type="float" office:value="7.0"/>
          <table:table-cell table:style-name="ce0" office:value-type="float" office:value="5.8"/>
          <table:table-cell table:style-name="ce0" office:value-type="float" office:value="5.8"/>
          <table:table-cell table:style-name="ce0" office:value-type="float" office:value="7.3"/>
          <table:table-cell table:style-name="ce0" office:value-type="float" office:value="4.7"/>
          <table:table-cell table:style-name="ce0" office:value-type="float" office:value="8.7"/>
          <table:table-cell table:style-name="ce0" office:value-type="float" office:value="5.6"/>
          <table:table-cell table:style-name="ce0" office:value-type="float" office:value="5.5"/>
          <table:table-cell table:style-name="ce0" office:value-type="float" office:value="5.1"/>
          <table:table-cell table:style-name="ce0" office:value-type="float" office:value="6.5"/>
          <table:table-cell table:style-name="ce0" office:value-type="float" office:value="4.2"/>
          <table:table-cell table:style-name="ce0" office:value-type="float" office:value="9.3"/>
          <table:table-cell table:style-name="ce0" office:value-type="float" office:value="4.9"/>
          <table:table-cell table:style-name="ce0" office:value-type="float" office:value="3.7"/>
          <table:table-cell table:style-name="ce0" office:value-type="float" office:value="6.5"/>
          <table:table-cell table:style-name="ce0" office:value-type="float" office:value="7.9"/>
          <table:table-cell table:style-name="ce0" office:value-type="float" office:value="5.2"/>
          <table:table-cell table:style-name="ce0" office:value-type="float" office:value="7.4"/>
          <table:table-cell table:style-name="ce0" office:value-type="float" office:value="6.2"/>
          <table:table-cell table:style-name="ce0" office:value-type="float" office:value="6.9"/>
          <table:table-cell table:style-name="ce0" office:value-type="float" office:value="3.9"/>
          <table:table-cell table:style-name="ce0" office:value-type="float" office:value="5.0"/>
          <table:table-cell table:style-name="ce0" office:value-type="float" office:value="2.8"/>
          <table:table-cell table:style-name="ce0" office:value-type="float" office:value="4.0"/>
          <table:table-cell table:style-name="ce0" office:value-type="float" office:value="3.7"/>
          <table:table-cell table:style-name="ce0" office:value-type="float" office:value="3.7"/>
          <table:table-cell table:style-name="ce0" office:value-type="float" office:value="3.5"/>
          <table:table-cell table:style-name="ce0" office:value-type="float" office:value="4.7"/>
          <table:table-cell table:style-name="ce0" office:value-type="float" office:value="2.5"/>
          <table:table-cell table:style-name="ce0" office:value-type="float" office:value="2.6"/>
          <table:table-cell table:style-name="ce0" office:value-type="float" office:value="3.3"/>
          <table:table-cell table:style-name="ce0" office:value-type="float" office:value="4.2"/>
          <table:table-cell table:style-name="ce0" office:value-type="float" office:value="4.2"/>
          <table:table-cell table:style-name="ce0" office:value-type="float" office:value="5.3"/>
          <table:table-cell table:style-name="ce0" office:value-type="float" office:value="3.0"/>
          <table:table-cell table:style-name="ce0" office:value-type="float" office:value="4.4"/>
          <table:table-cell table:style-name="ce0" office:value-type="float" office:value="3.9"/>
          <table:table-cell table:style-name="ce0" office:value-type="float" office:value="3.3"/>
          <table:table-cell table:style-name="ce0" office:value-type="float" office:value="5.1"/>
          <table:table-cell table:style-name="ce0" office:value-type="float" office:value="6.7"/>
          <table:table-cell table:style-name="ce0" office:value-type="float" office:value="3.8"/>
          <table:table-cell table:style-name="ce0" office:value-type="float" office:value="2.7"/>
          <table:table-cell table:style-name="ce0" office:value-type="float" office:value="4.9"/>
          <table:table-cell table:style-name="ce0" office:value-type="float" office:value="5.9"/>
          <table:table-cell table:style-name="ce0" office:value-type="float" office:value="4.6"/>
          <table:table-cell table:style-name="ce0" office:value-type="float" office:value="6.2"/>
          <table:table-cell table:style-name="ce0" office:value-type="float" office:value="3.3"/>
          <table:table-cell table:style-name="ce0" office:value-type="float" office:value="3.3"/>
          <table:table-cell table:style-name="ce0" office:value-type="float" office:value="4.4"/>
          <table:table-cell table:style-name="ce0" office:value-type="float" office:value="5.0"/>
          <table:table-cell table:style-name="ce0" office:value-type="float" office:value="5.6"/>
          <table:table-cell table:style-name="ce0" office:value-type="float" office:value="7.1"/>
          <table:table-cell table:style-name="ce0" office:value-type="float" office:value="4.2"/>
          <table:table-cell table:style-name="ce0" office:value-type="float" office:value="2.5"/>
          <table:table-cell table:style-name="ce0" office:value-type="float" office:value="5.3"/>
          <table:table-cell table:style-name="ce0" office:value-type="float" office:value="6.7"/>
          <table:table-cell table:style-name="ce0" office:value-type="float" office:value="4.0"/>
          <table:table-cell table:style-name="ce0" office:value-type="float" office:value="5.1"/>
          <table:table-cell table:style-name="ce0" office:value-type="float" office:value="3.0"/>
          <table:table-cell table:style-name="ce0" office:value-type="float" office:value="6.5"/>
          <table:table-cell table:style-name="ce0" office:value-type="float" office:value="3.8"/>
          <table:table-cell table:style-name="ce0" office:value-type="float" office:value="3.6"/>
          <table:table-cell table:style-name="ce0" office:value-type="float" office:value="3.7"/>
          <table:table-cell table:style-name="ce0" office:value-type="float" office:value="4.9"/>
          <table:table-cell table:style-name="ce0" office:value-type="float" office:value="2.7"/>
          <table:table-cell table:style-name="ce0" office:value-type="float" office:value="2.7"/>
          <table:table-cell table:style-name="ce0" office:value-type="float" office:value="3.5"/>
          <table:table-cell table:style-name="ce0" office:value-type="float" office:value="4.4"/>
          <table:table-cell table:style-name="ce0" office:value-type="float" office:value="4.3"/>
          <table:table-cell table:style-name="ce0" office:value-type="float" office:value="5.2"/>
          <table:table-cell table:style-name="ce0" office:value-type="float" office:value="3.2"/>
          <table:table-cell table:style-name="ce0" office:value-type="float" office:value="7.4"/>
          <table:table-cell table:style-name="ce0" office:value-type="float" office:value="4.2"/>
          <table:table-cell table:style-name="ce0" office:value-type="float" office:value="3.0"/>
          <table:table-cell table:style-name="ce0" office:value-type="float" office:value="3.2"/>
          <table:table-cell table:style-name="ce0" office:value-type="float" office:value="4.6"/>
          <table:table-cell table:style-name="ce0" office:value-type="float" office:value="2.2"/>
          <table:table-cell table:style-name="ce0" office:value-type="float" office:value="4.3"/>
          <table:table-cell table:style-name="ce0" office:value-type="float" office:value="2.8"/>
          <table:table-cell table:style-name="ce0" office:value-type="float" office:value="3.6"/>
          <table:table-cell table:style-name="ce0" office:value-type="float" office:value="2.9"/>
          <table:table-cell table:style-name="ce0" office:value-type="float" office:value="4.1"/>
          <table:table-cell table:style-name="ce0" office:value-type="float" office:value="2.0"/>
          <table:table-cell table:style-name="ce0" office:value-type="float" office:value="2.3"/>
          <table:table-cell table:style-name="ce0" office:value-type="float" office:value="2.6"/>
          <table:table-cell table:style-name="ce0" office:value-type="float" office:value="6.6"/>
          <table:table-cell table:style-name="ce0" office:value-type="float" office:value="3.4"/>
          <table:table-cell table:style-name="ce0" office:value-type="float" office:value="5.1"/>
          <table:table-cell table:style-name="ce0" office:value-type="float" office:value="2.5"/>
          <table:table-cell table:style-name="ce0" office:value-type="float" office:value="4.7"/>
          <table:table-cell table:style-name="ce0" office:value-type="float" office:value="3.0"/>
          <table:table-cell table:style-name="ce0" office:value-type="float" office:value="2.1"/>
          <table:table-cell table:style-name="ce0" office:value-type="float" office:value="2.4"/>
          <table:table-cell table:style-name="ce0" office:value-type="float" office:value="3.5"/>
          <table:table-cell table:style-name="ce0" office:value-type="float" office:value="1.5"/>
          <table:table-cell table:style-name="ce0" office:value-type="float" office:value="0.7"/>
          <table:table-cell table:style-name="ce0" office:value-type="float" office:value="2.1"/>
          <table:table-cell table:style-name="ce0" office:value-type="float" office:value="0.5"/>
          <table:table-cell table:style-name="ce0" office:value-type="float" office:value="2.2"/>
          <table:table-cell table:style-name="ce0" office:value-type="float" office:value="3.1"/>
          <table:table-cell table:style-name="ce0" office:value-type="float" office:value="1.4"/>
          <table:table-cell table:style-name="ce0" office:value-type="string">
            <text:p>-</text:p>
          </table:table-cell>
          <table:table-cell table:style-name="ce0" office:value-type="float" office:value="1.9"/>
          <table:table-cell table:style-name="ce0" office:value-type="float" office:value="0.2"/>
          <table:table-cell table:style-name="ce0" office:value-type="float" office:value="2.6"/>
          <table:table-cell table:style-name="ce0" office:value-type="float" office:value="3.7"/>
          <table:table-cell table:style-name="ce0" office:value-type="float" office:value="1.5"/>
          <table:table-cell table:style-name="ce0" office:value-type="float" office:value="0.8"/>
          <table:table-cell table:style-name="ce0" office:value-type="float" office:value="2.3"/>
          <table:table-cell table:style-name="ce0" office:value-type="float" office:value="0.7"/>
        </table:table-row>
        <table:table-row table:style-name="ro1">
          <table:table-cell table:style-name="ce0" office:value-type="string">
            <text:p>Ceará</text:p>
          </table:table-cell>
          <table:table-cell table:style-name="ce0" office:value-type="float" office:value="8.6"/>
          <table:table-cell table:style-name="ce0" office:value-type="float" office:value="9.4"/>
          <table:table-cell table:style-name="ce0" office:value-type="float" office:value="7.8"/>
          <table:table-cell table:style-name="ce0" office:value-type="float" office:value="8.8"/>
          <table:table-cell table:style-name="ce0" office:value-type="float" office:value="8.4"/>
          <table:table-cell table:style-name="ce0" office:value-type="float" office:value="8.2"/>
          <table:table-cell table:style-name="ce0" office:value-type="float" office:value="8.2"/>
          <table:table-cell table:style-name="ce0" office:value-type="float" office:value="9.0"/>
          <table:table-cell table:style-name="ce0" office:value-type="float" office:value="7.4"/>
          <table:table-cell table:style-name="ce0" office:value-type="float" office:value="8.4"/>
          <table:table-cell table:style-name="ce0" office:value-type="float" office:value="8.0"/>
          <table:table-cell table:style-name="ce0" office:value-type="float" office:value="7.7"/>
          <table:table-cell table:style-name="ce0" office:value-type="float" office:value="9.0"/>
          <table:table-cell table:style-name="ce0" office:value-type="float" office:value="9.7"/>
          <table:table-cell table:style-name="ce0" office:value-type="float" office:value="8.2"/>
          <table:table-cell table:style-name="ce0" office:value-type="float" office:value="9.1"/>
          <table:table-cell table:style-name="ce0" office:value-type="float" office:value="8.8"/>
          <table:table-cell table:style-name="ce0" office:value-type="float" office:value="8.6"/>
          <table:table-cell table:style-name="ce0" office:value-type="float" office:value="6.1"/>
          <table:table-cell table:style-name="ce0" office:value-type="float" office:value="6.1"/>
          <table:table-cell table:style-name="ce0" office:value-type="float" office:value="6.1"/>
          <table:table-cell table:style-name="ce0" office:value-type="float" office:value="5.9"/>
          <table:table-cell table:style-name="ce0" office:value-type="float" office:value="6.1"/>
          <table:table-cell table:style-name="ce0" office:value-type="float" office:value="6.1"/>
          <table:table-cell table:style-name="ce0" office:value-type="float" office:value="6.0"/>
          <table:table-cell table:style-name="ce0" office:value-type="float" office:value="6.0"/>
          <table:table-cell table:style-name="ce0" office:value-type="float" office:value="6.0"/>
          <table:table-cell table:style-name="ce0" office:value-type="float" office:value="6.1"/>
          <table:table-cell table:style-name="ce0" office:value-type="float" office:value="6.0"/>
          <table:table-cell table:style-name="ce0" office:value-type="float" office:value="6.0"/>
          <table:table-cell table:style-name="ce0" office:value-type="float" office:value="6.1"/>
          <table:table-cell table:style-name="ce0" office:value-type="float" office:value="6.1"/>
          <table:table-cell table:style-name="ce0" office:value-type="float" office:value="6.2"/>
          <table:table-cell table:style-name="ce0" office:value-type="float" office:value="5.8"/>
          <table:table-cell table:style-name="ce0" office:value-type="float" office:value="6.1"/>
          <table:table-cell table:style-name="ce0" office:value-type="float" office:value="6.2"/>
          <table:table-cell table:style-name="ce0" office:value-type="float" office:value="9.2"/>
          <table:table-cell table:style-name="ce0" office:value-type="float" office:value="9.3"/>
          <table:table-cell table:style-name="ce0" office:value-type="float" office:value="8.9"/>
          <table:table-cell table:style-name="ce0" office:value-type="float" office:value="9.0"/>
          <table:table-cell table:style-name="ce0" office:value-type="float" office:value="9.1"/>
          <table:table-cell table:style-name="ce0" office:value-type="float" office:value="9.1"/>
          <table:table-cell table:style-name="ce0" office:value-type="float" office:value="9.0"/>
          <table:table-cell table:style-name="ce0" office:value-type="float" office:value="9.2"/>
          <table:table-cell table:style-name="ce0" office:value-type="float" office:value="8.7"/>
          <table:table-cell table:style-name="ce0" office:value-type="float" office:value="7.5"/>
          <table:table-cell table:style-name="ce0" office:value-type="float" office:value="9.0"/>
          <table:table-cell table:style-name="ce0" office:value-type="float" office:value="9.0"/>
          <table:table-cell table:style-name="ce0" office:value-type="float" office:value="9.3"/>
          <table:table-cell table:style-name="ce0" office:value-type="float" office:value="9.5"/>
          <table:table-cell table:style-name="ce0" office:value-type="float" office:value="9.1"/>
          <table:table-cell table:style-name="ce0" office:value-type="float" office:value="9.7"/>
          <table:table-cell table:style-name="ce0" office:value-type="float" office:value="9.3"/>
          <table:table-cell table:style-name="ce0" office:value-type="float" office:value="9.1"/>
          <table:table-cell table:style-name="ce0" office:value-type="float" office:value="11.4"/>
          <table:table-cell table:style-name="ce0" office:value-type="float" office:value="11.8"/>
          <table:table-cell table:style-name="ce0" office:value-type="float" office:value="11.1"/>
          <table:table-cell table:style-name="ce0" office:value-type="float" office:value="10.6"/>
          <table:table-cell table:style-name="ce0" office:value-type="float" office:value="11.2"/>
          <table:table-cell table:style-name="ce0" office:value-type="float" office:value="11.0"/>
          <table:table-cell table:style-name="ce0" office:value-type="float" office:value="11.1"/>
          <table:table-cell table:style-name="ce0" office:value-type="float" office:value="11.5"/>
          <table:table-cell table:style-name="ce0" office:value-type="float" office:value="10.7"/>
          <table:table-cell table:style-name="ce0" office:value-type="float" office:value="10.2"/>
          <table:table-cell table:style-name="ce0" office:value-type="float" office:value="10.9"/>
          <table:table-cell table:style-name="ce0" office:value-type="float" office:value="10.7"/>
          <table:table-cell table:style-name="ce0" office:value-type="float" office:value="11.7"/>
          <table:table-cell table:style-name="ce0" office:value-type="float" office:value="12.1"/>
          <table:table-cell table:style-name="ce0" office:value-type="float" office:value="11.6"/>
          <table:table-cell table:style-name="ce0" office:value-type="float" office:value="10.9"/>
          <table:table-cell table:style-name="ce0" office:value-type="float" office:value="11.5"/>
          <table:table-cell table:style-name="ce0" office:value-type="float" office:value="11.3"/>
          <table:table-cell table:style-name="ce0" office:value-type="float" office:value="11.1"/>
          <table:table-cell table:style-name="ce0" office:value-type="float" office:value="11.3"/>
          <table:table-cell table:style-name="ce0" office:value-type="float" office:value="10.9"/>
          <table:table-cell table:style-name="ce0" office:value-type="float" office:value="10.8"/>
          <table:table-cell table:style-name="ce0" office:value-type="float" office:value="11.0"/>
          <table:table-cell table:style-name="ce0" office:value-type="float" office:value="11.1"/>
          <table:table-cell table:style-name="ce0" office:value-type="float" office:value="10.9"/>
          <table:table-cell table:style-name="ce0" office:value-type="float" office:value="11.1"/>
          <table:table-cell table:style-name="ce0" office:value-type="float" office:value="10.5"/>
          <table:table-cell table:style-name="ce0" office:value-type="float" office:value="10.5"/>
          <table:table-cell table:style-name="ce0" office:value-type="float" office:value="10.8"/>
          <table:table-cell table:style-name="ce0" office:value-type="float" office:value="10.9"/>
          <table:table-cell table:style-name="ce0" office:value-type="float" office:value="11.3"/>
          <table:table-cell table:style-name="ce0" office:value-type="float" office:value="11.5"/>
          <table:table-cell table:style-name="ce0" office:value-type="float" office:value="11.3"/>
          <table:table-cell table:style-name="ce0" office:value-type="float" office:value="10.9"/>
          <table:table-cell table:style-name="ce0" office:value-type="float" office:value="11.2"/>
          <table:table-cell table:style-name="ce0" office:value-type="float" office:value="11.2"/>
          <table:table-cell table:style-name="ce0" office:value-type="float" office:value="11.5"/>
          <table:table-cell table:style-name="ce0" office:value-type="float" office:value="12.0"/>
          <table:table-cell table:style-name="ce0" office:value-type="float" office:value="11.2"/>
          <table:table-cell table:style-name="ce0" office:value-type="float" office:value="10.6"/>
          <table:table-cell table:style-name="ce0" office:value-type="float" office:value="11.3"/>
          <table:table-cell table:style-name="ce0" office:value-type="float" office:value="11.0"/>
          <table:table-cell table:style-name="ce0" office:value-type="float" office:value="11.1"/>
          <table:table-cell table:style-name="ce0" office:value-type="float" office:value="11.6"/>
          <table:table-cell table:style-name="ce0" office:value-type="float" office:value="10.8"/>
          <table:table-cell table:style-name="ce0" office:value-type="float" office:value="10.0"/>
          <table:table-cell table:style-name="ce0" office:value-type="float" office:value="11.0"/>
          <table:table-cell table:style-name="ce0" office:value-type="float" office:value="10.6"/>
          <table:table-cell table:style-name="ce0" office:value-type="float" office:value="11.8"/>
          <table:table-cell table:style-name="ce0" office:value-type="float" office:value="12.3"/>
          <table:table-cell table:style-name="ce0" office:value-type="float" office:value="11.7"/>
          <table:table-cell table:style-name="ce0" office:value-type="float" office:value="11.0"/>
          <table:table-cell table:style-name="ce0" office:value-type="float" office:value="11.6"/>
          <table:table-cell table:style-name="ce0" office:value-type="float" office:value="11.4"/>
          <table:table-cell table:style-name="ce0" office:value-type="float" office:value="8.4"/>
          <table:table-cell table:style-name="ce0" office:value-type="float" office:value="9.3"/>
          <table:table-cell table:style-name="ce0" office:value-type="float" office:value="7.3"/>
          <table:table-cell table:style-name="ce0" office:value-type="float" office:value="8.7"/>
          <table:table-cell table:style-name="ce0" office:value-type="float" office:value="8.1"/>
          <table:table-cell table:style-name="ce0" office:value-type="float" office:value="7.8"/>
          <table:table-cell table:style-name="ce0" office:value-type="float" office:value="7.9"/>
          <table:table-cell table:style-name="ce0" office:value-type="float" office:value="8.8"/>
          <table:table-cell table:style-name="ce0" office:value-type="float" office:value="6.9"/>
          <table:table-cell table:style-name="ce0" office:value-type="float" office:value="8.3"/>
          <table:table-cell table:style-name="ce0" office:value-type="float" office:value="7.6"/>
          <table:table-cell table:style-name="ce0" office:value-type="float" office:value="7.2"/>
          <table:table-cell table:style-name="ce0" office:value-type="float" office:value="8.8"/>
          <table:table-cell table:style-name="ce0" office:value-type="float" office:value="9.6"/>
          <table:table-cell table:style-name="ce0" office:value-type="float" office:value="7.8"/>
          <table:table-cell table:style-name="ce0" office:value-type="float" office:value="9.0"/>
          <table:table-cell table:style-name="ce0" office:value-type="float" office:value="8.6"/>
          <table:table-cell table:style-name="ce0" office:value-type="float" office:value="8.3"/>
          <table:table-cell table:style-name="ce0" office:value-type="float" office:value="9.1"/>
          <table:table-cell table:style-name="ce0" office:value-type="float" office:value="10.1"/>
          <table:table-cell table:style-name="ce0" office:value-type="float" office:value="8.2"/>
          <table:table-cell table:style-name="ce0" office:value-type="float" office:value="9.4"/>
          <table:table-cell table:style-name="ce0" office:value-type="float" office:value="8.8"/>
          <table:table-cell table:style-name="ce0" office:value-type="float" office:value="8.5"/>
          <table:table-cell table:style-name="ce0" office:value-type="float" office:value="8.5"/>
          <table:table-cell table:style-name="ce0" office:value-type="float" office:value="9.6"/>
          <table:table-cell table:style-name="ce0" office:value-type="float" office:value="7.6"/>
          <table:table-cell table:style-name="ce0" office:value-type="float" office:value="8.9"/>
          <table:table-cell table:style-name="ce0" office:value-type="float" office:value="8.3"/>
          <table:table-cell table:style-name="ce0" office:value-type="float" office:value="7.9"/>
          <table:table-cell table:style-name="ce0" office:value-type="float" office:value="9.6"/>
          <table:table-cell table:style-name="ce0" office:value-type="float" office:value="10.6"/>
          <table:table-cell table:style-name="ce0" office:value-type="float" office:value="8.8"/>
          <table:table-cell table:style-name="ce0" office:value-type="float" office:value="9.7"/>
          <table:table-cell table:style-name="ce0" office:value-type="float" office:value="9.3"/>
          <table:table-cell table:style-name="ce0" office:value-type="float" office:value="9.1"/>
          <table:table-cell table:style-name="ce0" office:value-type="float" office:value="11.4"/>
          <table:table-cell table:style-name="ce0" office:value-type="float" office:value="12.1"/>
          <table:table-cell table:style-name="ce0" office:value-type="float" office:value="11.0"/>
          <table:table-cell table:style-name="ce0" office:value-type="float" office:value="11.7"/>
          <table:table-cell table:style-name="ce0" office:value-type="float" office:value="11.2"/>
          <table:table-cell table:style-name="ce0" office:value-type="float" office:value="10.9"/>
          <table:table-cell table:style-name="ce0" office:value-type="float" office:value="10.9"/>
          <table:table-cell table:style-name="ce0" office:value-type="float" office:value="11.6"/>
          <table:table-cell table:style-name="ce0" office:value-type="float" office:value="10.5"/>
          <table:table-cell table:style-name="ce0" office:value-type="float" office:value="10.8"/>
          <table:table-cell table:style-name="ce0" office:value-type="float" office:value="10.7"/>
          <table:table-cell table:style-name="ce0" office:value-type="float" office:value="10.4"/>
          <table:table-cell table:style-name="ce0" office:value-type="float" office:value="11.8"/>
          <table:table-cell table:style-name="ce0" office:value-type="float" office:value="12.5"/>
          <table:table-cell table:style-name="ce0" office:value-type="float" office:value="11.7"/>
          <table:table-cell table:style-name="ce0" office:value-type="float" office:value="12.2"/>
          <table:table-cell table:style-name="ce0" office:value-type="float" office:value="11.6"/>
          <table:table-cell table:style-name="ce0" office:value-type="float" office:value="11.4"/>
          <table:table-cell table:style-name="ce0" office:value-type="float" office:value="10.9"/>
          <table:table-cell table:style-name="ce0" office:value-type="float" office:value="11.8"/>
          <table:table-cell table:style-name="ce0" office:value-type="float" office:value="10.5"/>
          <table:table-cell table:style-name="ce0" office:value-type="float" office:value="11.3"/>
          <table:table-cell table:style-name="ce0" office:value-type="float" office:value="10.6"/>
          <table:table-cell table:style-name="ce0" office:value-type="float" office:value="10.6"/>
          <table:table-cell table:style-name="ce0" office:value-type="float" office:value="10.4"/>
          <table:table-cell table:style-name="ce0" office:value-type="float" office:value="11.3"/>
          <table:table-cell table:style-name="ce0" office:value-type="float" office:value="10.0"/>
          <table:table-cell table:style-name="ce0" office:value-type="float" office:value="11.9"/>
          <table:table-cell table:style-name="ce0" office:value-type="float" office:value="10.1"/>
          <table:table-cell table:style-name="ce0" office:value-type="float" office:value="9.9"/>
          <table:table-cell table:style-name="ce0" office:value-type="float" office:value="11.4"/>
          <table:table-cell table:style-name="ce0" office:value-type="float" office:value="12.2"/>
          <table:table-cell table:style-name="ce0" office:value-type="float" office:value="11.1"/>
          <table:table-cell table:style-name="ce0" office:value-type="float" office:value="10.8"/>
          <table:table-cell table:style-name="ce0" office:value-type="float" office:value="11.1"/>
          <table:table-cell table:style-name="ce0" office:value-type="float" office:value="11.3"/>
          <table:table-cell table:style-name="ce0" office:value-type="float" office:value="10.3"/>
          <table:table-cell table:style-name="ce0" office:value-type="float" office:value="11.4"/>
          <table:table-cell table:style-name="ce0" office:value-type="float" office:value="9.6"/>
          <table:table-cell table:style-name="ce0" office:value-type="float" office:value="11.4"/>
          <table:table-cell table:style-name="ce0" office:value-type="float" office:value="10.0"/>
          <table:table-cell table:style-name="ce0" office:value-type="float" office:value="9.5"/>
          <table:table-cell table:style-name="ce0" office:value-type="float" office:value="9.8"/>
          <table:table-cell table:style-name="ce0" office:value-type="float" office:value="10.9"/>
          <table:table-cell table:style-name="ce0" office:value-type="float" office:value="8.9"/>
          <table:table-cell table:style-name="ce0" office:value-type="float" office:value="10.7"/>
          <table:table-cell table:style-name="ce0" office:value-type="float" office:value="9.5"/>
          <table:table-cell table:style-name="ce0" office:value-type="float" office:value="8.8"/>
          <table:table-cell table:style-name="ce0" office:value-type="float" office:value="10.8"/>
          <table:table-cell table:style-name="ce0" office:value-type="float" office:value="11.8"/>
          <table:table-cell table:style-name="ce0" office:value-type="float" office:value="10.5"/>
          <table:table-cell table:style-name="ce0" office:value-type="float" office:value="11.7"/>
          <table:table-cell table:style-name="ce0" office:value-type="float" office:value="10.5"/>
          <table:table-cell table:style-name="ce0" office:value-type="float" office:value="10.3"/>
          <table:table-cell table:style-name="ce0" office:value-type="float" office:value="9.2"/>
          <table:table-cell table:style-name="ce0" office:value-type="float" office:value="10.4"/>
          <table:table-cell table:style-name="ce0" office:value-type="float" office:value="8.4"/>
          <table:table-cell table:style-name="ce0" office:value-type="float" office:value="7.7"/>
          <table:table-cell table:style-name="ce0" office:value-type="float" office:value="8.9"/>
          <table:table-cell table:style-name="ce0" office:value-type="float" office:value="8.5"/>
          <table:table-cell table:style-name="ce0" office:value-type="float" office:value="8.6"/>
          <table:table-cell table:style-name="ce0" office:value-type="float" office:value="9.7"/>
          <table:table-cell table:style-name="ce0" office:value-type="float" office:value="7.9"/>
          <table:table-cell table:style-name="ce0" office:value-type="float" office:value="7.2"/>
          <table:table-cell table:style-name="ce0" office:value-type="float" office:value="8.3"/>
          <table:table-cell table:style-name="ce0" office:value-type="float" office:value="7.7"/>
          <table:table-cell table:style-name="ce0" office:value-type="float" office:value="9.8"/>
          <table:table-cell table:style-name="ce0" office:value-type="float" office:value="11.0"/>
          <table:table-cell table:style-name="ce0" office:value-type="float" office:value="9.0"/>
          <table:table-cell table:style-name="ce0" office:value-type="float" office:value="8.1"/>
          <table:table-cell table:style-name="ce0" office:value-type="float" office:value="9.4"/>
          <table:table-cell table:style-name="ce0" office:value-type="float" office:value="9.2"/>
          <table:table-cell table:style-name="ce0" office:value-type="float" office:value="7.9"/>
          <table:table-cell table:style-name="ce0" office:value-type="float" office:value="9.1"/>
          <table:table-cell table:style-name="ce0" office:value-type="float" office:value="7.1"/>
          <table:table-cell table:style-name="ce0" office:value-type="float" office:value="8.4"/>
          <table:table-cell table:style-name="ce0" office:value-type="float" office:value="7.6"/>
          <table:table-cell table:style-name="ce0" office:value-type="float" office:value="7.2"/>
          <table:table-cell table:style-name="ce0" office:value-type="float" office:value="7.2"/>
          <table:table-cell table:style-name="ce0" office:value-type="float" office:value="8.4"/>
          <table:table-cell table:style-name="ce0" office:value-type="float" office:value="6.5"/>
          <table:table-cell table:style-name="ce0" office:value-type="float" office:value="7.8"/>
          <table:table-cell table:style-name="ce0" office:value-type="float" office:value="6.9"/>
          <table:table-cell table:style-name="ce0" office:value-type="float" office:value="6.4"/>
          <table:table-cell table:style-name="ce0" office:value-type="float" office:value="8.6"/>
          <table:table-cell table:style-name="ce0" office:value-type="float" office:value="9.8"/>
          <table:table-cell table:style-name="ce0" office:value-type="float" office:value="7.8"/>
          <table:table-cell table:style-name="ce0" office:value-type="float" office:value="8.8"/>
          <table:table-cell table:style-name="ce0" office:value-type="float" office:value="8.2"/>
          <table:table-cell table:style-name="ce0" office:value-type="float" office:value="8.2"/>
          <table:table-cell table:style-name="ce0" office:value-type="float" office:value="7.3"/>
          <table:table-cell table:style-name="ce0" office:value-type="float" office:value="8.5"/>
          <table:table-cell table:style-name="ce0" office:value-type="float" office:value="6.3"/>
          <table:table-cell table:style-name="ce0" office:value-type="float" office:value="9.0"/>
          <table:table-cell table:style-name="ce0" office:value-type="float" office:value="6.9"/>
          <table:table-cell table:style-name="ce0" office:value-type="float" office:value="6.5"/>
          <table:table-cell table:style-name="ce0" office:value-type="float" office:value="6.5"/>
          <table:table-cell table:style-name="ce0" office:value-type="float" office:value="7.7"/>
          <table:table-cell table:style-name="ce0" office:value-type="float" office:value="5.6"/>
          <table:table-cell table:style-name="ce0" office:value-type="float" office:value="8.9"/>
          <table:table-cell table:style-name="ce0" office:value-type="float" office:value="6.2"/>
          <table:table-cell table:style-name="ce0" office:value-type="float" office:value="6.1"/>
          <table:table-cell table:style-name="ce0" office:value-type="float" office:value="8.0"/>
          <table:table-cell table:style-name="ce0" office:value-type="float" office:value="9.2"/>
          <table:table-cell table:style-name="ce0" office:value-type="float" office:value="7.0"/>
          <table:table-cell table:style-name="ce0" office:value-type="float" office:value="9.0"/>
          <table:table-cell table:style-name="ce0" office:value-type="float" office:value="7.6"/>
          <table:table-cell table:style-name="ce0" office:value-type="float" office:value="6.9"/>
          <table:table-cell table:style-name="ce0" office:value-type="float" office:value="6.7"/>
          <table:table-cell table:style-name="ce0" office:value-type="float" office:value="8.1"/>
          <table:table-cell table:style-name="ce0" office:value-type="float" office:value="5.6"/>
          <table:table-cell table:style-name="ce0" office:value-type="float" office:value="5.9"/>
          <table:table-cell table:style-name="ce0" office:value-type="float" office:value="6.3"/>
          <table:table-cell table:style-name="ce0" office:value-type="float" office:value="5.5"/>
          <table:table-cell table:style-name="ce0" office:value-type="float" office:value="6.0"/>
          <table:table-cell table:style-name="ce0" office:value-type="float" office:value="7.4"/>
          <table:table-cell table:style-name="ce0" office:value-type="float" office:value="5.1"/>
          <table:table-cell table:style-name="ce0" office:value-type="float" office:value="4.6"/>
          <table:table-cell table:style-name="ce0" office:value-type="float" office:value="5.6"/>
          <table:table-cell table:style-name="ce0" office:value-type="float" office:value="5.3"/>
          <table:table-cell table:style-name="ce0" office:value-type="float" office:value="7.3"/>
          <table:table-cell table:style-name="ce0" office:value-type="float" office:value="8.6"/>
          <table:table-cell table:style-name="ce0" office:value-type="float" office:value="6.2"/>
          <table:table-cell table:style-name="ce0" office:value-type="float" office:value="7.0"/>
          <table:table-cell table:style-name="ce0" office:value-type="float" office:value="6.9"/>
          <table:table-cell table:style-name="ce0" office:value-type="float" office:value="5.7"/>
          <table:table-cell table:style-name="ce0" office:value-type="float" office:value="6.2"/>
          <table:table-cell table:style-name="ce0" office:value-type="float" office:value="7.7"/>
          <table:table-cell table:style-name="ce0" office:value-type="float" office:value="4.8"/>
          <table:table-cell table:style-name="ce0" office:value-type="float" office:value="6.4"/>
          <table:table-cell table:style-name="ce0" office:value-type="float" office:value="5.7"/>
          <table:table-cell table:style-name="ce0" office:value-type="float" office:value="4.9"/>
          <table:table-cell table:style-name="ce0" office:value-type="float" office:value="5.6"/>
          <table:table-cell table:style-name="ce0" office:value-type="float" office:value="7.1"/>
          <table:table-cell table:style-name="ce0" office:value-type="float" office:value="4.3"/>
          <table:table-cell table:style-name="ce0" office:value-type="float" office:value="5.9"/>
          <table:table-cell table:style-name="ce0" office:value-type="float" office:value="5.1"/>
          <table:table-cell table:style-name="ce0" office:value-type="float" office:value="4.3"/>
          <table:table-cell table:style-name="ce0" office:value-type="float" office:value="6.8"/>
          <table:table-cell table:style-name="ce0" office:value-type="float" office:value="8.2"/>
          <table:table-cell table:style-name="ce0" office:value-type="float" office:value="5.3"/>
          <table:table-cell table:style-name="ce0" office:value-type="float" office:value="6.9"/>
          <table:table-cell table:style-name="ce0" office:value-type="float" office:value="6.2"/>
          <table:table-cell table:style-name="ce0" office:value-type="float" office:value="5.5"/>
          <table:table-cell table:style-name="ce0" office:value-type="float" office:value="4.5"/>
          <table:table-cell table:style-name="ce0" office:value-type="float" office:value="5.9"/>
          <table:table-cell table:style-name="ce0" office:value-type="float" office:value="3.1"/>
          <table:table-cell table:style-name="ce0" office:value-type="float" office:value="4.9"/>
          <table:table-cell table:style-name="ce0" office:value-type="float" office:value="3.9"/>
          <table:table-cell table:style-name="ce0" office:value-type="float" office:value="2.9"/>
          <table:table-cell table:style-name="ce0" office:value-type="float" office:value="4.0"/>
          <table:table-cell table:style-name="ce0" office:value-type="float" office:value="5.5"/>
          <table:table-cell table:style-name="ce0" office:value-type="float" office:value="2.7"/>
          <table:table-cell table:style-name="ce0" office:value-type="float" office:value="5.4"/>
          <table:table-cell table:style-name="ce0" office:value-type="float" office:value="3.5"/>
          <table:table-cell table:style-name="ce0" office:value-type="float" office:value="2.7"/>
          <table:table-cell table:style-name="ce0" office:value-type="float" office:value="4.9"/>
          <table:table-cell table:style-name="ce0" office:value-type="float" office:value="6.2"/>
          <table:table-cell table:style-name="ce0" office:value-type="float" office:value="3.4"/>
          <table:table-cell table:style-name="ce0" office:value-type="float" office:value="4.6"/>
          <table:table-cell table:style-name="ce0" office:value-type="float" office:value="4.2"/>
          <table:table-cell table:style-name="ce0" office:value-type="float" office:value="3.2"/>
          <table:table-cell table:style-name="ce0" office:value-type="float" office:value="5.6"/>
          <table:table-cell table:style-name="ce0" office:value-type="float" office:value="7.1"/>
          <table:table-cell table:style-name="ce0" office:value-type="float" office:value="4.1"/>
          <table:table-cell table:style-name="ce0" office:value-type="float" office:value="8.4"/>
          <table:table-cell table:style-name="ce0" office:value-type="float" office:value="5.0"/>
          <table:table-cell table:style-name="ce0" office:value-type="float" office:value="3.4"/>
          <table:table-cell table:style-name="ce0" office:value-type="float" office:value="5.1"/>
          <table:table-cell table:style-name="ce0" office:value-type="float" office:value="6.7"/>
          <table:table-cell table:style-name="ce0" office:value-type="float" office:value="3.6"/>
          <table:table-cell table:style-name="ce0" office:value-type="float" office:value="8.9"/>
          <table:table-cell table:style-name="ce0" office:value-type="float" office:value="4.5"/>
          <table:table-cell table:style-name="ce0" office:value-type="float" office:value="3.0"/>
          <table:table-cell table:style-name="ce0" office:value-type="float" office:value="6.0"/>
          <table:table-cell table:style-name="ce0" office:value-type="float" office:value="7.4"/>
          <table:table-cell table:style-name="ce0" office:value-type="float" office:value="4.5"/>
          <table:table-cell table:style-name="ce0" office:value-type="float" office:value="7.8"/>
          <table:table-cell table:style-name="ce0" office:value-type="float" office:value="5.4"/>
          <table:table-cell table:style-name="ce0" office:value-type="float" office:value="3.7"/>
          <table:table-cell table:style-name="ce0" office:value-type="float" office:value="4.7"/>
          <table:table-cell table:style-name="ce0" office:value-type="float" office:value="6.2"/>
          <table:table-cell table:style-name="ce0" office:value-type="float" office:value="3.0"/>
          <table:table-cell table:style-name="ce0" office:value-type="float" office:value="4.4"/>
          <table:table-cell table:style-name="ce0" office:value-type="float" office:value="4.1"/>
          <table:table-cell table:style-name="ce0" office:value-type="float" office:value="3.2"/>
          <table:table-cell table:style-name="ce0" office:value-type="float" office:value="4.2"/>
          <table:table-cell table:style-name="ce0" office:value-type="float" office:value="5.8"/>
          <table:table-cell table:style-name="ce0" office:value-type="float" office:value="2.6"/>
          <table:table-cell table:style-name="ce0" office:value-type="float" office:value="5.0"/>
          <table:table-cell table:style-name="ce0" office:value-type="float" office:value="3.6"/>
          <table:table-cell table:style-name="ce0" office:value-type="float" office:value="3.2"/>
          <table:table-cell table:style-name="ce0" office:value-type="float" office:value="5.1"/>
          <table:table-cell table:style-name="ce0" office:value-type="float" office:value="6.6"/>
          <table:table-cell table:style-name="ce0" office:value-type="float" office:value="3.4"/>
          <table:table-cell table:style-name="ce0" office:value-type="float" office:value="3.7"/>
          <table:table-cell table:style-name="ce0" office:value-type="float" office:value="4.4"/>
          <table:table-cell table:style-name="ce0" office:value-type="float" office:value="3.3"/>
          <table:table-cell table:style-name="ce0" office:value-type="float" office:value="4.0"/>
          <table:table-cell table:style-name="ce0" office:value-type="float" office:value="5.5"/>
          <table:table-cell table:style-name="ce0" office:value-type="float" office:value="2.3"/>
          <table:table-cell table:style-name="ce0" office:value-type="float" office:value="5.1"/>
          <table:table-cell table:style-name="ce0" office:value-type="float" office:value="3.3"/>
          <table:table-cell table:style-name="ce0" office:value-type="float" office:value="2.3"/>
          <table:table-cell table:style-name="ce0" office:value-type="float" office:value="3.5"/>
          <table:table-cell table:style-name="ce0" office:value-type="float" office:value="5.0"/>
          <table:table-cell table:style-name="ce0" office:value-type="float" office:value="2.1"/>
          <table:table-cell table:style-name="ce0" office:value-type="float" office:value="2.0"/>
          <table:table-cell table:style-name="ce0" office:value-type="float" office:value="2.9"/>
          <table:table-cell table:style-name="ce0" office:value-type="float" office:value="2.0"/>
          <table:table-cell table:style-name="ce0" office:value-type="float" office:value="4.3"/>
          <table:table-cell table:style-name="ce0" office:value-type="float" office:value="5.8"/>
          <table:table-cell table:style-name="ce0" office:value-type="float" office:value="2.6"/>
          <table:table-cell table:style-name="ce0" office:value-type="float" office:value="6.2"/>
          <table:table-cell table:style-name="ce0" office:value-type="float" office:value="3.6"/>
          <table:table-cell table:style-name="ce0" office:value-type="float" office:value="2.9"/>
          <table:table-cell table:style-name="ce0" office:value-type="float" office:value="3.2"/>
          <table:table-cell table:style-name="ce0" office:value-type="float" office:value="4.5"/>
          <table:table-cell table:style-name="ce0" office:value-type="float" office:value="2.0"/>
          <table:table-cell table:style-name="ce0" office:value-type="float" office:value="1.1"/>
          <table:table-cell table:style-name="ce0" office:value-type="float" office:value="2.5"/>
          <table:table-cell table:style-name="ce0" office:value-type="float" office:value="2.1"/>
          <table:table-cell table:style-name="ce0" office:value-type="float" office:value="2.8"/>
          <table:table-cell table:style-name="ce0" office:value-type="float" office:value="4.1"/>
          <table:table-cell table:style-name="ce0" office:value-type="float" office:value="1.7"/>
          <table:table-cell table:style-name="ce0" office:value-type="float" office:value="1.7"/>
          <table:table-cell table:style-name="ce0" office:value-type="float" office:value="2.1"/>
          <table:table-cell table:style-name="ce0" office:value-type="float" office:value="2.0"/>
          <table:table-cell table:style-name="ce0" office:value-type="float" office:value="3.5"/>
          <table:table-cell table:style-name="ce0" office:value-type="float" office:value="4.7"/>
          <table:table-cell table:style-name="ce0" office:value-type="float" office:value="2.3"/>
          <table:table-cell table:style-name="ce0" office:value-type="float" office:value="0.7"/>
          <table:table-cell table:style-name="ce0" office:value-type="float" office:value="2.8"/>
          <table:table-cell table:style-name="ce0" office:value-type="float" office:value="2.3"/>
        </table:table-row>
        <table:table-row table:style-name="ro1">
          <table:table-cell table:style-name="ce0" office:value-type="string">
            <text:p>Rio Grande do Norte</text:p>
          </table:table-cell>
          <table:table-cell table:style-name="ce0" office:value-type="float" office:value="8.8"/>
          <table:table-cell table:style-name="ce0" office:value-type="float" office:value="9.5"/>
          <table:table-cell table:style-name="ce0" office:value-type="float" office:value="7.8"/>
          <table:table-cell table:style-name="ce0" office:value-type="float" office:value="9.0"/>
          <table:table-cell table:style-name="ce0" office:value-type="float" office:value="8.5"/>
          <table:table-cell table:style-name="ce0" office:value-type="float" office:value="7.5"/>
          <table:table-cell table:style-name="ce0" office:value-type="float" office:value="8.3"/>
          <table:table-cell table:style-name="ce0" office:value-type="float" office:value="9.0"/>
          <table:table-cell table:style-name="ce0" office:value-type="float" office:value="7.4"/>
          <table:table-cell table:style-name="ce0" office:value-type="float" office:value="8.7"/>
          <table:table-cell table:style-name="ce0" office:value-type="float" office:value="8.0"/>
          <table:table-cell table:style-name="ce0" office:value-type="float" office:value="6.9"/>
          <table:table-cell table:style-name="ce0" office:value-type="float" office:value="9.2"/>
          <table:table-cell table:style-name="ce0" office:value-type="float" office:value="9.9"/>
          <table:table-cell table:style-name="ce0" office:value-type="float" office:value="8.2"/>
          <table:table-cell table:style-name="ce0" office:value-type="float" office:value="9.1"/>
          <table:table-cell table:style-name="ce0" office:value-type="float" office:value="8.9"/>
          <table:table-cell table:style-name="ce0" office:value-type="float" office:value="8.0"/>
          <table:table-cell table:style-name="ce0" office:value-type="float" office:value="5.8"/>
          <table:table-cell table:style-name="ce0" office:value-type="float" office:value="5.8"/>
          <table:table-cell table:style-name="ce0" office:value-type="float" office:value="5.7"/>
          <table:table-cell table:style-name="ce0" office:value-type="float" office:value="5.1"/>
          <table:table-cell table:style-name="ce0" office:value-type="float" office:value="5.7"/>
          <table:table-cell table:style-name="ce0" office:value-type="float" office:value="5.6"/>
          <table:table-cell table:style-name="ce0" office:value-type="float" office:value="5.7"/>
          <table:table-cell table:style-name="ce0" office:value-type="float" office:value="5.7"/>
          <table:table-cell table:style-name="ce0" office:value-type="float" office:value="5.5"/>
          <table:table-cell table:style-name="ce0" office:value-type="float" office:value="4.7"/>
          <table:table-cell table:style-name="ce0" office:value-type="float" office:value="5.6"/>
          <table:table-cell table:style-name="ce0" office:value-type="float" office:value="5.4"/>
          <table:table-cell table:style-name="ce0" office:value-type="float" office:value="5.8"/>
          <table:table-cell table:style-name="ce0" office:value-type="float" office:value="5.9"/>
          <table:table-cell table:style-name="ce0" office:value-type="float" office:value="5.8"/>
          <table:table-cell table:style-name="ce0" office:value-type="float" office:value="5.6"/>
          <table:table-cell table:style-name="ce0" office:value-type="float" office:value="5.8"/>
          <table:table-cell table:style-name="ce0" office:value-type="float" office:value="5.7"/>
          <table:table-cell table:style-name="ce0" office:value-type="float" office:value="8.6"/>
          <table:table-cell table:style-name="ce0" office:value-type="float" office:value="8.8"/>
          <table:table-cell table:style-name="ce0" office:value-type="float" office:value="8.2"/>
          <table:table-cell table:style-name="ce0" office:value-type="float" office:value="8.3"/>
          <table:table-cell table:style-name="ce0" office:value-type="float" office:value="8.5"/>
          <table:table-cell table:style-name="ce0" office:value-type="float" office:value="8.3"/>
          <table:table-cell table:style-name="ce0" office:value-type="float" office:value="8.3"/>
          <table:table-cell table:style-name="ce0" office:value-type="float" office:value="8.6"/>
          <table:table-cell table:style-name="ce0" office:value-type="float" office:value="8.0"/>
          <table:table-cell table:style-name="ce0" office:value-type="float" office:value="8.2"/>
          <table:table-cell table:style-name="ce0" office:value-type="float" office:value="8.2"/>
          <table:table-cell table:style-name="ce0" office:value-type="float" office:value="8.0"/>
          <table:table-cell table:style-name="ce0" office:value-type="float" office:value="8.9"/>
          <table:table-cell table:style-name="ce0" office:value-type="float" office:value="9.1"/>
          <table:table-cell table:style-name="ce0" office:value-type="float" office:value="8.5"/>
          <table:table-cell table:style-name="ce0" office:value-type="float" office:value="8.4"/>
          <table:table-cell table:style-name="ce0" office:value-type="float" office:value="8.7"/>
          <table:table-cell table:style-name="ce0" office:value-type="float" office:value="8.5"/>
          <table:table-cell table:style-name="ce0" office:value-type="float" office:value="10.9"/>
          <table:table-cell table:style-name="ce0" office:value-type="float" office:value="11.4"/>
          <table:table-cell table:style-name="ce0" office:value-type="float" office:value="10.3"/>
          <table:table-cell table:style-name="ce0" office:value-type="float" office:value="10.8"/>
          <table:table-cell table:style-name="ce0" office:value-type="float" office:value="10.6"/>
          <table:table-cell table:style-name="ce0" office:value-type="float" office:value="9.5"/>
          <table:table-cell table:style-name="ce0" office:value-type="float" office:value="10.5"/>
          <table:table-cell table:style-name="ce0" office:value-type="float" office:value="11.0"/>
          <table:table-cell table:style-name="ce0" office:value-type="float" office:value="10.0"/>
          <table:table-cell table:style-name="ce0" office:value-type="float" office:value="10.3"/>
          <table:table-cell table:style-name="ce0" office:value-type="float" office:value="10.2"/>
          <table:table-cell table:style-name="ce0" office:value-type="float" office:value="8.8"/>
          <table:table-cell table:style-name="ce0" office:value-type="float" office:value="11.3"/>
          <table:table-cell table:style-name="ce0" office:value-type="float" office:value="11.8"/>
          <table:table-cell table:style-name="ce0" office:value-type="float" office:value="10.8"/>
          <table:table-cell table:style-name="ce0" office:value-type="float" office:value="11.3"/>
          <table:table-cell table:style-name="ce0" office:value-type="float" office:value="11.0"/>
          <table:table-cell table:style-name="ce0" office:value-type="float" office:value="10.2"/>
          <table:table-cell table:style-name="ce0" office:value-type="float" office:value="10.3"/>
          <table:table-cell table:style-name="ce0" office:value-type="float" office:value="10.6"/>
          <table:table-cell table:style-name="ce0" office:value-type="float" office:value="9.9"/>
          <table:table-cell table:style-name="ce0" office:value-type="float" office:value="9.4"/>
          <table:table-cell table:style-name="ce0" office:value-type="float" office:value="10.2"/>
          <table:table-cell table:style-name="ce0" office:value-type="float" office:value="8.8"/>
          <table:table-cell table:style-name="ce0" office:value-type="float" office:value="10.0"/>
          <table:table-cell table:style-name="ce0" office:value-type="float" office:value="10.3"/>
          <table:table-cell table:style-name="ce0" office:value-type="float" office:value="9.5"/>
          <table:table-cell table:style-name="ce0" office:value-type="float" office:value="9.5"/>
          <table:table-cell table:style-name="ce0" office:value-type="float" office:value="9.8"/>
          <table:table-cell table:style-name="ce0" office:value-type="float" office:value="7.7"/>
          <table:table-cell table:style-name="ce0" office:value-type="float" office:value="10.7"/>
          <table:table-cell table:style-name="ce0" office:value-type="float" office:value="11.0"/>
          <table:table-cell table:style-name="ce0" office:value-type="float" office:value="10.2"/>
          <table:table-cell table:style-name="ce0" office:value-type="float" office:value="9.3"/>
          <table:table-cell table:style-name="ce0" office:value-type="float" office:value="10.5"/>
          <table:table-cell table:style-name="ce0" office:value-type="float" office:value="10.3"/>
          <table:table-cell table:style-name="ce0" office:value-type="float" office:value="11.1"/>
          <table:table-cell table:style-name="ce0" office:value-type="float" office:value="11.6"/>
          <table:table-cell table:style-name="ce0" office:value-type="float" office:value="10.5"/>
          <table:table-cell table:style-name="ce0" office:value-type="float" office:value="11.5"/>
          <table:table-cell table:style-name="ce0" office:value-type="float" office:value="10.8"/>
          <table:table-cell table:style-name="ce0" office:value-type="float" office:value="9.7"/>
          <table:table-cell table:style-name="ce0" office:value-type="float" office:value="10.7"/>
          <table:table-cell table:style-name="ce0" office:value-type="float" office:value="11.2"/>
          <table:table-cell table:style-name="ce0" office:value-type="float" office:value="10.1"/>
          <table:table-cell table:style-name="ce0" office:value-type="float" office:value="10.5"/>
          <table:table-cell table:style-name="ce0" office:value-type="float" office:value="10.4"/>
          <table:table-cell table:style-name="ce0" office:value-type="float" office:value="9.2"/>
          <table:table-cell table:style-name="ce0" office:value-type="float" office:value="11.5"/>
          <table:table-cell table:style-name="ce0" office:value-type="float" office:value="12.0"/>
          <table:table-cell table:style-name="ce0" office:value-type="float" office:value="11.0"/>
          <table:table-cell table:style-name="ce0" office:value-type="float" office:value="12.3"/>
          <table:table-cell table:style-name="ce0" office:value-type="float" office:value="11.2"/>
          <table:table-cell table:style-name="ce0" office:value-type="float" office:value="10.2"/>
          <table:table-cell table:style-name="ce0" office:value-type="float" office:value="8.7"/>
          <table:table-cell table:style-name="ce0" office:value-type="float" office:value="9.6"/>
          <table:table-cell table:style-name="ce0" office:value-type="float" office:value="7.5"/>
          <table:table-cell table:style-name="ce0" office:value-type="float" office:value="9.0"/>
          <table:table-cell table:style-name="ce0" office:value-type="float" office:value="8.4"/>
          <table:table-cell table:style-name="ce0" office:value-type="float" office:value="7.2"/>
          <table:table-cell table:style-name="ce0" office:value-type="float" office:value="8.2"/>
          <table:table-cell table:style-name="ce0" office:value-type="float" office:value="9.1"/>
          <table:table-cell table:style-name="ce0" office:value-type="float" office:value="7.1"/>
          <table:table-cell table:style-name="ce0" office:value-type="float" office:value="8.9"/>
          <table:table-cell table:style-name="ce0" office:value-type="float" office:value="7.8"/>
          <table:table-cell table:style-name="ce0" office:value-type="float" office:value="6.6"/>
          <table:table-cell table:style-name="ce0" office:value-type="float" office:value="9.2"/>
          <table:table-cell table:style-name="ce0" office:value-type="float" office:value="10.0"/>
          <table:table-cell table:style-name="ce0" office:value-type="float" office:value="8.0"/>
          <table:table-cell table:style-name="ce0" office:value-type="float" office:value="9.0"/>
          <table:table-cell table:style-name="ce0" office:value-type="float" office:value="8.9"/>
          <table:table-cell table:style-name="ce0" office:value-type="float" office:value="7.7"/>
          <table:table-cell table:style-name="ce0" office:value-type="float" office:value="9.4"/>
          <table:table-cell table:style-name="ce0" office:value-type="float" office:value="10.3"/>
          <table:table-cell table:style-name="ce0" office:value-type="float" office:value="8.3"/>
          <table:table-cell table:style-name="ce0" office:value-type="float" office:value="9.7"/>
          <table:table-cell table:style-name="ce0" office:value-type="float" office:value="9.0"/>
          <table:table-cell table:style-name="ce0" office:value-type="float" office:value="7.7"/>
          <table:table-cell table:style-name="ce0" office:value-type="float" office:value="8.8"/>
          <table:table-cell table:style-name="ce0" office:value-type="float" office:value="9.7"/>
          <table:table-cell table:style-name="ce0" office:value-type="float" office:value="7.8"/>
          <table:table-cell table:style-name="ce0" office:value-type="float" office:value="9.6"/>
          <table:table-cell table:style-name="ce0" office:value-type="float" office:value="8.4"/>
          <table:table-cell table:style-name="ce0" office:value-type="float" office:value="7.0"/>
          <table:table-cell table:style-name="ce0" office:value-type="float" office:value="10.0"/>
          <table:table-cell table:style-name="ce0" office:value-type="float" office:value="10.9"/>
          <table:table-cell table:style-name="ce0" office:value-type="float" office:value="8.9"/>
          <table:table-cell table:style-name="ce0" office:value-type="float" office:value="9.9"/>
          <table:table-cell table:style-name="ce0" office:value-type="float" office:value="9.6"/>
          <table:table-cell table:style-name="ce0" office:value-type="float" office:value="8.4"/>
          <table:table-cell table:style-name="ce0" office:value-type="float" office:value="11.3"/>
          <table:table-cell table:style-name="ce0" office:value-type="float" office:value="12.0"/>
          <table:table-cell table:style-name="ce0" office:value-type="float" office:value="10.5"/>
          <table:table-cell table:style-name="ce0" office:value-type="float" office:value="11.4"/>
          <table:table-cell table:style-name="ce0" office:value-type="float" office:value="11.0"/>
          <table:table-cell table:style-name="ce0" office:value-type="float" office:value="9.2"/>
          <table:table-cell table:style-name="ce0" office:value-type="float" office:value="10.8"/>
          <table:table-cell table:style-name="ce0" office:value-type="float" office:value="11.5"/>
          <table:table-cell table:style-name="ce0" office:value-type="float" office:value="10.0"/>
          <table:table-cell table:style-name="ce0" office:value-type="float" office:value="9.4"/>
          <table:table-cell table:style-name="ce0" office:value-type="float" office:value="10.5"/>
          <table:table-cell table:style-name="ce0" office:value-type="float" office:value="8.6"/>
          <table:table-cell table:style-name="ce0" office:value-type="float" office:value="11.8"/>
          <table:table-cell table:style-name="ce0" office:value-type="float" office:value="12.5"/>
          <table:table-cell table:style-name="ce0" office:value-type="float" office:value="11.1"/>
          <table:table-cell table:style-name="ce0" office:value-type="float" office:value="13.0"/>
          <table:table-cell table:style-name="ce0" office:value-type="float" office:value="11.4"/>
          <table:table-cell table:style-name="ce0" office:value-type="float" office:value="10.0"/>
          <table:table-cell table:style-name="ce0" office:value-type="float" office:value="11.0"/>
          <table:table-cell table:style-name="ce0" office:value-type="float" office:value="11.7"/>
          <table:table-cell table:style-name="ce0" office:value-type="float" office:value="10.1"/>
          <table:table-cell table:style-name="ce0" office:value-type="float" office:value="10.1"/>
          <table:table-cell table:style-name="ce0" office:value-type="float" office:value="10.6"/>
          <table:table-cell table:style-name="ce0" office:value-type="float" office:value="9.5"/>
          <table:table-cell table:style-name="ce0" office:value-type="float" office:value="10.4"/>
          <table:table-cell table:style-name="ce0" office:value-type="float" office:value="11.2"/>
          <table:table-cell table:style-name="ce0" office:value-type="float" office:value="9.5"/>
          <table:table-cell table:style-name="ce0" office:value-type="float" office:value="10.0"/>
          <table:table-cell table:style-name="ce0" office:value-type="float" office:value="10.0"/>
          <table:table-cell table:style-name="ce0" office:value-type="float" office:value="9.3"/>
          <table:table-cell table:style-name="ce0" office:value-type="float" office:value="11.5"/>
          <table:table-cell table:style-name="ce0" office:value-type="float" office:value="12.3"/>
          <table:table-cell table:style-name="ce0" office:value-type="float" office:value="10.8"/>
          <table:table-cell table:style-name="ce0" office:value-type="float" office:value="10.3"/>
          <table:table-cell table:style-name="ce0" office:value-type="float" office:value="11.2"/>
          <table:table-cell table:style-name="ce0" office:value-type="float" office:value="9.7"/>
          <table:table-cell table:style-name="ce0" office:value-type="float" office:value="10.5"/>
          <table:table-cell table:style-name="ce0" office:value-type="float" office:value="11.3"/>
          <table:table-cell table:style-name="ce0" office:value-type="float" office:value="9.7"/>
          <table:table-cell table:style-name="ce0" office:value-type="float" office:value="10.0"/>
          <table:table-cell table:style-name="ce0" office:value-type="float" office:value="10.1"/>
          <table:table-cell table:style-name="ce0" office:value-type="float" office:value="8.6"/>
          <table:table-cell table:style-name="ce0" office:value-type="float" office:value="9.9"/>
          <table:table-cell table:style-name="ce0" office:value-type="float" office:value="10.7"/>
          <table:table-cell table:style-name="ce0" office:value-type="float" office:value="9.2"/>
          <table:table-cell table:style-name="ce0" office:value-type="float" office:value="10.9"/>
          <table:table-cell table:style-name="ce0" office:value-type="float" office:value="9.5"/>
          <table:table-cell table:style-name="ce0" office:value-type="float" office:value="7.5"/>
          <table:table-cell table:style-name="ce0" office:value-type="float" office:value="11.0"/>
          <table:table-cell table:style-name="ce0" office:value-type="float" office:value="11.9"/>
          <table:table-cell table:style-name="ce0" office:value-type="float" office:value="10.3"/>
          <table:table-cell table:style-name="ce0" office:value-type="float" office:value="9.2"/>
          <table:table-cell table:style-name="ce0" office:value-type="float" office:value="10.6"/>
          <table:table-cell table:style-name="ce0" office:value-type="float" office:value="9.6"/>
          <table:table-cell table:style-name="ce0" office:value-type="float" office:value="9.6"/>
          <table:table-cell table:style-name="ce0" office:value-type="float" office:value="10.6"/>
          <table:table-cell table:style-name="ce0" office:value-type="float" office:value="8.7"/>
          <table:table-cell table:style-name="ce0" office:value-type="float" office:value="10.8"/>
          <table:table-cell table:style-name="ce0" office:value-type="float" office:value="9.1"/>
          <table:table-cell table:style-name="ce0" office:value-type="float" office:value="7.7"/>
          <table:table-cell table:style-name="ce0" office:value-type="float" office:value="9.0"/>
          <table:table-cell table:style-name="ce0" office:value-type="float" office:value="9.9"/>
          <table:table-cell table:style-name="ce0" office:value-type="float" office:value="8.1"/>
          <table:table-cell table:style-name="ce0" office:value-type="float" office:value="10.3"/>
          <table:table-cell table:style-name="ce0" office:value-type="float" office:value="8.5"/>
          <table:table-cell table:style-name="ce0" office:value-type="float" office:value="5.3"/>
          <table:table-cell table:style-name="ce0" office:value-type="float" office:value="10.3"/>
          <table:table-cell table:style-name="ce0" office:value-type="float" office:value="11.2"/>
          <table:table-cell table:style-name="ce0" office:value-type="float" office:value="9.4"/>
          <table:table-cell table:style-name="ce0" office:value-type="float" office:value="11.2"/>
          <table:table-cell table:style-name="ce0" office:value-type="float" office:value="9.8"/>
          <table:table-cell table:style-name="ce0" office:value-type="float" office:value="9.5"/>
          <table:table-cell table:style-name="ce0" office:value-type="float" office:value="8.5"/>
          <table:table-cell table:style-name="ce0" office:value-type="float" office:value="9.5"/>
          <table:table-cell table:style-name="ce0" office:value-type="float" office:value="7.5"/>
          <table:table-cell table:style-name="ce0" office:value-type="float" office:value="9.2"/>
          <table:table-cell table:style-name="ce0" office:value-type="float" office:value="8.0"/>
          <table:table-cell table:style-name="ce0" office:value-type="float" office:value="6.1"/>
          <table:table-cell table:style-name="ce0" office:value-type="float" office:value="7.8"/>
          <table:table-cell table:style-name="ce0" office:value-type="float" office:value="8.8"/>
          <table:table-cell table:style-name="ce0" office:value-type="float" office:value="6.9"/>
          <table:table-cell table:style-name="ce0" office:value-type="float" office:value="11.3"/>
          <table:table-cell table:style-name="ce0" office:value-type="float" office:value="7.3"/>
          <table:table-cell table:style-name="ce0" office:value-type="float" office:value="5.7"/>
          <table:table-cell table:style-name="ce0" office:value-type="float" office:value="9.2"/>
          <table:table-cell table:style-name="ce0" office:value-type="float" office:value="10.1"/>
          <table:table-cell table:style-name="ce0" office:value-type="float" office:value="8.3"/>
          <table:table-cell table:style-name="ce0" office:value-type="float" office:value="8.2"/>
          <table:table-cell table:style-name="ce0" office:value-type="float" office:value="8.7"/>
          <table:table-cell table:style-name="ce0" office:value-type="float" office:value="6.5"/>
          <table:table-cell table:style-name="ce0" office:value-type="float" office:value="8.0"/>
          <table:table-cell table:style-name="ce0" office:value-type="float" office:value="9.0"/>
          <table:table-cell table:style-name="ce0" office:value-type="float" office:value="6.8"/>
          <table:table-cell table:style-name="ce0" office:value-type="float" office:value="7.1"/>
          <table:table-cell table:style-name="ce0" office:value-type="float" office:value="7.6"/>
          <table:table-cell table:style-name="ce0" office:value-type="float" office:value="6.6"/>
          <table:table-cell table:style-name="ce0" office:value-type="float" office:value="7.3"/>
          <table:table-cell table:style-name="ce0" office:value-type="float" office:value="8.1"/>
          <table:table-cell table:style-name="ce0" office:value-type="float" office:value="6.3"/>
          <table:table-cell table:style-name="ce0" office:value-type="float" office:value="8.2"/>
          <table:table-cell table:style-name="ce0" office:value-type="float" office:value="6.9"/>
          <table:table-cell table:style-name="ce0" office:value-type="float" office:value="7.1"/>
          <table:table-cell table:style-name="ce0" office:value-type="float" office:value="8.7"/>
          <table:table-cell table:style-name="ce0" office:value-type="float" office:value="9.6"/>
          <table:table-cell table:style-name="ce0" office:value-type="float" office:value="7.4"/>
          <table:table-cell table:style-name="ce0" office:value-type="float" office:value="6.5"/>
          <table:table-cell table:style-name="ce0" office:value-type="float" office:value="8.2"/>
          <table:table-cell table:style-name="ce0" office:value-type="float" office:value="6.0"/>
          <table:table-cell table:style-name="ce0" office:value-type="float" office:value="7.5"/>
          <table:table-cell table:style-name="ce0" office:value-type="float" office:value="8.5"/>
          <table:table-cell table:style-name="ce0" office:value-type="float" office:value="6.2"/>
          <table:table-cell table:style-name="ce0" office:value-type="float" office:value="9.1"/>
          <table:table-cell table:style-name="ce0" office:value-type="float" office:value="7.1"/>
          <table:table-cell table:style-name="ce0" office:value-type="float" office:value="6.0"/>
          <table:table-cell table:style-name="ce0" office:value-type="float" office:value="6.8"/>
          <table:table-cell table:style-name="ce0" office:value-type="float" office:value="7.8"/>
          <table:table-cell table:style-name="ce0" office:value-type="float" office:value="5.7"/>
          <table:table-cell table:style-name="ce0" office:value-type="float" office:value="8.7"/>
          <table:table-cell table:style-name="ce0" office:value-type="float" office:value="6.4"/>
          <table:table-cell table:style-name="ce0" office:value-type="float" office:value="3.6"/>
          <table:table-cell table:style-name="ce0" office:value-type="float" office:value="8.1"/>
          <table:table-cell table:style-name="ce0" office:value-type="float" office:value="9.0"/>
          <table:table-cell table:style-name="ce0" office:value-type="float" office:value="6.6"/>
          <table:table-cell table:style-name="ce0" office:value-type="float" office:value="9.4"/>
          <table:table-cell table:style-name="ce0" office:value-type="float" office:value="7.7"/>
          <table:table-cell table:style-name="ce0" office:value-type="float" office:value="7.3"/>
          <table:table-cell table:style-name="ce0" office:value-type="float" office:value="7.0"/>
          <table:table-cell table:style-name="ce0" office:value-type="float" office:value="8.1"/>
          <table:table-cell table:style-name="ce0" office:value-type="float" office:value="5.7"/>
          <table:table-cell table:style-name="ce0" office:value-type="float" office:value="8.2"/>
          <table:table-cell table:style-name="ce0" office:value-type="float" office:value="6.5"/>
          <table:table-cell table:style-name="ce0" office:value-type="float" office:value="4.8"/>
          <table:table-cell table:style-name="ce0" office:value-type="float" office:value="6.4"/>
          <table:table-cell table:style-name="ce0" office:value-type="float" office:value="7.4"/>
          <table:table-cell table:style-name="ce0" office:value-type="float" office:value="5.2"/>
          <table:table-cell table:style-name="ce0" office:value-type="float" office:value="3.3"/>
          <table:table-cell table:style-name="ce0" office:value-type="float" office:value="5.9"/>
          <table:table-cell table:style-name="ce0" office:value-type="float" office:value="3.7"/>
          <table:table-cell table:style-name="ce0" office:value-type="float" office:value="7.6"/>
          <table:table-cell table:style-name="ce0" office:value-type="float" office:value="8.7"/>
          <table:table-cell table:style-name="ce0" office:value-type="float" office:value="6.2"/>
          <table:table-cell table:style-name="ce0" office:value-type="float" office:value="10.9"/>
          <table:table-cell table:style-name="ce0" office:value-type="float" office:value="7.0"/>
          <table:table-cell table:style-name="ce0" office:value-type="float" office:value="5.8"/>
          <table:table-cell table:style-name="ce0" office:value-type="float" office:value="5.2"/>
          <table:table-cell table:style-name="ce0" office:value-type="float" office:value="6.2"/>
          <table:table-cell table:style-name="ce0" office:value-type="float" office:value="3.7"/>
          <table:table-cell table:style-name="ce0" office:value-type="float" office:value="5.0"/>
          <table:table-cell table:style-name="ce0" office:value-type="float" office:value="4.6"/>
          <table:table-cell table:style-name="ce0" office:value-type="float" office:value="4.8"/>
          <table:table-cell table:style-name="ce0" office:value-type="float" office:value="4.7"/>
          <table:table-cell table:style-name="ce0" office:value-type="float" office:value="5.8"/>
          <table:table-cell table:style-name="ce0" office:value-type="float" office:value="3.3"/>
          <table:table-cell table:style-name="ce0" office:value-type="float" office:value="5.8"/>
          <table:table-cell table:style-name="ce0" office:value-type="float" office:value="4.2"/>
          <table:table-cell table:style-name="ce0" office:value-type="float" office:value="3.6"/>
          <table:table-cell table:style-name="ce0" office:value-type="float" office:value="5.5"/>
          <table:table-cell table:style-name="ce0" office:value-type="float" office:value="6.5"/>
          <table:table-cell table:style-name="ce0" office:value-type="float" office:value="4.0"/>
          <table:table-cell table:style-name="ce0" office:value-type="float" office:value="4.3"/>
          <table:table-cell table:style-name="ce0" office:value-type="float" office:value="4.9"/>
          <table:table-cell table:style-name="ce0" office:value-type="float" office:value="5.4"/>
          <table:table-cell table:style-name="ce0" office:value-type="float" office:value="6.4"/>
          <table:table-cell table:style-name="ce0" office:value-type="float" office:value="7.6"/>
          <table:table-cell table:style-name="ce0" office:value-type="float" office:value="4.7"/>
          <table:table-cell table:style-name="ce0" office:value-type="float" office:value="4.3"/>
          <table:table-cell table:style-name="ce0" office:value-type="float" office:value="5.8"/>
          <table:table-cell table:style-name="ce0" office:value-type="float" office:value="7.2"/>
          <table:table-cell table:style-name="ce0" office:value-type="float" office:value="5.8"/>
          <table:table-cell table:style-name="ce0" office:value-type="float" office:value="7.1"/>
          <table:table-cell table:style-name="ce0" office:value-type="float" office:value="4.1"/>
          <table:table-cell table:style-name="ce0" office:value-type="float" office:value="1.3"/>
          <table:table-cell table:style-name="ce0" office:value-type="float" office:value="5.3"/>
          <table:table-cell table:style-name="ce0" office:value-type="float" office:value="6.3"/>
          <table:table-cell table:style-name="ce0" office:value-type="float" office:value="6.9"/>
          <table:table-cell table:style-name="ce0" office:value-type="float" office:value="8.1"/>
          <table:table-cell table:style-name="ce0" office:value-type="float" office:value="5.2"/>
          <table:table-cell table:style-name="ce0" office:value-type="float" office:value="6.8"/>
          <table:table-cell table:style-name="ce0" office:value-type="float" office:value="6.3"/>
          <table:table-cell table:style-name="ce0" office:value-type="float" office:value="7.7"/>
          <table:table-cell table:style-name="ce0" office:value-type="float" office:value="5.4"/>
          <table:table-cell table:style-name="ce0" office:value-type="float" office:value="6.5"/>
          <table:table-cell table:style-name="ce0" office:value-type="float" office:value="4.0"/>
          <table:table-cell table:style-name="ce0" office:value-type="float" office:value="7.1"/>
          <table:table-cell table:style-name="ce0" office:value-type="float" office:value="4.8"/>
          <table:table-cell table:style-name="ce0" office:value-type="float" office:value="3.8"/>
          <table:table-cell table:style-name="ce0" office:value-type="float" office:value="4.8"/>
          <table:table-cell table:style-name="ce0" office:value-type="float" office:value="5.9"/>
          <table:table-cell table:style-name="ce0" office:value-type="float" office:value="3.7"/>
          <table:table-cell table:style-name="ce0" office:value-type="float" office:value="9.9"/>
          <table:table-cell table:style-name="ce0" office:value-type="float" office:value="4.3"/>
          <table:table-cell table:style-name="ce0" office:value-type="float" office:value="2.7"/>
          <table:table-cell table:style-name="ce0" office:value-type="float" office:value="5.8"/>
          <table:table-cell table:style-name="ce0" office:value-type="float" office:value="6.9"/>
          <table:table-cell table:style-name="ce0" office:value-type="float" office:value="4.2"/>
          <table:table-cell table:style-name="ce0" office:value-type="float" office:value="5.2"/>
          <table:table-cell table:style-name="ce0" office:value-type="float" office:value="5.2"/>
          <table:table-cell table:style-name="ce0" office:value-type="float" office:value="4.6"/>
          <table:table-cell table:style-name="ce0" office:value-type="float" office:value="4.6"/>
          <table:table-cell table:style-name="ce0" office:value-type="float" office:value="5.9"/>
          <table:table-cell table:style-name="ce0" office:value-type="float" office:value="2.9"/>
          <table:table-cell table:style-name="ce0" office:value-type="float" office:value="2.1"/>
          <table:table-cell table:style-name="ce0" office:value-type="float" office:value="3.9"/>
          <table:table-cell table:style-name="ce0" office:value-type="float" office:value="5.4"/>
          <table:table-cell table:style-name="ce0" office:value-type="float" office:value="4.2"/>
          <table:table-cell table:style-name="ce0" office:value-type="float" office:value="5.5"/>
          <table:table-cell table:style-name="ce0" office:value-type="float" office:value="2.8"/>
          <table:table-cell table:style-name="ce0" office:value-type="float" office:value="1.4"/>
          <table:table-cell table:style-name="ce0" office:value-type="float" office:value="3.5"/>
          <table:table-cell table:style-name="ce0" office:value-type="float" office:value="1.8"/>
          <table:table-cell table:style-name="ce0" office:value-type="float" office:value="5.0"/>
          <table:table-cell table:style-name="ce0" office:value-type="float" office:value="6.1"/>
          <table:table-cell table:style-name="ce0" office:value-type="float" office:value="3.1"/>
          <table:table-cell table:style-name="ce0" office:value-type="float" office:value="2.7"/>
          <table:table-cell table:style-name="ce0" office:value-type="float" office:value="4.2"/>
          <table:table-cell table:style-name="ce0" office:value-type="float" office:value="7.8"/>
          <table:table-cell table:style-name="ce0" office:value-type="float" office:value="3.6"/>
          <table:table-cell table:style-name="ce0" office:value-type="float" office:value="4.4"/>
          <table:table-cell table:style-name="ce0" office:value-type="float" office:value="2.4"/>
          <table:table-cell table:style-name="ce0" office:value-type="float" office:value="5.1"/>
          <table:table-cell table:style-name="ce0" office:value-type="float" office:value="3.0"/>
          <table:table-cell table:style-name="ce0" office:value-type="float" office:value="2.1"/>
          <table:table-cell table:style-name="ce0" office:value-type="float" office:value="3.2"/>
          <table:table-cell table:style-name="ce0" office:value-type="float" office:value="4.0"/>
          <table:table-cell table:style-name="ce0" office:value-type="float" office:value="2.0"/>
          <table:table-cell table:style-name="ce0" office:value-type="float" office:value="7.2"/>
          <table:table-cell table:style-name="ce0" office:value-type="float" office:value="2.6"/>
          <table:table-cell table:style-name="ce0" office:value-type="float" office:value="2.2"/>
          <table:table-cell table:style-name="ce0" office:value-type="float" office:value="3.9"/>
          <table:table-cell table:style-name="ce0" office:value-type="float" office:value="4.7"/>
          <table:table-cell table:style-name="ce0" office:value-type="float" office:value="2.8"/>
          <table:table-cell table:style-name="ce0" office:value-type="float" office:value="2.8"/>
          <table:table-cell table:style-name="ce0" office:value-type="float" office:value="3.2"/>
          <table:table-cell table:style-name="ce0" office:value-type="float" office:value="2.1"/>
        </table:table-row>
        <table:table-row table:style-name="ro1">
          <table:table-cell table:style-name="ce0" office:value-type="string">
            <text:p>Paraíba</text:p>
          </table:table-cell>
          <table:table-cell table:style-name="ce0" office:value-type="float" office:value="8.4"/>
          <table:table-cell table:style-name="ce0" office:value-type="float" office:value="9.0"/>
          <table:table-cell table:style-name="ce0" office:value-type="float" office:value="7.6"/>
          <table:table-cell table:style-name="ce0" office:value-type="float" office:value="9.3"/>
          <table:table-cell table:style-name="ce0" office:value-type="float" office:value="8.1"/>
          <table:table-cell table:style-name="ce0" office:value-type="float" office:value="7.8"/>
          <table:table-cell table:style-name="ce0" office:value-type="float" office:value="7.9"/>
          <table:table-cell table:style-name="ce0" office:value-type="float" office:value="8.6"/>
          <table:table-cell table:style-name="ce0" office:value-type="float" office:value="7.2"/>
          <table:table-cell table:style-name="ce0" office:value-type="float" office:value="9.3"/>
          <table:table-cell table:style-name="ce0" office:value-type="float" office:value="7.6"/>
          <table:table-cell table:style-name="ce0" office:value-type="float" office:value="7.3"/>
          <table:table-cell table:style-name="ce0" office:value-type="float" office:value="8.9"/>
          <table:table-cell table:style-name="ce0" office:value-type="float" office:value="9.4"/>
          <table:table-cell table:style-name="ce0" office:value-type="float" office:value="8.0"/>
          <table:table-cell table:style-name="ce0" office:value-type="float" office:value="9.3"/>
          <table:table-cell table:style-name="ce0" office:value-type="float" office:value="8.6"/>
          <table:table-cell table:style-name="ce0" office:value-type="float" office:value="8.2"/>
          <table:table-cell table:style-name="ce0" office:value-type="float" office:value="5.9"/>
          <table:table-cell table:style-name="ce0" office:value-type="float" office:value="6.0"/>
          <table:table-cell table:style-name="ce0" office:value-type="float" office:value="5.8"/>
          <table:table-cell table:style-name="ce0" office:value-type="float" office:value="6.0"/>
          <table:table-cell table:style-name="ce0" office:value-type="float" office:value="5.9"/>
          <table:table-cell table:style-name="ce0" office:value-type="float" office:value="5.7"/>
          <table:table-cell table:style-name="ce0" office:value-type="float" office:value="5.8"/>
          <table:table-cell table:style-name="ce0" office:value-type="float" office:value="5.9"/>
          <table:table-cell table:style-name="ce0" office:value-type="float" office:value="5.7"/>
          <table:table-cell table:style-name="ce0" office:value-type="float" office:value="6.3"/>
          <table:table-cell table:style-name="ce0" office:value-type="float" office:value="5.8"/>
          <table:table-cell table:style-name="ce0" office:value-type="float" office:value="5.6"/>
          <table:table-cell table:style-name="ce0" office:value-type="float" office:value="6.0"/>
          <table:table-cell table:style-name="ce0" office:value-type="float" office:value="6.1"/>
          <table:table-cell table:style-name="ce0" office:value-type="float" office:value="6.0"/>
          <table:table-cell table:style-name="ce0" office:value-type="float" office:value="5.7"/>
          <table:table-cell table:style-name="ce0" office:value-type="float" office:value="6.0"/>
          <table:table-cell table:style-name="ce0" office:value-type="float" office:value="5.9"/>
          <table:table-cell table:style-name="ce0" office:value-type="float" office:value="8.9"/>
          <table:table-cell table:style-name="ce0" office:value-type="float" office:value="9.0"/>
          <table:table-cell table:style-name="ce0" office:value-type="float" office:value="8.5"/>
          <table:table-cell table:style-name="ce0" office:value-type="float" office:value="9.6"/>
          <table:table-cell table:style-name="ce0" office:value-type="float" office:value="8.8"/>
          <table:table-cell table:style-name="ce0" office:value-type="float" office:value="8.1"/>
          <table:table-cell table:style-name="ce0" office:value-type="float" office:value="8.6"/>
          <table:table-cell table:style-name="ce0" office:value-type="float" office:value="8.8"/>
          <table:table-cell table:style-name="ce0" office:value-type="float" office:value="8.3"/>
          <table:table-cell table:style-name="ce0" office:value-type="float" office:value="9.7"/>
          <table:table-cell table:style-name="ce0" office:value-type="float" office:value="8.5"/>
          <table:table-cell table:style-name="ce0" office:value-type="float" office:value="8.0"/>
          <table:table-cell table:style-name="ce0" office:value-type="float" office:value="9.1"/>
          <table:table-cell table:style-name="ce0" office:value-type="float" office:value="9.2"/>
          <table:table-cell table:style-name="ce0" office:value-type="float" office:value="8.9"/>
          <table:table-cell table:style-name="ce0" office:value-type="float" office:value="9.6"/>
          <table:table-cell table:style-name="ce0" office:value-type="float" office:value="9.1"/>
          <table:table-cell table:style-name="ce0" office:value-type="float" office:value="8.3"/>
          <table:table-cell table:style-name="ce0" office:value-type="float" office:value="11.0"/>
          <table:table-cell table:style-name="ce0" office:value-type="float" office:value="11.5"/>
          <table:table-cell table:style-name="ce0" office:value-type="float" office:value="10.7"/>
          <table:table-cell table:style-name="ce0" office:value-type="float" office:value="11.4"/>
          <table:table-cell table:style-name="ce0" office:value-type="float" office:value="10.8"/>
          <table:table-cell table:style-name="ce0" office:value-type="float" office:value="10.5"/>
          <table:table-cell table:style-name="ce0" office:value-type="float" office:value="10.6"/>
          <table:table-cell table:style-name="ce0" office:value-type="float" office:value="11.0"/>
          <table:table-cell table:style-name="ce0" office:value-type="float" office:value="10.4"/>
          <table:table-cell table:style-name="ce0" office:value-type="float" office:value="11.5"/>
          <table:table-cell table:style-name="ce0" office:value-type="float" office:value="10.4"/>
          <table:table-cell table:style-name="ce0" office:value-type="float" office:value="10.2"/>
          <table:table-cell table:style-name="ce0" office:value-type="float" office:value="11.5"/>
          <table:table-cell table:style-name="ce0" office:value-type="float" office:value="11.9"/>
          <table:table-cell table:style-name="ce0" office:value-type="float" office:value="11.1"/>
          <table:table-cell table:style-name="ce0" office:value-type="float" office:value="11.3"/>
          <table:table-cell table:style-name="ce0" office:value-type="float" office:value="11.3"/>
          <table:table-cell table:style-name="ce0" office:value-type="float" office:value="10.9"/>
          <table:table-cell table:style-name="ce0" office:value-type="float" office:value="10.6"/>
          <table:table-cell table:style-name="ce0" office:value-type="float" office:value="10.9"/>
          <table:table-cell table:style-name="ce0" office:value-type="float" office:value="10.4"/>
          <table:table-cell table:style-name="ce0" office:value-type="float" office:value="10.7"/>
          <table:table-cell table:style-name="ce0" office:value-type="float" office:value="10.4"/>
          <table:table-cell table:style-name="ce0" office:value-type="float" office:value="9.8"/>
          <table:table-cell table:style-name="ce0" office:value-type="float" office:value="10.2"/>
          <table:table-cell table:style-name="ce0" office:value-type="float" office:value="10.5"/>
          <table:table-cell table:style-name="ce0" office:value-type="float" office:value="10.2"/>
          <table:table-cell table:style-name="ce0" office:value-type="float" office:value="10.3"/>
          <table:table-cell table:style-name="ce0" office:value-type="float" office:value="10.1"/>
          <table:table-cell table:style-name="ce0" office:value-type="float" office:value="9.9"/>
          <table:table-cell table:style-name="ce0" office:value-type="float" office:value="10.9"/>
          <table:table-cell table:style-name="ce0" office:value-type="float" office:value="11.2"/>
          <table:table-cell table:style-name="ce0" office:value-type="float" office:value="10.6"/>
          <table:table-cell table:style-name="ce0" office:value-type="float" office:value="11.2"/>
          <table:table-cell table:style-name="ce0" office:value-type="float" office:value="10.8"/>
          <table:table-cell table:style-name="ce0" office:value-type="float" office:value="9.7"/>
          <table:table-cell table:style-name="ce0" office:value-type="float" office:value="11.2"/>
          <table:table-cell table:style-name="ce0" office:value-type="float" office:value="11.7"/>
          <table:table-cell table:style-name="ce0" office:value-type="float" office:value="10.8"/>
          <table:table-cell table:style-name="ce0" office:value-type="float" office:value="11.8"/>
          <table:table-cell table:style-name="ce0" office:value-type="float" office:value="11.0"/>
          <table:table-cell table:style-name="ce0" office:value-type="float" office:value="10.8"/>
          <table:table-cell table:style-name="ce0" office:value-type="float" office:value="10.8"/>
          <table:table-cell table:style-name="ce0" office:value-type="float" office:value="11.3"/>
          <table:table-cell table:style-name="ce0" office:value-type="float" office:value="10.5"/>
          <table:table-cell table:style-name="ce0" office:value-type="float" office:value="12.2"/>
          <table:table-cell table:style-name="ce0" office:value-type="float" office:value="10.5"/>
          <table:table-cell table:style-name="ce0" office:value-type="float" office:value="10.3"/>
          <table:table-cell table:style-name="ce0" office:value-type="float" office:value="11.7"/>
          <table:table-cell table:style-name="ce0" office:value-type="float" office:value="12.2"/>
          <table:table-cell table:style-name="ce0" office:value-type="float" office:value="11.3"/>
          <table:table-cell table:style-name="ce0" office:value-type="float" office:value="11.4"/>
          <table:table-cell table:style-name="ce0" office:value-type="float" office:value="11.5"/>
          <table:table-cell table:style-name="ce0" office:value-type="float" office:value="11.4"/>
          <table:table-cell table:style-name="ce0" office:value-type="float" office:value="8.1"/>
          <table:table-cell table:style-name="ce0" office:value-type="float" office:value="8.9"/>
          <table:table-cell table:style-name="ce0" office:value-type="float" office:value="7.2"/>
          <table:table-cell table:style-name="ce0" office:value-type="float" office:value="9.2"/>
          <table:table-cell table:style-name="ce0" office:value-type="float" office:value="7.8"/>
          <table:table-cell table:style-name="ce0" office:value-type="float" office:value="7.4"/>
          <table:table-cell table:style-name="ce0" office:value-type="float" office:value="7.5"/>
          <table:table-cell table:style-name="ce0" office:value-type="float" office:value="8.4"/>
          <table:table-cell table:style-name="ce0" office:value-type="float" office:value="6.8"/>
          <table:table-cell table:style-name="ce0" office:value-type="float" office:value="9.2"/>
          <table:table-cell table:style-name="ce0" office:value-type="float" office:value="7.2"/>
          <table:table-cell table:style-name="ce0" office:value-type="float" office:value="6.8"/>
          <table:table-cell table:style-name="ce0" office:value-type="float" office:value="8.7"/>
          <table:table-cell table:style-name="ce0" office:value-type="float" office:value="9.4"/>
          <table:table-cell table:style-name="ce0" office:value-type="float" office:value="7.6"/>
          <table:table-cell table:style-name="ce0" office:value-type="float" office:value="9.2"/>
          <table:table-cell table:style-name="ce0" office:value-type="float" office:value="8.4"/>
          <table:table-cell table:style-name="ce0" office:value-type="float" office:value="7.9"/>
          <table:table-cell table:style-name="ce0" office:value-type="float" office:value="8.9"/>
          <table:table-cell table:style-name="ce0" office:value-type="float" office:value="9.7"/>
          <table:table-cell table:style-name="ce0" office:value-type="float" office:value="8.0"/>
          <table:table-cell table:style-name="ce0" office:value-type="float" office:value="10.0"/>
          <table:table-cell table:style-name="ce0" office:value-type="float" office:value="8.5"/>
          <table:table-cell table:style-name="ce0" office:value-type="float" office:value="8.2"/>
          <table:table-cell table:style-name="ce0" office:value-type="float" office:value="8.2"/>
          <table:table-cell table:style-name="ce0" office:value-type="float" office:value="9.1"/>
          <table:table-cell table:style-name="ce0" office:value-type="float" office:value="7.5"/>
          <table:table-cell table:style-name="ce0" office:value-type="float" office:value="9.6"/>
          <table:table-cell table:style-name="ce0" office:value-type="float" office:value="7.8"/>
          <table:table-cell table:style-name="ce0" office:value-type="float" office:value="7.5"/>
          <table:table-cell table:style-name="ce0" office:value-type="float" office:value="9.5"/>
          <table:table-cell table:style-name="ce0" office:value-type="float" office:value="10.3"/>
          <table:table-cell table:style-name="ce0" office:value-type="float" office:value="8.6"/>
          <table:table-cell table:style-name="ce0" office:value-type="float" office:value="10.2"/>
          <table:table-cell table:style-name="ce0" office:value-type="float" office:value="9.2"/>
          <table:table-cell table:style-name="ce0" office:value-type="float" office:value="8.8"/>
          <table:table-cell table:style-name="ce0" office:value-type="float" office:value="11.2"/>
          <table:table-cell table:style-name="ce0" office:value-type="float" office:value="11.9"/>
          <table:table-cell table:style-name="ce0" office:value-type="float" office:value="10.6"/>
          <table:table-cell table:style-name="ce0" office:value-type="float" office:value="13.0"/>
          <table:table-cell table:style-name="ce0" office:value-type="float" office:value="10.9"/>
          <table:table-cell table:style-name="ce0" office:value-type="float" office:value="10.5"/>
          <table:table-cell table:style-name="ce0" office:value-type="float" office:value="10.6"/>
          <table:table-cell table:style-name="ce0" office:value-type="float" office:value="11.3"/>
          <table:table-cell table:style-name="ce0" office:value-type="float" office:value="10.1"/>
          <table:table-cell table:style-name="ce0" office:value-type="float" office:value="13.5"/>
          <table:table-cell table:style-name="ce0" office:value-type="float" office:value="10.2"/>
          <table:table-cell table:style-name="ce0" office:value-type="float" office:value="10.1"/>
          <table:table-cell table:style-name="ce0" office:value-type="float" office:value="11.8"/>
          <table:table-cell table:style-name="ce0" office:value-type="float" office:value="12.5"/>
          <table:table-cell table:style-name="ce0" office:value-type="float" office:value="11.1"/>
          <table:table-cell table:style-name="ce0" office:value-type="float" office:value="12.5"/>
          <table:table-cell table:style-name="ce0" office:value-type="float" office:value="11.5"/>
          <table:table-cell table:style-name="ce0" office:value-type="float" office:value="11.0"/>
          <table:table-cell table:style-name="ce0" office:value-type="float" office:value="10.7"/>
          <table:table-cell table:style-name="ce0" office:value-type="float" office:value="11.5"/>
          <table:table-cell table:style-name="ce0" office:value-type="float" office:value="10.2"/>
          <table:table-cell table:style-name="ce0" office:value-type="float" office:value="11.2"/>
          <table:table-cell table:style-name="ce0" office:value-type="float" office:value="10.4"/>
          <table:table-cell table:style-name="ce0" office:value-type="float" office:value="9.8"/>
          <table:table-cell table:style-name="ce0" office:value-type="float" office:value="10.1"/>
          <table:table-cell table:style-name="ce0" office:value-type="float" office:value="11.0"/>
          <table:table-cell table:style-name="ce0" office:value-type="float" office:value="9.6"/>
          <table:table-cell table:style-name="ce0" office:value-type="float" office:value="10.7"/>
          <table:table-cell table:style-name="ce0" office:value-type="float" office:value="9.7"/>
          <table:table-cell table:style-name="ce0" office:value-type="float" office:value="8.9"/>
          <table:table-cell table:style-name="ce0" office:value-type="float" office:value="11.3"/>
          <table:table-cell table:style-name="ce0" office:value-type="float" office:value="12.1"/>
          <table:table-cell table:style-name="ce0" office:value-type="float" office:value="10.9"/>
          <table:table-cell table:style-name="ce0" office:value-type="float" office:value="11.6"/>
          <table:table-cell table:style-name="ce0" office:value-type="float" office:value="11.0"/>
          <table:table-cell table:style-name="ce0" office:value-type="float" office:value="10.6"/>
          <table:table-cell table:style-name="ce0" office:value-type="float" office:value="10.0"/>
          <table:table-cell table:style-name="ce0" office:value-type="float" office:value="10.8"/>
          <table:table-cell table:style-name="ce0" office:value-type="float" office:value="9.2"/>
          <table:table-cell table:style-name="ce0" office:value-type="float" office:value="10.9"/>
          <table:table-cell table:style-name="ce0" office:value-type="float" office:value="9.6"/>
          <table:table-cell table:style-name="ce0" office:value-type="float" office:value="8.9"/>
          <table:table-cell table:style-name="ce0" office:value-type="float" office:value="9.3"/>
          <table:table-cell table:style-name="ce0" office:value-type="float" office:value="10.2"/>
          <table:table-cell table:style-name="ce0" office:value-type="float" office:value="8.8"/>
          <table:table-cell table:style-name="ce0" office:value-type="float" office:value="9.1"/>
          <table:table-cell table:style-name="ce0" office:value-type="float" office:value="8.9"/>
          <table:table-cell table:style-name="ce0" office:value-type="float" office:value="8.1"/>
          <table:table-cell table:style-name="ce0" office:value-type="float" office:value="10.6"/>
          <table:table-cell table:style-name="ce0" office:value-type="float" office:value="11.3"/>
          <table:table-cell table:style-name="ce0" office:value-type="float" office:value="9.8"/>
          <table:table-cell table:style-name="ce0" office:value-type="float" office:value="12.2"/>
          <table:table-cell table:style-name="ce0" office:value-type="float" office:value="10.3"/>
          <table:table-cell table:style-name="ce0" office:value-type="float" office:value="9.9"/>
          <table:table-cell table:style-name="ce0" office:value-type="float" office:value="8.9"/>
          <table:table-cell table:style-name="ce0" office:value-type="float" office:value="9.8"/>
          <table:table-cell table:style-name="ce0" office:value-type="float" office:value="8.2"/>
          <table:table-cell table:style-name="ce0" office:value-type="float" office:value="10.5"/>
          <table:table-cell table:style-name="ce0" office:value-type="float" office:value="8.5"/>
          <table:table-cell table:style-name="ce0" office:value-type="float" office:value="8.0"/>
          <table:table-cell table:style-name="ce0" office:value-type="float" office:value="8.1"/>
          <table:table-cell table:style-name="ce0" office:value-type="float" office:value="9.1"/>
          <table:table-cell table:style-name="ce0" office:value-type="float" office:value="7.6"/>
          <table:table-cell table:style-name="ce0" office:value-type="float" office:value="11.0"/>
          <table:table-cell table:style-name="ce0" office:value-type="float" office:value="7.7"/>
          <table:table-cell table:style-name="ce0" office:value-type="float" office:value="7.4"/>
          <table:table-cell table:style-name="ce0" office:value-type="float" office:value="9.6"/>
          <table:table-cell table:style-name="ce0" office:value-type="float" office:value="10.5"/>
          <table:table-cell table:style-name="ce0" office:value-type="float" office:value="8.9"/>
          <table:table-cell table:style-name="ce0" office:value-type="float" office:value="10.2"/>
          <table:table-cell table:style-name="ce0" office:value-type="float" office:value="9.2"/>
          <table:table-cell table:style-name="ce0" office:value-type="float" office:value="8.5"/>
          <table:table-cell table:style-name="ce0" office:value-type="float" office:value="7.7"/>
          <table:table-cell table:style-name="ce0" office:value-type="float" office:value="8.6"/>
          <table:table-cell table:style-name="ce0" office:value-type="float" office:value="7.1"/>
          <table:table-cell table:style-name="ce0" office:value-type="float" office:value="7.6"/>
          <table:table-cell table:style-name="ce0" office:value-type="float" office:value="7.3"/>
          <table:table-cell table:style-name="ce0" office:value-type="float" office:value="7.4"/>
          <table:table-cell table:style-name="ce0" office:value-type="float" office:value="6.8"/>
          <table:table-cell table:style-name="ce0" office:value-type="float" office:value="7.7"/>
          <table:table-cell table:style-name="ce0" office:value-type="float" office:value="6.5"/>
          <table:table-cell table:style-name="ce0" office:value-type="float" office:value="5.4"/>
          <table:table-cell table:style-name="ce0" office:value-type="float" office:value="6.4"/>
          <table:table-cell table:style-name="ce0" office:value-type="float" office:value="6.6"/>
          <table:table-cell table:style-name="ce0" office:value-type="float" office:value="8.5"/>
          <table:table-cell table:style-name="ce0" office:value-type="float" office:value="9.4"/>
          <table:table-cell table:style-name="ce0" office:value-type="float" office:value="7.8"/>
          <table:table-cell table:style-name="ce0" office:value-type="float" office:value="8.5"/>
          <table:table-cell table:style-name="ce0" office:value-type="float" office:value="8.1"/>
          <table:table-cell table:style-name="ce0" office:value-type="float" office:value="7.9"/>
          <table:table-cell table:style-name="ce0" office:value-type="float" office:value="7.1"/>
          <table:table-cell table:style-name="ce0" office:value-type="float" office:value="8.1"/>
          <table:table-cell table:style-name="ce0" office:value-type="float" office:value="6.2"/>
          <table:table-cell table:style-name="ce0" office:value-type="float" office:value="9.1"/>
          <table:table-cell table:style-name="ce0" office:value-type="float" office:value="6.6"/>
          <table:table-cell table:style-name="ce0" office:value-type="float" office:value="6.1"/>
          <table:table-cell table:style-name="ce0" office:value-type="float" office:value="6.3"/>
          <table:table-cell table:style-name="ce0" office:value-type="float" office:value="7.3"/>
          <table:table-cell table:style-name="ce0" office:value-type="float" office:value="5.5"/>
          <table:table-cell table:style-name="ce0" office:value-type="float" office:value="9.2"/>
          <table:table-cell table:style-name="ce0" office:value-type="float" office:value="5.8"/>
          <table:table-cell table:style-name="ce0" office:value-type="float" office:value="5.1"/>
          <table:table-cell table:style-name="ce0" office:value-type="float" office:value="7.8"/>
          <table:table-cell table:style-name="ce0" office:value-type="float" office:value="8.8"/>
          <table:table-cell table:style-name="ce0" office:value-type="float" office:value="6.9"/>
          <table:table-cell table:style-name="ce0" office:value-type="float" office:value="9.1"/>
          <table:table-cell table:style-name="ce0" office:value-type="float" office:value="7.3"/>
          <table:table-cell table:style-name="ce0" office:value-type="float" office:value="6.8"/>
          <table:table-cell table:style-name="ce0" office:value-type="float" office:value="6.8"/>
          <table:table-cell table:style-name="ce0" office:value-type="float" office:value="7.8"/>
          <table:table-cell table:style-name="ce0" office:value-type="float" office:value="5.7"/>
          <table:table-cell table:style-name="ce0" office:value-type="float" office:value="8.6"/>
          <table:table-cell table:style-name="ce0" office:value-type="float" office:value="6.3"/>
          <table:table-cell table:style-name="ce0" office:value-type="float" office:value="5.9"/>
          <table:table-cell table:style-name="ce0" office:value-type="float" office:value="6.1"/>
          <table:table-cell table:style-name="ce0" office:value-type="float" office:value="7.1"/>
          <table:table-cell table:style-name="ce0" office:value-type="float" office:value="5.1"/>
          <table:table-cell table:style-name="ce0" office:value-type="float" office:value="8.0"/>
          <table:table-cell table:style-name="ce0" office:value-type="float" office:value="5.6"/>
          <table:table-cell table:style-name="ce0" office:value-type="float" office:value="5.1"/>
          <table:table-cell table:style-name="ce0" office:value-type="float" office:value="7.4"/>
          <table:table-cell table:style-name="ce0" office:value-type="float" office:value="8.4"/>
          <table:table-cell table:style-name="ce0" office:value-type="float" office:value="6.3"/>
          <table:table-cell table:style-name="ce0" office:value-type="float" office:value="9.2"/>
          <table:table-cell table:style-name="ce0" office:value-type="float" office:value="6.9"/>
          <table:table-cell table:style-name="ce0" office:value-type="float" office:value="6.7"/>
          <table:table-cell table:style-name="ce0" office:value-type="float" office:value="6.5"/>
          <table:table-cell table:style-name="ce0" office:value-type="float" office:value="7.6"/>
          <table:table-cell table:style-name="ce0" office:value-type="float" office:value="5.1"/>
          <table:table-cell table:style-name="ce0" office:value-type="float" office:value="4.9"/>
          <table:table-cell table:style-name="ce0" office:value-type="float" office:value="5.9"/>
          <table:table-cell table:style-name="ce0" office:value-type="float" office:value="6.0"/>
          <table:table-cell table:style-name="ce0" office:value-type="float" office:value="5.7"/>
          <table:table-cell table:style-name="ce0" office:value-type="float" office:value="7.0"/>
          <table:table-cell table:style-name="ce0" office:value-type="float" office:value="4.7"/>
          <table:table-cell table:style-name="ce0" office:value-type="float" office:value="5.8"/>
          <table:table-cell table:style-name="ce0" office:value-type="float" office:value="5.1"/>
          <table:table-cell table:style-name="ce0" office:value-type="float" office:value="5.2"/>
          <table:table-cell table:style-name="ce0" office:value-type="float" office:value="7.1"/>
          <table:table-cell table:style-name="ce0" office:value-type="float" office:value="8.1"/>
          <table:table-cell table:style-name="ce0" office:value-type="float" office:value="5.5"/>
          <table:table-cell table:style-name="ce0" office:value-type="float" office:value="4.1"/>
          <table:table-cell table:style-name="ce0" office:value-type="float" office:value="6.6"/>
          <table:table-cell table:style-name="ce0" office:value-type="float" office:value="6.5"/>
          <table:table-cell table:style-name="ce0" office:value-type="float" office:value="4.7"/>
          <table:table-cell table:style-name="ce0" office:value-type="float" office:value="5.8"/>
          <table:table-cell table:style-name="ce0" office:value-type="float" office:value="3.2"/>
          <table:table-cell table:style-name="ce0" office:value-type="float" office:value="5.4"/>
          <table:table-cell table:style-name="ce0" office:value-type="float" office:value="4.1"/>
          <table:table-cell table:style-name="ce0" office:value-type="float" office:value="2.6"/>
          <table:table-cell table:style-name="ce0" office:value-type="float" office:value="4.2"/>
          <table:table-cell table:style-name="ce0" office:value-type="float" office:value="5.2"/>
          <table:table-cell table:style-name="ce0" office:value-type="float" office:value="3.0"/>
          <table:table-cell table:style-name="ce0" office:value-type="float" office:value="7.0"/>
          <table:table-cell table:style-name="ce0" office:value-type="float" office:value="3.7"/>
          <table:table-cell table:style-name="ce0" office:value-type="float" office:value="2.6"/>
          <table:table-cell table:style-name="ce0" office:value-type="float" office:value="5.0"/>
          <table:table-cell table:style-name="ce0" office:value-type="float" office:value="6.1"/>
          <table:table-cell table:style-name="ce0" office:value-type="float" office:value="3.4"/>
          <table:table-cell table:style-name="ce0" office:value-type="float" office:value="4.3"/>
          <table:table-cell table:style-name="ce0" office:value-type="float" office:value="4.4"/>
          <table:table-cell table:style-name="ce0" office:value-type="float" office:value="2.5"/>
          <table:table-cell table:style-name="ce0" office:value-type="float" office:value="5.8"/>
          <table:table-cell table:style-name="ce0" office:value-type="float" office:value="7.1"/>
          <table:table-cell table:style-name="ce0" office:value-type="float" office:value="4.1"/>
          <table:table-cell table:style-name="ce0" office:value-type="float" office:value="7.9"/>
          <table:table-cell table:style-name="ce0" office:value-type="float" office:value="5.2"/>
          <table:table-cell table:style-name="ce0" office:value-type="float" office:value="4.1"/>
          <table:table-cell table:style-name="ce0" office:value-type="float" office:value="5.2"/>
          <table:table-cell table:style-name="ce0" office:value-type="float" office:value="6.4"/>
          <table:table-cell table:style-name="ce0" office:value-type="float" office:value="4.0"/>
          <table:table-cell table:style-name="ce0" office:value-type="float" office:value="7.3"/>
          <table:table-cell table:style-name="ce0" office:value-type="float" office:value="4.7"/>
          <table:table-cell table:style-name="ce0" office:value-type="float" office:value="4.3"/>
          <table:table-cell table:style-name="ce0" office:value-type="float" office:value="6.3"/>
          <table:table-cell table:style-name="ce0" office:value-type="float" office:value="7.5"/>
          <table:table-cell table:style-name="ce0" office:value-type="float" office:value="4.2"/>
          <table:table-cell table:style-name="ce0" office:value-type="float" office:value="8.4"/>
          <table:table-cell table:style-name="ce0" office:value-type="float" office:value="5.6"/>
          <table:table-cell table:style-name="ce0" office:value-type="float" office:value="3.9"/>
          <table:table-cell table:style-name="ce0" office:value-type="float" office:value="4.9"/>
          <table:table-cell table:style-name="ce0" office:value-type="float" office:value="6.2"/>
          <table:table-cell table:style-name="ce0" office:value-type="float" office:value="3.4"/>
          <table:table-cell table:style-name="ce0" office:value-type="float" office:value="7.1"/>
          <table:table-cell table:style-name="ce0" office:value-type="float" office:value="4.3"/>
          <table:table-cell table:style-name="ce0" office:value-type="float" office:value="2.0"/>
          <table:table-cell table:style-name="ce0" office:value-type="float" office:value="4.5"/>
          <table:table-cell table:style-name="ce0" office:value-type="float" office:value="5.7"/>
          <table:table-cell table:style-name="ce0" office:value-type="float" office:value="3.1"/>
          <table:table-cell table:style-name="ce0" office:value-type="float" office:value="7.4"/>
          <table:table-cell table:style-name="ce0" office:value-type="float" office:value="3.9"/>
          <table:table-cell table:style-name="ce0" office:value-type="float" office:value="1.7"/>
          <table:table-cell table:style-name="ce0" office:value-type="float" office:value="5.3"/>
          <table:table-cell table:style-name="ce0" office:value-type="float" office:value="6.5"/>
          <table:table-cell table:style-name="ce0" office:value-type="float" office:value="3.6"/>
          <table:table-cell table:style-name="ce0" office:value-type="float" office:value="6.8"/>
          <table:table-cell table:style-name="ce0" office:value-type="float" office:value="4.6"/>
          <table:table-cell table:style-name="ce0" office:value-type="float" office:value="2.3"/>
          <table:table-cell table:style-name="ce0" office:value-type="float" office:value="4.1"/>
          <table:table-cell table:style-name="ce0" office:value-type="float" office:value="5.3"/>
          <table:table-cell table:style-name="ce0" office:value-type="float" office:value="2.7"/>
          <table:table-cell table:style-name="ce0" office:value-type="float" office:value="3.8"/>
          <table:table-cell table:style-name="ce0" office:value-type="float" office:value="3.4"/>
          <table:table-cell table:style-name="ce0" office:value-type="float" office:value="2.0"/>
          <table:table-cell table:style-name="ce0" office:value-type="float" office:value="3.5"/>
          <table:table-cell table:style-name="ce0" office:value-type="float" office:value="4.5"/>
          <table:table-cell table:style-name="ce0" office:value-type="float" office:value="2.4"/>
          <table:table-cell table:style-name="ce0" office:value-type="float" office:value="7.2"/>
          <table:table-cell table:style-name="ce0" office:value-type="float" office:value="3.1"/>
          <table:table-cell table:style-name="ce0" office:value-type="float" office:value="2.2"/>
          <table:table-cell table:style-name="ce0" office:value-type="float" office:value="4.5"/>
          <table:table-cell table:style-name="ce0" office:value-type="float" office:value="5.8"/>
          <table:table-cell table:style-name="ce0" office:value-type="float" office:value="2.9"/>
          <table:table-cell table:style-name="ce0" office:value-type="float" office:value="0.4"/>
          <table:table-cell table:style-name="ce0" office:value-type="float" office:value="3.7"/>
          <table:table-cell table:style-name="ce0" office:value-type="float" office:value="1.9"/>
          <table:table-cell table:style-name="ce0" office:value-type="float" office:value="3.3"/>
          <table:table-cell table:style-name="ce0" office:value-type="float" office:value="4.2"/>
          <table:table-cell table:style-name="ce0" office:value-type="float" office:value="2.1"/>
          <table:table-cell table:style-name="ce0" office:value-type="float" office:value="1.3"/>
          <table:table-cell table:style-name="ce0" office:value-type="float" office:value="2.7"/>
          <table:table-cell table:style-name="ce0" office:value-type="float" office:value="1.7"/>
          <table:table-cell table:style-name="ce0" office:value-type="float" office:value="2.8"/>
          <table:table-cell table:style-name="ce0" office:value-type="float" office:value="3.7"/>
          <table:table-cell table:style-name="ce0" office:value-type="float" office:value="1.7"/>
          <table:table-cell table:style-name="ce0" office:value-type="float" office:value="2.0"/>
          <table:table-cell table:style-name="ce0" office:value-type="float" office:value="2.3"/>
          <table:table-cell table:style-name="ce0" office:value-type="float" office:value="1.4"/>
          <table:table-cell table:style-name="ce0" office:value-type="float" office:value="3.6"/>
          <table:table-cell table:style-name="ce0" office:value-type="float" office:value="4.4"/>
          <table:table-cell table:style-name="ce0" office:value-type="float" office:value="2.4"/>
          <table:table-cell table:style-name="ce0" office:value-type="float" office:value="1.2"/>
          <table:table-cell table:style-name="ce0" office:value-type="float" office:value="2.9"/>
          <table:table-cell table:style-name="ce0" office:value-type="float" office:value="1.9"/>
        </table:table-row>
        <table:table-row table:style-name="ro1">
          <table:table-cell table:style-name="ce0" office:value-type="string">
            <text:p>Pernambuco</text:p>
          </table:table-cell>
          <table:table-cell table:style-name="ce0" office:value-type="float" office:value="8.7"/>
          <table:table-cell table:style-name="ce0" office:value-type="float" office:value="9.4"/>
          <table:table-cell table:style-name="ce0" office:value-type="float" office:value="8.3"/>
          <table:table-cell table:style-name="ce0" office:value-type="float" office:value="9.6"/>
          <table:table-cell table:style-name="ce0" office:value-type="float" office:value="8.4"/>
          <table:table-cell table:style-name="ce0" office:value-type="float" office:value="7.9"/>
          <table:table-cell table:style-name="ce0" office:value-type="float" office:value="8.4"/>
          <table:table-cell table:style-name="ce0" office:value-type="float" office:value="9.0"/>
          <table:table-cell table:style-name="ce0" office:value-type="float" office:value="8.0"/>
          <table:table-cell table:style-name="ce0" office:value-type="float" office:value="9.3"/>
          <table:table-cell table:style-name="ce0" office:value-type="float" office:value="8.1"/>
          <table:table-cell table:style-name="ce0" office:value-type="float" office:value="7.3"/>
          <table:table-cell table:style-name="ce0" office:value-type="float" office:value="9.1"/>
          <table:table-cell table:style-name="ce0" office:value-type="float" office:value="9.7"/>
          <table:table-cell table:style-name="ce0" office:value-type="float" office:value="8.6"/>
          <table:table-cell table:style-name="ce0" office:value-type="float" office:value="9.8"/>
          <table:table-cell table:style-name="ce0" office:value-type="float" office:value="8.8"/>
          <table:table-cell table:style-name="ce0" office:value-type="float" office:value="8.5"/>
          <table:table-cell table:style-name="ce0" office:value-type="float" office:value="5.8"/>
          <table:table-cell table:style-name="ce0" office:value-type="float" office:value="5.9"/>
          <table:table-cell table:style-name="ce0" office:value-type="float" office:value="5.8"/>
          <table:table-cell table:style-name="ce0" office:value-type="float" office:value="5.6"/>
          <table:table-cell table:style-name="ce0" office:value-type="float" office:value="5.8"/>
          <table:table-cell table:style-name="ce0" office:value-type="float" office:value="5.6"/>
          <table:table-cell table:style-name="ce0" office:value-type="float" office:value="5.7"/>
          <table:table-cell table:style-name="ce0" office:value-type="float" office:value="5.8"/>
          <table:table-cell table:style-name="ce0" office:value-type="float" office:value="5.7"/>
          <table:table-cell table:style-name="ce0" office:value-type="float" office:value="5.4"/>
          <table:table-cell table:style-name="ce0" office:value-type="float" office:value="5.7"/>
          <table:table-cell table:style-name="ce0" office:value-type="float" office:value="5.4"/>
          <table:table-cell table:style-name="ce0" office:value-type="float" office:value="5.9"/>
          <table:table-cell table:style-name="ce0" office:value-type="float" office:value="5.9"/>
          <table:table-cell table:style-name="ce0" office:value-type="float" office:value="5.8"/>
          <table:table-cell table:style-name="ce0" office:value-type="float" office:value="5.8"/>
          <table:table-cell table:style-name="ce0" office:value-type="float" office:value="5.9"/>
          <table:table-cell table:style-name="ce0" office:value-type="float" office:value="5.8"/>
          <table:table-cell table:style-name="ce0" office:value-type="float" office:value="8.9"/>
          <table:table-cell table:style-name="ce0" office:value-type="float" office:value="9.0"/>
          <table:table-cell table:style-name="ce0" office:value-type="float" office:value="8.8"/>
          <table:table-cell table:style-name="ce0" office:value-type="float" office:value="8.0"/>
          <table:table-cell table:style-name="ce0" office:value-type="float" office:value="8.8"/>
          <table:table-cell table:style-name="ce0" office:value-type="float" office:value="8.4"/>
          <table:table-cell table:style-name="ce0" office:value-type="float" office:value="8.6"/>
          <table:table-cell table:style-name="ce0" office:value-type="float" office:value="8.8"/>
          <table:table-cell table:style-name="ce0" office:value-type="float" office:value="8.6"/>
          <table:table-cell table:style-name="ce0" office:value-type="float" office:value="7.8"/>
          <table:table-cell table:style-name="ce0" office:value-type="float" office:value="8.5"/>
          <table:table-cell table:style-name="ce0" office:value-type="float" office:value="8.0"/>
          <table:table-cell table:style-name="ce0" office:value-type="float" office:value="9.1"/>
          <table:table-cell table:style-name="ce0" office:value-type="float" office:value="9.2"/>
          <table:table-cell table:style-name="ce0" office:value-type="float" office:value="9.0"/>
          <table:table-cell table:style-name="ce0" office:value-type="float" office:value="8.2"/>
          <table:table-cell table:style-name="ce0" office:value-type="float" office:value="9.0"/>
          <table:table-cell table:style-name="ce0" office:value-type="float" office:value="8.8"/>
          <table:table-cell table:style-name="ce0" office:value-type="float" office:value="11.1"/>
          <table:table-cell table:style-name="ce0" office:value-type="float" office:value="11.5"/>
          <table:table-cell table:style-name="ce0" office:value-type="float" office:value="10.9"/>
          <table:table-cell table:style-name="ce0" office:value-type="float" office:value="12.0"/>
          <table:table-cell table:style-name="ce0" office:value-type="float" office:value="10.9"/>
          <table:table-cell table:style-name="ce0" office:value-type="float" office:value="10.6"/>
          <table:table-cell table:style-name="ce0" office:value-type="float" office:value="10.7"/>
          <table:table-cell table:style-name="ce0" office:value-type="float" office:value="11.1"/>
          <table:table-cell table:style-name="ce0" office:value-type="float" office:value="10.5"/>
          <table:table-cell table:style-name="ce0" office:value-type="float" office:value="11.7"/>
          <table:table-cell table:style-name="ce0" office:value-type="float" office:value="10.5"/>
          <table:table-cell table:style-name="ce0" office:value-type="float" office:value="10.0"/>
          <table:table-cell table:style-name="ce0" office:value-type="float" office:value="11.5"/>
          <table:table-cell table:style-name="ce0" office:value-type="float" office:value="11.9"/>
          <table:table-cell table:style-name="ce0" office:value-type="float" office:value="11.4"/>
          <table:table-cell table:style-name="ce0" office:value-type="float" office:value="12.1"/>
          <table:table-cell table:style-name="ce0" office:value-type="float" office:value="11.3"/>
          <table:table-cell table:style-name="ce0" office:value-type="float" office:value="11.2"/>
          <table:table-cell table:style-name="ce0" office:value-type="float" office:value="10.7"/>
          <table:table-cell table:style-name="ce0" office:value-type="float" office:value="11.0"/>
          <table:table-cell table:style-name="ce0" office:value-type="float" office:value="10.5"/>
          <table:table-cell table:style-name="ce0" office:value-type="float" office:value="11.4"/>
          <table:table-cell table:style-name="ce0" office:value-type="float" office:value="10.6"/>
          <table:table-cell table:style-name="ce0" office:value-type="float" office:value="10.1"/>
          <table:table-cell table:style-name="ce0" office:value-type="float" office:value="10.4"/>
          <table:table-cell table:style-name="ce0" office:value-type="float" office:value="10.7"/>
          <table:table-cell table:style-name="ce0" office:value-type="float" office:value="10.2"/>
          <table:table-cell table:style-name="ce0" office:value-type="float" office:value="10.3"/>
          <table:table-cell table:style-name="ce0" office:value-type="float" office:value="10.3"/>
          <table:table-cell table:style-name="ce0" office:value-type="float" office:value="9.7"/>
          <table:table-cell table:style-name="ce0" office:value-type="float" office:value="11.1"/>
          <table:table-cell table:style-name="ce0" office:value-type="float" office:value="11.2"/>
          <table:table-cell table:style-name="ce0" office:value-type="float" office:value="10.9"/>
          <table:table-cell table:style-name="ce0" office:value-type="float" office:value="12.0"/>
          <table:table-cell table:style-name="ce0" office:value-type="float" office:value="11.0"/>
          <table:table-cell table:style-name="ce0" office:value-type="float" office:value="10.6"/>
          <table:table-cell table:style-name="ce0" office:value-type="float" office:value="11.2"/>
          <table:table-cell table:style-name="ce0" office:value-type="float" office:value="11.7"/>
          <table:table-cell table:style-name="ce0" office:value-type="float" office:value="11.1"/>
          <table:table-cell table:style-name="ce0" office:value-type="float" office:value="12.2"/>
          <table:table-cell table:style-name="ce0" office:value-type="float" office:value="11.0"/>
          <table:table-cell table:style-name="ce0" office:value-type="float" office:value="10.7"/>
          <table:table-cell table:style-name="ce0" office:value-type="float" office:value="10.8"/>
          <table:table-cell table:style-name="ce0" office:value-type="float" office:value="11.3"/>
          <table:table-cell table:style-name="ce0" office:value-type="float" office:value="10.7"/>
          <table:table-cell table:style-name="ce0" office:value-type="float" office:value="12.3"/>
          <table:table-cell table:style-name="ce0" office:value-type="float" office:value="10.6"/>
          <table:table-cell table:style-name="ce0" office:value-type="float" office:value="10.1"/>
          <table:table-cell table:style-name="ce0" office:value-type="float" office:value="11.7"/>
          <table:table-cell table:style-name="ce0" office:value-type="float" office:value="12.1"/>
          <table:table-cell table:style-name="ce0" office:value-type="float" office:value="11.6"/>
          <table:table-cell table:style-name="ce0" office:value-type="float" office:value="12.2"/>
          <table:table-cell table:style-name="ce0" office:value-type="float" office:value="11.4"/>
          <table:table-cell table:style-name="ce0" office:value-type="float" office:value="11.4"/>
          <table:table-cell table:style-name="ce0" office:value-type="float" office:value="8.6"/>
          <table:table-cell table:style-name="ce0" office:value-type="float" office:value="9.4"/>
          <table:table-cell table:style-name="ce0" office:value-type="float" office:value="8.0"/>
          <table:table-cell table:style-name="ce0" office:value-type="float" office:value="9.5"/>
          <table:table-cell table:style-name="ce0" office:value-type="float" office:value="8.2"/>
          <table:table-cell table:style-name="ce0" office:value-type="float" office:value="7.6"/>
          <table:table-cell table:style-name="ce0" office:value-type="float" office:value="8.2"/>
          <table:table-cell table:style-name="ce0" office:value-type="float" office:value="9.0"/>
          <table:table-cell table:style-name="ce0" office:value-type="float" office:value="7.7"/>
          <table:table-cell table:style-name="ce0" office:value-type="float" office:value="9.3"/>
          <table:table-cell table:style-name="ce0" office:value-type="float" office:value="7.8"/>
          <table:table-cell table:style-name="ce0" office:value-type="float" office:value="6.9"/>
          <table:table-cell table:style-name="ce0" office:value-type="float" office:value="9.0"/>
          <table:table-cell table:style-name="ce0" office:value-type="float" office:value="9.7"/>
          <table:table-cell table:style-name="ce0" office:value-type="float" office:value="8.4"/>
          <table:table-cell table:style-name="ce0" office:value-type="float" office:value="9.6"/>
          <table:table-cell table:style-name="ce0" office:value-type="float" office:value="8.6"/>
          <table:table-cell table:style-name="ce0" office:value-type="float" office:value="8.2"/>
          <table:table-cell table:style-name="ce0" office:value-type="float" office:value="9.2"/>
          <table:table-cell table:style-name="ce0" office:value-type="float" office:value="10.0"/>
          <table:table-cell table:style-name="ce0" office:value-type="float" office:value="8.8"/>
          <table:table-cell table:style-name="ce0" office:value-type="float" office:value="10.0"/>
          <table:table-cell table:style-name="ce0" office:value-type="float" office:value="8.8"/>
          <table:table-cell table:style-name="ce0" office:value-type="float" office:value="8.3"/>
          <table:table-cell table:style-name="ce0" office:value-type="float" office:value="8.7"/>
          <table:table-cell table:style-name="ce0" office:value-type="float" office:value="9.5"/>
          <table:table-cell table:style-name="ce0" office:value-type="float" office:value="8.3"/>
          <table:table-cell table:style-name="ce0" office:value-type="float" office:value="9.8"/>
          <table:table-cell table:style-name="ce0" office:value-type="float" office:value="8.3"/>
          <table:table-cell table:style-name="ce0" office:value-type="float" office:value="7.4"/>
          <table:table-cell table:style-name="ce0" office:value-type="float" office:value="9.7"/>
          <table:table-cell table:style-name="ce0" office:value-type="float" office:value="10.5"/>
          <table:table-cell table:style-name="ce0" office:value-type="float" office:value="9.2"/>
          <table:table-cell table:style-name="ce0" office:value-type="float" office:value="10.1"/>
          <table:table-cell table:style-name="ce0" office:value-type="float" office:value="9.3"/>
          <table:table-cell table:style-name="ce0" office:value-type="float" office:value="9.2"/>
          <table:table-cell table:style-name="ce0" office:value-type="float" office:value="11.1"/>
          <table:table-cell table:style-name="ce0" office:value-type="float" office:value="11.8"/>
          <table:table-cell table:style-name="ce0" office:value-type="float" office:value="10.8"/>
          <table:table-cell table:style-name="ce0" office:value-type="float" office:value="11.8"/>
          <table:table-cell table:style-name="ce0" office:value-type="float" office:value="10.8"/>
          <table:table-cell table:style-name="ce0" office:value-type="float" office:value="10.4"/>
          <table:table-cell table:style-name="ce0" office:value-type="float" office:value="10.6"/>
          <table:table-cell table:style-name="ce0" office:value-type="float" office:value="11.3"/>
          <table:table-cell table:style-name="ce0" office:value-type="float" office:value="10.3"/>
          <table:table-cell table:style-name="ce0" office:value-type="float" office:value="11.4"/>
          <table:table-cell table:style-name="ce0" office:value-type="float" office:value="10.3"/>
          <table:table-cell table:style-name="ce0" office:value-type="float" office:value="9.7"/>
          <table:table-cell table:style-name="ce0" office:value-type="float" office:value="11.6"/>
          <table:table-cell table:style-name="ce0" office:value-type="float" office:value="12.3"/>
          <table:table-cell table:style-name="ce0" office:value-type="float" office:value="11.4"/>
          <table:table-cell table:style-name="ce0" office:value-type="float" office:value="12.2"/>
          <table:table-cell table:style-name="ce0" office:value-type="float" office:value="11.3"/>
          <table:table-cell table:style-name="ce0" office:value-type="float" office:value="11.1"/>
          <table:table-cell table:style-name="ce0" office:value-type="float" office:value="10.7"/>
          <table:table-cell table:style-name="ce0" office:value-type="float" office:value="11.5"/>
          <table:table-cell table:style-name="ce0" office:value-type="float" office:value="10.5"/>
          <table:table-cell table:style-name="ce0" office:value-type="float" office:value="10.5"/>
          <table:table-cell table:style-name="ce0" office:value-type="float" office:value="10.3"/>
          <table:table-cell table:style-name="ce0" office:value-type="float" office:value="10.4"/>
          <table:table-cell table:style-name="ce0" office:value-type="float" office:value="10.1"/>
          <table:table-cell table:style-name="ce0" office:value-type="float" office:value="10.9"/>
          <table:table-cell table:style-name="ce0" office:value-type="float" office:value="10.0"/>
          <table:table-cell table:style-name="ce0" office:value-type="float" office:value="9.1"/>
          <table:table-cell table:style-name="ce0" office:value-type="float" office:value="9.7"/>
          <table:table-cell table:style-name="ce0" office:value-type="float" office:value="9.5"/>
          <table:table-cell table:style-name="ce0" office:value-type="float" office:value="11.3"/>
          <table:table-cell table:style-name="ce0" office:value-type="float" office:value="12.0"/>
          <table:table-cell table:style-name="ce0" office:value-type="float" office:value="11.1"/>
          <table:table-cell table:style-name="ce0" office:value-type="float" office:value="11.2"/>
          <table:table-cell table:style-name="ce0" office:value-type="float" office:value="10.9"/>
          <table:table-cell table:style-name="ce0" office:value-type="float" office:value="11.4"/>
          <table:table-cell table:style-name="ce0" office:value-type="float" office:value="10.1"/>
          <table:table-cell table:style-name="ce0" office:value-type="float" office:value="10.9"/>
          <table:table-cell table:style-name="ce0" office:value-type="float" office:value="9.9"/>
          <table:table-cell table:style-name="ce0" office:value-type="float" office:value="11.2"/>
          <table:table-cell table:style-name="ce0" office:value-type="float" office:value="9.8"/>
          <table:table-cell table:style-name="ce0" office:value-type="float" office:value="9.2"/>
          <table:table-cell table:style-name="ce0" office:value-type="float" office:value="9.5"/>
          <table:table-cell table:style-name="ce0" office:value-type="float" office:value="10.2"/>
          <table:table-cell table:style-name="ce0" office:value-type="float" office:value="9.2"/>
          <table:table-cell table:style-name="ce0" office:value-type="float" office:value="11.3"/>
          <table:table-cell table:style-name="ce0" office:value-type="float" office:value="9.1"/>
          <table:table-cell table:style-name="ce0" office:value-type="float" office:value="7.9"/>
          <table:table-cell table:style-name="ce0" office:value-type="float" office:value="10.7"/>
          <table:table-cell table:style-name="ce0" office:value-type="float" office:value="11.4"/>
          <table:table-cell table:style-name="ce0" office:value-type="float" office:value="10.6"/>
          <table:table-cell table:style-name="ce0" office:value-type="float" office:value="11.1"/>
          <table:table-cell table:style-name="ce0" office:value-type="float" office:value="10.3"/>
          <table:table-cell table:style-name="ce0" office:value-type="float" office:value="10.5"/>
          <table:table-cell table:style-name="ce0" office:value-type="float" office:value="9.4"/>
          <table:table-cell table:style-name="ce0" office:value-type="float" office:value="10.2"/>
          <table:table-cell table:style-name="ce0" office:value-type="float" office:value="9.0"/>
          <table:table-cell table:style-name="ce0" office:value-type="float" office:value="10.4"/>
          <table:table-cell table:style-name="ce0" office:value-type="float" office:value="9.0"/>
          <table:table-cell table:style-name="ce0" office:value-type="float" office:value="8.1"/>
          <table:table-cell table:style-name="ce0" office:value-type="float" office:value="8.7"/>
          <table:table-cell table:style-name="ce0" office:value-type="float" office:value="9.6"/>
          <table:table-cell table:style-name="ce0" office:value-type="float" office:value="8.5"/>
          <table:table-cell table:style-name="ce0" office:value-type="float" office:value="9.9"/>
          <table:table-cell table:style-name="ce0" office:value-type="float" office:value="8.4"/>
          <table:table-cell table:style-name="ce0" office:value-type="float" office:value="7.2"/>
          <table:table-cell table:style-name="ce0" office:value-type="float" office:value="10.0"/>
          <table:table-cell table:style-name="ce0" office:value-type="float" office:value="10.8"/>
          <table:table-cell table:style-name="ce0" office:value-type="float" office:value="9.6"/>
          <table:table-cell table:style-name="ce0" office:value-type="float" office:value="10.7"/>
          <table:table-cell table:style-name="ce0" office:value-type="float" office:value="9.5"/>
          <table:table-cell table:style-name="ce0" office:value-type="float" office:value="8.9"/>
          <table:table-cell table:style-name="ce0" office:value-type="float" office:value="8.5"/>
          <table:table-cell table:style-name="ce0" office:value-type="float" office:value="9.3"/>
          <table:table-cell table:style-name="ce0" office:value-type="float" office:value="8.0"/>
          <table:table-cell table:style-name="ce0" office:value-type="float" office:value="8.2"/>
          <table:table-cell table:style-name="ce0" office:value-type="float" office:value="8.0"/>
          <table:table-cell table:style-name="ce0" office:value-type="float" office:value="7.4"/>
          <table:table-cell table:style-name="ce0" office:value-type="float" office:value="7.8"/>
          <table:table-cell table:style-name="ce0" office:value-type="float" office:value="8.7"/>
          <table:table-cell table:style-name="ce0" office:value-type="float" office:value="7.4"/>
          <table:table-cell table:style-name="ce0" office:value-type="float" office:value="8.6"/>
          <table:table-cell table:style-name="ce0" office:value-type="float" office:value="7.4"/>
          <table:table-cell table:style-name="ce0" office:value-type="float" office:value="6.2"/>
          <table:table-cell table:style-name="ce0" office:value-type="float" office:value="9.0"/>
          <table:table-cell table:style-name="ce0" office:value-type="float" office:value="9.9"/>
          <table:table-cell table:style-name="ce0" office:value-type="float" office:value="8.6"/>
          <table:table-cell table:style-name="ce0" office:value-type="float" office:value="8.1"/>
          <table:table-cell table:style-name="ce0" office:value-type="float" office:value="8.6"/>
          <table:table-cell table:style-name="ce0" office:value-type="float" office:value="8.5"/>
          <table:table-cell table:style-name="ce0" office:value-type="float" office:value="7.9"/>
          <table:table-cell table:style-name="ce0" office:value-type="float" office:value="8.8"/>
          <table:table-cell table:style-name="ce0" office:value-type="float" office:value="7.4"/>
          <table:table-cell table:style-name="ce0" office:value-type="float" office:value="8.7"/>
          <table:table-cell table:style-name="ce0" office:value-type="float" office:value="7.4"/>
          <table:table-cell table:style-name="ce0" office:value-type="float" office:value="6.8"/>
          <table:table-cell table:style-name="ce0" office:value-type="float" office:value="7.3"/>
          <table:table-cell table:style-name="ce0" office:value-type="float" office:value="8.2"/>
          <table:table-cell table:style-name="ce0" office:value-type="float" office:value="7.0"/>
          <table:table-cell table:style-name="ce0" office:value-type="float" office:value="8.6"/>
          <table:table-cell table:style-name="ce0" office:value-type="float" office:value="6.9"/>
          <table:table-cell table:style-name="ce0" office:value-type="float" office:value="5.8"/>
          <table:table-cell table:style-name="ce0" office:value-type="float" office:value="8.4"/>
          <table:table-cell table:style-name="ce0" office:value-type="float" office:value="9.2"/>
          <table:table-cell table:style-name="ce0" office:value-type="float" office:value="7.9"/>
          <table:table-cell table:style-name="ce0" office:value-type="float" office:value="8.8"/>
          <table:table-cell table:style-name="ce0" office:value-type="float" office:value="7.9"/>
          <table:table-cell table:style-name="ce0" office:value-type="float" office:value="7.8"/>
          <table:table-cell table:style-name="ce0" office:value-type="float" office:value="7.4"/>
          <table:table-cell table:style-name="ce0" office:value-type="float" office:value="8.4"/>
          <table:table-cell table:style-name="ce0" office:value-type="float" office:value="6.7"/>
          <table:table-cell table:style-name="ce0" office:value-type="float" office:value="8.3"/>
          <table:table-cell table:style-name="ce0" office:value-type="float" office:value="6.8"/>
          <table:table-cell table:style-name="ce0" office:value-type="float" office:value="6.1"/>
          <table:table-cell table:style-name="ce0" office:value-type="float" office:value="6.9"/>
          <table:table-cell table:style-name="ce0" office:value-type="float" office:value="7.9"/>
          <table:table-cell table:style-name="ce0" office:value-type="float" office:value="6.4"/>
          <table:table-cell table:style-name="ce0" office:value-type="float" office:value="8.2"/>
          <table:table-cell table:style-name="ce0" office:value-type="float" office:value="6.4"/>
          <table:table-cell table:style-name="ce0" office:value-type="float" office:value="5.5"/>
          <table:table-cell table:style-name="ce0" office:value-type="float" office:value="7.8"/>
          <table:table-cell table:style-name="ce0" office:value-type="float" office:value="8.9"/>
          <table:table-cell table:style-name="ce0" office:value-type="float" office:value="7.0"/>
          <table:table-cell table:style-name="ce0" office:value-type="float" office:value="8.3"/>
          <table:table-cell table:style-name="ce0" office:value-type="float" office:value="7.2"/>
          <table:table-cell table:style-name="ce0" office:value-type="float" office:value="6.7"/>
          <table:table-cell table:style-name="ce0" office:value-type="float" office:value="6.9"/>
          <table:table-cell table:style-name="ce0" office:value-type="float" office:value="8.2"/>
          <table:table-cell table:style-name="ce0" office:value-type="float" office:value="5.9"/>
          <table:table-cell table:style-name="ce0" office:value-type="float" office:value="8.0"/>
          <table:table-cell table:style-name="ce0" office:value-type="float" office:value="6.2"/>
          <table:table-cell table:style-name="ce0" office:value-type="float" office:value="5.2"/>
          <table:table-cell table:style-name="ce0" office:value-type="float" office:value="6.5"/>
          <table:table-cell table:style-name="ce0" office:value-type="float" office:value="7.9"/>
          <table:table-cell table:style-name="ce0" office:value-type="float" office:value="5.6"/>
          <table:table-cell table:style-name="ce0" office:value-type="float" office:value="9.1"/>
          <table:table-cell table:style-name="ce0" office:value-type="float" office:value="5.9"/>
          <table:table-cell table:style-name="ce0" office:value-type="float" office:value="4.8"/>
          <table:table-cell table:style-name="ce0" office:value-type="float" office:value="7.1"/>
          <table:table-cell table:style-name="ce0" office:value-type="float" office:value="8.4"/>
          <table:table-cell table:style-name="ce0" office:value-type="float" office:value="6.3"/>
          <table:table-cell table:style-name="ce0" office:value-type="float" office:value="7.1"/>
          <table:table-cell table:style-name="ce0" office:value-type="float" office:value="6.5"/>
          <table:table-cell table:style-name="ce0" office:value-type="float" office:value="5.5"/>
          <table:table-cell table:style-name="ce0" office:value-type="float" office:value="5.4"/>
          <table:table-cell table:style-name="ce0" office:value-type="float" office:value="6.6"/>
          <table:table-cell table:style-name="ce0" office:value-type="float" office:value="4.2"/>
          <table:table-cell table:style-name="ce0" office:value-type="float" office:value="6.5"/>
          <table:table-cell table:style-name="ce0" office:value-type="float" office:value="4.7"/>
          <table:table-cell table:style-name="ce0" office:value-type="float" office:value="3.4"/>
          <table:table-cell table:style-name="ce0" office:value-type="float" office:value="5.2"/>
          <table:table-cell table:style-name="ce0" office:value-type="float" office:value="6.4"/>
          <table:table-cell table:style-name="ce0" office:value-type="float" office:value="4.1"/>
          <table:table-cell table:style-name="ce0" office:value-type="float" office:value="5.9"/>
          <table:table-cell table:style-name="ce0" office:value-type="float" office:value="4.5"/>
          <table:table-cell table:style-name="ce0" office:value-type="float" office:value="3.5"/>
          <table:table-cell table:style-name="ce0" office:value-type="float" office:value="5.6"/>
          <table:table-cell table:style-name="ce0" office:value-type="float" office:value="6.7"/>
          <table:table-cell table:style-name="ce0" office:value-type="float" office:value="4.2"/>
          <table:table-cell table:style-name="ce0" office:value-type="float" office:value="6.9"/>
          <table:table-cell table:style-name="ce0" office:value-type="float" office:value="4.9"/>
          <table:table-cell table:style-name="ce0" office:value-type="float" office:value="3.3"/>
          <table:table-cell table:style-name="ce0" office:value-type="float" office:value="6.4"/>
          <table:table-cell table:style-name="ce0" office:value-type="float" office:value="7.7"/>
          <table:table-cell table:style-name="ce0" office:value-type="float" office:value="5.2"/>
          <table:table-cell table:style-name="ce0" office:value-type="float" office:value="7.9"/>
          <table:table-cell table:style-name="ce0" office:value-type="float" office:value="5.8"/>
          <table:table-cell table:style-name="ce0" office:value-type="float" office:value="4.5"/>
          <table:table-cell table:style-name="ce0" office:value-type="float" office:value="6.1"/>
          <table:table-cell table:style-name="ce0" office:value-type="float" office:value="7.4"/>
          <table:table-cell table:style-name="ce0" office:value-type="float" office:value="5.2"/>
          <table:table-cell table:style-name="ce0" office:value-type="float" office:value="7.4"/>
          <table:table-cell table:style-name="ce0" office:value-type="float" office:value="5.5"/>
          <table:table-cell table:style-name="ce0" office:value-type="float" office:value="4.2"/>
          <table:table-cell table:style-name="ce0" office:value-type="float" office:value="6.6"/>
          <table:table-cell table:style-name="ce0" office:value-type="float" office:value="7.9"/>
          <table:table-cell table:style-name="ce0" office:value-type="float" office:value="5.3"/>
          <table:table-cell table:style-name="ce0" office:value-type="float" office:value="8.1"/>
          <table:table-cell table:style-name="ce0" office:value-type="float" office:value="6.0"/>
          <table:table-cell table:style-name="ce0" office:value-type="float" office:value="4.7"/>
          <table:table-cell table:style-name="ce0" office:value-type="float" office:value="5.6"/>
          <table:table-cell table:style-name="ce0" office:value-type="float" office:value="6.9"/>
          <table:table-cell table:style-name="ce0" office:value-type="float" office:value="4.3"/>
          <table:table-cell table:style-name="ce0" office:value-type="float" office:value="5.5"/>
          <table:table-cell table:style-name="ce0" office:value-type="float" office:value="4.8"/>
          <table:table-cell table:style-name="ce0" office:value-type="float" office:value="3.4"/>
          <table:table-cell table:style-name="ce0" office:value-type="float" office:value="5.3"/>
          <table:table-cell table:style-name="ce0" office:value-type="float" office:value="6.8"/>
          <table:table-cell table:style-name="ce0" office:value-type="float" office:value="4.2"/>
          <table:table-cell table:style-name="ce0" office:value-type="float" office:value="5.7"/>
          <table:table-cell table:style-name="ce0" office:value-type="float" office:value="4.6"/>
          <table:table-cell table:style-name="ce0" office:value-type="float" office:value="3.3"/>
          <table:table-cell table:style-name="ce0" office:value-type="float" office:value="5.8"/>
          <table:table-cell table:style-name="ce0" office:value-type="float" office:value="7.0"/>
          <table:table-cell table:style-name="ce0" office:value-type="float" office:value="4.3"/>
          <table:table-cell table:style-name="ce0" office:value-type="float" office:value="5.4"/>
          <table:table-cell table:style-name="ce0" office:value-type="float" office:value="5.0"/>
          <table:table-cell table:style-name="ce0" office:value-type="float" office:value="3.5"/>
          <table:table-cell table:style-name="ce0" office:value-type="float" office:value="4.8"/>
          <table:table-cell table:style-name="ce0" office:value-type="float" office:value="6.1"/>
          <table:table-cell table:style-name="ce0" office:value-type="float" office:value="3.3"/>
          <table:table-cell table:style-name="ce0" office:value-type="float" office:value="4.2"/>
          <table:table-cell table:style-name="ce0" office:value-type="float" office:value="4.0"/>
          <table:table-cell table:style-name="ce0" office:value-type="float" office:value="2.7"/>
          <table:table-cell table:style-name="ce0" office:value-type="float" office:value="4.5"/>
          <table:table-cell table:style-name="ce0" office:value-type="float" office:value="5.8"/>
          <table:table-cell table:style-name="ce0" office:value-type="float" office:value="3.2"/>
          <table:table-cell table:style-name="ce0" office:value-type="float" office:value="6.4"/>
          <table:table-cell table:style-name="ce0" office:value-type="float" office:value="3.9"/>
          <table:table-cell table:style-name="ce0" office:value-type="float" office:value="3.0"/>
          <table:table-cell table:style-name="ce0" office:value-type="float" office:value="5.0"/>
          <table:table-cell table:style-name="ce0" office:value-type="float" office:value="6.3"/>
          <table:table-cell table:style-name="ce0" office:value-type="float" office:value="3.5"/>
          <table:table-cell table:style-name="ce0" office:value-type="float" office:value="2.9"/>
          <table:table-cell table:style-name="ce0" office:value-type="float" office:value="4.1"/>
          <table:table-cell table:style-name="ce0" office:value-type="float" office:value="2.5"/>
          <table:table-cell table:style-name="ce0" office:value-type="float" office:value="4.1"/>
          <table:table-cell table:style-name="ce0" office:value-type="float" office:value="5.3"/>
          <table:table-cell table:style-name="ce0" office:value-type="float" office:value="2.7"/>
          <table:table-cell table:style-name="ce0" office:value-type="float" office:value="7.2"/>
          <table:table-cell table:style-name="ce0" office:value-type="float" office:value="3.2"/>
          <table:table-cell table:style-name="ce0" office:value-type="float" office:value="2.4"/>
          <table:table-cell table:style-name="ce0" office:value-type="float" office:value="3.9"/>
          <table:table-cell table:style-name="ce0" office:value-type="float" office:value="5.0"/>
          <table:table-cell table:style-name="ce0" office:value-type="float" office:value="2.8"/>
          <table:table-cell table:style-name="ce0" office:value-type="float" office:value="1.7"/>
          <table:table-cell table:style-name="ce0" office:value-type="float" office:value="3.1"/>
          <table:table-cell table:style-name="ce0" office:value-type="float" office:value="3.0"/>
          <table:table-cell table:style-name="ce0" office:value-type="float" office:value="4.2"/>
          <table:table-cell table:style-name="ce0" office:value-type="float" office:value="5.4"/>
          <table:table-cell table:style-name="ce0" office:value-type="float" office:value="2.6"/>
          <table:table-cell table:style-name="ce0" office:value-type="float" office:value="9.7"/>
          <table:table-cell table:style-name="ce0" office:value-type="float" office:value="3.3"/>
          <table:table-cell table:style-name="ce0" office:value-type="float" office:value="2.0"/>
        </table:table-row>
        <table:table-row table:style-name="ro1">
          <table:table-cell table:style-name="ce0" office:value-type="string">
            <text:p>Alagoas</text:p>
          </table:table-cell>
          <table:table-cell table:style-name="ce0" office:value-type="float" office:value="8.2"/>
          <table:table-cell table:style-name="ce0" office:value-type="float" office:value="8.9"/>
          <table:table-cell table:style-name="ce0" office:value-type="float" office:value="7.5"/>
          <table:table-cell table:style-name="ce0" office:value-type="float" office:value="8.4"/>
          <table:table-cell table:style-name="ce0" office:value-type="float" office:value="8.0"/>
          <table:table-cell table:style-name="ce0" office:value-type="float" office:value="7.7"/>
          <table:table-cell table:style-name="ce0" office:value-type="float" office:value="7.8"/>
          <table:table-cell table:style-name="ce0" office:value-type="float" office:value="8.6"/>
          <table:table-cell table:style-name="ce0" office:value-type="float" office:value="7.2"/>
          <table:table-cell table:style-name="ce0" office:value-type="float" office:value="7.7"/>
          <table:table-cell table:style-name="ce0" office:value-type="float" office:value="7.6"/>
          <table:table-cell table:style-name="ce0" office:value-type="float" office:value="7.3"/>
          <table:table-cell table:style-name="ce0" office:value-type="float" office:value="8.6"/>
          <table:table-cell table:style-name="ce0" office:value-type="float" office:value="9.3"/>
          <table:table-cell table:style-name="ce0" office:value-type="float" office:value="7.7"/>
          <table:table-cell table:style-name="ce0" office:value-type="float" office:value="8.8"/>
          <table:table-cell table:style-name="ce0" office:value-type="float" office:value="8.4"/>
          <table:table-cell table:style-name="ce0" office:value-type="float" office:value="8.1"/>
          <table:table-cell table:style-name="ce0" office:value-type="float" office:value="5.8"/>
          <table:table-cell table:style-name="ce0" office:value-type="float" office:value="5.9"/>
          <table:table-cell table:style-name="ce0" office:value-type="float" office:value="5.6"/>
          <table:table-cell table:style-name="ce0" office:value-type="float" office:value="5.8"/>
          <table:table-cell table:style-name="ce0" office:value-type="float" office:value="5.8"/>
          <table:table-cell table:style-name="ce0" office:value-type="float" office:value="6.0"/>
          <table:table-cell table:style-name="ce0" office:value-type="float" office:value="5.7"/>
          <table:table-cell table:style-name="ce0" office:value-type="float" office:value="5.8"/>
          <table:table-cell table:style-name="ce0" office:value-type="float" office:value="5.6"/>
          <table:table-cell table:style-name="ce0" office:value-type="float" office:value="6.2"/>
          <table:table-cell table:style-name="ce0" office:value-type="float" office:value="5.7"/>
          <table:table-cell table:style-name="ce0" office:value-type="float" office:value="5.8"/>
          <table:table-cell table:style-name="ce0" office:value-type="float" office:value="5.9"/>
          <table:table-cell table:style-name="ce0" office:value-type="float" office:value="5.9"/>
          <table:table-cell table:style-name="ce0" office:value-type="float" office:value="5.7"/>
          <table:table-cell table:style-name="ce0" office:value-type="float" office:value="5.6"/>
          <table:table-cell table:style-name="ce0" office:value-type="float" office:value="5.9"/>
          <table:table-cell table:style-name="ce0" office:value-type="float" office:value="6.1"/>
          <table:table-cell table:style-name="ce0" office:value-type="float" office:value="8.7"/>
          <table:table-cell table:style-name="ce0" office:value-type="float" office:value="8.9"/>
          <table:table-cell table:style-name="ce0" office:value-type="float" office:value="8.5"/>
          <table:table-cell table:style-name="ce0" office:value-type="float" office:value="9.4"/>
          <table:table-cell table:style-name="ce0" office:value-type="float" office:value="8.7"/>
          <table:table-cell table:style-name="ce0" office:value-type="float" office:value="8.8"/>
          <table:table-cell table:style-name="ce0" office:value-type="float" office:value="8.5"/>
          <table:table-cell table:style-name="ce0" office:value-type="float" office:value="8.6"/>
          <table:table-cell table:style-name="ce0" office:value-type="float" office:value="8.3"/>
          <table:table-cell table:style-name="ce0" office:value-type="float" office:value="9.0"/>
          <table:table-cell table:style-name="ce0" office:value-type="float" office:value="8.5"/>
          <table:table-cell table:style-name="ce0" office:value-type="float" office:value="8.5"/>
          <table:table-cell table:style-name="ce0" office:value-type="float" office:value="8.9"/>
          <table:table-cell table:style-name="ce0" office:value-type="float" office:value="9.1"/>
          <table:table-cell table:style-name="ce0" office:value-type="float" office:value="8.7"/>
          <table:table-cell table:style-name="ce0" office:value-type="float" office:value="9.9"/>
          <table:table-cell table:style-name="ce0" office:value-type="float" office:value="8.9"/>
          <table:table-cell table:style-name="ce0" office:value-type="float" office:value="9.1"/>
          <table:table-cell table:style-name="ce0" office:value-type="float" office:value="10.7"/>
          <table:table-cell table:style-name="ce0" office:value-type="float" office:value="11.1"/>
          <table:table-cell table:style-name="ce0" office:value-type="float" office:value="10.2"/>
          <table:table-cell table:style-name="ce0" office:value-type="float" office:value="10.8"/>
          <table:table-cell table:style-name="ce0" office:value-type="float" office:value="10.5"/>
          <table:table-cell table:style-name="ce0" office:value-type="float" office:value="10.7"/>
          <table:table-cell table:style-name="ce0" office:value-type="float" office:value="10.2"/>
          <table:table-cell table:style-name="ce0" office:value-type="float" office:value="10.7"/>
          <table:table-cell table:style-name="ce0" office:value-type="float" office:value="9.9"/>
          <table:table-cell table:style-name="ce0" office:value-type="float" office:value="9.9"/>
          <table:table-cell table:style-name="ce0" office:value-type="float" office:value="10.1"/>
          <table:table-cell table:style-name="ce0" office:value-type="float" office:value="10.1"/>
          <table:table-cell table:style-name="ce0" office:value-type="float" office:value="11.1"/>
          <table:table-cell table:style-name="ce0" office:value-type="float" office:value="11.5"/>
          <table:table-cell table:style-name="ce0" office:value-type="float" office:value="10.6"/>
          <table:table-cell table:style-name="ce0" office:value-type="float" office:value="11.2"/>
          <table:table-cell table:style-name="ce0" office:value-type="float" office:value="10.9"/>
          <table:table-cell table:style-name="ce0" office:value-type="float" office:value="11.2"/>
          <table:table-cell table:style-name="ce0" office:value-type="float" office:value="10.4"/>
          <table:table-cell table:style-name="ce0" office:value-type="float" office:value="10.7"/>
          <table:table-cell table:style-name="ce0" office:value-type="float" office:value="10.0"/>
          <table:table-cell table:style-name="ce0" office:value-type="float" office:value="10.4"/>
          <table:table-cell table:style-name="ce0" office:value-type="float" office:value="10.3"/>
          <table:table-cell table:style-name="ce0" office:value-type="float" office:value="10.6"/>
          <table:table-cell table:style-name="ce0" office:value-type="float" office:value="10.0"/>
          <table:table-cell table:style-name="ce0" office:value-type="float" office:value="10.3"/>
          <table:table-cell table:style-name="ce0" office:value-type="float" office:value="9.7"/>
          <table:table-cell table:style-name="ce0" office:value-type="float" office:value="10.5"/>
          <table:table-cell table:style-name="ce0" office:value-type="float" office:value="10.0"/>
          <table:table-cell table:style-name="ce0" office:value-type="float" office:value="10.0"/>
          <table:table-cell table:style-name="ce0" office:value-type="float" office:value="10.7"/>
          <table:table-cell table:style-name="ce0" office:value-type="float" office:value="11.0"/>
          <table:table-cell table:style-name="ce0" office:value-type="float" office:value="10.4"/>
          <table:table-cell table:style-name="ce0" office:value-type="float" office:value="10.3"/>
          <table:table-cell table:style-name="ce0" office:value-type="float" office:value="10.6"/>
          <table:table-cell table:style-name="ce0" office:value-type="float" office:value="11.0"/>
          <table:table-cell table:style-name="ce0" office:value-type="float" office:value="10.8"/>
          <table:table-cell table:style-name="ce0" office:value-type="float" office:value="11.3"/>
          <table:table-cell table:style-name="ce0" office:value-type="float" office:value="10.3"/>
          <table:table-cell table:style-name="ce0" office:value-type="float" office:value="11.0"/>
          <table:table-cell table:style-name="ce0" office:value-type="float" office:value="10.6"/>
          <table:table-cell table:style-name="ce0" office:value-type="float" office:value="10.7"/>
          <table:table-cell table:style-name="ce0" office:value-type="float" office:value="10.3"/>
          <table:table-cell table:style-name="ce0" office:value-type="float" office:value="10.8"/>
          <table:table-cell table:style-name="ce0" office:value-type="float" office:value="10.0"/>
          <table:table-cell table:style-name="ce0" office:value-type="float" office:value="9.5"/>
          <table:table-cell table:style-name="ce0" office:value-type="float" office:value="10.1"/>
          <table:table-cell table:style-name="ce0" office:value-type="float" office:value="10.2"/>
          <table:table-cell table:style-name="ce0" office:value-type="float" office:value="11.2"/>
          <table:table-cell table:style-name="ce0" office:value-type="float" office:value="11.8"/>
          <table:table-cell table:style-name="ce0" office:value-type="float" office:value="10.7"/>
          <table:table-cell table:style-name="ce0" office:value-type="float" office:value="11.6"/>
          <table:table-cell table:style-name="ce0" office:value-type="float" office:value="11.0"/>
          <table:table-cell table:style-name="ce0" office:value-type="float" office:value="11.2"/>
          <table:table-cell table:style-name="ce0" office:value-type="float" office:value="8.0"/>
          <table:table-cell table:style-name="ce0" office:value-type="float" office:value="8.9"/>
          <table:table-cell table:style-name="ce0" office:value-type="float" office:value="7.0"/>
          <table:table-cell table:style-name="ce0" office:value-type="float" office:value="8.1"/>
          <table:table-cell table:style-name="ce0" office:value-type="float" office:value="7.7"/>
          <table:table-cell table:style-name="ce0" office:value-type="float" office:value="7.2"/>
          <table:table-cell table:style-name="ce0" office:value-type="float" office:value="7.5"/>
          <table:table-cell table:style-name="ce0" office:value-type="float" office:value="8.5"/>
          <table:table-cell table:style-name="ce0" office:value-type="float" office:value="6.8"/>
          <table:table-cell table:style-name="ce0" office:value-type="float" office:value="7.3"/>
          <table:table-cell table:style-name="ce0" office:value-type="float" office:value="7.2"/>
          <table:table-cell table:style-name="ce0" office:value-type="float" office:value="6.8"/>
          <table:table-cell table:style-name="ce0" office:value-type="float" office:value="8.3"/>
          <table:table-cell table:style-name="ce0" office:value-type="float" office:value="9.2"/>
          <table:table-cell table:style-name="ce0" office:value-type="float" office:value="7.3"/>
          <table:table-cell table:style-name="ce0" office:value-type="float" office:value="8.5"/>
          <table:table-cell table:style-name="ce0" office:value-type="float" office:value="8.1"/>
          <table:table-cell table:style-name="ce0" office:value-type="float" office:value="7.5"/>
          <table:table-cell table:style-name="ce0" office:value-type="float" office:value="8.6"/>
          <table:table-cell table:style-name="ce0" office:value-type="float" office:value="9.5"/>
          <table:table-cell table:style-name="ce0" office:value-type="float" office:value="7.7"/>
          <table:table-cell table:style-name="ce0" office:value-type="float" office:value="8.3"/>
          <table:table-cell table:style-name="ce0" office:value-type="float" office:value="8.3"/>
          <table:table-cell table:style-name="ce0" office:value-type="float" office:value="7.8"/>
          <table:table-cell table:style-name="ce0" office:value-type="float" office:value="8.0"/>
          <table:table-cell table:style-name="ce0" office:value-type="float" office:value="9.0"/>
          <table:table-cell table:style-name="ce0" office:value-type="float" office:value="7.4"/>
          <table:table-cell table:style-name="ce0" office:value-type="float" office:value="7.5"/>
          <table:table-cell table:style-name="ce0" office:value-type="float" office:value="7.7"/>
          <table:table-cell table:style-name="ce0" office:value-type="float" office:value="7.3"/>
          <table:table-cell table:style-name="ce0" office:value-type="float" office:value="9.0"/>
          <table:table-cell table:style-name="ce0" office:value-type="float" office:value="9.9"/>
          <table:table-cell table:style-name="ce0" office:value-type="float" office:value="8.1"/>
          <table:table-cell table:style-name="ce0" office:value-type="float" office:value="8.8"/>
          <table:table-cell table:style-name="ce0" office:value-type="float" office:value="8.8"/>
          <table:table-cell table:style-name="ce0" office:value-type="float" office:value="8.2"/>
          <table:table-cell table:style-name="ce0" office:value-type="float" office:value="10.7"/>
          <table:table-cell table:style-name="ce0" office:value-type="float" office:value="11.4"/>
          <table:table-cell table:style-name="ce0" office:value-type="float" office:value="10.4"/>
          <table:table-cell table:style-name="ce0" office:value-type="float" office:value="9.4"/>
          <table:table-cell table:style-name="ce0" office:value-type="float" office:value="10.5"/>
          <table:table-cell table:style-name="ce0" office:value-type="float" office:value="10.2"/>
          <table:table-cell table:style-name="ce0" office:value-type="float" office:value="10.2"/>
          <table:table-cell table:style-name="ce0" office:value-type="float" office:value="10.9"/>
          <table:table-cell table:style-name="ce0" office:value-type="float" office:value="9.9"/>
          <table:table-cell table:style-name="ce0" office:value-type="float" office:value="11.0"/>
          <table:table-cell table:style-name="ce0" office:value-type="float" office:value="9.9"/>
          <table:table-cell table:style-name="ce0" office:value-type="float" office:value="9.8"/>
          <table:table-cell table:style-name="ce0" office:value-type="float" office:value="11.2"/>
          <table:table-cell table:style-name="ce0" office:value-type="float" office:value="12.0"/>
          <table:table-cell table:style-name="ce0" office:value-type="float" office:value="11.0"/>
          <table:table-cell table:style-name="ce0" office:value-type="float" office:value="8.8"/>
          <table:table-cell table:style-name="ce0" office:value-type="float" office:value="11.0"/>
          <table:table-cell table:style-name="ce0" office:value-type="float" office:value="10.7"/>
          <table:table-cell table:style-name="ce0" office:value-type="float" office:value="10.3"/>
          <table:table-cell table:style-name="ce0" office:value-type="float" office:value="11.2"/>
          <table:table-cell table:style-name="ce0" office:value-type="float" office:value="9.6"/>
          <table:table-cell table:style-name="ce0" office:value-type="float" office:value="9.3"/>
          <table:table-cell table:style-name="ce0" office:value-type="float" office:value="10.0"/>
          <table:table-cell table:style-name="ce0" office:value-type="float" office:value="10.0"/>
          <table:table-cell table:style-name="ce0" office:value-type="float" office:value="9.7"/>
          <table:table-cell table:style-name="ce0" office:value-type="float" office:value="10.7"/>
          <table:table-cell table:style-name="ce0" office:value-type="float" office:value="9.0"/>
          <table:table-cell table:style-name="ce0" office:value-type="float" office:value="7.6"/>
          <table:table-cell table:style-name="ce0" office:value-type="float" office:value="9.4"/>
          <table:table-cell table:style-name="ce0" office:value-type="float" office:value="9.3"/>
          <table:table-cell table:style-name="ce0" office:value-type="float" office:value="10.8"/>
          <table:table-cell table:style-name="ce0" office:value-type="float" office:value="11.6"/>
          <table:table-cell table:style-name="ce0" office:value-type="float" office:value="10.4"/>
          <table:table-cell table:style-name="ce0" office:value-type="float" office:value="10.2"/>
          <table:table-cell table:style-name="ce0" office:value-type="float" office:value="10.6"/>
          <table:table-cell table:style-name="ce0" office:value-type="float" office:value="10.6"/>
          <table:table-cell table:style-name="ce0" office:value-type="float" office:value="9.5"/>
          <table:table-cell table:style-name="ce0" office:value-type="float" office:value="10.4"/>
          <table:table-cell table:style-name="ce0" office:value-type="float" office:value="9.0"/>
          <table:table-cell table:style-name="ce0" office:value-type="float" office:value="9.6"/>
          <table:table-cell table:style-name="ce0" office:value-type="float" office:value="9.2"/>
          <table:table-cell table:style-name="ce0" office:value-type="float" office:value="8.9"/>
          <table:table-cell table:style-name="ce0" office:value-type="float" office:value="8.8"/>
          <table:table-cell table:style-name="ce0" office:value-type="float" office:value="9.9"/>
          <table:table-cell table:style-name="ce0" office:value-type="float" office:value="8.4"/>
          <table:table-cell table:style-name="ce0" office:value-type="float" office:value="9.7"/>
          <table:table-cell table:style-name="ce0" office:value-type="float" office:value="8.5"/>
          <table:table-cell table:style-name="ce0" office:value-type="float" office:value="7.8"/>
          <table:table-cell table:style-name="ce0" office:value-type="float" office:value="10.1"/>
          <table:table-cell table:style-name="ce0" office:value-type="float" office:value="10.9"/>
          <table:table-cell table:style-name="ce0" office:value-type="float" office:value="9.7"/>
          <table:table-cell table:style-name="ce0" office:value-type="float" office:value="9.5"/>
          <table:table-cell table:style-name="ce0" office:value-type="float" office:value="9.8"/>
          <table:table-cell table:style-name="ce0" office:value-type="float" office:value="9.8"/>
          <table:table-cell table:style-name="ce0" office:value-type="float" office:value="8.5"/>
          <table:table-cell table:style-name="ce0" office:value-type="float" office:value="9.6"/>
          <table:table-cell table:style-name="ce0" office:value-type="float" office:value="7.6"/>
          <table:table-cell table:style-name="ce0" office:value-type="float" office:value="8.5"/>
          <table:table-cell table:style-name="ce0" office:value-type="float" office:value="8.2"/>
          <table:table-cell table:style-name="ce0" office:value-type="float" office:value="7.6"/>
          <table:table-cell table:style-name="ce0" office:value-type="float" office:value="7.9"/>
          <table:table-cell table:style-name="ce0" office:value-type="float" office:value="8.9"/>
          <table:table-cell table:style-name="ce0" office:value-type="float" office:value="7.3"/>
          <table:table-cell table:style-name="ce0" office:value-type="float" office:value="5.3"/>
          <table:table-cell table:style-name="ce0" office:value-type="float" office:value="7.5"/>
          <table:table-cell table:style-name="ce0" office:value-type="float" office:value="7.3"/>
          <table:table-cell table:style-name="ce0" office:value-type="float" office:value="9.1"/>
          <table:table-cell table:style-name="ce0" office:value-type="float" office:value="10.2"/>
          <table:table-cell table:style-name="ce0" office:value-type="float" office:value="7.9"/>
          <table:table-cell table:style-name="ce0" office:value-type="float" office:value="10.1"/>
          <table:table-cell table:style-name="ce0" office:value-type="float" office:value="8.7"/>
          <table:table-cell table:style-name="ce0" office:value-type="float" office:value="8.0"/>
          <table:table-cell table:style-name="ce0" office:value-type="float" office:value="7.6"/>
          <table:table-cell table:style-name="ce0" office:value-type="float" office:value="8.6"/>
          <table:table-cell table:style-name="ce0" office:value-type="float" office:value="6.8"/>
          <table:table-cell table:style-name="ce0" office:value-type="float" office:value="7.1"/>
          <table:table-cell table:style-name="ce0" office:value-type="float" office:value="7.3"/>
          <table:table-cell table:style-name="ce0" office:value-type="float" office:value="6.8"/>
          <table:table-cell table:style-name="ce0" office:value-type="float" office:value="7.1"/>
          <table:table-cell table:style-name="ce0" office:value-type="float" office:value="8.1"/>
          <table:table-cell table:style-name="ce0" office:value-type="float" office:value="6.4"/>
          <table:table-cell table:style-name="ce0" office:value-type="float" office:value="5.5"/>
          <table:table-cell table:style-name="ce0" office:value-type="float" office:value="6.8"/>
          <table:table-cell table:style-name="ce0" office:value-type="float" office:value="6.3"/>
          <table:table-cell table:style-name="ce0" office:value-type="float" office:value="8.1"/>
          <table:table-cell table:style-name="ce0" office:value-type="float" office:value="9.1"/>
          <table:table-cell table:style-name="ce0" office:value-type="float" office:value="7.2"/>
          <table:table-cell table:style-name="ce0" office:value-type="float" office:value="7.7"/>
          <table:table-cell table:style-name="ce0" office:value-type="float" office:value="7.8"/>
          <table:table-cell table:style-name="ce0" office:value-type="float" office:value="7.5"/>
          <table:table-cell table:style-name="ce0" office:value-type="float" office:value="7.0"/>
          <table:table-cell table:style-name="ce0" office:value-type="float" office:value="8.2"/>
          <table:table-cell table:style-name="ce0" office:value-type="float" office:value="6.1"/>
          <table:table-cell table:style-name="ce0" office:value-type="float" office:value="6.2"/>
          <table:table-cell table:style-name="ce0" office:value-type="float" office:value="6.7"/>
          <table:table-cell table:style-name="ce0" office:value-type="float" office:value="6.4"/>
          <table:table-cell table:style-name="ce0" office:value-type="float" office:value="6.6"/>
          <table:table-cell table:style-name="ce0" office:value-type="float" office:value="7.7"/>
          <table:table-cell table:style-name="ce0" office:value-type="float" office:value="5.6"/>
          <table:table-cell table:style-name="ce0" office:value-type="float" office:value="6.9"/>
          <table:table-cell table:style-name="ce0" office:value-type="float" office:value="6.2"/>
          <table:table-cell table:style-name="ce0" office:value-type="float" office:value="6.6"/>
          <table:table-cell table:style-name="ce0" office:value-type="float" office:value="7.4"/>
          <table:table-cell table:style-name="ce0" office:value-type="float" office:value="8.5"/>
          <table:table-cell table:style-name="ce0" office:value-type="float" office:value="6.6"/>
          <table:table-cell table:style-name="ce0" office:value-type="float" office:value="5.9"/>
          <table:table-cell table:style-name="ce0" office:value-type="float" office:value="7.0"/>
          <table:table-cell table:style-name="ce0" office:value-type="float" office:value="6.3"/>
          <table:table-cell table:style-name="ce0" office:value-type="float" office:value="6.5"/>
          <table:table-cell table:style-name="ce0" office:value-type="float" office:value="7.8"/>
          <table:table-cell table:style-name="ce0" office:value-type="float" office:value="5.4"/>
          <table:table-cell table:style-name="ce0" office:value-type="float" office:value="7.6"/>
          <table:table-cell table:style-name="ce0" office:value-type="float" office:value="6.1"/>
          <table:table-cell table:style-name="ce0" office:value-type="float" office:value="5.0"/>
          <table:table-cell table:style-name="ce0" office:value-type="float" office:value="6.1"/>
          <table:table-cell table:style-name="ce0" office:value-type="float" office:value="7.4"/>
          <table:table-cell table:style-name="ce0" office:value-type="float" office:value="5.3"/>
          <table:table-cell table:style-name="ce0" office:value-type="float" office:value="4.9"/>
          <table:table-cell table:style-name="ce0" office:value-type="float" office:value="5.7"/>
          <table:table-cell table:style-name="ce0" office:value-type="float" office:value="4.8"/>
          <table:table-cell table:style-name="ce0" office:value-type="float" office:value="6.8"/>
          <table:table-cell table:style-name="ce0" office:value-type="float" office:value="8.1"/>
          <table:table-cell table:style-name="ce0" office:value-type="float" office:value="5.5"/>
          <table:table-cell table:style-name="ce0" office:value-type="float" office:value="10.3"/>
          <table:table-cell table:style-name="ce0" office:value-type="float" office:value="6.4"/>
          <table:table-cell table:style-name="ce0" office:value-type="float" office:value="5.2"/>
          <table:table-cell table:style-name="ce0" office:value-type="float" office:value="6.0"/>
          <table:table-cell table:style-name="ce0" office:value-type="float" office:value="7.4"/>
          <table:table-cell table:style-name="ce0" office:value-type="float" office:value="4.3"/>
          <table:table-cell table:style-name="ce0" office:value-type="float" office:value="6.3"/>
          <table:table-cell table:style-name="ce0" office:value-type="float" office:value="5.6"/>
          <table:table-cell table:style-name="ce0" office:value-type="float" office:value="3.7"/>
          <table:table-cell table:style-name="ce0" office:value-type="float" office:value="5.7"/>
          <table:table-cell table:style-name="ce0" office:value-type="float" office:value="7.3"/>
          <table:table-cell table:style-name="ce0" office:value-type="float" office:value="4.2"/>
          <table:table-cell table:style-name="ce0" office:value-type="float" office:value="8.0"/>
          <table:table-cell table:style-name="ce0" office:value-type="float" office:value="5.3"/>
          <table:table-cell table:style-name="ce0" office:value-type="float" office:value="3.7"/>
          <table:table-cell table:style-name="ce0" office:value-type="float" office:value="6.2"/>
          <table:table-cell table:style-name="ce0" office:value-type="float" office:value="7.5"/>
          <table:table-cell table:style-name="ce0" office:value-type="float" office:value="4.5"/>
          <table:table-cell table:style-name="ce0" office:value-type="float" office:value="4.8"/>
          <table:table-cell table:style-name="ce0" office:value-type="float" office:value="5.9"/>
          <table:table-cell table:style-name="ce0" office:value-type="float" office:value="3.8"/>
          <table:table-cell table:style-name="ce0" office:value-type="float" office:value="4.4"/>
          <table:table-cell table:style-name="ce0" office:value-type="float" office:value="5.7"/>
          <table:table-cell table:style-name="ce0" office:value-type="float" office:value="3.2"/>
          <table:table-cell table:style-name="ce0" office:value-type="float" office:value="6.0"/>
          <table:table-cell table:style-name="ce0" office:value-type="float" office:value="3.9"/>
          <table:table-cell table:style-name="ce0" office:value-type="float" office:value="3.4"/>
          <table:table-cell table:style-name="ce0" office:value-type="float" office:value="4.1"/>
          <table:table-cell table:style-name="ce0" office:value-type="float" office:value="5.5"/>
          <table:table-cell table:style-name="ce0" office:value-type="float" office:value="3.2"/>
          <table:table-cell table:style-name="ce0" office:value-type="float" office:value="5.1"/>
          <table:table-cell table:style-name="ce0" office:value-type="float" office:value="3.6"/>
          <table:table-cell table:style-name="ce0" office:value-type="float" office:value="2.9"/>
          <table:table-cell table:style-name="ce0" office:value-type="float" office:value="4.7"/>
          <table:table-cell table:style-name="ce0" office:value-type="float" office:value="5.9"/>
          <table:table-cell table:style-name="ce0" office:value-type="float" office:value="3.3"/>
          <table:table-cell table:style-name="ce0" office:value-type="float" office:value="6.4"/>
          <table:table-cell table:style-name="ce0" office:value-type="float" office:value="4.1"/>
          <table:table-cell table:style-name="ce0" office:value-type="float" office:value="3.7"/>
          <table:table-cell table:style-name="ce0" office:value-type="float" office:value="5.2"/>
          <table:table-cell table:style-name="ce0" office:value-type="float" office:value="6.6"/>
          <table:table-cell table:style-name="ce0" office:value-type="float" office:value="4.0"/>
          <table:table-cell table:style-name="ce0" office:value-type="float" office:value="5.7"/>
          <table:table-cell table:style-name="ce0" office:value-type="float" office:value="4.7"/>
          <table:table-cell table:style-name="ce0" office:value-type="float" office:value="3.4"/>
          <table:table-cell table:style-name="ce0" office:value-type="float" office:value="5.0"/>
          <table:table-cell table:style-name="ce0" office:value-type="float" office:value="6.4"/>
          <table:table-cell table:style-name="ce0" office:value-type="float" office:value="4.3"/>
          <table:table-cell table:style-name="ce0" office:value-type="float" office:value="0.9"/>
          <table:table-cell table:style-name="ce0" office:value-type="float" office:value="4.4"/>
          <table:table-cell table:style-name="ce0" office:value-type="float" office:value="3.6"/>
          <table:table-cell table:style-name="ce0" office:value-type="float" office:value="5.4"/>
          <table:table-cell table:style-name="ce0" office:value-type="float" office:value="6.7"/>
          <table:table-cell table:style-name="ce0" office:value-type="float" office:value="3.8"/>
          <table:table-cell table:style-name="ce0" office:value-type="float" office:value="9.6"/>
          <table:table-cell table:style-name="ce0" office:value-type="float" office:value="5.0"/>
          <table:table-cell table:style-name="ce0" office:value-type="float" office:value="3.2"/>
          <table:table-cell table:style-name="ce0" office:value-type="float" office:value="4.6"/>
          <table:table-cell table:style-name="ce0" office:value-type="float" office:value="5.8"/>
          <table:table-cell table:style-name="ce0" office:value-type="float" office:value="3.5"/>
          <table:table-cell table:style-name="ce0" office:value-type="float" office:value="6.4"/>
          <table:table-cell table:style-name="ce0" office:value-type="float" office:value="4.0"/>
          <table:table-cell table:style-name="ce0" office:value-type="float" office:value="4.8"/>
          <table:table-cell table:style-name="ce0" office:value-type="float" office:value="4.1"/>
          <table:table-cell table:style-name="ce0" office:value-type="float" office:value="5.4"/>
          <table:table-cell table:style-name="ce0" office:value-type="float" office:value="3.2"/>
          <table:table-cell table:style-name="ce0" office:value-type="float" office:value="11.9"/>
          <table:table-cell table:style-name="ce0" office:value-type="float" office:value="3.7"/>
          <table:table-cell table:style-name="ce0" office:value-type="float" office:value="2.0"/>
          <table:table-cell table:style-name="ce0" office:value-type="float" office:value="4.9"/>
          <table:table-cell table:style-name="ce0" office:value-type="float" office:value="6.1"/>
          <table:table-cell table:style-name="ce0" office:value-type="float" office:value="3.9"/>
          <table:table-cell table:style-name="ce0" office:value-type="float" office:value="3.0"/>
          <table:table-cell table:style-name="ce0" office:value-type="float" office:value="4.4"/>
          <table:table-cell table:style-name="ce0" office:value-type="float" office:value="6.6"/>
          <table:table-cell table:style-name="ce0" office:value-type="float" office:value="3.8"/>
          <table:table-cell table:style-name="ce0" office:value-type="float" office:value="5.3"/>
          <table:table-cell table:style-name="ce0" office:value-type="float" office:value="2.2"/>
          <table:table-cell table:style-name="ce0" office:value-type="float" office:value="5.0"/>
          <table:table-cell table:style-name="ce0" office:value-type="float" office:value="3.3"/>
          <table:table-cell table:style-name="ce0" office:value-type="float" office:value="1.7"/>
          <table:table-cell table:style-name="ce0" office:value-type="float" office:value="3.5"/>
          <table:table-cell table:style-name="ce0" office:value-type="float" office:value="5.0"/>
          <table:table-cell table:style-name="ce0" office:value-type="float" office:value="2.0"/>
          <table:table-cell table:style-name="ce0" office:value-type="string">
            <text:p>-</text:p>
          </table:table-cell>
          <table:table-cell table:style-name="ce0" office:value-type="float" office:value="3.0"/>
          <table:table-cell table:style-name="ce0" office:value-type="float" office:value="2.8"/>
          <table:table-cell table:style-name="ce0" office:value-type="float" office:value="4.1"/>
          <table:table-cell table:style-name="ce0" office:value-type="float" office:value="5.5"/>
          <table:table-cell table:style-name="ce0" office:value-type="float" office:value="2.3"/>
          <table:table-cell table:style-name="ce0" office:value-type="float" office:value="6.5"/>
          <table:table-cell table:style-name="ce0" office:value-type="float" office:value="3.5"/>
          <table:table-cell table:style-name="ce0" office:value-type="float" office:value="1.0"/>
          <table:table-cell table:style-name="ce0" office:value-type="float" office:value="3.4"/>
          <table:table-cell table:style-name="ce0" office:value-type="float" office:value="4.8"/>
          <table:table-cell table:style-name="ce0" office:value-type="float" office:value="1.8"/>
          <table:table-cell table:style-name="ce0" office:value-type="float" office:value="6.8"/>
          <table:table-cell table:style-name="ce0" office:value-type="float" office:value="2.7"/>
          <table:table-cell table:style-name="ce0" office:value-type="float" office:value="2.4"/>
          <table:table-cell table:style-name="ce0" office:value-type="float" office:value="3.0"/>
          <table:table-cell table:style-name="ce0" office:value-type="float" office:value="4.4"/>
          <table:table-cell table:style-name="ce0" office:value-type="float" office:value="1.8"/>
          <table:table-cell table:style-name="ce0" office:value-type="string">
            <text:p>-</text:p>
          </table:table-cell>
          <table:table-cell table:style-name="ce0" office:value-type="float" office:value="2.4"/>
          <table:table-cell table:style-name="ce0" office:value-type="float" office:value="3.0"/>
          <table:table-cell table:style-name="ce0" office:value-type="float" office:value="3.6"/>
          <table:table-cell table:style-name="ce0" office:value-type="float" office:value="5.1"/>
          <table:table-cell table:style-name="ce0" office:value-type="float" office:value="1.8"/>
          <table:table-cell table:style-name="ce0" office:value-type="float" office:value="6.8"/>
          <table:table-cell table:style-name="ce0" office:value-type="float" office:value="2.8"/>
          <table:table-cell table:style-name="ce0" office:value-type="float" office:value="1.8"/>
        </table:table-row>
        <table:table-row table:style-name="ro1">
          <table:table-cell table:style-name="ce0" office:value-type="string">
            <text:p>Sergipe</text:p>
          </table:table-cell>
          <table:table-cell table:style-name="ce0" office:value-type="float" office:value="8.7"/>
          <table:table-cell table:style-name="ce0" office:value-type="float" office:value="9.2"/>
          <table:table-cell table:style-name="ce0" office:value-type="float" office:value="8.5"/>
          <table:table-cell table:style-name="ce0" office:value-type="float" office:value="9.3"/>
          <table:table-cell table:style-name="ce0" office:value-type="float" office:value="8.5"/>
          <table:table-cell table:style-name="ce0" office:value-type="float" office:value="8.6"/>
          <table:table-cell table:style-name="ce0" office:value-type="float" office:value="8.3"/>
          <table:table-cell table:style-name="ce0" office:value-type="float" office:value="8.8"/>
          <table:table-cell table:style-name="ce0" office:value-type="float" office:value="8.1"/>
          <table:table-cell table:style-name="ce0" office:value-type="float" office:value="8.7"/>
          <table:table-cell table:style-name="ce0" office:value-type="float" office:value="8.1"/>
          <table:table-cell table:style-name="ce0" office:value-type="float" office:value="8.4"/>
          <table:table-cell table:style-name="ce0" office:value-type="float" office:value="9.1"/>
          <table:table-cell table:style-name="ce0" office:value-type="float" office:value="9.6"/>
          <table:table-cell table:style-name="ce0" office:value-type="float" office:value="8.9"/>
          <table:table-cell table:style-name="ce0" office:value-type="float" office:value="9.8"/>
          <table:table-cell table:style-name="ce0" office:value-type="float" office:value="9.0"/>
          <table:table-cell table:style-name="ce0" office:value-type="float" office:value="8.8"/>
          <table:table-cell table:style-name="ce0" office:value-type="float" office:value="5.8"/>
          <table:table-cell table:style-name="ce0" office:value-type="float" office:value="5.9"/>
          <table:table-cell table:style-name="ce0" office:value-type="float" office:value="5.8"/>
          <table:table-cell table:style-name="ce0" office:value-type="float" office:value="6.1"/>
          <table:table-cell table:style-name="ce0" office:value-type="float" office:value="5.8"/>
          <table:table-cell table:style-name="ce0" office:value-type="float" office:value="5.9"/>
          <table:table-cell table:style-name="ce0" office:value-type="float" office:value="5.7"/>
          <table:table-cell table:style-name="ce0" office:value-type="float" office:value="5.8"/>
          <table:table-cell table:style-name="ce0" office:value-type="float" office:value="5.7"/>
          <table:table-cell table:style-name="ce0" office:value-type="float" office:value="5.5"/>
          <table:table-cell table:style-name="ce0" office:value-type="float" office:value="5.7"/>
          <table:table-cell table:style-name="ce0" office:value-type="float" office:value="6.4"/>
          <table:table-cell table:style-name="ce0" office:value-type="float" office:value="6.0"/>
          <table:table-cell table:style-name="ce0" office:value-type="float" office:value="6.0"/>
          <table:table-cell table:style-name="ce0" office:value-type="float" office:value="6.0"/>
          <table:table-cell table:style-name="ce0" office:value-type="float" office:value="7.2"/>
          <table:table-cell table:style-name="ce0" office:value-type="float" office:value="5.9"/>
          <table:table-cell table:style-name="ce0" office:value-type="float" office:value="5.2"/>
          <table:table-cell table:style-name="ce0" office:value-type="float" office:value="8.7"/>
          <table:table-cell table:style-name="ce0" office:value-type="float" office:value="8.9"/>
          <table:table-cell table:style-name="ce0" office:value-type="float" office:value="8.6"/>
          <table:table-cell table:style-name="ce0" office:value-type="float" office:value="9.2"/>
          <table:table-cell table:style-name="ce0" office:value-type="float" office:value="8.6"/>
          <table:table-cell table:style-name="ce0" office:value-type="float" office:value="8.5"/>
          <table:table-cell table:style-name="ce0" office:value-type="float" office:value="8.4"/>
          <table:table-cell table:style-name="ce0" office:value-type="float" office:value="8.7"/>
          <table:table-cell table:style-name="ce0" office:value-type="float" office:value="8.3"/>
          <table:table-cell table:style-name="ce0" office:value-type="float" office:value="8.7"/>
          <table:table-cell table:style-name="ce0" office:value-type="float" office:value="8.2"/>
          <table:table-cell table:style-name="ce0" office:value-type="float" office:value="8.3"/>
          <table:table-cell table:style-name="ce0" office:value-type="float" office:value="9.0"/>
          <table:table-cell table:style-name="ce0" office:value-type="float" office:value="9.0"/>
          <table:table-cell table:style-name="ce0" office:value-type="float" office:value="9.0"/>
          <table:table-cell table:style-name="ce0" office:value-type="float" office:value="9.2"/>
          <table:table-cell table:style-name="ce0" office:value-type="float" office:value="8.9"/>
          <table:table-cell table:style-name="ce0" office:value-type="float" office:value="8.7"/>
          <table:table-cell table:style-name="ce0" office:value-type="float" office:value="10.8"/>
          <table:table-cell table:style-name="ce0" office:value-type="float" office:value="11.3"/>
          <table:table-cell table:style-name="ce0" office:value-type="float" office:value="10.6"/>
          <table:table-cell table:style-name="ce0" office:value-type="float" office:value="11.6"/>
          <table:table-cell table:style-name="ce0" office:value-type="float" office:value="10.6"/>
          <table:table-cell table:style-name="ce0" office:value-type="float" office:value="10.9"/>
          <table:table-cell table:style-name="ce0" office:value-type="float" office:value="10.3"/>
          <table:table-cell table:style-name="ce0" office:value-type="float" office:value="10.7"/>
          <table:table-cell table:style-name="ce0" office:value-type="float" office:value="10.0"/>
          <table:table-cell table:style-name="ce0" office:value-type="float" office:value="11.2"/>
          <table:table-cell table:style-name="ce0" office:value-type="float" office:value="10.2"/>
          <table:table-cell table:style-name="ce0" office:value-type="float" office:value="10.6"/>
          <table:table-cell table:style-name="ce0" office:value-type="float" office:value="11.3"/>
          <table:table-cell table:style-name="ce0" office:value-type="float" office:value="11.8"/>
          <table:table-cell table:style-name="ce0" office:value-type="float" office:value="11.3"/>
          <table:table-cell table:style-name="ce0" office:value-type="float" office:value="11.8"/>
          <table:table-cell table:style-name="ce0" office:value-type="float" office:value="11.1"/>
          <table:table-cell table:style-name="ce0" office:value-type="float" office:value="11.1"/>
          <table:table-cell table:style-name="ce0" office:value-type="float" office:value="10.3"/>
          <table:table-cell table:style-name="ce0" office:value-type="float" office:value="10.7"/>
          <table:table-cell table:style-name="ce0" office:value-type="float" office:value="10.2"/>
          <table:table-cell table:style-name="ce0" office:value-type="float" office:value="11.1"/>
          <table:table-cell table:style-name="ce0" office:value-type="float" office:value="10.2"/>
          <table:table-cell table:style-name="ce0" office:value-type="float" office:value="10.4"/>
          <table:table-cell table:style-name="ce0" office:value-type="float" office:value="9.9"/>
          <table:table-cell table:style-name="ce0" office:value-type="float" office:value="10.3"/>
          <table:table-cell table:style-name="ce0" office:value-type="float" office:value="9.7"/>
          <table:table-cell table:style-name="ce0" office:value-type="float" office:value="8.7"/>
          <table:table-cell table:style-name="ce0" office:value-type="float" office:value="9.7"/>
          <table:table-cell table:style-name="ce0" office:value-type="float" office:value="10.4"/>
          <table:table-cell table:style-name="ce0" office:value-type="float" office:value="10.8"/>
          <table:table-cell table:style-name="ce0" office:value-type="float" office:value="11.0"/>
          <table:table-cell table:style-name="ce0" office:value-type="float" office:value="10.6"/>
          <table:table-cell table:style-name="ce0" office:value-type="float" office:value="11.5"/>
          <table:table-cell table:style-name="ce0" office:value-type="float" office:value="10.6"/>
          <table:table-cell table:style-name="ce0" office:value-type="float" office:value="10.2"/>
          <table:table-cell table:style-name="ce0" office:value-type="float" office:value="11.0"/>
          <table:table-cell table:style-name="ce0" office:value-type="float" office:value="11.5"/>
          <table:table-cell table:style-name="ce0" office:value-type="float" office:value="10.8"/>
          <table:table-cell table:style-name="ce0" office:value-type="float" office:value="12.0"/>
          <table:table-cell table:style-name="ce0" office:value-type="float" office:value="10.8"/>
          <table:table-cell table:style-name="ce0" office:value-type="float" office:value="11.1"/>
          <table:table-cell table:style-name="ce0" office:value-type="float" office:value="10.4"/>
          <table:table-cell table:style-name="ce0" office:value-type="float" office:value="10.8"/>
          <table:table-cell table:style-name="ce0" office:value-type="float" office:value="10.2"/>
          <table:table-cell table:style-name="ce0" office:value-type="float" office:value="11.8"/>
          <table:table-cell table:style-name="ce0" office:value-type="float" office:value="10.4"/>
          <table:table-cell table:style-name="ce0" office:value-type="float" office:value="10.7"/>
          <table:table-cell table:style-name="ce0" office:value-type="float" office:value="11.5"/>
          <table:table-cell table:style-name="ce0" office:value-type="float" office:value="12.1"/>
          <table:table-cell table:style-name="ce0" office:value-type="float" office:value="11.5"/>
          <table:table-cell table:style-name="ce0" office:value-type="float" office:value="12.3"/>
          <table:table-cell table:style-name="ce0" office:value-type="float" office:value="11.3"/>
          <table:table-cell table:style-name="ce0" office:value-type="float" office:value="11.3"/>
          <table:table-cell table:style-name="ce0" office:value-type="float" office:value="8.6"/>
          <table:table-cell table:style-name="ce0" office:value-type="float" office:value="9.2"/>
          <table:table-cell table:style-name="ce0" office:value-type="float" office:value="8.3"/>
          <table:table-cell table:style-name="ce0" office:value-type="float" office:value="9.3"/>
          <table:table-cell table:style-name="ce0" office:value-type="float" office:value="8.4"/>
          <table:table-cell table:style-name="ce0" office:value-type="float" office:value="8.4"/>
          <table:table-cell table:style-name="ce0" office:value-type="float" office:value="8.1"/>
          <table:table-cell table:style-name="ce0" office:value-type="float" office:value="8.7"/>
          <table:table-cell table:style-name="ce0" office:value-type="float" office:value="7.9"/>
          <table:table-cell table:style-name="ce0" office:value-type="float" office:value="8.9"/>
          <table:table-cell table:style-name="ce0" office:value-type="float" office:value="7.9"/>
          <table:table-cell table:style-name="ce0" office:value-type="float" office:value="8.2"/>
          <table:table-cell table:style-name="ce0" office:value-type="float" office:value="9.0"/>
          <table:table-cell table:style-name="ce0" office:value-type="float" office:value="9.5"/>
          <table:table-cell table:style-name="ce0" office:value-type="float" office:value="8.7"/>
          <table:table-cell table:style-name="ce0" office:value-type="float" office:value="9.7"/>
          <table:table-cell table:style-name="ce0" office:value-type="float" office:value="8.9"/>
          <table:table-cell table:style-name="ce0" office:value-type="float" office:value="8.6"/>
          <table:table-cell table:style-name="ce0" office:value-type="float" office:value="9.2"/>
          <table:table-cell table:style-name="ce0" office:value-type="float" office:value="9.9"/>
          <table:table-cell table:style-name="ce0" office:value-type="float" office:value="9.0"/>
          <table:table-cell table:style-name="ce0" office:value-type="float" office:value="9.9"/>
          <table:table-cell table:style-name="ce0" office:value-type="float" office:value="9.0"/>
          <table:table-cell table:style-name="ce0" office:value-type="float" office:value="9.3"/>
          <table:table-cell table:style-name="ce0" office:value-type="float" office:value="8.6"/>
          <table:table-cell table:style-name="ce0" office:value-type="float" office:value="9.2"/>
          <table:table-cell table:style-name="ce0" office:value-type="float" office:value="8.5"/>
          <table:table-cell table:style-name="ce0" office:value-type="float" office:value="9.5"/>
          <table:table-cell table:style-name="ce0" office:value-type="float" office:value="8.4"/>
          <table:table-cell table:style-name="ce0" office:value-type="float" office:value="9.2"/>
          <table:table-cell table:style-name="ce0" office:value-type="float" office:value="9.7"/>
          <table:table-cell table:style-name="ce0" office:value-type="float" office:value="10.4"/>
          <table:table-cell table:style-name="ce0" office:value-type="float" office:value="9.5"/>
          <table:table-cell table:style-name="ce0" office:value-type="float" office:value="10.2"/>
          <table:table-cell table:style-name="ce0" office:value-type="float" office:value="9.5"/>
          <table:table-cell table:style-name="ce0" office:value-type="float" office:value="9.3"/>
          <table:table-cell table:style-name="ce0" office:value-type="float" office:value="11.0"/>
          <table:table-cell table:style-name="ce0" office:value-type="float" office:value="11.6"/>
          <table:table-cell table:style-name="ce0" office:value-type="float" office:value="10.9"/>
          <table:table-cell table:style-name="ce0" office:value-type="float" office:value="9.2"/>
          <table:table-cell table:style-name="ce0" office:value-type="float" office:value="10.9"/>
          <table:table-cell table:style-name="ce0" office:value-type="float" office:value="11.5"/>
          <table:table-cell table:style-name="ce0" office:value-type="float" office:value="10.4"/>
          <table:table-cell table:style-name="ce0" office:value-type="float" office:value="11.0"/>
          <table:table-cell table:style-name="ce0" office:value-type="float" office:value="10.4"/>
          <table:table-cell table:style-name="ce0" office:value-type="float" office:value="8.4"/>
          <table:table-cell table:style-name="ce0" office:value-type="float" office:value="10.3"/>
          <table:table-cell table:style-name="ce0" office:value-type="float" office:value="11.1"/>
          <table:table-cell table:style-name="ce0" office:value-type="float" office:value="11.6"/>
          <table:table-cell table:style-name="ce0" office:value-type="float" office:value="12.2"/>
          <table:table-cell table:style-name="ce0" office:value-type="float" office:value="11.6"/>
          <table:table-cell table:style-name="ce0" office:value-type="float" office:value="10.0"/>
          <table:table-cell table:style-name="ce0" office:value-type="float" office:value="11.4"/>
          <table:table-cell table:style-name="ce0" office:value-type="float" office:value="11.9"/>
          <table:table-cell table:style-name="ce0" office:value-type="float" office:value="10.8"/>
          <table:table-cell table:style-name="ce0" office:value-type="float" office:value="11.5"/>
          <table:table-cell table:style-name="ce0" office:value-type="float" office:value="10.6"/>
          <table:table-cell table:style-name="ce0" office:value-type="float" office:value="11.3"/>
          <table:table-cell table:style-name="ce0" office:value-type="float" office:value="10.7"/>
          <table:table-cell table:style-name="ce0" office:value-type="float" office:value="10.3"/>
          <table:table-cell table:style-name="ce0" office:value-type="float" office:value="10.2"/>
          <table:table-cell table:style-name="ce0" office:value-type="float" office:value="10.7"/>
          <table:table-cell table:style-name="ce0" office:value-type="float" office:value="9.8"/>
          <table:table-cell table:style-name="ce0" office:value-type="float" office:value="11.1"/>
          <table:table-cell table:style-name="ce0" office:value-type="float" office:value="10.1"/>
          <table:table-cell table:style-name="ce0" office:value-type="float" office:value="11.4"/>
          <table:table-cell table:style-name="ce0" office:value-type="float" office:value="11.4"/>
          <table:table-cell table:style-name="ce0" office:value-type="float" office:value="12.2"/>
          <table:table-cell table:style-name="ce0" office:value-type="float" office:value="11.4"/>
          <table:table-cell table:style-name="ce0" office:value-type="float" office:value="11.5"/>
          <table:table-cell table:style-name="ce0" office:value-type="float" office:value="11.1"/>
          <table:table-cell table:style-name="ce0" office:value-type="float" office:value="9.4"/>
          <table:table-cell table:style-name="ce0" office:value-type="float" office:value="10.3"/>
          <table:table-cell table:style-name="ce0" office:value-type="float" office:value="11.1"/>
          <table:table-cell table:style-name="ce0" office:value-type="float" office:value="10.1"/>
          <table:table-cell table:style-name="ce0" office:value-type="float" office:value="10.8"/>
          <table:table-cell table:style-name="ce0" office:value-type="float" office:value="10.1"/>
          <table:table-cell table:style-name="ce0" office:value-type="float" office:value="10.6"/>
          <table:table-cell table:style-name="ce0" office:value-type="float" office:value="9.6"/>
          <table:table-cell table:style-name="ce0" office:value-type="float" office:value="10.5"/>
          <table:table-cell table:style-name="ce0" office:value-type="float" office:value="9.5"/>
          <table:table-cell table:style-name="ce0" office:value-type="float" office:value="10.1"/>
          <table:table-cell table:style-name="ce0" office:value-type="float" office:value="9.4"/>
          <table:table-cell table:style-name="ce0" office:value-type="float" office:value="9.5"/>
          <table:table-cell table:style-name="ce0" office:value-type="float" office:value="10.9"/>
          <table:table-cell table:style-name="ce0" office:value-type="float" office:value="11.5"/>
          <table:table-cell table:style-name="ce0" office:value-type="float" office:value="10.9"/>
          <table:table-cell table:style-name="ce0" office:value-type="float" office:value="11.2"/>
          <table:table-cell table:style-name="ce0" office:value-type="float" office:value="10.7"/>
          <table:table-cell table:style-name="ce0" office:value-type="float" office:value="11.8"/>
          <table:table-cell table:style-name="ce0" office:value-type="float" office:value="9.2"/>
          <table:table-cell table:style-name="ce0" office:value-type="float" office:value="9.9"/>
          <table:table-cell table:style-name="ce0" office:value-type="float" office:value="9.3"/>
          <table:table-cell table:style-name="ce0" office:value-type="float" office:value="10.9"/>
          <table:table-cell table:style-name="ce0" office:value-type="float" office:value="9.0"/>
          <table:table-cell table:style-name="ce0" office:value-type="float" office:value="9.0"/>
          <table:table-cell table:style-name="ce0" office:value-type="float" office:value="8.6"/>
          <table:table-cell table:style-name="ce0" office:value-type="float" office:value="9.0"/>
          <table:table-cell table:style-name="ce0" office:value-type="float" office:value="8.8"/>
          <table:table-cell table:style-name="ce0" office:value-type="float" office:value="10.8"/>
          <table:table-cell table:style-name="ce0" office:value-type="float" office:value="8.4"/>
          <table:table-cell table:style-name="ce0" office:value-type="float" office:value="10.3"/>
          <table:table-cell table:style-name="ce0" office:value-type="float" office:value="9.8"/>
          <table:table-cell table:style-name="ce0" office:value-type="float" office:value="10.6"/>
          <table:table-cell table:style-name="ce0" office:value-type="float" office:value="9.8"/>
          <table:table-cell table:style-name="ce0" office:value-type="float" office:value="11.0"/>
          <table:table-cell table:style-name="ce0" office:value-type="float" office:value="9.5"/>
          <table:table-cell table:style-name="ce0" office:value-type="float" office:value="7.8"/>
          <table:table-cell table:style-name="ce0" office:value-type="float" office:value="8.3"/>
          <table:table-cell table:style-name="ce0" office:value-type="float" office:value="9.0"/>
          <table:table-cell table:style-name="ce0" office:value-type="float" office:value="8.1"/>
          <table:table-cell table:style-name="ce0" office:value-type="float" office:value="8.1"/>
          <table:table-cell table:style-name="ce0" office:value-type="float" office:value="8.0"/>
          <table:table-cell table:style-name="ce0" office:value-type="float" office:value="8.2"/>
          <table:table-cell table:style-name="ce0" office:value-type="float" office:value="7.7"/>
          <table:table-cell table:style-name="ce0" office:value-type="float" office:value="8.4"/>
          <table:table-cell table:style-name="ce0" office:value-type="float" office:value="7.6"/>
          <table:table-cell table:style-name="ce0" office:value-type="float" office:value="7.3"/>
          <table:table-cell table:style-name="ce0" office:value-type="float" office:value="7.4"/>
          <table:table-cell table:style-name="ce0" office:value-type="float" office:value="8.6"/>
          <table:table-cell table:style-name="ce0" office:value-type="float" office:value="8.8"/>
          <table:table-cell table:style-name="ce0" office:value-type="float" office:value="9.6"/>
          <table:table-cell table:style-name="ce0" office:value-type="float" office:value="8.7"/>
          <table:table-cell table:style-name="ce0" office:value-type="float" office:value="8.5"/>
          <table:table-cell table:style-name="ce0" office:value-type="float" office:value="8.5"/>
          <table:table-cell table:style-name="ce0" office:value-type="float" office:value="7.9"/>
          <table:table-cell table:style-name="ce0" office:value-type="float" office:value="7.8"/>
          <table:table-cell table:style-name="ce0" office:value-type="float" office:value="8.6"/>
          <table:table-cell table:style-name="ce0" office:value-type="float" office:value="7.5"/>
          <table:table-cell table:style-name="ce0" office:value-type="float" office:value="10.2"/>
          <table:table-cell table:style-name="ce0" office:value-type="float" office:value="7.5"/>
          <table:table-cell table:style-name="ce0" office:value-type="float" office:value="9.7"/>
          <table:table-cell table:style-name="ce0" office:value-type="float" office:value="7.1"/>
          <table:table-cell table:style-name="ce0" office:value-type="float" office:value="7.9"/>
          <table:table-cell table:style-name="ce0" office:value-type="float" office:value="7.1"/>
          <table:table-cell table:style-name="ce0" office:value-type="float" office:value="12.1"/>
          <table:table-cell table:style-name="ce0" office:value-type="float" office:value="6.8"/>
          <table:table-cell table:style-name="ce0" office:value-type="float" office:value="5.4"/>
          <table:table-cell table:style-name="ce0" office:value-type="float" office:value="8.4"/>
          <table:table-cell table:style-name="ce0" office:value-type="float" office:value="9.2"/>
          <table:table-cell table:style-name="ce0" office:value-type="float" office:value="7.9"/>
          <table:table-cell table:style-name="ce0" office:value-type="float" office:value="7.6"/>
          <table:table-cell table:style-name="ce0" office:value-type="float" office:value="8.2"/>
          <table:table-cell table:style-name="ce0" office:value-type="float" office:value="11.4"/>
          <table:table-cell table:style-name="ce0" office:value-type="float" office:value="7.3"/>
          <table:table-cell table:style-name="ce0" office:value-type="float" office:value="8.2"/>
          <table:table-cell table:style-name="ce0" office:value-type="float" office:value="6.8"/>
          <table:table-cell table:style-name="ce0" office:value-type="float" office:value="6.4"/>
          <table:table-cell table:style-name="ce0" office:value-type="float" office:value="7.0"/>
          <table:table-cell table:style-name="ce0" office:value-type="float" office:value="6.5"/>
          <table:table-cell table:style-name="ce0" office:value-type="float" office:value="6.9"/>
          <table:table-cell table:style-name="ce0" office:value-type="float" office:value="7.6"/>
          <table:table-cell table:style-name="ce0" office:value-type="float" office:value="6.6"/>
          <table:table-cell table:style-name="ce0" office:value-type="float" office:value="5.6"/>
          <table:table-cell table:style-name="ce0" office:value-type="float" office:value="6.7"/>
          <table:table-cell table:style-name="ce0" office:value-type="float" office:value="7.5"/>
          <table:table-cell table:style-name="ce0" office:value-type="float" office:value="7.6"/>
          <table:table-cell table:style-name="ce0" office:value-type="float" office:value="8.6"/>
          <table:table-cell table:style-name="ce0" office:value-type="float" office:value="6.9"/>
          <table:table-cell table:style-name="ce0" office:value-type="float" office:value="7.4"/>
          <table:table-cell table:style-name="ce0" office:value-type="float" office:value="7.3"/>
          <table:table-cell table:style-name="ce0" office:value-type="float" office:value="5.7"/>
          <table:table-cell table:style-name="ce0" office:value-type="float" office:value="6.7"/>
          <table:table-cell table:style-name="ce0" office:value-type="float" office:value="7.5"/>
          <table:table-cell table:style-name="ce0" office:value-type="float" office:value="5.9"/>
          <table:table-cell table:style-name="ce0" office:value-type="float" office:value="10.4"/>
          <table:table-cell table:style-name="ce0" office:value-type="float" office:value="6.6"/>
          <table:table-cell table:style-name="ce0" office:value-type="float" office:value="6.5"/>
          <table:table-cell table:style-name="ce0" office:value-type="float" office:value="6.2"/>
          <table:table-cell table:style-name="ce0" office:value-type="float" office:value="7.1"/>
          <table:table-cell table:style-name="ce0" office:value-type="float" office:value="5.6"/>
          <table:table-cell table:style-name="ce0" office:value-type="float" office:value="8.6"/>
          <table:table-cell table:style-name="ce0" office:value-type="float" office:value="6.0"/>
          <table:table-cell table:style-name="ce0" office:value-type="float" office:value="5.5"/>
          <table:table-cell table:style-name="ce0" office:value-type="float" office:value="7.1"/>
          <table:table-cell table:style-name="ce0" office:value-type="float" office:value="7.8"/>
          <table:table-cell table:style-name="ce0" office:value-type="float" office:value="6.2"/>
          <table:table-cell table:style-name="ce0" office:value-type="float" office:value="11.5"/>
          <table:table-cell table:style-name="ce0" office:value-type="float" office:value="7.0"/>
          <table:table-cell table:style-name="ce0" office:value-type="float" office:value="8.0"/>
          <table:table-cell table:style-name="ce0" office:value-type="float" office:value="5.0"/>
          <table:table-cell table:style-name="ce0" office:value-type="float" office:value="6.0"/>
          <table:table-cell table:style-name="ce0" office:value-type="float" office:value="4.1"/>
          <table:table-cell table:style-name="ce0" office:value-type="float" office:value="4.8"/>
          <table:table-cell table:style-name="ce0" office:value-type="float" office:value="4.7"/>
          <table:table-cell table:style-name="ce0" office:value-type="float" office:value="5.0"/>
          <table:table-cell table:style-name="ce0" office:value-type="float" office:value="4.9"/>
          <table:table-cell table:style-name="ce0" office:value-type="float" office:value="6.1"/>
          <table:table-cell table:style-name="ce0" office:value-type="float" office:value="3.9"/>
          <table:table-cell table:style-name="ce0" office:value-type="float" office:value="5.6"/>
          <table:table-cell table:style-name="ce0" office:value-type="float" office:value="4.6"/>
          <table:table-cell table:style-name="ce0" office:value-type="float" office:value="4.2"/>
          <table:table-cell table:style-name="ce0" office:value-type="float" office:value="5.1"/>
          <table:table-cell table:style-name="ce0" office:value-type="float" office:value="5.9"/>
          <table:table-cell table:style-name="ce0" office:value-type="float" office:value="4.2"/>
          <table:table-cell table:style-name="ce0" office:value-type="float" office:value="3.7"/>
          <table:table-cell table:style-name="ce0" office:value-type="float" office:value="4.9"/>
          <table:table-cell table:style-name="ce0" office:value-type="float" office:value="5.7"/>
          <table:table-cell table:style-name="ce0" office:value-type="float" office:value="6.2"/>
          <table:table-cell table:style-name="ce0" office:value-type="float" office:value="7.2"/>
          <table:table-cell table:style-name="ce0" office:value-type="float" office:value="5.2"/>
          <table:table-cell table:style-name="ce0" office:value-type="float" office:value="6.3"/>
          <table:table-cell table:style-name="ce0" office:value-type="float" office:value="5.9"/>
          <table:table-cell table:style-name="ce0" office:value-type="float" office:value="6.3"/>
          <table:table-cell table:style-name="ce0" office:value-type="float" office:value="5.9"/>
          <table:table-cell table:style-name="ce0" office:value-type="float" office:value="7.1"/>
          <table:table-cell table:style-name="ce0" office:value-type="float" office:value="5.0"/>
          <table:table-cell table:style-name="ce0" office:value-type="float" office:value="7.6"/>
          <table:table-cell table:style-name="ce0" office:value-type="float" office:value="5.7"/>
          <table:table-cell table:style-name="ce0" office:value-type="float" office:value="4.6"/>
          <table:table-cell table:style-name="ce0" office:value-type="float" office:value="6.4"/>
          <table:table-cell table:style-name="ce0" office:value-type="float" office:value="7.3"/>
          <table:table-cell table:style-name="ce0" office:value-type="float" office:value="5.5"/>
          <table:table-cell table:style-name="ce0" office:value-type="float" office:value="4.7"/>
          <table:table-cell table:style-name="ce0" office:value-type="float" office:value="6.1"/>
          <table:table-cell table:style-name="ce0" office:value-type="float" office:value="7.9"/>
          <table:table-cell table:style-name="ce0" office:value-type="float" office:value="5.1"/>
          <table:table-cell table:style-name="ce0" office:value-type="float" office:value="6.1"/>
          <table:table-cell table:style-name="ce0" office:value-type="float" office:value="4.2"/>
          <table:table-cell table:style-name="ce0" office:value-type="float" office:value="3.9"/>
          <table:table-cell table:style-name="ce0" office:value-type="float" office:value="4.9"/>
          <table:table-cell table:style-name="ce0" office:value-type="float" office:value="5.8"/>
          <table:table-cell table:style-name="ce0" office:value-type="float" office:value="5.0"/>
          <table:table-cell table:style-name="ce0" office:value-type="float" office:value="6.1"/>
          <table:table-cell table:style-name="ce0" office:value-type="float" office:value="4.3"/>
          <table:table-cell table:style-name="ce0" office:value-type="float" office:value="4.3"/>
          <table:table-cell table:style-name="ce0" office:value-type="float" office:value="4.6"/>
          <table:table-cell table:style-name="ce0" office:value-type="float" office:value="5.2"/>
          <table:table-cell table:style-name="ce0" office:value-type="float" office:value="5.2"/>
          <table:table-cell table:style-name="ce0" office:value-type="float" office:value="6.1"/>
          <table:table-cell table:style-name="ce0" office:value-type="float" office:value="4.1"/>
          <table:table-cell table:style-name="ce0" office:value-type="float" office:value="3.3"/>
          <table:table-cell table:style-name="ce0" office:value-type="float" office:value="5.1"/>
          <table:table-cell table:style-name="ce0" office:value-type="float" office:value="6.4"/>
          <table:table-cell table:style-name="ce0" office:value-type="float" office:value="4.4"/>
          <table:table-cell table:style-name="ce0" office:value-type="float" office:value="5.6"/>
          <table:table-cell table:style-name="ce0" office:value-type="float" office:value="3.1"/>
          <table:table-cell table:style-name="ce0" office:value-type="float" office:value="5.1"/>
          <table:table-cell table:style-name="ce0" office:value-type="float" office:value="4.0"/>
          <table:table-cell table:style-name="ce0" office:value-type="float" office:value="3.4"/>
          <table:table-cell table:style-name="ce0" office:value-type="float" office:value="4.2"/>
          <table:table-cell table:style-name="ce0" office:value-type="float" office:value="5.5"/>
          <table:table-cell table:style-name="ce0" office:value-type="float" office:value="2.8"/>
          <table:table-cell table:style-name="ce0" office:value-type="float" office:value="6.1"/>
          <table:table-cell table:style-name="ce0" office:value-type="float" office:value="3.8"/>
          <table:table-cell table:style-name="ce0" office:value-type="float" office:value="1.8"/>
          <table:table-cell table:style-name="ce0" office:value-type="float" office:value="4.5"/>
          <table:table-cell table:style-name="ce0" office:value-type="float" office:value="5.6"/>
          <table:table-cell table:style-name="ce0" office:value-type="float" office:value="3.3"/>
          <table:table-cell table:style-name="ce0" office:value-type="float" office:value="3.1"/>
          <table:table-cell table:style-name="ce0" office:value-type="float" office:value="4.2"/>
          <table:table-cell table:style-name="ce0" office:value-type="float" office:value="3.9"/>
          <table:table-cell table:style-name="ce0" office:value-type="float" office:value="3.6"/>
          <table:table-cell table:style-name="ce0" office:value-type="float" office:value="4.7"/>
          <table:table-cell table:style-name="ce0" office:value-type="float" office:value="2.8"/>
          <table:table-cell table:style-name="ce0" office:value-type="float" office:value="0.9"/>
          <table:table-cell table:style-name="ce0" office:value-type="float" office:value="3.1"/>
          <table:table-cell table:style-name="ce0" office:value-type="float" office:value="2.9"/>
          <table:table-cell table:style-name="ce0" office:value-type="float" office:value="3.5"/>
          <table:table-cell table:style-name="ce0" office:value-type="float" office:value="4.9"/>
          <table:table-cell table:style-name="ce0" office:value-type="float" office:value="2.3"/>
          <table:table-cell table:style-name="ce0" office:value-type="float" office:value="0.8"/>
          <table:table-cell table:style-name="ce0" office:value-type="float" office:value="3.0"/>
          <table:table-cell table:style-name="ce0" office:value-type="float" office:value="3.5"/>
          <table:table-cell table:style-name="ce0" office:value-type="float" office:value="3.7"/>
          <table:table-cell table:style-name="ce0" office:value-type="float" office:value="4.5"/>
          <table:table-cell table:style-name="ce0" office:value-type="float" office:value="3.1"/>
          <table:table-cell table:style-name="ce0" office:value-type="float" office:value="1.0"/>
          <table:table-cell table:style-name="ce0" office:value-type="float" office:value="3.2"/>
          <table:table-cell table:style-name="ce0" office:value-type="float" office:value="1.9"/>
        </table:table-row>
        <table:table-row table:style-name="ro1">
          <table:table-cell table:style-name="ce0" office:value-type="string">
            <text:p>Bahia</text:p>
          </table:table-cell>
          <table:table-cell table:style-name="ce0" office:value-type="float" office:value="8.4"/>
          <table:table-cell table:style-name="ce0" office:value-type="float" office:value="9.0"/>
          <table:table-cell table:style-name="ce0" office:value-type="float" office:value="8.4"/>
          <table:table-cell table:style-name="ce0" office:value-type="float" office:value="9.6"/>
          <table:table-cell table:style-name="ce0" office:value-type="float" office:value="8.3"/>
          <table:table-cell table:style-name="ce0" office:value-type="float" office:value="7.6"/>
          <table:table-cell table:style-name="ce0" office:value-type="float" office:value="7.9"/>
          <table:table-cell table:style-name="ce0" office:value-type="float" office:value="8.5"/>
          <table:table-cell table:style-name="ce0" office:value-type="float" office:value="7.9"/>
          <table:table-cell table:style-name="ce0" office:value-type="float" office:value="9.1"/>
          <table:table-cell table:style-name="ce0" office:value-type="float" office:value="7.8"/>
          <table:table-cell table:style-name="ce0" office:value-type="float" office:value="7.2"/>
          <table:table-cell table:style-name="ce0" office:value-type="float" office:value="8.9"/>
          <table:table-cell table:style-name="ce0" office:value-type="float" office:value="9.4"/>
          <table:table-cell table:style-name="ce0" office:value-type="float" office:value="8.8"/>
          <table:table-cell table:style-name="ce0" office:value-type="float" office:value="9.9"/>
          <table:table-cell table:style-name="ce0" office:value-type="float" office:value="8.7"/>
          <table:table-cell table:style-name="ce0" office:value-type="float" office:value="7.9"/>
          <table:table-cell table:style-name="ce0" office:value-type="float" office:value="5.7"/>
          <table:table-cell table:style-name="ce0" office:value-type="float" office:value="5.8"/>
          <table:table-cell table:style-name="ce0" office:value-type="float" office:value="5.7"/>
          <table:table-cell table:style-name="ce0" office:value-type="float" office:value="5.9"/>
          <table:table-cell table:style-name="ce0" office:value-type="float" office:value="5.7"/>
          <table:table-cell table:style-name="ce0" office:value-type="float" office:value="5.5"/>
          <table:table-cell table:style-name="ce0" office:value-type="float" office:value="5.6"/>
          <table:table-cell table:style-name="ce0" office:value-type="float" office:value="5.7"/>
          <table:table-cell table:style-name="ce0" office:value-type="float" office:value="5.5"/>
          <table:table-cell table:style-name="ce0" office:value-type="float" office:value="5.5"/>
          <table:table-cell table:style-name="ce0" office:value-type="float" office:value="5.6"/>
          <table:table-cell table:style-name="ce0" office:value-type="float" office:value="5.4"/>
          <table:table-cell table:style-name="ce0" office:value-type="float" office:value="5.8"/>
          <table:table-cell table:style-name="ce0" office:value-type="float" office:value="5.9"/>
          <table:table-cell table:style-name="ce0" office:value-type="float" office:value="5.8"/>
          <table:table-cell table:style-name="ce0" office:value-type="float" office:value="6.3"/>
          <table:table-cell table:style-name="ce0" office:value-type="float" office:value="5.8"/>
          <table:table-cell table:style-name="ce0" office:value-type="float" office:value="5.7"/>
          <table:table-cell table:style-name="ce0" office:value-type="float" office:value="8.6"/>
          <table:table-cell table:style-name="ce0" office:value-type="float" office:value="8.8"/>
          <table:table-cell table:style-name="ce0" office:value-type="float" office:value="8.5"/>
          <table:table-cell table:style-name="ce0" office:value-type="float" office:value="8.1"/>
          <table:table-cell table:style-name="ce0" office:value-type="float" office:value="8.5"/>
          <table:table-cell table:style-name="ce0" office:value-type="float" office:value="8.3"/>
          <table:table-cell table:style-name="ce0" office:value-type="float" office:value="8.3"/>
          <table:table-cell table:style-name="ce0" office:value-type="float" office:value="8.6"/>
          <table:table-cell table:style-name="ce0" office:value-type="float" office:value="8.2"/>
          <table:table-cell table:style-name="ce0" office:value-type="float" office:value="6.8"/>
          <table:table-cell table:style-name="ce0" office:value-type="float" office:value="8.3"/>
          <table:table-cell table:style-name="ce0" office:value-type="float" office:value="8.1"/>
          <table:table-cell table:style-name="ce0" office:value-type="float" office:value="8.9"/>
          <table:table-cell table:style-name="ce0" office:value-type="float" office:value="9.0"/>
          <table:table-cell table:style-name="ce0" office:value-type="float" office:value="8.8"/>
          <table:table-cell table:style-name="ce0" office:value-type="float" office:value="8.7"/>
          <table:table-cell table:style-name="ce0" office:value-type="float" office:value="8.9"/>
          <table:table-cell table:style-name="ce0" office:value-type="float" office:value="8.6"/>
          <table:table-cell table:style-name="ce0" office:value-type="float" office:value="10.7"/>
          <table:table-cell table:style-name="ce0" office:value-type="float" office:value="11.2"/>
          <table:table-cell table:style-name="ce0" office:value-type="float" office:value="10.6"/>
          <table:table-cell table:style-name="ce0" office:value-type="float" office:value="10.8"/>
          <table:table-cell table:style-name="ce0" office:value-type="float" office:value="10.7"/>
          <table:table-cell table:style-name="ce0" office:value-type="float" office:value="10.1"/>
          <table:table-cell table:style-name="ce0" office:value-type="float" office:value="10.2"/>
          <table:table-cell table:style-name="ce0" office:value-type="float" office:value="10.7"/>
          <table:table-cell table:style-name="ce0" office:value-type="float" office:value="10.1"/>
          <table:table-cell table:style-name="ce0" office:value-type="float" office:value="10.4"/>
          <table:table-cell table:style-name="ce0" office:value-type="float" office:value="10.2"/>
          <table:table-cell table:style-name="ce0" office:value-type="float" office:value="9.6"/>
          <table:table-cell table:style-name="ce0" office:value-type="float" office:value="11.3"/>
          <table:table-cell table:style-name="ce0" office:value-type="float" office:value="11.7"/>
          <table:table-cell table:style-name="ce0" office:value-type="float" office:value="11.2"/>
          <table:table-cell table:style-name="ce0" office:value-type="float" office:value="11.1"/>
          <table:table-cell table:style-name="ce0" office:value-type="float" office:value="11.1"/>
          <table:table-cell table:style-name="ce0" office:value-type="float" office:value="10.5"/>
          <table:table-cell table:style-name="ce0" office:value-type="float" office:value="10.3"/>
          <table:table-cell table:style-name="ce0" office:value-type="float" office:value="10.6"/>
          <table:table-cell table:style-name="ce0" office:value-type="float" office:value="10.2"/>
          <table:table-cell table:style-name="ce0" office:value-type="float" office:value="11.2"/>
          <table:table-cell table:style-name="ce0" office:value-type="float" office:value="10.3"/>
          <table:table-cell table:style-name="ce0" office:value-type="float" office:value="9.7"/>
          <table:table-cell table:style-name="ce0" office:value-type="float" office:value="9.9"/>
          <table:table-cell table:style-name="ce0" office:value-type="float" office:value="10.2"/>
          <table:table-cell table:style-name="ce0" office:value-type="float" office:value="9.8"/>
          <table:table-cell table:style-name="ce0" office:value-type="float" office:value="11.1"/>
          <table:table-cell table:style-name="ce0" office:value-type="float" office:value="9.9"/>
          <table:table-cell table:style-name="ce0" office:value-type="float" office:value="9.2"/>
          <table:table-cell table:style-name="ce0" office:value-type="float" office:value="10.7"/>
          <table:table-cell table:style-name="ce0" office:value-type="float" office:value="11.0"/>
          <table:table-cell table:style-name="ce0" office:value-type="float" office:value="10.6"/>
          <table:table-cell table:style-name="ce0" office:value-type="float" office:value="11.2"/>
          <table:table-cell table:style-name="ce0" office:value-type="float" office:value="10.7"/>
          <table:table-cell table:style-name="ce0" office:value-type="float" office:value="10.2"/>
          <table:table-cell table:style-name="ce0" office:value-type="float" office:value="10.9"/>
          <table:table-cell table:style-name="ce0" office:value-type="float" office:value="11.5"/>
          <table:table-cell table:style-name="ce0" office:value-type="float" office:value="10.8"/>
          <table:table-cell table:style-name="ce0" office:value-type="float" office:value="10.7"/>
          <table:table-cell table:style-name="ce0" office:value-type="float" office:value="10.8"/>
          <table:table-cell table:style-name="ce0" office:value-type="float" office:value="10.2"/>
          <table:table-cell table:style-name="ce0" office:value-type="float" office:value="10.4"/>
          <table:table-cell table:style-name="ce0" office:value-type="float" office:value="10.9"/>
          <table:table-cell table:style-name="ce0" office:value-type="float" office:value="10.2"/>
          <table:table-cell table:style-name="ce0" office:value-type="float" office:value="10.0"/>
          <table:table-cell table:style-name="ce0" office:value-type="float" office:value="10.3"/>
          <table:table-cell table:style-name="ce0" office:value-type="float" office:value="9.8"/>
          <table:table-cell table:style-name="ce0" office:value-type="float" office:value="11.5"/>
          <table:table-cell table:style-name="ce0" office:value-type="float" office:value="12.0"/>
          <table:table-cell table:style-name="ce0" office:value-type="float" office:value="11.4"/>
          <table:table-cell table:style-name="ce0" office:value-type="float" office:value="11.0"/>
          <table:table-cell table:style-name="ce0" office:value-type="float" office:value="11.3"/>
          <table:table-cell table:style-name="ce0" office:value-type="float" office:value="10.7"/>
          <table:table-cell table:style-name="ce0" office:value-type="float" office:value="8.3"/>
          <table:table-cell table:style-name="ce0" office:value-type="float" office:value="8.9"/>
          <table:table-cell table:style-name="ce0" office:value-type="float" office:value="8.2"/>
          <table:table-cell table:style-name="ce0" office:value-type="float" office:value="9.7"/>
          <table:table-cell table:style-name="ce0" office:value-type="float" office:value="8.1"/>
          <table:table-cell table:style-name="ce0" office:value-type="float" office:value="7.3"/>
          <table:table-cell table:style-name="ce0" office:value-type="float" office:value="7.7"/>
          <table:table-cell table:style-name="ce0" office:value-type="float" office:value="8.4"/>
          <table:table-cell table:style-name="ce0" office:value-type="float" office:value="7.6"/>
          <table:table-cell table:style-name="ce0" office:value-type="float" office:value="9.3"/>
          <table:table-cell table:style-name="ce0" office:value-type="float" office:value="7.6"/>
          <table:table-cell table:style-name="ce0" office:value-type="float" office:value="6.9"/>
          <table:table-cell table:style-name="ce0" office:value-type="float" office:value="8.8"/>
          <table:table-cell table:style-name="ce0" office:value-type="float" office:value="9.4"/>
          <table:table-cell table:style-name="ce0" office:value-type="float" office:value="8.6"/>
          <table:table-cell table:style-name="ce0" office:value-type="float" office:value="10.0"/>
          <table:table-cell table:style-name="ce0" office:value-type="float" office:value="8.6"/>
          <table:table-cell table:style-name="ce0" office:value-type="float" office:value="7.6"/>
          <table:table-cell table:style-name="ce0" office:value-type="float" office:value="9.0"/>
          <table:table-cell table:style-name="ce0" office:value-type="float" office:value="9.8"/>
          <table:table-cell table:style-name="ce0" office:value-type="float" office:value="8.9"/>
          <table:table-cell table:style-name="ce0" office:value-type="float" office:value="10.1"/>
          <table:table-cell table:style-name="ce0" office:value-type="float" office:value="8.8"/>
          <table:table-cell table:style-name="ce0" office:value-type="float" office:value="8.0"/>
          <table:table-cell table:style-name="ce0" office:value-type="float" office:value="8.4"/>
          <table:table-cell table:style-name="ce0" office:value-type="float" office:value="9.1"/>
          <table:table-cell table:style-name="ce0" office:value-type="float" office:value="8.3"/>
          <table:table-cell table:style-name="ce0" office:value-type="float" office:value="9.5"/>
          <table:table-cell table:style-name="ce0" office:value-type="float" office:value="8.2"/>
          <table:table-cell table:style-name="ce0" office:value-type="float" office:value="7.5"/>
          <table:table-cell table:style-name="ce0" office:value-type="float" office:value="9.6"/>
          <table:table-cell table:style-name="ce0" office:value-type="float" office:value="10.4"/>
          <table:table-cell table:style-name="ce0" office:value-type="float" office:value="9.5"/>
          <table:table-cell table:style-name="ce0" office:value-type="float" office:value="10.5"/>
          <table:table-cell table:style-name="ce0" office:value-type="float" office:value="9.4"/>
          <table:table-cell table:style-name="ce0" office:value-type="float" office:value="8.4"/>
          <table:table-cell table:style-name="ce0" office:value-type="float" office:value="11.0"/>
          <table:table-cell table:style-name="ce0" office:value-type="float" office:value="11.7"/>
          <table:table-cell table:style-name="ce0" office:value-type="float" office:value="10.8"/>
          <table:table-cell table:style-name="ce0" office:value-type="float" office:value="11.1"/>
          <table:table-cell table:style-name="ce0" office:value-type="float" office:value="10.9"/>
          <table:table-cell table:style-name="ce0" office:value-type="float" office:value="10.3"/>
          <table:table-cell table:style-name="ce0" office:value-type="float" office:value="10.4"/>
          <table:table-cell table:style-name="ce0" office:value-type="float" office:value="11.1"/>
          <table:table-cell table:style-name="ce0" office:value-type="float" office:value="10.2"/>
          <table:table-cell table:style-name="ce0" office:value-type="float" office:value="10.3"/>
          <table:table-cell table:style-name="ce0" office:value-type="float" office:value="10.3"/>
          <table:table-cell table:style-name="ce0" office:value-type="float" office:value="9.9"/>
          <table:table-cell table:style-name="ce0" office:value-type="float" office:value="11.6"/>
          <table:table-cell table:style-name="ce0" office:value-type="float" office:value="12.3"/>
          <table:table-cell table:style-name="ce0" office:value-type="float" office:value="11.4"/>
          <table:table-cell table:style-name="ce0" office:value-type="float" office:value="11.7"/>
          <table:table-cell table:style-name="ce0" office:value-type="float" office:value="11.4"/>
          <table:table-cell table:style-name="ce0" office:value-type="float" office:value="10.7"/>
          <table:table-cell table:style-name="ce0" office:value-type="float" office:value="10.7"/>
          <table:table-cell table:style-name="ce0" office:value-type="float" office:value="11.5"/>
          <table:table-cell table:style-name="ce0" office:value-type="float" office:value="10.6"/>
          <table:table-cell table:style-name="ce0" office:value-type="float" office:value="11.3"/>
          <table:table-cell table:style-name="ce0" office:value-type="float" office:value="10.5"/>
          <table:table-cell table:style-name="ce0" office:value-type="float" office:value="10.0"/>
          <table:table-cell table:style-name="ce0" office:value-type="float" office:value="10.0"/>
          <table:table-cell table:style-name="ce0" office:value-type="float" office:value="10.8"/>
          <table:table-cell table:style-name="ce0" office:value-type="float" office:value="9.9"/>
          <table:table-cell table:style-name="ce0" office:value-type="float" office:value="9.9"/>
          <table:table-cell table:style-name="ce0" office:value-type="float" office:value="9.8"/>
          <table:table-cell table:style-name="ce0" office:value-type="float" office:value="9.5"/>
          <table:table-cell table:style-name="ce0" office:value-type="float" office:value="11.3"/>
          <table:table-cell table:style-name="ce0" office:value-type="float" office:value="12.1"/>
          <table:table-cell table:style-name="ce0" office:value-type="float" office:value="11.2"/>
          <table:table-cell table:style-name="ce0" office:value-type="float" office:value="12.1"/>
          <table:table-cell table:style-name="ce0" office:value-type="float" office:value="11.1"/>
          <table:table-cell table:style-name="ce0" office:value-type="float" office:value="10.4"/>
          <table:table-cell table:style-name="ce0" office:value-type="float" office:value="10.2"/>
          <table:table-cell table:style-name="ce0" office:value-type="float" office:value="11.0"/>
          <table:table-cell table:style-name="ce0" office:value-type="float" office:value="10.2"/>
          <table:table-cell table:style-name="ce0" office:value-type="float" office:value="11.6"/>
          <table:table-cell table:style-name="ce0" office:value-type="float" office:value="10.0"/>
          <table:table-cell table:style-name="ce0" office:value-type="float" office:value="9.1"/>
          <table:table-cell table:style-name="ce0" office:value-type="float" office:value="9.5"/>
          <table:table-cell table:style-name="ce0" office:value-type="float" office:value="10.3"/>
          <table:table-cell table:style-name="ce0" office:value-type="float" office:value="9.5"/>
          <table:table-cell table:style-name="ce0" office:value-type="float" office:value="11.2"/>
          <table:table-cell table:style-name="ce0" office:value-type="float" office:value="9.3"/>
          <table:table-cell table:style-name="ce0" office:value-type="float" office:value="8.4"/>
          <table:table-cell table:style-name="ce0" office:value-type="float" office:value="10.9"/>
          <table:table-cell table:style-name="ce0" office:value-type="float" office:value="11.6"/>
          <table:table-cell table:style-name="ce0" office:value-type="float" office:value="10.8"/>
          <table:table-cell table:style-name="ce0" office:value-type="float" office:value="12.0"/>
          <table:table-cell table:style-name="ce0" office:value-type="float" office:value="10.7"/>
          <table:table-cell table:style-name="ce0" office:value-type="float" office:value="9.8"/>
          <table:table-cell table:style-name="ce0" office:value-type="float" office:value="9.3"/>
          <table:table-cell table:style-name="ce0" office:value-type="float" office:value="10.1"/>
          <table:table-cell table:style-name="ce0" office:value-type="float" office:value="9.2"/>
          <table:table-cell table:style-name="ce0" office:value-type="float" office:value="9.6"/>
          <table:table-cell table:style-name="ce0" office:value-type="float" office:value="9.1"/>
          <table:table-cell table:style-name="ce0" office:value-type="float" office:value="8.4"/>
          <table:table-cell table:style-name="ce0" office:value-type="float" office:value="8.5"/>
          <table:table-cell table:style-name="ce0" office:value-type="float" office:value="9.3"/>
          <table:table-cell table:style-name="ce0" office:value-type="float" office:value="8.4"/>
          <table:table-cell table:style-name="ce0" office:value-type="float" office:value="8.8"/>
          <table:table-cell table:style-name="ce0" office:value-type="float" office:value="8.4"/>
          <table:table-cell table:style-name="ce0" office:value-type="float" office:value="7.8"/>
          <table:table-cell table:style-name="ce0" office:value-type="float" office:value="10.1"/>
          <table:table-cell table:style-name="ce0" office:value-type="float" office:value="10.8"/>
          <table:table-cell table:style-name="ce0" office:value-type="float" office:value="10.0"/>
          <table:table-cell table:style-name="ce0" office:value-type="float" office:value="10.2"/>
          <table:table-cell table:style-name="ce0" office:value-type="float" office:value="9.8"/>
          <table:table-cell table:style-name="ce0" office:value-type="float" office:value="9.0"/>
          <table:table-cell table:style-name="ce0" office:value-type="float" office:value="8.3"/>
          <table:table-cell table:style-name="ce0" office:value-type="float" office:value="9.2"/>
          <table:table-cell table:style-name="ce0" office:value-type="float" office:value="8.2"/>
          <table:table-cell table:style-name="ce0" office:value-type="float" office:value="9.0"/>
          <table:table-cell table:style-name="ce0" office:value-type="float" office:value="8.1"/>
          <table:table-cell table:style-name="ce0" office:value-type="float" office:value="7.2"/>
          <table:table-cell table:style-name="ce0" office:value-type="float" office:value="7.5"/>
          <table:table-cell table:style-name="ce0" office:value-type="float" office:value="8.3"/>
          <table:table-cell table:style-name="ce0" office:value-type="float" office:value="7.4"/>
          <table:table-cell table:style-name="ce0" office:value-type="float" office:value="9.4"/>
          <table:table-cell table:style-name="ce0" office:value-type="float" office:value="7.2"/>
          <table:table-cell table:style-name="ce0" office:value-type="float" office:value="6.5"/>
          <table:table-cell table:style-name="ce0" office:value-type="float" office:value="9.1"/>
          <table:table-cell table:style-name="ce0" office:value-type="float" office:value="10.0"/>
          <table:table-cell table:style-name="ce0" office:value-type="float" office:value="8.9"/>
          <table:table-cell table:style-name="ce0" office:value-type="float" office:value="8.8"/>
          <table:table-cell table:style-name="ce0" office:value-type="float" office:value="8.8"/>
          <table:table-cell table:style-name="ce0" office:value-type="float" office:value="7.8"/>
          <table:table-cell table:style-name="ce0" office:value-type="float" office:value="7.5"/>
          <table:table-cell table:style-name="ce0" office:value-type="float" office:value="8.4"/>
          <table:table-cell table:style-name="ce0" office:value-type="float" office:value="7.4"/>
          <table:table-cell table:style-name="ce0" office:value-type="float" office:value="9.0"/>
          <table:table-cell table:style-name="ce0" office:value-type="float" office:value="7.3"/>
          <table:table-cell table:style-name="ce0" office:value-type="float" office:value="6.5"/>
          <table:table-cell table:style-name="ce0" office:value-type="float" office:value="6.8"/>
          <table:table-cell table:style-name="ce0" office:value-type="float" office:value="7.7"/>
          <table:table-cell table:style-name="ce0" office:value-type="float" office:value="6.7"/>
          <table:table-cell table:style-name="ce0" office:value-type="float" office:value="8.3"/>
          <table:table-cell table:style-name="ce0" office:value-type="float" office:value="6.6"/>
          <table:table-cell table:style-name="ce0" office:value-type="float" office:value="6.0"/>
          <table:table-cell table:style-name="ce0" office:value-type="float" office:value="8.2"/>
          <table:table-cell table:style-name="ce0" office:value-type="float" office:value="9.1"/>
          <table:table-cell table:style-name="ce0" office:value-type="float" office:value="8.0"/>
          <table:table-cell table:style-name="ce0" office:value-type="float" office:value="9.7"/>
          <table:table-cell table:style-name="ce0" office:value-type="float" office:value="7.9"/>
          <table:table-cell table:style-name="ce0" office:value-type="float" office:value="6.9"/>
          <table:table-cell table:style-name="ce0" office:value-type="float" office:value="6.9"/>
          <table:table-cell table:style-name="ce0" office:value-type="float" office:value="8.0"/>
          <table:table-cell table:style-name="ce0" office:value-type="float" office:value="6.5"/>
          <table:table-cell table:style-name="ce0" office:value-type="float" office:value="8.7"/>
          <table:table-cell table:style-name="ce0" office:value-type="float" office:value="6.6"/>
          <table:table-cell table:style-name="ce0" office:value-type="float" office:value="5.5"/>
          <table:table-cell table:style-name="ce0" office:value-type="float" office:value="6.4"/>
          <table:table-cell table:style-name="ce0" office:value-type="float" office:value="7.5"/>
          <table:table-cell table:style-name="ce0" office:value-type="float" office:value="6.1"/>
          <table:table-cell table:style-name="ce0" office:value-type="float" office:value="7.7"/>
          <table:table-cell table:style-name="ce0" office:value-type="float" office:value="6.1"/>
          <table:table-cell table:style-name="ce0" office:value-type="float" office:value="5.4"/>
          <table:table-cell table:style-name="ce0" office:value-type="float" office:value="7.3"/>
          <table:table-cell table:style-name="ce0" office:value-type="float" office:value="8.4"/>
          <table:table-cell table:style-name="ce0" office:value-type="float" office:value="7.0"/>
          <table:table-cell table:style-name="ce0" office:value-type="float" office:value="9.2"/>
          <table:table-cell table:style-name="ce0" office:value-type="float" office:value="7.1"/>
          <table:table-cell table:style-name="ce0" office:value-type="float" office:value="5.6"/>
          <table:table-cell table:style-name="ce0" office:value-type="float" office:value="6.3"/>
          <table:table-cell table:style-name="ce0" office:value-type="float" office:value="7.4"/>
          <table:table-cell table:style-name="ce0" office:value-type="float" office:value="5.7"/>
          <table:table-cell table:style-name="ce0" office:value-type="float" office:value="9.3"/>
          <table:table-cell table:style-name="ce0" office:value-type="float" office:value="6.1"/>
          <table:table-cell table:style-name="ce0" office:value-type="float" office:value="4.9"/>
          <table:table-cell table:style-name="ce0" office:value-type="float" office:value="5.9"/>
          <table:table-cell table:style-name="ce0" office:value-type="float" office:value="7.1"/>
          <table:table-cell table:style-name="ce0" office:value-type="float" office:value="5.3"/>
          <table:table-cell table:style-name="ce0" office:value-type="float" office:value="9.8"/>
          <table:table-cell table:style-name="ce0" office:value-type="float" office:value="5.7"/>
          <table:table-cell table:style-name="ce0" office:value-type="float" office:value="4.7"/>
          <table:table-cell table:style-name="ce0" office:value-type="float" office:value="6.6"/>
          <table:table-cell table:style-name="ce0" office:value-type="float" office:value="7.7"/>
          <table:table-cell table:style-name="ce0" office:value-type="float" office:value="6.1"/>
          <table:table-cell table:style-name="ce0" office:value-type="float" office:value="8.9"/>
          <table:table-cell table:style-name="ce0" office:value-type="float" office:value="6.5"/>
          <table:table-cell table:style-name="ce0" office:value-type="float" office:value="5.0"/>
          <table:table-cell table:style-name="ce0" office:value-type="float" office:value="4.5"/>
          <table:table-cell table:style-name="ce0" office:value-type="float" office:value="5.6"/>
          <table:table-cell table:style-name="ce0" office:value-type="float" office:value="3.9"/>
          <table:table-cell table:style-name="ce0" office:value-type="float" office:value="7.9"/>
          <table:table-cell table:style-name="ce0" office:value-type="float" office:value="4.2"/>
          <table:table-cell table:style-name="ce0" office:value-type="float" office:value="3.5"/>
          <table:table-cell table:style-name="ce0" office:value-type="float" office:value="4.3"/>
          <table:table-cell table:style-name="ce0" office:value-type="float" office:value="5.5"/>
          <table:table-cell table:style-name="ce0" office:value-type="float" office:value="3.7"/>
          <table:table-cell table:style-name="ce0" office:value-type="float" office:value="8.5"/>
          <table:table-cell table:style-name="ce0" office:value-type="float" office:value="4.1"/>
          <table:table-cell table:style-name="ce0" office:value-type="float" office:value="3.5"/>
          <table:table-cell table:style-name="ce0" office:value-type="float" office:value="4.6"/>
          <table:table-cell table:style-name="ce0" office:value-type="float" office:value="5.7"/>
          <table:table-cell table:style-name="ce0" office:value-type="float" office:value="3.9"/>
          <table:table-cell table:style-name="ce0" office:value-type="float" office:value="7.4"/>
          <table:table-cell table:style-name="ce0" office:value-type="float" office:value="4.4"/>
          <table:table-cell table:style-name="ce0" office:value-type="float" office:value="3.6"/>
          <table:table-cell table:style-name="ce0" office:value-type="float" office:value="5.6"/>
          <table:table-cell table:style-name="ce0" office:value-type="float" office:value="6.9"/>
          <table:table-cell table:style-name="ce0" office:value-type="float" office:value="5.0"/>
          <table:table-cell table:style-name="ce0" office:value-type="float" office:value="8.5"/>
          <table:table-cell table:style-name="ce0" office:value-type="float" office:value="5.4"/>
          <table:table-cell table:style-name="ce0" office:value-type="float" office:value="3.9"/>
          <table:table-cell table:style-name="ce0" office:value-type="float" office:value="5.3"/>
          <table:table-cell table:style-name="ce0" office:value-type="float" office:value="6.6"/>
          <table:table-cell table:style-name="ce0" office:value-type="float" office:value="4.8"/>
          <table:table-cell table:style-name="ce0" office:value-type="float" office:value="9.1"/>
          <table:table-cell table:style-name="ce0" office:value-type="float" office:value="5.0"/>
          <table:table-cell table:style-name="ce0" office:value-type="float" office:value="3.6"/>
          <table:table-cell table:style-name="ce0" office:value-type="float" office:value="5.9"/>
          <table:table-cell table:style-name="ce0" office:value-type="float" office:value="7.1"/>
          <table:table-cell table:style-name="ce0" office:value-type="float" office:value="5.2"/>
          <table:table-cell table:style-name="ce0" office:value-type="float" office:value="7.9"/>
          <table:table-cell table:style-name="ce0" office:value-type="float" office:value="5.7"/>
          <table:table-cell table:style-name="ce0" office:value-type="float" office:value="4.2"/>
          <table:table-cell table:style-name="ce0" office:value-type="float" office:value="4.8"/>
          <table:table-cell table:style-name="ce0" office:value-type="float" office:value="6.0"/>
          <table:table-cell table:style-name="ce0" office:value-type="float" office:value="4.0"/>
          <table:table-cell table:style-name="ce0" office:value-type="float" office:value="8.0"/>
          <table:table-cell table:style-name="ce0" office:value-type="float" office:value="4.5"/>
          <table:table-cell table:style-name="ce0" office:value-type="float" office:value="4.4"/>
          <table:table-cell table:style-name="ce0" office:value-type="float" office:value="4.6"/>
          <table:table-cell table:style-name="ce0" office:value-type="float" office:value="6.0"/>
          <table:table-cell table:style-name="ce0" office:value-type="float" office:value="3.8"/>
          <table:table-cell table:style-name="ce0" office:value-type="float" office:value="8.7"/>
          <table:table-cell table:style-name="ce0" office:value-type="float" office:value="4.2"/>
          <table:table-cell table:style-name="ce0" office:value-type="float" office:value="4.0"/>
          <table:table-cell table:style-name="ce0" office:value-type="float" office:value="4.9"/>
          <table:table-cell table:style-name="ce0" office:value-type="float" office:value="6.1"/>
          <table:table-cell table:style-name="ce0" office:value-type="float" office:value="4.2"/>
          <table:table-cell table:style-name="ce0" office:value-type="float" office:value="7.3"/>
          <table:table-cell table:style-name="ce0" office:value-type="float" office:value="4.7"/>
          <table:table-cell table:style-name="ce0" office:value-type="float" office:value="4.7"/>
          <table:table-cell table:style-name="ce0" office:value-type="float" office:value="3.9"/>
          <table:table-cell table:style-name="ce0" office:value-type="float" office:value="5.0"/>
          <table:table-cell table:style-name="ce0" office:value-type="float" office:value="3.2"/>
          <table:table-cell table:style-name="ce0" office:value-type="float" office:value="8.8"/>
          <table:table-cell table:style-name="ce0" office:value-type="float" office:value="3.6"/>
          <table:table-cell table:style-name="ce0" office:value-type="float" office:value="3.2"/>
          <table:table-cell table:style-name="ce0" office:value-type="float" office:value="3.7"/>
          <table:table-cell table:style-name="ce0" office:value-type="float" office:value="4.8"/>
          <table:table-cell table:style-name="ce0" office:value-type="float" office:value="3.1"/>
          <table:table-cell table:style-name="ce0" office:value-type="float" office:value="8.6"/>
          <table:table-cell table:style-name="ce0" office:value-type="float" office:value="3.4"/>
          <table:table-cell table:style-name="ce0" office:value-type="float" office:value="4.2"/>
          <table:table-cell table:style-name="ce0" office:value-type="float" office:value="4.0"/>
          <table:table-cell table:style-name="ce0" office:value-type="float" office:value="5.2"/>
          <table:table-cell table:style-name="ce0" office:value-type="float" office:value="3.3"/>
          <table:table-cell table:style-name="ce0" office:value-type="float" office:value="9.2"/>
          <table:table-cell table:style-name="ce0" office:value-type="float" office:value="3.7"/>
          <table:table-cell table:style-name="ce0" office:value-type="float" office:value="2.3"/>
          <table:table-cell table:style-name="ce0" office:value-type="float" office:value="3.1"/>
          <table:table-cell table:style-name="ce0" office:value-type="float" office:value="4.3"/>
          <table:table-cell table:style-name="ce0" office:value-type="float" office:value="2.3"/>
          <table:table-cell table:style-name="ce0" office:value-type="float" office:value="6.1"/>
          <table:table-cell table:style-name="ce0" office:value-type="float" office:value="2.7"/>
          <table:table-cell table:style-name="ce0" office:value-type="float" office:value="2.4"/>
          <table:table-cell table:style-name="ce0" office:value-type="float" office:value="2.9"/>
          <table:table-cell table:style-name="ce0" office:value-type="float" office:value="4.0"/>
          <table:table-cell table:style-name="ce0" office:value-type="float" office:value="2.4"/>
          <table:table-cell table:style-name="ce0" office:value-type="float" office:value="6.6"/>
          <table:table-cell table:style-name="ce0" office:value-type="float" office:value="2.6"/>
          <table:table-cell table:style-name="ce0" office:value-type="float" office:value="2.1"/>
          <table:table-cell table:style-name="ce0" office:value-type="float" office:value="3.2"/>
          <table:table-cell table:style-name="ce0" office:value-type="float" office:value="4.4"/>
          <table:table-cell table:style-name="ce0" office:value-type="float" office:value="2.3"/>
          <table:table-cell table:style-name="ce0" office:value-type="float" office:value="5.9"/>
          <table:table-cell table:style-name="ce0" office:value-type="float" office:value="2.8"/>
          <table:table-cell table:style-name="ce0" office:value-type="float" office:value="2.7"/>
        </table:table-row>
        <table:table-row table:style-name="ro1">
          <table:table-cell table:style-name="ce0" office:value-type="string">
            <text:p>Minas Gerais</text:p>
          </table:table-cell>
          <table:table-cell table:style-name="ce0" office:value-type="float" office:value="9.4"/>
          <table:table-cell table:style-name="ce0" office:value-type="float" office:value="10.1"/>
          <table:table-cell table:style-name="ce0" office:value-type="float" office:value="8.7"/>
          <table:table-cell table:style-name="ce0" office:value-type="float" office:value="10.7"/>
          <table:table-cell table:style-name="ce0" office:value-type="float" office:value="8.9"/>
          <table:table-cell table:style-name="ce0" office:value-type="float" office:value="7.8"/>
          <table:table-cell table:style-name="ce0" office:value-type="float" office:value="9.1"/>
          <table:table-cell table:style-name="ce0" office:value-type="float" office:value="9.8"/>
          <table:table-cell table:style-name="ce0" office:value-type="float" office:value="8.5"/>
          <table:table-cell table:style-name="ce0" office:value-type="float" office:value="10.8"/>
          <table:table-cell table:style-name="ce0" office:value-type="float" office:value="8.7"/>
          <table:table-cell table:style-name="ce0" office:value-type="float" office:value="7.2"/>
          <table:table-cell table:style-name="ce0" office:value-type="float" office:value="9.7"/>
          <table:table-cell table:style-name="ce0" office:value-type="float" office:value="10.4"/>
          <table:table-cell table:style-name="ce0" office:value-type="float" office:value="9.0"/>
          <table:table-cell table:style-name="ce0" office:value-type="float" office:value="10.6"/>
          <table:table-cell table:style-name="ce0" office:value-type="float" office:value="9.2"/>
          <table:table-cell table:style-name="ce0" office:value-type="float" office:value="8.3"/>
          <table:table-cell table:style-name="ce0" office:value-type="float" office:value="6.1"/>
          <table:table-cell table:style-name="ce0" office:value-type="float" office:value="6.2"/>
          <table:table-cell table:style-name="ce0" office:value-type="float" office:value="6.1"/>
          <table:table-cell table:style-name="ce0" office:value-type="float" office:value="6.2"/>
          <table:table-cell table:style-name="ce0" office:value-type="float" office:value="6.1"/>
          <table:table-cell table:style-name="ce0" office:value-type="float" office:value="5.0"/>
          <table:table-cell table:style-name="ce0" office:value-type="float" office:value="6.1"/>
          <table:table-cell table:style-name="ce0" office:value-type="float" office:value="6.1"/>
          <table:table-cell table:style-name="ce0" office:value-type="float" office:value="6.1"/>
          <table:table-cell table:style-name="ce0" office:value-type="float" office:value="5.8"/>
          <table:table-cell table:style-name="ce0" office:value-type="float" office:value="6.1"/>
          <table:table-cell table:style-name="ce0" office:value-type="float" office:value="4.8"/>
          <table:table-cell table:style-name="ce0" office:value-type="float" office:value="6.2"/>
          <table:table-cell table:style-name="ce0" office:value-type="float" office:value="6.2"/>
          <table:table-cell table:style-name="ce0" office:value-type="float" office:value="6.2"/>
          <table:table-cell table:style-name="ce0" office:value-type="float" office:value="6.5"/>
          <table:table-cell table:style-name="ce0" office:value-type="float" office:value="6.2"/>
          <table:table-cell table:style-name="ce0" office:value-type="float" office:value="5.2"/>
          <table:table-cell table:style-name="ce0" office:value-type="float" office:value="9.0"/>
          <table:table-cell table:style-name="ce0" office:value-type="float" office:value="9.2"/>
          <table:table-cell table:style-name="ce0" office:value-type="float" office:value="8.9"/>
          <table:table-cell table:style-name="ce0" office:value-type="float" office:value="9.0"/>
          <table:table-cell table:style-name="ce0" office:value-type="float" office:value="9.0"/>
          <table:table-cell table:style-name="ce0" office:value-type="float" office:value="7.6"/>
          <table:table-cell table:style-name="ce0" office:value-type="float" office:value="8.9"/>
          <table:table-cell table:style-name="ce0" office:value-type="float" office:value="9.1"/>
          <table:table-cell table:style-name="ce0" office:value-type="float" office:value="8.7"/>
          <table:table-cell table:style-name="ce0" office:value-type="float" office:value="9.1"/>
          <table:table-cell table:style-name="ce0" office:value-type="float" office:value="8.8"/>
          <table:table-cell table:style-name="ce0" office:value-type="float" office:value="7.9"/>
          <table:table-cell table:style-name="ce0" office:value-type="float" office:value="9.2"/>
          <table:table-cell table:style-name="ce0" office:value-type="float" office:value="9.3"/>
          <table:table-cell table:style-name="ce0" office:value-type="float" office:value="9.1"/>
          <table:table-cell table:style-name="ce0" office:value-type="float" office:value="8.9"/>
          <table:table-cell table:style-name="ce0" office:value-type="float" office:value="9.1"/>
          <table:table-cell table:style-name="ce0" office:value-type="float" office:value="7.3"/>
          <table:table-cell table:style-name="ce0" office:value-type="float" office:value="11.5"/>
          <table:table-cell table:style-name="ce0" office:value-type="float" office:value="12.1"/>
          <table:table-cell table:style-name="ce0" office:value-type="float" office:value="11.1"/>
          <table:table-cell table:style-name="ce0" office:value-type="float" office:value="11.5"/>
          <table:table-cell table:style-name="ce0" office:value-type="float" office:value="11.3"/>
          <table:table-cell table:style-name="ce0" office:value-type="float" office:value="9.7"/>
          <table:table-cell table:style-name="ce0" office:value-type="float" office:value="11.2"/>
          <table:table-cell table:style-name="ce0" office:value-type="float" office:value="11.7"/>
          <table:table-cell table:style-name="ce0" office:value-type="float" office:value="10.7"/>
          <table:table-cell table:style-name="ce0" office:value-type="float" office:value="11.5"/>
          <table:table-cell table:style-name="ce0" office:value-type="float" office:value="10.9"/>
          <table:table-cell table:style-name="ce0" office:value-type="float" office:value="8.9"/>
          <table:table-cell table:style-name="ce0" office:value-type="float" office:value="11.9"/>
          <table:table-cell table:style-name="ce0" office:value-type="float" office:value="12.4"/>
          <table:table-cell table:style-name="ce0" office:value-type="float" office:value="11.5"/>
          <table:table-cell table:style-name="ce0" office:value-type="float" office:value="11.5"/>
          <table:table-cell table:style-name="ce0" office:value-type="float" office:value="11.7"/>
          <table:table-cell table:style-name="ce0" office:value-type="float" office:value="10.6"/>
          <table:table-cell table:style-name="ce0" office:value-type="float" office:value="11.0"/>
          <table:table-cell table:style-name="ce0" office:value-type="float" office:value="11.4"/>
          <table:table-cell table:style-name="ce0" office:value-type="float" office:value="10.7"/>
          <table:table-cell table:style-name="ce0" office:value-type="float" office:value="10.6"/>
          <table:table-cell table:style-name="ce0" office:value-type="float" office:value="10.9"/>
          <table:table-cell table:style-name="ce0" office:value-type="float" office:value="9.4"/>
          <table:table-cell table:style-name="ce0" office:value-type="float" office:value="10.8"/>
          <table:table-cell table:style-name="ce0" office:value-type="float" office:value="11.1"/>
          <table:table-cell table:style-name="ce0" office:value-type="float" office:value="10.4"/>
          <table:table-cell table:style-name="ce0" office:value-type="float" office:value="11.3"/>
          <table:table-cell table:style-name="ce0" office:value-type="float" office:value="10.6"/>
          <table:table-cell table:style-name="ce0" office:value-type="float" office:value="8.4"/>
          <table:table-cell table:style-name="ce0" office:value-type="float" office:value="11.3"/>
          <table:table-cell table:style-name="ce0" office:value-type="float" office:value="11.6"/>
          <table:table-cell table:style-name="ce0" office:value-type="float" office:value="11.0"/>
          <table:table-cell table:style-name="ce0" office:value-type="float" office:value="9.8"/>
          <table:table-cell table:style-name="ce0" office:value-type="float" office:value="11.2"/>
          <table:table-cell table:style-name="ce0" office:value-type="float" office:value="10.4"/>
          <table:table-cell table:style-name="ce0" office:value-type="float" office:value="11.7"/>
          <table:table-cell table:style-name="ce0" office:value-type="float" office:value="12.3"/>
          <table:table-cell table:style-name="ce0" office:value-type="float" office:value="11.2"/>
          <table:table-cell table:style-name="ce0" office:value-type="float" office:value="11.8"/>
          <table:table-cell table:style-name="ce0" office:value-type="float" office:value="11.4"/>
          <table:table-cell table:style-name="ce0" office:value-type="float" office:value="9.9"/>
          <table:table-cell table:style-name="ce0" office:value-type="float" office:value="11.3"/>
          <table:table-cell table:style-name="ce0" office:value-type="float" office:value="11.9"/>
          <table:table-cell table:style-name="ce0" office:value-type="float" office:value="10.7"/>
          <table:table-cell table:style-name="ce0" office:value-type="float" office:value="11.6"/>
          <table:table-cell table:style-name="ce0" office:value-type="float" office:value="11.0"/>
          <table:table-cell table:style-name="ce0" office:value-type="float" office:value="9.1"/>
          <table:table-cell table:style-name="ce0" office:value-type="float" office:value="12.2"/>
          <table:table-cell table:style-name="ce0" office:value-type="float" office:value="12.7"/>
          <table:table-cell table:style-name="ce0" office:value-type="float" office:value="11.7"/>
          <table:table-cell table:style-name="ce0" office:value-type="float" office:value="11.9"/>
          <table:table-cell table:style-name="ce0" office:value-type="float" office:value="11.9"/>
          <table:table-cell table:style-name="ce0" office:value-type="float" office:value="10.7"/>
          <table:table-cell table:style-name="ce0" office:value-type="float" office:value="9.3"/>
          <table:table-cell table:style-name="ce0" office:value-type="float" office:value="10.2"/>
          <table:table-cell table:style-name="ce0" office:value-type="float" office:value="8.5"/>
          <table:table-cell table:style-name="ce0" office:value-type="float" office:value="10.9"/>
          <table:table-cell table:style-name="ce0" office:value-type="float" office:value="8.8"/>
          <table:table-cell table:style-name="ce0" office:value-type="float" office:value="7.7"/>
          <table:table-cell table:style-name="ce0" office:value-type="float" office:value="9.0"/>
          <table:table-cell table:style-name="ce0" office:value-type="float" office:value="9.9"/>
          <table:table-cell table:style-name="ce0" office:value-type="float" office:value="8.2"/>
          <table:table-cell table:style-name="ce0" office:value-type="float" office:value="11.0"/>
          <table:table-cell table:style-name="ce0" office:value-type="float" office:value="8.5"/>
          <table:table-cell table:style-name="ce0" office:value-type="float" office:value="7.1"/>
          <table:table-cell table:style-name="ce0" office:value-type="float" office:value="9.6"/>
          <table:table-cell table:style-name="ce0" office:value-type="float" office:value="10.4"/>
          <table:table-cell table:style-name="ce0" office:value-type="float" office:value="8.7"/>
          <table:table-cell table:style-name="ce0" office:value-type="float" office:value="10.8"/>
          <table:table-cell table:style-name="ce0" office:value-type="float" office:value="9.1"/>
          <table:table-cell table:style-name="ce0" office:value-type="float" office:value="8.2"/>
          <table:table-cell table:style-name="ce0" office:value-type="float" office:value="10.1"/>
          <table:table-cell table:style-name="ce0" office:value-type="float" office:value="11.0"/>
          <table:table-cell table:style-name="ce0" office:value-type="float" office:value="9.3"/>
          <table:table-cell table:style-name="ce0" office:value-type="float" office:value="11.5"/>
          <table:table-cell table:style-name="ce0" office:value-type="float" office:value="9.5"/>
          <table:table-cell table:style-name="ce0" office:value-type="float" office:value="8.5"/>
          <table:table-cell table:style-name="ce0" office:value-type="float" office:value="9.6"/>
          <table:table-cell table:style-name="ce0" office:value-type="float" office:value="10.5"/>
          <table:table-cell table:style-name="ce0" office:value-type="float" office:value="8.9"/>
          <table:table-cell table:style-name="ce0" office:value-type="float" office:value="11.4"/>
          <table:table-cell table:style-name="ce0" office:value-type="float" office:value="9.1"/>
          <table:table-cell table:style-name="ce0" office:value-type="float" office:value="7.8"/>
          <table:table-cell table:style-name="ce0" office:value-type="float" office:value="10.5"/>
          <table:table-cell table:style-name="ce0" office:value-type="float" office:value="11.4"/>
          <table:table-cell table:style-name="ce0" office:value-type="float" office:value="9.7"/>
          <table:table-cell table:style-name="ce0" office:value-type="float" office:value="11.5"/>
          <table:table-cell table:style-name="ce0" office:value-type="float" office:value="9.9"/>
          <table:table-cell table:style-name="ce0" office:value-type="float" office:value="9.2"/>
          <table:table-cell table:style-name="ce0" office:value-type="float" office:value="11.9"/>
          <table:table-cell table:style-name="ce0" office:value-type="float" office:value="12.7"/>
          <table:table-cell table:style-name="ce0" office:value-type="float" office:value="11.3"/>
          <table:table-cell table:style-name="ce0" office:value-type="float" office:value="12.7"/>
          <table:table-cell table:style-name="ce0" office:value-type="float" office:value="11.5"/>
          <table:table-cell table:style-name="ce0" office:value-type="float" office:value="9.8"/>
          <table:table-cell table:style-name="ce0" office:value-type="float" office:value="11.4"/>
          <table:table-cell table:style-name="ce0" office:value-type="float" office:value="12.3"/>
          <table:table-cell table:style-name="ce0" office:value-type="float" office:value="10.8"/>
          <table:table-cell table:style-name="ce0" office:value-type="float" office:value="12.3"/>
          <table:table-cell table:style-name="ce0" office:value-type="float" office:value="11.0"/>
          <table:table-cell table:style-name="ce0" office:value-type="float" office:value="9.0"/>
          <table:table-cell table:style-name="ce0" office:value-type="float" office:value="12.4"/>
          <table:table-cell table:style-name="ce0" office:value-type="float" office:value="13.2"/>
          <table:table-cell table:style-name="ce0" office:value-type="float" office:value="11.9"/>
          <table:table-cell table:style-name="ce0" office:value-type="float" office:value="13.0"/>
          <table:table-cell table:style-name="ce0" office:value-type="float" office:value="12.0"/>
          <table:table-cell table:style-name="ce0" office:value-type="float" office:value="10.6"/>
          <table:table-cell table:style-name="ce0" office:value-type="float" office:value="11.7"/>
          <table:table-cell table:style-name="ce0" office:value-type="float" office:value="12.6"/>
          <table:table-cell table:style-name="ce0" office:value-type="float" office:value="11.0"/>
          <table:table-cell table:style-name="ce0" office:value-type="float" office:value="12.3"/>
          <table:table-cell table:style-name="ce0" office:value-type="float" office:value="11.2"/>
          <table:table-cell table:style-name="ce0" office:value-type="float" office:value="10.1"/>
          <table:table-cell table:style-name="ce0" office:value-type="float" office:value="11.2"/>
          <table:table-cell table:style-name="ce0" office:value-type="float" office:value="12.1"/>
          <table:table-cell table:style-name="ce0" office:value-type="float" office:value="10.5"/>
          <table:table-cell table:style-name="ce0" office:value-type="float" office:value="12.0"/>
          <table:table-cell table:style-name="ce0" office:value-type="float" office:value="10.7"/>
          <table:table-cell table:style-name="ce0" office:value-type="float" office:value="9.2"/>
          <table:table-cell table:style-name="ce0" office:value-type="float" office:value="12.2"/>
          <table:table-cell table:style-name="ce0" office:value-type="float" office:value="13.0"/>
          <table:table-cell table:style-name="ce0" office:value-type="float" office:value="11.5"/>
          <table:table-cell table:style-name="ce0" office:value-type="float" office:value="12.4"/>
          <table:table-cell table:style-name="ce0" office:value-type="float" office:value="11.7"/>
          <table:table-cell table:style-name="ce0" office:value-type="float" office:value="10.8"/>
          <table:table-cell table:style-name="ce0" office:value-type="float" office:value="11.3"/>
          <table:table-cell table:style-name="ce0" office:value-type="float" office:value="12.2"/>
          <table:table-cell table:style-name="ce0" office:value-type="float" office:value="10.6"/>
          <table:table-cell table:style-name="ce0" office:value-type="float" office:value="12.7"/>
          <table:table-cell table:style-name="ce0" office:value-type="float" office:value="10.8"/>
          <table:table-cell table:style-name="ce0" office:value-type="float" office:value="9.9"/>
          <table:table-cell table:style-name="ce0" office:value-type="float" office:value="10.8"/>
          <table:table-cell table:style-name="ce0" office:value-type="float" office:value="11.7"/>
          <table:table-cell table:style-name="ce0" office:value-type="float" office:value="10.2"/>
          <table:table-cell table:style-name="ce0" office:value-type="float" office:value="12.2"/>
          <table:table-cell table:style-name="ce0" office:value-type="float" office:value="10.3"/>
          <table:table-cell table:style-name="ce0" office:value-type="float" office:value="9.0"/>
          <table:table-cell table:style-name="ce0" office:value-type="float" office:value="11.8"/>
          <table:table-cell table:style-name="ce0" office:value-type="float" office:value="12.6"/>
          <table:table-cell table:style-name="ce0" office:value-type="float" office:value="11.1"/>
          <table:table-cell table:style-name="ce0" office:value-type="float" office:value="13.1"/>
          <table:table-cell table:style-name="ce0" office:value-type="float" office:value="11.2"/>
          <table:table-cell table:style-name="ce0" office:value-type="float" office:value="10.7"/>
          <table:table-cell table:style-name="ce0" office:value-type="float" office:value="10.4"/>
          <table:table-cell table:style-name="ce0" office:value-type="float" office:value="11.5"/>
          <table:table-cell table:style-name="ce0" office:value-type="float" office:value="9.6"/>
          <table:table-cell table:style-name="ce0" office:value-type="float" office:value="11.9"/>
          <table:table-cell table:style-name="ce0" office:value-type="float" office:value="9.8"/>
          <table:table-cell table:style-name="ce0" office:value-type="float" office:value="8.8"/>
          <table:table-cell table:style-name="ce0" office:value-type="float" office:value="9.9"/>
          <table:table-cell table:style-name="ce0" office:value-type="float" office:value="11.0"/>
          <table:table-cell table:style-name="ce0" office:value-type="float" office:value="9.1"/>
          <table:table-cell table:style-name="ce0" office:value-type="float" office:value="11.8"/>
          <table:table-cell table:style-name="ce0" office:value-type="float" office:value="9.3"/>
          <table:table-cell table:style-name="ce0" office:value-type="float" office:value="8.5"/>
          <table:table-cell table:style-name="ce0" office:value-type="float" office:value="10.9"/>
          <table:table-cell table:style-name="ce0" office:value-type="float" office:value="11.9"/>
          <table:table-cell table:style-name="ce0" office:value-type="float" office:value="10.2"/>
          <table:table-cell table:style-name="ce0" office:value-type="float" office:value="11.9"/>
          <table:table-cell table:style-name="ce0" office:value-type="float" office:value="10.3"/>
          <table:table-cell table:style-name="ce0" office:value-type="float" office:value="9.2"/>
          <table:table-cell table:style-name="ce0" office:value-type="float" office:value="9.3"/>
          <table:table-cell table:style-name="ce0" office:value-type="float" office:value="10.4"/>
          <table:table-cell table:style-name="ce0" office:value-type="float" office:value="8.4"/>
          <table:table-cell table:style-name="ce0" office:value-type="float" office:value="11.3"/>
          <table:table-cell table:style-name="ce0" office:value-type="float" office:value="8.7"/>
          <table:table-cell table:style-name="ce0" office:value-type="float" office:value="7.3"/>
          <table:table-cell table:style-name="ce0" office:value-type="float" office:value="8.8"/>
          <table:table-cell table:style-name="ce0" office:value-type="float" office:value="9.9"/>
          <table:table-cell table:style-name="ce0" office:value-type="float" office:value="7.9"/>
          <table:table-cell table:style-name="ce0" office:value-type="float" office:value="11.4"/>
          <table:table-cell table:style-name="ce0" office:value-type="float" office:value="8.2"/>
          <table:table-cell table:style-name="ce0" office:value-type="float" office:value="6.0"/>
          <table:table-cell table:style-name="ce0" office:value-type="float" office:value="9.8"/>
          <table:table-cell table:style-name="ce0" office:value-type="float" office:value="10.8"/>
          <table:table-cell table:style-name="ce0" office:value-type="float" office:value="8.9"/>
          <table:table-cell table:style-name="ce0" office:value-type="float" office:value="11.3"/>
          <table:table-cell table:style-name="ce0" office:value-type="float" office:value="9.1"/>
          <table:table-cell table:style-name="ce0" office:value-type="float" office:value="8.6"/>
          <table:table-cell table:style-name="ce0" office:value-type="float" office:value="8.7"/>
          <table:table-cell table:style-name="ce0" office:value-type="float" office:value="9.7"/>
          <table:table-cell table:style-name="ce0" office:value-type="float" office:value="7.8"/>
          <table:table-cell table:style-name="ce0" office:value-type="float" office:value="10.4"/>
          <table:table-cell table:style-name="ce0" office:value-type="float" office:value="8.0"/>
          <table:table-cell table:style-name="ce0" office:value-type="float" office:value="7.4"/>
          <table:table-cell table:style-name="ce0" office:value-type="float" office:value="8.2"/>
          <table:table-cell table:style-name="ce0" office:value-type="float" office:value="9.2"/>
          <table:table-cell table:style-name="ce0" office:value-type="float" office:value="7.4"/>
          <table:table-cell table:style-name="ce0" office:value-type="float" office:value="10.7"/>
          <table:table-cell table:style-name="ce0" office:value-type="float" office:value="7.6"/>
          <table:table-cell table:style-name="ce0" office:value-type="float" office:value="6.7"/>
          <table:table-cell table:style-name="ce0" office:value-type="float" office:value="9.1"/>
          <table:table-cell table:style-name="ce0" office:value-type="float" office:value="10.2"/>
          <table:table-cell table:style-name="ce0" office:value-type="float" office:value="8.1"/>
          <table:table-cell table:style-name="ce0" office:value-type="float" office:value="10.2"/>
          <table:table-cell table:style-name="ce0" office:value-type="float" office:value="8.4"/>
          <table:table-cell table:style-name="ce0" office:value-type="float" office:value="8.0"/>
          <table:table-cell table:style-name="ce0" office:value-type="float" office:value="8.3"/>
          <table:table-cell table:style-name="ce0" office:value-type="float" office:value="9.4"/>
          <table:table-cell table:style-name="ce0" office:value-type="float" office:value="7.1"/>
          <table:table-cell table:style-name="ce0" office:value-type="float" office:value="9.6"/>
          <table:table-cell table:style-name="ce0" office:value-type="float" office:value="7.5"/>
          <table:table-cell table:style-name="ce0" office:value-type="float" office:value="7.1"/>
          <table:table-cell table:style-name="ce0" office:value-type="float" office:value="7.9"/>
          <table:table-cell table:style-name="ce0" office:value-type="float" office:value="8.9"/>
          <table:table-cell table:style-name="ce0" office:value-type="float" office:value="6.8"/>
          <table:table-cell table:style-name="ce0" office:value-type="float" office:value="9.8"/>
          <table:table-cell table:style-name="ce0" office:value-type="float" office:value="7.1"/>
          <table:table-cell table:style-name="ce0" office:value-type="float" office:value="6.9"/>
          <table:table-cell table:style-name="ce0" office:value-type="float" office:value="8.6"/>
          <table:table-cell table:style-name="ce0" office:value-type="float" office:value="9.7"/>
          <table:table-cell table:style-name="ce0" office:value-type="float" office:value="7.4"/>
          <table:table-cell table:style-name="ce0" office:value-type="float" office:value="9.4"/>
          <table:table-cell table:style-name="ce0" office:value-type="float" office:value="7.8"/>
          <table:table-cell table:style-name="ce0" office:value-type="float" office:value="7.3"/>
          <table:table-cell table:style-name="ce0" office:value-type="float" office:value="7.7"/>
          <table:table-cell table:style-name="ce0" office:value-type="float" office:value="8.9"/>
          <table:table-cell table:style-name="ce0" office:value-type="float" office:value="6.2"/>
          <table:table-cell table:style-name="ce0" office:value-type="float" office:value="9.6"/>
          <table:table-cell table:style-name="ce0" office:value-type="float" office:value="6.8"/>
          <table:table-cell table:style-name="ce0" office:value-type="float" office:value="6.4"/>
          <table:table-cell table:style-name="ce0" office:value-type="float" office:value="7.4"/>
          <table:table-cell table:style-name="ce0" office:value-type="float" office:value="8.7"/>
          <table:table-cell table:style-name="ce0" office:value-type="float" office:value="6.1"/>
          <table:table-cell table:style-name="ce0" office:value-type="float" office:value="10.1"/>
          <table:table-cell table:style-name="ce0" office:value-type="float" office:value="6.5"/>
          <table:table-cell table:style-name="ce0" office:value-type="float" office:value="5.5"/>
          <table:table-cell table:style-name="ce0" office:value-type="float" office:value="7.9"/>
          <table:table-cell table:style-name="ce0" office:value-type="float" office:value="9.1"/>
          <table:table-cell table:style-name="ce0" office:value-type="float" office:value="6.4"/>
          <table:table-cell table:style-name="ce0" office:value-type="float" office:value="9.1"/>
          <table:table-cell table:style-name="ce0" office:value-type="float" office:value="7.0"/>
          <table:table-cell table:style-name="ce0" office:value-type="float" office:value="7.2"/>
          <table:table-cell table:style-name="ce0" office:value-type="float" office:value="6.0"/>
          <table:table-cell table:style-name="ce0" office:value-type="float" office:value="7.2"/>
          <table:table-cell table:style-name="ce0" office:value-type="float" office:value="4.3"/>
          <table:table-cell table:style-name="ce0" office:value-type="float" office:value="8.9"/>
          <table:table-cell table:style-name="ce0" office:value-type="float" office:value="5.0"/>
          <table:table-cell table:style-name="ce0" office:value-type="float" office:value="3.8"/>
          <table:table-cell table:style-name="ce0" office:value-type="float" office:value="6.0"/>
          <table:table-cell table:style-name="ce0" office:value-type="float" office:value="7.2"/>
          <table:table-cell table:style-name="ce0" office:value-type="float" office:value="4.4"/>
          <table:table-cell table:style-name="ce0" office:value-type="float" office:value="9.7"/>
          <table:table-cell table:style-name="ce0" office:value-type="float" office:value="5.0"/>
          <table:table-cell table:style-name="ce0" office:value-type="float" office:value="3.6"/>
          <table:table-cell table:style-name="ce0" office:value-type="float" office:value="6.0"/>
          <table:table-cell table:style-name="ce0" office:value-type="float" office:value="7.2"/>
          <table:table-cell table:style-name="ce0" office:value-type="float" office:value="4.2"/>
          <table:table-cell table:style-name="ce0" office:value-type="float" office:value="8.1"/>
          <table:table-cell table:style-name="ce0" office:value-type="float" office:value="4.9"/>
          <table:table-cell table:style-name="ce0" office:value-type="float" office:value="3.9"/>
          <table:table-cell table:style-name="ce0" office:value-type="float" office:value="7.0"/>
          <table:table-cell table:style-name="ce0" office:value-type="float" office:value="8.3"/>
          <table:table-cell table:style-name="ce0" office:value-type="float" office:value="5.4"/>
          <table:table-cell table:style-name="ce0" office:value-type="float" office:value="10.0"/>
          <table:table-cell table:style-name="ce0" office:value-type="float" office:value="6.0"/>
          <table:table-cell table:style-name="ce0" office:value-type="float" office:value="4.9"/>
          <table:table-cell table:style-name="ce0" office:value-type="float" office:value="6.9"/>
          <table:table-cell table:style-name="ce0" office:value-type="float" office:value="8.1"/>
          <table:table-cell table:style-name="ce0" office:value-type="float" office:value="5.3"/>
          <table:table-cell table:style-name="ce0" office:value-type="float" office:value="10.4"/>
          <table:table-cell table:style-name="ce0" office:value-type="float" office:value="5.9"/>
          <table:table-cell table:style-name="ce0" office:value-type="float" office:value="5.1"/>
          <table:table-cell table:style-name="ce0" office:value-type="float" office:value="7.2"/>
          <table:table-cell table:style-name="ce0" office:value-type="float" office:value="8.5"/>
          <table:table-cell table:style-name="ce0" office:value-type="float" office:value="5.5"/>
          <table:table-cell table:style-name="ce0" office:value-type="float" office:value="9.5"/>
          <table:table-cell table:style-name="ce0" office:value-type="float" office:value="6.2"/>
          <table:table-cell table:style-name="ce0" office:value-type="float" office:value="4.7"/>
          <table:table-cell table:style-name="ce0" office:value-type="float" office:value="6.3"/>
          <table:table-cell table:style-name="ce0" office:value-type="float" office:value="7.6"/>
          <table:table-cell table:style-name="ce0" office:value-type="float" office:value="4.5"/>
          <table:table-cell table:style-name="ce0" office:value-type="float" office:value="8.9"/>
          <table:table-cell table:style-name="ce0" office:value-type="float" office:value="5.1"/>
          <table:table-cell table:style-name="ce0" office:value-type="float" office:value="4.0"/>
          <table:table-cell table:style-name="ce0" office:value-type="float" office:value="6.2"/>
          <table:table-cell table:style-name="ce0" office:value-type="float" office:value="7.5"/>
          <table:table-cell table:style-name="ce0" office:value-type="float" office:value="4.5"/>
          <table:table-cell table:style-name="ce0" office:value-type="float" office:value="10.2"/>
          <table:table-cell table:style-name="ce0" office:value-type="float" office:value="5.2"/>
          <table:table-cell table:style-name="ce0" office:value-type="float" office:value="3.2"/>
          <table:table-cell table:style-name="ce0" office:value-type="float" office:value="6.3"/>
          <table:table-cell table:style-name="ce0" office:value-type="float" office:value="7.6"/>
          <table:table-cell table:style-name="ce0" office:value-type="float" office:value="4.4"/>
          <table:table-cell table:style-name="ce0" office:value-type="float" office:value="7.8"/>
          <table:table-cell table:style-name="ce0" office:value-type="float" office:value="5.1"/>
          <table:table-cell table:style-name="ce0" office:value-type="float" office:value="4.5"/>
          <table:table-cell table:style-name="ce0" office:value-type="float" office:value="5.5"/>
          <table:table-cell table:style-name="ce0" office:value-type="float" office:value="6.7"/>
          <table:table-cell table:style-name="ce0" office:value-type="float" office:value="3.6"/>
          <table:table-cell table:style-name="ce0" office:value-type="float" office:value="9.2"/>
          <table:table-cell table:style-name="ce0" office:value-type="float" office:value="4.3"/>
          <table:table-cell table:style-name="ce0" office:value-type="float" office:value="3.5"/>
          <table:table-cell table:style-name="ce0" office:value-type="float" office:value="5.5"/>
          <table:table-cell table:style-name="ce0" office:value-type="float" office:value="6.7"/>
          <table:table-cell table:style-name="ce0" office:value-type="float" office:value="3.8"/>
          <table:table-cell table:style-name="ce0" office:value-type="float" office:value="10.6"/>
          <table:table-cell table:style-name="ce0" office:value-type="float" office:value="4.3"/>
          <table:table-cell table:style-name="ce0" office:value-type="float" office:value="3.1"/>
          <table:table-cell table:style-name="ce0" office:value-type="float" office:value="5.5"/>
          <table:table-cell table:style-name="ce0" office:value-type="float" office:value="6.7"/>
          <table:table-cell table:style-name="ce0" office:value-type="float" office:value="3.4"/>
          <table:table-cell table:style-name="ce0" office:value-type="float" office:value="7.8"/>
          <table:table-cell table:style-name="ce0" office:value-type="float" office:value="4.2"/>
          <table:table-cell table:style-name="ce0" office:value-type="float" office:value="3.8"/>
          <table:table-cell table:style-name="ce0" office:value-type="float" office:value="4.5"/>
          <table:table-cell table:style-name="ce0" office:value-type="float" office:value="5.7"/>
          <table:table-cell table:style-name="ce0" office:value-type="float" office:value="2.7"/>
          <table:table-cell table:style-name="ce0" office:value-type="float" office:value="7.1"/>
          <table:table-cell table:style-name="ce0" office:value-type="float" office:value="3.3"/>
          <table:table-cell table:style-name="ce0" office:value-type="float" office:value="1.9"/>
          <table:table-cell table:style-name="ce0" office:value-type="float" office:value="4.6"/>
          <table:table-cell table:style-name="ce0" office:value-type="float" office:value="5.8"/>
          <table:table-cell table:style-name="ce0" office:value-type="float" office:value="3.0"/>
          <table:table-cell table:style-name="ce0" office:value-type="float" office:value="7.1"/>
          <table:table-cell table:style-name="ce0" office:value-type="float" office:value="3.5"/>
          <table:table-cell table:style-name="ce0" office:value-type="float" office:value="1.1"/>
          <table:table-cell table:style-name="ce0" office:value-type="float" office:value="4.4"/>
          <table:table-cell table:style-name="ce0" office:value-type="float" office:value="5.6"/>
          <table:table-cell table:style-name="ce0" office:value-type="float" office:value="2.5"/>
          <table:table-cell table:style-name="ce0" office:value-type="float" office:value="7.1"/>
          <table:table-cell table:style-name="ce0" office:value-type="float" office:value="3.2"/>
          <table:table-cell table:style-name="ce0" office:value-type="float" office:value="2.4"/>
        </table:table-row>
        <table:table-row table:style-name="ro1">
          <table:table-cell table:style-name="ce0" office:value-type="string">
            <text:p>Espírito Santo</text:p>
          </table:table-cell>
          <table:table-cell table:style-name="ce0" office:value-type="float" office:value="9.6"/>
          <table:table-cell table:style-name="ce0" office:value-type="float" office:value="10.2"/>
          <table:table-cell table:style-name="ce0" office:value-type="float" office:value="9.1"/>
          <table:table-cell table:style-name="ce0" office:value-type="float" office:value="11.1"/>
          <table:table-cell table:style-name="ce0" office:value-type="float" office:value="9.3"/>
          <table:table-cell table:style-name="ce0" office:value-type="float" office:value="8.9"/>
          <table:table-cell table:style-name="ce0" office:value-type="float" office:value="9.4"/>
          <table:table-cell table:style-name="ce0" office:value-type="float" office:value="10.0"/>
          <table:table-cell table:style-name="ce0" office:value-type="float" office:value="8.8"/>
          <table:table-cell table:style-name="ce0" office:value-type="float" office:value="10.6"/>
          <table:table-cell table:style-name="ce0" office:value-type="float" office:value="9.0"/>
          <table:table-cell table:style-name="ce0" office:value-type="float" office:value="8.9"/>
          <table:table-cell table:style-name="ce0" office:value-type="float" office:value="9.9"/>
          <table:table-cell table:style-name="ce0" office:value-type="float" office:value="10.5"/>
          <table:table-cell table:style-name="ce0" office:value-type="float" office:value="9.4"/>
          <table:table-cell table:style-name="ce0" office:value-type="float" office:value="11.4"/>
          <table:table-cell table:style-name="ce0" office:value-type="float" office:value="9.5"/>
          <table:table-cell table:style-name="ce0" office:value-type="float" office:value="9.0"/>
          <table:table-cell table:style-name="ce0" office:value-type="float" office:value="5.9"/>
          <table:table-cell table:style-name="ce0" office:value-type="float" office:value="6.0"/>
          <table:table-cell table:style-name="ce0" office:value-type="float" office:value="5.9"/>
          <table:table-cell table:style-name="ce0" office:value-type="float" office:value="5.5"/>
          <table:table-cell table:style-name="ce0" office:value-type="float" office:value="5.9"/>
          <table:table-cell table:style-name="ce0" office:value-type="float" office:value="5.8"/>
          <table:table-cell table:style-name="ce0" office:value-type="float" office:value="5.8"/>
          <table:table-cell table:style-name="ce0" office:value-type="float" office:value="6.0"/>
          <table:table-cell table:style-name="ce0" office:value-type="float" office:value="5.8"/>
          <table:table-cell table:style-name="ce0" office:value-type="float" office:value="5.1"/>
          <table:table-cell table:style-name="ce0" office:value-type="float" office:value="5.7"/>
          <table:table-cell table:style-name="ce0" office:value-type="float" office:value="5.7"/>
          <table:table-cell table:style-name="ce0" office:value-type="float" office:value="6.0"/>
          <table:table-cell table:style-name="ce0" office:value-type="float" office:value="6.1"/>
          <table:table-cell table:style-name="ce0" office:value-type="float" office:value="5.9"/>
          <table:table-cell table:style-name="ce0" office:value-type="float" office:value="6.0"/>
          <table:table-cell table:style-name="ce0" office:value-type="float" office:value="6.0"/>
          <table:table-cell table:style-name="ce0" office:value-type="float" office:value="5.8"/>
          <table:table-cell table:style-name="ce0" office:value-type="float" office:value="8.9"/>
          <table:table-cell table:style-name="ce0" office:value-type="float" office:value="9.2"/>
          <table:table-cell table:style-name="ce0" office:value-type="float" office:value="8.8"/>
          <table:table-cell table:style-name="ce0" office:value-type="float" office:value="8.8"/>
          <table:table-cell table:style-name="ce0" office:value-type="float" office:value="8.8"/>
          <table:table-cell table:style-name="ce0" office:value-type="float" office:value="8.6"/>
          <table:table-cell table:style-name="ce0" office:value-type="float" office:value="8.8"/>
          <table:table-cell table:style-name="ce0" office:value-type="float" office:value="9.0"/>
          <table:table-cell table:style-name="ce0" office:value-type="float" office:value="8.6"/>
          <table:table-cell table:style-name="ce0" office:value-type="float" office:value="8.8"/>
          <table:table-cell table:style-name="ce0" office:value-type="float" office:value="8.7"/>
          <table:table-cell table:style-name="ce0" office:value-type="float" office:value="8.6"/>
          <table:table-cell table:style-name="ce0" office:value-type="float" office:value="9.1"/>
          <table:table-cell table:style-name="ce0" office:value-type="float" office:value="9.3"/>
          <table:table-cell table:style-name="ce0" office:value-type="float" office:value="9.0"/>
          <table:table-cell table:style-name="ce0" office:value-type="float" office:value="8.8"/>
          <table:table-cell table:style-name="ce0" office:value-type="float" office:value="9.0"/>
          <table:table-cell table:style-name="ce0" office:value-type="float" office:value="8.5"/>
          <table:table-cell table:style-name="ce0" office:value-type="float" office:value="11.4"/>
          <table:table-cell table:style-name="ce0" office:value-type="float" office:value="12.0"/>
          <table:table-cell table:style-name="ce0" office:value-type="float" office:value="11.0"/>
          <table:table-cell table:style-name="ce0" office:value-type="float" office:value="11.8"/>
          <table:table-cell table:style-name="ce0" office:value-type="float" office:value="11.2"/>
          <table:table-cell table:style-name="ce0" office:value-type="float" office:value="10.7"/>
          <table:table-cell table:style-name="ce0" office:value-type="float" office:value="11.0"/>
          <table:table-cell table:style-name="ce0" office:value-type="float" office:value="11.6"/>
          <table:table-cell table:style-name="ce0" office:value-type="float" office:value="10.6"/>
          <table:table-cell table:style-name="ce0" office:value-type="float" office:value="11.4"/>
          <table:table-cell table:style-name="ce0" office:value-type="float" office:value="10.8"/>
          <table:table-cell table:style-name="ce0" office:value-type="float" office:value="9.9"/>
          <table:table-cell table:style-name="ce0" office:value-type="float" office:value="11.8"/>
          <table:table-cell table:style-name="ce0" office:value-type="float" office:value="12.4"/>
          <table:table-cell table:style-name="ce0" office:value-type="float" office:value="11.4"/>
          <table:table-cell table:style-name="ce0" office:value-type="float" office:value="12.0"/>
          <table:table-cell table:style-name="ce0" office:value-type="float" office:value="11.5"/>
          <table:table-cell table:style-name="ce0" office:value-type="float" office:value="11.5"/>
          <table:table-cell table:style-name="ce0" office:value-type="float" office:value="10.9"/>
          <table:table-cell table:style-name="ce0" office:value-type="float" office:value="11.2"/>
          <table:table-cell table:style-name="ce0" office:value-type="float" office:value="10.5"/>
          <table:table-cell table:style-name="ce0" office:value-type="float" office:value="11.1"/>
          <table:table-cell table:style-name="ce0" office:value-type="float" office:value="10.7"/>
          <table:table-cell table:style-name="ce0" office:value-type="float" office:value="10.3"/>
          <table:table-cell table:style-name="ce0" office:value-type="float" office:value="10.6"/>
          <table:table-cell table:style-name="ce0" office:value-type="float" office:value="11.0"/>
          <table:table-cell table:style-name="ce0" office:value-type="float" office:value="10.2"/>
          <table:table-cell table:style-name="ce0" office:value-type="float" office:value="10.6"/>
          <table:table-cell table:style-name="ce0" office:value-type="float" office:value="10.4"/>
          <table:table-cell table:style-name="ce0" office:value-type="float" office:value="9.8"/>
          <table:table-cell table:style-name="ce0" office:value-type="float" office:value="11.2"/>
          <table:table-cell table:style-name="ce0" office:value-type="float" office:value="11.5"/>
          <table:table-cell table:style-name="ce0" office:value-type="float" office:value="10.8"/>
          <table:table-cell table:style-name="ce0" office:value-type="float" office:value="11.3"/>
          <table:table-cell table:style-name="ce0" office:value-type="float" office:value="11.1"/>
          <table:table-cell table:style-name="ce0" office:value-type="float" office:value="11.0"/>
          <table:table-cell table:style-name="ce0" office:value-type="float" office:value="11.6"/>
          <table:table-cell table:style-name="ce0" office:value-type="float" office:value="12.3"/>
          <table:table-cell table:style-name="ce0" office:value-type="float" office:value="11.2"/>
          <table:table-cell table:style-name="ce0" office:value-type="float" office:value="12.2"/>
          <table:table-cell table:style-name="ce0" office:value-type="float" office:value="11.3"/>
          <table:table-cell table:style-name="ce0" office:value-type="float" office:value="10.9"/>
          <table:table-cell table:style-name="ce0" office:value-type="float" office:value="11.2"/>
          <table:table-cell table:style-name="ce0" office:value-type="float" office:value="11.9"/>
          <table:table-cell table:style-name="ce0" office:value-type="float" office:value="10.8"/>
          <table:table-cell table:style-name="ce0" office:value-type="float" office:value="11.8"/>
          <table:table-cell table:style-name="ce0" office:value-type="float" office:value="11.0"/>
          <table:table-cell table:style-name="ce0" office:value-type="float" office:value="9.9"/>
          <table:table-cell table:style-name="ce0" office:value-type="float" office:value="12.0"/>
          <table:table-cell table:style-name="ce0" office:value-type="float" office:value="12.7"/>
          <table:table-cell table:style-name="ce0" office:value-type="float" office:value="11.6"/>
          <table:table-cell table:style-name="ce0" office:value-type="float" office:value="12.4"/>
          <table:table-cell table:style-name="ce0" office:value-type="float" office:value="11.7"/>
          <table:table-cell table:style-name="ce0" office:value-type="float" office:value="11.7"/>
          <table:table-cell table:style-name="ce0" office:value-type="float" office:value="9.7"/>
          <table:table-cell table:style-name="ce0" office:value-type="float" office:value="10.3"/>
          <table:table-cell table:style-name="ce0" office:value-type="float" office:value="9.0"/>
          <table:table-cell table:style-name="ce0" office:value-type="float" office:value="11.6"/>
          <table:table-cell table:style-name="ce0" office:value-type="float" office:value="9.3"/>
          <table:table-cell table:style-name="ce0" office:value-type="float" office:value="8.9"/>
          <table:table-cell table:style-name="ce0" office:value-type="float" office:value="9.4"/>
          <table:table-cell table:style-name="ce0" office:value-type="float" office:value="10.1"/>
          <table:table-cell table:style-name="ce0" office:value-type="float" office:value="8.8"/>
          <table:table-cell table:style-name="ce0" office:value-type="float" office:value="11.2"/>
          <table:table-cell table:style-name="ce0" office:value-type="float" office:value="9.1"/>
          <table:table-cell table:style-name="ce0" office:value-type="float" office:value="9.1"/>
          <table:table-cell table:style-name="ce0" office:value-type="float" office:value="9.9"/>
          <table:table-cell table:style-name="ce0" office:value-type="float" office:value="10.5"/>
          <table:table-cell table:style-name="ce0" office:value-type="float" office:value="9.2"/>
          <table:table-cell table:style-name="ce0" office:value-type="float" office:value="11.9"/>
          <table:table-cell table:style-name="ce0" office:value-type="float" office:value="9.5"/>
          <table:table-cell table:style-name="ce0" office:value-type="float" office:value="8.7"/>
          <table:table-cell table:style-name="ce0" office:value-type="float" office:value="10.4"/>
          <table:table-cell table:style-name="ce0" office:value-type="float" office:value="11.1"/>
          <table:table-cell table:style-name="ce0" office:value-type="float" office:value="9.7"/>
          <table:table-cell table:style-name="ce0" office:value-type="float" office:value="11.5"/>
          <table:table-cell table:style-name="ce0" office:value-type="float" office:value="9.9"/>
          <table:table-cell table:style-name="ce0" office:value-type="float" office:value="9.7"/>
          <table:table-cell table:style-name="ce0" office:value-type="float" office:value="10.0"/>
          <table:table-cell table:style-name="ce0" office:value-type="float" office:value="10.8"/>
          <table:table-cell table:style-name="ce0" office:value-type="float" office:value="9.4"/>
          <table:table-cell table:style-name="ce0" office:value-type="float" office:value="11.0"/>
          <table:table-cell table:style-name="ce0" office:value-type="float" office:value="9.6"/>
          <table:table-cell table:style-name="ce0" office:value-type="float" office:value="9.7"/>
          <table:table-cell table:style-name="ce0" office:value-type="float" office:value="10.7"/>
          <table:table-cell table:style-name="ce0" office:value-type="float" office:value="11.5"/>
          <table:table-cell table:style-name="ce0" office:value-type="float" office:value="10.1"/>
          <table:table-cell table:style-name="ce0" office:value-type="float" office:value="11.9"/>
          <table:table-cell table:style-name="ce0" office:value-type="float" office:value="10.2"/>
          <table:table-cell table:style-name="ce0" office:value-type="float" office:value="9.6"/>
          <table:table-cell table:style-name="ce0" office:value-type="float" office:value="11.8"/>
          <table:table-cell table:style-name="ce0" office:value-type="float" office:value="12.7"/>
          <table:table-cell table:style-name="ce0" office:value-type="float" office:value="11.3"/>
          <table:table-cell table:style-name="ce0" office:value-type="float" office:value="11.2"/>
          <table:table-cell table:style-name="ce0" office:value-type="float" office:value="11.4"/>
          <table:table-cell table:style-name="ce0" office:value-type="float" office:value="11.8"/>
          <table:table-cell table:style-name="ce0" office:value-type="float" office:value="11.4"/>
          <table:table-cell table:style-name="ce0" office:value-type="float" office:value="12.3"/>
          <table:table-cell table:style-name="ce0" office:value-type="float" office:value="10.8"/>
          <table:table-cell table:style-name="ce0" office:value-type="float" office:value="8.9"/>
          <table:table-cell table:style-name="ce0" office:value-type="float" office:value="11.0"/>
          <table:table-cell table:style-name="ce0" office:value-type="float" office:value="11.3"/>
          <table:table-cell table:style-name="ce0" office:value-type="float" office:value="12.3"/>
          <table:table-cell table:style-name="ce0" office:value-type="float" office:value="13.2"/>
          <table:table-cell table:style-name="ce0" office:value-type="float" office:value="11.7"/>
          <table:table-cell table:style-name="ce0" office:value-type="float" office:value="12.8"/>
          <table:table-cell table:style-name="ce0" office:value-type="float" office:value="11.8"/>
          <table:table-cell table:style-name="ce0" office:value-type="float" office:value="12.1"/>
          <table:table-cell table:style-name="ce0" office:value-type="float" office:value="11.7"/>
          <table:table-cell table:style-name="ce0" office:value-type="float" office:value="12.6"/>
          <table:table-cell table:style-name="ce0" office:value-type="float" office:value="11.1"/>
          <table:table-cell table:style-name="ce0" office:value-type="float" office:value="12.9"/>
          <table:table-cell table:style-name="ce0" office:value-type="float" office:value="11.3"/>
          <table:table-cell table:style-name="ce0" office:value-type="float" office:value="11.0"/>
          <table:table-cell table:style-name="ce0" office:value-type="float" office:value="11.3"/>
          <table:table-cell table:style-name="ce0" office:value-type="float" office:value="12.2"/>
          <table:table-cell table:style-name="ce0" office:value-type="float" office:value="10.7"/>
          <table:table-cell table:style-name="ce0" office:value-type="float" office:value="12.4"/>
          <table:table-cell table:style-name="ce0" office:value-type="float" office:value="10.9"/>
          <table:table-cell table:style-name="ce0" office:value-type="float" office:value="11.2"/>
          <table:table-cell table:style-name="ce0" office:value-type="float" office:value="12.1"/>
          <table:table-cell table:style-name="ce0" office:value-type="float" office:value="13.0"/>
          <table:table-cell table:style-name="ce0" office:value-type="float" office:value="11.6"/>
          <table:table-cell table:style-name="ce0" office:value-type="float" office:value="13.3"/>
          <table:table-cell table:style-name="ce0" office:value-type="float" office:value="11.6"/>
          <table:table-cell table:style-name="ce0" office:value-type="float" office:value="10.7"/>
          <table:table-cell table:style-name="ce0" office:value-type="float" office:value="11.5"/>
          <table:table-cell table:style-name="ce0" office:value-type="float" office:value="12.3"/>
          <table:table-cell table:style-name="ce0" office:value-type="float" office:value="10.8"/>
          <table:table-cell table:style-name="ce0" office:value-type="float" office:value="12.9"/>
          <table:table-cell table:style-name="ce0" office:value-type="float" office:value="11.0"/>
          <table:table-cell table:style-name="ce0" office:value-type="float" office:value="11.4"/>
          <table:table-cell table:style-name="ce0" office:value-type="float" office:value="11.1"/>
          <table:table-cell table:style-name="ce0" office:value-type="float" office:value="11.9"/>
          <table:table-cell table:style-name="ce0" office:value-type="float" office:value="10.3"/>
          <table:table-cell table:style-name="ce0" office:value-type="float" office:value="12.3"/>
          <table:table-cell table:style-name="ce0" office:value-type="float" office:value="10.6"/>
          <table:table-cell table:style-name="ce0" office:value-type="float" office:value="11.6"/>
          <table:table-cell table:style-name="ce0" office:value-type="float" office:value="11.8"/>
          <table:table-cell table:style-name="ce0" office:value-type="float" office:value="12.7"/>
          <table:table-cell table:style-name="ce0" office:value-type="float" office:value="11.3"/>
          <table:table-cell table:style-name="ce0" office:value-type="float" office:value="13.5"/>
          <table:table-cell table:style-name="ce0" office:value-type="float" office:value="11.3"/>
          <table:table-cell table:style-name="ce0" office:value-type="float" office:value="11.3"/>
          <table:table-cell table:style-name="ce0" office:value-type="float" office:value="10.8"/>
          <table:table-cell table:style-name="ce0" office:value-type="float" office:value="11.7"/>
          <table:table-cell table:style-name="ce0" office:value-type="float" office:value="10.1"/>
          <table:table-cell table:style-name="ce0" office:value-type="float" office:value="12.6"/>
          <table:table-cell table:style-name="ce0" office:value-type="float" office:value="10.3"/>
          <table:table-cell table:style-name="ce0" office:value-type="float" office:value="10.9"/>
          <table:table-cell table:style-name="ce0" office:value-type="float" office:value="10.4"/>
          <table:table-cell table:style-name="ce0" office:value-type="float" office:value="11.2"/>
          <table:table-cell table:style-name="ce0" office:value-type="float" office:value="9.8"/>
          <table:table-cell table:style-name="ce0" office:value-type="float" office:value="12.0"/>
          <table:table-cell table:style-name="ce0" office:value-type="float" office:value="9.9"/>
          <table:table-cell table:style-name="ce0" office:value-type="float" office:value="10.9"/>
          <table:table-cell table:style-name="ce0" office:value-type="float" office:value="11.1"/>
          <table:table-cell table:style-name="ce0" office:value-type="float" office:value="12.1"/>
          <table:table-cell table:style-name="ce0" office:value-type="float" office:value="10.3"/>
          <table:table-cell table:style-name="ce0" office:value-type="float" office:value="12.8"/>
          <table:table-cell table:style-name="ce0" office:value-type="float" office:value="10.6"/>
          <table:table-cell table:style-name="ce0" office:value-type="float" office:value="10.9"/>
          <table:table-cell table:style-name="ce0" office:value-type="float" office:value="9.8"/>
          <table:table-cell table:style-name="ce0" office:value-type="float" office:value="10.6"/>
          <table:table-cell table:style-name="ce0" office:value-type="float" office:value="9.2"/>
          <table:table-cell table:style-name="ce0" office:value-type="float" office:value="9.5"/>
          <table:table-cell table:style-name="ce0" office:value-type="float" office:value="9.4"/>
          <table:table-cell table:style-name="ce0" office:value-type="float" office:value="9.5"/>
          <table:table-cell table:style-name="ce0" office:value-type="float" office:value="9.4"/>
          <table:table-cell table:style-name="ce0" office:value-type="float" office:value="10.1"/>
          <table:table-cell table:style-name="ce0" office:value-type="float" office:value="8.9"/>
          <table:table-cell table:style-name="ce0" office:value-type="float" office:value="9.4"/>
          <table:table-cell table:style-name="ce0" office:value-type="float" office:value="9.0"/>
          <table:table-cell table:style-name="ce0" office:value-type="float" office:value="8.6"/>
          <table:table-cell table:style-name="ce0" office:value-type="float" office:value="10.3"/>
          <table:table-cell table:style-name="ce0" office:value-type="float" office:value="11.1"/>
          <table:table-cell table:style-name="ce0" office:value-type="float" office:value="9.6"/>
          <table:table-cell table:style-name="ce0" office:value-type="float" office:value="9.6"/>
          <table:table-cell table:style-name="ce0" office:value-type="float" office:value="9.7"/>
          <table:table-cell table:style-name="ce0" office:value-type="float" office:value="10.4"/>
          <table:table-cell table:style-name="ce0" office:value-type="float" office:value="9.1"/>
          <table:table-cell table:style-name="ce0" office:value-type="float" office:value="9.8"/>
          <table:table-cell table:style-name="ce0" office:value-type="float" office:value="8.4"/>
          <table:table-cell table:style-name="ce0" office:value-type="float" office:value="10.0"/>
          <table:table-cell table:style-name="ce0" office:value-type="float" office:value="8.7"/>
          <table:table-cell table:style-name="ce0" office:value-type="float" office:value="8.0"/>
          <table:table-cell table:style-name="ce0" office:value-type="float" office:value="8.7"/>
          <table:table-cell table:style-name="ce0" office:value-type="float" office:value="9.5"/>
          <table:table-cell table:style-name="ce0" office:value-type="float" office:value="8.0"/>
          <table:table-cell table:style-name="ce0" office:value-type="float" office:value="8.1"/>
          <table:table-cell table:style-name="ce0" office:value-type="float" office:value="8.4"/>
          <table:table-cell table:style-name="ce0" office:value-type="float" office:value="6.9"/>
          <table:table-cell table:style-name="ce0" office:value-type="float" office:value="9.4"/>
          <table:table-cell table:style-name="ce0" office:value-type="float" office:value="10.2"/>
          <table:table-cell table:style-name="ce0" office:value-type="float" office:value="8.9"/>
          <table:table-cell table:style-name="ce0" office:value-type="float" office:value="11.4"/>
          <table:table-cell table:style-name="ce0" office:value-type="float" office:value="8.9"/>
          <table:table-cell table:style-name="ce0" office:value-type="float" office:value="8.8"/>
          <table:table-cell table:style-name="ce0" office:value-type="float" office:value="8.6"/>
          <table:table-cell table:style-name="ce0" office:value-type="float" office:value="9.6"/>
          <table:table-cell table:style-name="ce0" office:value-type="float" office:value="7.5"/>
          <table:table-cell table:style-name="ce0" office:value-type="float" office:value="11.6"/>
          <table:table-cell table:style-name="ce0" office:value-type="float" office:value="8.0"/>
          <table:table-cell table:style-name="ce0" office:value-type="float" office:value="6.9"/>
          <table:table-cell table:style-name="ce0" office:value-type="float" office:value="8.4"/>
          <table:table-cell table:style-name="ce0" office:value-type="float" office:value="9.3"/>
          <table:table-cell table:style-name="ce0" office:value-type="float" office:value="7.4"/>
          <table:table-cell table:style-name="ce0" office:value-type="float" office:value="12.3"/>
          <table:table-cell table:style-name="ce0" office:value-type="float" office:value="7.8"/>
          <table:table-cell table:style-name="ce0" office:value-type="float" office:value="8.0"/>
          <table:table-cell table:style-name="ce0" office:value-type="float" office:value="8.8"/>
          <table:table-cell table:style-name="ce0" office:value-type="float" office:value="9.9"/>
          <table:table-cell table:style-name="ce0" office:value-type="float" office:value="7.6"/>
          <table:table-cell table:style-name="ce0" office:value-type="float" office:value="11.1"/>
          <table:table-cell table:style-name="ce0" office:value-type="float" office:value="8.1"/>
          <table:table-cell table:style-name="ce0" office:value-type="float" office:value="6.1"/>
          <table:table-cell table:style-name="ce0" office:value-type="float" office:value="8.1"/>
          <table:table-cell table:style-name="ce0" office:value-type="float" office:value="9.1"/>
          <table:table-cell table:style-name="ce0" office:value-type="float" office:value="6.9"/>
          <table:table-cell table:style-name="ce0" office:value-type="float" office:value="8.9"/>
          <table:table-cell table:style-name="ce0" office:value-type="float" office:value="7.3"/>
          <table:table-cell table:style-name="ce0" office:value-type="float" office:value="5.7"/>
          <table:table-cell table:style-name="ce0" office:value-type="float" office:value="7.8"/>
          <table:table-cell table:style-name="ce0" office:value-type="float" office:value="8.8"/>
          <table:table-cell table:style-name="ce0" office:value-type="float" office:value="6.6"/>
          <table:table-cell table:style-name="ce0" office:value-type="float" office:value="11.3"/>
          <table:table-cell table:style-name="ce0" office:value-type="float" office:value="7.2"/>
          <table:table-cell table:style-name="ce0" office:value-type="float" office:value="6.5"/>
          <table:table-cell table:style-name="ce0" office:value-type="float" office:value="8.3"/>
          <table:table-cell table:style-name="ce0" office:value-type="float" office:value="9.4"/>
          <table:table-cell table:style-name="ce0" office:value-type="float" office:value="7.3"/>
          <table:table-cell table:style-name="ce0" office:value-type="float" office:value="5.5"/>
          <table:table-cell table:style-name="ce0" office:value-type="float" office:value="7.4"/>
          <table:table-cell table:style-name="ce0" office:value-type="float" office:value="5.1"/>
          <table:table-cell table:style-name="ce0" office:value-type="float" office:value="6.3"/>
          <table:table-cell table:style-name="ce0" office:value-type="float" office:value="7.2"/>
          <table:table-cell table:style-name="ce0" office:value-type="float" office:value="4.7"/>
          <table:table-cell table:style-name="ce0" office:value-type="float" office:value="11.8"/>
          <table:table-cell table:style-name="ce0" office:value-type="float" office:value="5.6"/>
          <table:table-cell table:style-name="ce0" office:value-type="float" office:value="4.7"/>
          <table:table-cell table:style-name="ce0" office:value-type="float" office:value="6.4"/>
          <table:table-cell table:style-name="ce0" office:value-type="float" office:value="7.4"/>
          <table:table-cell table:style-name="ce0" office:value-type="float" office:value="4.7"/>
          <table:table-cell table:style-name="ce0" office:value-type="float" office:value="11.8"/>
          <table:table-cell table:style-name="ce0" office:value-type="float" office:value="5.7"/>
          <table:table-cell table:style-name="ce0" office:value-type="float" office:value="4.7"/>
          <table:table-cell table:style-name="ce0" office:value-type="float" office:value="6.3"/>
          <table:table-cell table:style-name="ce0" office:value-type="float" office:value="7.1"/>
          <table:table-cell table:style-name="ce0" office:value-type="float" office:value="4.7"/>
          <table:table-cell table:style-name="ce0" office:value-type="float" office:value="11.8"/>
          <table:table-cell table:style-name="ce0" office:value-type="float" office:value="5.5"/>
          <table:table-cell table:style-name="ce0" office:value-type="float" office:value="4.7"/>
          <table:table-cell table:style-name="ce0" office:value-type="float" office:value="7.4"/>
          <table:table-cell table:style-name="ce0" office:value-type="float" office:value="8.4"/>
          <table:table-cell table:style-name="ce0" office:value-type="float" office:value="5.8"/>
          <table:table-cell table:style-name="ce0" office:value-type="float" office:value="13.2"/>
          <table:table-cell table:style-name="ce0" office:value-type="float" office:value="6.7"/>
          <table:table-cell table:style-name="ce0" office:value-type="float" office:value="5.4"/>
          <table:table-cell table:style-name="ce0" office:value-type="float" office:value="7.3"/>
          <table:table-cell table:style-name="ce0" office:value-type="float" office:value="8.4"/>
          <table:table-cell table:style-name="ce0" office:value-type="float" office:value="5.8"/>
          <table:table-cell table:style-name="ce0" office:value-type="float" office:value="12.9"/>
          <table:table-cell table:style-name="ce0" office:value-type="float" office:value="6.6"/>
          <table:table-cell table:style-name="ce0" office:value-type="float" office:value="6.9"/>
          <table:table-cell table:style-name="ce0" office:value-type="float" office:value="7.5"/>
          <table:table-cell table:style-name="ce0" office:value-type="float" office:value="8.5"/>
          <table:table-cell table:style-name="ce0" office:value-type="float" office:value="5.8"/>
          <table:table-cell table:style-name="ce0" office:value-type="float" office:value="13.5"/>
          <table:table-cell table:style-name="ce0" office:value-type="float" office:value="6.7"/>
          <table:table-cell table:style-name="ce0" office:value-type="float" office:value="4.5"/>
          <table:table-cell table:style-name="ce0" office:value-type="float" office:value="6.6"/>
          <table:table-cell table:style-name="ce0" office:value-type="float" office:value="7.6"/>
          <table:table-cell table:style-name="ce0" office:value-type="float" office:value="4.8"/>
          <table:table-cell table:style-name="ce0" office:value-type="float" office:value="9.7"/>
          <table:table-cell table:style-name="ce0" office:value-type="float" office:value="5.8"/>
          <table:table-cell table:style-name="ce0" office:value-type="float" office:value="4.6"/>
          <table:table-cell table:style-name="ce0" office:value-type="float" office:value="6.7"/>
          <table:table-cell table:style-name="ce0" office:value-type="float" office:value="7.7"/>
          <table:table-cell table:style-name="ce0" office:value-type="float" office:value="4.7"/>
          <table:table-cell table:style-name="ce0" office:value-type="float" office:value="9.8"/>
          <table:table-cell table:style-name="ce0" office:value-type="float" office:value="5.9"/>
          <table:table-cell table:style-name="ce0" office:value-type="float" office:value="4.3"/>
          <table:table-cell table:style-name="ce0" office:value-type="float" office:value="6.5"/>
          <table:table-cell table:style-name="ce0" office:value-type="float" office:value="7.5"/>
          <table:table-cell table:style-name="ce0" office:value-type="float" office:value="5.0"/>
          <table:table-cell table:style-name="ce0" office:value-type="float" office:value="9.5"/>
          <table:table-cell table:style-name="ce0" office:value-type="float" office:value="5.7"/>
          <table:table-cell table:style-name="ce0" office:value-type="float" office:value="4.8"/>
          <table:table-cell table:style-name="ce0" office:value-type="float" office:value="5.7"/>
          <table:table-cell table:style-name="ce0" office:value-type="float" office:value="6.7"/>
          <table:table-cell table:style-name="ce0" office:value-type="float" office:value="3.9"/>
          <table:table-cell table:style-name="ce0" office:value-type="float" office:value="13.5"/>
          <table:table-cell table:style-name="ce0" office:value-type="float" office:value="4.8"/>
          <table:table-cell table:style-name="ce0" office:value-type="float" office:value="5.1"/>
          <table:table-cell table:style-name="ce0" office:value-type="float" office:value="5.8"/>
          <table:table-cell table:style-name="ce0" office:value-type="float" office:value="7.0"/>
          <table:table-cell table:style-name="ce0" office:value-type="float" office:value="3.9"/>
          <table:table-cell table:style-name="ce0" office:value-type="float" office:value="15.0"/>
          <table:table-cell table:style-name="ce0" office:value-type="float" office:value="4.9"/>
          <table:table-cell table:style-name="ce0" office:value-type="float" office:value="1.6"/>
          <table:table-cell table:style-name="ce0" office:value-type="float" office:value="5.6"/>
          <table:table-cell table:style-name="ce0" office:value-type="float" office:value="6.4"/>
          <table:table-cell table:style-name="ce0" office:value-type="float" office:value="3.9"/>
          <table:table-cell table:style-name="ce0" office:value-type="float" office:value="11.6"/>
          <table:table-cell table:style-name="ce0" office:value-type="float" office:value="4.8"/>
          <table:table-cell table:style-name="ce0" office:value-type="float" office:value="7.3"/>
          <table:table-cell table:style-name="ce0" office:value-type="float" office:value="4.6"/>
          <table:table-cell table:style-name="ce0" office:value-type="float" office:value="5.3"/>
          <table:table-cell table:style-name="ce0" office:value-type="float" office:value="2.7"/>
          <table:table-cell table:style-name="ce0" office:value-type="float" office:value="10.8"/>
          <table:table-cell table:style-name="ce0" office:value-type="float" office:value="3.8"/>
          <table:table-cell table:style-name="ce0" office:value-type="float" office:value="3.0"/>
          <table:table-cell table:style-name="ce0" office:value-type="float" office:value="4.6"/>
          <table:table-cell table:style-name="ce0" office:value-type="float" office:value="5.2"/>
          <table:table-cell table:style-name="ce0" office:value-type="float" office:value="2.6"/>
          <table:table-cell table:style-name="ce0" office:value-type="float" office:value="10.5"/>
          <table:table-cell table:style-name="ce0" office:value-type="float" office:value="4.2"/>
          <table:table-cell table:style-name="ce0" office:value-type="float" office:value="2.1"/>
          <table:table-cell table:style-name="ce0" office:value-type="float" office:value="4.5"/>
          <table:table-cell table:style-name="ce0" office:value-type="float" office:value="5.4"/>
          <table:table-cell table:style-name="ce0" office:value-type="float" office:value="2.8"/>
          <table:table-cell table:style-name="ce0" office:value-type="float" office:value="11.0"/>
          <table:table-cell table:style-name="ce0" office:value-type="float" office:value="3.6"/>
          <table:table-cell table:style-name="ce0" office:value-type="float" office:value="3.4"/>
        </table:table-row>
        <table:table-row table:style-name="ro1">
          <table:table-cell table:style-name="ce0" office:value-type="string">
            <text:p>Rio de Janeiro</text:p>
          </table:table-cell>
          <table:table-cell table:style-name="ce0" office:value-type="float" office:value="10.2"/>
          <table:table-cell table:style-name="ce0" office:value-type="float" office:value="11.1"/>
          <table:table-cell table:style-name="ce0" office:value-type="float" office:value="9.5"/>
          <table:table-cell table:style-name="ce0" office:value-type="float" office:value="11.4"/>
          <table:table-cell table:style-name="ce0" office:value-type="float" office:value="9.6"/>
          <table:table-cell table:style-name="ce0" office:value-type="float" office:value="10.1"/>
          <table:table-cell table:style-name="ce0" office:value-type="float" office:value="10.1"/>
          <table:table-cell table:style-name="ce0" office:value-type="float" office:value="11.0"/>
          <table:table-cell table:style-name="ce0" office:value-type="float" office:value="9.3"/>
          <table:table-cell table:style-name="ce0" office:value-type="float" office:value="11.5"/>
          <table:table-cell table:style-name="ce0" office:value-type="float" office:value="9.5"/>
          <table:table-cell table:style-name="ce0" office:value-type="float" office:value="10.0"/>
          <table:table-cell table:style-name="ce0" office:value-type="float" office:value="10.3"/>
          <table:table-cell table:style-name="ce0" office:value-type="float" office:value="11.1"/>
          <table:table-cell table:style-name="ce0" office:value-type="float" office:value="9.6"/>
          <table:table-cell table:style-name="ce0" office:value-type="float" office:value="11.3"/>
          <table:table-cell table:style-name="ce0" office:value-type="float" office:value="9.7"/>
          <table:table-cell table:style-name="ce0" office:value-type="float" office:value="10.1"/>
          <table:table-cell table:style-name="ce0" office:value-type="float" office:value="5.7"/>
          <table:table-cell table:style-name="ce0" office:value-type="float" office:value="5.8"/>
          <table:table-cell table:style-name="ce0" office:value-type="float" office:value="5.6"/>
          <table:table-cell table:style-name="ce0" office:value-type="float" office:value="5.7"/>
          <table:table-cell table:style-name="ce0" office:value-type="float" office:value="5.6"/>
          <table:table-cell table:style-name="ce0" office:value-type="float" office:value="5.4"/>
          <table:table-cell table:style-name="ce0" office:value-type="float" office:value="5.6"/>
          <table:table-cell table:style-name="ce0" office:value-type="float" office:value="5.8"/>
          <table:table-cell table:style-name="ce0" office:value-type="float" office:value="5.5"/>
          <table:table-cell table:style-name="ce0" office:value-type="float" office:value="5.1"/>
          <table:table-cell table:style-name="ce0" office:value-type="float" office:value="5.5"/>
          <table:table-cell table:style-name="ce0" office:value-type="float" office:value="5.5"/>
          <table:table-cell table:style-name="ce0" office:value-type="float" office:value="5.8"/>
          <table:table-cell table:style-name="ce0" office:value-type="float" office:value="5.9"/>
          <table:table-cell table:style-name="ce0" office:value-type="float" office:value="5.7"/>
          <table:table-cell table:style-name="ce0" office:value-type="float" office:value="6.7"/>
          <table:table-cell table:style-name="ce0" office:value-type="float" office:value="5.7"/>
          <table:table-cell table:style-name="ce0" office:value-type="float" office:value="5.3"/>
          <table:table-cell table:style-name="ce0" office:value-type="float" office:value="9.0"/>
          <table:table-cell table:style-name="ce0" office:value-type="float" office:value="9.2"/>
          <table:table-cell table:style-name="ce0" office:value-type="float" office:value="8.7"/>
          <table:table-cell table:style-name="ce0" office:value-type="float" office:value="8.9"/>
          <table:table-cell table:style-name="ce0" office:value-type="float" office:value="8.8"/>
          <table:table-cell table:style-name="ce0" office:value-type="float" office:value="8.2"/>
          <table:table-cell table:style-name="ce0" office:value-type="float" office:value="8.8"/>
          <table:table-cell table:style-name="ce0" office:value-type="float" office:value="9.1"/>
          <table:table-cell table:style-name="ce0" office:value-type="float" office:value="8.5"/>
          <table:table-cell table:style-name="ce0" office:value-type="float" office:value="8.8"/>
          <table:table-cell table:style-name="ce0" office:value-type="float" office:value="8.7"/>
          <table:table-cell table:style-name="ce0" office:value-type="float" office:value="7.4"/>
          <table:table-cell table:style-name="ce0" office:value-type="float" office:value="9.1"/>
          <table:table-cell table:style-name="ce0" office:value-type="float" office:value="9.4"/>
          <table:table-cell table:style-name="ce0" office:value-type="float" office:value="8.9"/>
          <table:table-cell table:style-name="ce0" office:value-type="float" office:value="9.0"/>
          <table:table-cell table:style-name="ce0" office:value-type="float" office:value="9.0"/>
          <table:table-cell table:style-name="ce0" office:value-type="float" office:value="8.6"/>
          <table:table-cell table:style-name="ce0" office:value-type="float" office:value="11.4"/>
          <table:table-cell table:style-name="ce0" office:value-type="float" office:value="12.0"/>
          <table:table-cell table:style-name="ce0" office:value-type="float" office:value="10.9"/>
          <table:table-cell table:style-name="ce0" office:value-type="float" office:value="12.2"/>
          <table:table-cell table:style-name="ce0" office:value-type="float" office:value="11.1"/>
          <table:table-cell table:style-name="ce0" office:value-type="float" office:value="10.7"/>
          <table:table-cell table:style-name="ce0" office:value-type="float" office:value="11.1"/>
          <table:table-cell table:style-name="ce0" office:value-type="float" office:value="11.7"/>
          <table:table-cell table:style-name="ce0" office:value-type="float" office:value="10.5"/>
          <table:table-cell table:style-name="ce0" office:value-type="float" office:value="11.7"/>
          <table:table-cell table:style-name="ce0" office:value-type="float" office:value="10.8"/>
          <table:table-cell table:style-name="ce0" office:value-type="float" office:value="10.2"/>
          <table:table-cell table:style-name="ce0" office:value-type="float" office:value="11.7"/>
          <table:table-cell table:style-name="ce0" office:value-type="float" office:value="12.3"/>
          <table:table-cell table:style-name="ce0" office:value-type="float" office:value="11.2"/>
          <table:table-cell table:style-name="ce0" office:value-type="float" office:value="12.6"/>
          <table:table-cell table:style-name="ce0" office:value-type="float" office:value="11.4"/>
          <table:table-cell table:style-name="ce0" office:value-type="float" office:value="11.0"/>
          <table:table-cell table:style-name="ce0" office:value-type="float" office:value="10.9"/>
          <table:table-cell table:style-name="ce0" office:value-type="float" office:value="11.3"/>
          <table:table-cell table:style-name="ce0" office:value-type="float" office:value="10.5"/>
          <table:table-cell table:style-name="ce0" office:value-type="float" office:value="11.4"/>
          <table:table-cell table:style-name="ce0" office:value-type="float" office:value="10.7"/>
          <table:table-cell table:style-name="ce0" office:value-type="float" office:value="8.9"/>
          <table:table-cell table:style-name="ce0" office:value-type="float" office:value="10.7"/>
          <table:table-cell table:style-name="ce0" office:value-type="float" office:value="11.1"/>
          <table:table-cell table:style-name="ce0" office:value-type="float" office:value="10.3"/>
          <table:table-cell table:style-name="ce0" office:value-type="float" office:value="10.8"/>
          <table:table-cell table:style-name="ce0" office:value-type="float" office:value="10.5"/>
          <table:table-cell table:style-name="ce0" office:value-type="float" office:value="9.8"/>
          <table:table-cell table:style-name="ce0" office:value-type="float" office:value="11.1"/>
          <table:table-cell table:style-name="ce0" office:value-type="float" office:value="11.5"/>
          <table:table-cell table:style-name="ce0" office:value-type="float" office:value="10.7"/>
          <table:table-cell table:style-name="ce0" office:value-type="float" office:value="11.8"/>
          <table:table-cell table:style-name="ce0" office:value-type="float" office:value="10.9"/>
          <table:table-cell table:style-name="ce0" office:value-type="float" office:value="8.3"/>
          <table:table-cell table:style-name="ce0" office:value-type="float" office:value="11.6"/>
          <table:table-cell table:style-name="ce0" office:value-type="float" office:value="12.3"/>
          <table:table-cell table:style-name="ce0" office:value-type="float" office:value="11.0"/>
          <table:table-cell table:style-name="ce0" office:value-type="float" office:value="12.6"/>
          <table:table-cell table:style-name="ce0" office:value-type="float" office:value="11.2"/>
          <table:table-cell table:style-name="ce0" office:value-type="float" office:value="11.5"/>
          <table:table-cell table:style-name="ce0" office:value-type="float" office:value="11.3"/>
          <table:table-cell table:style-name="ce0" office:value-type="float" office:value="12.0"/>
          <table:table-cell table:style-name="ce0" office:value-type="float" office:value="10.6"/>
          <table:table-cell table:style-name="ce0" office:value-type="float" office:value="12.1"/>
          <table:table-cell table:style-name="ce0" office:value-type="float" office:value="10.9"/>
          <table:table-cell table:style-name="ce0" office:value-type="float" office:value="10.4"/>
          <table:table-cell table:style-name="ce0" office:value-type="float" office:value="11.9"/>
          <table:table-cell table:style-name="ce0" office:value-type="float" office:value="12.5"/>
          <table:table-cell table:style-name="ce0" office:value-type="float" office:value="11.4"/>
          <table:table-cell table:style-name="ce0" office:value-type="float" office:value="13.0"/>
          <table:table-cell table:style-name="ce0" office:value-type="float" office:value="11.5"/>
          <table:table-cell table:style-name="ce0" office:value-type="float" office:value="12.4"/>
          <table:table-cell table:style-name="ce0" office:value-type="float" office:value="10.4"/>
          <table:table-cell table:style-name="ce0" office:value-type="float" office:value="11.3"/>
          <table:table-cell table:style-name="ce0" office:value-type="float" office:value="9.5"/>
          <table:table-cell table:style-name="ce0" office:value-type="float" office:value="11.7"/>
          <table:table-cell table:style-name="ce0" office:value-type="float" office:value="9.8"/>
          <table:table-cell table:style-name="ce0" office:value-type="float" office:value="10.3"/>
          <table:table-cell table:style-name="ce0" office:value-type="float" office:value="10.3"/>
          <table:table-cell table:style-name="ce0" office:value-type="float" office:value="11.3"/>
          <table:table-cell table:style-name="ce0" office:value-type="float" office:value="9.4"/>
          <table:table-cell table:style-name="ce0" office:value-type="float" office:value="12.0"/>
          <table:table-cell table:style-name="ce0" office:value-type="float" office:value="9.7"/>
          <table:table-cell table:style-name="ce0" office:value-type="float" office:value="10.4"/>
          <table:table-cell table:style-name="ce0" office:value-type="float" office:value="10.5"/>
          <table:table-cell table:style-name="ce0" office:value-type="float" office:value="11.4"/>
          <table:table-cell table:style-name="ce0" office:value-type="float" office:value="9.6"/>
          <table:table-cell table:style-name="ce0" office:value-type="float" office:value="11.4"/>
          <table:table-cell table:style-name="ce0" office:value-type="float" office:value="9.8"/>
          <table:table-cell table:style-name="ce0" office:value-type="float" office:value="10.3"/>
          <table:table-cell table:style-name="ce0" office:value-type="float" office:value="10.9"/>
          <table:table-cell table:style-name="ce0" office:value-type="float" office:value="11.9"/>
          <table:table-cell table:style-name="ce0" office:value-type="float" office:value="10.1"/>
          <table:table-cell table:style-name="ce0" office:value-type="float" office:value="12.1"/>
          <table:table-cell table:style-name="ce0" office:value-type="float" office:value="10.3"/>
          <table:table-cell table:style-name="ce0" office:value-type="float" office:value="11.1"/>
          <table:table-cell table:style-name="ce0" office:value-type="float" office:value="10.7"/>
          <table:table-cell table:style-name="ce0" office:value-type="float" office:value="11.7"/>
          <table:table-cell table:style-name="ce0" office:value-type="float" office:value="9.8"/>
          <table:table-cell table:style-name="ce0" office:value-type="float" office:value="12.4"/>
          <table:table-cell table:style-name="ce0" office:value-type="float" office:value="10.1"/>
          <table:table-cell table:style-name="ce0" office:value-type="float" office:value="10.8"/>
          <table:table-cell table:style-name="ce0" office:value-type="float" office:value="11.1"/>
          <table:table-cell table:style-name="ce0" office:value-type="float" office:value="12.1"/>
          <table:table-cell table:style-name="ce0" office:value-type="float" office:value="10.3"/>
          <table:table-cell table:style-name="ce0" office:value-type="float" office:value="11.9"/>
          <table:table-cell table:style-name="ce0" office:value-type="float" office:value="10.5"/>
          <table:table-cell table:style-name="ce0" office:value-type="float" office:value="11.3"/>
          <table:table-cell table:style-name="ce0" office:value-type="float" office:value="11.9"/>
          <table:table-cell table:style-name="ce0" office:value-type="float" office:value="12.8"/>
          <table:table-cell table:style-name="ce0" office:value-type="float" office:value="11.2"/>
          <table:table-cell table:style-name="ce0" office:value-type="float" office:value="12.9"/>
          <table:table-cell table:style-name="ce0" office:value-type="float" office:value="11.4"/>
          <table:table-cell table:style-name="ce0" office:value-type="float" office:value="12.0"/>
          <table:table-cell table:style-name="ce0" office:value-type="float" office:value="11.6"/>
          <table:table-cell table:style-name="ce0" office:value-type="float" office:value="12.5"/>
          <table:table-cell table:style-name="ce0" office:value-type="float" office:value="10.8"/>
          <table:table-cell table:style-name="ce0" office:value-type="float" office:value="13.1"/>
          <table:table-cell table:style-name="ce0" office:value-type="float" office:value="11.1"/>
          <table:table-cell table:style-name="ce0" office:value-type="float" office:value="11.6"/>
          <table:table-cell table:style-name="ce0" office:value-type="float" office:value="12.2"/>
          <table:table-cell table:style-name="ce0" office:value-type="float" office:value="13.1"/>
          <table:table-cell table:style-name="ce0" office:value-type="float" office:value="11.6"/>
          <table:table-cell table:style-name="ce0" office:value-type="float" office:value="12.8"/>
          <table:table-cell table:style-name="ce0" office:value-type="float" office:value="11.7"/>
          <table:table-cell table:style-name="ce0" office:value-type="float" office:value="12.3"/>
          <table:table-cell table:style-name="ce0" office:value-type="float" office:value="11.9"/>
          <table:table-cell table:style-name="ce0" office:value-type="float" office:value="12.8"/>
          <table:table-cell table:style-name="ce0" office:value-type="float" office:value="11.1"/>
          <table:table-cell table:style-name="ce0" office:value-type="float" office:value="12.5"/>
          <table:table-cell table:style-name="ce0" office:value-type="float" office:value="11.4"/>
          <table:table-cell table:style-name="ce0" office:value-type="float" office:value="12.9"/>
          <table:table-cell table:style-name="ce0" office:value-type="float" office:value="11.6"/>
          <table:table-cell table:style-name="ce0" office:value-type="float" office:value="12.5"/>
          <table:table-cell table:style-name="ce0" office:value-type="float" office:value="10.8"/>
          <table:table-cell table:style-name="ce0" office:value-type="float" office:value="12.6"/>
          <table:table-cell table:style-name="ce0" office:value-type="float" office:value="11.1"/>
          <table:table-cell table:style-name="ce0" office:value-type="float" office:value="12.8"/>
          <table:table-cell table:style-name="ce0" office:value-type="float" office:value="12.2"/>
          <table:table-cell table:style-name="ce0" office:value-type="float" office:value="13.0"/>
          <table:table-cell table:style-name="ce0" office:value-type="float" office:value="11.4"/>
          <table:table-cell table:style-name="ce0" office:value-type="float" office:value="12.4"/>
          <table:table-cell table:style-name="ce0" office:value-type="float" office:value="11.7"/>
          <table:table-cell table:style-name="ce0" office:value-type="float" office:value="13.1"/>
          <table:table-cell table:style-name="ce0" office:value-type="float" office:value="11.8"/>
          <table:table-cell table:style-name="ce0" office:value-type="float" office:value="12.6"/>
          <table:table-cell table:style-name="ce0" office:value-type="float" office:value="11.0"/>
          <table:table-cell table:style-name="ce0" office:value-type="float" office:value="12.7"/>
          <table:table-cell table:style-name="ce0" office:value-type="float" office:value="11.2"/>
          <table:table-cell table:style-name="ce0" office:value-type="float" office:value="12.3"/>
          <table:table-cell table:style-name="ce0" office:value-type="float" office:value="11.5"/>
          <table:table-cell table:style-name="ce0" office:value-type="float" office:value="12.4"/>
          <table:table-cell table:style-name="ce0" office:value-type="float" office:value="10.7"/>
          <table:table-cell table:style-name="ce0" office:value-type="float" office:value="12.9"/>
          <table:table-cell table:style-name="ce0" office:value-type="float" office:value="11.0"/>
          <table:table-cell table:style-name="ce0" office:value-type="float" office:value="11.6"/>
          <table:table-cell table:style-name="ce0" office:value-type="float" office:value="12.0"/>
          <table:table-cell table:style-name="ce0" office:value-type="float" office:value="12.9"/>
          <table:table-cell table:style-name="ce0" office:value-type="float" office:value="11.3"/>
          <table:table-cell table:style-name="ce0" office:value-type="float" office:value="12.6"/>
          <table:table-cell table:style-name="ce0" office:value-type="float" office:value="11.5"/>
          <table:table-cell table:style-name="ce0" office:value-type="float" office:value="12.9"/>
          <table:table-cell table:style-name="ce0" office:value-type="float" office:value="11.3"/>
          <table:table-cell table:style-name="ce0" office:value-type="float" office:value="12.3"/>
          <table:table-cell table:style-name="ce0" office:value-type="float" office:value="10.5"/>
          <table:table-cell table:style-name="ce0" office:value-type="float" office:value="12.0"/>
          <table:table-cell table:style-name="ce0" office:value-type="float" office:value="10.7"/>
          <table:table-cell table:style-name="ce0" office:value-type="float" office:value="12.0"/>
          <table:table-cell table:style-name="ce0" office:value-type="float" office:value="11.0"/>
          <table:table-cell table:style-name="ce0" office:value-type="float" office:value="12.0"/>
          <table:table-cell table:style-name="ce0" office:value-type="float" office:value="10.2"/>
          <table:table-cell table:style-name="ce0" office:value-type="float" office:value="12.6"/>
          <table:table-cell table:style-name="ce0" office:value-type="float" office:value="10.4"/>
          <table:table-cell table:style-name="ce0" office:value-type="float" office:value="11.2"/>
          <table:table-cell table:style-name="ce0" office:value-type="float" office:value="11.6"/>
          <table:table-cell table:style-name="ce0" office:value-type="float" office:value="12.5"/>
          <table:table-cell table:style-name="ce0" office:value-type="float" office:value="10.8"/>
          <table:table-cell table:style-name="ce0" office:value-type="float" office:value="11.4"/>
          <table:table-cell table:style-name="ce0" office:value-type="float" office:value="11.0"/>
          <table:table-cell table:style-name="ce0" office:value-type="float" office:value="12.6"/>
          <table:table-cell table:style-name="ce0" office:value-type="float" office:value="10.6"/>
          <table:table-cell table:style-name="ce0" office:value-type="float" office:value="11.7"/>
          <table:table-cell table:style-name="ce0" office:value-type="float" office:value="9.7"/>
          <table:table-cell table:style-name="ce0" office:value-type="float" office:value="12.1"/>
          <table:table-cell table:style-name="ce0" office:value-type="float" office:value="9.9"/>
          <table:table-cell table:style-name="ce0" office:value-type="float" office:value="10.0"/>
          <table:table-cell table:style-name="ce0" office:value-type="float" office:value="10.3"/>
          <table:table-cell table:style-name="ce0" office:value-type="float" office:value="11.3"/>
          <table:table-cell table:style-name="ce0" office:value-type="float" office:value="9.3"/>
          <table:table-cell table:style-name="ce0" office:value-type="float" office:value="11.8"/>
          <table:table-cell table:style-name="ce0" office:value-type="float" office:value="9.7"/>
          <table:table-cell table:style-name="ce0" office:value-type="float" office:value="10.0"/>
          <table:table-cell table:style-name="ce0" office:value-type="float" office:value="10.9"/>
          <table:table-cell table:style-name="ce0" office:value-type="float" office:value="11.9"/>
          <table:table-cell table:style-name="ce0" office:value-type="float" office:value="10.0"/>
          <table:table-cell table:style-name="ce0" office:value-type="float" office:value="12.4"/>
          <table:table-cell table:style-name="ce0" office:value-type="float" office:value="10.1"/>
          <table:table-cell table:style-name="ce0" office:value-type="float" office:value="10.1"/>
          <table:table-cell table:style-name="ce0" office:value-type="float" office:value="10.0"/>
          <table:table-cell table:style-name="ce0" office:value-type="float" office:value="11.1"/>
          <table:table-cell table:style-name="ce0" office:value-type="float" office:value="9.0"/>
          <table:table-cell table:style-name="ce0" office:value-type="float" office:value="11.7"/>
          <table:table-cell table:style-name="ce0" office:value-type="float" office:value="9.3"/>
          <table:table-cell table:style-name="ce0" office:value-type="float" office:value="9.6"/>
          <table:table-cell table:style-name="ce0" office:value-type="float" office:value="9.8"/>
          <table:table-cell table:style-name="ce0" office:value-type="float" office:value="10.9"/>
          <table:table-cell table:style-name="ce0" office:value-type="float" office:value="8.8"/>
          <table:table-cell table:style-name="ce0" office:value-type="float" office:value="13.1"/>
          <table:table-cell table:style-name="ce0" office:value-type="float" office:value="9.1"/>
          <table:table-cell table:style-name="ce0" office:value-type="float" office:value="9.2"/>
          <table:table-cell table:style-name="ce0" office:value-type="float" office:value="10.2"/>
          <table:table-cell table:style-name="ce0" office:value-type="float" office:value="11.3"/>
          <table:table-cell table:style-name="ce0" office:value-type="float" office:value="9.2"/>
          <table:table-cell table:style-name="ce0" office:value-type="float" office:value="10.3"/>
          <table:table-cell table:style-name="ce0" office:value-type="float" office:value="9.5"/>
          <table:table-cell table:style-name="ce0" office:value-type="float" office:value="9.8"/>
          <table:table-cell table:style-name="ce0" office:value-type="float" office:value="9.8"/>
          <table:table-cell table:style-name="ce0" office:value-type="float" office:value="10.9"/>
          <table:table-cell table:style-name="ce0" office:value-type="float" office:value="8.7"/>
          <table:table-cell table:style-name="ce0" office:value-type="float" office:value="11.2"/>
          <table:table-cell table:style-name="ce0" office:value-type="float" office:value="8.9"/>
          <table:table-cell table:style-name="ce0" office:value-type="float" office:value="9.5"/>
          <table:table-cell table:style-name="ce0" office:value-type="float" office:value="9.6"/>
          <table:table-cell table:style-name="ce0" office:value-type="float" office:value="10.8"/>
          <table:table-cell table:style-name="ce0" office:value-type="float" office:value="8.6"/>
          <table:table-cell table:style-name="ce0" office:value-type="float" office:value="11.9"/>
          <table:table-cell table:style-name="ce0" office:value-type="float" office:value="8.8"/>
          <table:table-cell table:style-name="ce0" office:value-type="float" office:value="9.6"/>
          <table:table-cell table:style-name="ce0" office:value-type="float" office:value="9.9"/>
          <table:table-cell table:style-name="ce0" office:value-type="float" office:value="11.1"/>
          <table:table-cell table:style-name="ce0" office:value-type="float" office:value="8.9"/>
          <table:table-cell table:style-name="ce0" office:value-type="float" office:value="10.7"/>
          <table:table-cell table:style-name="ce0" office:value-type="float" office:value="9.0"/>
          <table:table-cell table:style-name="ce0" office:value-type="float" office:value="9.5"/>
          <table:table-cell table:style-name="ce0" office:value-type="float" office:value="9.5"/>
          <table:table-cell table:style-name="ce0" office:value-type="float" office:value="10.7"/>
          <table:table-cell table:style-name="ce0" office:value-type="float" office:value="8.1"/>
          <table:table-cell table:style-name="ce0" office:value-type="float" office:value="11.1"/>
          <table:table-cell table:style-name="ce0" office:value-type="float" office:value="8.5"/>
          <table:table-cell table:style-name="ce0" office:value-type="float" office:value="9.6"/>
          <table:table-cell table:style-name="ce0" office:value-type="float" office:value="9.4"/>
          <table:table-cell table:style-name="ce0" office:value-type="float" office:value="10.7"/>
          <table:table-cell table:style-name="ce0" office:value-type="float" office:value="8.1"/>
          <table:table-cell table:style-name="ce0" office:value-type="float" office:value="9.2"/>
          <table:table-cell table:style-name="ce0" office:value-type="float" office:value="8.6"/>
          <table:table-cell table:style-name="ce0" office:value-type="float" office:value="9.7"/>
          <table:table-cell table:style-name="ce0" office:value-type="float" office:value="9.5"/>
          <table:table-cell table:style-name="ce0" office:value-type="float" office:value="10.8"/>
          <table:table-cell table:style-name="ce0" office:value-type="float" office:value="8.2"/>
          <table:table-cell table:style-name="ce0" office:value-type="float" office:value="12.5"/>
          <table:table-cell table:style-name="ce0" office:value-type="float" office:value="8.4"/>
          <table:table-cell table:style-name="ce0" office:value-type="float" office:value="9.6"/>
          <table:table-cell table:style-name="ce0" office:value-type="float" office:value="8.3"/>
          <table:table-cell table:style-name="ce0" office:value-type="float" office:value="9.6"/>
          <table:table-cell table:style-name="ce0" office:value-type="float" office:value="6.6"/>
          <table:table-cell table:style-name="ce0" office:value-type="float" office:value="10.0"/>
          <table:table-cell table:style-name="ce0" office:value-type="float" office:value="7.1"/>
          <table:table-cell table:style-name="ce0" office:value-type="float" office:value="7.9"/>
          <table:table-cell table:style-name="ce0" office:value-type="float" office:value="8.7"/>
          <table:table-cell table:style-name="ce0" office:value-type="float" office:value="10.0"/>
          <table:table-cell table:style-name="ce0" office:value-type="float" office:value="6.9"/>
          <table:table-cell table:style-name="ce0" office:value-type="float" office:value="10.6"/>
          <table:table-cell table:style-name="ce0" office:value-type="float" office:value="7.4"/>
          <table:table-cell table:style-name="ce0" office:value-type="float" office:value="8.3"/>
          <table:table-cell table:style-name="ce0" office:value-type="float" office:value="8.1"/>
          <table:table-cell table:style-name="ce0" office:value-type="float" office:value="9.3"/>
          <table:table-cell table:style-name="ce0" office:value-type="float" office:value="6.3"/>
          <table:table-cell table:style-name="ce0" office:value-type="float" office:value="9.5"/>
          <table:table-cell table:style-name="ce0" office:value-type="float" office:value="6.9"/>
          <table:table-cell table:style-name="ce0" office:value-type="float" office:value="7.6"/>
          <table:table-cell table:style-name="ce0" office:value-type="float" office:value="9.0"/>
          <table:table-cell table:style-name="ce0" office:value-type="float" office:value="10.4"/>
          <table:table-cell table:style-name="ce0" office:value-type="float" office:value="7.5"/>
          <table:table-cell table:style-name="ce0" office:value-type="float" office:value="11.7"/>
          <table:table-cell table:style-name="ce0" office:value-type="float" office:value="8.0"/>
          <table:table-cell table:style-name="ce0" office:value-type="float" office:value="8.9"/>
          <table:table-cell table:style-name="ce0" office:value-type="float" office:value="9.1"/>
          <table:table-cell table:style-name="ce0" office:value-type="float" office:value="10.5"/>
          <table:table-cell table:style-name="ce0" office:value-type="float" office:value="7.7"/>
          <table:table-cell table:style-name="ce0" office:value-type="float" office:value="11.9"/>
          <table:table-cell table:style-name="ce0" office:value-type="float" office:value="8.1"/>
          <table:table-cell table:style-name="ce0" office:value-type="float" office:value="9.5"/>
          <table:table-cell table:style-name="ce0" office:value-type="float" office:value="9.0"/>
          <table:table-cell table:style-name="ce0" office:value-type="float" office:value="10.3"/>
          <table:table-cell table:style-name="ce0" office:value-type="float" office:value="7.4"/>
          <table:table-cell table:style-name="ce0" office:value-type="float" office:value="11.5"/>
          <table:table-cell table:style-name="ce0" office:value-type="float" office:value="7.9"/>
          <table:table-cell table:style-name="ce0" office:value-type="float" office:value="8.6"/>
          <table:table-cell table:style-name="ce0" office:value-type="float" office:value="8.5"/>
          <table:table-cell table:style-name="ce0" office:value-type="float" office:value="9.8"/>
          <table:table-cell table:style-name="ce0" office:value-type="float" office:value="6.6"/>
          <table:table-cell table:style-name="ce0" office:value-type="float" office:value="10.1"/>
          <table:table-cell table:style-name="ce0" office:value-type="float" office:value="7.2"/>
          <table:table-cell table:style-name="ce0" office:value-type="float" office:value="7.6"/>
          <table:table-cell table:style-name="ce0" office:value-type="float" office:value="8.7"/>
          <table:table-cell table:style-name="ce0" office:value-type="float" office:value="10.0"/>
          <table:table-cell table:style-name="ce0" office:value-type="float" office:value="6.9"/>
          <table:table-cell table:style-name="ce0" office:value-type="float" office:value="11.4"/>
          <table:table-cell table:style-name="ce0" office:value-type="float" office:value="7.4"/>
          <table:table-cell table:style-name="ce0" office:value-type="float" office:value="6.5"/>
          <table:table-cell table:style-name="ce0" office:value-type="float" office:value="8.3"/>
          <table:table-cell table:style-name="ce0" office:value-type="float" office:value="9.7"/>
          <table:table-cell table:style-name="ce0" office:value-type="float" office:value="6.4"/>
          <table:table-cell table:style-name="ce0" office:value-type="float" office:value="8.9"/>
          <table:table-cell table:style-name="ce0" office:value-type="float" office:value="7.0"/>
          <table:table-cell table:style-name="ce0" office:value-type="float" office:value="8.2"/>
          <table:table-cell table:style-name="ce0" office:value-type="float" office:value="7.9"/>
          <table:table-cell table:style-name="ce0" office:value-type="float" office:value="9.3"/>
          <table:table-cell table:style-name="ce0" office:value-type="float" office:value="5.8"/>
          <table:table-cell table:style-name="ce0" office:value-type="float" office:value="8.4"/>
          <table:table-cell table:style-name="ce0" office:value-type="float" office:value="6.5"/>
          <table:table-cell table:style-name="ce0" office:value-type="float" office:value="7.8"/>
          <table:table-cell table:style-name="ce0" office:value-type="float" office:value="8.4"/>
          <table:table-cell table:style-name="ce0" office:value-type="float" office:value="9.7"/>
          <table:table-cell table:style-name="ce0" office:value-type="float" office:value="6.1"/>
          <table:table-cell table:style-name="ce0" office:value-type="float" office:value="6.4"/>
          <table:table-cell table:style-name="ce0" office:value-type="float" office:value="6.9"/>
          <table:table-cell table:style-name="ce0" office:value-type="float" office:value="10.7"/>
          <table:table-cell table:style-name="ce0" office:value-type="float" office:value="7.7"/>
          <table:table-cell table:style-name="ce0" office:value-type="float" office:value="9.0"/>
          <table:table-cell table:style-name="ce0" office:value-type="float" office:value="5.7"/>
          <table:table-cell table:style-name="ce0" office:value-type="float" office:value="9.6"/>
          <table:table-cell table:style-name="ce0" office:value-type="float" office:value="6.1"/>
          <table:table-cell table:style-name="ce0" office:value-type="float" office:value="6.6"/>
          <table:table-cell table:style-name="ce0" office:value-type="float" office:value="7.2"/>
          <table:table-cell table:style-name="ce0" office:value-type="float" office:value="8.3"/>
          <table:table-cell table:style-name="ce0" office:value-type="float" office:value="4.9"/>
          <table:table-cell table:style-name="ce0" office:value-type="float" office:value="8.8"/>
          <table:table-cell table:style-name="ce0" office:value-type="float" office:value="5.7"/>
          <table:table-cell table:style-name="ce0" office:value-type="float" office:value="6.7"/>
          <table:table-cell table:style-name="ce0" office:value-type="float" office:value="7.9"/>
          <table:table-cell table:style-name="ce0" office:value-type="float" office:value="9.1"/>
          <table:table-cell table:style-name="ce0" office:value-type="float" office:value="5.5"/>
          <table:table-cell table:style-name="ce0" office:value-type="float" office:value="10.5"/>
          <table:table-cell table:style-name="ce0" office:value-type="float" office:value="6.2"/>
          <table:table-cell table:style-name="ce0" office:value-type="float" office:value="7.2"/>
          <table:table-cell table:style-name="ce0" office:value-type="float" office:value="6.8"/>
          <table:table-cell table:style-name="ce0" office:value-type="float" office:value="7.9"/>
          <table:table-cell table:style-name="ce0" office:value-type="float" office:value="4.7"/>
          <table:table-cell table:style-name="ce0" office:value-type="float" office:value="7.4"/>
          <table:table-cell table:style-name="ce0" office:value-type="float" office:value="5.4"/>
          <table:table-cell table:style-name="ce0" office:value-type="float" office:value="6.5"/>
        </table:table-row>
        <table:table-row table:style-name="ro1">
          <table:table-cell table:style-name="ce0" office:value-type="string">
            <text:p>São Paulo</text:p>
          </table:table-cell>
          <table:table-cell table:style-name="ce0" office:value-type="float" office:value="10.4"/>
          <table:table-cell table:style-name="ce0" office:value-type="float" office:value="11.0"/>
          <table:table-cell table:style-name="ce0" office:value-type="float" office:value="9.9"/>
          <table:table-cell table:style-name="ce0" office:value-type="float" office:value="12.4"/>
          <table:table-cell table:style-name="ce0" office:value-type="float" office:value="9.6"/>
          <table:table-cell table:style-name="ce0" office:value-type="float" office:value="9.8"/>
          <table:table-cell table:style-name="ce0" office:value-type="float" office:value="10.3"/>
          <table:table-cell table:style-name="ce0" office:value-type="float" office:value="10.9"/>
          <table:table-cell table:style-name="ce0" office:value-type="float" office:value="9.8"/>
          <table:table-cell table:style-name="ce0" office:value-type="float" office:value="12.6"/>
          <table:table-cell table:style-name="ce0" office:value-type="float" office:value="9.5"/>
          <table:table-cell table:style-name="ce0" office:value-type="float" office:value="9.8"/>
          <table:table-cell table:style-name="ce0" office:value-type="float" office:value="10.5"/>
          <table:table-cell table:style-name="ce0" office:value-type="float" office:value="11.0"/>
          <table:table-cell table:style-name="ce0" office:value-type="float" office:value="10.0"/>
          <table:table-cell table:style-name="ce0" office:value-type="float" office:value="12.3"/>
          <table:table-cell table:style-name="ce0" office:value-type="float" office:value="9.7"/>
          <table:table-cell table:style-name="ce0" office:value-type="float" office:value="9.7"/>
          <table:table-cell table:style-name="ce0" office:value-type="float" office:value="6.1"/>
          <table:table-cell table:style-name="ce0" office:value-type="float" office:value="6.1"/>
          <table:table-cell table:style-name="ce0" office:value-type="float" office:value="6.1"/>
          <table:table-cell table:style-name="ce0" office:value-type="float" office:value="6.3"/>
          <table:table-cell table:style-name="ce0" office:value-type="float" office:value="6.0"/>
          <table:table-cell table:style-name="ce0" office:value-type="float" office:value="5.7"/>
          <table:table-cell table:style-name="ce0" office:value-type="float" office:value="6.1"/>
          <table:table-cell table:style-name="ce0" office:value-type="float" office:value="6.1"/>
          <table:table-cell table:style-name="ce0" office:value-type="float" office:value="6.0"/>
          <table:table-cell table:style-name="ce0" office:value-type="float" office:value="6.2"/>
          <table:table-cell table:style-name="ce0" office:value-type="float" office:value="6.0"/>
          <table:table-cell table:style-name="ce0" office:value-type="float" office:value="5.5"/>
          <table:table-cell table:style-name="ce0" office:value-type="float" office:value="6.1"/>
          <table:table-cell table:style-name="ce0" office:value-type="float" office:value="6.2"/>
          <table:table-cell table:style-name="ce0" office:value-type="float" office:value="6.1"/>
          <table:table-cell table:style-name="ce0" office:value-type="float" office:value="6.4"/>
          <table:table-cell table:style-name="ce0" office:value-type="float" office:value="6.1"/>
          <table:table-cell table:style-name="ce0" office:value-type="float" office:value="5.9"/>
          <table:table-cell table:style-name="ce0" office:value-type="float" office:value="9.3"/>
          <table:table-cell table:style-name="ce0" office:value-type="float" office:value="9.5"/>
          <table:table-cell table:style-name="ce0" office:value-type="float" office:value="9.2"/>
          <table:table-cell table:style-name="ce0" office:value-type="float" office:value="9.6"/>
          <table:table-cell table:style-name="ce0" office:value-type="float" office:value="9.2"/>
          <table:table-cell table:style-name="ce0" office:value-type="float" office:value="8.8"/>
          <table:table-cell table:style-name="ce0" office:value-type="float" office:value="9.2"/>
          <table:table-cell table:style-name="ce0" office:value-type="float" office:value="9.4"/>
          <table:table-cell table:style-name="ce0" office:value-type="float" office:value="9.1"/>
          <table:table-cell table:style-name="ce0" office:value-type="float" office:value="9.5"/>
          <table:table-cell table:style-name="ce0" office:value-type="float" office:value="9.1"/>
          <table:table-cell table:style-name="ce0" office:value-type="float" office:value="8.9"/>
          <table:table-cell table:style-name="ce0" office:value-type="float" office:value="9.4"/>
          <table:table-cell table:style-name="ce0" office:value-type="float" office:value="9.5"/>
          <table:table-cell table:style-name="ce0" office:value-type="float" office:value="9.3"/>
          <table:table-cell table:style-name="ce0" office:value-type="float" office:value="9.6"/>
          <table:table-cell table:style-name="ce0" office:value-type="float" office:value="9.3"/>
          <table:table-cell table:style-name="ce0" office:value-type="float" office:value="8.6"/>
          <table:table-cell table:style-name="ce0" office:value-type="float" office:value="11.9"/>
          <table:table-cell table:style-name="ce0" office:value-type="float" office:value="12.3"/>
          <table:table-cell table:style-name="ce0" office:value-type="float" office:value="11.6"/>
          <table:table-cell table:style-name="ce0" office:value-type="float" office:value="13.0"/>
          <table:table-cell table:style-name="ce0" office:value-type="float" office:value="11.5"/>
          <table:table-cell table:style-name="ce0" office:value-type="float" office:value="11.2"/>
          <table:table-cell table:style-name="ce0" office:value-type="float" office:value="11.7"/>
          <table:table-cell table:style-name="ce0" office:value-type="float" office:value="12.1"/>
          <table:table-cell table:style-name="ce0" office:value-type="float" office:value="11.3"/>
          <table:table-cell table:style-name="ce0" office:value-type="float" office:value="12.9"/>
          <table:table-cell table:style-name="ce0" office:value-type="float" office:value="11.3"/>
          <table:table-cell table:style-name="ce0" office:value-type="float" office:value="11.2"/>
          <table:table-cell table:style-name="ce0" office:value-type="float" office:value="12.2"/>
          <table:table-cell table:style-name="ce0" office:value-type="float" office:value="12.5"/>
          <table:table-cell table:style-name="ce0" office:value-type="float" office:value="11.9"/>
          <table:table-cell table:style-name="ce0" office:value-type="float" office:value="13.2"/>
          <table:table-cell table:style-name="ce0" office:value-type="float" office:value="11.8"/>
          <table:table-cell table:style-name="ce0" office:value-type="float" office:value="11.3"/>
          <table:table-cell table:style-name="ce0" office:value-type="float" office:value="11.4"/>
          <table:table-cell table:style-name="ce0" office:value-type="float" office:value="11.6"/>
          <table:table-cell table:style-name="ce0" office:value-type="float" office:value="11.1"/>
          <table:table-cell table:style-name="ce0" office:value-type="float" office:value="12.0"/>
          <table:table-cell table:style-name="ce0" office:value-type="float" office:value="11.2"/>
          <table:table-cell table:style-name="ce0" office:value-type="float" office:value="11.2"/>
          <table:table-cell table:style-name="ce0" office:value-type="float" office:value="11.3"/>
          <table:table-cell table:style-name="ce0" office:value-type="float" office:value="11.5"/>
          <table:table-cell table:style-name="ce0" office:value-type="float" office:value="11.0"/>
          <table:table-cell table:style-name="ce0" office:value-type="float" office:value="12.0"/>
          <table:table-cell table:style-name="ce0" office:value-type="float" office:value="11.0"/>
          <table:table-cell table:style-name="ce0" office:value-type="float" office:value="11.4"/>
          <table:table-cell table:style-name="ce0" office:value-type="float" office:value="11.6"/>
          <table:table-cell table:style-name="ce0" office:value-type="float" office:value="11.7"/>
          <table:table-cell table:style-name="ce0" office:value-type="float" office:value="11.3"/>
          <table:table-cell table:style-name="ce0" office:value-type="float" office:value="12.0"/>
          <table:table-cell table:style-name="ce0" office:value-type="float" office:value="11.4"/>
          <table:table-cell table:style-name="ce0" office:value-type="float" office:value="11.0"/>
          <table:table-cell table:style-name="ce0" office:value-type="float" office:value="12.1"/>
          <table:table-cell table:style-name="ce0" office:value-type="float" office:value="12.6"/>
          <table:table-cell table:style-name="ce0" office:value-type="float" office:value="11.7"/>
          <table:table-cell table:style-name="ce0" office:value-type="float" office:value="13.4"/>
          <table:table-cell table:style-name="ce0" office:value-type="float" office:value="11.6"/>
          <table:table-cell table:style-name="ce0" office:value-type="float" office:value="11.2"/>
          <table:table-cell table:style-name="ce0" office:value-type="float" office:value="11.8"/>
          <table:table-cell table:style-name="ce0" office:value-type="float" office:value="12.3"/>
          <table:table-cell table:style-name="ce0" office:value-type="float" office:value="11.4"/>
          <table:table-cell table:style-name="ce0" office:value-type="float" office:value="13.2"/>
          <table:table-cell table:style-name="ce0" office:value-type="float" office:value="11.3"/>
          <table:table-cell table:style-name="ce0" office:value-type="float" office:value="11.1"/>
          <table:table-cell table:style-name="ce0" office:value-type="float" office:value="12.4"/>
          <table:table-cell table:style-name="ce0" office:value-type="float" office:value="12.8"/>
          <table:table-cell table:style-name="ce0" office:value-type="float" office:value="12.1"/>
          <table:table-cell table:style-name="ce0" office:value-type="float" office:value="13.7"/>
          <table:table-cell table:style-name="ce0" office:value-type="float" office:value="11.9"/>
          <table:table-cell table:style-name="ce0" office:value-type="float" office:value="11.4"/>
          <table:table-cell table:style-name="ce0" office:value-type="float" office:value="10.6"/>
          <table:table-cell table:style-name="ce0" office:value-type="float" office:value="11.2"/>
          <table:table-cell table:style-name="ce0" office:value-type="float" office:value="9.9"/>
          <table:table-cell table:style-name="ce0" office:value-type="float" office:value="12.7"/>
          <table:table-cell table:style-name="ce0" office:value-type="float" office:value="9.6"/>
          <table:table-cell table:style-name="ce0" office:value-type="float" office:value="9.9"/>
          <table:table-cell table:style-name="ce0" office:value-type="float" office:value="10.5"/>
          <table:table-cell table:style-name="ce0" office:value-type="float" office:value="11.2"/>
          <table:table-cell table:style-name="ce0" office:value-type="float" office:value="9.8"/>
          <table:table-cell table:style-name="ce0" office:value-type="float" office:value="12.9"/>
          <table:table-cell table:style-name="ce0" office:value-type="float" office:value="9.5"/>
          <table:table-cell table:style-name="ce0" office:value-type="float" office:value="10.0"/>
          <table:table-cell table:style-name="ce0" office:value-type="float" office:value="10.6"/>
          <table:table-cell table:style-name="ce0" office:value-type="float" office:value="11.2"/>
          <table:table-cell table:style-name="ce0" office:value-type="float" office:value="10.0"/>
          <table:table-cell table:style-name="ce0" office:value-type="float" office:value="12.5"/>
          <table:table-cell table:style-name="ce0" office:value-type="float" office:value="9.6"/>
          <table:table-cell table:style-name="ce0" office:value-type="float" office:value="9.8"/>
          <table:table-cell table:style-name="ce0" office:value-type="float" office:value="11.2"/>
          <table:table-cell table:style-name="ce0" office:value-type="float" office:value="11.9"/>
          <table:table-cell table:style-name="ce0" office:value-type="float" office:value="10.5"/>
          <table:table-cell table:style-name="ce0" office:value-type="float" office:value="13.8"/>
          <table:table-cell table:style-name="ce0" office:value-type="float" office:value="10.2"/>
          <table:table-cell table:style-name="ce0" office:value-type="float" office:value="10.5"/>
          <table:table-cell table:style-name="ce0" office:value-type="float" office:value="11.0"/>
          <table:table-cell table:style-name="ce0" office:value-type="float" office:value="11.7"/>
          <table:table-cell table:style-name="ce0" office:value-type="float" office:value="10.3"/>
          <table:table-cell table:style-name="ce0" office:value-type="float" office:value="13.7"/>
          <table:table-cell table:style-name="ce0" office:value-type="float" office:value="10.0"/>
          <table:table-cell table:style-name="ce0" office:value-type="float" office:value="10.5"/>
          <table:table-cell table:style-name="ce0" office:value-type="float" office:value="11.4"/>
          <table:table-cell table:style-name="ce0" office:value-type="float" office:value="12.1"/>
          <table:table-cell table:style-name="ce0" office:value-type="float" office:value="10.8"/>
          <table:table-cell table:style-name="ce0" office:value-type="float" office:value="13.8"/>
          <table:table-cell table:style-name="ce0" office:value-type="float" office:value="10.3"/>
          <table:table-cell table:style-name="ce0" office:value-type="float" office:value="10.5"/>
          <table:table-cell table:style-name="ce0" office:value-type="float" office:value="12.4"/>
          <table:table-cell table:style-name="ce0" office:value-type="float" office:value="12.9"/>
          <table:table-cell table:style-name="ce0" office:value-type="float" office:value="11.8"/>
          <table:table-cell table:style-name="ce0" office:value-type="float" office:value="14.0"/>
          <table:table-cell table:style-name="ce0" office:value-type="float" office:value="11.6"/>
          <table:table-cell table:style-name="ce0" office:value-type="float" office:value="11.6"/>
          <table:table-cell table:style-name="ce0" office:value-type="float" office:value="12.0"/>
          <table:table-cell table:style-name="ce0" office:value-type="float" office:value="12.6"/>
          <table:table-cell table:style-name="ce0" office:value-type="float" office:value="11.5"/>
          <table:table-cell table:style-name="ce0" office:value-type="float" office:value="14.0"/>
          <table:table-cell table:style-name="ce0" office:value-type="float" office:value="11.3"/>
          <table:table-cell table:style-name="ce0" office:value-type="float" office:value="11.8"/>
          <table:table-cell table:style-name="ce0" office:value-type="float" office:value="12.7"/>
          <table:table-cell table:style-name="ce0" office:value-type="float" office:value="13.2"/>
          <table:table-cell table:style-name="ce0" office:value-type="float" office:value="12.2"/>
          <table:table-cell table:style-name="ce0" office:value-type="float" office:value="14.1"/>
          <table:table-cell table:style-name="ce0" office:value-type="float" office:value="12.0"/>
          <table:table-cell table:style-name="ce0" office:value-type="float" office:value="11.5"/>
          <table:table-cell table:style-name="ce0" office:value-type="float" office:value="12.4"/>
          <table:table-cell table:style-name="ce0" office:value-type="float" office:value="13.0"/>
          <table:table-cell table:style-name="ce0" office:value-type="float" office:value="11.7"/>
          <table:table-cell table:style-name="ce0" office:value-type="float" office:value="14.3"/>
          <table:table-cell table:style-name="ce0" office:value-type="float" office:value="11.5"/>
          <table:table-cell table:style-name="ce0" office:value-type="float" office:value="12.1"/>
          <table:table-cell table:style-name="ce0" office:value-type="float" office:value="12.0"/>
          <table:table-cell table:style-name="ce0" office:value-type="float" office:value="12.7"/>
          <table:table-cell table:style-name="ce0" office:value-type="float" office:value="11.4"/>
          <table:table-cell table:style-name="ce0" office:value-type="float" office:value="14.2"/>
          <table:table-cell table:style-name="ce0" office:value-type="float" office:value="11.2"/>
          <table:table-cell table:style-name="ce0" office:value-type="float" office:value="11.8"/>
          <table:table-cell table:style-name="ce0" office:value-type="float" office:value="12.7"/>
          <table:table-cell table:style-name="ce0" office:value-type="float" office:value="13.2"/>
          <table:table-cell table:style-name="ce0" office:value-type="float" office:value="12.1"/>
          <table:table-cell table:style-name="ce0" office:value-type="float" office:value="14.5"/>
          <table:table-cell table:style-name="ce0" office:value-type="float" office:value="11.9"/>
          <table:table-cell table:style-name="ce0" office:value-type="float" office:value="12.4"/>
          <table:table-cell table:style-name="ce0" office:value-type="float" office:value="12.2"/>
          <table:table-cell table:style-name="ce0" office:value-type="float" office:value="12.8"/>
          <table:table-cell table:style-name="ce0" office:value-type="float" office:value="11.6"/>
          <table:table-cell table:style-name="ce0" office:value-type="float" office:value="14.3"/>
          <table:table-cell table:style-name="ce0" office:value-type="float" office:value="11.3"/>
          <table:table-cell table:style-name="ce0" office:value-type="float" office:value="11.4"/>
          <table:table-cell table:style-name="ce0" office:value-type="float" office:value="11.9"/>
          <table:table-cell table:style-name="ce0" office:value-type="float" office:value="12.6"/>
          <table:table-cell table:style-name="ce0" office:value-type="float" office:value="11.2"/>
          <table:table-cell table:style-name="ce0" office:value-type="float" office:value="14.3"/>
          <table:table-cell table:style-name="ce0" office:value-type="float" office:value="11.0"/>
          <table:table-cell table:style-name="ce0" office:value-type="float" office:value="11.1"/>
          <table:table-cell table:style-name="ce0" office:value-type="float" office:value="12.5"/>
          <table:table-cell table:style-name="ce0" office:value-type="float" office:value="13.1"/>
          <table:table-cell table:style-name="ce0" office:value-type="float" office:value="11.9"/>
          <table:table-cell table:style-name="ce0" office:value-type="float" office:value="14.3"/>
          <table:table-cell table:style-name="ce0" office:value-type="float" office:value="11.6"/>
          <table:table-cell table:style-name="ce0" office:value-type="float" office:value="11.7"/>
          <table:table-cell table:style-name="ce0" office:value-type="float" office:value="11.7"/>
          <table:table-cell table:style-name="ce0" office:value-type="float" office:value="12.4"/>
          <table:table-cell table:style-name="ce0" office:value-type="float" office:value="10.9"/>
          <table:table-cell table:style-name="ce0" office:value-type="float" office:value="14.0"/>
          <table:table-cell table:style-name="ce0" office:value-type="float" office:value="10.6"/>
          <table:table-cell table:style-name="ce0" office:value-type="float" office:value="11.0"/>
          <table:table-cell table:style-name="ce0" office:value-type="float" office:value="11.4"/>
          <table:table-cell table:style-name="ce0" office:value-type="float" office:value="12.1"/>
          <table:table-cell table:style-name="ce0" office:value-type="float" office:value="10.6"/>
          <table:table-cell table:style-name="ce0" office:value-type="float" office:value="14.0"/>
          <table:table-cell table:style-name="ce0" office:value-type="float" office:value="10.3"/>
          <table:table-cell table:style-name="ce0" office:value-type="float" office:value="10.9"/>
          <table:table-cell table:style-name="ce0" office:value-type="float" office:value="12.0"/>
          <table:table-cell table:style-name="ce0" office:value-type="float" office:value="12.6"/>
          <table:table-cell table:style-name="ce0" office:value-type="float" office:value="11.4"/>
          <table:table-cell table:style-name="ce0" office:value-type="float" office:value="14.1"/>
          <table:table-cell table:style-name="ce0" office:value-type="float" office:value="10.9"/>
          <table:table-cell table:style-name="ce0" office:value-type="float" office:value="11.1"/>
          <table:table-cell table:style-name="ce0" office:value-type="float" office:value="10.9"/>
          <table:table-cell table:style-name="ce0" office:value-type="float" office:value="11.7"/>
          <table:table-cell table:style-name="ce0" office:value-type="float" office:value="10.1"/>
          <table:table-cell table:style-name="ce0" office:value-type="float" office:value="13.5"/>
          <table:table-cell table:style-name="ce0" office:value-type="float" office:value="9.7"/>
          <table:table-cell table:style-name="ce0" office:value-type="float" office:value="10.0"/>
          <table:table-cell table:style-name="ce0" office:value-type="float" office:value="10.6"/>
          <table:table-cell table:style-name="ce0" office:value-type="float" office:value="11.5"/>
          <table:table-cell table:style-name="ce0" office:value-type="float" office:value="9.9"/>
          <table:table-cell table:style-name="ce0" office:value-type="float" office:value="13.4"/>
          <table:table-cell table:style-name="ce0" office:value-type="float" office:value="9.5"/>
          <table:table-cell table:style-name="ce0" office:value-type="float" office:value="10.0"/>
          <table:table-cell table:style-name="ce0" office:value-type="float" office:value="11.1"/>
          <table:table-cell table:style-name="ce0" office:value-type="float" office:value="11.9"/>
          <table:table-cell table:style-name="ce0" office:value-type="float" office:value="10.4"/>
          <table:table-cell table:style-name="ce0" office:value-type="float" office:value="13.6"/>
          <table:table-cell table:style-name="ce0" office:value-type="float" office:value="9.9"/>
          <table:table-cell table:style-name="ce0" office:value-type="float" office:value="10.0"/>
          <table:table-cell table:style-name="ce0" office:value-type="float" office:value="10.2"/>
          <table:table-cell table:style-name="ce0" office:value-type="float" office:value="11.0"/>
          <table:table-cell table:style-name="ce0" office:value-type="float" office:value="9.2"/>
          <table:table-cell table:style-name="ce0" office:value-type="float" office:value="13.6"/>
          <table:table-cell table:style-name="ce0" office:value-type="float" office:value="8.9"/>
          <table:table-cell table:style-name="ce0" office:value-type="float" office:value="8.9"/>
          <table:table-cell table:style-name="ce0" office:value-type="float" office:value="10.0"/>
          <table:table-cell table:style-name="ce0" office:value-type="float" office:value="10.8"/>
          <table:table-cell table:style-name="ce0" office:value-type="float" office:value="9.0"/>
          <table:table-cell table:style-name="ce0" office:value-type="float" office:value="13.4"/>
          <table:table-cell table:style-name="ce0" office:value-type="float" office:value="8.7"/>
          <table:table-cell table:style-name="ce0" office:value-type="float" office:value="8.8"/>
          <table:table-cell table:style-name="ce0" office:value-type="float" office:value="10.3"/>
          <table:table-cell table:style-name="ce0" office:value-type="float" office:value="11.1"/>
          <table:table-cell table:style-name="ce0" office:value-type="float" office:value="9.5"/>
          <table:table-cell table:style-name="ce0" office:value-type="float" office:value="13.7"/>
          <table:table-cell table:style-name="ce0" office:value-type="float" office:value="9.0"/>
          <table:table-cell table:style-name="ce0" office:value-type="float" office:value="8.9"/>
          <table:table-cell table:style-name="ce0" office:value-type="float" office:value="9.8"/>
          <table:table-cell table:style-name="ce0" office:value-type="float" office:value="10.6"/>
          <table:table-cell table:style-name="ce0" office:value-type="float" office:value="8.7"/>
          <table:table-cell table:style-name="ce0" office:value-type="float" office:value="13.3"/>
          <table:table-cell table:style-name="ce0" office:value-type="float" office:value="8.2"/>
          <table:table-cell table:style-name="ce0" office:value-type="float" office:value="8.9"/>
          <table:table-cell table:style-name="ce0" office:value-type="float" office:value="9.7"/>
          <table:table-cell table:style-name="ce0" office:value-type="float" office:value="10.6"/>
          <table:table-cell table:style-name="ce0" office:value-type="float" office:value="8.4"/>
          <table:table-cell table:style-name="ce0" office:value-type="float" office:value="13.2"/>
          <table:table-cell table:style-name="ce0" office:value-type="float" office:value="8.2"/>
          <table:table-cell table:style-name="ce0" office:value-type="float" office:value="8.5"/>
          <table:table-cell table:style-name="ce0" office:value-type="float" office:value="9.8"/>
          <table:table-cell table:style-name="ce0" office:value-type="float" office:value="10.6"/>
          <table:table-cell table:style-name="ce0" office:value-type="float" office:value="8.9"/>
          <table:table-cell table:style-name="ce0" office:value-type="float" office:value="13.4"/>
          <table:table-cell table:style-name="ce0" office:value-type="float" office:value="8.2"/>
          <table:table-cell table:style-name="ce0" office:value-type="float" office:value="9.1"/>
          <table:table-cell table:style-name="ce0" office:value-type="float" office:value="9.2"/>
          <table:table-cell table:style-name="ce0" office:value-type="float" office:value="10.1"/>
          <table:table-cell table:style-name="ce0" office:value-type="float" office:value="7.8"/>
          <table:table-cell table:style-name="ce0" office:value-type="float" office:value="13.0"/>
          <table:table-cell table:style-name="ce0" office:value-type="float" office:value="7.4"/>
          <table:table-cell table:style-name="ce0" office:value-type="float" office:value="8.2"/>
          <table:table-cell table:style-name="ce0" office:value-type="float" office:value="9.2"/>
          <table:table-cell table:style-name="ce0" office:value-type="float" office:value="10.1"/>
          <table:table-cell table:style-name="ce0" office:value-type="float" office:value="7.7"/>
          <table:table-cell table:style-name="ce0" office:value-type="float" office:value="12.9"/>
          <table:table-cell table:style-name="ce0" office:value-type="float" office:value="7.6"/>
          <table:table-cell table:style-name="ce0" office:value-type="float" office:value="8.8"/>
          <table:table-cell table:style-name="ce0" office:value-type="float" office:value="9.1"/>
          <table:table-cell table:style-name="ce0" office:value-type="float" office:value="10.0"/>
          <table:table-cell table:style-name="ce0" office:value-type="float" office:value="7.8"/>
          <table:table-cell table:style-name="ce0" office:value-type="float" office:value="13.1"/>
          <table:table-cell table:style-name="ce0" office:value-type="float" office:value="7.3"/>
          <table:table-cell table:style-name="ce0" office:value-type="float" office:value="7.8"/>
          <table:table-cell table:style-name="ce0" office:value-type="float" office:value="7.6"/>
          <table:table-cell table:style-name="ce0" office:value-type="float" office:value="8.3"/>
          <table:table-cell table:style-name="ce0" office:value-type="float" office:value="5.9"/>
          <table:table-cell table:style-name="ce0" office:value-type="float" office:value="10.6"/>
          <table:table-cell table:style-name="ce0" office:value-type="float" office:value="5.6"/>
          <table:table-cell table:style-name="ce0" office:value-type="float" office:value="6.4"/>
          <table:table-cell table:style-name="ce0" office:value-type="float" office:value="8.0"/>
          <table:table-cell table:style-name="ce0" office:value-type="float" office:value="8.8"/>
          <table:table-cell table:style-name="ce0" office:value-type="float" office:value="6.0"/>
          <table:table-cell table:style-name="ce0" office:value-type="float" office:value="11.2"/>
          <table:table-cell table:style-name="ce0" office:value-type="float" office:value="5.9"/>
          <table:table-cell table:style-name="ce0" office:value-type="float" office:value="6.8"/>
          <table:table-cell table:style-name="ce0" office:value-type="float" office:value="7.3"/>
          <table:table-cell table:style-name="ce0" office:value-type="float" office:value="8.0"/>
          <table:table-cell table:style-name="ce0" office:value-type="float" office:value="5.8"/>
          <table:table-cell table:style-name="ce0" office:value-type="float" office:value="10.0"/>
          <table:table-cell table:style-name="ce0" office:value-type="float" office:value="5.4"/>
          <table:table-cell table:style-name="ce0" office:value-type="float" office:value="6.2"/>
          <table:table-cell table:style-name="ce0" office:value-type="float" office:value="8.6"/>
          <table:table-cell table:style-name="ce0" office:value-type="float" office:value="9.5"/>
          <table:table-cell table:style-name="ce0" office:value-type="float" office:value="7.0"/>
          <table:table-cell table:style-name="ce0" office:value-type="float" office:value="12.5"/>
          <table:table-cell table:style-name="ce0" office:value-type="float" office:value="6.6"/>
          <table:table-cell table:style-name="ce0" office:value-type="float" office:value="7.7"/>
          <table:table-cell table:style-name="ce0" office:value-type="float" office:value="8.7"/>
          <table:table-cell table:style-name="ce0" office:value-type="float" office:value="9.6"/>
          <table:table-cell table:style-name="ce0" office:value-type="float" office:value="7.0"/>
          <table:table-cell table:style-name="ce0" office:value-type="float" office:value="12.7"/>
          <table:table-cell table:style-name="ce0" office:value-type="float" office:value="6.8"/>
          <table:table-cell table:style-name="ce0" office:value-type="float" office:value="8.5"/>
          <table:table-cell table:style-name="ce0" office:value-type="float" office:value="8.5"/>
          <table:table-cell table:style-name="ce0" office:value-type="float" office:value="9.3"/>
          <table:table-cell table:style-name="ce0" office:value-type="float" office:value="7.0"/>
          <table:table-cell table:style-name="ce0" office:value-type="float" office:value="12.4"/>
          <table:table-cell table:style-name="ce0" office:value-type="float" office:value="6.5"/>
          <table:table-cell table:style-name="ce0" office:value-type="float" office:value="7.1"/>
          <table:table-cell table:style-name="ce0" office:value-type="float" office:value="7.8"/>
          <table:table-cell table:style-name="ce0" office:value-type="float" office:value="8.6"/>
          <table:table-cell table:style-name="ce0" office:value-type="float" office:value="5.9"/>
          <table:table-cell table:style-name="ce0" office:value-type="float" office:value="11.4"/>
          <table:table-cell table:style-name="ce0" office:value-type="float" office:value="5.6"/>
          <table:table-cell table:style-name="ce0" office:value-type="float" office:value="6.3"/>
          <table:table-cell table:style-name="ce0" office:value-type="float" office:value="8.0"/>
          <table:table-cell table:style-name="ce0" office:value-type="float" office:value="8.9"/>
          <table:table-cell table:style-name="ce0" office:value-type="float" office:value="6.0"/>
          <table:table-cell table:style-name="ce0" office:value-type="float" office:value="11.8"/>
          <table:table-cell table:style-name="ce0" office:value-type="float" office:value="5.9"/>
          <table:table-cell table:style-name="ce0" office:value-type="float" office:value="5.8"/>
          <table:table-cell table:style-name="ce0" office:value-type="float" office:value="7.5"/>
          <table:table-cell table:style-name="ce0" office:value-type="float" office:value="8.3"/>
          <table:table-cell table:style-name="ce0" office:value-type="float" office:value="5.9"/>
          <table:table-cell table:style-name="ce0" office:value-type="float" office:value="11.1"/>
          <table:table-cell table:style-name="ce0" office:value-type="float" office:value="5.4"/>
          <table:table-cell table:style-name="ce0" office:value-type="float" office:value="6.6"/>
          <table:table-cell table:style-name="ce0" office:value-type="float" office:value="7.0"/>
          <table:table-cell table:style-name="ce0" office:value-type="float" office:value="7.7"/>
          <table:table-cell table:style-name="ce0" office:value-type="float" office:value="5.1"/>
          <table:table-cell table:style-name="ce0" office:value-type="float" office:value="10.2"/>
          <table:table-cell table:style-name="ce0" office:value-type="float" office:value="4.8"/>
          <table:table-cell table:style-name="ce0" office:value-type="float" office:value="6.4"/>
          <table:table-cell table:style-name="ce0" office:value-type="float" office:value="7.4"/>
          <table:table-cell table:style-name="ce0" office:value-type="float" office:value="8.3"/>
          <table:table-cell table:style-name="ce0" office:value-type="float" office:value="5.0"/>
          <table:table-cell table:style-name="ce0" office:value-type="float" office:value="10.8"/>
          <table:table-cell table:style-name="ce0" office:value-type="float" office:value="5.1"/>
          <table:table-cell table:style-name="ce0" office:value-type="float" office:value="6.9"/>
          <table:table-cell table:style-name="ce0" office:value-type="float" office:value="6.7"/>
          <table:table-cell table:style-name="ce0" office:value-type="float" office:value="7.4"/>
          <table:table-cell table:style-name="ce0" office:value-type="float" office:value="5.1"/>
          <table:table-cell table:style-name="ce0" office:value-type="float" office:value="9.7"/>
          <table:table-cell table:style-name="ce0" office:value-type="float" office:value="4.6"/>
          <table:table-cell table:style-name="ce0" office:value-type="float" office:value="6.1"/>
          <table:table-cell table:style-name="ce0" office:value-type="float" office:value="6.0"/>
          <table:table-cell table:style-name="ce0" office:value-type="float" office:value="6.7"/>
          <table:table-cell table:style-name="ce0" office:value-type="float" office:value="3.9"/>
          <table:table-cell table:style-name="ce0" office:value-type="float" office:value="8.1"/>
          <table:table-cell table:style-name="ce0" office:value-type="float" office:value="3.9"/>
          <table:table-cell table:style-name="ce0" office:value-type="float" office:value="4.5"/>
          <table:table-cell table:style-name="ce0" office:value-type="float" office:value="6.6"/>
          <table:table-cell table:style-name="ce0" office:value-type="float" office:value="7.4"/>
          <table:table-cell table:style-name="ce0" office:value-type="float" office:value="4.1"/>
          <table:table-cell table:style-name="ce0" office:value-type="float" office:value="9.3"/>
          <table:table-cell table:style-name="ce0" office:value-type="float" office:value="4.4"/>
          <table:table-cell table:style-name="ce0" office:value-type="float" office:value="4.2"/>
          <table:table-cell table:style-name="ce0" office:value-type="float" office:value="5.7"/>
          <table:table-cell table:style-name="ce0" office:value-type="float" office:value="6.3"/>
          <table:table-cell table:style-name="ce0" office:value-type="float" office:value="3.8"/>
          <table:table-cell table:style-name="ce0" office:value-type="float" office:value="7.3"/>
          <table:table-cell table:style-name="ce0" office:value-type="float" office:value="3.5"/>
          <table:table-cell table:style-name="ce0" office:value-type="float" office:value="4.6"/>
        </table:table-row>
        <table:table-row table:style-name="ro1">
          <table:table-cell table:style-name="ce0" office:value-type="string">
            <text:p>Paraná</text:p>
          </table:table-cell>
          <table:table-cell table:style-name="ce0" office:value-type="float" office:value="9.9"/>
          <table:table-cell table:style-name="ce0" office:value-type="float" office:value="10.3"/>
          <table:table-cell table:style-name="ce0" office:value-type="float" office:value="9.1"/>
          <table:table-cell table:style-name="ce0" office:value-type="float" office:value="12.2"/>
          <table:table-cell table:style-name="ce0" office:value-type="float" office:value="8.9"/>
          <table:table-cell table:style-name="ce0" office:value-type="float" office:value="7.8"/>
          <table:table-cell table:style-name="ce0" office:value-type="float" office:value="9.7"/>
          <table:table-cell table:style-name="ce0" office:value-type="float" office:value="10.2"/>
          <table:table-cell table:style-name="ce0" office:value-type="float" office:value="9.0"/>
          <table:table-cell table:style-name="ce0" office:value-type="float" office:value="12.4"/>
          <table:table-cell table:style-name="ce0" office:value-type="float" office:value="8.8"/>
          <table:table-cell table:style-name="ce0" office:value-type="float" office:value="8.0"/>
          <table:table-cell table:style-name="ce0" office:value-type="float" office:value="10.0"/>
          <table:table-cell table:style-name="ce0" office:value-type="float" office:value="10.5"/>
          <table:table-cell table:style-name="ce0" office:value-type="float" office:value="9.2"/>
          <table:table-cell table:style-name="ce0" office:value-type="float" office:value="12.1"/>
          <table:table-cell table:style-name="ce0" office:value-type="float" office:value="9.0"/>
          <table:table-cell table:style-name="ce0" office:value-type="float" office:value="7.5"/>
          <table:table-cell table:style-name="ce0" office:value-type="float" office:value="6.3"/>
          <table:table-cell table:style-name="ce0" office:value-type="float" office:value="6.3"/>
          <table:table-cell table:style-name="ce0" office:value-type="float" office:value="6.1"/>
          <table:table-cell table:style-name="ce0" office:value-type="float" office:value="6.5"/>
          <table:table-cell table:style-name="ce0" office:value-type="float" office:value="6.1"/>
          <table:table-cell table:style-name="ce0" office:value-type="float" office:value="5.8"/>
          <table:table-cell table:style-name="ce0" office:value-type="float" office:value="6.2"/>
          <table:table-cell table:style-name="ce0" office:value-type="float" office:value="6.3"/>
          <table:table-cell table:style-name="ce0" office:value-type="float" office:value="6.1"/>
          <table:table-cell table:style-name="ce0" office:value-type="float" office:value="6.5"/>
          <table:table-cell table:style-name="ce0" office:value-type="float" office:value="6.0"/>
          <table:table-cell table:style-name="ce0" office:value-type="float" office:value="5.7"/>
          <table:table-cell table:style-name="ce0" office:value-type="float" office:value="6.3"/>
          <table:table-cell table:style-name="ce0" office:value-type="float" office:value="6.4"/>
          <table:table-cell table:style-name="ce0" office:value-type="float" office:value="6.1"/>
          <table:table-cell table:style-name="ce0" office:value-type="float" office:value="6.5"/>
          <table:table-cell table:style-name="ce0" office:value-type="float" office:value="6.2"/>
          <table:table-cell table:style-name="ce0" office:value-type="float" office:value="5.8"/>
          <table:table-cell table:style-name="ce0" office:value-type="float" office:value="9.4"/>
          <table:table-cell table:style-name="ce0" office:value-type="float" office:value="9.5"/>
          <table:table-cell table:style-name="ce0" office:value-type="float" office:value="9.1"/>
          <table:table-cell table:style-name="ce0" office:value-type="float" office:value="9.9"/>
          <table:table-cell table:style-name="ce0" office:value-type="float" office:value="9.2"/>
          <table:table-cell table:style-name="ce0" office:value-type="float" office:value="8.5"/>
          <table:table-cell table:style-name="ce0" office:value-type="float" office:value="9.2"/>
          <table:table-cell table:style-name="ce0" office:value-type="float" office:value="9.4"/>
          <table:table-cell table:style-name="ce0" office:value-type="float" office:value="8.8"/>
          <table:table-cell table:style-name="ce0" office:value-type="float" office:value="9.9"/>
          <table:table-cell table:style-name="ce0" office:value-type="float" office:value="9.0"/>
          <table:table-cell table:style-name="ce0" office:value-type="float" office:value="8.5"/>
          <table:table-cell table:style-name="ce0" office:value-type="float" office:value="9.6"/>
          <table:table-cell table:style-name="ce0" office:value-type="float" office:value="9.7"/>
          <table:table-cell table:style-name="ce0" office:value-type="float" office:value="9.4"/>
          <table:table-cell table:style-name="ce0" office:value-type="float" office:value="10.0"/>
          <table:table-cell table:style-name="ce0" office:value-type="float" office:value="9.3"/>
          <table:table-cell table:style-name="ce0" office:value-type="float" office:value="8.5"/>
          <table:table-cell table:style-name="ce0" office:value-type="float" office:value="11.8"/>
          <table:table-cell table:style-name="ce0" office:value-type="float" office:value="12.2"/>
          <table:table-cell table:style-name="ce0" office:value-type="float" office:value="11.3"/>
          <table:table-cell table:style-name="ce0" office:value-type="float" office:value="13.2"/>
          <table:table-cell table:style-name="ce0" office:value-type="float" office:value="11.2"/>
          <table:table-cell table:style-name="ce0" office:value-type="float" office:value="10.1"/>
          <table:table-cell table:style-name="ce0" office:value-type="float" office:value="11.5"/>
          <table:table-cell table:style-name="ce0" office:value-type="float" office:value="11.8"/>
          <table:table-cell table:style-name="ce0" office:value-type="float" office:value="11.0"/>
          <table:table-cell table:style-name="ce0" office:value-type="float" office:value="12.8"/>
          <table:table-cell table:style-name="ce0" office:value-type="float" office:value="10.9"/>
          <table:table-cell table:style-name="ce0" office:value-type="float" office:value="9.9"/>
          <table:table-cell table:style-name="ce0" office:value-type="float" office:value="12.1"/>
          <table:table-cell table:style-name="ce0" office:value-type="float" office:value="12.5"/>
          <table:table-cell table:style-name="ce0" office:value-type="float" office:value="11.7"/>
          <table:table-cell table:style-name="ce0" office:value-type="float" office:value="13.6"/>
          <table:table-cell table:style-name="ce0" office:value-type="float" office:value="11.5"/>
          <table:table-cell table:style-name="ce0" office:value-type="float" office:value="10.2"/>
          <table:table-cell table:style-name="ce0" office:value-type="float" office:value="11.3"/>
          <table:table-cell table:style-name="ce0" office:value-type="float" office:value="11.5"/>
          <table:table-cell table:style-name="ce0" office:value-type="float" office:value="10.9"/>
          <table:table-cell table:style-name="ce0" office:value-type="float" office:value="12.2"/>
          <table:table-cell table:style-name="ce0" office:value-type="float" office:value="10.9"/>
          <table:table-cell table:style-name="ce0" office:value-type="float" office:value="9.8"/>
          <table:table-cell table:style-name="ce0" office:value-type="float" office:value="11.0"/>
          <table:table-cell table:style-name="ce0" office:value-type="float" office:value="11.3"/>
          <table:table-cell table:style-name="ce0" office:value-type="float" office:value="10.7"/>
          <table:table-cell table:style-name="ce0" office:value-type="float" office:value="11.8"/>
          <table:table-cell table:style-name="ce0" office:value-type="float" office:value="10.6"/>
          <table:table-cell table:style-name="ce0" office:value-type="float" office:value="9.2"/>
          <table:table-cell table:style-name="ce0" office:value-type="float" office:value="11.5"/>
          <table:table-cell table:style-name="ce0" office:value-type="float" office:value="11.7"/>
          <table:table-cell table:style-name="ce0" office:value-type="float" office:value="11.2"/>
          <table:table-cell table:style-name="ce0" office:value-type="float" office:value="12.5"/>
          <table:table-cell table:style-name="ce0" office:value-type="float" office:value="11.1"/>
          <table:table-cell table:style-name="ce0" office:value-type="float" office:value="10.2"/>
          <table:table-cell table:style-name="ce0" office:value-type="float" office:value="12.0"/>
          <table:table-cell table:style-name="ce0" office:value-type="float" office:value="12.4"/>
          <table:table-cell table:style-name="ce0" office:value-type="float" office:value="11.4"/>
          <table:table-cell table:style-name="ce0" office:value-type="float" office:value="13.5"/>
          <table:table-cell table:style-name="ce0" office:value-type="float" office:value="11.3"/>
          <table:table-cell table:style-name="ce0" office:value-type="float" office:value="10.2"/>
          <table:table-cell table:style-name="ce0" office:value-type="float" office:value="11.6"/>
          <table:table-cell table:style-name="ce0" office:value-type="float" office:value="12.0"/>
          <table:table-cell table:style-name="ce0" office:value-type="float" office:value="11.1"/>
          <table:table-cell table:style-name="ce0" office:value-type="float" office:value="13.1"/>
          <table:table-cell table:style-name="ce0" office:value-type="float" office:value="11.0"/>
          <table:table-cell table:style-name="ce0" office:value-type="float" office:value="10.2"/>
          <table:table-cell table:style-name="ce0" office:value-type="float" office:value="12.4"/>
          <table:table-cell table:style-name="ce0" office:value-type="float" office:value="12.7"/>
          <table:table-cell table:style-name="ce0" office:value-type="float" office:value="11.8"/>
          <table:table-cell table:style-name="ce0" office:value-type="float" office:value="14.0"/>
          <table:table-cell table:style-name="ce0" office:value-type="float" office:value="11.7"/>
          <table:table-cell table:style-name="ce0" office:value-type="float" office:value="10.2"/>
          <table:table-cell table:style-name="ce0" office:value-type="float" office:value="9.9"/>
          <table:table-cell table:style-name="ce0" office:value-type="float" office:value="10.4"/>
          <table:table-cell table:style-name="ce0" office:value-type="float" office:value="8.9"/>
          <table:table-cell table:style-name="ce0" office:value-type="float" office:value="12.5"/>
          <table:table-cell table:style-name="ce0" office:value-type="float" office:value="8.7"/>
          <table:table-cell table:style-name="ce0" office:value-type="float" office:value="7.4"/>
          <table:table-cell table:style-name="ce0" office:value-type="float" office:value="9.7"/>
          <table:table-cell table:style-name="ce0" office:value-type="float" office:value="10.3"/>
          <table:table-cell table:style-name="ce0" office:value-type="float" office:value="8.8"/>
          <table:table-cell table:style-name="ce0" office:value-type="float" office:value="12.7"/>
          <table:table-cell table:style-name="ce0" office:value-type="float" office:value="8.7"/>
          <table:table-cell table:style-name="ce0" office:value-type="float" office:value="7.7"/>
          <table:table-cell table:style-name="ce0" office:value-type="float" office:value="10.0"/>
          <table:table-cell table:style-name="ce0" office:value-type="float" office:value="10.5"/>
          <table:table-cell table:style-name="ce0" office:value-type="float" office:value="9.0"/>
          <table:table-cell table:style-name="ce0" office:value-type="float" office:value="12.3"/>
          <table:table-cell table:style-name="ce0" office:value-type="float" office:value="8.8"/>
          <table:table-cell table:style-name="ce0" office:value-type="float" office:value="7.0"/>
          <table:table-cell table:style-name="ce0" office:value-type="float" office:value="10.6"/>
          <table:table-cell table:style-name="ce0" office:value-type="float" office:value="11.2"/>
          <table:table-cell table:style-name="ce0" office:value-type="float" office:value="9.7"/>
          <table:table-cell table:style-name="ce0" office:value-type="float" office:value="13.6"/>
          <table:table-cell table:style-name="ce0" office:value-type="float" office:value="9.4"/>
          <table:table-cell table:style-name="ce0" office:value-type="float" office:value="7.9"/>
          <table:table-cell table:style-name="ce0" office:value-type="float" office:value="10.4"/>
          <table:table-cell table:style-name="ce0" office:value-type="float" office:value="11.0"/>
          <table:table-cell table:style-name="ce0" office:value-type="float" office:value="9.5"/>
          <table:table-cell table:style-name="ce0" office:value-type="float" office:value="13.6"/>
          <table:table-cell table:style-name="ce0" office:value-type="float" office:value="9.3"/>
          <table:table-cell table:style-name="ce0" office:value-type="float" office:value="8.1"/>
          <table:table-cell table:style-name="ce0" office:value-type="float" office:value="10.9"/>
          <table:table-cell table:style-name="ce0" office:value-type="float" office:value="11.5"/>
          <table:table-cell table:style-name="ce0" office:value-type="float" office:value="10.0"/>
          <table:table-cell table:style-name="ce0" office:value-type="float" office:value="13.6"/>
          <table:table-cell table:style-name="ce0" office:value-type="float" office:value="9.6"/>
          <table:table-cell table:style-name="ce0" office:value-type="float" office:value="7.7"/>
          <table:table-cell table:style-name="ce0" office:value-type="float" office:value="12.2"/>
          <table:table-cell table:style-name="ce0" office:value-type="float" office:value="12.7"/>
          <table:table-cell table:style-name="ce0" office:value-type="float" office:value="11.6"/>
          <table:table-cell table:style-name="ce0" office:value-type="float" office:value="14.3"/>
          <table:table-cell table:style-name="ce0" office:value-type="float" office:value="11.3"/>
          <table:table-cell table:style-name="ce0" office:value-type="float" office:value="9.6"/>
          <table:table-cell table:style-name="ce0" office:value-type="float" office:value="11.7"/>
          <table:table-cell table:style-name="ce0" office:value-type="float" office:value="12.3"/>
          <table:table-cell table:style-name="ce0" office:value-type="float" office:value="11.2"/>
          <table:table-cell table:style-name="ce0" office:value-type="float" office:value="14.4"/>
          <table:table-cell table:style-name="ce0" office:value-type="float" office:value="10.9"/>
          <table:table-cell table:style-name="ce0" office:value-type="float" office:value="9.5"/>
          <table:table-cell table:style-name="ce0" office:value-type="float" office:value="12.6"/>
          <table:table-cell table:style-name="ce0" office:value-type="float" office:value="13.1"/>
          <table:table-cell table:style-name="ce0" office:value-type="float" office:value="12.0"/>
          <table:table-cell table:style-name="ce0" office:value-type="float" office:value="14.3"/>
          <table:table-cell table:style-name="ce0" office:value-type="float" office:value="11.7"/>
          <table:table-cell table:style-name="ce0" office:value-type="float" office:value="9.6"/>
          <table:table-cell table:style-name="ce0" office:value-type="float" office:value="12.1"/>
          <table:table-cell table:style-name="ce0" office:value-type="float" office:value="12.7"/>
          <table:table-cell table:style-name="ce0" office:value-type="float" office:value="11.2"/>
          <table:table-cell table:style-name="ce0" office:value-type="float" office:value="14.4"/>
          <table:table-cell table:style-name="ce0" office:value-type="float" office:value="11.1"/>
          <table:table-cell table:style-name="ce0" office:value-type="float" office:value="9.2"/>
          <table:table-cell table:style-name="ce0" office:value-type="float" office:value="11.7"/>
          <table:table-cell table:style-name="ce0" office:value-type="float" office:value="12.3"/>
          <table:table-cell table:style-name="ce0" office:value-type="float" office:value="10.9"/>
          <table:table-cell table:style-name="ce0" office:value-type="float" office:value="14.4"/>
          <table:table-cell table:style-name="ce0" office:value-type="float" office:value="10.7"/>
          <table:table-cell table:style-name="ce0" office:value-type="float" office:value="9.3"/>
          <table:table-cell table:style-name="ce0" office:value-type="float" office:value="12.5"/>
          <table:table-cell table:style-name="ce0" office:value-type="float" office:value="13.0"/>
          <table:table-cell table:style-name="ce0" office:value-type="float" office:value="11.7"/>
          <table:table-cell table:style-name="ce0" office:value-type="float" office:value="14.4"/>
          <table:table-cell table:style-name="ce0" office:value-type="float" office:value="11.5"/>
          <table:table-cell table:style-name="ce0" office:value-type="float" office:value="9.2"/>
          <table:table-cell table:style-name="ce0" office:value-type="float" office:value="11.8"/>
          <table:table-cell table:style-name="ce0" office:value-type="float" office:value="12.4"/>
          <table:table-cell table:style-name="ce0" office:value-type="float" office:value="11.0"/>
          <table:table-cell table:style-name="ce0" office:value-type="float" office:value="14.1"/>
          <table:table-cell table:style-name="ce0" office:value-type="float" office:value="10.7"/>
          <table:table-cell table:style-name="ce0" office:value-type="float" office:value="7.9"/>
          <table:table-cell table:style-name="ce0" office:value-type="float" office:value="11.5"/>
          <table:table-cell table:style-name="ce0" office:value-type="float" office:value="12.1"/>
          <table:table-cell table:style-name="ce0" office:value-type="float" office:value="10.7"/>
          <table:table-cell table:style-name="ce0" office:value-type="float" office:value="14.1"/>
          <table:table-cell table:style-name="ce0" office:value-type="float" office:value="10.5"/>
          <table:table-cell table:style-name="ce0" office:value-type="float" office:value="8.5"/>
          <table:table-cell table:style-name="ce0" office:value-type="float" office:value="12.2"/>
          <table:table-cell table:style-name="ce0" office:value-type="float" office:value="12.8"/>
          <table:table-cell table:style-name="ce0" office:value-type="float" office:value="11.4"/>
          <table:table-cell table:style-name="ce0" office:value-type="float" office:value="14.1"/>
          <table:table-cell table:style-name="ce0" office:value-type="float" office:value="11.0"/>
          <table:table-cell table:style-name="ce0" office:value-type="float" office:value="7.4"/>
          <table:table-cell table:style-name="ce0" office:value-type="float" office:value="11.1"/>
          <table:table-cell table:style-name="ce0" office:value-type="float" office:value="11.8"/>
          <table:table-cell table:style-name="ce0" office:value-type="float" office:value="10.1"/>
          <table:table-cell table:style-name="ce0" office:value-type="float" office:value="13.8"/>
          <table:table-cell table:style-name="ce0" office:value-type="float" office:value="9.8"/>
          <table:table-cell table:style-name="ce0" office:value-type="float" office:value="7.8"/>
          <table:table-cell table:style-name="ce0" office:value-type="float" office:value="10.8"/>
          <table:table-cell table:style-name="ce0" office:value-type="float" office:value="11.5"/>
          <table:table-cell table:style-name="ce0" office:value-type="float" office:value="9.8"/>
          <table:table-cell table:style-name="ce0" office:value-type="float" office:value="13.6"/>
          <table:table-cell table:style-name="ce0" office:value-type="float" office:value="9.6"/>
          <table:table-cell table:style-name="ce0" office:value-type="float" office:value="8.2"/>
          <table:table-cell table:style-name="ce0" office:value-type="float" office:value="11.4"/>
          <table:table-cell table:style-name="ce0" office:value-type="float" office:value="12.1"/>
          <table:table-cell table:style-name="ce0" office:value-type="float" office:value="10.5"/>
          <table:table-cell table:style-name="ce0" office:value-type="float" office:value="14.0"/>
          <table:table-cell table:style-name="ce0" office:value-type="float" office:value="10.0"/>
          <table:table-cell table:style-name="ce0" office:value-type="float" office:value="7.4"/>
          <table:table-cell table:style-name="ce0" office:value-type="float" office:value="10.1"/>
          <table:table-cell table:style-name="ce0" office:value-type="float" office:value="10.8"/>
          <table:table-cell table:style-name="ce0" office:value-type="float" office:value="9.3"/>
          <table:table-cell table:style-name="ce0" office:value-type="float" office:value="13.7"/>
          <table:table-cell table:style-name="ce0" office:value-type="float" office:value="8.7"/>
          <table:table-cell table:style-name="ce0" office:value-type="float" office:value="7.4"/>
          <table:table-cell table:style-name="ce0" office:value-type="float" office:value="9.8"/>
          <table:table-cell table:style-name="ce0" office:value-type="float" office:value="10.5"/>
          <table:table-cell table:style-name="ce0" office:value-type="float" office:value="9.0"/>
          <table:table-cell table:style-name="ce0" office:value-type="float" office:value="13.7"/>
          <table:table-cell table:style-name="ce0" office:value-type="float" office:value="8.5"/>
          <table:table-cell table:style-name="ce0" office:value-type="float" office:value="7.4"/>
          <table:table-cell table:style-name="ce0" office:value-type="float" office:value="10.4"/>
          <table:table-cell table:style-name="ce0" office:value-type="float" office:value="11.1"/>
          <table:table-cell table:style-name="ce0" office:value-type="float" office:value="9.6"/>
          <table:table-cell table:style-name="ce0" office:value-type="float" office:value="13.6"/>
          <table:table-cell table:style-name="ce0" office:value-type="float" office:value="8.8"/>
          <table:table-cell table:style-name="ce0" office:value-type="float" office:value="7.4"/>
          <table:table-cell table:style-name="ce0" office:value-type="float" office:value="9.3"/>
          <table:table-cell table:style-name="ce0" office:value-type="float" office:value="10.0"/>
          <table:table-cell table:style-name="ce0" office:value-type="float" office:value="8.5"/>
          <table:table-cell table:style-name="ce0" office:value-type="float" office:value="13.0"/>
          <table:table-cell table:style-name="ce0" office:value-type="float" office:value="7.9"/>
          <table:table-cell table:style-name="ce0" office:value-type="float" office:value="5.8"/>
          <table:table-cell table:style-name="ce0" office:value-type="float" office:value="9.1"/>
          <table:table-cell table:style-name="ce0" office:value-type="float" office:value="9.7"/>
          <table:table-cell table:style-name="ce0" office:value-type="float" office:value="8.4"/>
          <table:table-cell table:style-name="ce0" office:value-type="float" office:value="13.0"/>
          <table:table-cell table:style-name="ce0" office:value-type="float" office:value="7.8"/>
          <table:table-cell table:style-name="ce0" office:value-type="float" office:value="6.0"/>
          <table:table-cell table:style-name="ce0" office:value-type="float" office:value="9.6"/>
          <table:table-cell table:style-name="ce0" office:value-type="float" office:value="10.3"/>
          <table:table-cell table:style-name="ce0" office:value-type="float" office:value="8.6"/>
          <table:table-cell table:style-name="ce0" office:value-type="float" office:value="12.9"/>
          <table:table-cell table:style-name="ce0" office:value-type="float" office:value="8.0"/>
          <table:table-cell table:style-name="ce0" office:value-type="float" office:value="5.7"/>
          <table:table-cell table:style-name="ce0" office:value-type="float" office:value="8.8"/>
          <table:table-cell table:style-name="ce0" office:value-type="float" office:value="9.5"/>
          <table:table-cell table:style-name="ce0" office:value-type="float" office:value="7.6"/>
          <table:table-cell table:style-name="ce0" office:value-type="float" office:value="13.1"/>
          <table:table-cell table:style-name="ce0" office:value-type="float" office:value="7.2"/>
          <table:table-cell table:style-name="ce0" office:value-type="float" office:value="6.8"/>
          <table:table-cell table:style-name="ce0" office:value-type="float" office:value="8.7"/>
          <table:table-cell table:style-name="ce0" office:value-type="float" office:value="9.4"/>
          <table:table-cell table:style-name="ce0" office:value-type="float" office:value="7.3"/>
          <table:table-cell table:style-name="ce0" office:value-type="float" office:value="13.1"/>
          <table:table-cell table:style-name="ce0" office:value-type="float" office:value="7.2"/>
          <table:table-cell table:style-name="ce0" office:value-type="float" office:value="6.6"/>
          <table:table-cell table:style-name="ce0" office:value-type="float" office:value="9.0"/>
          <table:table-cell table:style-name="ce0" office:value-type="float" office:value="9.7"/>
          <table:table-cell table:style-name="ce0" office:value-type="float" office:value="7.8"/>
          <table:table-cell table:style-name="ce0" office:value-type="float" office:value="13.2"/>
          <table:table-cell table:style-name="ce0" office:value-type="float" office:value="7.2"/>
          <table:table-cell table:style-name="ce0" office:value-type="float" office:value="7.0"/>
          <table:table-cell table:style-name="ce0" office:value-type="float" office:value="8.1"/>
          <table:table-cell table:style-name="ce0" office:value-type="float" office:value="8.8"/>
          <table:table-cell table:style-name="ce0" office:value-type="float" office:value="6.5"/>
          <table:table-cell table:style-name="ce0" office:value-type="float" office:value="12.8"/>
          <table:table-cell table:style-name="ce0" office:value-type="float" office:value="6.3"/>
          <table:table-cell table:style-name="ce0" office:value-type="float" office:value="4.9"/>
          <table:table-cell table:style-name="ce0" office:value-type="float" office:value="8.0"/>
          <table:table-cell table:style-name="ce0" office:value-type="float" office:value="8.7"/>
          <table:table-cell table:style-name="ce0" office:value-type="float" office:value="6.4"/>
          <table:table-cell table:style-name="ce0" office:value-type="float" office:value="12.9"/>
          <table:table-cell table:style-name="ce0" office:value-type="float" office:value="6.5"/>
          <table:table-cell table:style-name="ce0" office:value-type="float" office:value="5.7"/>
          <table:table-cell table:style-name="ce0" office:value-type="float" office:value="8.1"/>
          <table:table-cell table:style-name="ce0" office:value-type="float" office:value="8.9"/>
          <table:table-cell table:style-name="ce0" office:value-type="float" office:value="6.6"/>
          <table:table-cell table:style-name="ce0" office:value-type="float" office:value="12.7"/>
          <table:table-cell table:style-name="ce0" office:value-type="float" office:value="6.1"/>
          <table:table-cell table:style-name="ce0" office:value-type="float" office:value="4.2"/>
          <table:table-cell table:style-name="ce0" office:value-type="float" office:value="6.2"/>
          <table:table-cell table:style-name="ce0" office:value-type="float" office:value="6.8"/>
          <table:table-cell table:style-name="ce0" office:value-type="float" office:value="4.3"/>
          <table:table-cell table:style-name="ce0" office:value-type="float" office:value="9.9"/>
          <table:table-cell table:style-name="ce0" office:value-type="float" office:value="4.4"/>
          <table:table-cell table:style-name="ce0" office:value-type="float" office:value="4.0"/>
          <table:table-cell table:style-name="ce0" office:value-type="float" office:value="6.4"/>
          <table:table-cell table:style-name="ce0" office:value-type="float" office:value="7.0"/>
          <table:table-cell table:style-name="ce0" office:value-type="float" office:value="4.5"/>
          <table:table-cell table:style-name="ce0" office:value-type="float" office:value="10.5"/>
          <table:table-cell table:style-name="ce0" office:value-type="float" office:value="4.7"/>
          <table:table-cell table:style-name="ce0" office:value-type="float" office:value="5.2"/>
          <table:table-cell table:style-name="ce0" office:value-type="float" office:value="6.1"/>
          <table:table-cell table:style-name="ce0" office:value-type="float" office:value="6.7"/>
          <table:table-cell table:style-name="ce0" office:value-type="float" office:value="4.1"/>
          <table:table-cell table:style-name="ce0" office:value-type="float" office:value="9.3"/>
          <table:table-cell table:style-name="ce0" office:value-type="float" office:value="4.2"/>
          <table:table-cell table:style-name="ce0" office:value-type="float" office:value="2.9"/>
          <table:table-cell table:style-name="ce0" office:value-type="float" office:value="7.3"/>
          <table:table-cell table:style-name="ce0" office:value-type="float" office:value="8.0"/>
          <table:table-cell table:style-name="ce0" office:value-type="float" office:value="5.5"/>
          <table:table-cell table:style-name="ce0" office:value-type="float" office:value="11.9"/>
          <table:table-cell table:style-name="ce0" office:value-type="float" office:value="5.5"/>
          <table:table-cell table:style-name="ce0" office:value-type="float" office:value="4.1"/>
          <table:table-cell table:style-name="ce0" office:value-type="float" office:value="7.4"/>
          <table:table-cell table:style-name="ce0" office:value-type="float" office:value="8.0"/>
          <table:table-cell table:style-name="ce0" office:value-type="float" office:value="5.7"/>
          <table:table-cell table:style-name="ce0" office:value-type="float" office:value="12.3"/>
          <table:table-cell table:style-name="ce0" office:value-type="float" office:value="5.7"/>
          <table:table-cell table:style-name="ce0" office:value-type="float" office:value="4.9"/>
          <table:table-cell table:style-name="ce0" office:value-type="float" office:value="7.3"/>
          <table:table-cell table:style-name="ce0" office:value-type="float" office:value="8.0"/>
          <table:table-cell table:style-name="ce0" office:value-type="float" office:value="5.3"/>
          <table:table-cell table:style-name="ce0" office:value-type="float" office:value="11.5"/>
          <table:table-cell table:style-name="ce0" office:value-type="float" office:value="5.3"/>
          <table:table-cell table:style-name="ce0" office:value-type="float" office:value="3.2"/>
          <table:table-cell table:style-name="ce0" office:value-type="float" office:value="6.3"/>
          <table:table-cell table:style-name="ce0" office:value-type="float" office:value="7.0"/>
          <table:table-cell table:style-name="ce0" office:value-type="float" office:value="4.3"/>
          <table:table-cell table:style-name="ce0" office:value-type="float" office:value="10.7"/>
          <table:table-cell table:style-name="ce0" office:value-type="float" office:value="4.5"/>
          <table:table-cell table:style-name="ce0" office:value-type="float" office:value="5.9"/>
          <table:table-cell table:style-name="ce0" office:value-type="float" office:value="6.4"/>
          <table:table-cell table:style-name="ce0" office:value-type="float" office:value="7.0"/>
          <table:table-cell table:style-name="ce0" office:value-type="float" office:value="4.3"/>
          <table:table-cell table:style-name="ce0" office:value-type="float" office:value="11.1"/>
          <table:table-cell table:style-name="ce0" office:value-type="float" office:value="4.8"/>
          <table:table-cell table:style-name="ce0" office:value-type="float" office:value="7.9"/>
          <table:table-cell table:style-name="ce0" office:value-type="float" office:value="6.2"/>
          <table:table-cell table:style-name="ce0" office:value-type="float" office:value="6.9"/>
          <table:table-cell table:style-name="ce0" office:value-type="float" office:value="4.3"/>
          <table:table-cell table:style-name="ce0" office:value-type="float" office:value="10.3"/>
          <table:table-cell table:style-name="ce0" office:value-type="float" office:value="4.2"/>
          <table:table-cell table:style-name="ce0" office:value-type="float" office:value="3.5"/>
          <table:table-cell table:style-name="ce0" office:value-type="float" office:value="5.6"/>
          <table:table-cell table:style-name="ce0" office:value-type="float" office:value="6.2"/>
          <table:table-cell table:style-name="ce0" office:value-type="float" office:value="3.5"/>
          <table:table-cell table:style-name="ce0" office:value-type="float" office:value="9.8"/>
          <table:table-cell table:style-name="ce0" office:value-type="float" office:value="3.6"/>
          <table:table-cell table:style-name="ce0" office:value-type="float" office:value="3.6"/>
          <table:table-cell table:style-name="ce0" office:value-type="float" office:value="5.8"/>
          <table:table-cell table:style-name="ce0" office:value-type="float" office:value="6.5"/>
          <table:table-cell table:style-name="ce0" office:value-type="float" office:value="3.8"/>
          <table:table-cell table:style-name="ce0" office:value-type="float" office:value="10.0"/>
          <table:table-cell table:style-name="ce0" office:value-type="float" office:value="3.8"/>
          <table:table-cell table:style-name="ce0" office:value-type="float" office:value="3.6"/>
          <table:table-cell table:style-name="ce0" office:value-type="float" office:value="5.4"/>
          <table:table-cell table:style-name="ce0" office:value-type="float" office:value="6.0"/>
          <table:table-cell table:style-name="ce0" office:value-type="float" office:value="3.2"/>
          <table:table-cell table:style-name="ce0" office:value-type="float" office:value="9.6"/>
          <table:table-cell table:style-name="ce0" office:value-type="float" office:value="3.4"/>
          <table:table-cell table:style-name="ce0" office:value-type="float" office:value="3.6"/>
          <table:table-cell table:style-name="ce0" office:value-type="float" office:value="4.6"/>
          <table:table-cell table:style-name="ce0" office:value-type="float" office:value="5.2"/>
          <table:table-cell table:style-name="ce0" office:value-type="float" office:value="2.6"/>
          <table:table-cell table:style-name="ce0" office:value-type="float" office:value="7.0"/>
          <table:table-cell table:style-name="ce0" office:value-type="float" office:value="2.7"/>
          <table:table-cell table:style-name="ce0" office:value-type="float" office:value="2.4"/>
          <table:table-cell table:style-name="ce0" office:value-type="float" office:value="4.8"/>
          <table:table-cell table:style-name="ce0" office:value-type="float" office:value="5.4"/>
          <table:table-cell table:style-name="ce0" office:value-type="float" office:value="2.7"/>
          <table:table-cell table:style-name="ce0" office:value-type="float" office:value="8.3"/>
          <table:table-cell table:style-name="ce0" office:value-type="float" office:value="3.0"/>
          <table:table-cell table:style-name="ce0" office:value-type="float" office:value="3.5"/>
          <table:table-cell table:style-name="ce0" office:value-type="float" office:value="4.5"/>
          <table:table-cell table:style-name="ce0" office:value-type="float" office:value="5.0"/>
          <table:table-cell table:style-name="ce0" office:value-type="float" office:value="2.5"/>
          <table:table-cell table:style-name="ce0" office:value-type="float" office:value="6.0"/>
          <table:table-cell table:style-name="ce0" office:value-type="float" office:value="2.5"/>
          <table:table-cell table:style-name="ce0" office:value-type="float" office:value="1.7"/>
        </table:table-row>
        <table:table-row table:style-name="ro1">
          <table:table-cell table:style-name="ce0" office:value-type="string">
            <text:p>Santa Catarina</text:p>
          </table:table-cell>
          <table:table-cell table:style-name="ce0" office:value-type="float" office:value="10.2"/>
          <table:table-cell table:style-name="ce0" office:value-type="float" office:value="10.4"/>
          <table:table-cell table:style-name="ce0" office:value-type="float" office:value="9.6"/>
          <table:table-cell table:style-name="ce0" office:value-type="float" office:value="12.6"/>
          <table:table-cell table:style-name="ce0" office:value-type="float" office:value="9.3"/>
          <table:table-cell table:style-name="ce0" office:value-type="float" office:value="8.7"/>
          <table:table-cell table:style-name="ce0" office:value-type="float" office:value="10.0"/>
          <table:table-cell table:style-name="ce0" office:value-type="float" office:value="10.2"/>
          <table:table-cell table:style-name="ce0" office:value-type="float" office:value="9.5"/>
          <table:table-cell table:style-name="ce0" office:value-type="float" office:value="13.0"/>
          <table:table-cell table:style-name="ce0" office:value-type="float" office:value="9.2"/>
          <table:table-cell table:style-name="ce0" office:value-type="float" office:value="8.7"/>
          <table:table-cell table:style-name="ce0" office:value-type="float" office:value="10.3"/>
          <table:table-cell table:style-name="ce0" office:value-type="float" office:value="10.5"/>
          <table:table-cell table:style-name="ce0" office:value-type="float" office:value="9.8"/>
          <table:table-cell table:style-name="ce0" office:value-type="float" office:value="12.2"/>
          <table:table-cell table:style-name="ce0" office:value-type="float" office:value="9.5"/>
          <table:table-cell table:style-name="ce0" office:value-type="float" office:value="8.7"/>
          <table:table-cell table:style-name="ce0" office:value-type="float" office:value="6.0"/>
          <table:table-cell table:style-name="ce0" office:value-type="float" office:value="6.0"/>
          <table:table-cell table:style-name="ce0" office:value-type="float" office:value="5.8"/>
          <table:table-cell table:style-name="ce0" office:value-type="float" office:value="6.3"/>
          <table:table-cell table:style-name="ce0" office:value-type="float" office:value="5.9"/>
          <table:table-cell table:style-name="ce0" office:value-type="float" office:value="5.5"/>
          <table:table-cell table:style-name="ce0" office:value-type="float" office:value="6.0"/>
          <table:table-cell table:style-name="ce0" office:value-type="float" office:value="6.0"/>
          <table:table-cell table:style-name="ce0" office:value-type="float" office:value="5.8"/>
          <table:table-cell table:style-name="ce0" office:value-type="float" office:value="6.4"/>
          <table:table-cell table:style-name="ce0" office:value-type="float" office:value="5.9"/>
          <table:table-cell table:style-name="ce0" office:value-type="float" office:value="5.4"/>
          <table:table-cell table:style-name="ce0" office:value-type="float" office:value="6.1"/>
          <table:table-cell table:style-name="ce0" office:value-type="float" office:value="6.1"/>
          <table:table-cell table:style-name="ce0" office:value-type="float" office:value="5.9"/>
          <table:table-cell table:style-name="ce0" office:value-type="float" office:value="6.2"/>
          <table:table-cell table:style-name="ce0" office:value-type="float" office:value="6.0"/>
          <table:table-cell table:style-name="ce0" office:value-type="float" office:value="5.6"/>
          <table:table-cell table:style-name="ce0" office:value-type="float" office:value="9.1"/>
          <table:table-cell table:style-name="ce0" office:value-type="float" office:value="9.2"/>
          <table:table-cell table:style-name="ce0" office:value-type="float" office:value="8.8"/>
          <table:table-cell table:style-name="ce0" office:value-type="float" office:value="9.1"/>
          <table:table-cell table:style-name="ce0" office:value-type="float" office:value="8.9"/>
          <table:table-cell table:style-name="ce0" office:value-type="float" office:value="8.6"/>
          <table:table-cell table:style-name="ce0" office:value-type="float" office:value="9.0"/>
          <table:table-cell table:style-name="ce0" office:value-type="float" office:value="9.1"/>
          <table:table-cell table:style-name="ce0" office:value-type="float" office:value="8.6"/>
          <table:table-cell table:style-name="ce0" office:value-type="float" office:value="9.9"/>
          <table:table-cell table:style-name="ce0" office:value-type="float" office:value="8.8"/>
          <table:table-cell table:style-name="ce0" office:value-type="float" office:value="8.5"/>
          <table:table-cell table:style-name="ce0" office:value-type="float" office:value="9.3"/>
          <table:table-cell table:style-name="ce0" office:value-type="float" office:value="9.3"/>
          <table:table-cell table:style-name="ce0" office:value-type="float" office:value="9.1"/>
          <table:table-cell table:style-name="ce0" office:value-type="float" office:value="8.5"/>
          <table:table-cell table:style-name="ce0" office:value-type="float" office:value="9.1"/>
          <table:table-cell table:style-name="ce0" office:value-type="float" office:value="8.7"/>
          <table:table-cell table:style-name="ce0" office:value-type="float" office:value="11.8"/>
          <table:table-cell table:style-name="ce0" office:value-type="float" office:value="12.1"/>
          <table:table-cell table:style-name="ce0" office:value-type="float" office:value="10.9"/>
          <table:table-cell table:style-name="ce0" office:value-type="float" office:value="12.8"/>
          <table:table-cell table:style-name="ce0" office:value-type="float" office:value="11.1"/>
          <table:table-cell table:style-name="ce0" office:value-type="float" office:value="10.7"/>
          <table:table-cell table:style-name="ce0" office:value-type="float" office:value="11.4"/>
          <table:table-cell table:style-name="ce0" office:value-type="float" office:value="11.7"/>
          <table:table-cell table:style-name="ce0" office:value-type="float" office:value="10.6"/>
          <table:table-cell table:style-name="ce0" office:value-type="float" office:value="12.8"/>
          <table:table-cell table:style-name="ce0" office:value-type="float" office:value="10.7"/>
          <table:table-cell table:style-name="ce0" office:value-type="float" office:value="10.5"/>
          <table:table-cell table:style-name="ce0" office:value-type="float" office:value="12.1"/>
          <table:table-cell table:style-name="ce0" office:value-type="float" office:value="12.4"/>
          <table:table-cell table:style-name="ce0" office:value-type="float" office:value="11.4"/>
          <table:table-cell table:style-name="ce0" office:value-type="float" office:value="12.9"/>
          <table:table-cell table:style-name="ce0" office:value-type="float" office:value="11.5"/>
          <table:table-cell table:style-name="ce0" office:value-type="float" office:value="10.9"/>
          <table:table-cell table:style-name="ce0" office:value-type="float" office:value="11.1"/>
          <table:table-cell table:style-name="ce0" office:value-type="float" office:value="11.3"/>
          <table:table-cell table:style-name="ce0" office:value-type="float" office:value="10.5"/>
          <table:table-cell table:style-name="ce0" office:value-type="float" office:value="11.7"/>
          <table:table-cell table:style-name="ce0" office:value-type="float" office:value="10.7"/>
          <table:table-cell table:style-name="ce0" office:value-type="float" office:value="10.3"/>
          <table:table-cell table:style-name="ce0" office:value-type="float" office:value="10.9"/>
          <table:table-cell table:style-name="ce0" office:value-type="float" office:value="11.1"/>
          <table:table-cell table:style-name="ce0" office:value-type="float" office:value="10.2"/>
          <table:table-cell table:style-name="ce0" office:value-type="float" office:value="11.9"/>
          <table:table-cell table:style-name="ce0" office:value-type="float" office:value="10.3"/>
          <table:table-cell table:style-name="ce0" office:value-type="float" office:value="10.2"/>
          <table:table-cell table:style-name="ce0" office:value-type="float" office:value="11.4"/>
          <table:table-cell table:style-name="ce0" office:value-type="float" office:value="11.5"/>
          <table:table-cell table:style-name="ce0" office:value-type="float" office:value="10.9"/>
          <table:table-cell table:style-name="ce0" office:value-type="float" office:value="11.5"/>
          <table:table-cell table:style-name="ce0" office:value-type="float" office:value="11.0"/>
          <table:table-cell table:style-name="ce0" office:value-type="float" office:value="10.5"/>
          <table:table-cell table:style-name="ce0" office:value-type="float" office:value="12.0"/>
          <table:table-cell table:style-name="ce0" office:value-type="float" office:value="12.3"/>
          <table:table-cell table:style-name="ce0" office:value-type="float" office:value="11.0"/>
          <table:table-cell table:style-name="ce0" office:value-type="float" office:value="13.0"/>
          <table:table-cell table:style-name="ce0" office:value-type="float" office:value="11.2"/>
          <table:table-cell table:style-name="ce0" office:value-type="float" office:value="10.8"/>
          <table:table-cell table:style-name="ce0" office:value-type="float" office:value="11.6"/>
          <table:table-cell table:style-name="ce0" office:value-type="float" office:value="11.9"/>
          <table:table-cell table:style-name="ce0" office:value-type="float" office:value="10.7"/>
          <table:table-cell table:style-name="ce0" office:value-type="float" office:value="12.9"/>
          <table:table-cell table:style-name="ce0" office:value-type="float" office:value="10.8"/>
          <table:table-cell table:style-name="ce0" office:value-type="float" office:value="10.6"/>
          <table:table-cell table:style-name="ce0" office:value-type="float" office:value="12.4"/>
          <table:table-cell table:style-name="ce0" office:value-type="float" office:value="12.7"/>
          <table:table-cell table:style-name="ce0" office:value-type="float" office:value="11.5"/>
          <table:table-cell table:style-name="ce0" office:value-type="float" office:value="13.3"/>
          <table:table-cell table:style-name="ce0" office:value-type="float" office:value="11.7"/>
          <table:table-cell table:style-name="ce0" office:value-type="float" office:value="11.0"/>
          <table:table-cell table:style-name="ce0" office:value-type="float" office:value="10.3"/>
          <table:table-cell table:style-name="ce0" office:value-type="float" office:value="10.5"/>
          <table:table-cell table:style-name="ce0" office:value-type="float" office:value="9.6"/>
          <table:table-cell table:style-name="ce0" office:value-type="float" office:value="13.1"/>
          <table:table-cell table:style-name="ce0" office:value-type="float" office:value="9.3"/>
          <table:table-cell table:style-name="ce0" office:value-type="float" office:value="8.5"/>
          <table:table-cell table:style-name="ce0" office:value-type="float" office:value="10.1"/>
          <table:table-cell table:style-name="ce0" office:value-type="float" office:value="10.4"/>
          <table:table-cell table:style-name="ce0" office:value-type="float" office:value="9.5"/>
          <table:table-cell table:style-name="ce0" office:value-type="float" office:value="13.5"/>
          <table:table-cell table:style-name="ce0" office:value-type="float" office:value="9.2"/>
          <table:table-cell table:style-name="ce0" office:value-type="float" office:value="8.6"/>
          <table:table-cell table:style-name="ce0" office:value-type="float" office:value="10.4"/>
          <table:table-cell table:style-name="ce0" office:value-type="float" office:value="10.6"/>
          <table:table-cell table:style-name="ce0" office:value-type="float" office:value="9.8"/>
          <table:table-cell table:style-name="ce0" office:value-type="float" office:value="12.7"/>
          <table:table-cell table:style-name="ce0" office:value-type="float" office:value="9.4"/>
          <table:table-cell table:style-name="ce0" office:value-type="float" office:value="8.4"/>
          <table:table-cell table:style-name="ce0" office:value-type="float" office:value="10.9"/>
          <table:table-cell table:style-name="ce0" office:value-type="float" office:value="11.2"/>
          <table:table-cell table:style-name="ce0" office:value-type="float" office:value="10.0"/>
          <table:table-cell table:style-name="ce0" office:value-type="float" office:value="13.5"/>
          <table:table-cell table:style-name="ce0" office:value-type="float" office:value="9.8"/>
          <table:table-cell table:style-name="ce0" office:value-type="float" office:value="9.1"/>
          <table:table-cell table:style-name="ce0" office:value-type="float" office:value="10.6"/>
          <table:table-cell table:style-name="ce0" office:value-type="float" office:value="11.0"/>
          <table:table-cell table:style-name="ce0" office:value-type="float" office:value="9.8"/>
          <table:table-cell table:style-name="ce0" office:value-type="float" office:value="13.7"/>
          <table:table-cell table:style-name="ce0" office:value-type="float" office:value="9.6"/>
          <table:table-cell table:style-name="ce0" office:value-type="float" office:value="9.0"/>
          <table:table-cell table:style-name="ce0" office:value-type="float" office:value="11.1"/>
          <table:table-cell table:style-name="ce0" office:value-type="float" office:value="11.4"/>
          <table:table-cell table:style-name="ce0" office:value-type="float" office:value="10.3"/>
          <table:table-cell table:style-name="ce0" office:value-type="float" office:value="13.1"/>
          <table:table-cell table:style-name="ce0" office:value-type="float" office:value="10.0"/>
          <table:table-cell table:style-name="ce0" office:value-type="float" office:value="9.1"/>
          <table:table-cell table:style-name="ce0" office:value-type="float" office:value="12.3"/>
          <table:table-cell table:style-name="ce0" office:value-type="float" office:value="12.7"/>
          <table:table-cell table:style-name="ce0" office:value-type="float" office:value="11.2"/>
          <table:table-cell table:style-name="ce0" office:value-type="float" office:value="13.5"/>
          <table:table-cell table:style-name="ce0" office:value-type="float" office:value="11.2"/>
          <table:table-cell table:style-name="ce0" office:value-type="float" office:value="10.4"/>
          <table:table-cell table:style-name="ce0" office:value-type="float" office:value="11.8"/>
          <table:table-cell table:style-name="ce0" office:value-type="float" office:value="12.2"/>
          <table:table-cell table:style-name="ce0" office:value-type="float" office:value="10.8"/>
          <table:table-cell table:style-name="ce0" office:value-type="float" office:value="13.8"/>
          <table:table-cell table:style-name="ce0" office:value-type="float" office:value="10.8"/>
          <table:table-cell table:style-name="ce0" office:value-type="float" office:value="10.3"/>
          <table:table-cell table:style-name="ce0" office:value-type="float" office:value="12.7"/>
          <table:table-cell table:style-name="ce0" office:value-type="float" office:value="13.1"/>
          <table:table-cell table:style-name="ce0" office:value-type="float" office:value="11.7"/>
          <table:table-cell table:style-name="ce0" office:value-type="float" office:value="13.3"/>
          <table:table-cell table:style-name="ce0" office:value-type="float" office:value="11.7"/>
          <table:table-cell table:style-name="ce0" office:value-type="float" office:value="10.4"/>
          <table:table-cell table:style-name="ce0" office:value-type="float" office:value="12.3"/>
          <table:table-cell table:style-name="ce0" office:value-type="float" office:value="12.7"/>
          <table:table-cell table:style-name="ce0" office:value-type="float" office:value="11.1"/>
          <table:table-cell table:style-name="ce0" office:value-type="float" office:value="13.6"/>
          <table:table-cell table:style-name="ce0" office:value-type="float" office:value="11.1"/>
          <table:table-cell table:style-name="ce0" office:value-type="float" office:value="10.2"/>
          <table:table-cell table:style-name="ce0" office:value-type="float" office:value="11.9"/>
          <table:table-cell table:style-name="ce0" office:value-type="float" office:value="12.3"/>
          <table:table-cell table:style-name="ce0" office:value-type="float" office:value="10.7"/>
          <table:table-cell table:style-name="ce0" office:value-type="float" office:value="13.3"/>
          <table:table-cell table:style-name="ce0" office:value-type="float" office:value="10.8"/>
          <table:table-cell table:style-name="ce0" office:value-type="float" office:value="10.2"/>
          <table:table-cell table:style-name="ce0" office:value-type="float" office:value="12.7"/>
          <table:table-cell table:style-name="ce0" office:value-type="float" office:value="13.1"/>
          <table:table-cell table:style-name="ce0" office:value-type="float" office:value="11.6"/>
          <table:table-cell table:style-name="ce0" office:value-type="float" office:value="13.8"/>
          <table:table-cell table:style-name="ce0" office:value-type="float" office:value="11.5"/>
          <table:table-cell table:style-name="ce0" office:value-type="float" office:value="10.1"/>
          <table:table-cell table:style-name="ce0" office:value-type="float" office:value="12.1"/>
          <table:table-cell table:style-name="ce0" office:value-type="float" office:value="12.5"/>
          <table:table-cell table:style-name="ce0" office:value-type="float" office:value="10.8"/>
          <table:table-cell table:style-name="ce0" office:value-type="float" office:value="13.2"/>
          <table:table-cell table:style-name="ce0" office:value-type="float" office:value="10.9"/>
          <table:table-cell table:style-name="ce0" office:value-type="float" office:value="10.2"/>
          <table:table-cell table:style-name="ce0" office:value-type="float" office:value="11.7"/>
          <table:table-cell table:style-name="ce0" office:value-type="float" office:value="12.1"/>
          <table:table-cell table:style-name="ce0" office:value-type="float" office:value="10.4"/>
          <table:table-cell table:style-name="ce0" office:value-type="float" office:value="13.9"/>
          <table:table-cell table:style-name="ce0" office:value-type="float" office:value="10.6"/>
          <table:table-cell table:style-name="ce0" office:value-type="float" office:value="10.2"/>
          <table:table-cell table:style-name="ce0" office:value-type="float" office:value="12.4"/>
          <table:table-cell table:style-name="ce0" office:value-type="float" office:value="12.8"/>
          <table:table-cell table:style-name="ce0" office:value-type="float" office:value="11.2"/>
          <table:table-cell table:style-name="ce0" office:value-type="float" office:value="12.5"/>
          <table:table-cell table:style-name="ce0" office:value-type="float" office:value="11.2"/>
          <table:table-cell table:style-name="ce0" office:value-type="float" office:value="10.2"/>
          <table:table-cell table:style-name="ce0" office:value-type="float" office:value="11.3"/>
          <table:table-cell table:style-name="ce0" office:value-type="float" office:value="11.8"/>
          <table:table-cell table:style-name="ce0" office:value-type="float" office:value="10.1"/>
          <table:table-cell table:style-name="ce0" office:value-type="float" office:value="13.7"/>
          <table:table-cell table:style-name="ce0" office:value-type="float" office:value="9.9"/>
          <table:table-cell table:style-name="ce0" office:value-type="float" office:value="8.5"/>
          <table:table-cell table:style-name="ce0" office:value-type="float" office:value="11.0"/>
          <table:table-cell table:style-name="ce0" office:value-type="float" office:value="11.5"/>
          <table:table-cell table:style-name="ce0" office:value-type="float" office:value="9.7"/>
          <table:table-cell table:style-name="ce0" office:value-type="float" office:value="13.9"/>
          <table:table-cell table:style-name="ce0" office:value-type="float" office:value="9.7"/>
          <table:table-cell table:style-name="ce0" office:value-type="float" office:value="8.2"/>
          <table:table-cell table:style-name="ce0" office:value-type="float" office:value="11.6"/>
          <table:table-cell table:style-name="ce0" office:value-type="float" office:value="12.0"/>
          <table:table-cell table:style-name="ce0" office:value-type="float" office:value="10.6"/>
          <table:table-cell table:style-name="ce0" office:value-type="float" office:value="13.4"/>
          <table:table-cell table:style-name="ce0" office:value-type="float" office:value="10.1"/>
          <table:table-cell table:style-name="ce0" office:value-type="float" office:value="8.7"/>
          <table:table-cell table:style-name="ce0" office:value-type="float" office:value="10.3"/>
          <table:table-cell table:style-name="ce0" office:value-type="float" office:value="10.7"/>
          <table:table-cell table:style-name="ce0" office:value-type="float" office:value="9.2"/>
          <table:table-cell table:style-name="ce0" office:value-type="float" office:value="13.6"/>
          <table:table-cell table:style-name="ce0" office:value-type="float" office:value="8.8"/>
          <table:table-cell table:style-name="ce0" office:value-type="float" office:value="8.1"/>
          <table:table-cell table:style-name="ce0" office:value-type="float" office:value="10.0"/>
          <table:table-cell table:style-name="ce0" office:value-type="float" office:value="10.4"/>
          <table:table-cell table:style-name="ce0" office:value-type="float" office:value="9.1"/>
          <table:table-cell table:style-name="ce0" office:value-type="float" office:value="13.8"/>
          <table:table-cell table:style-name="ce0" office:value-type="float" office:value="8.6"/>
          <table:table-cell table:style-name="ce0" office:value-type="float" office:value="8.4"/>
          <table:table-cell table:style-name="ce0" office:value-type="float" office:value="10.5"/>
          <table:table-cell table:style-name="ce0" office:value-type="float" office:value="10.9"/>
          <table:table-cell table:style-name="ce0" office:value-type="float" office:value="9.3"/>
          <table:table-cell table:style-name="ce0" office:value-type="float" office:value="13.3"/>
          <table:table-cell table:style-name="ce0" office:value-type="float" office:value="9.0"/>
          <table:table-cell table:style-name="ce0" office:value-type="float" office:value="7.6"/>
          <table:table-cell table:style-name="ce0" office:value-type="float" office:value="9.5"/>
          <table:table-cell table:style-name="ce0" office:value-type="float" office:value="9.9"/>
          <table:table-cell table:style-name="ce0" office:value-type="float" office:value="8.6"/>
          <table:table-cell table:style-name="ce0" office:value-type="float" office:value="14.1"/>
          <table:table-cell table:style-name="ce0" office:value-type="float" office:value="8.1"/>
          <table:table-cell table:style-name="ce0" office:value-type="float" office:value="7.4"/>
          <table:table-cell table:style-name="ce0" office:value-type="float" office:value="9.4"/>
          <table:table-cell table:style-name="ce0" office:value-type="float" office:value="9.7"/>
          <table:table-cell table:style-name="ce0" office:value-type="float" office:value="8.6"/>
          <table:table-cell table:style-name="ce0" office:value-type="float" office:value="14.2"/>
          <table:table-cell table:style-name="ce0" office:value-type="float" office:value="8.0"/>
          <table:table-cell table:style-name="ce0" office:value-type="float" office:value="7.1"/>
          <table:table-cell table:style-name="ce0" office:value-type="float" office:value="9.7"/>
          <table:table-cell table:style-name="ce0" office:value-type="float" office:value="10.1"/>
          <table:table-cell table:style-name="ce0" office:value-type="float" office:value="8.6"/>
          <table:table-cell table:style-name="ce0" office:value-type="float" office:value="14.0"/>
          <table:table-cell table:style-name="ce0" office:value-type="float" office:value="8.3"/>
          <table:table-cell table:style-name="ce0" office:value-type="float" office:value="7.8"/>
          <table:table-cell table:style-name="ce0" office:value-type="float" office:value="9.1"/>
          <table:table-cell table:style-name="ce0" office:value-type="float" office:value="9.4"/>
          <table:table-cell table:style-name="ce0" office:value-type="float" office:value="8.0"/>
          <table:table-cell table:style-name="ce0" office:value-type="float" office:value="13.2"/>
          <table:table-cell table:style-name="ce0" office:value-type="float" office:value="7.5"/>
          <table:table-cell table:style-name="ce0" office:value-type="float" office:value="6.9"/>
          <table:table-cell table:style-name="ce0" office:value-type="float" office:value="9.0"/>
          <table:table-cell table:style-name="ce0" office:value-type="float" office:value="9.3"/>
          <table:table-cell table:style-name="ce0" office:value-type="float" office:value="8.0"/>
          <table:table-cell table:style-name="ce0" office:value-type="float" office:value="14.4"/>
          <table:table-cell table:style-name="ce0" office:value-type="float" office:value="7.5"/>
          <table:table-cell table:style-name="ce0" office:value-type="float" office:value="7.0"/>
          <table:table-cell table:style-name="ce0" office:value-type="float" office:value="9.1"/>
          <table:table-cell table:style-name="ce0" office:value-type="float" office:value="9.5"/>
          <table:table-cell table:style-name="ce0" office:value-type="float" office:value="8.0"/>
          <table:table-cell table:style-name="ce0" office:value-type="float" office:value="12.0"/>
          <table:table-cell table:style-name="ce0" office:value-type="float" office:value="7.4"/>
          <table:table-cell table:style-name="ce0" office:value-type="float" office:value="6.9"/>
          <table:table-cell table:style-name="ce0" office:value-type="float" office:value="8.5"/>
          <table:table-cell table:style-name="ce0" office:value-type="float" office:value="8.8"/>
          <table:table-cell table:style-name="ce0" office:value-type="float" office:value="7.5"/>
          <table:table-cell table:style-name="ce0" office:value-type="float" office:value="11.6"/>
          <table:table-cell table:style-name="ce0" office:value-type="float" office:value="6.8"/>
          <table:table-cell table:style-name="ce0" office:value-type="float" office:value="7.2"/>
          <table:table-cell table:style-name="ce0" office:value-type="float" office:value="8.5"/>
          <table:table-cell table:style-name="ce0" office:value-type="float" office:value="8.8"/>
          <table:table-cell table:style-name="ce0" office:value-type="float" office:value="7.7"/>
          <table:table-cell table:style-name="ce0" office:value-type="float" office:value="12.1"/>
          <table:table-cell table:style-name="ce0" office:value-type="float" office:value="7.0"/>
          <table:table-cell table:style-name="ce0" office:value-type="float" office:value="6.9"/>
          <table:table-cell table:style-name="ce0" office:value-type="float" office:value="8.5"/>
          <table:table-cell table:style-name="ce0" office:value-type="float" office:value="8.8"/>
          <table:table-cell table:style-name="ce0" office:value-type="float" office:value="7.4"/>
          <table:table-cell table:style-name="ce0" office:value-type="float" office:value="11.2"/>
          <table:table-cell table:style-name="ce0" office:value-type="float" office:value="6.6"/>
          <table:table-cell table:style-name="ce0" office:value-type="float" office:value="7.4"/>
          <table:table-cell table:style-name="ce0" office:value-type="float" office:value="6.8"/>
          <table:table-cell table:style-name="ce0" office:value-type="float" office:value="7.1"/>
          <table:table-cell table:style-name="ce0" office:value-type="float" office:value="5.7"/>
          <table:table-cell table:style-name="ce0" office:value-type="float" office:value="11.0"/>
          <table:table-cell table:style-name="ce0" office:value-type="float" office:value="5.2"/>
          <table:table-cell table:style-name="ce0" office:value-type="float" office:value="3.3"/>
          <table:table-cell table:style-name="ce0" office:value-type="float" office:value="7.1"/>
          <table:table-cell table:style-name="ce0" office:value-type="float" office:value="7.3"/>
          <table:table-cell table:style-name="ce0" office:value-type="float" office:value="5.8"/>
          <table:table-cell table:style-name="ce0" office:value-type="float" office:value="12.1"/>
          <table:table-cell table:style-name="ce0" office:value-type="float" office:value="5.5"/>
          <table:table-cell table:style-name="ce0" office:value-type="float" office:value="3.9"/>
          <table:table-cell table:style-name="ce0" office:value-type="float" office:value="6.6"/>
          <table:table-cell table:style-name="ce0" office:value-type="float" office:value="6.9"/>
          <table:table-cell table:style-name="ce0" office:value-type="float" office:value="5.7"/>
          <table:table-cell table:style-name="ce0" office:value-type="float" office:value="9.7"/>
          <table:table-cell table:style-name="ce0" office:value-type="float" office:value="4.9"/>
          <table:table-cell table:style-name="ce0" office:value-type="float" office:value="2.9"/>
          <table:table-cell table:style-name="ce0" office:value-type="float" office:value="7.8"/>
          <table:table-cell table:style-name="ce0" office:value-type="float" office:value="8.1"/>
          <table:table-cell table:style-name="ce0" office:value-type="float" office:value="6.9"/>
          <table:table-cell table:style-name="ce0" office:value-type="float" office:value="13.1"/>
          <table:table-cell table:style-name="ce0" office:value-type="float" office:value="6.0"/>
          <table:table-cell table:style-name="ce0" office:value-type="float" office:value="4.2"/>
          <table:table-cell table:style-name="ce0" office:value-type="float" office:value="7.9"/>
          <table:table-cell table:style-name="ce0" office:value-type="float" office:value="8.2"/>
          <table:table-cell table:style-name="ce0" office:value-type="float" office:value="6.8"/>
          <table:table-cell table:style-name="ce0" office:value-type="float" office:value="13.9"/>
          <table:table-cell table:style-name="ce0" office:value-type="float" office:value="6.2"/>
          <table:table-cell table:style-name="ce0" office:value-type="float" office:value="3.3"/>
          <table:table-cell table:style-name="ce0" office:value-type="float" office:value="7.7"/>
          <table:table-cell table:style-name="ce0" office:value-type="float" office:value="8.0"/>
          <table:table-cell table:style-name="ce0" office:value-type="float" office:value="7.0"/>
          <table:table-cell table:style-name="ce0" office:value-type="float" office:value="12.4"/>
          <table:table-cell table:style-name="ce0" office:value-type="float" office:value="5.9"/>
          <table:table-cell table:style-name="ce0" office:value-type="float" office:value="4.6"/>
          <table:table-cell table:style-name="ce0" office:value-type="float" office:value="6.9"/>
          <table:table-cell table:style-name="ce0" office:value-type="float" office:value="7.2"/>
          <table:table-cell table:style-name="ce0" office:value-type="float" office:value="5.5"/>
          <table:table-cell table:style-name="ce0" office:value-type="float" office:value="10.6"/>
          <table:table-cell table:style-name="ce0" office:value-type="float" office:value="5.1"/>
          <table:table-cell table:style-name="ce0" office:value-type="float" office:value="3.9"/>
          <table:table-cell table:style-name="ce0" office:value-type="float" office:value="7.1"/>
          <table:table-cell table:style-name="ce0" office:value-type="float" office:value="7.4"/>
          <table:table-cell table:style-name="ce0" office:value-type="float" office:value="5.4"/>
          <table:table-cell table:style-name="ce0" office:value-type="float" office:value="11.4"/>
          <table:table-cell table:style-name="ce0" office:value-type="float" office:value="5.5"/>
          <table:table-cell table:style-name="ce0" office:value-type="float" office:value="4.2"/>
          <table:table-cell table:style-name="ce0" office:value-type="float" office:value="6.7"/>
          <table:table-cell table:style-name="ce0" office:value-type="float" office:value="7.0"/>
          <table:table-cell table:style-name="ce0" office:value-type="float" office:value="5.6"/>
          <table:table-cell table:style-name="ce0" office:value-type="float" office:value="9.3"/>
          <table:table-cell table:style-name="ce0" office:value-type="float" office:value="4.8"/>
          <table:table-cell table:style-name="ce0" office:value-type="float" office:value="3.6"/>
          <table:table-cell table:style-name="ce0" office:value-type="float" office:value="6.1"/>
          <table:table-cell table:style-name="ce0" office:value-type="float" office:value="6.4"/>
          <table:table-cell table:style-name="ce0" office:value-type="float" office:value="4.8"/>
          <table:table-cell table:style-name="ce0" office:value-type="float" office:value="8.7"/>
          <table:table-cell table:style-name="ce0" office:value-type="float" office:value="4.4"/>
          <table:table-cell table:style-name="ce0" office:value-type="float" office:value="4.1"/>
          <table:table-cell table:style-name="ce0" office:value-type="float" office:value="6.4"/>
          <table:table-cell table:style-name="ce0" office:value-type="float" office:value="6.6"/>
          <table:table-cell table:style-name="ce0" office:value-type="float" office:value="5.2"/>
          <table:table-cell table:style-name="ce0" office:value-type="float" office:value="10.7"/>
          <table:table-cell table:style-name="ce0" office:value-type="float" office:value="4.6"/>
          <table:table-cell table:style-name="ce0" office:value-type="float" office:value="6.1"/>
          <table:table-cell table:style-name="ce0" office:value-type="float" office:value="5.9"/>
          <table:table-cell table:style-name="ce0" office:value-type="float" office:value="6.2"/>
          <table:table-cell table:style-name="ce0" office:value-type="float" office:value="4.4"/>
          <table:table-cell table:style-name="ce0" office:value-type="float" office:value="7.4"/>
          <table:table-cell table:style-name="ce0" office:value-type="float" office:value="4.2"/>
          <table:table-cell table:style-name="ce0" office:value-type="float" office:value="1.1"/>
          <table:table-cell table:style-name="ce0" office:value-type="float" office:value="5.3"/>
          <table:table-cell table:style-name="ce0" office:value-type="float" office:value="5.5"/>
          <table:table-cell table:style-name="ce0" office:value-type="float" office:value="4.3"/>
          <table:table-cell table:style-name="ce0" office:value-type="float" office:value="9.6"/>
          <table:table-cell table:style-name="ce0" office:value-type="float" office:value="3.7"/>
          <table:table-cell table:style-name="ce0" office:value-type="float" office:value="1.1"/>
          <table:table-cell table:style-name="ce0" office:value-type="float" office:value="5.6"/>
          <table:table-cell table:style-name="ce0" office:value-type="float" office:value="5.8"/>
          <table:table-cell table:style-name="ce0" office:value-type="float" office:value="3.8"/>
          <table:table-cell table:style-name="ce0" office:value-type="float" office:value="11.1"/>
          <table:table-cell table:style-name="ce0" office:value-type="float" office:value="4.3"/>
          <table:table-cell table:style-name="ce0" office:value-type="float" office:value="0.9"/>
          <table:table-cell table:style-name="ce0" office:value-type="float" office:value="5.1"/>
          <table:table-cell table:style-name="ce0" office:value-type="float" office:value="5.3"/>
          <table:table-cell table:style-name="ce0" office:value-type="float" office:value="4.5"/>
          <table:table-cell table:style-name="ce0" office:value-type="float" office:value="6.3"/>
          <table:table-cell table:style-name="ce0" office:value-type="float" office:value="3.3"/>
          <table:table-cell table:style-name="ce0" office:value-type="float" office:value="1.3"/>
        </table:table-row>
        <table:table-row table:style-name="ro1">
          <table:table-cell table:style-name="ce0" office:value-type="string">
            <text:p>Rio Grande do Sul</text:p>
          </table:table-cell>
          <table:table-cell table:style-name="ce0" office:value-type="float" office:value="9.9"/>
          <table:table-cell table:style-name="ce0" office:value-type="float" office:value="10.1"/>
          <table:table-cell table:style-name="ce0" office:value-type="float" office:value="9.1"/>
          <table:table-cell table:style-name="ce0" office:value-type="float" office:value="11.1"/>
          <table:table-cell table:style-name="ce0" office:value-type="float" office:value="8.9"/>
          <table:table-cell table:style-name="ce0" office:value-type="float" office:value="7.8"/>
          <table:table-cell table:style-name="ce0" office:value-type="float" office:value="9.6"/>
          <table:table-cell table:style-name="ce0" office:value-type="float" office:value="9.9"/>
          <table:table-cell table:style-name="ce0" office:value-type="float" office:value="8.9"/>
          <table:table-cell table:style-name="ce0" office:value-type="float" office:value="11.2"/>
          <table:table-cell table:style-name="ce0" office:value-type="float" office:value="8.7"/>
          <table:table-cell table:style-name="ce0" office:value-type="float" office:value="7.9"/>
          <table:table-cell table:style-name="ce0" office:value-type="float" office:value="10.1"/>
          <table:table-cell table:style-name="ce0" office:value-type="float" office:value="10.3"/>
          <table:table-cell table:style-name="ce0" office:value-type="float" office:value="9.4"/>
          <table:table-cell table:style-name="ce0" office:value-type="float" office:value="11.0"/>
          <table:table-cell table:style-name="ce0" office:value-type="float" office:value="9.0"/>
          <table:table-cell table:style-name="ce0" office:value-type="float" office:value="7.7"/>
          <table:table-cell table:style-name="ce0" office:value-type="float" office:value="5.9"/>
          <table:table-cell table:style-name="ce0" office:value-type="float" office:value="5.9"/>
          <table:table-cell table:style-name="ce0" office:value-type="float" office:value="5.7"/>
          <table:table-cell table:style-name="ce0" office:value-type="float" office:value="6.0"/>
          <table:table-cell table:style-name="ce0" office:value-type="float" office:value="5.8"/>
          <table:table-cell table:style-name="ce0" office:value-type="float" office:value="5.5"/>
          <table:table-cell table:style-name="ce0" office:value-type="float" office:value="5.8"/>
          <table:table-cell table:style-name="ce0" office:value-type="float" office:value="5.9"/>
          <table:table-cell table:style-name="ce0" office:value-type="float" office:value="5.7"/>
          <table:table-cell table:style-name="ce0" office:value-type="float" office:value="5.8"/>
          <table:table-cell table:style-name="ce0" office:value-type="float" office:value="5.7"/>
          <table:table-cell table:style-name="ce0" office:value-type="float" office:value="5.2"/>
          <table:table-cell table:style-name="ce0" office:value-type="float" office:value="5.9"/>
          <table:table-cell table:style-name="ce0" office:value-type="float" office:value="6.0"/>
          <table:table-cell table:style-name="ce0" office:value-type="float" office:value="5.8"/>
          <table:table-cell table:style-name="ce0" office:value-type="float" office:value="6.4"/>
          <table:table-cell table:style-name="ce0" office:value-type="float" office:value="5.9"/>
          <table:table-cell table:style-name="ce0" office:value-type="float" office:value="5.7"/>
          <table:table-cell table:style-name="ce0" office:value-type="float" office:value="9.0"/>
          <table:table-cell table:style-name="ce0" office:value-type="float" office:value="9.1"/>
          <table:table-cell table:style-name="ce0" office:value-type="float" office:value="8.5"/>
          <table:table-cell table:style-name="ce0" office:value-type="float" office:value="9.0"/>
          <table:table-cell table:style-name="ce0" office:value-type="float" office:value="8.7"/>
          <table:table-cell table:style-name="ce0" office:value-type="float" office:value="8.3"/>
          <table:table-cell table:style-name="ce0" office:value-type="float" office:value="8.9"/>
          <table:table-cell table:style-name="ce0" office:value-type="float" office:value="9.0"/>
          <table:table-cell table:style-name="ce0" office:value-type="float" office:value="8.3"/>
          <table:table-cell table:style-name="ce0" office:value-type="float" office:value="9.0"/>
          <table:table-cell table:style-name="ce0" office:value-type="float" office:value="8.5"/>
          <table:table-cell table:style-name="ce0" office:value-type="float" office:value="8.0"/>
          <table:table-cell table:style-name="ce0" office:value-type="float" office:value="9.1"/>
          <table:table-cell table:style-name="ce0" office:value-type="float" office:value="9.2"/>
          <table:table-cell table:style-name="ce0" office:value-type="float" office:value="8.7"/>
          <table:table-cell table:style-name="ce0" office:value-type="float" office:value="9.1"/>
          <table:table-cell table:style-name="ce0" office:value-type="float" office:value="8.8"/>
          <table:table-cell table:style-name="ce0" office:value-type="float" office:value="8.5"/>
          <table:table-cell table:style-name="ce0" office:value-type="float" office:value="11.5"/>
          <table:table-cell table:style-name="ce0" office:value-type="float" office:value="11.8"/>
          <table:table-cell table:style-name="ce0" office:value-type="float" office:value="10.6"/>
          <table:table-cell table:style-name="ce0" office:value-type="float" office:value="11.6"/>
          <table:table-cell table:style-name="ce0" office:value-type="float" office:value="10.7"/>
          <table:table-cell table:style-name="ce0" office:value-type="float" office:value="9.6"/>
          <table:table-cell table:style-name="ce0" office:value-type="float" office:value="11.1"/>
          <table:table-cell table:style-name="ce0" office:value-type="float" office:value="11.4"/>
          <table:table-cell table:style-name="ce0" office:value-type="float" office:value="10.2"/>
          <table:table-cell table:style-name="ce0" office:value-type="float" office:value="11.0"/>
          <table:table-cell table:style-name="ce0" office:value-type="float" office:value="10.4"/>
          <table:table-cell table:style-name="ce0" office:value-type="float" office:value="9.7"/>
          <table:table-cell table:style-name="ce0" office:value-type="float" office:value="11.8"/>
          <table:table-cell table:style-name="ce0" office:value-type="float" office:value="12.1"/>
          <table:table-cell table:style-name="ce0" office:value-type="float" office:value="10.9"/>
          <table:table-cell table:style-name="ce0" office:value-type="float" office:value="12.0"/>
          <table:table-cell table:style-name="ce0" office:value-type="float" office:value="11.1"/>
          <table:table-cell table:style-name="ce0" office:value-type="float" office:value="9.6"/>
          <table:table-cell table:style-name="ce0" office:value-type="float" office:value="10.9"/>
          <table:table-cell table:style-name="ce0" office:value-type="float" office:value="11.1"/>
          <table:table-cell table:style-name="ce0" office:value-type="float" office:value="10.2"/>
          <table:table-cell table:style-name="ce0" office:value-type="float" office:value="10.0"/>
          <table:table-cell table:style-name="ce0" office:value-type="float" office:value="10.4"/>
          <table:table-cell table:style-name="ce0" office:value-type="float" office:value="9.6"/>
          <table:table-cell table:style-name="ce0" office:value-type="float" office:value="10.6"/>
          <table:table-cell table:style-name="ce0" office:value-type="float" office:value="10.8"/>
          <table:table-cell table:style-name="ce0" office:value-type="float" office:value="9.9"/>
          <table:table-cell table:style-name="ce0" office:value-type="float" office:value="7.1"/>
          <table:table-cell table:style-name="ce0" office:value-type="float" office:value="10.1"/>
          <table:table-cell table:style-name="ce0" office:value-type="float" office:value="9.6"/>
          <table:table-cell table:style-name="ce0" office:value-type="float" office:value="11.1"/>
          <table:table-cell table:style-name="ce0" office:value-type="float" office:value="11.3"/>
          <table:table-cell table:style-name="ce0" office:value-type="float" office:value="10.6"/>
          <table:table-cell table:style-name="ce0" office:value-type="float" office:value="11.3"/>
          <table:table-cell table:style-name="ce0" office:value-type="float" office:value="10.6"/>
          <table:table-cell table:style-name="ce0" office:value-type="float" office:value="9.6"/>
          <table:table-cell table:style-name="ce0" office:value-type="float" office:value="11.7"/>
          <table:table-cell table:style-name="ce0" office:value-type="float" office:value="12.0"/>
          <table:table-cell table:style-name="ce0" office:value-type="float" office:value="10.7"/>
          <table:table-cell table:style-name="ce0" office:value-type="float" office:value="11.9"/>
          <table:table-cell table:style-name="ce0" office:value-type="float" office:value="10.9"/>
          <table:table-cell table:style-name="ce0" office:value-type="float" office:value="9.6"/>
          <table:table-cell table:style-name="ce0" office:value-type="float" office:value="11.3"/>
          <table:table-cell table:style-name="ce0" office:value-type="float" office:value="11.6"/>
          <table:table-cell table:style-name="ce0" office:value-type="float" office:value="10.3"/>
          <table:table-cell table:style-name="ce0" office:value-type="float" office:value="11.5"/>
          <table:table-cell table:style-name="ce0" office:value-type="float" office:value="10.5"/>
          <table:table-cell table:style-name="ce0" office:value-type="float" office:value="9.8"/>
          <table:table-cell table:style-name="ce0" office:value-type="float" office:value="12.1"/>
          <table:table-cell table:style-name="ce0" office:value-type="float" office:value="12.4"/>
          <table:table-cell table:style-name="ce0" office:value-type="float" office:value="11.0"/>
          <table:table-cell table:style-name="ce0" office:value-type="float" office:value="12.3"/>
          <table:table-cell table:style-name="ce0" office:value-type="float" office:value="11.3"/>
          <table:table-cell table:style-name="ce0" office:value-type="float" office:value="9.5"/>
          <table:table-cell table:style-name="ce0" office:value-type="float" office:value="10.0"/>
          <table:table-cell table:style-name="ce0" office:value-type="float" office:value="10.2"/>
          <table:table-cell table:style-name="ce0" office:value-type="float" office:value="9.1"/>
          <table:table-cell table:style-name="ce0" office:value-type="float" office:value="11.3"/>
          <table:table-cell table:style-name="ce0" office:value-type="float" office:value="8.8"/>
          <table:table-cell table:style-name="ce0" office:value-type="float" office:value="7.5"/>
          <table:table-cell table:style-name="ce0" office:value-type="float" office:value="9.7"/>
          <table:table-cell table:style-name="ce0" office:value-type="float" office:value="10.0"/>
          <table:table-cell table:style-name="ce0" office:value-type="float" office:value="8.9"/>
          <table:table-cell table:style-name="ce0" office:value-type="float" office:value="11.4"/>
          <table:table-cell table:style-name="ce0" office:value-type="float" office:value="8.6"/>
          <table:table-cell table:style-name="ce0" office:value-type="float" office:value="7.8"/>
          <table:table-cell table:style-name="ce0" office:value-type="float" office:value="10.2"/>
          <table:table-cell table:style-name="ce0" office:value-type="float" office:value="10.4"/>
          <table:table-cell table:style-name="ce0" office:value-type="float" office:value="9.4"/>
          <table:table-cell table:style-name="ce0" office:value-type="float" office:value="11.1"/>
          <table:table-cell table:style-name="ce0" office:value-type="float" office:value="9.0"/>
          <table:table-cell table:style-name="ce0" office:value-type="float" office:value="7.3"/>
          <table:table-cell table:style-name="ce0" office:value-type="float" office:value="10.6"/>
          <table:table-cell table:style-name="ce0" office:value-type="float" office:value="11.0"/>
          <table:table-cell table:style-name="ce0" office:value-type="float" office:value="9.7"/>
          <table:table-cell table:style-name="ce0" office:value-type="float" office:value="12.3"/>
          <table:table-cell table:style-name="ce0" office:value-type="float" office:value="9.4"/>
          <table:table-cell table:style-name="ce0" office:value-type="float" office:value="8.0"/>
          <table:table-cell table:style-name="ce0" office:value-type="float" office:value="10.3"/>
          <table:table-cell table:style-name="ce0" office:value-type="float" office:value="10.6"/>
          <table:table-cell table:style-name="ce0" office:value-type="float" office:value="9.3"/>
          <table:table-cell table:style-name="ce0" office:value-type="float" office:value="12.2"/>
          <table:table-cell table:style-name="ce0" office:value-type="float" office:value="9.1"/>
          <table:table-cell table:style-name="ce0" office:value-type="float" office:value="8.1"/>
          <table:table-cell table:style-name="ce0" office:value-type="float" office:value="11.0"/>
          <table:table-cell table:style-name="ce0" office:value-type="float" office:value="11.3"/>
          <table:table-cell table:style-name="ce0" office:value-type="float" office:value="10.0"/>
          <table:table-cell table:style-name="ce0" office:value-type="float" office:value="12.4"/>
          <table:table-cell table:style-name="ce0" office:value-type="float" office:value="9.7"/>
          <table:table-cell table:style-name="ce0" office:value-type="float" office:value="7.9"/>
          <table:table-cell table:style-name="ce0" office:value-type="float" office:value="12.0"/>
          <table:table-cell table:style-name="ce0" office:value-type="float" office:value="12.4"/>
          <table:table-cell table:style-name="ce0" office:value-type="float" office:value="10.8"/>
          <table:table-cell table:style-name="ce0" office:value-type="float" office:value="12.4"/>
          <table:table-cell table:style-name="ce0" office:value-type="float" office:value="10.9"/>
          <table:table-cell table:style-name="ce0" office:value-type="float" office:value="9.6"/>
          <table:table-cell table:style-name="ce0" office:value-type="float" office:value="11.5"/>
          <table:table-cell table:style-name="ce0" office:value-type="float" office:value="11.9"/>
          <table:table-cell table:style-name="ce0" office:value-type="float" office:value="10.3"/>
          <table:table-cell table:style-name="ce0" office:value-type="float" office:value="11.6"/>
          <table:table-cell table:style-name="ce0" office:value-type="float" office:value="10.5"/>
          <table:table-cell table:style-name="ce0" office:value-type="float" office:value="9.4"/>
          <table:table-cell table:style-name="ce0" office:value-type="float" office:value="12.4"/>
          <table:table-cell table:style-name="ce0" office:value-type="float" office:value="12.8"/>
          <table:table-cell table:style-name="ce0" office:value-type="float" office:value="11.2"/>
          <table:table-cell table:style-name="ce0" office:value-type="float" office:value="13.4"/>
          <table:table-cell table:style-name="ce0" office:value-type="float" office:value="11.4"/>
          <table:table-cell table:style-name="ce0" office:value-type="float" office:value="9.8"/>
          <table:table-cell table:style-name="ce0" office:value-type="float" office:value="12.0"/>
          <table:table-cell table:style-name="ce0" office:value-type="float" office:value="12.4"/>
          <table:table-cell table:style-name="ce0" office:value-type="float" office:value="10.7"/>
          <table:table-cell table:style-name="ce0" office:value-type="float" office:value="12.7"/>
          <table:table-cell table:style-name="ce0" office:value-type="float" office:value="10.9"/>
          <table:table-cell table:style-name="ce0" office:value-type="float" office:value="9.3"/>
          <table:table-cell table:style-name="ce0" office:value-type="float" office:value="11.6"/>
          <table:table-cell table:style-name="ce0" office:value-type="float" office:value="11.9"/>
          <table:table-cell table:style-name="ce0" office:value-type="float" office:value="10.3"/>
          <table:table-cell table:style-name="ce0" office:value-type="float" office:value="13.2"/>
          <table:table-cell table:style-name="ce0" office:value-type="float" office:value="10.6"/>
          <table:table-cell table:style-name="ce0" office:value-type="float" office:value="9.1"/>
          <table:table-cell table:style-name="ce0" office:value-type="float" office:value="12.4"/>
          <table:table-cell table:style-name="ce0" office:value-type="float" office:value="12.8"/>
          <table:table-cell table:style-name="ce0" office:value-type="float" office:value="11.1"/>
          <table:table-cell table:style-name="ce0" office:value-type="float" office:value="12.1"/>
          <table:table-cell table:style-name="ce0" office:value-type="float" office:value="11.2"/>
          <table:table-cell table:style-name="ce0" office:value-type="float" office:value="9.5"/>
          <table:table-cell table:style-name="ce0" office:value-type="float" office:value="11.8"/>
          <table:table-cell table:style-name="ce0" office:value-type="float" office:value="12.2"/>
          <table:table-cell table:style-name="ce0" office:value-type="float" office:value="10.8"/>
          <table:table-cell table:style-name="ce0" office:value-type="float" office:value="14.1"/>
          <table:table-cell table:style-name="ce0" office:value-type="float" office:value="10.5"/>
          <table:table-cell table:style-name="ce0" office:value-type="float" office:value="8.7"/>
          <table:table-cell table:style-name="ce0" office:value-type="float" office:value="11.4"/>
          <table:table-cell table:style-name="ce0" office:value-type="float" office:value="11.7"/>
          <table:table-cell table:style-name="ce0" office:value-type="float" office:value="10.4"/>
          <table:table-cell table:style-name="ce0" office:value-type="float" office:value="14.1"/>
          <table:table-cell table:style-name="ce0" office:value-type="float" office:value="10.1"/>
          <table:table-cell table:style-name="ce0" office:value-type="float" office:value="9.0"/>
          <table:table-cell table:style-name="ce0" office:value-type="float" office:value="12.2"/>
          <table:table-cell table:style-name="ce0" office:value-type="float" office:value="12.6"/>
          <table:table-cell table:style-name="ce0" office:value-type="float" office:value="11.1"/>
          <table:table-cell table:style-name="ce0" office:value-type="float" office:value="14.1"/>
          <table:table-cell table:style-name="ce0" office:value-type="float" office:value="10.9"/>
          <table:table-cell table:style-name="ce0" office:value-type="float" office:value="8.4"/>
          <table:table-cell table:style-name="ce0" office:value-type="float" office:value="11.2"/>
          <table:table-cell table:style-name="ce0" office:value-type="float" office:value="11.6"/>
          <table:table-cell table:style-name="ce0" office:value-type="float" office:value="10.1"/>
          <table:table-cell table:style-name="ce0" office:value-type="float" office:value="12.4"/>
          <table:table-cell table:style-name="ce0" office:value-type="float" office:value="9.8"/>
          <table:table-cell table:style-name="ce0" office:value-type="float" office:value="7.5"/>
          <table:table-cell table:style-name="ce0" office:value-type="float" office:value="10.8"/>
          <table:table-cell table:style-name="ce0" office:value-type="float" office:value="11.2"/>
          <table:table-cell table:style-name="ce0" office:value-type="float" office:value="9.6"/>
          <table:table-cell table:style-name="ce0" office:value-type="float" office:value="12.3"/>
          <table:table-cell table:style-name="ce0" office:value-type="float" office:value="9.5"/>
          <table:table-cell table:style-name="ce0" office:value-type="float" office:value="7.7"/>
          <table:table-cell table:style-name="ce0" office:value-type="float" office:value="11.6"/>
          <table:table-cell table:style-name="ce0" office:value-type="float" office:value="11.9"/>
          <table:table-cell table:style-name="ce0" office:value-type="float" office:value="10.5"/>
          <table:table-cell table:style-name="ce0" office:value-type="float" office:value="12.5"/>
          <table:table-cell table:style-name="ce0" office:value-type="float" office:value="10.0"/>
          <table:table-cell table:style-name="ce0" office:value-type="float" office:value="7.3"/>
          <table:table-cell table:style-name="ce0" office:value-type="float" office:value="10.2"/>
          <table:table-cell table:style-name="ce0" office:value-type="float" office:value="10.6"/>
          <table:table-cell table:style-name="ce0" office:value-type="float" office:value="9.3"/>
          <table:table-cell table:style-name="ce0" office:value-type="float" office:value="12.8"/>
          <table:table-cell table:style-name="ce0" office:value-type="float" office:value="8.6"/>
          <table:table-cell table:style-name="ce0" office:value-type="float" office:value="6.4"/>
          <table:table-cell table:style-name="ce0" office:value-type="float" office:value="9.8"/>
          <table:table-cell table:style-name="ce0" office:value-type="float" office:value="10.2"/>
          <table:table-cell table:style-name="ce0" office:value-type="float" office:value="8.8"/>
          <table:table-cell table:style-name="ce0" office:value-type="float" office:value="12.8"/>
          <table:table-cell table:style-name="ce0" office:value-type="float" office:value="8.4"/>
          <table:table-cell table:style-name="ce0" office:value-type="float" office:value="6.3"/>
          <table:table-cell table:style-name="ce0" office:value-type="float" office:value="10.5"/>
          <table:table-cell table:style-name="ce0" office:value-type="float" office:value="10.9"/>
          <table:table-cell table:style-name="ce0" office:value-type="float" office:value="9.6"/>
          <table:table-cell table:style-name="ce0" office:value-type="float" office:value="12.7"/>
          <table:table-cell table:style-name="ce0" office:value-type="float" office:value="8.8"/>
          <table:table-cell table:style-name="ce0" office:value-type="float" office:value="6.4"/>
          <table:table-cell table:style-name="ce0" office:value-type="float" office:value="9.5"/>
          <table:table-cell table:style-name="ce0" office:value-type="float" office:value="9.8"/>
          <table:table-cell table:style-name="ce0" office:value-type="float" office:value="8.5"/>
          <table:table-cell table:style-name="ce0" office:value-type="float" office:value="11.4"/>
          <table:table-cell table:style-name="ce0" office:value-type="float" office:value="8.1"/>
          <table:table-cell table:style-name="ce0" office:value-type="float" office:value="6.4"/>
          <table:table-cell table:style-name="ce0" office:value-type="float" office:value="9.1"/>
          <table:table-cell table:style-name="ce0" office:value-type="float" office:value="9.4"/>
          <table:table-cell table:style-name="ce0" office:value-type="float" office:value="8.2"/>
          <table:table-cell table:style-name="ce0" office:value-type="float" office:value="11.1"/>
          <table:table-cell table:style-name="ce0" office:value-type="float" office:value="7.9"/>
          <table:table-cell table:style-name="ce0" office:value-type="float" office:value="7.3"/>
          <table:table-cell table:style-name="ce0" office:value-type="float" office:value="9.8"/>
          <table:table-cell table:style-name="ce0" office:value-type="float" office:value="10.1"/>
          <table:table-cell table:style-name="ce0" office:value-type="float" office:value="8.8"/>
          <table:table-cell table:style-name="ce0" office:value-type="float" office:value="11.6"/>
          <table:table-cell table:style-name="ce0" office:value-type="float" office:value="8.2"/>
          <table:table-cell table:style-name="ce0" office:value-type="float" office:value="4.9"/>
          <table:table-cell table:style-name="ce0" office:value-type="float" office:value="9.1"/>
          <table:table-cell table:style-name="ce0" office:value-type="float" office:value="9.4"/>
          <table:table-cell table:style-name="ce0" office:value-type="float" office:value="8.1"/>
          <table:table-cell table:style-name="ce0" office:value-type="float" office:value="10.6"/>
          <table:table-cell table:style-name="ce0" office:value-type="float" office:value="7.6"/>
          <table:table-cell table:style-name="ce0" office:value-type="float" office:value="6.9"/>
          <table:table-cell table:style-name="ce0" office:value-type="float" office:value="8.8"/>
          <table:table-cell table:style-name="ce0" office:value-type="float" office:value="9.1"/>
          <table:table-cell table:style-name="ce0" office:value-type="float" office:value="7.8"/>
          <table:table-cell table:style-name="ce0" office:value-type="float" office:value="10.0"/>
          <table:table-cell table:style-name="ce0" office:value-type="float" office:value="7.3"/>
          <table:table-cell table:style-name="ce0" office:value-type="float" office:value="6.6"/>
          <table:table-cell table:style-name="ce0" office:value-type="float" office:value="9.4"/>
          <table:table-cell table:style-name="ce0" office:value-type="float" office:value="9.7"/>
          <table:table-cell table:style-name="ce0" office:value-type="float" office:value="8.3"/>
          <table:table-cell table:style-name="ce0" office:value-type="float" office:value="11.2"/>
          <table:table-cell table:style-name="ce0" office:value-type="float" office:value="7.8"/>
          <table:table-cell table:style-name="ce0" office:value-type="float" office:value="7.1"/>
          <table:table-cell table:style-name="ce0" office:value-type="float" office:value="8.7"/>
          <table:table-cell table:style-name="ce0" office:value-type="float" office:value="9.1"/>
          <table:table-cell table:style-name="ce0" office:value-type="float" office:value="7.6"/>
          <table:table-cell table:style-name="ce0" office:value-type="float" office:value="10.7"/>
          <table:table-cell table:style-name="ce0" office:value-type="float" office:value="7.1"/>
          <table:table-cell table:style-name="ce0" office:value-type="float" office:value="6.8"/>
          <table:table-cell table:style-name="ce0" office:value-type="float" office:value="8.5"/>
          <table:table-cell table:style-name="ce0" office:value-type="float" office:value="8.8"/>
          <table:table-cell table:style-name="ce0" office:value-type="float" office:value="7.4"/>
          <table:table-cell table:style-name="ce0" office:value-type="float" office:value="10.6"/>
          <table:table-cell table:style-name="ce0" office:value-type="float" office:value="6.9"/>
          <table:table-cell table:style-name="ce0" office:value-type="float" office:value="7.7"/>
          <table:table-cell table:style-name="ce0" office:value-type="float" office:value="9.0"/>
          <table:table-cell table:style-name="ce0" office:value-type="float" office:value="9.3"/>
          <table:table-cell table:style-name="ce0" office:value-type="float" office:value="7.8"/>
          <table:table-cell table:style-name="ce0" office:value-type="float" office:value="10.7"/>
          <table:table-cell table:style-name="ce0" office:value-type="float" office:value="7.3"/>
          <table:table-cell table:style-name="ce0" office:value-type="float" office:value="6.0"/>
          <table:table-cell table:style-name="ce0" office:value-type="float" office:value="7.3"/>
          <table:table-cell table:style-name="ce0" office:value-type="float" office:value="7.6"/>
          <table:table-cell table:style-name="ce0" office:value-type="float" office:value="6.2"/>
          <table:table-cell table:style-name="ce0" office:value-type="float" office:value="8.3"/>
          <table:table-cell table:style-name="ce0" office:value-type="float" office:value="5.5"/>
          <table:table-cell table:style-name="ce0" office:value-type="float" office:value="4.6"/>
          <table:table-cell table:style-name="ce0" office:value-type="float" office:value="7.3"/>
          <table:table-cell table:style-name="ce0" office:value-type="float" office:value="7.6"/>
          <table:table-cell table:style-name="ce0" office:value-type="float" office:value="6.0"/>
          <table:table-cell table:style-name="ce0" office:value-type="float" office:value="9.3"/>
          <table:table-cell table:style-name="ce0" office:value-type="float" office:value="5.6"/>
          <table:table-cell table:style-name="ce0" office:value-type="float" office:value="5.2"/>
          <table:table-cell table:style-name="ce0" office:value-type="float" office:value="7.3"/>
          <table:table-cell table:style-name="ce0" office:value-type="float" office:value="7.5"/>
          <table:table-cell table:style-name="ce0" office:value-type="float" office:value="6.4"/>
          <table:table-cell table:style-name="ce0" office:value-type="float" office:value="7.4"/>
          <table:table-cell table:style-name="ce0" office:value-type="float" office:value="5.5"/>
          <table:table-cell table:style-name="ce0" office:value-type="float" office:value="4.1"/>
          <table:table-cell table:style-name="ce0" office:value-type="float" office:value="8.1"/>
          <table:table-cell table:style-name="ce0" office:value-type="float" office:value="8.4"/>
          <table:table-cell table:style-name="ce0" office:value-type="float" office:value="7.2"/>
          <table:table-cell table:style-name="ce0" office:value-type="float" office:value="9.7"/>
          <table:table-cell table:style-name="ce0" office:value-type="float" office:value="6.3"/>
          <table:table-cell table:style-name="ce0" office:value-type="float" office:value="5.3"/>
          <table:table-cell table:style-name="ce0" office:value-type="float" office:value="7.9"/>
          <table:table-cell table:style-name="ce0" office:value-type="float" office:value="8.2"/>
          <table:table-cell table:style-name="ce0" office:value-type="float" office:value="6.7"/>
          <table:table-cell table:style-name="ce0" office:value-type="float" office:value="11.1"/>
          <table:table-cell table:style-name="ce0" office:value-type="float" office:value="6.3"/>
          <table:table-cell table:style-name="ce0" office:value-type="float" office:value="5.5"/>
          <table:table-cell table:style-name="ce0" office:value-type="float" office:value="8.2"/>
          <table:table-cell table:style-name="ce0" office:value-type="float" office:value="8.5"/>
          <table:table-cell table:style-name="ce0" office:value-type="float" office:value="7.6"/>
          <table:table-cell table:style-name="ce0" office:value-type="float" office:value="8.5"/>
          <table:table-cell table:style-name="ce0" office:value-type="float" office:value="6.4"/>
          <table:table-cell table:style-name="ce0" office:value-type="float" office:value="5.1"/>
          <table:table-cell table:style-name="ce0" office:value-type="float" office:value="7.5"/>
          <table:table-cell table:style-name="ce0" office:value-type="float" office:value="7.8"/>
          <table:table-cell table:style-name="ce0" office:value-type="float" office:value="6.4"/>
          <table:table-cell table:style-name="ce0" office:value-type="float" office:value="8.8"/>
          <table:table-cell table:style-name="ce0" office:value-type="float" office:value="5.6"/>
          <table:table-cell table:style-name="ce0" office:value-type="float" office:value="5.3"/>
          <table:table-cell table:style-name="ce0" office:value-type="float" office:value="7.3"/>
          <table:table-cell table:style-name="ce0" office:value-type="float" office:value="7.6"/>
          <table:table-cell table:style-name="ce0" office:value-type="float" office:value="6.0"/>
          <table:table-cell table:style-name="ce0" office:value-type="float" office:value="10.6"/>
          <table:table-cell table:style-name="ce0" office:value-type="float" office:value="5.6"/>
          <table:table-cell table:style-name="ce0" office:value-type="float" office:value="5.9"/>
          <table:table-cell table:style-name="ce0" office:value-type="float" office:value="7.6"/>
          <table:table-cell table:style-name="ce0" office:value-type="float" office:value="7.9"/>
          <table:table-cell table:style-name="ce0" office:value-type="float" office:value="6.6"/>
          <table:table-cell table:style-name="ce0" office:value-type="float" office:value="6.6"/>
          <table:table-cell table:style-name="ce0" office:value-type="float" office:value="5.5"/>
          <table:table-cell table:style-name="ce0" office:value-type="float" office:value="4.6"/>
          <table:table-cell table:style-name="ce0" office:value-type="float" office:value="6.9"/>
          <table:table-cell table:style-name="ce0" office:value-type="float" office:value="7.2"/>
          <table:table-cell table:style-name="ce0" office:value-type="float" office:value="5.6"/>
          <table:table-cell table:style-name="ce0" office:value-type="float" office:value="8.6"/>
          <table:table-cell table:style-name="ce0" office:value-type="float" office:value="5.0"/>
          <table:table-cell table:style-name="ce0" office:value-type="float" office:value="4.2"/>
          <table:table-cell table:style-name="ce0" office:value-type="float" office:value="6.9"/>
          <table:table-cell table:style-name="ce0" office:value-type="float" office:value="7.2"/>
          <table:table-cell table:style-name="ce0" office:value-type="float" office:value="5.6"/>
          <table:table-cell table:style-name="ce0" office:value-type="float" office:value="7.4"/>
          <table:table-cell table:style-name="ce0" office:value-type="float" office:value="4.9"/>
          <table:table-cell table:style-name="ce0" office:value-type="float" office:value="5.7"/>
          <table:table-cell table:style-name="ce0" office:value-type="float" office:value="6.8"/>
          <table:table-cell table:style-name="ce0" office:value-type="float" office:value="7.1"/>
          <table:table-cell table:style-name="ce0" office:value-type="float" office:value="5.7"/>
          <table:table-cell table:style-name="ce0" office:value-type="float" office:value="9.4"/>
          <table:table-cell table:style-name="ce0" office:value-type="float" office:value="5.0"/>
          <table:table-cell table:style-name="ce0" office:value-type="float" office:value="3.1"/>
          <table:table-cell table:style-name="ce0" office:value-type="float" office:value="5.9"/>
          <table:table-cell table:style-name="ce0" office:value-type="float" office:value="6.2"/>
          <table:table-cell table:style-name="ce0" office:value-type="float" office:value="4.1"/>
          <table:table-cell table:style-name="ce0" office:value-type="float" office:value="6.0"/>
          <table:table-cell table:style-name="ce0" office:value-type="float" office:value="4.0"/>
          <table:table-cell table:style-name="ce0" office:value-type="float" office:value="3.3"/>
          <table:table-cell table:style-name="ce0" office:value-type="float" office:value="6.1"/>
          <table:table-cell table:style-name="ce0" office:value-type="float" office:value="6.4"/>
          <table:table-cell table:style-name="ce0" office:value-type="float" office:value="4.1"/>
          <table:table-cell table:style-name="ce0" office:value-type="float" office:value="7.6"/>
          <table:table-cell table:style-name="ce0" office:value-type="float" office:value="4.2"/>
          <table:table-cell table:style-name="ce0" office:value-type="float" office:value="2.8"/>
          <table:table-cell table:style-name="ce0" office:value-type="float" office:value="5.8"/>
          <table:table-cell table:style-name="ce0" office:value-type="float" office:value="6.1"/>
          <table:table-cell table:style-name="ce0" office:value-type="float" office:value="4.2"/>
          <table:table-cell table:style-name="ce0" office:value-type="float" office:value="4.3"/>
          <table:table-cell table:style-name="ce0" office:value-type="float" office:value="3.9"/>
          <table:table-cell table:style-name="ce0" office:value-type="float" office:value="3.5"/>
        </table:table-row>
        <table:table-row table:style-name="ro1">
          <table:table-cell table:style-name="ce0" office:value-type="string">
            <text:p>Mato Grosso do Sul</text:p>
          </table:table-cell>
          <table:table-cell table:style-name="ce0" office:value-type="float" office:value="9.4"/>
          <table:table-cell table:style-name="ce0" office:value-type="float" office:value="10.2"/>
          <table:table-cell table:style-name="ce0" office:value-type="float" office:value="8.9"/>
          <table:table-cell table:style-name="ce0" office:value-type="float" office:value="11.8"/>
          <table:table-cell table:style-name="ce0" office:value-type="float" office:value="9.0"/>
          <table:table-cell table:style-name="ce0" office:value-type="float" office:value="6.9"/>
          <table:table-cell table:style-name="ce0" office:value-type="float" office:value="9.1"/>
          <table:table-cell table:style-name="ce0" office:value-type="float" office:value="9.9"/>
          <table:table-cell table:style-name="ce0" office:value-type="float" office:value="8.6"/>
          <table:table-cell table:style-name="ce0" office:value-type="float" office:value="11.9"/>
          <table:table-cell table:style-name="ce0" office:value-type="float" office:value="8.7"/>
          <table:table-cell table:style-name="ce0" office:value-type="float" office:value="6.9"/>
          <table:table-cell table:style-name="ce0" office:value-type="float" office:value="9.8"/>
          <table:table-cell table:style-name="ce0" office:value-type="float" office:value="10.6"/>
          <table:table-cell table:style-name="ce0" office:value-type="float" office:value="9.1"/>
          <table:table-cell table:style-name="ce0" office:value-type="float" office:value="11.8"/>
          <table:table-cell table:style-name="ce0" office:value-type="float" office:value="9.3"/>
          <table:table-cell table:style-name="ce0" office:value-type="float" office:value="6.9"/>
          <table:table-cell table:style-name="ce0" office:value-type="float" office:value="5.9"/>
          <table:table-cell table:style-name="ce0" office:value-type="float" office:value="6.1"/>
          <table:table-cell table:style-name="ce0" office:value-type="float" office:value="5.9"/>
          <table:table-cell table:style-name="ce0" office:value-type="float" office:value="6.1"/>
          <table:table-cell table:style-name="ce0" office:value-type="float" office:value="5.9"/>
          <table:table-cell table:style-name="ce0" office:value-type="float" office:value="5.3"/>
          <table:table-cell table:style-name="ce0" office:value-type="float" office:value="5.8"/>
          <table:table-cell table:style-name="ce0" office:value-type="float" office:value="6.0"/>
          <table:table-cell table:style-name="ce0" office:value-type="float" office:value="5.8"/>
          <table:table-cell table:style-name="ce0" office:value-type="float" office:value="5.5"/>
          <table:table-cell table:style-name="ce0" office:value-type="float" office:value="5.8"/>
          <table:table-cell table:style-name="ce0" office:value-type="float" office:value="5.2"/>
          <table:table-cell table:style-name="ce0" office:value-type="float" office:value="6.0"/>
          <table:table-cell table:style-name="ce0" office:value-type="float" office:value="6.2"/>
          <table:table-cell table:style-name="ce0" office:value-type="float" office:value="6.0"/>
          <table:table-cell table:style-name="ce0" office:value-type="float" office:value="6.5"/>
          <table:table-cell table:style-name="ce0" office:value-type="float" office:value="6.0"/>
          <table:table-cell table:style-name="ce0" office:value-type="float" office:value="5.4"/>
          <table:table-cell table:style-name="ce0" office:value-type="float" office:value="9.0"/>
          <table:table-cell table:style-name="ce0" office:value-type="float" office:value="9.3"/>
          <table:table-cell table:style-name="ce0" office:value-type="float" office:value="8.7"/>
          <table:table-cell table:style-name="ce0" office:value-type="float" office:value="9.5"/>
          <table:table-cell table:style-name="ce0" office:value-type="float" office:value="8.9"/>
          <table:table-cell table:style-name="ce0" office:value-type="float" office:value="7.6"/>
          <table:table-cell table:style-name="ce0" office:value-type="float" office:value="8.8"/>
          <table:table-cell table:style-name="ce0" office:value-type="float" office:value="9.2"/>
          <table:table-cell table:style-name="ce0" office:value-type="float" office:value="8.3"/>
          <table:table-cell table:style-name="ce0" office:value-type="float" office:value="9.2"/>
          <table:table-cell table:style-name="ce0" office:value-type="float" office:value="8.7"/>
          <table:table-cell table:style-name="ce0" office:value-type="float" office:value="7.6"/>
          <table:table-cell table:style-name="ce0" office:value-type="float" office:value="9.1"/>
          <table:table-cell table:style-name="ce0" office:value-type="float" office:value="9.4"/>
          <table:table-cell table:style-name="ce0" office:value-type="float" office:value="9.1"/>
          <table:table-cell table:style-name="ce0" office:value-type="float" office:value="9.9"/>
          <table:table-cell table:style-name="ce0" office:value-type="float" office:value="9.0"/>
          <table:table-cell table:style-name="ce0" office:value-type="float" office:value="7.7"/>
          <table:table-cell table:style-name="ce0" office:value-type="float" office:value="11.2"/>
          <table:table-cell table:style-name="ce0" office:value-type="float" office:value="11.9"/>
          <table:table-cell table:style-name="ce0" office:value-type="float" office:value="11.0"/>
          <table:table-cell table:style-name="ce0" office:value-type="float" office:value="12.5"/>
          <table:table-cell table:style-name="ce0" office:value-type="float" office:value="10.9"/>
          <table:table-cell table:style-name="ce0" office:value-type="float" office:value="8.9"/>
          <table:table-cell table:style-name="ce0" office:value-type="float" office:value="10.8"/>
          <table:table-cell table:style-name="ce0" office:value-type="float" office:value="11.4"/>
          <table:table-cell table:style-name="ce0" office:value-type="float" office:value="10.5"/>
          <table:table-cell table:style-name="ce0" office:value-type="float" office:value="12.0"/>
          <table:table-cell table:style-name="ce0" office:value-type="float" office:value="10.6"/>
          <table:table-cell table:style-name="ce0" office:value-type="float" office:value="8.7"/>
          <table:table-cell table:style-name="ce0" office:value-type="float" office:value="11.6"/>
          <table:table-cell table:style-name="ce0" office:value-type="float" office:value="12.4"/>
          <table:table-cell table:style-name="ce0" office:value-type="float" office:value="11.5"/>
          <table:table-cell table:style-name="ce0" office:value-type="float" office:value="12.9"/>
          <table:table-cell table:style-name="ce0" office:value-type="float" office:value="11.3"/>
          <table:table-cell table:style-name="ce0" office:value-type="float" office:value="9.1"/>
          <table:table-cell table:style-name="ce0" office:value-type="float" office:value="10.6"/>
          <table:table-cell table:style-name="ce0" office:value-type="float" office:value="11.1"/>
          <table:table-cell table:style-name="ce0" office:value-type="float" office:value="10.5"/>
          <table:table-cell table:style-name="ce0" office:value-type="float" office:value="11.8"/>
          <table:table-cell table:style-name="ce0" office:value-type="float" office:value="10.4"/>
          <table:table-cell table:style-name="ce0" office:value-type="float" office:value="8.9"/>
          <table:table-cell table:style-name="ce0" office:value-type="float" office:value="10.3"/>
          <table:table-cell table:style-name="ce0" office:value-type="float" office:value="10.7"/>
          <table:table-cell table:style-name="ce0" office:value-type="float" office:value="10.3"/>
          <table:table-cell table:style-name="ce0" office:value-type="float" office:value="12.0"/>
          <table:table-cell table:style-name="ce0" office:value-type="float" office:value="10.2"/>
          <table:table-cell table:style-name="ce0" office:value-type="float" office:value="8.7"/>
          <table:table-cell table:style-name="ce0" office:value-type="float" office:value="10.9"/>
          <table:table-cell table:style-name="ce0" office:value-type="float" office:value="11.5"/>
          <table:table-cell table:style-name="ce0" office:value-type="float" office:value="10.9"/>
          <table:table-cell table:style-name="ce0" office:value-type="float" office:value="11.3"/>
          <table:table-cell table:style-name="ce0" office:value-type="float" office:value="10.7"/>
          <table:table-cell table:style-name="ce0" office:value-type="float" office:value="9.0"/>
          <table:table-cell table:style-name="ce0" office:value-type="float" office:value="11.4"/>
          <table:table-cell table:style-name="ce0" office:value-type="float" office:value="12.1"/>
          <table:table-cell table:style-name="ce0" office:value-type="float" office:value="11.1"/>
          <table:table-cell table:style-name="ce0" office:value-type="float" office:value="12.8"/>
          <table:table-cell table:style-name="ce0" office:value-type="float" office:value="11.1"/>
          <table:table-cell table:style-name="ce0" office:value-type="float" office:value="8.9"/>
          <table:table-cell table:style-name="ce0" office:value-type="float" office:value="10.9"/>
          <table:table-cell table:style-name="ce0" office:value-type="float" office:value="11.6"/>
          <table:table-cell table:style-name="ce0" office:value-type="float" office:value="10.6"/>
          <table:table-cell table:style-name="ce0" office:value-type="float" office:value="12.0"/>
          <table:table-cell table:style-name="ce0" office:value-type="float" office:value="10.7"/>
          <table:table-cell table:style-name="ce0" office:value-type="float" office:value="8.7"/>
          <table:table-cell table:style-name="ce0" office:value-type="float" office:value="11.9"/>
          <table:table-cell table:style-name="ce0" office:value-type="float" office:value="12.7"/>
          <table:table-cell table:style-name="ce0" office:value-type="float" office:value="11.7"/>
          <table:table-cell table:style-name="ce0" office:value-type="float" office:value="13.3"/>
          <table:table-cell table:style-name="ce0" office:value-type="float" office:value="11.5"/>
          <table:table-cell table:style-name="ce0" office:value-type="float" office:value="9.1"/>
          <table:table-cell table:style-name="ce0" office:value-type="float" office:value="9.5"/>
          <table:table-cell table:style-name="ce0" office:value-type="float" office:value="10.4"/>
          <table:table-cell table:style-name="ce0" office:value-type="float" office:value="8.7"/>
          <table:table-cell table:style-name="ce0" office:value-type="float" office:value="12.1"/>
          <table:table-cell table:style-name="ce0" office:value-type="float" office:value="8.9"/>
          <table:table-cell table:style-name="ce0" office:value-type="float" office:value="6.4"/>
          <table:table-cell table:style-name="ce0" office:value-type="float" office:value="9.2"/>
          <table:table-cell table:style-name="ce0" office:value-type="float" office:value="10.1"/>
          <table:table-cell table:style-name="ce0" office:value-type="float" office:value="8.5"/>
          <table:table-cell table:style-name="ce0" office:value-type="float" office:value="12.3"/>
          <table:table-cell table:style-name="ce0" office:value-type="float" office:value="8.6"/>
          <table:table-cell table:style-name="ce0" office:value-type="float" office:value="6.5"/>
          <table:table-cell table:style-name="ce0" office:value-type="float" office:value="9.8"/>
          <table:table-cell table:style-name="ce0" office:value-type="float" office:value="10.7"/>
          <table:table-cell table:style-name="ce0" office:value-type="float" office:value="9.0"/>
          <table:table-cell table:style-name="ce0" office:value-type="float" office:value="12.1"/>
          <table:table-cell table:style-name="ce0" office:value-type="float" office:value="9.2"/>
          <table:table-cell table:style-name="ce0" office:value-type="float" office:value="6.3"/>
          <table:table-cell table:style-name="ce0" office:value-type="float" office:value="10.2"/>
          <table:table-cell table:style-name="ce0" office:value-type="float" office:value="11.2"/>
          <table:table-cell table:style-name="ce0" office:value-type="float" office:value="9.5"/>
          <table:table-cell table:style-name="ce0" office:value-type="float" office:value="13.1"/>
          <table:table-cell table:style-name="ce0" office:value-type="float" office:value="9.5"/>
          <table:table-cell table:style-name="ce0" office:value-type="float" office:value="6.9"/>
          <table:table-cell table:style-name="ce0" office:value-type="float" office:value="9.7"/>
          <table:table-cell table:style-name="ce0" office:value-type="float" office:value="10.7"/>
          <table:table-cell table:style-name="ce0" office:value-type="float" office:value="9.1"/>
          <table:table-cell table:style-name="ce0" office:value-type="float" office:value="13.2"/>
          <table:table-cell table:style-name="ce0" office:value-type="float" office:value="9.1"/>
          <table:table-cell table:style-name="ce0" office:value-type="float" office:value="6.9"/>
          <table:table-cell table:style-name="ce0" office:value-type="float" office:value="10.6"/>
          <table:table-cell table:style-name="ce0" office:value-type="float" office:value="11.6"/>
          <table:table-cell table:style-name="ce0" office:value-type="float" office:value="9.9"/>
          <table:table-cell table:style-name="ce0" office:value-type="float" office:value="13.0"/>
          <table:table-cell table:style-name="ce0" office:value-type="float" office:value="9.9"/>
          <table:table-cell table:style-name="ce0" office:value-type="float" office:value="6.9"/>
          <table:table-cell table:style-name="ce0" office:value-type="float" office:value="11.7"/>
          <table:table-cell table:style-name="ce0" office:value-type="float" office:value="12.6"/>
          <table:table-cell table:style-name="ce0" office:value-type="float" office:value="11.3"/>
          <table:table-cell table:style-name="ce0" office:value-type="float" office:value="13.9"/>
          <table:table-cell table:style-name="ce0" office:value-type="float" office:value="11.2"/>
          <table:table-cell table:style-name="ce0" office:value-type="float" office:value="8.9"/>
          <table:table-cell table:style-name="ce0" office:value-type="float" office:value="11.2"/>
          <table:table-cell table:style-name="ce0" office:value-type="float" office:value="12.1"/>
          <table:table-cell table:style-name="ce0" office:value-type="float" office:value="11.0"/>
          <table:table-cell table:style-name="ce0" office:value-type="float" office:value="13.5"/>
          <table:table-cell table:style-name="ce0" office:value-type="float" office:value="10.7"/>
          <table:table-cell table:style-name="ce0" office:value-type="float" office:value="8.6"/>
          <table:table-cell table:style-name="ce0" office:value-type="float" office:value="12.1"/>
          <table:table-cell table:style-name="ce0" office:value-type="float" office:value="13.0"/>
          <table:table-cell table:style-name="ce0" office:value-type="float" office:value="11.8"/>
          <table:table-cell table:style-name="ce0" office:value-type="float" office:value="14.3"/>
          <table:table-cell table:style-name="ce0" office:value-type="float" office:value="11.6"/>
          <table:table-cell table:style-name="ce0" office:value-type="float" office:value="9.0"/>
          <table:table-cell table:style-name="ce0" office:value-type="float" office:value="11.5"/>
          <table:table-cell table:style-name="ce0" office:value-type="float" office:value="12.5"/>
          <table:table-cell table:style-name="ce0" office:value-type="float" office:value="11.0"/>
          <table:table-cell table:style-name="ce0" office:value-type="float" office:value="14.2"/>
          <table:table-cell table:style-name="ce0" office:value-type="float" office:value="11.0"/>
          <table:table-cell table:style-name="ce0" office:value-type="float" office:value="8.0"/>
          <table:table-cell table:style-name="ce0" office:value-type="float" office:value="11.1"/>
          <table:table-cell table:style-name="ce0" office:value-type="float" office:value="12.0"/>
          <table:table-cell table:style-name="ce0" office:value-type="float" office:value="10.6"/>
          <table:table-cell table:style-name="ce0" office:value-type="float" office:value="13.9"/>
          <table:table-cell table:style-name="ce0" office:value-type="float" office:value="10.6"/>
          <table:table-cell table:style-name="ce0" office:value-type="float" office:value="7.8"/>
          <table:table-cell table:style-name="ce0" office:value-type="float" office:value="12.0"/>
          <table:table-cell table:style-name="ce0" office:value-type="float" office:value="12.9"/>
          <table:table-cell table:style-name="ce0" office:value-type="float" office:value="11.6"/>
          <table:table-cell table:style-name="ce0" office:value-type="float" office:value="14.4"/>
          <table:table-cell table:style-name="ce0" office:value-type="float" office:value="11.4"/>
          <table:table-cell table:style-name="ce0" office:value-type="float" office:value="8.2"/>
          <table:table-cell table:style-name="ce0" office:value-type="float" office:value="11.2"/>
          <table:table-cell table:style-name="ce0" office:value-type="float" office:value="12.2"/>
          <table:table-cell table:style-name="ce0" office:value-type="float" office:value="10.9"/>
          <table:table-cell table:style-name="ce0" office:value-type="float" office:value="13.6"/>
          <table:table-cell table:style-name="ce0" office:value-type="float" office:value="10.5"/>
          <table:table-cell table:style-name="ce0" office:value-type="float" office:value="7.3"/>
          <table:table-cell table:style-name="ce0" office:value-type="float" office:value="10.7"/>
          <table:table-cell table:style-name="ce0" office:value-type="float" office:value="11.6"/>
          <table:table-cell table:style-name="ce0" office:value-type="float" office:value="10.6"/>
          <table:table-cell table:style-name="ce0" office:value-type="float" office:value="14.2"/>
          <table:table-cell table:style-name="ce0" office:value-type="float" office:value="10.0"/>
          <table:table-cell table:style-name="ce0" office:value-type="float" office:value="7.7"/>
          <table:table-cell table:style-name="ce0" office:value-type="float" office:value="11.6"/>
          <table:table-cell table:style-name="ce0" office:value-type="float" office:value="12.7"/>
          <table:table-cell table:style-name="ce0" office:value-type="float" office:value="11.3"/>
          <table:table-cell table:style-name="ce0" office:value-type="float" office:value="13.1"/>
          <table:table-cell table:style-name="ce0" office:value-type="float" office:value="11.0"/>
          <table:table-cell table:style-name="ce0" office:value-type="float" office:value="6.9"/>
          <table:table-cell table:style-name="ce0" office:value-type="float" office:value="10.5"/>
          <table:table-cell table:style-name="ce0" office:value-type="float" office:value="11.7"/>
          <table:table-cell table:style-name="ce0" office:value-type="float" office:value="9.7"/>
          <table:table-cell table:style-name="ce0" office:value-type="float" office:value="13.7"/>
          <table:table-cell table:style-name="ce0" office:value-type="float" office:value="9.8"/>
          <table:table-cell table:style-name="ce0" office:value-type="float" office:value="6.0"/>
          <table:table-cell table:style-name="ce0" office:value-type="float" office:value="10.0"/>
          <table:table-cell table:style-name="ce0" office:value-type="float" office:value="11.2"/>
          <table:table-cell table:style-name="ce0" office:value-type="float" office:value="9.2"/>
          <table:table-cell table:style-name="ce0" office:value-type="float" office:value="13.3"/>
          <table:table-cell table:style-name="ce0" office:value-type="float" office:value="9.2"/>
          <table:table-cell table:style-name="ce0" office:value-type="float" office:value="5.9"/>
          <table:table-cell table:style-name="ce0" office:value-type="float" office:value="11.1"/>
          <table:table-cell table:style-name="ce0" office:value-type="float" office:value="12.2"/>
          <table:table-cell table:style-name="ce0" office:value-type="float" office:value="10.4"/>
          <table:table-cell table:style-name="ce0" office:value-type="float" office:value="14.1"/>
          <table:table-cell table:style-name="ce0" office:value-type="float" office:value="10.3"/>
          <table:table-cell table:style-name="ce0" office:value-type="float" office:value="6.1"/>
          <table:table-cell table:style-name="ce0" office:value-type="float" office:value="9.6"/>
          <table:table-cell table:style-name="ce0" office:value-type="float" office:value="10.7"/>
          <table:table-cell table:style-name="ce0" office:value-type="float" office:value="8.5"/>
          <table:table-cell table:style-name="ce0" office:value-type="float" office:value="13.0"/>
          <table:table-cell table:style-name="ce0" office:value-type="float" office:value="9.0"/>
          <table:table-cell table:style-name="ce0" office:value-type="float" office:value="5.7"/>
          <table:table-cell table:style-name="ce0" office:value-type="float" office:value="9.1"/>
          <table:table-cell table:style-name="ce0" office:value-type="float" office:value="10.2"/>
          <table:table-cell table:style-name="ce0" office:value-type="float" office:value="7.8"/>
          <table:table-cell table:style-name="ce0" office:value-type="float" office:value="13.7"/>
          <table:table-cell table:style-name="ce0" office:value-type="float" office:value="8.6"/>
          <table:table-cell table:style-name="ce0" office:value-type="float" office:value="5.5"/>
          <table:table-cell table:style-name="ce0" office:value-type="float" office:value="10.1"/>
          <table:table-cell table:style-name="ce0" office:value-type="float" office:value="11.2"/>
          <table:table-cell table:style-name="ce0" office:value-type="float" office:value="9.3"/>
          <table:table-cell table:style-name="ce0" office:value-type="float" office:value="12.2"/>
          <table:table-cell table:style-name="ce0" office:value-type="float" office:value="9.4"/>
          <table:table-cell table:style-name="ce0" office:value-type="float" office:value="5.8"/>
          <table:table-cell table:style-name="ce0" office:value-type="float" office:value="9.0"/>
          <table:table-cell table:style-name="ce0" office:value-type="float" office:value="10.0"/>
          <table:table-cell table:style-name="ce0" office:value-type="float" office:value="8.0"/>
          <table:table-cell table:style-name="ce0" office:value-type="float" office:value="11.8"/>
          <table:table-cell table:style-name="ce0" office:value-type="float" office:value="8.2"/>
          <table:table-cell table:style-name="ce0" office:value-type="float" office:value="5.2"/>
          <table:table-cell table:style-name="ce0" office:value-type="float" office:value="8.4"/>
          <table:table-cell table:style-name="ce0" office:value-type="float" office:value="9.4"/>
          <table:table-cell table:style-name="ce0" office:value-type="float" office:value="7.8"/>
          <table:table-cell table:style-name="ce0" office:value-type="float" office:value="10.8"/>
          <table:table-cell table:style-name="ce0" office:value-type="float" office:value="7.8"/>
          <table:table-cell table:style-name="ce0" office:value-type="float" office:value="5.5"/>
          <table:table-cell table:style-name="ce0" office:value-type="float" office:value="9.4"/>
          <table:table-cell table:style-name="ce0" office:value-type="float" office:value="10.6"/>
          <table:table-cell table:style-name="ce0" office:value-type="float" office:value="8.2"/>
          <table:table-cell table:style-name="ce0" office:value-type="float" office:value="12.9"/>
          <table:table-cell table:style-name="ce0" office:value-type="float" office:value="8.7"/>
          <table:table-cell table:style-name="ce0" office:value-type="float" office:value="5.0"/>
          <table:table-cell table:style-name="ce0" office:value-type="float" office:value="8.3"/>
          <table:table-cell table:style-name="ce0" office:value-type="float" office:value="9.3"/>
          <table:table-cell table:style-name="ce0" office:value-type="float" office:value="7.3"/>
          <table:table-cell table:style-name="ce0" office:value-type="float" office:value="12.1"/>
          <table:table-cell table:style-name="ce0" office:value-type="float" office:value="7.5"/>
          <table:table-cell table:style-name="ce0" office:value-type="float" office:value="4.2"/>
          <table:table-cell table:style-name="ce0" office:value-type="float" office:value="7.9"/>
          <table:table-cell table:style-name="ce0" office:value-type="float" office:value="8.9"/>
          <table:table-cell table:style-name="ce0" office:value-type="float" office:value="6.9"/>
          <table:table-cell table:style-name="ce0" office:value-type="float" office:value="12.8"/>
          <table:table-cell table:style-name="ce0" office:value-type="float" office:value="7.3"/>
          <table:table-cell table:style-name="ce0" office:value-type="float" office:value="4.5"/>
          <table:table-cell table:style-name="ce0" office:value-type="float" office:value="8.6"/>
          <table:table-cell table:style-name="ce0" office:value-type="float" office:value="9.7"/>
          <table:table-cell table:style-name="ce0" office:value-type="float" office:value="7.7"/>
          <table:table-cell table:style-name="ce0" office:value-type="float" office:value="11.5"/>
          <table:table-cell table:style-name="ce0" office:value-type="float" office:value="7.8"/>
          <table:table-cell table:style-name="ce0" office:value-type="float" office:value="3.8"/>
          <table:table-cell table:style-name="ce0" office:value-type="float" office:value="7.7"/>
          <table:table-cell table:style-name="ce0" office:value-type="float" office:value="8.9"/>
          <table:table-cell table:style-name="ce0" office:value-type="float" office:value="6.6"/>
          <table:table-cell table:style-name="ce0" office:value-type="float" office:value="12.1"/>
          <table:table-cell table:style-name="ce0" office:value-type="float" office:value="6.7"/>
          <table:table-cell table:style-name="ce0" office:value-type="float" office:value="4.2"/>
          <table:table-cell table:style-name="ce0" office:value-type="float" office:value="7.5"/>
          <table:table-cell table:style-name="ce0" office:value-type="float" office:value="8.6"/>
          <table:table-cell table:style-name="ce0" office:value-type="float" office:value="6.4"/>
          <table:table-cell table:style-name="ce0" office:value-type="float" office:value="12.8"/>
          <table:table-cell table:style-name="ce0" office:value-type="float" office:value="6.6"/>
          <table:table-cell table:style-name="ce0" office:value-type="float" office:value="4.5"/>
          <table:table-cell table:style-name="ce0" office:value-type="float" office:value="7.8"/>
          <table:table-cell table:style-name="ce0" office:value-type="float" office:value="9.1"/>
          <table:table-cell table:style-name="ce0" office:value-type="float" office:value="6.8"/>
          <table:table-cell table:style-name="ce0" office:value-type="float" office:value="11.5"/>
          <table:table-cell table:style-name="ce0" office:value-type="float" office:value="6.7"/>
          <table:table-cell table:style-name="ce0" office:value-type="float" office:value="3.9"/>
          <table:table-cell table:style-name="ce0" office:value-type="float" office:value="5.9"/>
          <table:table-cell table:style-name="ce0" office:value-type="float" office:value="6.9"/>
          <table:table-cell table:style-name="ce0" office:value-type="float" office:value="4.0"/>
          <table:table-cell table:style-name="ce0" office:value-type="float" office:value="9.7"/>
          <table:table-cell table:style-name="ce0" office:value-type="float" office:value="5.0"/>
          <table:table-cell table:style-name="ce0" office:value-type="float" office:value="2.4"/>
          <table:table-cell table:style-name="ce0" office:value-type="float" office:value="6.0"/>
          <table:table-cell table:style-name="ce0" office:value-type="float" office:value="7.0"/>
          <table:table-cell table:style-name="ce0" office:value-type="float" office:value="4.1"/>
          <table:table-cell table:style-name="ce0" office:value-type="float" office:value="9.9"/>
          <table:table-cell table:style-name="ce0" office:value-type="float" office:value="5.0"/>
          <table:table-cell table:style-name="ce0" office:value-type="float" office:value="2.9"/>
          <table:table-cell table:style-name="ce0" office:value-type="float" office:value="5.9"/>
          <table:table-cell table:style-name="ce0" office:value-type="float" office:value="6.8"/>
          <table:table-cell table:style-name="ce0" office:value-type="float" office:value="4.0"/>
          <table:table-cell table:style-name="ce0" office:value-type="float" office:value="9.5"/>
          <table:table-cell table:style-name="ce0" office:value-type="float" office:value="5.0"/>
          <table:table-cell table:style-name="ce0" office:value-type="float" office:value="2.1"/>
          <table:table-cell table:style-name="ce0" office:value-type="float" office:value="7.1"/>
          <table:table-cell table:style-name="ce0" office:value-type="float" office:value="8.1"/>
          <table:table-cell table:style-name="ce0" office:value-type="float" office:value="4.9"/>
          <table:table-cell table:style-name="ce0" office:value-type="float" office:value="12.7"/>
          <table:table-cell table:style-name="ce0" office:value-type="float" office:value="6.1"/>
          <table:table-cell table:style-name="ce0" office:value-type="float" office:value="3.6"/>
          <table:table-cell table:style-name="ce0" office:value-type="float" office:value="7.0"/>
          <table:table-cell table:style-name="ce0" office:value-type="float" office:value="8.1"/>
          <table:table-cell table:style-name="ce0" office:value-type="float" office:value="4.8"/>
          <table:table-cell table:style-name="ce0" office:value-type="float" office:value="13.5"/>
          <table:table-cell table:style-name="ce0" office:value-type="float" office:value="6.1"/>
          <table:table-cell table:style-name="ce0" office:value-type="float" office:value="4.4"/>
          <table:table-cell table:style-name="ce0" office:value-type="float" office:value="7.1"/>
          <table:table-cell table:style-name="ce0" office:value-type="float" office:value="8.2"/>
          <table:table-cell table:style-name="ce0" office:value-type="float" office:value="5.0"/>
          <table:table-cell table:style-name="ce0" office:value-type="float" office:value="12.1"/>
          <table:table-cell table:style-name="ce0" office:value-type="float" office:value="6.2"/>
          <table:table-cell table:style-name="ce0" office:value-type="float" office:value="2.9"/>
          <table:table-cell table:style-name="ce0" office:value-type="float" office:value="6.1"/>
          <table:table-cell table:style-name="ce0" office:value-type="float" office:value="7.2"/>
          <table:table-cell table:style-name="ce0" office:value-type="float" office:value="4.3"/>
          <table:table-cell table:style-name="ce0" office:value-type="float" office:value="9.7"/>
          <table:table-cell table:style-name="ce0" office:value-type="float" office:value="5.0"/>
          <table:table-cell table:style-name="ce0" office:value-type="float" office:value="2.7"/>
          <table:table-cell table:style-name="ce0" office:value-type="float" office:value="6.0"/>
          <table:table-cell table:style-name="ce0" office:value-type="float" office:value="7.2"/>
          <table:table-cell table:style-name="ce0" office:value-type="float" office:value="4.5"/>
          <table:table-cell table:style-name="ce0" office:value-type="float" office:value="9.1"/>
          <table:table-cell table:style-name="ce0" office:value-type="float" office:value="5.0"/>
          <table:table-cell table:style-name="ce0" office:value-type="float" office:value="2.5"/>
          <table:table-cell table:style-name="ce0" office:value-type="float" office:value="6.1"/>
          <table:table-cell table:style-name="ce0" office:value-type="float" office:value="7.3"/>
          <table:table-cell table:style-name="ce0" office:value-type="float" office:value="4.1"/>
          <table:table-cell table:style-name="ce0" office:value-type="float" office:value="10.3"/>
          <table:table-cell table:style-name="ce0" office:value-type="float" office:value="4.9"/>
          <table:table-cell table:style-name="ce0" office:value-type="float" office:value="2.8"/>
          <table:table-cell table:style-name="ce0" office:value-type="float" office:value="5.1"/>
          <table:table-cell table:style-name="ce0" office:value-type="float" office:value="6.1"/>
          <table:table-cell table:style-name="ce0" office:value-type="float" office:value="3.4"/>
          <table:table-cell table:style-name="ce0" office:value-type="float" office:value="9.0"/>
          <table:table-cell table:style-name="ce0" office:value-type="float" office:value="4.2"/>
          <table:table-cell table:style-name="ce0" office:value-type="float" office:value="1.9"/>
          <table:table-cell table:style-name="ce0" office:value-type="float" office:value="5.4"/>
          <table:table-cell table:style-name="ce0" office:value-type="float" office:value="6.5"/>
          <table:table-cell table:style-name="ce0" office:value-type="float" office:value="2.8"/>
          <table:table-cell table:style-name="ce0" office:value-type="float" office:value="9.9"/>
          <table:table-cell table:style-name="ce0" office:value-type="float" office:value="4.3"/>
          <table:table-cell table:style-name="ce0" office:value-type="float" office:value="3.1"/>
          <table:table-cell table:style-name="ce0" office:value-type="float" office:value="5.0"/>
          <table:table-cell table:style-name="ce0" office:value-type="float" office:value="5.8"/>
          <table:table-cell table:style-name="ce0" office:value-type="float" office:value="3.9"/>
          <table:table-cell table:style-name="ce0" office:value-type="float" office:value="7.6"/>
          <table:table-cell table:style-name="ce0" office:value-type="float" office:value="4.1"/>
          <table:table-cell table:style-name="ce0" office:value-type="float" office:value="1.3"/>
          <table:table-cell table:style-name="ce0" office:value-type="float" office:value="4.2"/>
          <table:table-cell table:style-name="ce0" office:value-type="float" office:value="5.1"/>
          <table:table-cell table:style-name="ce0" office:value-type="float" office:value="2.8"/>
          <table:table-cell table:style-name="ce0" office:value-type="float" office:value="6.7"/>
          <table:table-cell table:style-name="ce0" office:value-type="float" office:value="3.2"/>
          <table:table-cell table:style-name="ce0" office:value-type="float" office:value="1.2"/>
          <table:table-cell table:style-name="ce0" office:value-type="float" office:value="4.2"/>
          <table:table-cell table:style-name="ce0" office:value-type="float" office:value="5.2"/>
          <table:table-cell table:style-name="ce0" office:value-type="float" office:value="3.4"/>
          <table:table-cell table:style-name="ce0" office:value-type="float" office:value="6.0"/>
          <table:table-cell table:style-name="ce0" office:value-type="float" office:value="3.2"/>
          <table:table-cell table:style-name="ce0" office:value-type="float" office:value="1.2"/>
          <table:table-cell table:style-name="ce0" office:value-type="float" office:value="4.1"/>
          <table:table-cell table:style-name="ce0" office:value-type="float" office:value="5.0"/>
          <table:table-cell table:style-name="ce0" office:value-type="float" office:value="2.3"/>
          <table:table-cell table:style-name="ce0" office:value-type="float" office:value="7.3"/>
          <table:table-cell table:style-name="ce0" office:value-type="float" office:value="3.3"/>
          <table:table-cell table:style-name="ce0" office:value-type="float" office:value="1.1"/>
        </table:table-row>
        <table:table-row table:style-name="ro1">
          <table:table-cell table:style-name="ce0" office:value-type="string">
            <text:p>Mato Grosso</text:p>
          </table:table-cell>
          <table:table-cell table:style-name="ce0" office:value-type="float" office:value="9.4"/>
          <table:table-cell table:style-name="ce0" office:value-type="float" office:value="10.1"/>
          <table:table-cell table:style-name="ce0" office:value-type="float" office:value="8.9"/>
          <table:table-cell table:style-name="ce0" office:value-type="float" office:value="11.4"/>
          <table:table-cell table:style-name="ce0" office:value-type="float" office:value="9.2"/>
          <table:table-cell table:style-name="ce0" office:value-type="float" office:value="7.6"/>
          <table:table-cell table:style-name="ce0" office:value-type="float" office:value="9.0"/>
          <table:table-cell table:style-name="ce0" office:value-type="float" office:value="9.7"/>
          <table:table-cell table:style-name="ce0" office:value-type="float" office:value="8.4"/>
          <table:table-cell table:style-name="ce0" office:value-type="float" office:value="11.3"/>
          <table:table-cell table:style-name="ce0" office:value-type="float" office:value="8.7"/>
          <table:table-cell table:style-name="ce0" office:value-type="float" office:value="8.1"/>
          <table:table-cell table:style-name="ce0" office:value-type="float" office:value="9.9"/>
          <table:table-cell table:style-name="ce0" office:value-type="float" office:value="10.5"/>
          <table:table-cell table:style-name="ce0" office:value-type="float" office:value="9.5"/>
          <table:table-cell table:style-name="ce0" office:value-type="float" office:value="11.5"/>
          <table:table-cell table:style-name="ce0" office:value-type="float" office:value="9.6"/>
          <table:table-cell table:style-name="ce0" office:value-type="float" office:value="7.0"/>
          <table:table-cell table:style-name="ce0" office:value-type="float" office:value="6.0"/>
          <table:table-cell table:style-name="ce0" office:value-type="float" office:value="6.1"/>
          <table:table-cell table:style-name="ce0" office:value-type="float" office:value="6.0"/>
          <table:table-cell table:style-name="ce0" office:value-type="float" office:value="6.0"/>
          <table:table-cell table:style-name="ce0" office:value-type="float" office:value="6.1"/>
          <table:table-cell table:style-name="ce0" office:value-type="float" office:value="5.0"/>
          <table:table-cell table:style-name="ce0" office:value-type="float" office:value="6.0"/>
          <table:table-cell table:style-name="ce0" office:value-type="float" office:value="6.1"/>
          <table:table-cell table:style-name="ce0" office:value-type="float" office:value="6.0"/>
          <table:table-cell table:style-name="ce0" office:value-type="float" office:value="5.9"/>
          <table:table-cell table:style-name="ce0" office:value-type="float" office:value="6.0"/>
          <table:table-cell table:style-name="ce0" office:value-type="float" office:value="5.1"/>
          <table:table-cell table:style-name="ce0" office:value-type="float" office:value="6.1"/>
          <table:table-cell table:style-name="ce0" office:value-type="float" office:value="6.1"/>
          <table:table-cell table:style-name="ce0" office:value-type="float" office:value="6.0"/>
          <table:table-cell table:style-name="ce0" office:value-type="float" office:value="6.0"/>
          <table:table-cell table:style-name="ce0" office:value-type="float" office:value="6.1"/>
          <table:table-cell table:style-name="ce0" office:value-type="float" office:value="5.0"/>
          <table:table-cell table:style-name="ce0" office:value-type="float" office:value="9.0"/>
          <table:table-cell table:style-name="ce0" office:value-type="float" office:value="9.2"/>
          <table:table-cell table:style-name="ce0" office:value-type="float" office:value="8.8"/>
          <table:table-cell table:style-name="ce0" office:value-type="float" office:value="9.6"/>
          <table:table-cell table:style-name="ce0" office:value-type="float" office:value="9.0"/>
          <table:table-cell table:style-name="ce0" office:value-type="float" office:value="7.7"/>
          <table:table-cell table:style-name="ce0" office:value-type="float" office:value="8.9"/>
          <table:table-cell table:style-name="ce0" office:value-type="float" office:value="9.0"/>
          <table:table-cell table:style-name="ce0" office:value-type="float" office:value="8.7"/>
          <table:table-cell table:style-name="ce0" office:value-type="float" office:value="10.2"/>
          <table:table-cell table:style-name="ce0" office:value-type="float" office:value="8.9"/>
          <table:table-cell table:style-name="ce0" office:value-type="float" office:value="7.9"/>
          <table:table-cell table:style-name="ce0" office:value-type="float" office:value="9.2"/>
          <table:table-cell table:style-name="ce0" office:value-type="float" office:value="9.4"/>
          <table:table-cell table:style-name="ce0" office:value-type="float" office:value="9.0"/>
          <table:table-cell table:style-name="ce0" office:value-type="float" office:value="9.1"/>
          <table:table-cell table:style-name="ce0" office:value-type="float" office:value="9.2"/>
          <table:table-cell table:style-name="ce0" office:value-type="float" office:value="7.6"/>
          <table:table-cell table:style-name="ce0" office:value-type="float" office:value="11.3"/>
          <table:table-cell table:style-name="ce0" office:value-type="float" office:value="11.9"/>
          <table:table-cell table:style-name="ce0" office:value-type="float" office:value="11.1"/>
          <table:table-cell table:style-name="ce0" office:value-type="float" office:value="11.8"/>
          <table:table-cell table:style-name="ce0" office:value-type="float" office:value="11.2"/>
          <table:table-cell table:style-name="ce0" office:value-type="float" office:value="9.7"/>
          <table:table-cell table:style-name="ce0" office:value-type="float" office:value="11.0"/>
          <table:table-cell table:style-name="ce0" office:value-type="float" office:value="11.5"/>
          <table:table-cell table:style-name="ce0" office:value-type="float" office:value="10.7"/>
          <table:table-cell table:style-name="ce0" office:value-type="float" office:value="10.8"/>
          <table:table-cell table:style-name="ce0" office:value-type="float" office:value="10.8"/>
          <table:table-cell table:style-name="ce0" office:value-type="float" office:value="10.1"/>
          <table:table-cell table:style-name="ce0" office:value-type="float" office:value="11.7"/>
          <table:table-cell table:style-name="ce0" office:value-type="float" office:value="12.3"/>
          <table:table-cell table:style-name="ce0" office:value-type="float" office:value="11.4"/>
          <table:table-cell table:style-name="ce0" office:value-type="float" office:value="12.6"/>
          <table:table-cell table:style-name="ce0" office:value-type="float" office:value="11.5"/>
          <table:table-cell table:style-name="ce0" office:value-type="float" office:value="9.3"/>
          <table:table-cell table:style-name="ce0" office:value-type="float" office:value="10.9"/>
          <table:table-cell table:style-name="ce0" office:value-type="float" office:value="11.2"/>
          <table:table-cell table:style-name="ce0" office:value-type="float" office:value="10.7"/>
          <table:table-cell table:style-name="ce0" office:value-type="float" office:value="12.1"/>
          <table:table-cell table:style-name="ce0" office:value-type="float" office:value="10.8"/>
          <table:table-cell table:style-name="ce0" office:value-type="float" office:value="9.3"/>
          <table:table-cell table:style-name="ce0" office:value-type="float" office:value="10.7"/>
          <table:table-cell table:style-name="ce0" office:value-type="float" office:value="10.9"/>
          <table:table-cell table:style-name="ce0" office:value-type="float" office:value="10.5"/>
          <table:table-cell table:style-name="ce0" office:value-type="float" office:value="11.6"/>
          <table:table-cell table:style-name="ce0" office:value-type="float" office:value="10.6"/>
          <table:table-cell table:style-name="ce0" office:value-type="float" office:value="9.6"/>
          <table:table-cell table:style-name="ce0" office:value-type="float" office:value="11.1"/>
          <table:table-cell table:style-name="ce0" office:value-type="float" office:value="11.4"/>
          <table:table-cell table:style-name="ce0" office:value-type="float" office:value="10.9"/>
          <table:table-cell table:style-name="ce0" office:value-type="float" office:value="12.5"/>
          <table:table-cell table:style-name="ce0" office:value-type="float" office:value="11.0"/>
          <table:table-cell table:style-name="ce0" office:value-type="float" office:value="8.9"/>
          <table:table-cell table:style-name="ce0" office:value-type="float" office:value="11.5"/>
          <table:table-cell table:style-name="ce0" office:value-type="float" office:value="12.2"/>
          <table:table-cell table:style-name="ce0" office:value-type="float" office:value="11.2"/>
          <table:table-cell table:style-name="ce0" office:value-type="float" office:value="11.7"/>
          <table:table-cell table:style-name="ce0" office:value-type="float" office:value="11.3"/>
          <table:table-cell table:style-name="ce0" office:value-type="float" office:value="9.9"/>
          <table:table-cell table:style-name="ce0" office:value-type="float" office:value="11.1"/>
          <table:table-cell table:style-name="ce0" office:value-type="float" office:value="11.7"/>
          <table:table-cell table:style-name="ce0" office:value-type="float" office:value="10.8"/>
          <table:table-cell table:style-name="ce0" office:value-type="float" office:value="10.6"/>
          <table:table-cell table:style-name="ce0" office:value-type="float" office:value="10.9"/>
          <table:table-cell table:style-name="ce0" office:value-type="float" office:value="10.3"/>
          <table:table-cell table:style-name="ce0" office:value-type="float" office:value="11.9"/>
          <table:table-cell table:style-name="ce0" office:value-type="float" office:value="12.6"/>
          <table:table-cell table:style-name="ce0" office:value-type="float" office:value="11.6"/>
          <table:table-cell table:style-name="ce0" office:value-type="float" office:value="12.6"/>
          <table:table-cell table:style-name="ce0" office:value-type="float" office:value="11.7"/>
          <table:table-cell table:style-name="ce0" office:value-type="float" office:value="9.5"/>
          <table:table-cell table:style-name="ce0" office:value-type="float" office:value="9.4"/>
          <table:table-cell table:style-name="ce0" office:value-type="float" office:value="10.2"/>
          <table:table-cell table:style-name="ce0" office:value-type="float" office:value="8.7"/>
          <table:table-cell table:style-name="ce0" office:value-type="float" office:value="11.7"/>
          <table:table-cell table:style-name="ce0" office:value-type="float" office:value="9.1"/>
          <table:table-cell table:style-name="ce0" office:value-type="float" office:value="7.5"/>
          <table:table-cell table:style-name="ce0" office:value-type="float" office:value="8.9"/>
          <table:table-cell table:style-name="ce0" office:value-type="float" office:value="9.8"/>
          <table:table-cell table:style-name="ce0" office:value-type="float" office:value="8.2"/>
          <table:table-cell table:style-name="ce0" office:value-type="float" office:value="11.6"/>
          <table:table-cell table:style-name="ce0" office:value-type="float" office:value="8.6"/>
          <table:table-cell table:style-name="ce0" office:value-type="float" office:value="8.3"/>
          <table:table-cell table:style-name="ce0" office:value-type="float" office:value="9.9"/>
          <table:table-cell table:style-name="ce0" office:value-type="float" office:value="10.7"/>
          <table:table-cell table:style-name="ce0" office:value-type="float" office:value="9.4"/>
          <table:table-cell table:style-name="ce0" office:value-type="float" office:value="11.8"/>
          <table:table-cell table:style-name="ce0" office:value-type="float" office:value="9.6"/>
          <table:table-cell table:style-name="ce0" office:value-type="float" office:value="6.6"/>
          <table:table-cell table:style-name="ce0" office:value-type="float" office:value="10.0"/>
          <table:table-cell table:style-name="ce0" office:value-type="float" office:value="10.9"/>
          <table:table-cell table:style-name="ce0" office:value-type="float" office:value="9.4"/>
          <table:table-cell table:style-name="ce0" office:value-type="float" office:value="12.3"/>
          <table:table-cell table:style-name="ce0" office:value-type="float" office:value="9.6"/>
          <table:table-cell table:style-name="ce0" office:value-type="float" office:value="8.1"/>
          <table:table-cell table:style-name="ce0" office:value-type="float" office:value="9.5"/>
          <table:table-cell table:style-name="ce0" office:value-type="float" office:value="10.4"/>
          <table:table-cell table:style-name="ce0" office:value-type="float" office:value="8.8"/>
          <table:table-cell table:style-name="ce0" office:value-type="float" office:value="12.2"/>
          <table:table-cell table:style-name="ce0" office:value-type="float" office:value="9.1"/>
          <table:table-cell table:style-name="ce0" office:value-type="float" office:value="9.0"/>
          <table:table-cell table:style-name="ce0" office:value-type="float" office:value="10.6"/>
          <table:table-cell table:style-name="ce0" office:value-type="float" office:value="11.5"/>
          <table:table-cell table:style-name="ce0" office:value-type="float" office:value="10.1"/>
          <table:table-cell table:style-name="ce0" office:value-type="float" office:value="12.4"/>
          <table:table-cell table:style-name="ce0" office:value-type="float" office:value="10.2"/>
          <table:table-cell table:style-name="ce0" office:value-type="float" office:value="7.1"/>
          <table:table-cell table:style-name="ce0" office:value-type="float" office:value="11.7"/>
          <table:table-cell table:style-name="ce0" office:value-type="float" office:value="12.6"/>
          <table:table-cell table:style-name="ce0" office:value-type="float" office:value="11.3"/>
          <table:table-cell table:style-name="ce0" office:value-type="float" office:value="13.1"/>
          <table:table-cell table:style-name="ce0" office:value-type="float" office:value="11.4"/>
          <table:table-cell table:style-name="ce0" office:value-type="float" office:value="9.8"/>
          <table:table-cell table:style-name="ce0" office:value-type="float" office:value="11.2"/>
          <table:table-cell table:style-name="ce0" office:value-type="float" office:value="12.1"/>
          <table:table-cell table:style-name="ce0" office:value-type="float" office:value="10.8"/>
          <table:table-cell table:style-name="ce0" office:value-type="float" office:value="13.2"/>
          <table:table-cell table:style-name="ce0" office:value-type="float" office:value="10.9"/>
          <table:table-cell table:style-name="ce0" office:value-type="float" office:value="10.4"/>
          <table:table-cell table:style-name="ce0" office:value-type="float" office:value="12.2"/>
          <table:table-cell table:style-name="ce0" office:value-type="float" office:value="13.1"/>
          <table:table-cell table:style-name="ce0" office:value-type="float" office:value="11.8"/>
          <table:table-cell table:style-name="ce0" office:value-type="float" office:value="12.9"/>
          <table:table-cell table:style-name="ce0" office:value-type="float" office:value="11.8"/>
          <table:table-cell table:style-name="ce0" office:value-type="float" office:value="9.1"/>
          <table:table-cell table:style-name="ce0" office:value-type="float" office:value="11.5"/>
          <table:table-cell table:style-name="ce0" office:value-type="float" office:value="12.5"/>
          <table:table-cell table:style-name="ce0" office:value-type="float" office:value="11.1"/>
          <table:table-cell table:style-name="ce0" office:value-type="float" office:value="12.6"/>
          <table:table-cell table:style-name="ce0" office:value-type="float" office:value="11.1"/>
          <table:table-cell table:style-name="ce0" office:value-type="float" office:value="9.4"/>
          <table:table-cell table:style-name="ce0" office:value-type="float" office:value="11.0"/>
          <table:table-cell table:style-name="ce0" office:value-type="float" office:value="11.9"/>
          <table:table-cell table:style-name="ce0" office:value-type="float" office:value="10.5"/>
          <table:table-cell table:style-name="ce0" office:value-type="float" office:value="12.0"/>
          <table:table-cell table:style-name="ce0" office:value-type="float" office:value="10.5"/>
          <table:table-cell table:style-name="ce0" office:value-type="float" office:value="10.7"/>
          <table:table-cell table:style-name="ce0" office:value-type="float" office:value="12.1"/>
          <table:table-cell table:style-name="ce0" office:value-type="float" office:value="13.1"/>
          <table:table-cell table:style-name="ce0" office:value-type="float" office:value="11.9"/>
          <table:table-cell table:style-name="ce0" office:value-type="float" office:value="13.1"/>
          <table:table-cell table:style-name="ce0" office:value-type="float" office:value="11.6"/>
          <table:table-cell table:style-name="ce0" office:value-type="float" office:value="8.0"/>
          <table:table-cell table:style-name="ce0" office:value-type="float" office:value="11.1"/>
          <table:table-cell table:style-name="ce0" office:value-type="float" office:value="12.1"/>
          <table:table-cell table:style-name="ce0" office:value-type="float" office:value="10.4"/>
          <table:table-cell table:style-name="ce0" office:value-type="float" office:value="13.5"/>
          <table:table-cell table:style-name="ce0" office:value-type="float" office:value="10.6"/>
          <table:table-cell table:style-name="ce0" office:value-type="float" office:value="8.2"/>
          <table:table-cell table:style-name="ce0" office:value-type="float" office:value="10.5"/>
          <table:table-cell table:style-name="ce0" office:value-type="float" office:value="11.6"/>
          <table:table-cell table:style-name="ce0" office:value-type="float" office:value="9.9"/>
          <table:table-cell table:style-name="ce0" office:value-type="float" office:value="13.6"/>
          <table:table-cell table:style-name="ce0" office:value-type="float" office:value="10.0"/>
          <table:table-cell table:style-name="ce0" office:value-type="float" office:value="9.1"/>
          <table:table-cell table:style-name="ce0" office:value-type="float" office:value="11.6"/>
          <table:table-cell table:style-name="ce0" office:value-type="float" office:value="12.6"/>
          <table:table-cell table:style-name="ce0" office:value-type="float" office:value="11.1"/>
          <table:table-cell table:style-name="ce0" office:value-type="float" office:value="13.3"/>
          <table:table-cell table:style-name="ce0" office:value-type="float" office:value="11.2"/>
          <table:table-cell table:style-name="ce0" office:value-type="float" office:value="7.3"/>
          <table:table-cell table:style-name="ce0" office:value-type="float" office:value="10.3"/>
          <table:table-cell table:style-name="ce0" office:value-type="float" office:value="11.3"/>
          <table:table-cell table:style-name="ce0" office:value-type="float" office:value="9.7"/>
          <table:table-cell table:style-name="ce0" office:value-type="float" office:value="12.8"/>
          <table:table-cell table:style-name="ce0" office:value-type="float" office:value="9.8"/>
          <table:table-cell table:style-name="ce0" office:value-type="float" office:value="7.5"/>
          <table:table-cell table:style-name="ce0" office:value-type="float" office:value="9.6"/>
          <table:table-cell table:style-name="ce0" office:value-type="float" office:value="10.7"/>
          <table:table-cell table:style-name="ce0" office:value-type="float" office:value="9.0"/>
          <table:table-cell table:style-name="ce0" office:value-type="float" office:value="12.0"/>
          <table:table-cell table:style-name="ce0" office:value-type="float" office:value="9.1"/>
          <table:table-cell table:style-name="ce0" office:value-type="float" office:value="8.9"/>
          <table:table-cell table:style-name="ce0" office:value-type="float" office:value="11.0"/>
          <table:table-cell table:style-name="ce0" office:value-type="float" office:value="12.0"/>
          <table:table-cell table:style-name="ce0" office:value-type="float" office:value="10.5"/>
          <table:table-cell table:style-name="ce0" office:value-type="float" office:value="13.9"/>
          <table:table-cell table:style-name="ce0" office:value-type="float" office:value="10.6"/>
          <table:table-cell table:style-name="ce0" office:value-type="float" office:value="6.3"/>
          <table:table-cell table:style-name="ce0" office:value-type="float" office:value="9.3"/>
          <table:table-cell table:style-name="ce0" office:value-type="float" office:value="10.4"/>
          <table:table-cell table:style-name="ce0" office:value-type="float" office:value="8.8"/>
          <table:table-cell table:style-name="ce0" office:value-type="float" office:value="12.2"/>
          <table:table-cell table:style-name="ce0" office:value-type="float" office:value="8.9"/>
          <table:table-cell table:style-name="ce0" office:value-type="float" office:value="6.6"/>
          <table:table-cell table:style-name="ce0" office:value-type="float" office:value="8.6"/>
          <table:table-cell table:style-name="ce0" office:value-type="float" office:value="9.7"/>
          <table:table-cell table:style-name="ce0" office:value-type="float" office:value="7.9"/>
          <table:table-cell table:style-name="ce0" office:value-type="float" office:value="11.3"/>
          <table:table-cell table:style-name="ce0" office:value-type="float" office:value="8.2"/>
          <table:table-cell table:style-name="ce0" office:value-type="float" office:value="7.8"/>
          <table:table-cell table:style-name="ce0" office:value-type="float" office:value="10.0"/>
          <table:table-cell table:style-name="ce0" office:value-type="float" office:value="11.0"/>
          <table:table-cell table:style-name="ce0" office:value-type="float" office:value="9.8"/>
          <table:table-cell table:style-name="ce0" office:value-type="float" office:value="12.7"/>
          <table:table-cell table:style-name="ce0" office:value-type="float" office:value="9.5"/>
          <table:table-cell table:style-name="ce0" office:value-type="float" office:value="5.3"/>
          <table:table-cell table:style-name="ce0" office:value-type="float" office:value="8.6"/>
          <table:table-cell table:style-name="ce0" office:value-type="float" office:value="9.6"/>
          <table:table-cell table:style-name="ce0" office:value-type="float" office:value="7.8"/>
          <table:table-cell table:style-name="ce0" office:value-type="float" office:value="11.0"/>
          <table:table-cell table:style-name="ce0" office:value-type="float" office:value="8.1"/>
          <table:table-cell table:style-name="ce0" office:value-type="float" office:value="5.7"/>
          <table:table-cell table:style-name="ce0" office:value-type="float" office:value="7.9"/>
          <table:table-cell table:style-name="ce0" office:value-type="float" office:value="8.9"/>
          <table:table-cell table:style-name="ce0" office:value-type="float" office:value="7.1"/>
          <table:table-cell table:style-name="ce0" office:value-type="float" office:value="11.2"/>
          <table:table-cell table:style-name="ce0" office:value-type="float" office:value="7.5"/>
          <table:table-cell table:style-name="ce0" office:value-type="float" office:value="6.4"/>
          <table:table-cell table:style-name="ce0" office:value-type="float" office:value="9.2"/>
          <table:table-cell table:style-name="ce0" office:value-type="float" office:value="10.2"/>
          <table:table-cell table:style-name="ce0" office:value-type="float" office:value="8.8"/>
          <table:table-cell table:style-name="ce0" office:value-type="float" office:value="10.7"/>
          <table:table-cell table:style-name="ce0" office:value-type="float" office:value="8.7"/>
          <table:table-cell table:style-name="ce0" office:value-type="float" office:value="4.7"/>
          <table:table-cell table:style-name="ce0" office:value-type="float" office:value="7.8"/>
          <table:table-cell table:style-name="ce0" office:value-type="float" office:value="8.8"/>
          <table:table-cell table:style-name="ce0" office:value-type="float" office:value="6.6"/>
          <table:table-cell table:style-name="ce0" office:value-type="float" office:value="11.8"/>
          <table:table-cell table:style-name="ce0" office:value-type="float" office:value="7.3"/>
          <table:table-cell table:style-name="ce0" office:value-type="float" office:value="6.1"/>
          <table:table-cell table:style-name="ce0" office:value-type="float" office:value="7.3"/>
          <table:table-cell table:style-name="ce0" office:value-type="float" office:value="8.3"/>
          <table:table-cell table:style-name="ce0" office:value-type="float" office:value="6.1"/>
          <table:table-cell table:style-name="ce0" office:value-type="float" office:value="13.1"/>
          <table:table-cell table:style-name="ce0" office:value-type="float" office:value="6.8"/>
          <table:table-cell table:style-name="ce0" office:value-type="float" office:value="7.0"/>
          <table:table-cell table:style-name="ce0" office:value-type="float" office:value="8.2"/>
          <table:table-cell table:style-name="ce0" office:value-type="float" office:value="9.3"/>
          <table:table-cell table:style-name="ce0" office:value-type="float" office:value="7.1"/>
          <table:table-cell table:style-name="ce0" office:value-type="float" office:value="10.5"/>
          <table:table-cell table:style-name="ce0" office:value-type="float" office:value="7.7"/>
          <table:table-cell table:style-name="ce0" office:value-type="float" office:value="5.2"/>
          <table:table-cell table:style-name="ce0" office:value-type="float" office:value="7.0"/>
          <table:table-cell table:style-name="ce0" office:value-type="float" office:value="8.2"/>
          <table:table-cell table:style-name="ce0" office:value-type="float" office:value="5.7"/>
          <table:table-cell table:style-name="ce0" office:value-type="float" office:value="10.8"/>
          <table:table-cell table:style-name="ce0" office:value-type="float" office:value="6.4"/>
          <table:table-cell table:style-name="ce0" office:value-type="float" office:value="4.8"/>
          <table:table-cell table:style-name="ce0" office:value-type="float" office:value="6.7"/>
          <table:table-cell table:style-name="ce0" office:value-type="float" office:value="7.9"/>
          <table:table-cell table:style-name="ce0" office:value-type="float" office:value="5.0"/>
          <table:table-cell table:style-name="ce0" office:value-type="float" office:value="10.2"/>
          <table:table-cell table:style-name="ce0" office:value-type="float" office:value="6.2"/>
          <table:table-cell table:style-name="ce0" office:value-type="float" office:value="5.1"/>
          <table:table-cell table:style-name="ce0" office:value-type="float" office:value="7.4"/>
          <table:table-cell table:style-name="ce0" office:value-type="float" office:value="8.5"/>
          <table:table-cell table:style-name="ce0" office:value-type="float" office:value="6.4"/>
          <table:table-cell table:style-name="ce0" office:value-type="float" office:value="11.3"/>
          <table:table-cell table:style-name="ce0" office:value-type="float" office:value="6.7"/>
          <table:table-cell table:style-name="ce0" office:value-type="float" office:value="4.3"/>
          <table:table-cell table:style-name="ce0" office:value-type="float" office:value="5.3"/>
          <table:table-cell table:style-name="ce0" office:value-type="float" office:value="6.2"/>
          <table:table-cell table:style-name="ce0" office:value-type="float" office:value="4.1"/>
          <table:table-cell table:style-name="ce0" office:value-type="float" office:value="9.1"/>
          <table:table-cell table:style-name="ce0" office:value-type="float" office:value="4.8"/>
          <table:table-cell table:style-name="ce0" office:value-type="float" office:value="2.7"/>
          <table:table-cell table:style-name="ce0" office:value-type="float" office:value="5.1"/>
          <table:table-cell table:style-name="ce0" office:value-type="float" office:value="6.2"/>
          <table:table-cell table:style-name="ce0" office:value-type="float" office:value="3.7"/>
          <table:table-cell table:style-name="ce0" office:value-type="float" office:value="9.1"/>
          <table:table-cell table:style-name="ce0" office:value-type="float" office:value="4.6"/>
          <table:table-cell table:style-name="ce0" office:value-type="float" office:value="2.7"/>
          <table:table-cell table:style-name="ce0" office:value-type="float" office:value="5.4"/>
          <table:table-cell table:style-name="ce0" office:value-type="float" office:value="6.2"/>
          <table:table-cell table:style-name="ce0" office:value-type="float" office:value="4.5"/>
          <table:table-cell table:style-name="ce0" office:value-type="float" office:value="9.2"/>
          <table:table-cell table:style-name="ce0" office:value-type="float" office:value="5.0"/>
          <table:table-cell table:style-name="ce0" office:value-type="float" office:value="2.7"/>
          <table:table-cell table:style-name="ce0" office:value-type="float" office:value="6.4"/>
          <table:table-cell table:style-name="ce0" office:value-type="float" office:value="7.4"/>
          <table:table-cell table:style-name="ce0" office:value-type="float" office:value="5.4"/>
          <table:table-cell table:style-name="ce0" office:value-type="float" office:value="10.0"/>
          <table:table-cell table:style-name="ce0" office:value-type="float" office:value="5.8"/>
          <table:table-cell table:style-name="ce0" office:value-type="float" office:value="4.2"/>
          <table:table-cell table:style-name="ce0" office:value-type="float" office:value="6.1"/>
          <table:table-cell table:style-name="ce0" office:value-type="float" office:value="7.4"/>
          <table:table-cell table:style-name="ce0" office:value-type="float" office:value="4.8"/>
          <table:table-cell table:style-name="ce0" office:value-type="float" office:value="10.0"/>
          <table:table-cell table:style-name="ce0" office:value-type="float" office:value="5.4"/>
          <table:table-cell table:style-name="ce0" office:value-type="float" office:value="4.8"/>
          <table:table-cell table:style-name="ce0" office:value-type="float" office:value="6.6"/>
          <table:table-cell table:style-name="ce0" office:value-type="float" office:value="7.4"/>
          <table:table-cell table:style-name="ce0" office:value-type="float" office:value="6.0"/>
          <table:table-cell table:style-name="ce0" office:value-type="float" office:value="10.1"/>
          <table:table-cell table:style-name="ce0" office:value-type="float" office:value="6.1"/>
          <table:table-cell table:style-name="ce0" office:value-type="float" office:value="3.6"/>
          <table:table-cell table:style-name="ce0" office:value-type="float" office:value="5.4"/>
          <table:table-cell table:style-name="ce0" office:value-type="float" office:value="6.5"/>
          <table:table-cell table:style-name="ce0" office:value-type="float" office:value="3.9"/>
          <table:table-cell table:style-name="ce0" office:value-type="float" office:value="10.6"/>
          <table:table-cell table:style-name="ce0" office:value-type="float" office:value="4.9"/>
          <table:table-cell table:style-name="ce0" office:value-type="float" office:value="1.9"/>
          <table:table-cell table:style-name="ce0" office:value-type="float" office:value="5.3"/>
          <table:table-cell table:style-name="ce0" office:value-type="float" office:value="6.4"/>
          <table:table-cell table:style-name="ce0" office:value-type="float" office:value="3.3"/>
          <table:table-cell table:style-name="ce0" office:value-type="float" office:value="10.7"/>
          <table:table-cell table:style-name="ce0" office:value-type="float" office:value="4.7"/>
          <table:table-cell table:style-name="ce0" office:value-type="float" office:value="1.5"/>
          <table:table-cell table:style-name="ce0" office:value-type="float" office:value="5.6"/>
          <table:table-cell table:style-name="ce0" office:value-type="float" office:value="6.5"/>
          <table:table-cell table:style-name="ce0" office:value-type="float" office:value="4.5"/>
          <table:table-cell table:style-name="ce0" office:value-type="float" office:value="10.5"/>
          <table:table-cell table:style-name="ce0" office:value-type="float" office:value="5.0"/>
          <table:table-cell table:style-name="ce0" office:value-type="float" office:value="2.2"/>
          <table:table-cell table:style-name="ce0" office:value-type="float" office:value="4.5"/>
          <table:table-cell table:style-name="ce0" office:value-type="float" office:value="5.3"/>
          <table:table-cell table:style-name="ce0" office:value-type="float" office:value="3.3"/>
          <table:table-cell table:style-name="ce0" office:value-type="float" office:value="8.0"/>
          <table:table-cell table:style-name="ce0" office:value-type="float" office:value="4.0"/>
          <table:table-cell table:style-name="ce0" office:value-type="float" office:value="3.4"/>
          <table:table-cell table:style-name="ce0" office:value-type="float" office:value="4.3"/>
          <table:table-cell table:style-name="ce0" office:value-type="float" office:value="5.2"/>
          <table:table-cell table:style-name="ce0" office:value-type="float" office:value="3.2"/>
          <table:table-cell table:style-name="ce0" office:value-type="float" office:value="9.4"/>
          <table:table-cell table:style-name="ce0" office:value-type="float" office:value="3.8"/>
          <table:table-cell table:style-name="ce0" office:value-type="float" office:value="2.6"/>
          <table:table-cell table:style-name="ce0" office:value-type="float" office:value="4.6"/>
          <table:table-cell table:style-name="ce0" office:value-type="float" office:value="5.4"/>
          <table:table-cell table:style-name="ce0" office:value-type="float" office:value="3.3"/>
          <table:table-cell table:style-name="ce0" office:value-type="float" office:value="6.9"/>
          <table:table-cell table:style-name="ce0" office:value-type="float" office:value="4.2"/>
          <table:table-cell table:style-name="ce0" office:value-type="float" office:value="4.5"/>
          <table:table-cell table:style-name="ce0" office:value-type="float" office:value="3.4"/>
          <table:table-cell table:style-name="ce0" office:value-type="float" office:value="4.1"/>
          <table:table-cell table:style-name="ce0" office:value-type="float" office:value="2.4"/>
          <table:table-cell table:style-name="ce0" office:value-type="float" office:value="5.9"/>
          <table:table-cell table:style-name="ce0" office:value-type="float" office:value="3.0"/>
          <table:table-cell table:style-name="ce0" office:value-type="float" office:value="1.4"/>
          <table:table-cell table:style-name="ce0" office:value-type="float" office:value="3.3"/>
          <table:table-cell table:style-name="ce0" office:value-type="float" office:value="4.1"/>
          <table:table-cell table:style-name="ce0" office:value-type="float" office:value="2.4"/>
          <table:table-cell table:style-name="ce0" office:value-type="float" office:value="4.8"/>
          <table:table-cell table:style-name="ce0" office:value-type="float" office:value="2.9"/>
          <table:table-cell table:style-name="ce0" office:value-type="float" office:value="1.5"/>
          <table:table-cell table:style-name="ce0" office:value-type="float" office:value="3.5"/>
          <table:table-cell table:style-name="ce0" office:value-type="float" office:value="4.1"/>
          <table:table-cell table:style-name="ce0" office:value-type="float" office:value="2.4"/>
          <table:table-cell table:style-name="ce0" office:value-type="float" office:value="7.0"/>
          <table:table-cell table:style-name="ce0" office:value-type="float" office:value="3.1"/>
          <table:table-cell table:style-name="ce0" office:value-type="float" office:value="1.3"/>
        </table:table-row>
        <table:table-row table:style-name="ro1">
          <table:table-cell table:style-name="ce0" office:value-type="string">
            <text:p>Goiás</text:p>
          </table:table-cell>
          <table:table-cell table:style-name="ce0" office:value-type="float" office:value="9.6"/>
          <table:table-cell table:style-name="ce0" office:value-type="float" office:value="10.2"/>
          <table:table-cell table:style-name="ce0" office:value-type="float" office:value="8.8"/>
          <table:table-cell table:style-name="ce0" office:value-type="float" office:value="11.0"/>
          <table:table-cell table:style-name="ce0" office:value-type="float" office:value="9.3"/>
          <table:table-cell table:style-name="ce0" office:value-type="float" office:value="8.6"/>
          <table:table-cell table:style-name="ce0" office:value-type="float" office:value="9.2"/>
          <table:table-cell table:style-name="ce0" office:value-type="float" office:value="9.9"/>
          <table:table-cell table:style-name="ce0" office:value-type="float" office:value="8.5"/>
          <table:table-cell table:style-name="ce0" office:value-type="float" office:value="10.8"/>
          <table:table-cell table:style-name="ce0" office:value-type="float" office:value="9.0"/>
          <table:table-cell table:style-name="ce0" office:value-type="float" office:value="8.0"/>
          <table:table-cell table:style-name="ce0" office:value-type="float" office:value="9.9"/>
          <table:table-cell table:style-name="ce0" office:value-type="float" office:value="10.5"/>
          <table:table-cell table:style-name="ce0" office:value-type="float" office:value="9.2"/>
          <table:table-cell table:style-name="ce0" office:value-type="float" office:value="11.1"/>
          <table:table-cell table:style-name="ce0" office:value-type="float" office:value="9.6"/>
          <table:table-cell table:style-name="ce0" office:value-type="float" office:value="9.0"/>
          <table:table-cell table:style-name="ce0" office:value-type="float" office:value="6.0"/>
          <table:table-cell table:style-name="ce0" office:value-type="float" office:value="6.0"/>
          <table:table-cell table:style-name="ce0" office:value-type="float" office:value="6.0"/>
          <table:table-cell table:style-name="ce0" office:value-type="float" office:value="6.1"/>
          <table:table-cell table:style-name="ce0" office:value-type="float" office:value="6.0"/>
          <table:table-cell table:style-name="ce0" office:value-type="float" office:value="5.8"/>
          <table:table-cell table:style-name="ce0" office:value-type="float" office:value="6.0"/>
          <table:table-cell table:style-name="ce0" office:value-type="float" office:value="6.0"/>
          <table:table-cell table:style-name="ce0" office:value-type="float" office:value="5.9"/>
          <table:table-cell table:style-name="ce0" office:value-type="float" office:value="5.5"/>
          <table:table-cell table:style-name="ce0" office:value-type="float" office:value="6.0"/>
          <table:table-cell table:style-name="ce0" office:value-type="float" office:value="5.7"/>
          <table:table-cell table:style-name="ce0" office:value-type="float" office:value="6.1"/>
          <table:table-cell table:style-name="ce0" office:value-type="float" office:value="6.1"/>
          <table:table-cell table:style-name="ce0" office:value-type="float" office:value="6.1"/>
          <table:table-cell table:style-name="ce0" office:value-type="float" office:value="6.5"/>
          <table:table-cell table:style-name="ce0" office:value-type="float" office:value="6.1"/>
          <table:table-cell table:style-name="ce0" office:value-type="float" office:value="6.0"/>
          <table:table-cell table:style-name="ce0" office:value-type="float" office:value="9.1"/>
          <table:table-cell table:style-name="ce0" office:value-type="float" office:value="9.3"/>
          <table:table-cell table:style-name="ce0" office:value-type="float" office:value="8.9"/>
          <table:table-cell table:style-name="ce0" office:value-type="float" office:value="9.3"/>
          <table:table-cell table:style-name="ce0" office:value-type="float" office:value="9.0"/>
          <table:table-cell table:style-name="ce0" office:value-type="float" office:value="9.1"/>
          <table:table-cell table:style-name="ce0" office:value-type="float" office:value="8.9"/>
          <table:table-cell table:style-name="ce0" office:value-type="float" office:value="9.1"/>
          <table:table-cell table:style-name="ce0" office:value-type="float" office:value="8.7"/>
          <table:table-cell table:style-name="ce0" office:value-type="float" office:value="9.4"/>
          <table:table-cell table:style-name="ce0" office:value-type="float" office:value="8.9"/>
          <table:table-cell table:style-name="ce0" office:value-type="float" office:value="8.7"/>
          <table:table-cell table:style-name="ce0" office:value-type="float" office:value="9.3"/>
          <table:table-cell table:style-name="ce0" office:value-type="float" office:value="9.4"/>
          <table:table-cell table:style-name="ce0" office:value-type="float" office:value="9.2"/>
          <table:table-cell table:style-name="ce0" office:value-type="float" office:value="9.2"/>
          <table:table-cell table:style-name="ce0" office:value-type="float" office:value="9.2"/>
          <table:table-cell table:style-name="ce0" office:value-type="float" office:value="9.6"/>
          <table:table-cell table:style-name="ce0" office:value-type="float" office:value="11.6"/>
          <table:table-cell table:style-name="ce0" office:value-type="float" office:value="12.1"/>
          <table:table-cell table:style-name="ce0" office:value-type="float" office:value="11.2"/>
          <table:table-cell table:style-name="ce0" office:value-type="float" office:value="12.3"/>
          <table:table-cell table:style-name="ce0" office:value-type="float" office:value="11.4"/>
          <table:table-cell table:style-name="ce0" office:value-type="float" office:value="10.4"/>
          <table:table-cell table:style-name="ce0" office:value-type="float" office:value="11.3"/>
          <table:table-cell table:style-name="ce0" office:value-type="float" office:value="11.7"/>
          <table:table-cell table:style-name="ce0" office:value-type="float" office:value="10.8"/>
          <table:table-cell table:style-name="ce0" office:value-type="float" office:value="12.3"/>
          <table:table-cell table:style-name="ce0" office:value-type="float" office:value="11.1"/>
          <table:table-cell table:style-name="ce0" office:value-type="float" office:value="9.6"/>
          <table:table-cell table:style-name="ce0" office:value-type="float" office:value="12.0"/>
          <table:table-cell table:style-name="ce0" office:value-type="float" office:value="12.4"/>
          <table:table-cell table:style-name="ce0" office:value-type="float" office:value="11.6"/>
          <table:table-cell table:style-name="ce0" office:value-type="float" office:value="12.4"/>
          <table:table-cell table:style-name="ce0" office:value-type="float" office:value="11.8"/>
          <table:table-cell table:style-name="ce0" office:value-type="float" office:value="11.2"/>
          <table:table-cell table:style-name="ce0" office:value-type="float" office:value="11.1"/>
          <table:table-cell table:style-name="ce0" office:value-type="float" office:value="11.4"/>
          <table:table-cell table:style-name="ce0" office:value-type="float" office:value="10.6"/>
          <table:table-cell table:style-name="ce0" office:value-type="float" office:value="11.8"/>
          <table:table-cell table:style-name="ce0" office:value-type="float" office:value="10.9"/>
          <table:table-cell table:style-name="ce0" office:value-type="float" office:value="10.2"/>
          <table:table-cell table:style-name="ce0" office:value-type="float" office:value="10.8"/>
          <table:table-cell table:style-name="ce0" office:value-type="float" office:value="11.2"/>
          <table:table-cell table:style-name="ce0" office:value-type="float" office:value="10.3"/>
          <table:table-cell table:style-name="ce0" office:value-type="float" office:value="11.8"/>
          <table:table-cell table:style-name="ce0" office:value-type="float" office:value="10.7"/>
          <table:table-cell table:style-name="ce0" office:value-type="float" office:value="9.9"/>
          <table:table-cell table:style-name="ce0" office:value-type="float" office:value="11.3"/>
          <table:table-cell table:style-name="ce0" office:value-type="float" office:value="11.6"/>
          <table:table-cell table:style-name="ce0" office:value-type="float" office:value="11.0"/>
          <table:table-cell table:style-name="ce0" office:value-type="float" office:value="11.9"/>
          <table:table-cell table:style-name="ce0" office:value-type="float" office:value="11.2"/>
          <table:table-cell table:style-name="ce0" office:value-type="float" office:value="10.7"/>
          <table:table-cell table:style-name="ce0" office:value-type="float" office:value="11.8"/>
          <table:table-cell table:style-name="ce0" office:value-type="float" office:value="12.3"/>
          <table:table-cell table:style-name="ce0" office:value-type="float" office:value="11.4"/>
          <table:table-cell table:style-name="ce0" office:value-type="float" office:value="12.5"/>
          <table:table-cell table:style-name="ce0" office:value-type="float" office:value="11.6"/>
          <table:table-cell table:style-name="ce0" office:value-type="float" office:value="10.5"/>
          <table:table-cell table:style-name="ce0" office:value-type="float" office:value="11.4"/>
          <table:table-cell table:style-name="ce0" office:value-type="float" office:value="12.0"/>
          <table:table-cell table:style-name="ce0" office:value-type="float" office:value="11.0"/>
          <table:table-cell table:style-name="ce0" office:value-type="float" office:value="12.4"/>
          <table:table-cell table:style-name="ce0" office:value-type="float" office:value="11.3"/>
          <table:table-cell table:style-name="ce0" office:value-type="float" office:value="9.5"/>
          <table:table-cell table:style-name="ce0" office:value-type="float" office:value="12.2"/>
          <table:table-cell table:style-name="ce0" office:value-type="float" office:value="12.7"/>
          <table:table-cell table:style-name="ce0" office:value-type="float" office:value="11.9"/>
          <table:table-cell table:style-name="ce0" office:value-type="float" office:value="12.6"/>
          <table:table-cell table:style-name="ce0" office:value-type="float" office:value="12.0"/>
          <table:table-cell table:style-name="ce0" office:value-type="float" office:value="11.4"/>
          <table:table-cell table:style-name="ce0" office:value-type="float" office:value="9.6"/>
          <table:table-cell table:style-name="ce0" office:value-type="float" office:value="10.3"/>
          <table:table-cell table:style-name="ce0" office:value-type="float" office:value="8.5"/>
          <table:table-cell table:style-name="ce0" office:value-type="float" office:value="11.1"/>
          <table:table-cell table:style-name="ce0" office:value-type="float" office:value="9.2"/>
          <table:table-cell table:style-name="ce0" office:value-type="float" office:value="8.4"/>
          <table:table-cell table:style-name="ce0" office:value-type="float" office:value="9.2"/>
          <table:table-cell table:style-name="ce0" office:value-type="float" office:value="9.9"/>
          <table:table-cell table:style-name="ce0" office:value-type="float" office:value="8.2"/>
          <table:table-cell table:style-name="ce0" office:value-type="float" office:value="10.9"/>
          <table:table-cell table:style-name="ce0" office:value-type="float" office:value="8.9"/>
          <table:table-cell table:style-name="ce0" office:value-type="float" office:value="7.9"/>
          <table:table-cell table:style-name="ce0" office:value-type="float" office:value="9.9"/>
          <table:table-cell table:style-name="ce0" office:value-type="float" office:value="10.6"/>
          <table:table-cell table:style-name="ce0" office:value-type="float" office:value="9.0"/>
          <table:table-cell table:style-name="ce0" office:value-type="float" office:value="11.3"/>
          <table:table-cell table:style-name="ce0" office:value-type="float" office:value="9.6"/>
          <table:table-cell table:style-name="ce0" office:value-type="float" office:value="8.8"/>
          <table:table-cell table:style-name="ce0" office:value-type="float" office:value="10.2"/>
          <table:table-cell table:style-name="ce0" office:value-type="float" office:value="11.0"/>
          <table:table-cell table:style-name="ce0" office:value-type="float" office:value="9.2"/>
          <table:table-cell table:style-name="ce0" office:value-type="float" office:value="11.6"/>
          <table:table-cell table:style-name="ce0" office:value-type="float" office:value="9.8"/>
          <table:table-cell table:style-name="ce0" office:value-type="float" office:value="9.0"/>
          <table:table-cell table:style-name="ce0" office:value-type="float" office:value="9.7"/>
          <table:table-cell table:style-name="ce0" office:value-type="float" office:value="10.6"/>
          <table:table-cell table:style-name="ce0" office:value-type="float" office:value="8.8"/>
          <table:table-cell table:style-name="ce0" office:value-type="float" office:value="11.3"/>
          <table:table-cell table:style-name="ce0" office:value-type="float" office:value="9.4"/>
          <table:table-cell table:style-name="ce0" office:value-type="float" office:value="8.5"/>
          <table:table-cell table:style-name="ce0" office:value-type="float" office:value="10.6"/>
          <table:table-cell table:style-name="ce0" office:value-type="float" office:value="11.5"/>
          <table:table-cell table:style-name="ce0" office:value-type="float" office:value="9.7"/>
          <table:table-cell table:style-name="ce0" office:value-type="float" office:value="11.8"/>
          <table:table-cell table:style-name="ce0" office:value-type="float" office:value="10.2"/>
          <table:table-cell table:style-name="ce0" office:value-type="float" office:value="9.4"/>
          <table:table-cell table:style-name="ce0" office:value-type="float" office:value="12.0"/>
          <table:table-cell table:style-name="ce0" office:value-type="float" office:value="12.7"/>
          <table:table-cell table:style-name="ce0" office:value-type="float" office:value="11.4"/>
          <table:table-cell table:style-name="ce0" office:value-type="float" office:value="12.1"/>
          <table:table-cell table:style-name="ce0" office:value-type="float" office:value="11.7"/>
          <table:table-cell table:style-name="ce0" office:value-type="float" office:value="11.8"/>
          <table:table-cell table:style-name="ce0" office:value-type="float" office:value="11.5"/>
          <table:table-cell table:style-name="ce0" office:value-type="float" office:value="12.3"/>
          <table:table-cell table:style-name="ce0" office:value-type="float" office:value="11.0"/>
          <table:table-cell table:style-name="ce0" office:value-type="float" office:value="11.6"/>
          <table:table-cell table:style-name="ce0" office:value-type="float" office:value="11.3"/>
          <table:table-cell table:style-name="ce0" office:value-type="float" office:value="10.9"/>
          <table:table-cell table:style-name="ce0" office:value-type="float" office:value="12.5"/>
          <table:table-cell table:style-name="ce0" office:value-type="float" office:value="13.2"/>
          <table:table-cell table:style-name="ce0" office:value-type="float" office:value="12.0"/>
          <table:table-cell table:style-name="ce0" office:value-type="float" office:value="12.5"/>
          <table:table-cell table:style-name="ce0" office:value-type="float" office:value="12.1"/>
          <table:table-cell table:style-name="ce0" office:value-type="float" office:value="12.3"/>
          <table:table-cell table:style-name="ce0" office:value-type="float" office:value="11.7"/>
          <table:table-cell table:style-name="ce0" office:value-type="float" office:value="12.6"/>
          <table:table-cell table:style-name="ce0" office:value-type="float" office:value="11.0"/>
          <table:table-cell table:style-name="ce0" office:value-type="float" office:value="11.9"/>
          <table:table-cell table:style-name="ce0" office:value-type="float" office:value="11.4"/>
          <table:table-cell table:style-name="ce0" office:value-type="float" office:value="11.1"/>
          <table:table-cell table:style-name="ce0" office:value-type="float" office:value="11.3"/>
          <table:table-cell table:style-name="ce0" office:value-type="float" office:value="12.1"/>
          <table:table-cell table:style-name="ce0" office:value-type="float" office:value="10.5"/>
          <table:table-cell table:style-name="ce0" office:value-type="float" office:value="11.4"/>
          <table:table-cell table:style-name="ce0" office:value-type="float" office:value="10.9"/>
          <table:table-cell table:style-name="ce0" office:value-type="float" office:value="10.2"/>
          <table:table-cell table:style-name="ce0" office:value-type="float" office:value="12.2"/>
          <table:table-cell table:style-name="ce0" office:value-type="float" office:value="13.0"/>
          <table:table-cell table:style-name="ce0" office:value-type="float" office:value="11.6"/>
          <table:table-cell table:style-name="ce0" office:value-type="float" office:value="12.2"/>
          <table:table-cell table:style-name="ce0" office:value-type="float" office:value="11.8"/>
          <table:table-cell table:style-name="ce0" office:value-type="float" office:value="12.0"/>
          <table:table-cell table:style-name="ce0" office:value-type="float" office:value="11.3"/>
          <table:table-cell table:style-name="ce0" office:value-type="float" office:value="12.2"/>
          <table:table-cell table:style-name="ce0" office:value-type="float" office:value="10.4"/>
          <table:table-cell table:style-name="ce0" office:value-type="float" office:value="13.7"/>
          <table:table-cell table:style-name="ce0" office:value-type="float" office:value="10.9"/>
          <table:table-cell table:style-name="ce0" office:value-type="float" office:value="10.0"/>
          <table:table-cell table:style-name="ce0" office:value-type="float" office:value="10.8"/>
          <table:table-cell table:style-name="ce0" office:value-type="float" office:value="11.7"/>
          <table:table-cell table:style-name="ce0" office:value-type="float" office:value="9.9"/>
          <table:table-cell table:style-name="ce0" office:value-type="float" office:value="13.8"/>
          <table:table-cell table:style-name="ce0" office:value-type="float" office:value="10.4"/>
          <table:table-cell table:style-name="ce0" office:value-type="float" office:value="9.9"/>
          <table:table-cell table:style-name="ce0" office:value-type="float" office:value="11.7"/>
          <table:table-cell table:style-name="ce0" office:value-type="float" office:value="12.7"/>
          <table:table-cell table:style-name="ce0" office:value-type="float" office:value="11.0"/>
          <table:table-cell table:style-name="ce0" office:value-type="float" office:value="13.6"/>
          <table:table-cell table:style-name="ce0" office:value-type="float" office:value="11.2"/>
          <table:table-cell table:style-name="ce0" office:value-type="float" office:value="10.2"/>
          <table:table-cell table:style-name="ce0" office:value-type="float" office:value="10.4"/>
          <table:table-cell table:style-name="ce0" office:value-type="float" office:value="11.4"/>
          <table:table-cell table:style-name="ce0" office:value-type="float" office:value="9.4"/>
          <table:table-cell table:style-name="ce0" office:value-type="float" office:value="11.5"/>
          <table:table-cell table:style-name="ce0" office:value-type="float" office:value="10.0"/>
          <table:table-cell table:style-name="ce0" office:value-type="float" office:value="8.8"/>
          <table:table-cell table:style-name="ce0" office:value-type="float" office:value="9.9"/>
          <table:table-cell table:style-name="ce0" office:value-type="float" office:value="10.9"/>
          <table:table-cell table:style-name="ce0" office:value-type="float" office:value="8.9"/>
          <table:table-cell table:style-name="ce0" office:value-type="float" office:value="10.6"/>
          <table:table-cell table:style-name="ce0" office:value-type="float" office:value="9.5"/>
          <table:table-cell table:style-name="ce0" office:value-type="float" office:value="8.6"/>
          <table:table-cell table:style-name="ce0" office:value-type="float" office:value="10.9"/>
          <table:table-cell table:style-name="ce0" office:value-type="float" office:value="11.9"/>
          <table:table-cell table:style-name="ce0" office:value-type="float" office:value="10.0"/>
          <table:table-cell table:style-name="ce0" office:value-type="float" office:value="12.2"/>
          <table:table-cell table:style-name="ce0" office:value-type="float" office:value="10.4"/>
          <table:table-cell table:style-name="ce0" office:value-type="float" office:value="9.0"/>
          <table:table-cell table:style-name="ce0" office:value-type="float" office:value="9.4"/>
          <table:table-cell table:style-name="ce0" office:value-type="float" office:value="10.4"/>
          <table:table-cell table:style-name="ce0" office:value-type="float" office:value="8.3"/>
          <table:table-cell table:style-name="ce0" office:value-type="float" office:value="10.7"/>
          <table:table-cell table:style-name="ce0" office:value-type="float" office:value="9.0"/>
          <table:table-cell table:style-name="ce0" office:value-type="float" office:value="8.3"/>
          <table:table-cell table:style-name="ce0" office:value-type="float" office:value="8.8"/>
          <table:table-cell table:style-name="ce0" office:value-type="float" office:value="9.8"/>
          <table:table-cell table:style-name="ce0" office:value-type="float" office:value="7.8"/>
          <table:table-cell table:style-name="ce0" office:value-type="float" office:value="10.6"/>
          <table:table-cell table:style-name="ce0" office:value-type="float" office:value="8.4"/>
          <table:table-cell table:style-name="ce0" office:value-type="float" office:value="7.9"/>
          <table:table-cell table:style-name="ce0" office:value-type="float" office:value="10.0"/>
          <table:table-cell table:style-name="ce0" office:value-type="float" office:value="10.9"/>
          <table:table-cell table:style-name="ce0" office:value-type="float" office:value="8.9"/>
          <table:table-cell table:style-name="ce0" office:value-type="float" office:value="10.8"/>
          <table:table-cell table:style-name="ce0" office:value-type="float" office:value="9.6"/>
          <table:table-cell table:style-name="ce0" office:value-type="float" office:value="8.8"/>
          <table:table-cell table:style-name="ce0" office:value-type="float" office:value="8.7"/>
          <table:table-cell table:style-name="ce0" office:value-type="float" office:value="9.7"/>
          <table:table-cell table:style-name="ce0" office:value-type="float" office:value="7.5"/>
          <table:table-cell table:style-name="ce0" office:value-type="float" office:value="9.8"/>
          <table:table-cell table:style-name="ce0" office:value-type="float" office:value="8.3"/>
          <table:table-cell table:style-name="ce0" office:value-type="float" office:value="7.5"/>
          <table:table-cell table:style-name="ce0" office:value-type="float" office:value="8.2"/>
          <table:table-cell table:style-name="ce0" office:value-type="float" office:value="9.1"/>
          <table:table-cell table:style-name="ce0" office:value-type="float" office:value="6.9"/>
          <table:table-cell table:style-name="ce0" office:value-type="float" office:value="9.1"/>
          <table:table-cell table:style-name="ce0" office:value-type="float" office:value="7.8"/>
          <table:table-cell table:style-name="ce0" office:value-type="float" office:value="7.1"/>
          <table:table-cell table:style-name="ce0" office:value-type="float" office:value="9.3"/>
          <table:table-cell table:style-name="ce0" office:value-type="float" office:value="10.2"/>
          <table:table-cell table:style-name="ce0" office:value-type="float" office:value="8.2"/>
          <table:table-cell table:style-name="ce0" office:value-type="float" office:value="10.3"/>
          <table:table-cell table:style-name="ce0" office:value-type="float" office:value="8.8"/>
          <table:table-cell table:style-name="ce0" office:value-type="float" office:value="7.9"/>
          <table:table-cell table:style-name="ce0" office:value-type="float" office:value="8.1"/>
          <table:table-cell table:style-name="ce0" office:value-type="float" office:value="9.2"/>
          <table:table-cell table:style-name="ce0" office:value-type="float" office:value="6.6"/>
          <table:table-cell table:style-name="ce0" office:value-type="float" office:value="11.1"/>
          <table:table-cell table:style-name="ce0" office:value-type="float" office:value="7.6"/>
          <table:table-cell table:style-name="ce0" office:value-type="float" office:value="5.9"/>
          <table:table-cell table:style-name="ce0" office:value-type="float" office:value="7.7"/>
          <table:table-cell table:style-name="ce0" office:value-type="float" office:value="8.8"/>
          <table:table-cell table:style-name="ce0" office:value-type="float" office:value="6.2"/>
          <table:table-cell table:style-name="ce0" office:value-type="float" office:value="12.0"/>
          <table:table-cell table:style-name="ce0" office:value-type="float" office:value="7.2"/>
          <table:table-cell table:style-name="ce0" office:value-type="float" office:value="5.7"/>
          <table:table-cell table:style-name="ce0" office:value-type="float" office:value="8.5"/>
          <table:table-cell table:style-name="ce0" office:value-type="float" office:value="9.5"/>
          <table:table-cell table:style-name="ce0" office:value-type="float" office:value="7.0"/>
          <table:table-cell table:style-name="ce0" office:value-type="float" office:value="10.2"/>
          <table:table-cell table:style-name="ce0" office:value-type="float" office:value="8.0"/>
          <table:table-cell table:style-name="ce0" office:value-type="float" office:value="6.2"/>
          <table:table-cell table:style-name="ce0" office:value-type="float" office:value="7.6"/>
          <table:table-cell table:style-name="ce0" office:value-type="float" office:value="8.7"/>
          <table:table-cell table:style-name="ce0" office:value-type="float" office:value="6.0"/>
          <table:table-cell table:style-name="ce0" office:value-type="float" office:value="10.3"/>
          <table:table-cell table:style-name="ce0" office:value-type="float" office:value="6.9"/>
          <table:table-cell table:style-name="ce0" office:value-type="float" office:value="7.1"/>
          <table:table-cell table:style-name="ce0" office:value-type="float" office:value="7.2"/>
          <table:table-cell table:style-name="ce0" office:value-type="float" office:value="8.4"/>
          <table:table-cell table:style-name="ce0" office:value-type="float" office:value="5.8"/>
          <table:table-cell table:style-name="ce0" office:value-type="float" office:value="10.6"/>
          <table:table-cell table:style-name="ce0" office:value-type="float" office:value="6.6"/>
          <table:table-cell table:style-name="ce0" office:value-type="float" office:value="8.1"/>
          <table:table-cell table:style-name="ce0" office:value-type="float" office:value="7.9"/>
          <table:table-cell table:style-name="ce0" office:value-type="float" office:value="9.0"/>
          <table:table-cell table:style-name="ce0" office:value-type="float" office:value="6.2"/>
          <table:table-cell table:style-name="ce0" office:value-type="float" office:value="10.1"/>
          <table:table-cell table:style-name="ce0" office:value-type="float" office:value="7.2"/>
          <table:table-cell table:style-name="ce0" office:value-type="float" office:value="6.2"/>
          <table:table-cell table:style-name="ce0" office:value-type="float" office:value="5.7"/>
          <table:table-cell table:style-name="ce0" office:value-type="float" office:value="6.8"/>
          <table:table-cell table:style-name="ce0" office:value-type="float" office:value="3.9"/>
          <table:table-cell table:style-name="ce0" office:value-type="float" office:value="8.6"/>
          <table:table-cell table:style-name="ce0" office:value-type="float" office:value="5.0"/>
          <table:table-cell table:style-name="ce0" office:value-type="float" office:value="5.4"/>
          <table:table-cell table:style-name="ce0" office:value-type="float" office:value="5.6"/>
          <table:table-cell table:style-name="ce0" office:value-type="float" office:value="6.8"/>
          <table:table-cell table:style-name="ce0" office:value-type="float" office:value="3.8"/>
          <table:table-cell table:style-name="ce0" office:value-type="float" office:value="9.1"/>
          <table:table-cell table:style-name="ce0" office:value-type="float" office:value="4.9"/>
          <table:table-cell table:style-name="ce0" office:value-type="float" office:value="3.9"/>
          <table:table-cell table:style-name="ce0" office:value-type="float" office:value="5.8"/>
          <table:table-cell table:style-name="ce0" office:value-type="float" office:value="6.8"/>
          <table:table-cell table:style-name="ce0" office:value-type="float" office:value="4.0"/>
          <table:table-cell table:style-name="ce0" office:value-type="float" office:value="8.0"/>
          <table:table-cell table:style-name="ce0" office:value-type="float" office:value="5.1"/>
          <table:table-cell table:style-name="ce0" office:value-type="float" office:value="6.3"/>
          <table:table-cell table:style-name="ce0" office:value-type="float" office:value="6.8"/>
          <table:table-cell table:style-name="ce0" office:value-type="float" office:value="7.9"/>
          <table:table-cell table:style-name="ce0" office:value-type="float" office:value="5.0"/>
          <table:table-cell table:style-name="ce0" office:value-type="float" office:value="11.3"/>
          <table:table-cell table:style-name="ce0" office:value-type="float" office:value="6.1"/>
          <table:table-cell table:style-name="ce0" office:value-type="float" office:value="6.1"/>
          <table:table-cell table:style-name="ce0" office:value-type="float" office:value="6.5"/>
          <table:table-cell table:style-name="ce0" office:value-type="float" office:value="7.7"/>
          <table:table-cell table:style-name="ce0" office:value-type="float" office:value="4.6"/>
          <table:table-cell table:style-name="ce0" office:value-type="float" office:value="11.8"/>
          <table:table-cell table:style-name="ce0" office:value-type="float" office:value="5.8"/>
          <table:table-cell table:style-name="ce0" office:value-type="float" office:value="4.1"/>
          <table:table-cell table:style-name="ce0" office:value-type="float" office:value="7.0"/>
          <table:table-cell table:style-name="ce0" office:value-type="float" office:value="8.1"/>
          <table:table-cell table:style-name="ce0" office:value-type="float" office:value="5.4"/>
          <table:table-cell table:style-name="ce0" office:value-type="float" office:value="10.6"/>
          <table:table-cell table:style-name="ce0" office:value-type="float" office:value="6.3"/>
          <table:table-cell table:style-name="ce0" office:value-type="float" office:value="7.3"/>
          <table:table-cell table:style-name="ce0" office:value-type="float" office:value="5.9"/>
          <table:table-cell table:style-name="ce0" office:value-type="float" office:value="7.2"/>
          <table:table-cell table:style-name="ce0" office:value-type="float" office:value="4.0"/>
          <table:table-cell table:style-name="ce0" office:value-type="float" office:value="9.4"/>
          <table:table-cell table:style-name="ce0" office:value-type="float" office:value="5.0"/>
          <table:table-cell table:style-name="ce0" office:value-type="float" office:value="5.9"/>
          <table:table-cell table:style-name="ce0" office:value-type="float" office:value="5.8"/>
          <table:table-cell table:style-name="ce0" office:value-type="float" office:value="7.2"/>
          <table:table-cell table:style-name="ce0" office:value-type="float" office:value="3.8"/>
          <table:table-cell table:style-name="ce0" office:value-type="float" office:value="9.9"/>
          <table:table-cell table:style-name="ce0" office:value-type="float" office:value="4.9"/>
          <table:table-cell table:style-name="ce0" office:value-type="float" office:value="3.6"/>
          <table:table-cell table:style-name="ce0" office:value-type="float" office:value="6.0"/>
          <table:table-cell table:style-name="ce0" office:value-type="float" office:value="7.2"/>
          <table:table-cell table:style-name="ce0" office:value-type="float" office:value="4.1"/>
          <table:table-cell table:style-name="ce0" office:value-type="float" office:value="8.7"/>
          <table:table-cell table:style-name="ce0" office:value-type="float" office:value="5.1"/>
          <table:table-cell table:style-name="ce0" office:value-type="float" office:value="7.6"/>
          <table:table-cell table:style-name="ce0" office:value-type="float" office:value="5.0"/>
          <table:table-cell table:style-name="ce0" office:value-type="float" office:value="6.1"/>
          <table:table-cell table:style-name="ce0" office:value-type="float" office:value="3.0"/>
          <table:table-cell table:style-name="ce0" office:value-type="float" office:value="7.0"/>
          <table:table-cell table:style-name="ce0" office:value-type="float" office:value="4.1"/>
          <table:table-cell table:style-name="ce0" office:value-type="float" office:value="5.2"/>
          <table:table-cell table:style-name="ce0" office:value-type="float" office:value="4.9"/>
          <table:table-cell table:style-name="ce0" office:value-type="float" office:value="6.3"/>
          <table:table-cell table:style-name="ce0" office:value-type="float" office:value="3.0"/>
          <table:table-cell table:style-name="ce0" office:value-type="float" office:value="7.5"/>
          <table:table-cell table:style-name="ce0" office:value-type="float" office:value="4.0"/>
          <table:table-cell table:style-name="ce0" office:value-type="float" office:value="6.2"/>
          <table:table-cell table:style-name="ce0" office:value-type="float" office:value="5.1"/>
          <table:table-cell table:style-name="ce0" office:value-type="float" office:value="6.0"/>
          <table:table-cell table:style-name="ce0" office:value-type="float" office:value="3.1"/>
          <table:table-cell table:style-name="ce0" office:value-type="float" office:value="6.4"/>
          <table:table-cell table:style-name="ce0" office:value-type="float" office:value="4.3"/>
          <table:table-cell table:style-name="ce0" office:value-type="float" office:value="5.0"/>
          <table:table-cell table:style-name="ce0" office:value-type="float" office:value="4.1"/>
          <table:table-cell table:style-name="ce0" office:value-type="float" office:value="5.0"/>
          <table:table-cell table:style-name="ce0" office:value-type="float" office:value="2.3"/>
          <table:table-cell table:style-name="ce0" office:value-type="float" office:value="5.7"/>
          <table:table-cell table:style-name="ce0" office:value-type="float" office:value="3.2"/>
          <table:table-cell table:style-name="ce0" office:value-type="float" office:value="3.4"/>
          <table:table-cell table:style-name="ce0" office:value-type="float" office:value="4.0"/>
          <table:table-cell table:style-name="ce0" office:value-type="float" office:value="5.0"/>
          <table:table-cell table:style-name="ce0" office:value-type="float" office:value="2.6"/>
          <table:table-cell table:style-name="ce0" office:value-type="float" office:value="5.9"/>
          <table:table-cell table:style-name="ce0" office:value-type="float" office:value="3.3"/>
          <table:table-cell table:style-name="ce0" office:value-type="float" office:value="3.5"/>
          <table:table-cell table:style-name="ce0" office:value-type="float" office:value="4.1"/>
          <table:table-cell table:style-name="ce0" office:value-type="float" office:value="5.0"/>
          <table:table-cell table:style-name="ce0" office:value-type="float" office:value="2.0"/>
          <table:table-cell table:style-name="ce0" office:value-type="float" office:value="5.2"/>
          <table:table-cell table:style-name="ce0" office:value-type="float" office:value="3.2"/>
          <table:table-cell table:style-name="ce0" office:value-type="float" office:value="3.3"/>
        </table:table-row>
        <table:table-row table:style-name="ro1">
          <table:table-cell table:style-name="ce0" office:value-type="string">
            <text:p>Distrito Federal</text:p>
          </table:table-cell>
          <table:table-cell table:style-name="ce0" office:value-type="float" office:value="11.4"/>
          <table:table-cell table:style-name="ce0" office:value-type="float" office:value="12.2"/>
          <table:table-cell table:style-name="ce0" office:value-type="float" office:value="10.6"/>
          <table:table-cell table:style-name="ce0" office:value-type="float" office:value="13.2"/>
          <table:table-cell table:style-name="ce0" office:value-type="float" office:value="10.9"/>
          <table:table-cell table:style-name="ce0" office:value-type="float" office:value="9.7"/>
          <table:table-cell table:style-name="ce0" office:value-type="float" office:value="11.2"/>
          <table:table-cell table:style-name="ce0" office:value-type="float" office:value="12.1"/>
          <table:table-cell table:style-name="ce0" office:value-type="float" office:value="10.4"/>
          <table:table-cell table:style-name="ce0" office:value-type="float" office:value="13.2"/>
          <table:table-cell table:style-name="ce0" office:value-type="float" office:value="10.6"/>
          <table:table-cell table:style-name="ce0" office:value-type="float" office:value="9.7"/>
          <table:table-cell table:style-name="ce0" office:value-type="float" office:value="11.6"/>
          <table:table-cell table:style-name="ce0" office:value-type="float" office:value="12.3"/>
          <table:table-cell table:style-name="ce0" office:value-type="float" office:value="10.8"/>
          <table:table-cell table:style-name="ce0" office:value-type="float" office:value="13.2"/>
          <table:table-cell table:style-name="ce0" office:value-type="float" office:value="11.1"/>
          <table:table-cell table:style-name="ce0" office:value-type="float" office:value="9.7"/>
          <table:table-cell table:style-name="ce0" office:value-type="float" office:value="6.0"/>
          <table:table-cell table:style-name="ce0" office:value-type="float" office:value="6.1"/>
          <table:table-cell table:style-name="ce0" office:value-type="float" office:value="5.9"/>
          <table:table-cell table:style-name="ce0" office:value-type="float" office:value="6.8"/>
          <table:table-cell table:style-name="ce0" office:value-type="float" office:value="5.9"/>
          <table:table-cell table:style-name="ce0" office:value-type="float" office:value="5.5"/>
          <table:table-cell table:style-name="ce0" office:value-type="float" office:value="6.0"/>
          <table:table-cell table:style-name="ce0" office:value-type="float" office:value="6.1"/>
          <table:table-cell table:style-name="ce0" office:value-type="float" office:value="6.0"/>
          <table:table-cell table:style-name="ce0" office:value-type="float" office:value="6.7"/>
          <table:table-cell table:style-name="ce0" office:value-type="float" office:value="5.8"/>
          <table:table-cell table:style-name="ce0" office:value-type="float" office:value="5.4"/>
          <table:table-cell table:style-name="ce0" office:value-type="float" office:value="6.0"/>
          <table:table-cell table:style-name="ce0" office:value-type="float" office:value="6.1"/>
          <table:table-cell table:style-name="ce0" office:value-type="float" office:value="5.9"/>
          <table:table-cell table:style-name="ce0" office:value-type="float" office:value="6.9"/>
          <table:table-cell table:style-name="ce0" office:value-type="float" office:value="6.0"/>
          <table:table-cell table:style-name="ce0" office:value-type="float" office:value="5.6"/>
          <table:table-cell table:style-name="ce0" office:value-type="float" office:value="9.2"/>
          <table:table-cell table:style-name="ce0" office:value-type="float" office:value="9.5"/>
          <table:table-cell table:style-name="ce0" office:value-type="float" office:value="9.1"/>
          <table:table-cell table:style-name="ce0" office:value-type="float" office:value="9.8"/>
          <table:table-cell table:style-name="ce0" office:value-type="float" office:value="9.1"/>
          <table:table-cell table:style-name="ce0" office:value-type="float" office:value="8.6"/>
          <table:table-cell table:style-name="ce0" office:value-type="float" office:value="9.1"/>
          <table:table-cell table:style-name="ce0" office:value-type="float" office:value="9.4"/>
          <table:table-cell table:style-name="ce0" office:value-type="float" office:value="8.9"/>
          <table:table-cell table:style-name="ce0" office:value-type="float" office:value="10.8"/>
          <table:table-cell table:style-name="ce0" office:value-type="float" office:value="9.0"/>
          <table:table-cell table:style-name="ce0" office:value-type="float" office:value="7.7"/>
          <table:table-cell table:style-name="ce0" office:value-type="float" office:value="9.4"/>
          <table:table-cell table:style-name="ce0" office:value-type="float" office:value="9.6"/>
          <table:table-cell table:style-name="ce0" office:value-type="float" office:value="9.3"/>
          <table:table-cell table:style-name="ce0" office:value-type="float" office:value="8.2"/>
          <table:table-cell table:style-name="ce0" office:value-type="float" office:value="9.3"/>
          <table:table-cell table:style-name="ce0" office:value-type="float" office:value="9.3"/>
          <table:table-cell table:style-name="ce0" office:value-type="float" office:value="12.1"/>
          <table:table-cell table:style-name="ce0" office:value-type="float" office:value="12.7"/>
          <table:table-cell table:style-name="ce0" office:value-type="float" office:value="11.6"/>
          <table:table-cell table:style-name="ce0" office:value-type="float" office:value="12.5"/>
          <table:table-cell table:style-name="ce0" office:value-type="float" office:value="11.9"/>
          <table:table-cell table:style-name="ce0" office:value-type="float" office:value="10.5"/>
          <table:table-cell table:style-name="ce0" office:value-type="float" office:value="11.8"/>
          <table:table-cell table:style-name="ce0" office:value-type="float" office:value="12.4"/>
          <table:table-cell table:style-name="ce0" office:value-type="float" office:value="11.2"/>
          <table:table-cell table:style-name="ce0" office:value-type="float" office:value="12.6"/>
          <table:table-cell table:style-name="ce0" office:value-type="float" office:value="11.5"/>
          <table:table-cell table:style-name="ce0" office:value-type="float" office:value="10.9"/>
          <table:table-cell table:style-name="ce0" office:value-type="float" office:value="12.5"/>
          <table:table-cell table:style-name="ce0" office:value-type="float" office:value="13.0"/>
          <table:table-cell table:style-name="ce0" office:value-type="float" office:value="12.1"/>
          <table:table-cell table:style-name="ce0" office:value-type="float" office:value="12.5"/>
          <table:table-cell table:style-name="ce0" office:value-type="float" office:value="12.3"/>
          <table:table-cell table:style-name="ce0" office:value-type="float" office:value="10.2"/>
          <table:table-cell table:style-name="ce0" office:value-type="float" office:value="11.4"/>
          <table:table-cell table:style-name="ce0" office:value-type="float" office:value="11.7"/>
          <table:table-cell table:style-name="ce0" office:value-type="float" office:value="10.7"/>
          <table:table-cell table:style-name="ce0" office:value-type="float" office:value="11.4"/>
          <table:table-cell table:style-name="ce0" office:value-type="float" office:value="11.3"/>
          <table:table-cell table:style-name="ce0" office:value-type="float" office:value="11.5"/>
          <table:table-cell table:style-name="ce0" office:value-type="float" office:value="11.1"/>
          <table:table-cell table:style-name="ce0" office:value-type="float" office:value="11.4"/>
          <table:table-cell table:style-name="ce0" office:value-type="float" office:value="10.5"/>
          <table:table-cell table:style-name="ce0" office:value-type="float" office:value="11.7"/>
          <table:table-cell table:style-name="ce0" office:value-type="float" office:value="11.1"/>
          <table:table-cell table:style-name="ce0" office:value-type="float" office:value="11.0"/>
          <table:table-cell table:style-name="ce0" office:value-type="float" office:value="11.6"/>
          <table:table-cell table:style-name="ce0" office:value-type="float" office:value="11.9"/>
          <table:table-cell table:style-name="ce0" office:value-type="float" office:value="10.9"/>
          <table:table-cell table:style-name="ce0" office:value-type="float" office:value="11.1"/>
          <table:table-cell table:style-name="ce0" office:value-type="float" office:value="11.6"/>
          <table:table-cell table:style-name="ce0" office:value-type="float" office:value="11.8"/>
          <table:table-cell table:style-name="ce0" office:value-type="float" office:value="12.4"/>
          <table:table-cell table:style-name="ce0" office:value-type="float" office:value="13.1"/>
          <table:table-cell table:style-name="ce0" office:value-type="float" office:value="11.9"/>
          <table:table-cell table:style-name="ce0" office:value-type="float" office:value="12.7"/>
          <table:table-cell table:style-name="ce0" office:value-type="float" office:value="12.1"/>
          <table:table-cell table:style-name="ce0" office:value-type="float" office:value="10.2"/>
          <table:table-cell table:style-name="ce0" office:value-type="float" office:value="12.0"/>
          <table:table-cell table:style-name="ce0" office:value-type="float" office:value="12.8"/>
          <table:table-cell table:style-name="ce0" office:value-type="float" office:value="11.4"/>
          <table:table-cell table:style-name="ce0" office:value-type="float" office:value="12.7"/>
          <table:table-cell table:style-name="ce0" office:value-type="float" office:value="11.6"/>
          <table:table-cell table:style-name="ce0" office:value-type="float" office:value="10.9"/>
          <table:table-cell table:style-name="ce0" office:value-type="float" office:value="12.9"/>
          <table:table-cell table:style-name="ce0" office:value-type="float" office:value="13.4"/>
          <table:table-cell table:style-name="ce0" office:value-type="float" office:value="12.5"/>
          <table:table-cell table:style-name="ce0" office:value-type="float" office:value="12.8"/>
          <table:table-cell table:style-name="ce0" office:value-type="float" office:value="12.6"/>
          <table:table-cell table:style-name="ce0" office:value-type="float" office:value="9.6"/>
          <table:table-cell table:style-name="ce0" office:value-type="float" office:value="11.8"/>
          <table:table-cell table:style-name="ce0" office:value-type="float" office:value="12.8"/>
          <table:table-cell table:style-name="ce0" office:value-type="float" office:value="10.8"/>
          <table:table-cell table:style-name="ce0" office:value-type="float" office:value="13.6"/>
          <table:table-cell table:style-name="ce0" office:value-type="float" office:value="11.3"/>
          <table:table-cell table:style-name="ce0" office:value-type="float" office:value="10.0"/>
          <table:table-cell table:style-name="ce0" office:value-type="float" office:value="11.7"/>
          <table:table-cell table:style-name="ce0" office:value-type="float" office:value="12.8"/>
          <table:table-cell table:style-name="ce0" office:value-type="float" office:value="10.6"/>
          <table:table-cell table:style-name="ce0" office:value-type="float" office:value="13.6"/>
          <table:table-cell table:style-name="ce0" office:value-type="float" office:value="11.1"/>
          <table:table-cell table:style-name="ce0" office:value-type="float" office:value="10.2"/>
          <table:table-cell table:style-name="ce0" office:value-type="float" office:value="12.0"/>
          <table:table-cell table:style-name="ce0" office:value-type="float" office:value="12.8"/>
          <table:table-cell table:style-name="ce0" office:value-type="float" office:value="10.9"/>
          <table:table-cell table:style-name="ce0" office:value-type="float" office:value="13.6"/>
          <table:table-cell table:style-name="ce0" office:value-type="float" office:value="11.4"/>
          <table:table-cell table:style-name="ce0" office:value-type="float" office:value="9.8"/>
          <table:table-cell table:style-name="ce0" office:value-type="float" office:value="12.2"/>
          <table:table-cell table:style-name="ce0" office:value-type="float" office:value="13.2"/>
          <table:table-cell table:style-name="ce0" office:value-type="float" office:value="11.2"/>
          <table:table-cell table:style-name="ce0" office:value-type="float" office:value="14.0"/>
          <table:table-cell table:style-name="ce0" office:value-type="float" office:value="11.7"/>
          <table:table-cell table:style-name="ce0" office:value-type="float" office:value="10.5"/>
          <table:table-cell table:style-name="ce0" office:value-type="float" office:value="12.0"/>
          <table:table-cell table:style-name="ce0" office:value-type="float" office:value="13.1"/>
          <table:table-cell table:style-name="ce0" office:value-type="float" office:value="11.0"/>
          <table:table-cell table:style-name="ce0" office:value-type="float" office:value="13.8"/>
          <table:table-cell table:style-name="ce0" office:value-type="float" office:value="11.4"/>
          <table:table-cell table:style-name="ce0" office:value-type="float" office:value="10.5"/>
          <table:table-cell table:style-name="ce0" office:value-type="float" office:value="12.5"/>
          <table:table-cell table:style-name="ce0" office:value-type="float" office:value="13.4"/>
          <table:table-cell table:style-name="ce0" office:value-type="float" office:value="11.5"/>
          <table:table-cell table:style-name="ce0" office:value-type="float" office:value="14.2"/>
          <table:table-cell table:style-name="ce0" office:value-type="float" office:value="11.9"/>
          <table:table-cell table:style-name="ce0" office:value-type="float" office:value="10.5"/>
          <table:table-cell table:style-name="ce0" office:value-type="float" office:value="13.0"/>
          <table:table-cell table:style-name="ce0" office:value-type="float" office:value="13.8"/>
          <table:table-cell table:style-name="ce0" office:value-type="float" office:value="12.5"/>
          <table:table-cell table:style-name="ce0" office:value-type="float" office:value="14.4"/>
          <table:table-cell table:style-name="ce0" office:value-type="float" office:value="12.6"/>
          <table:table-cell table:style-name="ce0" office:value-type="float" office:value="12.6"/>
          <table:table-cell table:style-name="ce0" office:value-type="float" office:value="12.6"/>
          <table:table-cell table:style-name="ce0" office:value-type="float" office:value="13.5"/>
          <table:table-cell table:style-name="ce0" office:value-type="float" office:value="12.2"/>
          <table:table-cell table:style-name="ce0" office:value-type="float" office:value="14.7"/>
          <table:table-cell table:style-name="ce0" office:value-type="float" office:value="12.1"/>
          <table:table-cell table:style-name="ce0" office:value-type="float" office:value="11.7"/>
          <table:table-cell table:style-name="ce0" office:value-type="float" office:value="13.4"/>
          <table:table-cell table:style-name="ce0" office:value-type="float" office:value="14.1"/>
          <table:table-cell table:style-name="ce0" office:value-type="float" office:value="12.8"/>
          <table:table-cell table:style-name="ce0" office:value-type="float" office:value="14.2"/>
          <table:table-cell table:style-name="ce0" office:value-type="float" office:value="13.0"/>
          <table:table-cell table:style-name="ce0" office:value-type="float" office:value="13.5"/>
          <table:table-cell table:style-name="ce0" office:value-type="float" office:value="13.1"/>
          <table:table-cell table:style-name="ce0" office:value-type="float" office:value="14.0"/>
          <table:table-cell table:style-name="ce0" office:value-type="float" office:value="12.2"/>
          <table:table-cell table:style-name="ce0" office:value-type="float" office:value="15.0"/>
          <table:table-cell table:style-name="ce0" office:value-type="float" office:value="12.6"/>
          <table:table-cell table:style-name="ce0" office:value-type="float" office:value="10.2"/>
          <table:table-cell table:style-name="ce0" office:value-type="float" office:value="12.7"/>
          <table:table-cell table:style-name="ce0" office:value-type="float" office:value="13.7"/>
          <table:table-cell table:style-name="ce0" office:value-type="float" office:value="11.7"/>
          <table:table-cell table:style-name="ce0" office:value-type="float" office:value="14.3"/>
          <table:table-cell table:style-name="ce0" office:value-type="float" office:value="12.2"/>
          <table:table-cell table:style-name="ce0" office:value-type="float" office:value="9.4"/>
          <table:table-cell table:style-name="ce0" office:value-type="float" office:value="13.5"/>
          <table:table-cell table:style-name="ce0" office:value-type="float" office:value="14.2"/>
          <table:table-cell table:style-name="ce0" office:value-type="float" office:value="12.9"/>
          <table:table-cell table:style-name="ce0" office:value-type="float" office:value="15.5"/>
          <table:table-cell table:style-name="ce0" office:value-type="float" office:value="13.0"/>
          <table:table-cell table:style-name="ce0" office:value-type="float" office:value="10.9"/>
          <table:table-cell table:style-name="ce0" office:value-type="float" office:value="13.0"/>
          <table:table-cell table:style-name="ce0" office:value-type="float" office:value="13.9"/>
          <table:table-cell table:style-name="ce0" office:value-type="float" office:value="12.0"/>
          <table:table-cell table:style-name="ce0" office:value-type="float" office:value="14.6"/>
          <table:table-cell table:style-name="ce0" office:value-type="float" office:value="12.5"/>
          <table:table-cell table:style-name="ce0" office:value-type="float" office:value="12.3"/>
          <table:table-cell table:style-name="ce0" office:value-type="float" office:value="12.6"/>
          <table:table-cell table:style-name="ce0" office:value-type="float" office:value="13.7"/>
          <table:table-cell table:style-name="ce0" office:value-type="float" office:value="11.6"/>
          <table:table-cell table:style-name="ce0" office:value-type="float" office:value="14.3"/>
          <table:table-cell table:style-name="ce0" office:value-type="float" office:value="12.1"/>
          <table:table-cell table:style-name="ce0" office:value-type="float" office:value="11.5"/>
          <table:table-cell table:style-name="ce0" office:value-type="float" office:value="13.3"/>
          <table:table-cell table:style-name="ce0" office:value-type="float" office:value="14.1"/>
          <table:table-cell table:style-name="ce0" office:value-type="float" office:value="12.4"/>
          <table:table-cell table:style-name="ce0" office:value-type="float" office:value="14.7"/>
          <table:table-cell table:style-name="ce0" office:value-type="float" office:value="12.9"/>
          <table:table-cell table:style-name="ce0" office:value-type="float" office:value="12.8"/>
          <table:table-cell table:style-name="ce0" office:value-type="float" office:value="12.5"/>
          <table:table-cell table:style-name="ce0" office:value-type="float" office:value="13.6"/>
          <table:table-cell table:style-name="ce0" office:value-type="float" office:value="11.3"/>
          <table:table-cell table:style-name="ce0" office:value-type="float" office:value="14.2"/>
          <table:table-cell table:style-name="ce0" office:value-type="float" office:value="12.0"/>
          <table:table-cell table:style-name="ce0" office:value-type="float" office:value="9.7"/>
          <table:table-cell table:style-name="ce0" office:value-type="float" office:value="12.2"/>
          <table:table-cell table:style-name="ce0" office:value-type="float" office:value="13.4"/>
          <table:table-cell table:style-name="ce0" office:value-type="float" office:value="10.8"/>
          <table:table-cell table:style-name="ce0" office:value-type="float" office:value="14.0"/>
          <table:table-cell table:style-name="ce0" office:value-type="float" office:value="11.6"/>
          <table:table-cell table:style-name="ce0" office:value-type="float" office:value="11.3"/>
          <table:table-cell table:style-name="ce0" office:value-type="float" office:value="12.8"/>
          <table:table-cell table:style-name="ce0" office:value-type="float" office:value="13.7"/>
          <table:table-cell table:style-name="ce0" office:value-type="float" office:value="11.7"/>
          <table:table-cell table:style-name="ce0" office:value-type="float" office:value="14.4"/>
          <table:table-cell table:style-name="ce0" office:value-type="float" office:value="12.3"/>
          <table:table-cell table:style-name="ce0" office:value-type="float" office:value="9.1"/>
          <table:table-cell table:style-name="ce0" office:value-type="float" office:value="11.9"/>
          <table:table-cell table:style-name="ce0" office:value-type="float" office:value="12.9"/>
          <table:table-cell table:style-name="ce0" office:value-type="float" office:value="11.0"/>
          <table:table-cell table:style-name="ce0" office:value-type="float" office:value="13.5"/>
          <table:table-cell table:style-name="ce0" office:value-type="float" office:value="11.4"/>
          <table:table-cell table:style-name="ce0" office:value-type="float" office:value="11.6"/>
          <table:table-cell table:style-name="ce0" office:value-type="float" office:value="11.7"/>
          <table:table-cell table:style-name="ce0" office:value-type="float" office:value="12.7"/>
          <table:table-cell table:style-name="ce0" office:value-type="float" office:value="10.9"/>
          <table:table-cell table:style-name="ce0" office:value-type="float" office:value="13.8"/>
          <table:table-cell table:style-name="ce0" office:value-type="float" office:value="11.1"/>
          <table:table-cell table:style-name="ce0" office:value-type="float" office:value="10.1"/>
          <table:table-cell table:style-name="ce0" office:value-type="float" office:value="12.1"/>
          <table:table-cell table:style-name="ce0" office:value-type="float" office:value="13.1"/>
          <table:table-cell table:style-name="ce0" office:value-type="float" office:value="11.0"/>
          <table:table-cell table:style-name="ce0" office:value-type="float" office:value="13.3"/>
          <table:table-cell table:style-name="ce0" office:value-type="float" office:value="11.6"/>
          <table:table-cell table:style-name="ce0" office:value-type="float" office:value="12.5"/>
          <table:table-cell table:style-name="ce0" office:value-type="float" office:value="11.4"/>
          <table:table-cell table:style-name="ce0" office:value-type="float" office:value="12.6"/>
          <table:table-cell table:style-name="ce0" office:value-type="float" office:value="10.1"/>
          <table:table-cell table:style-name="ce0" office:value-type="float" office:value="13.6"/>
          <table:table-cell table:style-name="ce0" office:value-type="float" office:value="10.6"/>
          <table:table-cell table:style-name="ce0" office:value-type="float" office:value="10.3"/>
          <table:table-cell table:style-name="ce0" office:value-type="float" office:value="11.2"/>
          <table:table-cell table:style-name="ce0" office:value-type="float" office:value="12.5"/>
          <table:table-cell table:style-name="ce0" office:value-type="float" office:value="9.9"/>
          <table:table-cell table:style-name="ce0" office:value-type="float" office:value="12.9"/>
          <table:table-cell table:style-name="ce0" office:value-type="float" office:value="10.4"/>
          <table:table-cell table:style-name="ce0" office:value-type="float" office:value="10.6"/>
          <table:table-cell table:style-name="ce0" office:value-type="float" office:value="11.6"/>
          <table:table-cell table:style-name="ce0" office:value-type="float" office:value="12.7"/>
          <table:table-cell table:style-name="ce0" office:value-type="float" office:value="10.2"/>
          <table:table-cell table:style-name="ce0" office:value-type="float" office:value="14.2"/>
          <table:table-cell table:style-name="ce0" office:value-type="float" office:value="10.8"/>
          <table:table-cell table:style-name="ce0" office:value-type="float" office:value="10.2"/>
          <table:table-cell table:style-name="ce0" office:value-type="float" office:value="11.0"/>
          <table:table-cell table:style-name="ce0" office:value-type="float" office:value="12.4"/>
          <table:table-cell table:style-name="ce0" office:value-type="float" office:value="9.7"/>
          <table:table-cell table:style-name="ce0" office:value-type="float" office:value="13.1"/>
          <table:table-cell table:style-name="ce0" office:value-type="float" office:value="10.1"/>
          <table:table-cell table:style-name="ce0" office:value-type="float" office:value="9.1"/>
          <table:table-cell table:style-name="ce0" office:value-type="float" office:value="10.9"/>
          <table:table-cell table:style-name="ce0" office:value-type="float" office:value="12.3"/>
          <table:table-cell table:style-name="ce0" office:value-type="float" office:value="9.5"/>
          <table:table-cell table:style-name="ce0" office:value-type="float" office:value="12.6"/>
          <table:table-cell table:style-name="ce0" office:value-type="float" office:value="10.0"/>
          <table:table-cell table:style-name="ce0" office:value-type="float" office:value="10.5"/>
          <table:table-cell table:style-name="ce0" office:value-type="float" office:value="11.1"/>
          <table:table-cell table:style-name="ce0" office:value-type="float" office:value="12.5"/>
          <table:table-cell table:style-name="ce0" office:value-type="float" office:value="9.8"/>
          <table:table-cell table:style-name="ce0" office:value-type="float" office:value="13.6"/>
          <table:table-cell table:style-name="ce0" office:value-type="float" office:value="10.2"/>
          <table:table-cell table:style-name="ce0" office:value-type="float" office:value="7.3"/>
          <table:table-cell table:style-name="ce0" office:value-type="float" office:value="10.6"/>
          <table:table-cell table:style-name="ce0" office:value-type="float" office:value="11.9"/>
          <table:table-cell table:style-name="ce0" office:value-type="float" office:value="8.8"/>
          <table:table-cell table:style-name="ce0" office:value-type="float" office:value="13.6"/>
          <table:table-cell table:style-name="ce0" office:value-type="float" office:value="9.7"/>
          <table:table-cell table:style-name="ce0" office:value-type="float" office:value="7.1"/>
          <table:table-cell table:style-name="ce0" office:value-type="float" office:value="10.6"/>
          <table:table-cell table:style-name="ce0" office:value-type="float" office:value="11.8"/>
          <table:table-cell table:style-name="ce0" office:value-type="float" office:value="8.5"/>
          <table:table-cell table:style-name="ce0" office:value-type="float" office:value="14.1"/>
          <table:table-cell table:style-name="ce0" office:value-type="float" office:value="9.9"/>
          <table:table-cell table:style-name="ce0" office:value-type="float" office:value="8.2"/>
          <table:table-cell table:style-name="ce0" office:value-type="float" office:value="10.6"/>
          <table:table-cell table:style-name="ce0" office:value-type="float" office:value="12.0"/>
          <table:table-cell table:style-name="ce0" office:value-type="float" office:value="9.0"/>
          <table:table-cell table:style-name="ce0" office:value-type="float" office:value="13.2"/>
          <table:table-cell table:style-name="ce0" office:value-type="float" office:value="9.6"/>
          <table:table-cell table:style-name="ce0" office:value-type="float" office:value="6.7"/>
          <table:table-cell table:style-name="ce0" office:value-type="float" office:value="9.3"/>
          <table:table-cell table:style-name="ce0" office:value-type="float" office:value="10.5"/>
          <table:table-cell table:style-name="ce0" office:value-type="float" office:value="7.1"/>
          <table:table-cell table:style-name="ce0" office:value-type="float" office:value="12.1"/>
          <table:table-cell table:style-name="ce0" office:value-type="float" office:value="8.2"/>
          <table:table-cell table:style-name="ce0" office:value-type="float" office:value="7.1"/>
          <table:table-cell table:style-name="ce0" office:value-type="float" office:value="9.7"/>
          <table:table-cell table:style-name="ce0" office:value-type="float" office:value="11.1"/>
          <table:table-cell table:style-name="ce0" office:value-type="float" office:value="7.3"/>
          <table:table-cell table:style-name="ce0" office:value-type="float" office:value="13.1"/>
          <table:table-cell table:style-name="ce0" office:value-type="float" office:value="8.5"/>
          <table:table-cell table:style-name="ce0" office:value-type="float" office:value="8.1"/>
          <table:table-cell table:style-name="ce0" office:value-type="float" office:value="9.0"/>
          <table:table-cell table:style-name="ce0" office:value-type="float" office:value="10.1"/>
          <table:table-cell table:style-name="ce0" office:value-type="float" office:value="6.9"/>
          <table:table-cell table:style-name="ce0" office:value-type="float" office:value="11.1"/>
          <table:table-cell table:style-name="ce0" office:value-type="float" office:value="8.0"/>
          <table:table-cell table:style-name="ce0" office:value-type="float" office:value="6.5"/>
          <table:table-cell table:style-name="ce0" office:value-type="float" office:value="10.1"/>
          <table:table-cell table:style-name="ce0" office:value-type="float" office:value="11.4"/>
          <table:table-cell table:style-name="ce0" office:value-type="float" office:value="8.3"/>
          <table:table-cell table:style-name="ce0" office:value-type="float" office:value="13.3"/>
          <table:table-cell table:style-name="ce0" office:value-type="float" office:value="9.1"/>
          <table:table-cell table:style-name="ce0" office:value-type="float" office:value="7.3"/>
          <table:table-cell table:style-name="ce0" office:value-type="float" office:value="10.2"/>
          <table:table-cell table:style-name="ce0" office:value-type="float" office:value="11.7"/>
          <table:table-cell table:style-name="ce0" office:value-type="float" office:value="8.4"/>
          <table:table-cell table:style-name="ce0" office:value-type="float" office:value="15.0"/>
          <table:table-cell table:style-name="ce0" office:value-type="float" office:value="9.2"/>
          <table:table-cell table:style-name="ce0" office:value-type="float" office:value="8.8"/>
          <table:table-cell table:style-name="ce0" office:value-type="float" office:value="10.0"/>
          <table:table-cell table:style-name="ce0" office:value-type="float" office:value="11.3"/>
          <table:table-cell table:style-name="ce0" office:value-type="float" office:value="8.2"/>
          <table:table-cell table:style-name="ce0" office:value-type="float" office:value="12.2"/>
          <table:table-cell table:style-name="ce0" office:value-type="float" office:value="9.0"/>
          <table:table-cell table:style-name="ce0" office:value-type="float" office:value="6.0"/>
          <table:table-cell table:style-name="ce0" office:value-type="float" office:value="9.5"/>
          <table:table-cell table:style-name="ce0" office:value-type="float" office:value="10.7"/>
          <table:table-cell table:style-name="ce0" office:value-type="float" office:value="7.0"/>
          <table:table-cell table:style-name="ce0" office:value-type="float" office:value="12.1"/>
          <table:table-cell table:style-name="ce0" office:value-type="float" office:value="8.5"/>
          <table:table-cell table:style-name="ce0" office:value-type="float" office:value="7.3"/>
          <table:table-cell table:style-name="ce0" office:value-type="float" office:value="9.7"/>
          <table:table-cell table:style-name="ce0" office:value-type="float" office:value="11.0"/>
          <table:table-cell table:style-name="ce0" office:value-type="float" office:value="7.0"/>
          <table:table-cell table:style-name="ce0" office:value-type="float" office:value="12.4"/>
          <table:table-cell table:style-name="ce0" office:value-type="float" office:value="8.9"/>
          <table:table-cell table:style-name="ce0" office:value-type="string">
            <text:p>-</text:p>
          </table:table-cell>
          <table:table-cell table:style-name="ce0" office:value-type="float" office:value="9.3"/>
          <table:table-cell table:style-name="ce0" office:value-type="float" office:value="10.5"/>
          <table:table-cell table:style-name="ce0" office:value-type="float" office:value="7.0"/>
          <table:table-cell table:style-name="ce0" office:value-type="float" office:value="11.8"/>
          <table:table-cell table:style-name="ce0" office:value-type="float" office:value="8.3"/>
          <table:table-cell table:style-name="ce0" office:value-type="float" office:value="8.4"/>
          <table:table-cell table:style-name="ce0" office:value-type="float" office:value="9.0"/>
          <table:table-cell table:style-name="ce0" office:value-type="float" office:value="10.5"/>
          <table:table-cell table:style-name="ce0" office:value-type="float" office:value="6.2"/>
          <table:table-cell table:style-name="ce0" office:value-type="float" office:value="12.4"/>
          <table:table-cell table:style-name="ce0" office:value-type="float" office:value="7.3"/>
          <table:table-cell table:style-name="ce0" office:value-type="float" office:value="10.2"/>
          <table:table-cell table:style-name="ce0" office:value-type="float" office:value="9.3"/>
          <table:table-cell table:style-name="ce0" office:value-type="float" office:value="10.9"/>
          <table:table-cell table:style-name="ce0" office:value-type="float" office:value="6.3"/>
          <table:table-cell table:style-name="ce0" office:value-type="float" office:value="13.0"/>
          <table:table-cell table:style-name="ce0" office:value-type="float" office:value="7.5"/>
          <table:table-cell table:style-name="ce0" office:value-type="float" office:value="9.2"/>
          <table:table-cell table:style-name="ce0" office:value-type="float" office:value="8.7"/>
          <table:table-cell table:style-name="ce0" office:value-type="float" office:value="10.3"/>
          <table:table-cell table:style-name="ce0" office:value-type="float" office:value="6.1"/>
          <table:table-cell table:style-name="ce0" office:value-type="float" office:value="11.6"/>
          <table:table-cell table:style-name="ce0" office:value-type="float" office:value="7.1"/>
          <table:table-cell table:style-name="ce0" office:value-type="float" office:value="12.0"/>
          <table:table-cell table:style-name="ce0" office:value-type="float" office:value="7.9"/>
          <table:table-cell table:style-name="ce0" office:value-type="float" office:value="9.0"/>
          <table:table-cell table:style-name="ce0" office:value-type="float" office:value="5.5"/>
          <table:table-cell table:style-name="ce0" office:value-type="float" office:value="10.9"/>
          <table:table-cell table:style-name="ce0" office:value-type="float" office:value="6.3"/>
          <table:table-cell table:style-name="ce0" office:value-type="float" office:value="3.8"/>
          <table:table-cell table:style-name="ce0" office:value-type="float" office:value="8.8"/>
          <table:table-cell table:style-name="ce0" office:value-type="float" office:value="10.6"/>
          <table:table-cell table:style-name="ce0" office:value-type="float" office:value="6.1"/>
          <table:table-cell table:style-name="ce0" office:value-type="float" office:value="12.5"/>
          <table:table-cell table:style-name="ce0" office:value-type="float" office:value="7.0"/>
          <table:table-cell table:style-name="ce0" office:value-type="float" office:value="9.0"/>
          <table:table-cell table:style-name="ce0" office:value-type="float" office:value="7.3"/>
          <table:table-cell table:style-name="ce0" office:value-type="float" office:value="8.2"/>
          <table:table-cell table:style-name="ce0" office:value-type="float" office:value="5.0"/>
          <table:table-cell table:style-name="ce0" office:value-type="float" office:value="9.4"/>
          <table:table-cell table:style-name="ce0" office:value-type="float" office:value="5.9"/>
          <table:table-cell table:style-name="ce0" office:value-type="float" office:value="1.7"/>
        </table:table-row>
        <table:table-row table:style-name="ro1">
          <table:table-cell table:style-name="ce0" table:number-columns-spanned="379" table:number-rows-spanned="1" office:value-type="string">
            <text:p>Fonte: IBGE - Censo Demográfico</text:p>
          </table:table-cell>
        </table:table-row>
      </table:table>
      <table:table table:name="Notas" table:style-name="ta1">
        <table:table-row table:style-name="ro1">
          <table:table-cell table:style-name="ce0" table:number-columns-spanned="2" table:number-rows-spanned="1" office:value-type="string">
            <text:p>Notas</text:p>
          </table:table-cell>
        </table:table-row>
        <table:table-row table:style-name="ro1">
          <table:table-cell table:style-name="ce0" table:number-columns-spanned="2" table:number-rows-spanned="1" office:value-type="string">
            <text:p>1 - Dados dos Resultados preliminares da amostra, estimados a partir de áreas de ponderação preliminares.</text:p>
          </table:table-cell>
        </table:table-row>
        <table:table-row table:style-name="ro1">
          <table:table-cell table:style-name="ce0" table:number-columns-spanned="2" table:number-rows-spanned="1" office:value-type="string">
            <text:p>2 - A categoria Total de cor ou raça inclui os ignorados omitidos na tabela.</text:p>
          </table:table-cell>
        </table:table-row>
        <table:table-row table:style-name="ro1">
          <table:table-cell table:style-name="ce0" table:number-columns-spanned="2" table:number-rows-spanned="1" office:value-type="string">
            <text:p>3 - No Censo Demográfico 2022, definiu-se como indígena a pessoa residente em localidades indígenas que se declarou indígena pelo quesito de cor ou raça ou pelo quesito se considera indígena; ou a pessoa residente fora das localidades indígenas que se declarou indígena no quesito de cor ou raça. Por essa razão, o total de pessoas indígenas é superior ou igual ao total de pessoas de cor ou raça declarada indígena, nos diferentes recortes.</text:p>
          </table:table-cell>
        </table:table-row>
        <table:table-row table:style-name="ro1">
          <table:table-cell table:style-name="ce0" table:number-columns-spanned="2" table:number-rows-spanned="1" office:value-type="string">
            <text:p>4 - No Censo Demográfico 2022, foram consideradas localidades indígenas aquelas que compõem o conjunto das Terras Indígenas, dos agrupamentos indígenas e das demais áreas de conhecida ou potencial ocupação indígena. Para mais detalhes, consultar a documentação metodológica.</text:p>
          </table:table-cell>
        </table:table-row>
        <table:table-row table:style-name="ro1">
          <table:table-cell table:style-name="ce0" table:number-columns-spanned="2" table:number-rows-spanned="1" office:value-type="string">
            <text:p>5 - No Censo Demográfico 2022, foram consideradas as Terras Indígenas declaradas, homologadas, regularizadas ou encaminhadas como Reservas Indígenas até 31 de julho de 2022, data de referência da pesquisa, conforme os dados da Fundação Nacional dos Povos Indígenas – FUNAI. Para mais informações, consultar a documentação metodológica.</text:p>
          </table:table-cell>
        </table:table-row>
        <table:table-row table:style-name="ro1">
          <table:table-cell table:style-name="ce0" table:number-columns-spanned="2" table:number-rows-spanned="1" office:value-type="string">
            <text:p/>
          </table:table-cell>
        </table:table-row>
        <table:table-row table:style-name="ro1">
          <table:table-cell table:style-name="ce0" table:number-columns-spanned="2" table:number-rows-spanned="1" office:value-type="string">
            <text:p>Legenda</text:p>
          </table:table-cell>
        </table:table-row>
        <table:table-row table:style-name="ro1">
          <table:table-cell table:style-name="ce0" office:value-type="string">
            <text:p>Símbolo</text:p>
          </table:table-cell>
          <table:table-cell table:style-name="ce0" office:value-type="string">
            <text:p>Significado</text:p>
          </table:table-cell>
        </table:table-row>
        <table:table-row table:style-name="ro1">
          <table:table-cell table:style-name="ce0" office:value-type="string">
            <text:p>-</text:p>
          </table:table-cell>
          <table:table-cell table:style-name="ce0" office:value-type="string">
            <text:p>Zero absoluto, não resultante de um cálculo ou arredondamento.
Ex: Em determinado município não existem pessoas de 14 anos de idade sem instrução.</text:p>
          </table:table-cell>
        </table:table-row>
        <table:table-row table:style-name="ro1">
          <table:table-cell table:style-name="ce0" office:value-type="float" office:value="0"/>
          <table:table-cell table:style-name="ce0" office:value-type="string">
            <text:p>Zero resultante de um cálculo ou arredondamento.
Ex: A inflação do feijão em determinada Região Metropolitana foi 0.
Determinado município produziu 400 kg de sementes de girassol e os dados da tabela são expressos em toneladas.</text:p>
          </table:table-cell>
        </table:table-row>
        <table:table-row table:style-name="ro1">
          <table:table-cell table:style-name="ce0" office:value-type="string">
            <text:p>X</text:p>
          </table:table-cell>
          <table:table-cell table:style-name="ce0" office:value-type="string">
            <text:p>Valor inibido para não identificar o informante.
Ex: Determinado município só possui uma empresa produtora de cimento, logo o valor de sua produção deve ser inibido.</text:p>
          </table:table-cell>
        </table:table-row>
        <table:table-row table:style-name="ro1">
          <table:table-cell table:style-name="ce0" office:value-type="string">
            <text:p>..</text:p>
          </table:table-cell>
          <table:table-cell table:style-name="ce0" office:value-type="string">
            <text:p>Valor não se aplica.
Ex: Não se pode obter o total da produção agrícola em determinado município quando os produtos agrícolas são contabilizados com unidades de medida distintas.</text:p>
          </table:table-cell>
        </table:table-row>
        <table:table-row table:style-name="ro1">
          <table:table-cell table:style-name="ce0" office:value-type="string">
            <text:p>...</text:p>
          </table:table-cell>
          <table:table-cell table:style-name="ce0" office:value-type="string">
            <text:p>Valor não disponível.
Ex: A produção de feijão em determinado município não foi pesquisada ou determinado município não existia no ano da pesquisa.</text:p>
          </table:table-cell>
        </table:table-row>
        <table:table-row table:style-name="ro1">
          <table:table-cell table:style-name="ce0" office:value-type="string">
            <text:p>A a Z
(exceto X)</text:p>
          </table:table-cell>
          <table:table-cell table:style-name="ce0" office:value-type="string">
            <text:p>Significa uma faixa de valores. Varia em função da tabela (se for o caso).
Ex: O nível de precisão da produção estimada de combustíveis está na faixa A (95 a 100%)</text:p>
          </table:table-cell>
        </table:table-row>
      </table:table>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IBGE/SIDRA/1.0</meta:generator>
    <dc:creator>API Sidra</dc:creator>
    <dc:date>2026-03-24T15:55:15.000Z</dc:date>
  </office:meta>
</office:document-meta>
</file>